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22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744in"/>
    </style:style>
    <style:style style:name="co6" style:family="table-column">
      <style:table-column-properties fo:break-before="auto" style:column-width="2.9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ccff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878274491887774" calcext:value-type="float">
            <text:p>8.78E-0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132939308697961" calcext:value-type="float">
            <text:p>1.33E-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910609006632682" calcext:value-type="float">
            <text:p>9.11E-0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161397962664472" calcext:value-type="float">
            <text:p>1.61E-0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857694082415588" calcext:value-type="float">
            <text:p>8.58E-0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387566581882508" calcext:value-type="float">
            <text:p>3.88E-0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211366364436426" calcext:value-type="float">
            <text:p>2.11E-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300782475057609" calcext:value-type="float">
            <text:p>3.01E-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542168720263978" calcext:value-type="float">
            <text:p>5.42E-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765385761701221" calcext:value-type="float">
            <text:p>7.65E-0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428551769793796" calcext:value-type="float">
            <text:p>4.29E-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392523741623664" calcext:value-type="float">
            <text:p>3.93E-0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173365408779661" calcext:value-type="float">
            <text:p>1.73E-0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769393889262386" calcext:value-type="float">
            <text:p>7.69E-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359283320429926" calcext:value-type="float">
            <text:p>3.59E-0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10620848801455" calcext:value-type="float">
            <text:p>2.11E-0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451981086652948" calcext:value-type="float">
            <text:p>4.52E-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830333896916948" calcext:value-type="float">
            <text:p>8.30E-0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815540627258685" calcext:value-type="float">
            <text:p>8.16E-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849826677152174" calcext:value-type="float">
            <text:p>8.50E-0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833954626107023" calcext:value-type="float">
            <text:p>8.34E-0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692485906700508" calcext:value-type="float">
            <text:p>6.92E-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653366489949133" calcext:value-type="float">
            <text:p>6.53E-0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453526854843911" calcext:value-type="float">
            <text:p>4.54E-0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203856415990589" calcext:value-type="float">
            <text:p>2.04E-0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785811745915449" calcext:value-type="float">
            <text:p>7.86E-0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880570793601692" calcext:value-type="float">
            <text:p>8.81E-0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921308177716457" calcext:value-type="float">
            <text:p>9.21E-0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2241907717849" calcext:value-type="float">
            <text:p>1.12E-0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13162383325425" calcext:value-type="float">
            <text:p>8.13E-0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08738371222135" calcext:value-type="float">
            <text:p>1.09E-0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40428286025925" calcext:value-type="float">
            <text:p>1.40E-0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230292813150868" calcext:value-type="float">
            <text:p>2.30E-0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223090817761445" calcext:value-type="float">
            <text:p>2.23E-0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257732814729503" calcext:value-type="float">
            <text:p>2.58E-0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51593432508534" calcext:value-type="float">
            <text:p>2.52E-0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281941522841595" calcext:value-type="float">
            <text:p>2.82E-0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270020337588374" calcext:value-type="float">
            <text:p>2.70E-0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287051115771385" calcext:value-type="float">
            <text:p>2.87E-0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73411507206219" calcext:value-type="float">
            <text:p>2.73E-0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86949519526572" calcext:value-type="float">
            <text:p>2.87E-0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72391930856139" calcext:value-type="float">
            <text:p>2.72E-0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8022965527373" calcext:value-type="float">
            <text:p>2.80E-0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61762746366819" calcext:value-type="float">
            <text:p>2.62E-0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271809832544214" calcext:value-type="float">
            <text:p>2.72E-0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260566215248377" calcext:value-type="float">
            <text:p>2.61E-0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270597628959814" calcext:value-type="float">
            <text:p>2.71E-0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59790108957848" calcext:value-type="float">
            <text:p>2.60E-0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271816435375785" calcext:value-type="float">
            <text:p>2.72E-0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267910546825688" calcext:value-type="float">
            <text:p>2.68E-0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282091090509189" calcext:value-type="float">
            <text:p>2.82E-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268385309091889" calcext:value-type="float">
            <text:p>2.68E-0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282567172099875" calcext:value-type="float">
            <text:p>2.83E-0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273130265462639" calcext:value-type="float">
            <text:p>2.73E-0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284310641358483" calcext:value-type="float">
            <text:p>2.84E-0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278752720321831" calcext:value-type="float">
            <text:p>2.79E-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288435099737602" calcext:value-type="float">
            <text:p>2.88E-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80107548299242" calcext:value-type="float">
            <text:p>2.80E-0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300939783984323" calcext:value-type="float">
            <text:p>3.01E-0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294085742383088" calcext:value-type="float">
            <text:p>2.94E-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302712237814945" calcext:value-type="float">
            <text:p>3.03E-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29505556738123" calcext:value-type="float">
            <text:p>2.95E-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29441360686726" calcext:value-type="float">
            <text:p>2.94E-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286524625280901" calcext:value-type="float">
            <text:p>2.87E-0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300102648343095" calcext:value-type="float">
            <text:p>3.00E-0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281413319093202" calcext:value-type="float">
            <text:p>2.81E-0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275514955643062" calcext:value-type="float">
            <text:p>2.76E-0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275401677351252" calcext:value-type="float">
            <text:p>2.75E-0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289280190483508" calcext:value-type="float">
            <text:p>2.89E-0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05295478958987" calcext:value-type="float">
            <text:p>3.05E-0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12539553947338" calcext:value-type="float">
            <text:p>3.13E-0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297040941885606" calcext:value-type="float">
            <text:p>2.97E-0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318210448950989" calcext:value-type="float">
            <text:p>3.18E-0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52287281128146" calcext:value-type="float">
            <text:p>3.52E-0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69590106601877" calcext:value-type="float">
            <text:p>3.70E-0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46265415862503" calcext:value-type="float">
            <text:p>3.46E-0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17979363393772" calcext:value-type="float">
            <text:p>3.18E-0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01271625339182" calcext:value-type="float">
            <text:p>3.01E-0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11168383149674" calcext:value-type="float">
            <text:p>3.11E-0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275717130013926" calcext:value-type="float">
            <text:p>2.76E-0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208535064768879" calcext:value-type="float">
            <text:p>2.09E-0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82371233610321" calcext:value-type="float">
            <text:p>1.82E-0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87418558896681" calcext:value-type="float">
            <text:p>1.87E-0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92728070913804" calcext:value-type="float">
            <text:p>1.93E-0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97314867640455" calcext:value-type="float">
            <text:p>1.97E-0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93837814130523" calcext:value-type="float">
            <text:p>1.94E-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205527907696478" calcext:value-type="float">
            <text:p>2.06E-0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253009108180253" calcext:value-type="float">
            <text:p>2.53E-0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282922785385473" calcext:value-type="float">
            <text:p>2.83E-0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274277968033266" calcext:value-type="float">
            <text:p>2.74E-0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276162039063072" calcext:value-type="float">
            <text:p>2.76E-0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273129230200818" calcext:value-type="float">
            <text:p>2.73E-0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277731959000548" calcext:value-type="float">
            <text:p>2.78E-0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76667697557326" calcext:value-type="float">
            <text:p>2.77E-0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79400564363786" calcext:value-type="float">
            <text:p>2.79E-0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274270070453192" calcext:value-type="float">
            <text:p>2.74E-0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82211791976794" calcext:value-type="float">
            <text:p>2.82E-0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74721092737903" calcext:value-type="float">
            <text:p>2.75E-0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279719469766136" calcext:value-type="float">
            <text:p>2.80E-0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74527237296762" calcext:value-type="float">
            <text:p>2.75E-0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279263808979333" calcext:value-type="float">
            <text:p>2.79E-0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72450145407926" calcext:value-type="float">
            <text:p>2.72E-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280801066637848" calcext:value-type="float">
            <text:p>2.81E-0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275327008271612" calcext:value-type="float">
            <text:p>2.75E-0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85923690781008" calcext:value-type="float">
            <text:p>2.86E-0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278891676497734" calcext:value-type="float">
            <text:p>2.79E-0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287172561212265" calcext:value-type="float">
            <text:p>2.87E-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8358324914343" calcext:value-type="float">
            <text:p>2.84E-0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290178540891357" calcext:value-type="float">
            <text:p>2.90E-0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28991572887561" calcext:value-type="float">
            <text:p>2.90E-0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3045252167561" calcext:value-type="float">
            <text:p>3.05E-0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296797714668935" calcext:value-type="float">
            <text:p>2.97E-0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306088681466664" calcext:value-type="float">
            <text:p>3.06E-0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294327432914649" calcext:value-type="float">
            <text:p>2.94E-0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300490625119397" calcext:value-type="float">
            <text:p>3.00E-0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304110585710369" calcext:value-type="float">
            <text:p>3.04E-0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298227517894743" calcext:value-type="float">
            <text:p>2.98E-0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81624725859585" calcext:value-type="float">
            <text:p>2.82E-0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294685043357984" calcext:value-type="float">
            <text:p>2.95E-0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294933531239267" calcext:value-type="float">
            <text:p>2.95E-0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30701563661332" calcext:value-type="float">
            <text:p>3.07E-0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310720983431964" calcext:value-type="float">
            <text:p>3.11E-0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310217211455321" calcext:value-type="float">
            <text:p>3.10E-0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307597573637298" calcext:value-type="float">
            <text:p>3.08E-0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314626688314118" calcext:value-type="float">
            <text:p>3.15E-0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315995278361912" calcext:value-type="float">
            <text:p>3.16E-0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341017005297701" calcext:value-type="float">
            <text:p>3.41E-0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37059676387558" calcext:value-type="float">
            <text:p>3.71E-0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35692257337129" calcext:value-type="float">
            <text:p>3.57E-0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362813821690215" calcext:value-type="float">
            <text:p>3.63E-0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368518521121633" calcext:value-type="float">
            <text:p>3.69E-0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366700872753447" calcext:value-type="float">
            <text:p>3.67E-0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324465957280299" calcext:value-type="float">
            <text:p>3.24E-0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222323708028147" calcext:value-type="float">
            <text:p>2.22E-0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16225644487152" calcext:value-type="float">
            <text:p>1.62E-0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13835769162023" calcext:value-type="float">
            <text:p>1.38E-0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121065741031043" calcext:value-type="float">
            <text:p>1.21E-0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16260287183651" calcext:value-type="float">
            <text:p>1.16E-0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11373202012265" calcext:value-type="float">
            <text:p>1.14E-0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121039766888845" calcext:value-type="float">
            <text:p>1.21E-0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159206713517682" calcext:value-type="float">
            <text:p>1.59E-0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204643218903677" calcext:value-type="float">
            <text:p>2.05E-0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238925801300544" calcext:value-type="float">
            <text:p>2.39E-0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265904538687875" calcext:value-type="float">
            <text:p>2.66E-0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273955362227221" calcext:value-type="float">
            <text:p>2.74E-0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276810358538304" calcext:value-type="float">
            <text:p>2.77E-0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276309507926006" calcext:value-type="float">
            <text:p>2.76E-0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272848585401214" calcext:value-type="float">
            <text:p>2.73E-0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27747571293893" calcext:value-type="float">
            <text:p>2.77E-0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280799198238968" calcext:value-type="float">
            <text:p>2.81E-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285011650150026" calcext:value-type="float">
            <text:p>2.85E-0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282333700771628" calcext:value-type="float">
            <text:p>2.82E-0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28232987525954" calcext:value-type="float">
            <text:p>2.82E-0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2818490994999" calcext:value-type="float">
            <text:p>2.82E-0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283762298200505" calcext:value-type="float">
            <text:p>2.84E-0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284260919731203" calcext:value-type="float">
            <text:p>2.84E-0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286198987583327" calcext:value-type="float">
            <text:p>2.86E-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83548822578112" calcext:value-type="float">
            <text:p>2.84E-0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287593813092822" calcext:value-type="float">
            <text:p>2.88E-0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287210331104488" calcext:value-type="float">
            <text:p>2.87E-0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289740822000875" calcext:value-type="float">
            <text:p>2.90E-0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291674060877554" calcext:value-type="float">
            <text:p>2.92E-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292621262963192" calcext:value-type="float">
            <text:p>2.93E-0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90517673495975" calcext:value-type="float">
            <text:p>2.91E-0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288873815078464" calcext:value-type="float">
            <text:p>2.89E-0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282232789660399" calcext:value-type="float">
            <text:p>2.82E-0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28236146914396" calcext:value-type="float">
            <text:p>2.82E-0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282036946055187" calcext:value-type="float">
            <text:p>2.82E-0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283002746535867" calcext:value-type="float">
            <text:p>2.83E-0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2815567769117" calcext:value-type="float">
            <text:p>2.82E-0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283464677675547" calcext:value-type="float">
            <text:p>2.83E-0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286660193631647" calcext:value-type="float">
            <text:p>2.87E-0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292567364331737" calcext:value-type="float">
            <text:p>2.93E-0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292484221026556" calcext:value-type="float">
            <text:p>2.92E-0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292562614771515" calcext:value-type="float">
            <text:p>2.93E-0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288629493731696" calcext:value-type="float">
            <text:p>2.89E-0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29420744889508" calcext:value-type="float">
            <text:p>2.94E-0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300439368736532" calcext:value-type="float">
            <text:p>3.00E-0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316172929711704" calcext:value-type="float">
            <text:p>3.16E-0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338703020651726" calcext:value-type="float">
            <text:p>3.39E-0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354795490091069" calcext:value-type="float">
            <text:p>3.55E-0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382783756206987" calcext:value-type="float">
            <text:p>3.83E-0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413164081845744" calcext:value-type="float">
            <text:p>4.13E-0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415475460251045" calcext:value-type="float">
            <text:p>4.15E-0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413637123486006" calcext:value-type="float">
            <text:p>4.14E-0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69420963991436" calcext:value-type="float">
            <text:p>3.69E-0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309293897336033" calcext:value-type="float">
            <text:p>3.09E-0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82719335622205" calcext:value-type="float">
            <text:p>2.83E-0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230432418872584" calcext:value-type="float">
            <text:p>2.30E-0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181726035147569" calcext:value-type="float">
            <text:p>1.82E-0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166050266173817" calcext:value-type="float">
            <text:p>1.66E-0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52708766263313" calcext:value-type="float">
            <text:p>1.53E-0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150373253288037" calcext:value-type="float">
            <text:p>1.50E-0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159232842000373" calcext:value-type="float">
            <text:p>1.59E-0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168556866342756" calcext:value-type="float">
            <text:p>1.69E-0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193033358606805" calcext:value-type="float">
            <text:p>1.93E-0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23659068541397" calcext:value-type="float">
            <text:p>2.37E-0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252766398730769" calcext:value-type="float">
            <text:p>2.53E-0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272196152393774" calcext:value-type="float">
            <text:p>2.72E-0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282251165110795" calcext:value-type="float">
            <text:p>2.82E-0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287775631010502" calcext:value-type="float">
            <text:p>2.88E-0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279558297031362" calcext:value-type="float">
            <text:p>2.80E-0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283710251138762" calcext:value-type="float">
            <text:p>2.84E-0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284610695419814" calcext:value-type="float">
            <text:p>2.85E-0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289157452545953" calcext:value-type="float">
            <text:p>2.89E-0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283203285799619" calcext:value-type="float">
            <text:p>2.83E-0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280922290346981" calcext:value-type="float">
            <text:p>2.81E-0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81469604434272" calcext:value-type="float">
            <text:p>2.81E-0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287164569500206" calcext:value-type="float">
            <text:p>2.87E-0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285033947149336" calcext:value-type="float">
            <text:p>2.85E-0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285837746745145" calcext:value-type="float">
            <text:p>2.86E-0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2811441521623" calcext:value-type="float">
            <text:p>2.81E-0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285682651356053" calcext:value-type="float">
            <text:p>2.86E-0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284290567780449" calcext:value-type="float">
            <text:p>2.84E-0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284531193628292" calcext:value-type="float">
            <text:p>2.85E-0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283143150129209" calcext:value-type="float">
            <text:p>2.83E-0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285029474658888" calcext:value-type="float">
            <text:p>2.85E-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283991735053226" calcext:value-type="float">
            <text:p>2.84E-0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289601508162652" calcext:value-type="float">
            <text:p>2.90E-0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287778557038011" calcext:value-type="float">
            <text:p>2.88E-0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290276900172679" calcext:value-type="float">
            <text:p>2.90E-0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291297288334224" calcext:value-type="float">
            <text:p>2.91E-0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291463410812685" calcext:value-type="float">
            <text:p>2.91E-0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288841677551424" calcext:value-type="float">
            <text:p>2.89E-0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288250693454128" calcext:value-type="float">
            <text:p>2.88E-0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283047942260927" calcext:value-type="float">
            <text:p>2.83E-0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286106710045867" calcext:value-type="float">
            <text:p>2.86E-0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286227044427003" calcext:value-type="float">
            <text:p>2.86E-0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287979564228777" calcext:value-type="float">
            <text:p>2.88E-0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291779164353956" calcext:value-type="float">
            <text:p>2.92E-0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293973249563187" calcext:value-type="float">
            <text:p>2.94E-0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297658749242987" calcext:value-type="float">
            <text:p>2.98E-0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301611811338022" calcext:value-type="float">
            <text:p>3.02E-0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299540674007911" calcext:value-type="float">
            <text:p>3.00E-0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30222963273273" calcext:value-type="float">
            <text:p>3.02E-0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303536693307319" calcext:value-type="float">
            <text:p>3.04E-0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309483808989074" calcext:value-type="float">
            <text:p>3.09E-0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321586954477045" calcext:value-type="float">
            <text:p>3.22E-00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878274491887774" calcext:value-type="float">
            <text:p>8.78274491887774E-006</text:p>
          </table:table-cell>
          <table:table-cell table:formula="of:=IF([.$B1]&lt;[.$F$6];&quot;&quot;;1)">
            <text:p/>
          </table:table-cell>
          <table:table-cell table:formula="of:=IF([.$B1]&lt;[.$F$8];&quot;&quot;;1)">
            <text:p/>
          </table:table-cell>
          <table:table-cell table:formula="of:=IF([.$B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132939308697961" calcext:value-type="float">
            <text:p>1.32939308697961E-005</text:p>
          </table:table-cell>
          <table:table-cell table:formula="of:=IF([.$B2]&lt;[.$F$6];&quot;&quot;;1)">
            <text:p/>
          </table:table-cell>
          <table:table-cell table:formula="of:=IF([.$B2]&lt;[.$F$8];&quot;&quot;;1)">
            <text:p/>
          </table:table-cell>
          <table:table-cell table:formula="of:=IF([.$B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910609006632682" calcext:value-type="float">
            <text:p>9.10609006632682E-006</text:p>
          </table:table-cell>
          <table:table-cell table:formula="of:=IF([.$B3]&lt;[.$F$6];&quot;&quot;;1)">
            <text:p/>
          </table:table-cell>
          <table:table-cell table:formula="of:=IF([.$B3]&lt;[.$F$8];&quot;&quot;;1)">
            <text:p/>
          </table:table-cell>
          <table:table-cell table:formula="of:=IF([.$B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161397962664472" calcext:value-type="float">
            <text:p>1.61397962664472E-005</text:p>
          </table:table-cell>
          <table:table-cell table:formula="of:=IF([.$B4]&lt;[.$F$6];&quot;&quot;;1)">
            <text:p/>
          </table:table-cell>
          <table:table-cell table:formula="of:=IF([.$B4]&lt;[.$F$8];&quot;&quot;;1)">
            <text:p/>
          </table:table-cell>
          <table:table-cell table:formula="of:=IF([.$B4]&lt;[.$F$9];&quot;&quot;;1)">
            <text:p/>
          </table:table-cell>
          <table:table-cell table:style-name="ce3" office:value-type="float" office:value="0.000013" calcext:value-type="float">
            <text:p>0.000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857694082415588" calcext:value-type="float">
            <text:p>8.57694082415588E-006</text:p>
          </table:table-cell>
          <table:table-cell table:formula="of:=IF([.$B5]&lt;[.$F$6];&quot;&quot;;1)">
            <text:p/>
          </table:table-cell>
          <table:table-cell table:formula="of:=IF([.$B5]&lt;[.$F$8];&quot;&quot;;1)">
            <text:p/>
          </table:table-cell>
          <table:table-cell table:formula="of:=IF([.$B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387566581882508" calcext:value-type="float">
            <text:p>3.87566581882508E-005</text:p>
          </table:table-cell>
          <table:table-cell table:formula="of:=IF([.$B6]&lt;[.$F$6];&quot;&quot;;1)">
            <text:p/>
          </table:table-cell>
          <table:table-cell table:formula="of:=IF([.$B6]&lt;[.$F$8];&quot;&quot;;1)">
            <text:p/>
          </table:table-cell>
          <table:table-cell table:formula="of:=IF([.$B6]&lt;[.$F$9];&quot;&quot;;1)">
            <text:p/>
          </table:table-cell>
          <table:table-cell table:style-name="ce3" office:value-type="float" office:value="0.00013" calcext:value-type="float">
            <text:p>0.0001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211366364436426" calcext:value-type="float">
            <text:p>2.11366364436426E-005</text:p>
          </table:table-cell>
          <table:table-cell table:formula="of:=IF([.$B7]&lt;[.$F$6];&quot;&quot;;1)">
            <text:p/>
          </table:table-cell>
          <table:table-cell table:formula="of:=IF([.$B7]&lt;[.$F$8];&quot;&quot;;1)">
            <text:p/>
          </table:table-cell>
          <table:table-cell table:formula="of:=IF([.$B7]&lt;[.$F$9];&quot;&quot;;1)">
            <text:p/>
          </table:table-cell>
          <table:table-cell table:style-name="ce1" office:value-type="float" office:value="0.000203856415990589" calcext:value-type="float">
            <text:p>2.04E-00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300782475057609" calcext:value-type="float">
            <text:p>3.00782475057609E-005</text:p>
          </table:table-cell>
          <table:table-cell table:formula="of:=IF([.$B8]&lt;[.$F$6];&quot;&quot;;1)">
            <text:p/>
          </table:table-cell>
          <table:table-cell table:formula="of:=IF([.$B8]&lt;[.$F$8];&quot;&quot;;1)">
            <text:p/>
          </table:table-cell>
          <table:table-cell table:formula="of:=IF([.$B8]&lt;[.$F$9];&quot;&quot;;1)">
            <text:p/>
          </table:table-cell>
          <table:table-cell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542168720263978" calcext:value-type="float">
            <text:p>5.42168720263978E-005</text:p>
          </table:table-cell>
          <table:table-cell table:formula="of:=IF([.$B9]&lt;[.$F$6];&quot;&quot;;1)">
            <text:p/>
          </table:table-cell>
          <table:table-cell table:formula="of:=IF([.$B9]&lt;[.$F$8];&quot;&quot;;1)">
            <text:p/>
          </table:table-cell>
          <table:table-cell table:formula="of:=IF([.$B9]&lt;[.$F$9];&quot;&quot;;1)"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/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765385761701221" calcext:value-type="float">
            <text:p>7.65385761701221E-005</text:p>
          </table:table-cell>
          <table:table-cell table:formula="of:=IF([.$B10]&lt;[.$F$6];&quot;&quot;;1)">
            <text:p/>
          </table:table-cell>
          <table:table-cell table:formula="of:=IF([.$B10]&lt;[.$F$8];&quot;&quot;;1)">
            <text:p/>
          </table:table-cell>
          <table:table-cell table:formula="of:=IF([.$B10]&lt;[.$F$9];&quot;&quot;;1)" office:value-type="float" office:value="1" calcext:value-type="float">
            <text:p>1</text:p>
          </table:table-cell>
          <table:table-cell table:number-columns-repeated="2"/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428551769793796" calcext:value-type="float">
            <text:p>4.28551769793796E-005</text:p>
          </table:table-cell>
          <table:table-cell table:formula="of:=IF([.$B11]&lt;[.$F$6];&quot;&quot;;1)">
            <text:p/>
          </table:table-cell>
          <table:table-cell table:formula="of:=IF([.$B11]&lt;[.$F$8];&quot;&quot;;1)">
            <text:p/>
          </table:table-cell>
          <table:table-cell table:formula="of:=IF([.$B1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392523741623664" calcext:value-type="float">
            <text:p>3.92523741623664E-005</text:p>
          </table:table-cell>
          <table:table-cell table:formula="of:=IF([.$B12]&lt;[.$F$6];&quot;&quot;;1)">
            <text:p/>
          </table:table-cell>
          <table:table-cell table:formula="of:=IF([.$B12]&lt;[.$F$8];&quot;&quot;;1)">
            <text:p/>
          </table:table-cell>
          <table:table-cell table:formula="of:=IF([.$B1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173365408779661" calcext:value-type="float">
            <text:p>1.73365408779661E-005</text:p>
          </table:table-cell>
          <table:table-cell table:formula="of:=IF([.$B13]&lt;[.$F$6];&quot;&quot;;1)">
            <text:p/>
          </table:table-cell>
          <table:table-cell table:formula="of:=IF([.$B13]&lt;[.$F$8];&quot;&quot;;1)">
            <text:p/>
          </table:table-cell>
          <table:table-cell table:formula="of:=IF([.$B1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769393889262386" calcext:value-type="float">
            <text:p>7.69393889262386E-005</text:p>
          </table:table-cell>
          <table:table-cell table:formula="of:=IF([.$B14]&lt;[.$F$6];&quot;&quot;;1)">
            <text:p/>
          </table:table-cell>
          <table:table-cell table:formula="of:=IF([.$B14]&lt;[.$F$8];&quot;&quot;;1)">
            <text:p/>
          </table:table-cell>
          <table:table-cell table:formula="of:=IF([.$B14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359283320429926" calcext:value-type="float">
            <text:p>3.59283320429926E-005</text:p>
          </table:table-cell>
          <table:table-cell table:formula="of:=IF([.$B15]&lt;[.$F$6];&quot;&quot;;1)">
            <text:p/>
          </table:table-cell>
          <table:table-cell table:formula="of:=IF([.$B15]&lt;[.$F$8];&quot;&quot;;1)">
            <text:p/>
          </table:table-cell>
          <table:table-cell table:formula="of:=IF([.$B1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10620848801455" calcext:value-type="float">
            <text:p>2.10620848801455E-006</text:p>
          </table:table-cell>
          <table:table-cell table:formula="of:=IF([.$B16]&lt;[.$F$6];&quot;&quot;;1)">
            <text:p/>
          </table:table-cell>
          <table:table-cell table:formula="of:=IF([.$B16]&lt;[.$F$8];&quot;&quot;;1)">
            <text:p/>
          </table:table-cell>
          <table:table-cell table:formula="of:=IF([.$B1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451981086652948" calcext:value-type="float">
            <text:p>4.51981086652948E-005</text:p>
          </table:table-cell>
          <table:table-cell table:formula="of:=IF([.$B17]&lt;[.$F$6];&quot;&quot;;1)">
            <text:p/>
          </table:table-cell>
          <table:table-cell table:formula="of:=IF([.$B17]&lt;[.$F$8];&quot;&quot;;1)">
            <text:p/>
          </table:table-cell>
          <table:table-cell table:formula="of:=IF([.$B1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830333896916948" calcext:value-type="float">
            <text:p>8.30333896916948E-005</text:p>
          </table:table-cell>
          <table:table-cell table:formula="of:=IF([.$B18]&lt;[.$F$6];&quot;&quot;;1)">
            <text:p/>
          </table:table-cell>
          <table:table-cell table:formula="of:=IF([.$B18]&lt;[.$F$8];&quot;&quot;;1)">
            <text:p/>
          </table:table-cell>
          <table:table-cell table:formula="of:=IF([.$B18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815540627258685" calcext:value-type="float">
            <text:p>8.15540627258685E-005</text:p>
          </table:table-cell>
          <table:table-cell table:formula="of:=IF([.$B19]&lt;[.$F$6];&quot;&quot;;1)">
            <text:p/>
          </table:table-cell>
          <table:table-cell table:formula="of:=IF([.$B19]&lt;[.$F$8];&quot;&quot;;1)">
            <text:p/>
          </table:table-cell>
          <table:table-cell table:formula="of:=IF([.$B19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849826677152174" calcext:value-type="float">
            <text:p>8.49826677152174E-005</text:p>
          </table:table-cell>
          <table:table-cell table:formula="of:=IF([.$B20]&lt;[.$F$6];&quot;&quot;;1)">
            <text:p/>
          </table:table-cell>
          <table:table-cell table:formula="of:=IF([.$B20]&lt;[.$F$8];&quot;&quot;;1)">
            <text:p/>
          </table:table-cell>
          <table:table-cell table:formula="of:=IF([.$B20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833954626107023" calcext:value-type="float">
            <text:p>8.33954626107023E-005</text:p>
          </table:table-cell>
          <table:table-cell table:formula="of:=IF([.$B21]&lt;[.$F$6];&quot;&quot;;1)">
            <text:p/>
          </table:table-cell>
          <table:table-cell table:formula="of:=IF([.$B21]&lt;[.$F$8];&quot;&quot;;1)">
            <text:p/>
          </table:table-cell>
          <table:table-cell table:formula="of:=IF([.$B21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692485906700508" calcext:value-type="float">
            <text:p>6.92485906700508E-005</text:p>
          </table:table-cell>
          <table:table-cell table:formula="of:=IF([.$B22]&lt;[.$F$6];&quot;&quot;;1)">
            <text:p/>
          </table:table-cell>
          <table:table-cell table:formula="of:=IF([.$B22]&lt;[.$F$8];&quot;&quot;;1)">
            <text:p/>
          </table:table-cell>
          <table:table-cell table:formula="of:=IF([.$B22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653366489949133" calcext:value-type="float">
            <text:p>6.53366489949133E-005</text:p>
          </table:table-cell>
          <table:table-cell table:formula="of:=IF([.$B23]&lt;[.$F$6];&quot;&quot;;1)">
            <text:p/>
          </table:table-cell>
          <table:table-cell table:formula="of:=IF([.$B23]&lt;[.$F$8];&quot;&quot;;1)">
            <text:p/>
          </table:table-cell>
          <table:table-cell table:formula="of:=IF([.$B23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453526854843911" calcext:value-type="float">
            <text:p>4.53526854843911E-005</text:p>
          </table:table-cell>
          <table:table-cell table:formula="of:=IF([.$B24]&lt;[.$F$6];&quot;&quot;;1)">
            <text:p/>
          </table:table-cell>
          <table:table-cell table:formula="of:=IF([.$B24]&lt;[.$F$8];&quot;&quot;;1)">
            <text:p/>
          </table:table-cell>
          <table:table-cell table:formula="of:=IF([.$B2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203856415990589" calcext:value-type="float">
            <text:p>0.0002038564</text:p>
          </table:table-cell>
          <table:table-cell table:formula="of:=IF([.$B25]&lt;[.$F$6];&quot;&quot;;1)" office:value-type="float" office:value="1" calcext:value-type="float">
            <text:p>1</text:p>
          </table:table-cell>
          <table:table-cell table:formula="of:=IF([.$B25]&lt;[.$F$8];&quot;&quot;;1)" office:value-type="float" office:value="1" calcext:value-type="float">
            <text:p>1</text:p>
          </table:table-cell>
          <table:table-cell table:formula="of:=IF([.$B25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785811745915449" calcext:value-type="float">
            <text:p>7.85811745915449E-005</text:p>
          </table:table-cell>
          <table:table-cell table:formula="of:=IF([.$B26]&lt;[.$F$6];&quot;&quot;;1)">
            <text:p/>
          </table:table-cell>
          <table:table-cell table:formula="of:=IF([.$B26]&lt;[.$F$8];&quot;&quot;;1)">
            <text:p/>
          </table:table-cell>
          <table:table-cell table:formula="of:=IF([.$B26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880570793601692" calcext:value-type="float">
            <text:p>8.80570793601692E-005</text:p>
          </table:table-cell>
          <table:table-cell table:formula="of:=IF([.$B27]&lt;[.$F$6];&quot;&quot;;1)">
            <text:p/>
          </table:table-cell>
          <table:table-cell table:formula="of:=IF([.$B27]&lt;[.$F$8];&quot;&quot;;1)">
            <text:p/>
          </table:table-cell>
          <table:table-cell table:formula="of:=IF([.$B27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921308177716457" calcext:value-type="float">
            <text:p>9.21308177716457E-005</text:p>
          </table:table-cell>
          <table:table-cell table:formula="of:=IF([.$B28]&lt;[.$F$6];&quot;&quot;;1)">
            <text:p/>
          </table:table-cell>
          <table:table-cell table:formula="of:=IF([.$B28]&lt;[.$F$8];&quot;&quot;;1)">
            <text:p/>
          </table:table-cell>
          <table:table-cell table:formula="of:=IF([.$B28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2241907717849" calcext:value-type="float">
            <text:p>0.0001122419</text:p>
          </table:table-cell>
          <table:table-cell table:formula="of:=IF([.$B29]&lt;[.$F$6];&quot;&quot;;1)">
            <text:p/>
          </table:table-cell>
          <table:table-cell table:formula="of:=IF([.$B29]&lt;[.$F$8];&quot;&quot;;1)" office:value-type="float" office:value="1" calcext:value-type="float">
            <text:p>1</text:p>
          </table:table-cell>
          <table:table-cell table:formula="of:=IF([.$B29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13162383325425" calcext:value-type="float">
            <text:p>8.13162383325425E-005</text:p>
          </table:table-cell>
          <table:table-cell table:formula="of:=IF([.$B30]&lt;[.$F$6];&quot;&quot;;1)">
            <text:p/>
          </table:table-cell>
          <table:table-cell table:formula="of:=IF([.$B30]&lt;[.$F$8];&quot;&quot;;1)">
            <text:p/>
          </table:table-cell>
          <table:table-cell table:formula="of:=IF([.$B30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.000108738371222135" calcext:value-type="float">
            <text:p>0.0001087384</text:p>
          </table:table-cell>
          <table:table-cell table:formula="of:=IF([.$B31]&lt;[.$F$6];&quot;&quot;;1)">
            <text:p/>
          </table:table-cell>
          <table:table-cell table:formula="of:=IF([.$B31]&lt;[.$F$8];&quot;&quot;;1)" office:value-type="float" office:value="1" calcext:value-type="float">
            <text:p>1</text:p>
          </table:table-cell>
          <table:table-cell table:formula="of:=IF([.$B31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40428286025925" calcext:value-type="float">
            <text:p>0.0001404283</text:p>
          </table:table-cell>
          <table:table-cell table:formula="of:=IF([.$B32]&lt;[.$F$6];&quot;&quot;;1)" office:value-type="float" office:value="1" calcext:value-type="float">
            <text:p>1</text:p>
          </table:table-cell>
          <table:table-cell table:formula="of:=IF([.$B32]&lt;[.$F$8];&quot;&quot;;1)" office:value-type="float" office:value="1" calcext:value-type="float">
            <text:p>1</text:p>
          </table:table-cell>
          <table:table-cell table:formula="of:=IF([.$B32]&lt;[.$F$9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230292813150868" calcext:value-type="float">
            <text:p>2.30292813150868E-005</text:p>
          </table:table-cell>
          <table:table-cell table:formula="of:=IF([.$B33]&lt;[.$F$6];&quot;&quot;;1)">
            <text:p/>
          </table:table-cell>
          <table:table-cell table:formula="of:=IF([.$B33]&lt;[.$F$8];&quot;&quot;;1)">
            <text:p/>
          </table:table-cell>
          <table:table-cell table:formula="of:=IF([.$B3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223090817761445" calcext:value-type="float">
            <text:p>2.23090817761445E-005</text:p>
          </table:table-cell>
          <table:table-cell table:formula="of:=IF([.$B34]&lt;[.$F$6];&quot;&quot;;1)">
            <text:p/>
          </table:table-cell>
          <table:table-cell table:formula="of:=IF([.$B34]&lt;[.$F$8];&quot;&quot;;1)">
            <text:p/>
          </table:table-cell>
          <table:table-cell table:formula="of:=IF([.$B3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257732814729503" calcext:value-type="float">
            <text:p>2.57732814729503E-005</text:p>
          </table:table-cell>
          <table:table-cell table:formula="of:=IF([.$B35]&lt;[.$F$6];&quot;&quot;;1)">
            <text:p/>
          </table:table-cell>
          <table:table-cell table:formula="of:=IF([.$B35]&lt;[.$F$8];&quot;&quot;;1)">
            <text:p/>
          </table:table-cell>
          <table:table-cell table:formula="of:=IF([.$B3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51593432508534" calcext:value-type="float">
            <text:p>2.51593432508534E-005</text:p>
          </table:table-cell>
          <table:table-cell table:formula="of:=IF([.$B36]&lt;[.$F$6];&quot;&quot;;1)">
            <text:p/>
          </table:table-cell>
          <table:table-cell table:formula="of:=IF([.$B36]&lt;[.$F$8];&quot;&quot;;1)">
            <text:p/>
          </table:table-cell>
          <table:table-cell table:formula="of:=IF([.$B3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281941522841595" calcext:value-type="float">
            <text:p>2.81941522841595E-005</text:p>
          </table:table-cell>
          <table:table-cell table:formula="of:=IF([.$B37]&lt;[.$F$6];&quot;&quot;;1)">
            <text:p/>
          </table:table-cell>
          <table:table-cell table:formula="of:=IF([.$B37]&lt;[.$F$8];&quot;&quot;;1)">
            <text:p/>
          </table:table-cell>
          <table:table-cell table:formula="of:=IF([.$B3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270020337588374" calcext:value-type="float">
            <text:p>0.000027002</text:p>
          </table:table-cell>
          <table:table-cell table:formula="of:=IF([.$B38]&lt;[.$F$6];&quot;&quot;;1)">
            <text:p/>
          </table:table-cell>
          <table:table-cell table:formula="of:=IF([.$B38]&lt;[.$F$8];&quot;&quot;;1)">
            <text:p/>
          </table:table-cell>
          <table:table-cell table:formula="of:=IF([.$B3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287051115771385" calcext:value-type="float">
            <text:p>2.87051115771385E-005</text:p>
          </table:table-cell>
          <table:table-cell table:formula="of:=IF([.$B39]&lt;[.$F$6];&quot;&quot;;1)">
            <text:p/>
          </table:table-cell>
          <table:table-cell table:formula="of:=IF([.$B39]&lt;[.$F$8];&quot;&quot;;1)">
            <text:p/>
          </table:table-cell>
          <table:table-cell table:formula="of:=IF([.$B3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73411507206219" calcext:value-type="float">
            <text:p>2.73411507206219E-005</text:p>
          </table:table-cell>
          <table:table-cell table:formula="of:=IF([.$B40]&lt;[.$F$6];&quot;&quot;;1)">
            <text:p/>
          </table:table-cell>
          <table:table-cell table:formula="of:=IF([.$B40]&lt;[.$F$8];&quot;&quot;;1)">
            <text:p/>
          </table:table-cell>
          <table:table-cell table:formula="of:=IF([.$B4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86949519526572" calcext:value-type="float">
            <text:p>0.000028695</text:p>
          </table:table-cell>
          <table:table-cell table:formula="of:=IF([.$B41]&lt;[.$F$6];&quot;&quot;;1)">
            <text:p/>
          </table:table-cell>
          <table:table-cell table:formula="of:=IF([.$B41]&lt;[.$F$8];&quot;&quot;;1)">
            <text:p/>
          </table:table-cell>
          <table:table-cell table:formula="of:=IF([.$B4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72391930856139" calcext:value-type="float">
            <text:p>2.72391930856139E-005</text:p>
          </table:table-cell>
          <table:table-cell table:formula="of:=IF([.$B42]&lt;[.$F$6];&quot;&quot;;1)">
            <text:p/>
          </table:table-cell>
          <table:table-cell table:formula="of:=IF([.$B42]&lt;[.$F$8];&quot;&quot;;1)">
            <text:p/>
          </table:table-cell>
          <table:table-cell table:formula="of:=IF([.$B4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8022965527373" calcext:value-type="float">
            <text:p>0.000028023</text:p>
          </table:table-cell>
          <table:table-cell table:formula="of:=IF([.$B43]&lt;[.$F$6];&quot;&quot;;1)">
            <text:p/>
          </table:table-cell>
          <table:table-cell table:formula="of:=IF([.$B43]&lt;[.$F$8];&quot;&quot;;1)">
            <text:p/>
          </table:table-cell>
          <table:table-cell table:formula="of:=IF([.$B4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61762746366819" calcext:value-type="float">
            <text:p>2.61762746366819E-005</text:p>
          </table:table-cell>
          <table:table-cell table:formula="of:=IF([.$B44]&lt;[.$F$6];&quot;&quot;;1)">
            <text:p/>
          </table:table-cell>
          <table:table-cell table:formula="of:=IF([.$B44]&lt;[.$F$8];&quot;&quot;;1)">
            <text:p/>
          </table:table-cell>
          <table:table-cell table:formula="of:=IF([.$B4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271809832544214" calcext:value-type="float">
            <text:p>0.000027181</text:p>
          </table:table-cell>
          <table:table-cell table:formula="of:=IF([.$B45]&lt;[.$F$6];&quot;&quot;;1)">
            <text:p/>
          </table:table-cell>
          <table:table-cell table:formula="of:=IF([.$B45]&lt;[.$F$8];&quot;&quot;;1)">
            <text:p/>
          </table:table-cell>
          <table:table-cell table:formula="of:=IF([.$B4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260566215248377" calcext:value-type="float">
            <text:p>2.60566215248377E-005</text:p>
          </table:table-cell>
          <table:table-cell table:formula="of:=IF([.$B46]&lt;[.$F$6];&quot;&quot;;1)">
            <text:p/>
          </table:table-cell>
          <table:table-cell table:formula="of:=IF([.$B46]&lt;[.$F$8];&quot;&quot;;1)">
            <text:p/>
          </table:table-cell>
          <table:table-cell table:formula="of:=IF([.$B4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270597628959814" calcext:value-type="float">
            <text:p>2.70597628959814E-005</text:p>
          </table:table-cell>
          <table:table-cell table:formula="of:=IF([.$B47]&lt;[.$F$6];&quot;&quot;;1)">
            <text:p/>
          </table:table-cell>
          <table:table-cell table:formula="of:=IF([.$B47]&lt;[.$F$8];&quot;&quot;;1)">
            <text:p/>
          </table:table-cell>
          <table:table-cell table:formula="of:=IF([.$B4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59790108957848" calcext:value-type="float">
            <text:p>0.000025979</text:p>
          </table:table-cell>
          <table:table-cell table:formula="of:=IF([.$B48]&lt;[.$F$6];&quot;&quot;;1)">
            <text:p/>
          </table:table-cell>
          <table:table-cell table:formula="of:=IF([.$B48]&lt;[.$F$8];&quot;&quot;;1)">
            <text:p/>
          </table:table-cell>
          <table:table-cell table:formula="of:=IF([.$B4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271816435375785" calcext:value-type="float">
            <text:p>2.71816435375785E-005</text:p>
          </table:table-cell>
          <table:table-cell table:formula="of:=IF([.$B49]&lt;[.$F$6];&quot;&quot;;1)">
            <text:p/>
          </table:table-cell>
          <table:table-cell table:formula="of:=IF([.$B49]&lt;[.$F$8];&quot;&quot;;1)">
            <text:p/>
          </table:table-cell>
          <table:table-cell table:formula="of:=IF([.$B4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267910546825688" calcext:value-type="float">
            <text:p>2.67910546825688E-005</text:p>
          </table:table-cell>
          <table:table-cell table:formula="of:=IF([.$B50]&lt;[.$F$6];&quot;&quot;;1)">
            <text:p/>
          </table:table-cell>
          <table:table-cell table:formula="of:=IF([.$B50]&lt;[.$F$8];&quot;&quot;;1)">
            <text:p/>
          </table:table-cell>
          <table:table-cell table:formula="of:=IF([.$B5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282091090509189" calcext:value-type="float">
            <text:p>2.82091090509189E-005</text:p>
          </table:table-cell>
          <table:table-cell table:formula="of:=IF([.$B51]&lt;[.$F$6];&quot;&quot;;1)">
            <text:p/>
          </table:table-cell>
          <table:table-cell table:formula="of:=IF([.$B51]&lt;[.$F$8];&quot;&quot;;1)">
            <text:p/>
          </table:table-cell>
          <table:table-cell table:formula="of:=IF([.$B5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268385309091889" calcext:value-type="float">
            <text:p>2.68385309091889E-005</text:p>
          </table:table-cell>
          <table:table-cell table:formula="of:=IF([.$B52]&lt;[.$F$6];&quot;&quot;;1)">
            <text:p/>
          </table:table-cell>
          <table:table-cell table:formula="of:=IF([.$B52]&lt;[.$F$8];&quot;&quot;;1)">
            <text:p/>
          </table:table-cell>
          <table:table-cell table:formula="of:=IF([.$B5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282567172099875" calcext:value-type="float">
            <text:p>2.82567172099875E-005</text:p>
          </table:table-cell>
          <table:table-cell table:formula="of:=IF([.$B53]&lt;[.$F$6];&quot;&quot;;1)">
            <text:p/>
          </table:table-cell>
          <table:table-cell table:formula="of:=IF([.$B53]&lt;[.$F$8];&quot;&quot;;1)">
            <text:p/>
          </table:table-cell>
          <table:table-cell table:formula="of:=IF([.$B5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273130265462639" calcext:value-type="float">
            <text:p>0.000027313</text:p>
          </table:table-cell>
          <table:table-cell table:formula="of:=IF([.$B54]&lt;[.$F$6];&quot;&quot;;1)">
            <text:p/>
          </table:table-cell>
          <table:table-cell table:formula="of:=IF([.$B54]&lt;[.$F$8];&quot;&quot;;1)">
            <text:p/>
          </table:table-cell>
          <table:table-cell table:formula="of:=IF([.$B5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284310641358483" calcext:value-type="float">
            <text:p>2.84310641358483E-005</text:p>
          </table:table-cell>
          <table:table-cell table:formula="of:=IF([.$B55]&lt;[.$F$6];&quot;&quot;;1)">
            <text:p/>
          </table:table-cell>
          <table:table-cell table:formula="of:=IF([.$B55]&lt;[.$F$8];&quot;&quot;;1)">
            <text:p/>
          </table:table-cell>
          <table:table-cell table:formula="of:=IF([.$B5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278752720321831" calcext:value-type="float">
            <text:p>2.78752720321831E-005</text:p>
          </table:table-cell>
          <table:table-cell table:formula="of:=IF([.$B56]&lt;[.$F$6];&quot;&quot;;1)">
            <text:p/>
          </table:table-cell>
          <table:table-cell table:formula="of:=IF([.$B56]&lt;[.$F$8];&quot;&quot;;1)">
            <text:p/>
          </table:table-cell>
          <table:table-cell table:formula="of:=IF([.$B5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288435099737602" calcext:value-type="float">
            <text:p>2.88435099737602E-005</text:p>
          </table:table-cell>
          <table:table-cell table:formula="of:=IF([.$B57]&lt;[.$F$6];&quot;&quot;;1)">
            <text:p/>
          </table:table-cell>
          <table:table-cell table:formula="of:=IF([.$B57]&lt;[.$F$8];&quot;&quot;;1)">
            <text:p/>
          </table:table-cell>
          <table:table-cell table:formula="of:=IF([.$B5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80107548299242" calcext:value-type="float">
            <text:p>2.80107548299242E-005</text:p>
          </table:table-cell>
          <table:table-cell table:formula="of:=IF([.$B58]&lt;[.$F$6];&quot;&quot;;1)">
            <text:p/>
          </table:table-cell>
          <table:table-cell table:formula="of:=IF([.$B58]&lt;[.$F$8];&quot;&quot;;1)">
            <text:p/>
          </table:table-cell>
          <table:table-cell table:formula="of:=IF([.$B5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300939783984323" calcext:value-type="float">
            <text:p>0.000030094</text:p>
          </table:table-cell>
          <table:table-cell table:formula="of:=IF([.$B59]&lt;[.$F$6];&quot;&quot;;1)">
            <text:p/>
          </table:table-cell>
          <table:table-cell table:formula="of:=IF([.$B59]&lt;[.$F$8];&quot;&quot;;1)">
            <text:p/>
          </table:table-cell>
          <table:table-cell table:formula="of:=IF([.$B5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294085742383088" calcext:value-type="float">
            <text:p>2.94085742383088E-005</text:p>
          </table:table-cell>
          <table:table-cell table:formula="of:=IF([.$B60]&lt;[.$F$6];&quot;&quot;;1)">
            <text:p/>
          </table:table-cell>
          <table:table-cell table:formula="of:=IF([.$B60]&lt;[.$F$8];&quot;&quot;;1)">
            <text:p/>
          </table:table-cell>
          <table:table-cell table:formula="of:=IF([.$B6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302712237814945" calcext:value-type="float">
            <text:p>3.02712237814945E-005</text:p>
          </table:table-cell>
          <table:table-cell table:formula="of:=IF([.$B61]&lt;[.$F$6];&quot;&quot;;1)">
            <text:p/>
          </table:table-cell>
          <table:table-cell table:formula="of:=IF([.$B61]&lt;[.$F$8];&quot;&quot;;1)">
            <text:p/>
          </table:table-cell>
          <table:table-cell table:formula="of:=IF([.$B6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29505556738123" calcext:value-type="float">
            <text:p>2.9505556738123E-005</text:p>
          </table:table-cell>
          <table:table-cell table:formula="of:=IF([.$B62]&lt;[.$F$6];&quot;&quot;;1)">
            <text:p/>
          </table:table-cell>
          <table:table-cell table:formula="of:=IF([.$B62]&lt;[.$F$8];&quot;&quot;;1)">
            <text:p/>
          </table:table-cell>
          <table:table-cell table:formula="of:=IF([.$B6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29441360686726" calcext:value-type="float">
            <text:p>2.9441360686726E-005</text:p>
          </table:table-cell>
          <table:table-cell table:formula="of:=IF([.$B63]&lt;[.$F$6];&quot;&quot;;1)">
            <text:p/>
          </table:table-cell>
          <table:table-cell table:formula="of:=IF([.$B63]&lt;[.$F$8];&quot;&quot;;1)">
            <text:p/>
          </table:table-cell>
          <table:table-cell table:formula="of:=IF([.$B6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286524625280901" calcext:value-type="float">
            <text:p>2.86524625280901E-005</text:p>
          </table:table-cell>
          <table:table-cell table:formula="of:=IF([.$B64]&lt;[.$F$6];&quot;&quot;;1)">
            <text:p/>
          </table:table-cell>
          <table:table-cell table:formula="of:=IF([.$B64]&lt;[.$F$8];&quot;&quot;;1)">
            <text:p/>
          </table:table-cell>
          <table:table-cell table:formula="of:=IF([.$B6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300102648343095" calcext:value-type="float">
            <text:p>3.00102648343095E-005</text:p>
          </table:table-cell>
          <table:table-cell table:formula="of:=IF([.$B65]&lt;[.$F$6];&quot;&quot;;1)">
            <text:p/>
          </table:table-cell>
          <table:table-cell table:formula="of:=IF([.$B65]&lt;[.$F$8];&quot;&quot;;1)">
            <text:p/>
          </table:table-cell>
          <table:table-cell table:formula="of:=IF([.$B6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281413319093202" calcext:value-type="float">
            <text:p>2.81413319093202E-005</text:p>
          </table:table-cell>
          <table:table-cell table:formula="of:=IF([.$B66]&lt;[.$F$6];&quot;&quot;;1)">
            <text:p/>
          </table:table-cell>
          <table:table-cell table:formula="of:=IF([.$B66]&lt;[.$F$8];&quot;&quot;;1)">
            <text:p/>
          </table:table-cell>
          <table:table-cell table:formula="of:=IF([.$B6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275514955643062" calcext:value-type="float">
            <text:p>2.75514955643062E-005</text:p>
          </table:table-cell>
          <table:table-cell table:formula="of:=IF([.$B67]&lt;[.$F$6];&quot;&quot;;1)">
            <text:p/>
          </table:table-cell>
          <table:table-cell table:formula="of:=IF([.$B67]&lt;[.$F$8];&quot;&quot;;1)">
            <text:p/>
          </table:table-cell>
          <table:table-cell table:formula="of:=IF([.$B6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275401677351252" calcext:value-type="float">
            <text:p>2.75401677351252E-005</text:p>
          </table:table-cell>
          <table:table-cell table:formula="of:=IF([.$B68]&lt;[.$F$6];&quot;&quot;;1)">
            <text:p/>
          </table:table-cell>
          <table:table-cell table:formula="of:=IF([.$B68]&lt;[.$F$8];&quot;&quot;;1)">
            <text:p/>
          </table:table-cell>
          <table:table-cell table:formula="of:=IF([.$B6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289280190483508" calcext:value-type="float">
            <text:p>0.000028928</text:p>
          </table:table-cell>
          <table:table-cell table:formula="of:=IF([.$B69]&lt;[.$F$6];&quot;&quot;;1)">
            <text:p/>
          </table:table-cell>
          <table:table-cell table:formula="of:=IF([.$B69]&lt;[.$F$8];&quot;&quot;;1)">
            <text:p/>
          </table:table-cell>
          <table:table-cell table:formula="of:=IF([.$B6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05295478958987" calcext:value-type="float">
            <text:p>3.05295478958987E-005</text:p>
          </table:table-cell>
          <table:table-cell table:formula="of:=IF([.$B70]&lt;[.$F$6];&quot;&quot;;1)">
            <text:p/>
          </table:table-cell>
          <table:table-cell table:formula="of:=IF([.$B70]&lt;[.$F$8];&quot;&quot;;1)">
            <text:p/>
          </table:table-cell>
          <table:table-cell table:formula="of:=IF([.$B7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12539553947338" calcext:value-type="float">
            <text:p>0.000031254</text:p>
          </table:table-cell>
          <table:table-cell table:formula="of:=IF([.$B71]&lt;[.$F$6];&quot;&quot;;1)">
            <text:p/>
          </table:table-cell>
          <table:table-cell table:formula="of:=IF([.$B71]&lt;[.$F$8];&quot;&quot;;1)">
            <text:p/>
          </table:table-cell>
          <table:table-cell table:formula="of:=IF([.$B7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297040941885606" calcext:value-type="float">
            <text:p>2.97040941885606E-005</text:p>
          </table:table-cell>
          <table:table-cell table:formula="of:=IF([.$B72]&lt;[.$F$6];&quot;&quot;;1)">
            <text:p/>
          </table:table-cell>
          <table:table-cell table:formula="of:=IF([.$B72]&lt;[.$F$8];&quot;&quot;;1)">
            <text:p/>
          </table:table-cell>
          <table:table-cell table:formula="of:=IF([.$B72]&lt;[.$F$9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0000318210448950989" calcext:value-type="float">
            <text:p>0.000031821</text:p>
          </table:table-cell>
          <table:table-cell table:formula="of:=IF([.$B73]&lt;[.$F$6];&quot;&quot;;1)">
            <text:p/>
          </table:table-cell>
          <table:table-cell table:formula="of:=IF([.$B73]&lt;[.$F$8];&quot;&quot;;1)">
            <text:p/>
          </table:table-cell>
          <table:table-cell table:formula="of:=IF([.$B7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52287281128146" calcext:value-type="float">
            <text:p>3.52287281128146E-005</text:p>
          </table:table-cell>
          <table:table-cell table:formula="of:=IF([.$B74]&lt;[.$F$6];&quot;&quot;;1)">
            <text:p/>
          </table:table-cell>
          <table:table-cell table:formula="of:=IF([.$B74]&lt;[.$F$8];&quot;&quot;;1)">
            <text:p/>
          </table:table-cell>
          <table:table-cell table:formula="of:=IF([.$B7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69590106601877" calcext:value-type="float">
            <text:p>0.000036959</text:p>
          </table:table-cell>
          <table:table-cell table:formula="of:=IF([.$B75]&lt;[.$F$6];&quot;&quot;;1)">
            <text:p/>
          </table:table-cell>
          <table:table-cell table:formula="of:=IF([.$B75]&lt;[.$F$8];&quot;&quot;;1)">
            <text:p/>
          </table:table-cell>
          <table:table-cell table:formula="of:=IF([.$B7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46265415862503" calcext:value-type="float">
            <text:p>3.46265415862503E-005</text:p>
          </table:table-cell>
          <table:table-cell table:formula="of:=IF([.$B76]&lt;[.$F$6];&quot;&quot;;1)">
            <text:p/>
          </table:table-cell>
          <table:table-cell table:formula="of:=IF([.$B76]&lt;[.$F$8];&quot;&quot;;1)">
            <text:p/>
          </table:table-cell>
          <table:table-cell table:formula="of:=IF([.$B7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17979363393772" calcext:value-type="float">
            <text:p>3.17979363393772E-005</text:p>
          </table:table-cell>
          <table:table-cell table:formula="of:=IF([.$B77]&lt;[.$F$6];&quot;&quot;;1)">
            <text:p/>
          </table:table-cell>
          <table:table-cell table:formula="of:=IF([.$B77]&lt;[.$F$8];&quot;&quot;;1)">
            <text:p/>
          </table:table-cell>
          <table:table-cell table:formula="of:=IF([.$B7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01271625339182" calcext:value-type="float">
            <text:p>3.01271625339182E-005</text:p>
          </table:table-cell>
          <table:table-cell table:formula="of:=IF([.$B78]&lt;[.$F$6];&quot;&quot;;1)">
            <text:p/>
          </table:table-cell>
          <table:table-cell table:formula="of:=IF([.$B78]&lt;[.$F$8];&quot;&quot;;1)">
            <text:p/>
          </table:table-cell>
          <table:table-cell table:formula="of:=IF([.$B7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11168383149674" calcext:value-type="float">
            <text:p>3.11168383149674E-005</text:p>
          </table:table-cell>
          <table:table-cell table:formula="of:=IF([.$B79]&lt;[.$F$6];&quot;&quot;;1)">
            <text:p/>
          </table:table-cell>
          <table:table-cell table:formula="of:=IF([.$B79]&lt;[.$F$8];&quot;&quot;;1)">
            <text:p/>
          </table:table-cell>
          <table:table-cell table:formula="of:=IF([.$B7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275717130013926" calcext:value-type="float">
            <text:p>2.75717130013926E-005</text:p>
          </table:table-cell>
          <table:table-cell table:formula="of:=IF([.$B80]&lt;[.$F$6];&quot;&quot;;1)">
            <text:p/>
          </table:table-cell>
          <table:table-cell table:formula="of:=IF([.$B80]&lt;[.$F$8];&quot;&quot;;1)">
            <text:p/>
          </table:table-cell>
          <table:table-cell table:formula="of:=IF([.$B8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208535064768879" calcext:value-type="float">
            <text:p>2.08535064768879E-005</text:p>
          </table:table-cell>
          <table:table-cell table:formula="of:=IF([.$B81]&lt;[.$F$6];&quot;&quot;;1)">
            <text:p/>
          </table:table-cell>
          <table:table-cell table:formula="of:=IF([.$B81]&lt;[.$F$8];&quot;&quot;;1)">
            <text:p/>
          </table:table-cell>
          <table:table-cell table:formula="of:=IF([.$B8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82371233610321" calcext:value-type="float">
            <text:p>1.82371233610321E-005</text:p>
          </table:table-cell>
          <table:table-cell table:formula="of:=IF([.$B82]&lt;[.$F$6];&quot;&quot;;1)">
            <text:p/>
          </table:table-cell>
          <table:table-cell table:formula="of:=IF([.$B82]&lt;[.$F$8];&quot;&quot;;1)">
            <text:p/>
          </table:table-cell>
          <table:table-cell table:formula="of:=IF([.$B8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87418558896681" calcext:value-type="float">
            <text:p>1.87418558896681E-005</text:p>
          </table:table-cell>
          <table:table-cell table:formula="of:=IF([.$B83]&lt;[.$F$6];&quot;&quot;;1)">
            <text:p/>
          </table:table-cell>
          <table:table-cell table:formula="of:=IF([.$B83]&lt;[.$F$8];&quot;&quot;;1)">
            <text:p/>
          </table:table-cell>
          <table:table-cell table:formula="of:=IF([.$B8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92728070913804" calcext:value-type="float">
            <text:p>1.92728070913804E-005</text:p>
          </table:table-cell>
          <table:table-cell table:formula="of:=IF([.$B84]&lt;[.$F$6];&quot;&quot;;1)">
            <text:p/>
          </table:table-cell>
          <table:table-cell table:formula="of:=IF([.$B84]&lt;[.$F$8];&quot;&quot;;1)">
            <text:p/>
          </table:table-cell>
          <table:table-cell table:formula="of:=IF([.$B8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97314867640455" calcext:value-type="float">
            <text:p>1.97314867640455E-005</text:p>
          </table:table-cell>
          <table:table-cell table:formula="of:=IF([.$B85]&lt;[.$F$6];&quot;&quot;;1)">
            <text:p/>
          </table:table-cell>
          <table:table-cell table:formula="of:=IF([.$B85]&lt;[.$F$8];&quot;&quot;;1)">
            <text:p/>
          </table:table-cell>
          <table:table-cell table:formula="of:=IF([.$B8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93837814130523" calcext:value-type="float">
            <text:p>1.93837814130523E-005</text:p>
          </table:table-cell>
          <table:table-cell table:formula="of:=IF([.$B86]&lt;[.$F$6];&quot;&quot;;1)">
            <text:p/>
          </table:table-cell>
          <table:table-cell table:formula="of:=IF([.$B86]&lt;[.$F$8];&quot;&quot;;1)">
            <text:p/>
          </table:table-cell>
          <table:table-cell table:formula="of:=IF([.$B8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205527907696478" calcext:value-type="float">
            <text:p>2.05527907696478E-005</text:p>
          </table:table-cell>
          <table:table-cell table:formula="of:=IF([.$B87]&lt;[.$F$6];&quot;&quot;;1)">
            <text:p/>
          </table:table-cell>
          <table:table-cell table:formula="of:=IF([.$B87]&lt;[.$F$8];&quot;&quot;;1)">
            <text:p/>
          </table:table-cell>
          <table:table-cell table:formula="of:=IF([.$B8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253009108180253" calcext:value-type="float">
            <text:p>2.53009108180253E-005</text:p>
          </table:table-cell>
          <table:table-cell table:formula="of:=IF([.$B88]&lt;[.$F$6];&quot;&quot;;1)">
            <text:p/>
          </table:table-cell>
          <table:table-cell table:formula="of:=IF([.$B88]&lt;[.$F$8];&quot;&quot;;1)">
            <text:p/>
          </table:table-cell>
          <table:table-cell table:formula="of:=IF([.$B8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282922785385473" calcext:value-type="float">
            <text:p>2.82922785385473E-005</text:p>
          </table:table-cell>
          <table:table-cell table:formula="of:=IF([.$B89]&lt;[.$F$6];&quot;&quot;;1)">
            <text:p/>
          </table:table-cell>
          <table:table-cell table:formula="of:=IF([.$B89]&lt;[.$F$8];&quot;&quot;;1)">
            <text:p/>
          </table:table-cell>
          <table:table-cell table:formula="of:=IF([.$B8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274277968033266" calcext:value-type="float">
            <text:p>2.74277968033266E-005</text:p>
          </table:table-cell>
          <table:table-cell table:formula="of:=IF([.$B90]&lt;[.$F$6];&quot;&quot;;1)">
            <text:p/>
          </table:table-cell>
          <table:table-cell table:formula="of:=IF([.$B90]&lt;[.$F$8];&quot;&quot;;1)">
            <text:p/>
          </table:table-cell>
          <table:table-cell table:formula="of:=IF([.$B9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276162039063072" calcext:value-type="float">
            <text:p>2.76162039063072E-005</text:p>
          </table:table-cell>
          <table:table-cell table:formula="of:=IF([.$B91]&lt;[.$F$6];&quot;&quot;;1)">
            <text:p/>
          </table:table-cell>
          <table:table-cell table:formula="of:=IF([.$B91]&lt;[.$F$8];&quot;&quot;;1)">
            <text:p/>
          </table:table-cell>
          <table:table-cell table:formula="of:=IF([.$B9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273129230200818" calcext:value-type="float">
            <text:p>2.73129230200818E-005</text:p>
          </table:table-cell>
          <table:table-cell table:formula="of:=IF([.$B92]&lt;[.$F$6];&quot;&quot;;1)">
            <text:p/>
          </table:table-cell>
          <table:table-cell table:formula="of:=IF([.$B92]&lt;[.$F$8];&quot;&quot;;1)">
            <text:p/>
          </table:table-cell>
          <table:table-cell table:formula="of:=IF([.$B9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277731959000548" calcext:value-type="float">
            <text:p>2.77731959000548E-005</text:p>
          </table:table-cell>
          <table:table-cell table:formula="of:=IF([.$B93]&lt;[.$F$6];&quot;&quot;;1)">
            <text:p/>
          </table:table-cell>
          <table:table-cell table:formula="of:=IF([.$B93]&lt;[.$F$8];&quot;&quot;;1)">
            <text:p/>
          </table:table-cell>
          <table:table-cell table:formula="of:=IF([.$B9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76667697557326" calcext:value-type="float">
            <text:p>2.76667697557326E-005</text:p>
          </table:table-cell>
          <table:table-cell table:formula="of:=IF([.$B94]&lt;[.$F$6];&quot;&quot;;1)">
            <text:p/>
          </table:table-cell>
          <table:table-cell table:formula="of:=IF([.$B94]&lt;[.$F$8];&quot;&quot;;1)">
            <text:p/>
          </table:table-cell>
          <table:table-cell table:formula="of:=IF([.$B9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79400564363786" calcext:value-type="float">
            <text:p>2.79400564363786E-005</text:p>
          </table:table-cell>
          <table:table-cell table:formula="of:=IF([.$B95]&lt;[.$F$6];&quot;&quot;;1)">
            <text:p/>
          </table:table-cell>
          <table:table-cell table:formula="of:=IF([.$B95]&lt;[.$F$8];&quot;&quot;;1)">
            <text:p/>
          </table:table-cell>
          <table:table-cell table:formula="of:=IF([.$B9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274270070453192" calcext:value-type="float">
            <text:p>0.000027427</text:p>
          </table:table-cell>
          <table:table-cell table:formula="of:=IF([.$B96]&lt;[.$F$6];&quot;&quot;;1)">
            <text:p/>
          </table:table-cell>
          <table:table-cell table:formula="of:=IF([.$B96]&lt;[.$F$8];&quot;&quot;;1)">
            <text:p/>
          </table:table-cell>
          <table:table-cell table:formula="of:=IF([.$B9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82211791976794" calcext:value-type="float">
            <text:p>2.82211791976794E-005</text:p>
          </table:table-cell>
          <table:table-cell table:formula="of:=IF([.$B97]&lt;[.$F$6];&quot;&quot;;1)">
            <text:p/>
          </table:table-cell>
          <table:table-cell table:formula="of:=IF([.$B97]&lt;[.$F$8];&quot;&quot;;1)">
            <text:p/>
          </table:table-cell>
          <table:table-cell table:formula="of:=IF([.$B9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74721092737903" calcext:value-type="float">
            <text:p>2.74721092737903E-005</text:p>
          </table:table-cell>
          <table:table-cell table:formula="of:=IF([.$B98]&lt;[.$F$6];&quot;&quot;;1)">
            <text:p/>
          </table:table-cell>
          <table:table-cell table:formula="of:=IF([.$B98]&lt;[.$F$8];&quot;&quot;;1)">
            <text:p/>
          </table:table-cell>
          <table:table-cell table:formula="of:=IF([.$B9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279719469766136" calcext:value-type="float">
            <text:p>2.79719469766136E-005</text:p>
          </table:table-cell>
          <table:table-cell table:formula="of:=IF([.$B99]&lt;[.$F$6];&quot;&quot;;1)">
            <text:p/>
          </table:table-cell>
          <table:table-cell table:formula="of:=IF([.$B99]&lt;[.$F$8];&quot;&quot;;1)">
            <text:p/>
          </table:table-cell>
          <table:table-cell table:formula="of:=IF([.$B9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74527237296762" calcext:value-type="float">
            <text:p>2.74527237296762E-005</text:p>
          </table:table-cell>
          <table:table-cell table:formula="of:=IF([.$B100]&lt;[.$F$6];&quot;&quot;;1)">
            <text:p/>
          </table:table-cell>
          <table:table-cell table:formula="of:=IF([.$B100]&lt;[.$F$8];&quot;&quot;;1)">
            <text:p/>
          </table:table-cell>
          <table:table-cell table:formula="of:=IF([.$B10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279263808979333" calcext:value-type="float">
            <text:p>2.79263808979333E-005</text:p>
          </table:table-cell>
          <table:table-cell table:formula="of:=IF([.$B101]&lt;[.$F$6];&quot;&quot;;1)">
            <text:p/>
          </table:table-cell>
          <table:table-cell table:formula="of:=IF([.$B101]&lt;[.$F$8];&quot;&quot;;1)">
            <text:p/>
          </table:table-cell>
          <table:table-cell table:formula="of:=IF([.$B10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72450145407926" calcext:value-type="float">
            <text:p>0.000027245</text:p>
          </table:table-cell>
          <table:table-cell table:formula="of:=IF([.$B102]&lt;[.$F$6];&quot;&quot;;1)">
            <text:p/>
          </table:table-cell>
          <table:table-cell table:formula="of:=IF([.$B102]&lt;[.$F$8];&quot;&quot;;1)">
            <text:p/>
          </table:table-cell>
          <table:table-cell table:formula="of:=IF([.$B10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280801066637848" calcext:value-type="float">
            <text:p>2.80801066637848E-005</text:p>
          </table:table-cell>
          <table:table-cell table:formula="of:=IF([.$B103]&lt;[.$F$6];&quot;&quot;;1)">
            <text:p/>
          </table:table-cell>
          <table:table-cell table:formula="of:=IF([.$B103]&lt;[.$F$8];&quot;&quot;;1)">
            <text:p/>
          </table:table-cell>
          <table:table-cell table:formula="of:=IF([.$B10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275327008271612" calcext:value-type="float">
            <text:p>2.75327008271612E-005</text:p>
          </table:table-cell>
          <table:table-cell table:formula="of:=IF([.$B104]&lt;[.$F$6];&quot;&quot;;1)">
            <text:p/>
          </table:table-cell>
          <table:table-cell table:formula="of:=IF([.$B104]&lt;[.$F$8];&quot;&quot;;1)">
            <text:p/>
          </table:table-cell>
          <table:table-cell table:formula="of:=IF([.$B10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85923690781008" calcext:value-type="float">
            <text:p>2.85923690781008E-005</text:p>
          </table:table-cell>
          <table:table-cell table:formula="of:=IF([.$B105]&lt;[.$F$6];&quot;&quot;;1)">
            <text:p/>
          </table:table-cell>
          <table:table-cell table:formula="of:=IF([.$B105]&lt;[.$F$8];&quot;&quot;;1)">
            <text:p/>
          </table:table-cell>
          <table:table-cell table:formula="of:=IF([.$B10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278891676497734" calcext:value-type="float">
            <text:p>2.78891676497734E-005</text:p>
          </table:table-cell>
          <table:table-cell table:formula="of:=IF([.$B106]&lt;[.$F$6];&quot;&quot;;1)">
            <text:p/>
          </table:table-cell>
          <table:table-cell table:formula="of:=IF([.$B106]&lt;[.$F$8];&quot;&quot;;1)">
            <text:p/>
          </table:table-cell>
          <table:table-cell table:formula="of:=IF([.$B10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287172561212265" calcext:value-type="float">
            <text:p>2.87172561212265E-005</text:p>
          </table:table-cell>
          <table:table-cell table:formula="of:=IF([.$B107]&lt;[.$F$6];&quot;&quot;;1)">
            <text:p/>
          </table:table-cell>
          <table:table-cell table:formula="of:=IF([.$B107]&lt;[.$F$8];&quot;&quot;;1)">
            <text:p/>
          </table:table-cell>
          <table:table-cell table:formula="of:=IF([.$B10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8358324914343" calcext:value-type="float">
            <text:p>2.8358324914343E-005</text:p>
          </table:table-cell>
          <table:table-cell table:formula="of:=IF([.$B108]&lt;[.$F$6];&quot;&quot;;1)">
            <text:p/>
          </table:table-cell>
          <table:table-cell table:formula="of:=IF([.$B108]&lt;[.$F$8];&quot;&quot;;1)">
            <text:p/>
          </table:table-cell>
          <table:table-cell table:formula="of:=IF([.$B10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290178540891357" calcext:value-type="float">
            <text:p>2.90178540891357E-005</text:p>
          </table:table-cell>
          <table:table-cell table:formula="of:=IF([.$B109]&lt;[.$F$6];&quot;&quot;;1)">
            <text:p/>
          </table:table-cell>
          <table:table-cell table:formula="of:=IF([.$B109]&lt;[.$F$8];&quot;&quot;;1)">
            <text:p/>
          </table:table-cell>
          <table:table-cell table:formula="of:=IF([.$B10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28991572887561" calcext:value-type="float">
            <text:p>2.8991572887561E-005</text:p>
          </table:table-cell>
          <table:table-cell table:formula="of:=IF([.$B110]&lt;[.$F$6];&quot;&quot;;1)">
            <text:p/>
          </table:table-cell>
          <table:table-cell table:formula="of:=IF([.$B110]&lt;[.$F$8];&quot;&quot;;1)">
            <text:p/>
          </table:table-cell>
          <table:table-cell table:formula="of:=IF([.$B11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3045252167561" calcext:value-type="float">
            <text:p>3.045252167561E-005</text:p>
          </table:table-cell>
          <table:table-cell table:formula="of:=IF([.$B111]&lt;[.$F$6];&quot;&quot;;1)">
            <text:p/>
          </table:table-cell>
          <table:table-cell table:formula="of:=IF([.$B111]&lt;[.$F$8];&quot;&quot;;1)">
            <text:p/>
          </table:table-cell>
          <table:table-cell table:formula="of:=IF([.$B11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296797714668935" calcext:value-type="float">
            <text:p>2.96797714668935E-005</text:p>
          </table:table-cell>
          <table:table-cell table:formula="of:=IF([.$B112]&lt;[.$F$6];&quot;&quot;;1)">
            <text:p/>
          </table:table-cell>
          <table:table-cell table:formula="of:=IF([.$B112]&lt;[.$F$8];&quot;&quot;;1)">
            <text:p/>
          </table:table-cell>
          <table:table-cell table:formula="of:=IF([.$B11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306088681466664" calcext:value-type="float">
            <text:p>3.06088681466664E-005</text:p>
          </table:table-cell>
          <table:table-cell table:formula="of:=IF([.$B113]&lt;[.$F$6];&quot;&quot;;1)">
            <text:p/>
          </table:table-cell>
          <table:table-cell table:formula="of:=IF([.$B113]&lt;[.$F$8];&quot;&quot;;1)">
            <text:p/>
          </table:table-cell>
          <table:table-cell table:formula="of:=IF([.$B11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294327432914649" calcext:value-type="float">
            <text:p>2.94327432914649E-005</text:p>
          </table:table-cell>
          <table:table-cell table:formula="of:=IF([.$B114]&lt;[.$F$6];&quot;&quot;;1)">
            <text:p/>
          </table:table-cell>
          <table:table-cell table:formula="of:=IF([.$B114]&lt;[.$F$8];&quot;&quot;;1)">
            <text:p/>
          </table:table-cell>
          <table:table-cell table:formula="of:=IF([.$B11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300490625119397" calcext:value-type="float">
            <text:p>3.00490625119397E-005</text:p>
          </table:table-cell>
          <table:table-cell table:formula="of:=IF([.$B115]&lt;[.$F$6];&quot;&quot;;1)">
            <text:p/>
          </table:table-cell>
          <table:table-cell table:formula="of:=IF([.$B115]&lt;[.$F$8];&quot;&quot;;1)">
            <text:p/>
          </table:table-cell>
          <table:table-cell table:formula="of:=IF([.$B11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304110585710369" calcext:value-type="float">
            <text:p>3.04110585710369E-005</text:p>
          </table:table-cell>
          <table:table-cell table:formula="of:=IF([.$B116]&lt;[.$F$6];&quot;&quot;;1)">
            <text:p/>
          </table:table-cell>
          <table:table-cell table:formula="of:=IF([.$B116]&lt;[.$F$8];&quot;&quot;;1)">
            <text:p/>
          </table:table-cell>
          <table:table-cell table:formula="of:=IF([.$B11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298227517894743" calcext:value-type="float">
            <text:p>2.98227517894743E-005</text:p>
          </table:table-cell>
          <table:table-cell table:formula="of:=IF([.$B117]&lt;[.$F$6];&quot;&quot;;1)">
            <text:p/>
          </table:table-cell>
          <table:table-cell table:formula="of:=IF([.$B117]&lt;[.$F$8];&quot;&quot;;1)">
            <text:p/>
          </table:table-cell>
          <table:table-cell table:formula="of:=IF([.$B11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81624725859585" calcext:value-type="float">
            <text:p>2.81624725859585E-005</text:p>
          </table:table-cell>
          <table:table-cell table:formula="of:=IF([.$B118]&lt;[.$F$6];&quot;&quot;;1)">
            <text:p/>
          </table:table-cell>
          <table:table-cell table:formula="of:=IF([.$B118]&lt;[.$F$8];&quot;&quot;;1)">
            <text:p/>
          </table:table-cell>
          <table:table-cell table:formula="of:=IF([.$B11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294685043357984" calcext:value-type="float">
            <text:p>2.94685043357984E-005</text:p>
          </table:table-cell>
          <table:table-cell table:formula="of:=IF([.$B119]&lt;[.$F$6];&quot;&quot;;1)">
            <text:p/>
          </table:table-cell>
          <table:table-cell table:formula="of:=IF([.$B119]&lt;[.$F$8];&quot;&quot;;1)">
            <text:p/>
          </table:table-cell>
          <table:table-cell table:formula="of:=IF([.$B11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294933531239267" calcext:value-type="float">
            <text:p>2.94933531239267E-005</text:p>
          </table:table-cell>
          <table:table-cell table:formula="of:=IF([.$B120]&lt;[.$F$6];&quot;&quot;;1)">
            <text:p/>
          </table:table-cell>
          <table:table-cell table:formula="of:=IF([.$B120]&lt;[.$F$8];&quot;&quot;;1)">
            <text:p/>
          </table:table-cell>
          <table:table-cell table:formula="of:=IF([.$B12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30701563661332" calcext:value-type="float">
            <text:p>3.0701563661332E-005</text:p>
          </table:table-cell>
          <table:table-cell table:formula="of:=IF([.$B121]&lt;[.$F$6];&quot;&quot;;1)">
            <text:p/>
          </table:table-cell>
          <table:table-cell table:formula="of:=IF([.$B121]&lt;[.$F$8];&quot;&quot;;1)">
            <text:p/>
          </table:table-cell>
          <table:table-cell table:formula="of:=IF([.$B12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310720983431964" calcext:value-type="float">
            <text:p>3.10720983431964E-005</text:p>
          </table:table-cell>
          <table:table-cell table:formula="of:=IF([.$B122]&lt;[.$F$6];&quot;&quot;;1)">
            <text:p/>
          </table:table-cell>
          <table:table-cell table:formula="of:=IF([.$B122]&lt;[.$F$8];&quot;&quot;;1)">
            <text:p/>
          </table:table-cell>
          <table:table-cell table:formula="of:=IF([.$B12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310217211455321" calcext:value-type="float">
            <text:p>3.10217211455321E-005</text:p>
          </table:table-cell>
          <table:table-cell table:formula="of:=IF([.$B123]&lt;[.$F$6];&quot;&quot;;1)">
            <text:p/>
          </table:table-cell>
          <table:table-cell table:formula="of:=IF([.$B123]&lt;[.$F$8];&quot;&quot;;1)">
            <text:p/>
          </table:table-cell>
          <table:table-cell table:formula="of:=IF([.$B12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307597573637298" calcext:value-type="float">
            <text:p>3.07597573637298E-005</text:p>
          </table:table-cell>
          <table:table-cell table:formula="of:=IF([.$B124]&lt;[.$F$6];&quot;&quot;;1)">
            <text:p/>
          </table:table-cell>
          <table:table-cell table:formula="of:=IF([.$B124]&lt;[.$F$8];&quot;&quot;;1)">
            <text:p/>
          </table:table-cell>
          <table:table-cell table:formula="of:=IF([.$B12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314626688314118" calcext:value-type="float">
            <text:p>3.14626688314118E-005</text:p>
          </table:table-cell>
          <table:table-cell table:formula="of:=IF([.$B125]&lt;[.$F$6];&quot;&quot;;1)">
            <text:p/>
          </table:table-cell>
          <table:table-cell table:formula="of:=IF([.$B125]&lt;[.$F$8];&quot;&quot;;1)">
            <text:p/>
          </table:table-cell>
          <table:table-cell table:formula="of:=IF([.$B125]&lt;[.$F$9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.0000315995278361912" calcext:value-type="float">
            <text:p>3.15995278361912E-005</text:p>
          </table:table-cell>
          <table:table-cell table:formula="of:=IF([.$B126]&lt;[.$F$6];&quot;&quot;;1)">
            <text:p/>
          </table:table-cell>
          <table:table-cell table:formula="of:=IF([.$B126]&lt;[.$F$8];&quot;&quot;;1)">
            <text:p/>
          </table:table-cell>
          <table:table-cell table:formula="of:=IF([.$B12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341017005297701" calcext:value-type="float">
            <text:p>3.41017005297701E-005</text:p>
          </table:table-cell>
          <table:table-cell table:formula="of:=IF([.$B127]&lt;[.$F$6];&quot;&quot;;1)">
            <text:p/>
          </table:table-cell>
          <table:table-cell table:formula="of:=IF([.$B127]&lt;[.$F$8];&quot;&quot;;1)">
            <text:p/>
          </table:table-cell>
          <table:table-cell table:formula="of:=IF([.$B12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37059676387558" calcext:value-type="float">
            <text:p>3.7059676387558E-005</text:p>
          </table:table-cell>
          <table:table-cell table:formula="of:=IF([.$B128]&lt;[.$F$6];&quot;&quot;;1)">
            <text:p/>
          </table:table-cell>
          <table:table-cell table:formula="of:=IF([.$B128]&lt;[.$F$8];&quot;&quot;;1)">
            <text:p/>
          </table:table-cell>
          <table:table-cell table:formula="of:=IF([.$B12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35692257337129" calcext:value-type="float">
            <text:p>3.5692257337129E-005</text:p>
          </table:table-cell>
          <table:table-cell table:formula="of:=IF([.$B129]&lt;[.$F$6];&quot;&quot;;1)">
            <text:p/>
          </table:table-cell>
          <table:table-cell table:formula="of:=IF([.$B129]&lt;[.$F$8];&quot;&quot;;1)">
            <text:p/>
          </table:table-cell>
          <table:table-cell table:formula="of:=IF([.$B12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362813821690215" calcext:value-type="float">
            <text:p>3.62813821690215E-005</text:p>
          </table:table-cell>
          <table:table-cell table:formula="of:=IF([.$B130]&lt;[.$F$6];&quot;&quot;;1)">
            <text:p/>
          </table:table-cell>
          <table:table-cell table:formula="of:=IF([.$B130]&lt;[.$F$8];&quot;&quot;;1)">
            <text:p/>
          </table:table-cell>
          <table:table-cell table:formula="of:=IF([.$B13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368518521121633" calcext:value-type="float">
            <text:p>3.68518521121633E-005</text:p>
          </table:table-cell>
          <table:table-cell table:formula="of:=IF([.$B131]&lt;[.$F$6];&quot;&quot;;1)">
            <text:p/>
          </table:table-cell>
          <table:table-cell table:formula="of:=IF([.$B131]&lt;[.$F$8];&quot;&quot;;1)">
            <text:p/>
          </table:table-cell>
          <table:table-cell table:formula="of:=IF([.$B13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366700872753447" calcext:value-type="float">
            <text:p>3.66700872753447E-005</text:p>
          </table:table-cell>
          <table:table-cell table:formula="of:=IF([.$B132]&lt;[.$F$6];&quot;&quot;;1)">
            <text:p/>
          </table:table-cell>
          <table:table-cell table:formula="of:=IF([.$B132]&lt;[.$F$8];&quot;&quot;;1)">
            <text:p/>
          </table:table-cell>
          <table:table-cell table:formula="of:=IF([.$B13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324465957280299" calcext:value-type="float">
            <text:p>3.24465957280299E-005</text:p>
          </table:table-cell>
          <table:table-cell table:formula="of:=IF([.$B133]&lt;[.$F$6];&quot;&quot;;1)">
            <text:p/>
          </table:table-cell>
          <table:table-cell table:formula="of:=IF([.$B133]&lt;[.$F$8];&quot;&quot;;1)">
            <text:p/>
          </table:table-cell>
          <table:table-cell table:formula="of:=IF([.$B13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222323708028147" calcext:value-type="float">
            <text:p>2.22323708028147E-005</text:p>
          </table:table-cell>
          <table:table-cell table:formula="of:=IF([.$B134]&lt;[.$F$6];&quot;&quot;;1)">
            <text:p/>
          </table:table-cell>
          <table:table-cell table:formula="of:=IF([.$B134]&lt;[.$F$8];&quot;&quot;;1)">
            <text:p/>
          </table:table-cell>
          <table:table-cell table:formula="of:=IF([.$B13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16225644487152" calcext:value-type="float">
            <text:p>1.6225644487152E-005</text:p>
          </table:table-cell>
          <table:table-cell table:formula="of:=IF([.$B135]&lt;[.$F$6];&quot;&quot;;1)">
            <text:p/>
          </table:table-cell>
          <table:table-cell table:formula="of:=IF([.$B135]&lt;[.$F$8];&quot;&quot;;1)">
            <text:p/>
          </table:table-cell>
          <table:table-cell table:formula="of:=IF([.$B13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13835769162023" calcext:value-type="float">
            <text:p>1.3835769162023E-005</text:p>
          </table:table-cell>
          <table:table-cell table:formula="of:=IF([.$B136]&lt;[.$F$6];&quot;&quot;;1)">
            <text:p/>
          </table:table-cell>
          <table:table-cell table:formula="of:=IF([.$B136]&lt;[.$F$8];&quot;&quot;;1)">
            <text:p/>
          </table:table-cell>
          <table:table-cell table:formula="of:=IF([.$B13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121065741031043" calcext:value-type="float">
            <text:p>1.21065741031043E-005</text:p>
          </table:table-cell>
          <table:table-cell table:formula="of:=IF([.$B137]&lt;[.$F$6];&quot;&quot;;1)">
            <text:p/>
          </table:table-cell>
          <table:table-cell table:formula="of:=IF([.$B137]&lt;[.$F$8];&quot;&quot;;1)">
            <text:p/>
          </table:table-cell>
          <table:table-cell table:formula="of:=IF([.$B13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16260287183651" calcext:value-type="float">
            <text:p>0.000011626</text:p>
          </table:table-cell>
          <table:table-cell table:formula="of:=IF([.$B138]&lt;[.$F$6];&quot;&quot;;1)">
            <text:p/>
          </table:table-cell>
          <table:table-cell table:formula="of:=IF([.$B138]&lt;[.$F$8];&quot;&quot;;1)">
            <text:p/>
          </table:table-cell>
          <table:table-cell table:formula="of:=IF([.$B13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11373202012265" calcext:value-type="float">
            <text:p>1.1373202012265E-005</text:p>
          </table:table-cell>
          <table:table-cell table:formula="of:=IF([.$B139]&lt;[.$F$6];&quot;&quot;;1)">
            <text:p/>
          </table:table-cell>
          <table:table-cell table:formula="of:=IF([.$B139]&lt;[.$F$8];&quot;&quot;;1)">
            <text:p/>
          </table:table-cell>
          <table:table-cell table:formula="of:=IF([.$B13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121039766888845" calcext:value-type="float">
            <text:p>0.000012104</text:p>
          </table:table-cell>
          <table:table-cell table:formula="of:=IF([.$B140]&lt;[.$F$6];&quot;&quot;;1)">
            <text:p/>
          </table:table-cell>
          <table:table-cell table:formula="of:=IF([.$B140]&lt;[.$F$8];&quot;&quot;;1)">
            <text:p/>
          </table:table-cell>
          <table:table-cell table:formula="of:=IF([.$B14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159206713517682" calcext:value-type="float">
            <text:p>1.59206713517682E-005</text:p>
          </table:table-cell>
          <table:table-cell table:formula="of:=IF([.$B141]&lt;[.$F$6];&quot;&quot;;1)">
            <text:p/>
          </table:table-cell>
          <table:table-cell table:formula="of:=IF([.$B141]&lt;[.$F$8];&quot;&quot;;1)">
            <text:p/>
          </table:table-cell>
          <table:table-cell table:formula="of:=IF([.$B14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204643218903677" calcext:value-type="float">
            <text:p>2.04643218903677E-005</text:p>
          </table:table-cell>
          <table:table-cell table:formula="of:=IF([.$B142]&lt;[.$F$6];&quot;&quot;;1)">
            <text:p/>
          </table:table-cell>
          <table:table-cell table:formula="of:=IF([.$B142]&lt;[.$F$8];&quot;&quot;;1)">
            <text:p/>
          </table:table-cell>
          <table:table-cell table:formula="of:=IF([.$B14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238925801300544" calcext:value-type="float">
            <text:p>2.38925801300544E-005</text:p>
          </table:table-cell>
          <table:table-cell table:formula="of:=IF([.$B143]&lt;[.$F$6];&quot;&quot;;1)">
            <text:p/>
          </table:table-cell>
          <table:table-cell table:formula="of:=IF([.$B143]&lt;[.$F$8];&quot;&quot;;1)">
            <text:p/>
          </table:table-cell>
          <table:table-cell table:formula="of:=IF([.$B14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265904538687875" calcext:value-type="float">
            <text:p>2.65904538687875E-005</text:p>
          </table:table-cell>
          <table:table-cell table:formula="of:=IF([.$B144]&lt;[.$F$6];&quot;&quot;;1)">
            <text:p/>
          </table:table-cell>
          <table:table-cell table:formula="of:=IF([.$B144]&lt;[.$F$8];&quot;&quot;;1)">
            <text:p/>
          </table:table-cell>
          <table:table-cell table:formula="of:=IF([.$B14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273955362227221" calcext:value-type="float">
            <text:p>2.73955362227221E-005</text:p>
          </table:table-cell>
          <table:table-cell table:formula="of:=IF([.$B145]&lt;[.$F$6];&quot;&quot;;1)">
            <text:p/>
          </table:table-cell>
          <table:table-cell table:formula="of:=IF([.$B145]&lt;[.$F$8];&quot;&quot;;1)">
            <text:p/>
          </table:table-cell>
          <table:table-cell table:formula="of:=IF([.$B14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276810358538304" calcext:value-type="float">
            <text:p>0.000027681</text:p>
          </table:table-cell>
          <table:table-cell table:formula="of:=IF([.$B146]&lt;[.$F$6];&quot;&quot;;1)">
            <text:p/>
          </table:table-cell>
          <table:table-cell table:formula="of:=IF([.$B146]&lt;[.$F$8];&quot;&quot;;1)">
            <text:p/>
          </table:table-cell>
          <table:table-cell table:formula="of:=IF([.$B14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276309507926006" calcext:value-type="float">
            <text:p>0.000027631</text:p>
          </table:table-cell>
          <table:table-cell table:formula="of:=IF([.$B147]&lt;[.$F$6];&quot;&quot;;1)">
            <text:p/>
          </table:table-cell>
          <table:table-cell table:formula="of:=IF([.$B147]&lt;[.$F$8];&quot;&quot;;1)">
            <text:p/>
          </table:table-cell>
          <table:table-cell table:formula="of:=IF([.$B14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272848585401214" calcext:value-type="float">
            <text:p>2.72848585401214E-005</text:p>
          </table:table-cell>
          <table:table-cell table:formula="of:=IF([.$B148]&lt;[.$F$6];&quot;&quot;;1)">
            <text:p/>
          </table:table-cell>
          <table:table-cell table:formula="of:=IF([.$B148]&lt;[.$F$8];&quot;&quot;;1)">
            <text:p/>
          </table:table-cell>
          <table:table-cell table:formula="of:=IF([.$B14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27747571293893" calcext:value-type="float">
            <text:p>2.7747571293893E-005</text:p>
          </table:table-cell>
          <table:table-cell table:formula="of:=IF([.$B149]&lt;[.$F$6];&quot;&quot;;1)">
            <text:p/>
          </table:table-cell>
          <table:table-cell table:formula="of:=IF([.$B149]&lt;[.$F$8];&quot;&quot;;1)">
            <text:p/>
          </table:table-cell>
          <table:table-cell table:formula="of:=IF([.$B14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280799198238968" calcext:value-type="float">
            <text:p>2.80799198238968E-005</text:p>
          </table:table-cell>
          <table:table-cell table:formula="of:=IF([.$B150]&lt;[.$F$6];&quot;&quot;;1)">
            <text:p/>
          </table:table-cell>
          <table:table-cell table:formula="of:=IF([.$B150]&lt;[.$F$8];&quot;&quot;;1)">
            <text:p/>
          </table:table-cell>
          <table:table-cell table:formula="of:=IF([.$B15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285011650150026" calcext:value-type="float">
            <text:p>2.85011650150026E-005</text:p>
          </table:table-cell>
          <table:table-cell table:formula="of:=IF([.$B151]&lt;[.$F$6];&quot;&quot;;1)">
            <text:p/>
          </table:table-cell>
          <table:table-cell table:formula="of:=IF([.$B151]&lt;[.$F$8];&quot;&quot;;1)">
            <text:p/>
          </table:table-cell>
          <table:table-cell table:formula="of:=IF([.$B15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282333700771628" calcext:value-type="float">
            <text:p>2.82333700771628E-005</text:p>
          </table:table-cell>
          <table:table-cell table:formula="of:=IF([.$B152]&lt;[.$F$6];&quot;&quot;;1)">
            <text:p/>
          </table:table-cell>
          <table:table-cell table:formula="of:=IF([.$B152]&lt;[.$F$8];&quot;&quot;;1)">
            <text:p/>
          </table:table-cell>
          <table:table-cell table:formula="of:=IF([.$B15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28232987525954" calcext:value-type="float">
            <text:p>0.000028233</text:p>
          </table:table-cell>
          <table:table-cell table:formula="of:=IF([.$B153]&lt;[.$F$6];&quot;&quot;;1)">
            <text:p/>
          </table:table-cell>
          <table:table-cell table:formula="of:=IF([.$B153]&lt;[.$F$8];&quot;&quot;;1)">
            <text:p/>
          </table:table-cell>
          <table:table-cell table:formula="of:=IF([.$B15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2818490994999" calcext:value-type="float">
            <text:p>2.818490994999E-005</text:p>
          </table:table-cell>
          <table:table-cell table:formula="of:=IF([.$B154]&lt;[.$F$6];&quot;&quot;;1)">
            <text:p/>
          </table:table-cell>
          <table:table-cell table:formula="of:=IF([.$B154]&lt;[.$F$8];&quot;&quot;;1)">
            <text:p/>
          </table:table-cell>
          <table:table-cell table:formula="of:=IF([.$B15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283762298200505" calcext:value-type="float">
            <text:p>2.83762298200505E-005</text:p>
          </table:table-cell>
          <table:table-cell table:formula="of:=IF([.$B155]&lt;[.$F$6];&quot;&quot;;1)">
            <text:p/>
          </table:table-cell>
          <table:table-cell table:formula="of:=IF([.$B155]&lt;[.$F$8];&quot;&quot;;1)">
            <text:p/>
          </table:table-cell>
          <table:table-cell table:formula="of:=IF([.$B15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284260919731203" calcext:value-type="float">
            <text:p>2.84260919731203E-005</text:p>
          </table:table-cell>
          <table:table-cell table:formula="of:=IF([.$B156]&lt;[.$F$6];&quot;&quot;;1)">
            <text:p/>
          </table:table-cell>
          <table:table-cell table:formula="of:=IF([.$B156]&lt;[.$F$8];&quot;&quot;;1)">
            <text:p/>
          </table:table-cell>
          <table:table-cell table:formula="of:=IF([.$B15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286198987583327" calcext:value-type="float">
            <text:p>2.86198987583327E-005</text:p>
          </table:table-cell>
          <table:table-cell table:formula="of:=IF([.$B157]&lt;[.$F$6];&quot;&quot;;1)">
            <text:p/>
          </table:table-cell>
          <table:table-cell table:formula="of:=IF([.$B157]&lt;[.$F$8];&quot;&quot;;1)">
            <text:p/>
          </table:table-cell>
          <table:table-cell table:formula="of:=IF([.$B15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83548822578112" calcext:value-type="float">
            <text:p>2.83548822578112E-005</text:p>
          </table:table-cell>
          <table:table-cell table:formula="of:=IF([.$B158]&lt;[.$F$6];&quot;&quot;;1)">
            <text:p/>
          </table:table-cell>
          <table:table-cell table:formula="of:=IF([.$B158]&lt;[.$F$8];&quot;&quot;;1)">
            <text:p/>
          </table:table-cell>
          <table:table-cell table:formula="of:=IF([.$B15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287593813092822" calcext:value-type="float">
            <text:p>2.87593813092822E-005</text:p>
          </table:table-cell>
          <table:table-cell table:formula="of:=IF([.$B159]&lt;[.$F$6];&quot;&quot;;1)">
            <text:p/>
          </table:table-cell>
          <table:table-cell table:formula="of:=IF([.$B159]&lt;[.$F$8];&quot;&quot;;1)">
            <text:p/>
          </table:table-cell>
          <table:table-cell table:formula="of:=IF([.$B15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287210331104488" calcext:value-type="float">
            <text:p>0.000028721</text:p>
          </table:table-cell>
          <table:table-cell table:formula="of:=IF([.$B160]&lt;[.$F$6];&quot;&quot;;1)">
            <text:p/>
          </table:table-cell>
          <table:table-cell table:formula="of:=IF([.$B160]&lt;[.$F$8];&quot;&quot;;1)">
            <text:p/>
          </table:table-cell>
          <table:table-cell table:formula="of:=IF([.$B16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289740822000875" calcext:value-type="float">
            <text:p>2.89740822000875E-005</text:p>
          </table:table-cell>
          <table:table-cell table:formula="of:=IF([.$B161]&lt;[.$F$6];&quot;&quot;;1)">
            <text:p/>
          </table:table-cell>
          <table:table-cell table:formula="of:=IF([.$B161]&lt;[.$F$8];&quot;&quot;;1)">
            <text:p/>
          </table:table-cell>
          <table:table-cell table:formula="of:=IF([.$B16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291674060877554" calcext:value-type="float">
            <text:p>2.91674060877554E-005</text:p>
          </table:table-cell>
          <table:table-cell table:formula="of:=IF([.$B162]&lt;[.$F$6];&quot;&quot;;1)">
            <text:p/>
          </table:table-cell>
          <table:table-cell table:formula="of:=IF([.$B162]&lt;[.$F$8];&quot;&quot;;1)">
            <text:p/>
          </table:table-cell>
          <table:table-cell table:formula="of:=IF([.$B16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292621262963192" calcext:value-type="float">
            <text:p>2.92621262963192E-005</text:p>
          </table:table-cell>
          <table:table-cell table:formula="of:=IF([.$B163]&lt;[.$F$6];&quot;&quot;;1)">
            <text:p/>
          </table:table-cell>
          <table:table-cell table:formula="of:=IF([.$B163]&lt;[.$F$8];&quot;&quot;;1)">
            <text:p/>
          </table:table-cell>
          <table:table-cell table:formula="of:=IF([.$B16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90517673495975" calcext:value-type="float">
            <text:p>2.90517673495975E-005</text:p>
          </table:table-cell>
          <table:table-cell table:formula="of:=IF([.$B164]&lt;[.$F$6];&quot;&quot;;1)">
            <text:p/>
          </table:table-cell>
          <table:table-cell table:formula="of:=IF([.$B164]&lt;[.$F$8];&quot;&quot;;1)">
            <text:p/>
          </table:table-cell>
          <table:table-cell table:formula="of:=IF([.$B16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288873815078464" calcext:value-type="float">
            <text:p>2.88873815078464E-005</text:p>
          </table:table-cell>
          <table:table-cell table:formula="of:=IF([.$B165]&lt;[.$F$6];&quot;&quot;;1)">
            <text:p/>
          </table:table-cell>
          <table:table-cell table:formula="of:=IF([.$B165]&lt;[.$F$8];&quot;&quot;;1)">
            <text:p/>
          </table:table-cell>
          <table:table-cell table:formula="of:=IF([.$B16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282232789660399" calcext:value-type="float">
            <text:p>2.82232789660399E-005</text:p>
          </table:table-cell>
          <table:table-cell table:formula="of:=IF([.$B166]&lt;[.$F$6];&quot;&quot;;1)">
            <text:p/>
          </table:table-cell>
          <table:table-cell table:formula="of:=IF([.$B166]&lt;[.$F$8];&quot;&quot;;1)">
            <text:p/>
          </table:table-cell>
          <table:table-cell table:formula="of:=IF([.$B16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28236146914396" calcext:value-type="float">
            <text:p>2.8236146914396E-005</text:p>
          </table:table-cell>
          <table:table-cell table:formula="of:=IF([.$B167]&lt;[.$F$6];&quot;&quot;;1)">
            <text:p/>
          </table:table-cell>
          <table:table-cell table:formula="of:=IF([.$B167]&lt;[.$F$8];&quot;&quot;;1)">
            <text:p/>
          </table:table-cell>
          <table:table-cell table:formula="of:=IF([.$B16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282036946055187" calcext:value-type="float">
            <text:p>2.82036946055187E-005</text:p>
          </table:table-cell>
          <table:table-cell table:formula="of:=IF([.$B168]&lt;[.$F$6];&quot;&quot;;1)">
            <text:p/>
          </table:table-cell>
          <table:table-cell table:formula="of:=IF([.$B168]&lt;[.$F$8];&quot;&quot;;1)">
            <text:p/>
          </table:table-cell>
          <table:table-cell table:formula="of:=IF([.$B16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283002746535867" calcext:value-type="float">
            <text:p>2.83002746535867E-005</text:p>
          </table:table-cell>
          <table:table-cell table:formula="of:=IF([.$B169]&lt;[.$F$6];&quot;&quot;;1)">
            <text:p/>
          </table:table-cell>
          <table:table-cell table:formula="of:=IF([.$B169]&lt;[.$F$8];&quot;&quot;;1)">
            <text:p/>
          </table:table-cell>
          <table:table-cell table:formula="of:=IF([.$B16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2815567769117" calcext:value-type="float">
            <text:p>2.815567769117E-005</text:p>
          </table:table-cell>
          <table:table-cell table:formula="of:=IF([.$B170]&lt;[.$F$6];&quot;&quot;;1)">
            <text:p/>
          </table:table-cell>
          <table:table-cell table:formula="of:=IF([.$B170]&lt;[.$F$8];&quot;&quot;;1)">
            <text:p/>
          </table:table-cell>
          <table:table-cell table:formula="of:=IF([.$B17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283464677675547" calcext:value-type="float">
            <text:p>2.83464677675547E-005</text:p>
          </table:table-cell>
          <table:table-cell table:formula="of:=IF([.$B171]&lt;[.$F$6];&quot;&quot;;1)">
            <text:p/>
          </table:table-cell>
          <table:table-cell table:formula="of:=IF([.$B171]&lt;[.$F$8];&quot;&quot;;1)">
            <text:p/>
          </table:table-cell>
          <table:table-cell table:formula="of:=IF([.$B17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286660193631647" calcext:value-type="float">
            <text:p>0.000028666</text:p>
          </table:table-cell>
          <table:table-cell table:formula="of:=IF([.$B172]&lt;[.$F$6];&quot;&quot;;1)">
            <text:p/>
          </table:table-cell>
          <table:table-cell table:formula="of:=IF([.$B172]&lt;[.$F$8];&quot;&quot;;1)">
            <text:p/>
          </table:table-cell>
          <table:table-cell table:formula="of:=IF([.$B17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292567364331737" calcext:value-type="float">
            <text:p>2.92567364331737E-005</text:p>
          </table:table-cell>
          <table:table-cell table:formula="of:=IF([.$B173]&lt;[.$F$6];&quot;&quot;;1)">
            <text:p/>
          </table:table-cell>
          <table:table-cell table:formula="of:=IF([.$B173]&lt;[.$F$8];&quot;&quot;;1)">
            <text:p/>
          </table:table-cell>
          <table:table-cell table:formula="of:=IF([.$B17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292484221026556" calcext:value-type="float">
            <text:p>2.92484221026556E-005</text:p>
          </table:table-cell>
          <table:table-cell table:formula="of:=IF([.$B174]&lt;[.$F$6];&quot;&quot;;1)">
            <text:p/>
          </table:table-cell>
          <table:table-cell table:formula="of:=IF([.$B174]&lt;[.$F$8];&quot;&quot;;1)">
            <text:p/>
          </table:table-cell>
          <table:table-cell table:formula="of:=IF([.$B17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292562614771515" calcext:value-type="float">
            <text:p>2.92562614771515E-005</text:p>
          </table:table-cell>
          <table:table-cell table:formula="of:=IF([.$B175]&lt;[.$F$6];&quot;&quot;;1)">
            <text:p/>
          </table:table-cell>
          <table:table-cell table:formula="of:=IF([.$B175]&lt;[.$F$8];&quot;&quot;;1)">
            <text:p/>
          </table:table-cell>
          <table:table-cell table:formula="of:=IF([.$B17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288629493731696" calcext:value-type="float">
            <text:p>2.88629493731696E-005</text:p>
          </table:table-cell>
          <table:table-cell table:formula="of:=IF([.$B176]&lt;[.$F$6];&quot;&quot;;1)">
            <text:p/>
          </table:table-cell>
          <table:table-cell table:formula="of:=IF([.$B176]&lt;[.$F$8];&quot;&quot;;1)">
            <text:p/>
          </table:table-cell>
          <table:table-cell table:formula="of:=IF([.$B17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29420744889508" calcext:value-type="float">
            <text:p>2.9420744889508E-005</text:p>
          </table:table-cell>
          <table:table-cell table:formula="of:=IF([.$B177]&lt;[.$F$6];&quot;&quot;;1)">
            <text:p/>
          </table:table-cell>
          <table:table-cell table:formula="of:=IF([.$B177]&lt;[.$F$8];&quot;&quot;;1)">
            <text:p/>
          </table:table-cell>
          <table:table-cell table:formula="of:=IF([.$B17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300439368736532" calcext:value-type="float">
            <text:p>3.00439368736532E-005</text:p>
          </table:table-cell>
          <table:table-cell table:formula="of:=IF([.$B178]&lt;[.$F$6];&quot;&quot;;1)">
            <text:p/>
          </table:table-cell>
          <table:table-cell table:formula="of:=IF([.$B178]&lt;[.$F$8];&quot;&quot;;1)">
            <text:p/>
          </table:table-cell>
          <table:table-cell table:formula="of:=IF([.$B17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316172929711704" calcext:value-type="float">
            <text:p>3.16172929711704E-005</text:p>
          </table:table-cell>
          <table:table-cell table:formula="of:=IF([.$B179]&lt;[.$F$6];&quot;&quot;;1)">
            <text:p/>
          </table:table-cell>
          <table:table-cell table:formula="of:=IF([.$B179]&lt;[.$F$8];&quot;&quot;;1)">
            <text:p/>
          </table:table-cell>
          <table:table-cell table:formula="of:=IF([.$B17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338703020651726" calcext:value-type="float">
            <text:p>3.38703020651726E-005</text:p>
          </table:table-cell>
          <table:table-cell table:formula="of:=IF([.$B180]&lt;[.$F$6];&quot;&quot;;1)">
            <text:p/>
          </table:table-cell>
          <table:table-cell table:formula="of:=IF([.$B180]&lt;[.$F$8];&quot;&quot;;1)">
            <text:p/>
          </table:table-cell>
          <table:table-cell table:formula="of:=IF([.$B18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354795490091069" calcext:value-type="float">
            <text:p>3.54795490091069E-005</text:p>
          </table:table-cell>
          <table:table-cell table:formula="of:=IF([.$B181]&lt;[.$F$6];&quot;&quot;;1)">
            <text:p/>
          </table:table-cell>
          <table:table-cell table:formula="of:=IF([.$B181]&lt;[.$F$8];&quot;&quot;;1)">
            <text:p/>
          </table:table-cell>
          <table:table-cell table:formula="of:=IF([.$B181]&lt;[.$F$9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0000382783756206987" calcext:value-type="float">
            <text:p>3.82783756206987E-005</text:p>
          </table:table-cell>
          <table:table-cell table:formula="of:=IF([.$B182]&lt;[.$F$6];&quot;&quot;;1)">
            <text:p/>
          </table:table-cell>
          <table:table-cell table:formula="of:=IF([.$B182]&lt;[.$F$8];&quot;&quot;;1)">
            <text:p/>
          </table:table-cell>
          <table:table-cell table:formula="of:=IF([.$B18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413164081845744" calcext:value-type="float">
            <text:p>4.13164081845744E-005</text:p>
          </table:table-cell>
          <table:table-cell table:formula="of:=IF([.$B183]&lt;[.$F$6];&quot;&quot;;1)">
            <text:p/>
          </table:table-cell>
          <table:table-cell table:formula="of:=IF([.$B183]&lt;[.$F$8];&quot;&quot;;1)">
            <text:p/>
          </table:table-cell>
          <table:table-cell table:formula="of:=IF([.$B18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415475460251045" calcext:value-type="float">
            <text:p>4.15475460251045E-005</text:p>
          </table:table-cell>
          <table:table-cell table:formula="of:=IF([.$B184]&lt;[.$F$6];&quot;&quot;;1)">
            <text:p/>
          </table:table-cell>
          <table:table-cell table:formula="of:=IF([.$B184]&lt;[.$F$8];&quot;&quot;;1)">
            <text:p/>
          </table:table-cell>
          <table:table-cell table:formula="of:=IF([.$B18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413637123486006" calcext:value-type="float">
            <text:p>4.13637123486006E-005</text:p>
          </table:table-cell>
          <table:table-cell table:formula="of:=IF([.$B185]&lt;[.$F$6];&quot;&quot;;1)">
            <text:p/>
          </table:table-cell>
          <table:table-cell table:formula="of:=IF([.$B185]&lt;[.$F$8];&quot;&quot;;1)">
            <text:p/>
          </table:table-cell>
          <table:table-cell table:formula="of:=IF([.$B18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69420963991436" calcext:value-type="float">
            <text:p>3.69420963991436E-005</text:p>
          </table:table-cell>
          <table:table-cell table:formula="of:=IF([.$B186]&lt;[.$F$6];&quot;&quot;;1)">
            <text:p/>
          </table:table-cell>
          <table:table-cell table:formula="of:=IF([.$B186]&lt;[.$F$8];&quot;&quot;;1)">
            <text:p/>
          </table:table-cell>
          <table:table-cell table:formula="of:=IF([.$B18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309293897336033" calcext:value-type="float">
            <text:p>3.09293897336033E-005</text:p>
          </table:table-cell>
          <table:table-cell table:formula="of:=IF([.$B187]&lt;[.$F$6];&quot;&quot;;1)">
            <text:p/>
          </table:table-cell>
          <table:table-cell table:formula="of:=IF([.$B187]&lt;[.$F$8];&quot;&quot;;1)">
            <text:p/>
          </table:table-cell>
          <table:table-cell table:formula="of:=IF([.$B18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82719335622205" calcext:value-type="float">
            <text:p>2.82719335622205E-005</text:p>
          </table:table-cell>
          <table:table-cell table:formula="of:=IF([.$B188]&lt;[.$F$6];&quot;&quot;;1)">
            <text:p/>
          </table:table-cell>
          <table:table-cell table:formula="of:=IF([.$B188]&lt;[.$F$8];&quot;&quot;;1)">
            <text:p/>
          </table:table-cell>
          <table:table-cell table:formula="of:=IF([.$B18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230432418872584" calcext:value-type="float">
            <text:p>2.30432418872584E-005</text:p>
          </table:table-cell>
          <table:table-cell table:formula="of:=IF([.$B189]&lt;[.$F$6];&quot;&quot;;1)">
            <text:p/>
          </table:table-cell>
          <table:table-cell table:formula="of:=IF([.$B189]&lt;[.$F$8];&quot;&quot;;1)">
            <text:p/>
          </table:table-cell>
          <table:table-cell table:formula="of:=IF([.$B18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181726035147569" calcext:value-type="float">
            <text:p>1.81726035147569E-005</text:p>
          </table:table-cell>
          <table:table-cell table:formula="of:=IF([.$B190]&lt;[.$F$6];&quot;&quot;;1)">
            <text:p/>
          </table:table-cell>
          <table:table-cell table:formula="of:=IF([.$B190]&lt;[.$F$8];&quot;&quot;;1)">
            <text:p/>
          </table:table-cell>
          <table:table-cell table:formula="of:=IF([.$B19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166050266173817" calcext:value-type="float">
            <text:p>0.000016605</text:p>
          </table:table-cell>
          <table:table-cell table:formula="of:=IF([.$B191]&lt;[.$F$6];&quot;&quot;;1)">
            <text:p/>
          </table:table-cell>
          <table:table-cell table:formula="of:=IF([.$B191]&lt;[.$F$8];&quot;&quot;;1)">
            <text:p/>
          </table:table-cell>
          <table:table-cell table:formula="of:=IF([.$B19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52708766263313" calcext:value-type="float">
            <text:p>1.52708766263313E-005</text:p>
          </table:table-cell>
          <table:table-cell table:formula="of:=IF([.$B192]&lt;[.$F$6];&quot;&quot;;1)">
            <text:p/>
          </table:table-cell>
          <table:table-cell table:formula="of:=IF([.$B192]&lt;[.$F$8];&quot;&quot;;1)">
            <text:p/>
          </table:table-cell>
          <table:table-cell table:formula="of:=IF([.$B19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150373253288037" calcext:value-type="float">
            <text:p>1.50373253288037E-005</text:p>
          </table:table-cell>
          <table:table-cell table:formula="of:=IF([.$B193]&lt;[.$F$6];&quot;&quot;;1)">
            <text:p/>
          </table:table-cell>
          <table:table-cell table:formula="of:=IF([.$B193]&lt;[.$F$8];&quot;&quot;;1)">
            <text:p/>
          </table:table-cell>
          <table:table-cell table:formula="of:=IF([.$B19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159232842000373" calcext:value-type="float">
            <text:p>1.59232842000373E-005</text:p>
          </table:table-cell>
          <table:table-cell table:formula="of:=IF([.$B194]&lt;[.$F$6];&quot;&quot;;1)">
            <text:p/>
          </table:table-cell>
          <table:table-cell table:formula="of:=IF([.$B194]&lt;[.$F$8];&quot;&quot;;1)">
            <text:p/>
          </table:table-cell>
          <table:table-cell table:formula="of:=IF([.$B19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168556866342756" calcext:value-type="float">
            <text:p>1.68556866342756E-005</text:p>
          </table:table-cell>
          <table:table-cell table:formula="of:=IF([.$B195]&lt;[.$F$6];&quot;&quot;;1)">
            <text:p/>
          </table:table-cell>
          <table:table-cell table:formula="of:=IF([.$B195]&lt;[.$F$8];&quot;&quot;;1)">
            <text:p/>
          </table:table-cell>
          <table:table-cell table:formula="of:=IF([.$B19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193033358606805" calcext:value-type="float">
            <text:p>1.93033358606805E-005</text:p>
          </table:table-cell>
          <table:table-cell table:formula="of:=IF([.$B196]&lt;[.$F$6];&quot;&quot;;1)">
            <text:p/>
          </table:table-cell>
          <table:table-cell table:formula="of:=IF([.$B196]&lt;[.$F$8];&quot;&quot;;1)">
            <text:p/>
          </table:table-cell>
          <table:table-cell table:formula="of:=IF([.$B19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23659068541397" calcext:value-type="float">
            <text:p>2.3659068541397E-005</text:p>
          </table:table-cell>
          <table:table-cell table:formula="of:=IF([.$B197]&lt;[.$F$6];&quot;&quot;;1)">
            <text:p/>
          </table:table-cell>
          <table:table-cell table:formula="of:=IF([.$B197]&lt;[.$F$8];&quot;&quot;;1)">
            <text:p/>
          </table:table-cell>
          <table:table-cell table:formula="of:=IF([.$B19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252766398730769" calcext:value-type="float">
            <text:p>2.52766398730769E-005</text:p>
          </table:table-cell>
          <table:table-cell table:formula="of:=IF([.$B198]&lt;[.$F$6];&quot;&quot;;1)">
            <text:p/>
          </table:table-cell>
          <table:table-cell table:formula="of:=IF([.$B198]&lt;[.$F$8];&quot;&quot;;1)">
            <text:p/>
          </table:table-cell>
          <table:table-cell table:formula="of:=IF([.$B19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272196152393774" calcext:value-type="float">
            <text:p>2.72196152393774E-005</text:p>
          </table:table-cell>
          <table:table-cell table:formula="of:=IF([.$B199]&lt;[.$F$6];&quot;&quot;;1)">
            <text:p/>
          </table:table-cell>
          <table:table-cell table:formula="of:=IF([.$B199]&lt;[.$F$8];&quot;&quot;;1)">
            <text:p/>
          </table:table-cell>
          <table:table-cell table:formula="of:=IF([.$B19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282251165110795" calcext:value-type="float">
            <text:p>2.82251165110795E-005</text:p>
          </table:table-cell>
          <table:table-cell table:formula="of:=IF([.$B200]&lt;[.$F$6];&quot;&quot;;1)">
            <text:p/>
          </table:table-cell>
          <table:table-cell table:formula="of:=IF([.$B200]&lt;[.$F$8];&quot;&quot;;1)">
            <text:p/>
          </table:table-cell>
          <table:table-cell table:formula="of:=IF([.$B20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287775631010502" calcext:value-type="float">
            <text:p>2.87775631010502E-005</text:p>
          </table:table-cell>
          <table:table-cell table:formula="of:=IF([.$B201]&lt;[.$F$6];&quot;&quot;;1)">
            <text:p/>
          </table:table-cell>
          <table:table-cell table:formula="of:=IF([.$B201]&lt;[.$F$8];&quot;&quot;;1)">
            <text:p/>
          </table:table-cell>
          <table:table-cell table:formula="of:=IF([.$B20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279558297031362" calcext:value-type="float">
            <text:p>2.79558297031362E-005</text:p>
          </table:table-cell>
          <table:table-cell table:formula="of:=IF([.$B202]&lt;[.$F$6];&quot;&quot;;1)">
            <text:p/>
          </table:table-cell>
          <table:table-cell table:formula="of:=IF([.$B202]&lt;[.$F$8];&quot;&quot;;1)">
            <text:p/>
          </table:table-cell>
          <table:table-cell table:formula="of:=IF([.$B20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283710251138762" calcext:value-type="float">
            <text:p>0.000028371</text:p>
          </table:table-cell>
          <table:table-cell table:formula="of:=IF([.$B203]&lt;[.$F$6];&quot;&quot;;1)">
            <text:p/>
          </table:table-cell>
          <table:table-cell table:formula="of:=IF([.$B203]&lt;[.$F$8];&quot;&quot;;1)">
            <text:p/>
          </table:table-cell>
          <table:table-cell table:formula="of:=IF([.$B20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284610695419814" calcext:value-type="float">
            <text:p>2.84610695419814E-005</text:p>
          </table:table-cell>
          <table:table-cell table:formula="of:=IF([.$B204]&lt;[.$F$6];&quot;&quot;;1)">
            <text:p/>
          </table:table-cell>
          <table:table-cell table:formula="of:=IF([.$B204]&lt;[.$F$8];&quot;&quot;;1)">
            <text:p/>
          </table:table-cell>
          <table:table-cell table:formula="of:=IF([.$B20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289157452545953" calcext:value-type="float">
            <text:p>2.89157452545953E-005</text:p>
          </table:table-cell>
          <table:table-cell table:formula="of:=IF([.$B205]&lt;[.$F$6];&quot;&quot;;1)">
            <text:p/>
          </table:table-cell>
          <table:table-cell table:formula="of:=IF([.$B205]&lt;[.$F$8];&quot;&quot;;1)">
            <text:p/>
          </table:table-cell>
          <table:table-cell table:formula="of:=IF([.$B20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283203285799619" calcext:value-type="float">
            <text:p>2.83203285799619E-005</text:p>
          </table:table-cell>
          <table:table-cell table:formula="of:=IF([.$B206]&lt;[.$F$6];&quot;&quot;;1)">
            <text:p/>
          </table:table-cell>
          <table:table-cell table:formula="of:=IF([.$B206]&lt;[.$F$8];&quot;&quot;;1)">
            <text:p/>
          </table:table-cell>
          <table:table-cell table:formula="of:=IF([.$B20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280922290346981" calcext:value-type="float">
            <text:p>2.80922290346981E-005</text:p>
          </table:table-cell>
          <table:table-cell table:formula="of:=IF([.$B207]&lt;[.$F$6];&quot;&quot;;1)">
            <text:p/>
          </table:table-cell>
          <table:table-cell table:formula="of:=IF([.$B207]&lt;[.$F$8];&quot;&quot;;1)">
            <text:p/>
          </table:table-cell>
          <table:table-cell table:formula="of:=IF([.$B20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81469604434272" calcext:value-type="float">
            <text:p>0.000028147</text:p>
          </table:table-cell>
          <table:table-cell table:formula="of:=IF([.$B208]&lt;[.$F$6];&quot;&quot;;1)">
            <text:p/>
          </table:table-cell>
          <table:table-cell table:formula="of:=IF([.$B208]&lt;[.$F$8];&quot;&quot;;1)">
            <text:p/>
          </table:table-cell>
          <table:table-cell table:formula="of:=IF([.$B20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287164569500206" calcext:value-type="float">
            <text:p>2.87164569500206E-005</text:p>
          </table:table-cell>
          <table:table-cell table:formula="of:=IF([.$B209]&lt;[.$F$6];&quot;&quot;;1)">
            <text:p/>
          </table:table-cell>
          <table:table-cell table:formula="of:=IF([.$B209]&lt;[.$F$8];&quot;&quot;;1)">
            <text:p/>
          </table:table-cell>
          <table:table-cell table:formula="of:=IF([.$B20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285033947149336" calcext:value-type="float">
            <text:p>2.85033947149336E-005</text:p>
          </table:table-cell>
          <table:table-cell table:formula="of:=IF([.$B210]&lt;[.$F$6];&quot;&quot;;1)">
            <text:p/>
          </table:table-cell>
          <table:table-cell table:formula="of:=IF([.$B210]&lt;[.$F$8];&quot;&quot;;1)">
            <text:p/>
          </table:table-cell>
          <table:table-cell table:formula="of:=IF([.$B21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285837746745145" calcext:value-type="float">
            <text:p>2.85837746745145E-005</text:p>
          </table:table-cell>
          <table:table-cell table:formula="of:=IF([.$B211]&lt;[.$F$6];&quot;&quot;;1)">
            <text:p/>
          </table:table-cell>
          <table:table-cell table:formula="of:=IF([.$B211]&lt;[.$F$8];&quot;&quot;;1)">
            <text:p/>
          </table:table-cell>
          <table:table-cell table:formula="of:=IF([.$B21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2811441521623" calcext:value-type="float">
            <text:p>2.811441521623E-005</text:p>
          </table:table-cell>
          <table:table-cell table:formula="of:=IF([.$B212]&lt;[.$F$6];&quot;&quot;;1)">
            <text:p/>
          </table:table-cell>
          <table:table-cell table:formula="of:=IF([.$B212]&lt;[.$F$8];&quot;&quot;;1)">
            <text:p/>
          </table:table-cell>
          <table:table-cell table:formula="of:=IF([.$B21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285682651356053" calcext:value-type="float">
            <text:p>2.85682651356053E-005</text:p>
          </table:table-cell>
          <table:table-cell table:formula="of:=IF([.$B213]&lt;[.$F$6];&quot;&quot;;1)">
            <text:p/>
          </table:table-cell>
          <table:table-cell table:formula="of:=IF([.$B213]&lt;[.$F$8];&quot;&quot;;1)">
            <text:p/>
          </table:table-cell>
          <table:table-cell table:formula="of:=IF([.$B21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284290567780449" calcext:value-type="float">
            <text:p>2.84290567780449E-005</text:p>
          </table:table-cell>
          <table:table-cell table:formula="of:=IF([.$B214]&lt;[.$F$6];&quot;&quot;;1)">
            <text:p/>
          </table:table-cell>
          <table:table-cell table:formula="of:=IF([.$B214]&lt;[.$F$8];&quot;&quot;;1)">
            <text:p/>
          </table:table-cell>
          <table:table-cell table:formula="of:=IF([.$B21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284531193628292" calcext:value-type="float">
            <text:p>2.84531193628292E-005</text:p>
          </table:table-cell>
          <table:table-cell table:formula="of:=IF([.$B215]&lt;[.$F$6];&quot;&quot;;1)">
            <text:p/>
          </table:table-cell>
          <table:table-cell table:formula="of:=IF([.$B215]&lt;[.$F$8];&quot;&quot;;1)">
            <text:p/>
          </table:table-cell>
          <table:table-cell table:formula="of:=IF([.$B21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283143150129209" calcext:value-type="float">
            <text:p>2.83143150129209E-005</text:p>
          </table:table-cell>
          <table:table-cell table:formula="of:=IF([.$B216]&lt;[.$F$6];&quot;&quot;;1)">
            <text:p/>
          </table:table-cell>
          <table:table-cell table:formula="of:=IF([.$B216]&lt;[.$F$8];&quot;&quot;;1)">
            <text:p/>
          </table:table-cell>
          <table:table-cell table:formula="of:=IF([.$B21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285029474658888" calcext:value-type="float">
            <text:p>2.85029474658888E-005</text:p>
          </table:table-cell>
          <table:table-cell table:formula="of:=IF([.$B217]&lt;[.$F$6];&quot;&quot;;1)">
            <text:p/>
          </table:table-cell>
          <table:table-cell table:formula="of:=IF([.$B217]&lt;[.$F$8];&quot;&quot;;1)">
            <text:p/>
          </table:table-cell>
          <table:table-cell table:formula="of:=IF([.$B21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283991735053226" calcext:value-type="float">
            <text:p>2.83991735053226E-005</text:p>
          </table:table-cell>
          <table:table-cell table:formula="of:=IF([.$B218]&lt;[.$F$6];&quot;&quot;;1)">
            <text:p/>
          </table:table-cell>
          <table:table-cell table:formula="of:=IF([.$B218]&lt;[.$F$8];&quot;&quot;;1)">
            <text:p/>
          </table:table-cell>
          <table:table-cell table:formula="of:=IF([.$B218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289601508162652" calcext:value-type="float">
            <text:p>2.89601508162652E-005</text:p>
          </table:table-cell>
          <table:table-cell table:formula="of:=IF([.$B219]&lt;[.$F$6];&quot;&quot;;1)">
            <text:p/>
          </table:table-cell>
          <table:table-cell table:formula="of:=IF([.$B219]&lt;[.$F$8];&quot;&quot;;1)">
            <text:p/>
          </table:table-cell>
          <table:table-cell table:formula="of:=IF([.$B219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287778557038011" calcext:value-type="float">
            <text:p>2.87778557038011E-005</text:p>
          </table:table-cell>
          <table:table-cell table:formula="of:=IF([.$B220]&lt;[.$F$6];&quot;&quot;;1)">
            <text:p/>
          </table:table-cell>
          <table:table-cell table:formula="of:=IF([.$B220]&lt;[.$F$8];&quot;&quot;;1)">
            <text:p/>
          </table:table-cell>
          <table:table-cell table:formula="of:=IF([.$B220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290276900172679" calcext:value-type="float">
            <text:p>2.90276900172679E-005</text:p>
          </table:table-cell>
          <table:table-cell table:formula="of:=IF([.$B221]&lt;[.$F$6];&quot;&quot;;1)">
            <text:p/>
          </table:table-cell>
          <table:table-cell table:formula="of:=IF([.$B221]&lt;[.$F$8];&quot;&quot;;1)">
            <text:p/>
          </table:table-cell>
          <table:table-cell table:formula="of:=IF([.$B221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291297288334224" calcext:value-type="float">
            <text:p>2.91297288334224E-005</text:p>
          </table:table-cell>
          <table:table-cell table:formula="of:=IF([.$B222]&lt;[.$F$6];&quot;&quot;;1)">
            <text:p/>
          </table:table-cell>
          <table:table-cell table:formula="of:=IF([.$B222]&lt;[.$F$8];&quot;&quot;;1)">
            <text:p/>
          </table:table-cell>
          <table:table-cell table:formula="of:=IF([.$B222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291463410812685" calcext:value-type="float">
            <text:p>2.91463410812685E-005</text:p>
          </table:table-cell>
          <table:table-cell table:formula="of:=IF([.$B223]&lt;[.$F$6];&quot;&quot;;1)">
            <text:p/>
          </table:table-cell>
          <table:table-cell table:formula="of:=IF([.$B223]&lt;[.$F$8];&quot;&quot;;1)">
            <text:p/>
          </table:table-cell>
          <table:table-cell table:formula="of:=IF([.$B22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288841677551424" calcext:value-type="float">
            <text:p>2.88841677551424E-005</text:p>
          </table:table-cell>
          <table:table-cell table:formula="of:=IF([.$B224]&lt;[.$F$6];&quot;&quot;;1)">
            <text:p/>
          </table:table-cell>
          <table:table-cell table:formula="of:=IF([.$B224]&lt;[.$F$8];&quot;&quot;;1)">
            <text:p/>
          </table:table-cell>
          <table:table-cell table:formula="of:=IF([.$B22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288250693454128" calcext:value-type="float">
            <text:p>2.88250693454128E-005</text:p>
          </table:table-cell>
          <table:table-cell table:formula="of:=IF([.$B225]&lt;[.$F$6];&quot;&quot;;1)">
            <text:p/>
          </table:table-cell>
          <table:table-cell table:formula="of:=IF([.$B225]&lt;[.$F$8];&quot;&quot;;1)">
            <text:p/>
          </table:table-cell>
          <table:table-cell table:formula="of:=IF([.$B225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283047942260927" calcext:value-type="float">
            <text:p>2.83047942260927E-005</text:p>
          </table:table-cell>
          <table:table-cell table:formula="of:=IF([.$B226]&lt;[.$F$6];&quot;&quot;;1)">
            <text:p/>
          </table:table-cell>
          <table:table-cell table:formula="of:=IF([.$B226]&lt;[.$F$8];&quot;&quot;;1)">
            <text:p/>
          </table:table-cell>
          <table:table-cell table:formula="of:=IF([.$B22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286106710045867" calcext:value-type="float">
            <text:p>2.86106710045867E-005</text:p>
          </table:table-cell>
          <table:table-cell table:formula="of:=IF([.$B227]&lt;[.$F$6];&quot;&quot;;1)">
            <text:p/>
          </table:table-cell>
          <table:table-cell table:formula="of:=IF([.$B227]&lt;[.$F$8];&quot;&quot;;1)">
            <text:p/>
          </table:table-cell>
          <table:table-cell table:formula="of:=IF([.$B22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286227044427003" calcext:value-type="float">
            <text:p>2.86227044427003E-005</text:p>
          </table:table-cell>
          <table:table-cell table:formula="of:=IF([.$B228]&lt;[.$F$6];&quot;&quot;;1)">
            <text:p/>
          </table:table-cell>
          <table:table-cell table:formula="of:=IF([.$B228]&lt;[.$F$8];&quot;&quot;;1)">
            <text:p/>
          </table:table-cell>
          <table:table-cell table:formula="of:=IF([.$B228]&lt;[.$F$9];&quot;&quot;;1)">
            <text:p/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287979564228777" calcext:value-type="float">
            <text:p>0.000028798</text:p>
          </table:table-cell>
          <table:table-cell table:formula="of:=IF([.$B229]&lt;[.$F$6];&quot;&quot;;1)">
            <text:p/>
          </table:table-cell>
          <table:table-cell table:formula="of:=IF([.$B229]&lt;[.$F$8];&quot;&quot;;1)">
            <text:p/>
          </table:table-cell>
          <table:table-cell table:formula="of:=IF([.$B229]&lt;[.$F$9];&quot;&quot;;1)">
            <text:p/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291779164353956" calcext:value-type="float">
            <text:p>2.91779164353956E-005</text:p>
          </table:table-cell>
          <table:table-cell table:formula="of:=IF([.$B230]&lt;[.$F$6];&quot;&quot;;1)">
            <text:p/>
          </table:table-cell>
          <table:table-cell table:formula="of:=IF([.$B230]&lt;[.$F$8];&quot;&quot;;1)">
            <text:p/>
          </table:table-cell>
          <table:table-cell table:formula="of:=IF([.$B230]&lt;[.$F$9];&quot;&quot;;1)">
            <text:p/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293973249563187" calcext:value-type="float">
            <text:p>2.93973249563187E-005</text:p>
          </table:table-cell>
          <table:table-cell table:formula="of:=IF([.$B231]&lt;[.$F$6];&quot;&quot;;1)">
            <text:p/>
          </table:table-cell>
          <table:table-cell table:formula="of:=IF([.$B231]&lt;[.$F$8];&quot;&quot;;1)">
            <text:p/>
          </table:table-cell>
          <table:table-cell table:formula="of:=IF([.$B231]&lt;[.$F$9];&quot;&quot;;1)">
            <text:p/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297658749242987" calcext:value-type="float">
            <text:p>2.97658749242987E-005</text:p>
          </table:table-cell>
          <table:table-cell table:formula="of:=IF([.$B232]&lt;[.$F$6];&quot;&quot;;1)">
            <text:p/>
          </table:table-cell>
          <table:table-cell table:formula="of:=IF([.$B232]&lt;[.$F$8];&quot;&quot;;1)">
            <text:p/>
          </table:table-cell>
          <table:table-cell table:formula="of:=IF([.$B232]&lt;[.$F$9];&quot;&quot;;1)">
            <text:p/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301611811338022" calcext:value-type="float">
            <text:p>3.01611811338022E-005</text:p>
          </table:table-cell>
          <table:table-cell table:formula="of:=IF([.$B233]&lt;[.$F$6];&quot;&quot;;1)">
            <text:p/>
          </table:table-cell>
          <table:table-cell table:formula="of:=IF([.$B233]&lt;[.$F$8];&quot;&quot;;1)">
            <text:p/>
          </table:table-cell>
          <table:table-cell table:formula="of:=IF([.$B233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299540674007911" calcext:value-type="float">
            <text:p>2.99540674007911E-005</text:p>
          </table:table-cell>
          <table:table-cell table:formula="of:=IF([.$B234]&lt;[.$F$6];&quot;&quot;;1)">
            <text:p/>
          </table:table-cell>
          <table:table-cell table:formula="of:=IF([.$B234]&lt;[.$F$8];&quot;&quot;;1)">
            <text:p/>
          </table:table-cell>
          <table:table-cell table:formula="of:=IF([.$B234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30222963273273" calcext:value-type="float">
            <text:p>0.000030223</text:p>
          </table:table-cell>
          <table:table-cell table:formula="of:=IF([.$B235]&lt;[.$F$6];&quot;&quot;;1)">
            <text:p/>
          </table:table-cell>
          <table:table-cell table:formula="of:=IF([.$B235]&lt;[.$F$8];&quot;&quot;;1)">
            <text:p/>
          </table:table-cell>
          <table:table-cell table:formula="of:=IF([.$B235]&lt;[.$F$9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.0000303536693307319" calcext:value-type="float">
            <text:p>3.03536693307319E-005</text:p>
          </table:table-cell>
          <table:table-cell table:formula="of:=IF([.$B236]&lt;[.$F$6];&quot;&quot;;1)">
            <text:p/>
          </table:table-cell>
          <table:table-cell table:formula="of:=IF([.$B236]&lt;[.$F$8];&quot;&quot;;1)">
            <text:p/>
          </table:table-cell>
          <table:table-cell table:formula="of:=IF([.$B236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309483808989074" calcext:value-type="float">
            <text:p>3.09483808989074E-005</text:p>
          </table:table-cell>
          <table:table-cell table:formula="of:=IF([.$B237]&lt;[.$F$6];&quot;&quot;;1)">
            <text:p/>
          </table:table-cell>
          <table:table-cell table:formula="of:=IF([.$B237]&lt;[.$F$8];&quot;&quot;;1)">
            <text:p/>
          </table:table-cell>
          <table:table-cell table:formula="of:=IF([.$B237]&lt;[.$F$9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321586954477045" calcext:value-type="float">
            <text:p>3.21586954477045E-005</text:p>
          </table:table-cell>
          <table:table-cell table:formula="of:=IF([.$B238]&lt;[.$F$6];&quot;&quot;;1)">
            <text:p/>
          </table:table-cell>
          <table:table-cell table:formula="of:=IF([.$B238]&lt;[.$F$8];&quot;&quot;;1)">
            <text:p/>
          </table:table-cell>
          <table:table-cell table:formula="of:=IF([.$B238]&lt;[.$F$9];&quot;&quot;;1)">
            <text:p/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zscore</text:p>
          </table:table-cell>
          <table:table-cell/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table:number-columns-repeated="4"/>
          <table:table-cell office:value-type="string" calcext:value-type="string">
            <text:p>Z-scor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878274491887774" calcext:value-type="float">
            <text:p>8.78274491887774E-006</text:p>
          </table:table-cell>
          <table:table-cell table:style-name="ce5" table:formula="of:=IF([.$B2]&lt;[.$J$2];&quot;&quot;;1)">
            <text:p/>
          </table:table-cell>
          <table:table-cell office:value-type="float" office:value="64385.0034622608" calcext:value-type="float">
            <text:p>64385.0034622608</text:p>
          </table:table-cell>
          <table:table-cell office:value-type="float" office:value="46639.0883989184" calcext:value-type="float">
            <text:p>46639.0883989184</text:p>
          </table:table-cell>
          <table:table-cell/>
          <table:table-cell table:style-name="ce5" table:formula="of:=ABS(([.D2]-[.E2])/[.D2])" office:value-type="float" office:value="0.275621870141611" calcext:value-type="float">
            <text:p>0.2756218701</text:p>
          </table:table-cell>
          <table:table-cell table:formula="of:=IF([.$G2]&lt;[.$K$2];&quot;&quot;;1)">
            <text:p/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132939308697961" calcext:value-type="float">
            <text:p>1.32939308697961E-005</text:p>
          </table:table-cell>
          <table:table-cell table:formula="of:=IF([.$B3]&lt;[.$J$2];&quot;&quot;;1)">
            <text:p/>
          </table:table-cell>
          <table:table-cell office:value-type="float" office:value="66906.0326621227" calcext:value-type="float">
            <text:p>66906.0326621227</text:p>
          </table:table-cell>
          <table:table-cell office:value-type="float" office:value="38811.2529588046" calcext:value-type="float">
            <text:p>38811.2529588046</text:p>
          </table:table-cell>
          <table:table-cell/>
          <table:table-cell table:formula="of:=ABS(([.D3]-[.E3])/[.D3])" office:value-type="float" office:value="0.419913998565683" calcext:value-type="float">
            <text:p>0.4199139986</text:p>
          </table:table-cell>
          <table:table-cell table:formula="of:=IF([.$G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910609006632682" calcext:value-type="float">
            <text:p>9.10609006632682E-006</text:p>
          </table:table-cell>
          <table:table-cell table:formula="of:=IF([.$B4]&lt;[.$J$2];&quot;&quot;;1)">
            <text:p/>
          </table:table-cell>
          <table:table-cell office:value-type="float" office:value="46949.9774842501" calcext:value-type="float">
            <text:p>46949.9774842501</text:p>
          </table:table-cell>
          <table:table-cell office:value-type="float" office:value="40461.1418138174" calcext:value-type="float">
            <text:p>40461.1418138174</text:p>
          </table:table-cell>
          <table:table-cell/>
          <table:table-cell table:formula="of:=ABS(([.D4]-[.E4])/[.D4])" office:value-type="float" office:value="0.138207428802484" calcext:value-type="float">
            <text:p>0.1382074288</text:p>
          </table:table-cell>
          <table:table-cell table:formula="of:=IF([.$G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161397962664472" calcext:value-type="float">
            <text:p>1.61397962664472E-005</text:p>
          </table:table-cell>
          <table:table-cell table:formula="of:=IF([.$B5]&lt;[.$J$2];&quot;&quot;;1)">
            <text:p/>
          </table:table-cell>
          <table:table-cell office:value-type="float" office:value="49101.5098204667" calcext:value-type="float">
            <text:p>49101.5098204667</text:p>
          </table:table-cell>
          <table:table-cell office:value-type="float" office:value="38696.7170572683" calcext:value-type="float">
            <text:p>38696.7170572683</text:p>
          </table:table-cell>
          <table:table-cell/>
          <table:table-cell table:formula="of:=ABS(([.D5]-[.E5])/[.D5])" office:value-type="float" office:value="0.211903723556407" calcext:value-type="float">
            <text:p>0.2119037236</text:p>
          </table:table-cell>
          <table:table-cell table:formula="of:=IF([.$G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857694082415588" calcext:value-type="float">
            <text:p>8.57694082415588E-006</text:p>
          </table:table-cell>
          <table:table-cell table:formula="of:=IF([.$B6]&lt;[.$J$2];&quot;&quot;;1)">
            <text:p/>
          </table:table-cell>
          <table:table-cell office:value-type="float" office:value="43434.3627096245" calcext:value-type="float">
            <text:p>43434.3627096245</text:p>
          </table:table-cell>
          <table:table-cell office:value-type="float" office:value="38187.0212993022" calcext:value-type="float">
            <text:p>38187.0212993022</text:p>
          </table:table-cell>
          <table:table-cell/>
          <table:table-cell table:formula="of:=ABS(([.D6]-[.E6])/[.D6])" office:value-type="float" office:value="0.120810830019605" calcext:value-type="float">
            <text:p>0.12081083</text:p>
          </table:table-cell>
          <table:table-cell table:formula="of:=IF([.$G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387566581882508" calcext:value-type="float">
            <text:p>3.87566581882508E-005</text:p>
          </table:table-cell>
          <table:table-cell table:formula="of:=IF([.$B7]&lt;[.$J$2];&quot;&quot;;1)" office:value-type="float" office:value="1" calcext:value-type="float">
            <text:p>1</text:p>
          </table:table-cell>
          <table:table-cell office:value-type="float" office:value="51168.1760708756" calcext:value-type="float">
            <text:p>51168.1760708756</text:p>
          </table:table-cell>
          <table:table-cell office:value-type="float" office:value="31661.3610736847" calcext:value-type="float">
            <text:p>31661.3610736847</text:p>
          </table:table-cell>
          <table:table-cell/>
          <table:table-cell table:formula="of:=ABS(([.D7]-[.E7])/[.D7])" office:value-type="float" office:value="0.381229437808591" calcext:value-type="float">
            <text:p>0.3812294378</text:p>
          </table:table-cell>
          <table:table-cell table:formula="of:=IF([.$G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211366364436426" calcext:value-type="float">
            <text:p>2.11366364436426E-005</text:p>
          </table:table-cell>
          <table:table-cell table:formula="of:=IF([.$B8]&lt;[.$J$2];&quot;&quot;;1)" office:value-type="float" office:value="1" calcext:value-type="float">
            <text:p>1</text:p>
          </table:table-cell>
          <table:table-cell office:value-type="float" office:value="46142.406993171" calcext:value-type="float">
            <text:p>46142.406993171</text:p>
          </table:table-cell>
          <table:table-cell office:value-type="float" office:value="33973.0377513455" calcext:value-type="float">
            <text:p>33973.0377513455</text:p>
          </table:table-cell>
          <table:table-cell/>
          <table:table-cell table:formula="of:=ABS(([.D8]-[.E8])/[.D8])" office:value-type="float" office:value="0.26373503323367" calcext:value-type="float">
            <text:p>0.2637350332</text:p>
          </table:table-cell>
          <table:table-cell table:formula="of:=IF([.$G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300782475057609" calcext:value-type="float">
            <text:p>3.00782475057609E-005</text:p>
          </table:table-cell>
          <table:table-cell table:formula="of:=IF([.$B9]&lt;[.$J$2];&quot;&quot;;1)" office:value-type="float" office:value="1" calcext:value-type="float">
            <text:p>1</text:p>
          </table:table-cell>
          <table:table-cell office:value-type="float" office:value="46639.0883989184" calcext:value-type="float">
            <text:p>46639.0883989184</text:p>
          </table:table-cell>
          <table:table-cell office:value-type="float" office:value="29232.9128202704" calcext:value-type="float">
            <text:p>29232.9128202704</text:p>
          </table:table-cell>
          <table:table-cell/>
          <table:table-cell table:formula="of:=ABS(([.D9]-[.E9])/[.D9])" office:value-type="float" office:value="0.373210029959583" calcext:value-type="float">
            <text:p>0.37321003</text:p>
          </table:table-cell>
          <table:table-cell table:formula="of:=IF([.$G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542168720263978" calcext:value-type="float">
            <text:p>5.42168720263978E-005</text:p>
          </table:table-cell>
          <table:table-cell table:formula="of:=IF([.$B10]&lt;[.$J$2];&quot;&quot;;1)" office:value-type="float" office:value="1" calcext:value-type="float">
            <text:p>1</text:p>
          </table:table-cell>
          <table:table-cell office:value-type="float" office:value="38811.2529588046" calcext:value-type="float">
            <text:p>38811.2529588046</text:p>
          </table:table-cell>
          <table:table-cell office:value-type="float" office:value="26749.6219231408" calcext:value-type="float">
            <text:p>26749.6219231408</text:p>
          </table:table-cell>
          <table:table-cell/>
          <table:table-cell table:formula="of:=ABS(([.D10]-[.E10])/[.D10])" office:value-type="float" office:value="0.310776646362496" calcext:value-type="float">
            <text:p>0.3107766464</text:p>
          </table:table-cell>
          <table:table-cell table:formula="of:=IF([.$G1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765385761701221" calcext:value-type="float">
            <text:p>7.65385761701221E-005</text:p>
          </table:table-cell>
          <table:table-cell table:formula="of:=IF([.$B11]&lt;[.$J$2];&quot;&quot;;1)" office:value-type="float" office:value="1" calcext:value-type="float">
            <text:p>1</text:p>
          </table:table-cell>
          <table:table-cell office:value-type="float" office:value="40461.1418138175" calcext:value-type="float">
            <text:p>40461.1418138175</text:p>
          </table:table-cell>
          <table:table-cell office:value-type="float" office:value="26384.3533021461" calcext:value-type="float">
            <text:p>26384.3533021461</text:p>
          </table:table-cell>
          <table:table-cell/>
          <table:table-cell table:formula="of:=ABS(([.D11]-[.E11])/[.D11])" office:value-type="float" office:value="0.347908830068265" calcext:value-type="float">
            <text:p>0.3479088301</text:p>
          </table:table-cell>
          <table:table-cell table:formula="of:=IF([.$G1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428551769793796" calcext:value-type="float">
            <text:p>4.28551769793796E-005</text:p>
          </table:table-cell>
          <table:table-cell table:formula="of:=IF([.$B12]&lt;[.$J$2];&quot;&quot;;1)" office:value-type="float" office:value="1" calcext:value-type="float">
            <text:p>1</text:p>
          </table:table-cell>
          <table:table-cell office:value-type="float" office:value="38696.7170572683" calcext:value-type="float">
            <text:p>38696.7170572683</text:p>
          </table:table-cell>
          <table:table-cell office:value-type="float" office:value="29910.3545307937" calcext:value-type="float">
            <text:p>29910.3545307937</text:p>
          </table:table-cell>
          <table:table-cell/>
          <table:table-cell table:formula="of:=ABS(([.D12]-[.E12])/[.D12])" office:value-type="float" office:value="0.22705705275906" calcext:value-type="float">
            <text:p>0.2270570528</text:p>
          </table:table-cell>
          <table:table-cell table:formula="of:=IF([.$G1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392523741623664" calcext:value-type="float">
            <text:p>3.92523741623664E-005</text:p>
          </table:table-cell>
          <table:table-cell table:formula="of:=IF([.$B13]&lt;[.$J$2];&quot;&quot;;1)" office:value-type="float" office:value="1" calcext:value-type="float">
            <text:p>1</text:p>
          </table:table-cell>
          <table:table-cell office:value-type="float" office:value="38187.0212993022" calcext:value-type="float">
            <text:p>38187.0212993022</text:p>
          </table:table-cell>
          <table:table-cell office:value-type="float" office:value="29703.462764465" calcext:value-type="float">
            <text:p>29703.462764465</text:p>
          </table:table-cell>
          <table:table-cell/>
          <table:table-cell table:formula="of:=ABS(([.D13]-[.E13])/[.D13])" office:value-type="float" office:value="0.222158163852184" calcext:value-type="float">
            <text:p>0.2221581639</text:p>
          </table:table-cell>
          <table:table-cell table:formula="of:=IF([.$G1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173365408779661" calcext:value-type="float">
            <text:p>1.73365408779661E-005</text:p>
          </table:table-cell>
          <table:table-cell table:formula="of:=IF([.$B14]&lt;[.$J$2];&quot;&quot;;1)">
            <text:p/>
          </table:table-cell>
          <table:table-cell office:value-type="float" office:value="31661.3610736847" calcext:value-type="float">
            <text:p>31661.3610736847</text:p>
          </table:table-cell>
          <table:table-cell office:value-type="float" office:value="30084.811781426" calcext:value-type="float">
            <text:p>30084.811781426</text:p>
          </table:table-cell>
          <table:table-cell/>
          <table:table-cell table:formula="of:=ABS(([.D14]-[.E14])/[.D14])" office:value-type="float" office:value="0.0497941098801671" calcext:value-type="float">
            <text:p>0.0497941099</text:p>
          </table:table-cell>
          <table:table-cell table:formula="of:=IF([.$G1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769393889262386" calcext:value-type="float">
            <text:p>7.69393889262386E-005</text:p>
          </table:table-cell>
          <table:table-cell table:formula="of:=IF([.$B15]&lt;[.$J$2];&quot;&quot;;1)" office:value-type="float" office:value="1" calcext:value-type="float">
            <text:p>1</text:p>
          </table:table-cell>
          <table:table-cell office:value-type="float" office:value="33973.0377513455" calcext:value-type="float">
            <text:p>33973.0377513455</text:p>
          </table:table-cell>
          <table:table-cell office:value-type="float" office:value="27284.8567626295" calcext:value-type="float">
            <text:p>27284.8567626295</text:p>
          </table:table-cell>
          <table:table-cell/>
          <table:table-cell table:formula="of:=ABS(([.D15]-[.E15])/[.D15])" office:value-type="float" office:value="0.196867322777196" calcext:value-type="float">
            <text:p>0.1968673228</text:p>
          </table:table-cell>
          <table:table-cell table:formula="of:=IF([.$G1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359283320429926" calcext:value-type="float">
            <text:p>3.59283320429926E-005</text:p>
          </table:table-cell>
          <table:table-cell table:formula="of:=IF([.$B16]&lt;[.$J$2];&quot;&quot;;1)" office:value-type="float" office:value="1" calcext:value-type="float">
            <text:p>1</text:p>
          </table:table-cell>
          <table:table-cell office:value-type="float" office:value="29232.9128202704" calcext:value-type="float">
            <text:p>29232.9128202704</text:p>
          </table:table-cell>
          <table:table-cell office:value-type="float" office:value="27098.9418516864" calcext:value-type="float">
            <text:p>27098.9418516864</text:p>
          </table:table-cell>
          <table:table-cell/>
          <table:table-cell table:formula="of:=ABS(([.D16]-[.E16])/[.D16])" office:value-type="float" office:value="0.072998916724586" calcext:value-type="float">
            <text:p>0.0729989167</text:p>
          </table:table-cell>
          <table:table-cell table:formula="of:=IF([.$G1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10620848801455" calcext:value-type="float">
            <text:p>2.10620848801455E-006</text:p>
          </table:table-cell>
          <table:table-cell table:formula="of:=IF([.$B17]&lt;[.$J$2];&quot;&quot;;1)">
            <text:p/>
          </table:table-cell>
          <table:table-cell office:value-type="float" office:value="26749.6219231408" calcext:value-type="float">
            <text:p>26749.6219231408</text:p>
          </table:table-cell>
          <table:table-cell office:value-type="float" office:value="26639.15544565" calcext:value-type="float">
            <text:p>26639.15544565</text:p>
          </table:table-cell>
          <table:table-cell/>
          <table:table-cell table:formula="of:=ABS(([.D17]-[.E17])/[.D17])" office:value-type="float" office:value="0.0041296463108226" calcext:value-type="float">
            <text:p>0.0041296463</text:p>
          </table:table-cell>
          <table:table-cell table:formula="of:=IF([.$G1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451981086652948" calcext:value-type="float">
            <text:p>4.51981086652948E-005</text:p>
          </table:table-cell>
          <table:table-cell table:formula="of:=IF([.$B18]&lt;[.$J$2];&quot;&quot;;1)" office:value-type="float" office:value="1" calcext:value-type="float">
            <text:p>1</text:p>
          </table:table-cell>
          <table:table-cell office:value-type="float" office:value="26384.3533021461" calcext:value-type="float">
            <text:p>26384.3533021461</text:p>
          </table:table-cell>
          <table:table-cell office:value-type="float" office:value="24208.019488709" calcext:value-type="float">
            <text:p>24208.019488709</text:p>
          </table:table-cell>
          <table:table-cell/>
          <table:table-cell table:formula="of:=ABS(([.D18]-[.E18])/[.D18])" office:value-type="float" office:value="0.082485774372195" calcext:value-type="float">
            <text:p>0.0824857744</text:p>
          </table:table-cell>
          <table:table-cell table:formula="of:=IF([.$G1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830333896916948" calcext:value-type="float">
            <text:p>8.30333896916948E-005</text:p>
          </table:table-cell>
          <table:table-cell table:formula="of:=IF([.$B19]&lt;[.$J$2];&quot;&quot;;1)" office:value-type="float" office:value="1" calcext:value-type="float">
            <text:p>1</text:p>
          </table:table-cell>
          <table:table-cell office:value-type="float" office:value="29910.3545307937" calcext:value-type="float">
            <text:p>29910.3545307937</text:p>
          </table:table-cell>
          <table:table-cell office:value-type="float" office:value="19110.5437685503" calcext:value-type="float">
            <text:p>19110.5437685503</text:p>
          </table:table-cell>
          <table:table-cell/>
          <table:table-cell table:formula="of:=ABS(([.D19]-[.E19])/[.D19])" office:value-type="float" office:value="0.361072642957964" calcext:value-type="float">
            <text:p>0.361072643</text:p>
          </table:table-cell>
          <table:table-cell table:formula="of:=IF([.$G1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815540627258685" calcext:value-type="float">
            <text:p>8.15540627258685E-005</text:p>
          </table:table-cell>
          <table:table-cell table:formula="of:=IF([.$B20]&lt;[.$J$2];&quot;&quot;;1)" office:value-type="float" office:value="1" calcext:value-type="float">
            <text:p>1</text:p>
          </table:table-cell>
          <table:table-cell office:value-type="float" office:value="29703.462764465" calcext:value-type="float">
            <text:p>29703.462764465</text:p>
          </table:table-cell>
          <table:table-cell office:value-type="float" office:value="18935.2337562929" calcext:value-type="float">
            <text:p>18935.2337562929</text:p>
          </table:table-cell>
          <table:table-cell/>
          <table:table-cell table:formula="of:=ABS(([.D20]-[.E20])/[.D20])" office:value-type="float" office:value="0.36252436604982" calcext:value-type="float">
            <text:p>0.362524366</text:p>
          </table:table-cell>
          <table:table-cell table:formula="of:=IF([.$G2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849826677152174" calcext:value-type="float">
            <text:p>8.49826677152174E-005</text:p>
          </table:table-cell>
          <table:table-cell table:formula="of:=IF([.$B21]&lt;[.$J$2];&quot;&quot;;1)" office:value-type="float" office:value="1" calcext:value-type="float">
            <text:p>1</text:p>
          </table:table-cell>
          <table:table-cell office:value-type="float" office:value="30084.811781426" calcext:value-type="float">
            <text:p>30084.811781426</text:p>
          </table:table-cell>
          <table:table-cell office:value-type="float" office:value="19309.9968665838" calcext:value-type="float">
            <text:p>19309.9968665838</text:p>
          </table:table-cell>
          <table:table-cell/>
          <table:table-cell table:formula="of:=ABS(([.D21]-[.E21])/[.D21])" office:value-type="float" office:value="0.358147991522235" calcext:value-type="float">
            <text:p>0.3581479915</text:p>
          </table:table-cell>
          <table:table-cell table:formula="of:=IF([.$G2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833954626107023" calcext:value-type="float">
            <text:p>8.33954626107023E-005</text:p>
          </table:table-cell>
          <table:table-cell table:formula="of:=IF([.$B22]&lt;[.$J$2];&quot;&quot;;1)" office:value-type="float" office:value="1" calcext:value-type="float">
            <text:p>1</text:p>
          </table:table-cell>
          <table:table-cell office:value-type="float" office:value="27284.8567626295" calcext:value-type="float">
            <text:p>27284.8567626295</text:p>
          </table:table-cell>
          <table:table-cell office:value-type="float" office:value="17437.9678184392" calcext:value-type="float">
            <text:p>17437.9678184392</text:p>
          </table:table-cell>
          <table:table-cell/>
          <table:table-cell table:formula="of:=ABS(([.D22]-[.E22])/[.D22])" office:value-type="float" office:value="0.360892088599014" calcext:value-type="float">
            <text:p>0.3608920886</text:p>
          </table:table-cell>
          <table:table-cell table:formula="of:=IF([.$G2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692485906700508" calcext:value-type="float">
            <text:p>6.92485906700508E-005</text:p>
          </table:table-cell>
          <table:table-cell table:formula="of:=IF([.$B23]&lt;[.$J$2];&quot;&quot;;1)" office:value-type="float" office:value="1" calcext:value-type="float">
            <text:p>1</text:p>
          </table:table-cell>
          <table:table-cell office:value-type="float" office:value="27098.9418516864" calcext:value-type="float">
            <text:p>27098.9418516864</text:p>
          </table:table-cell>
          <table:table-cell office:value-type="float" office:value="18666.8621231324" calcext:value-type="float">
            <text:p>18666.8621231324</text:p>
          </table:table-cell>
          <table:table-cell/>
          <table:table-cell table:formula="of:=ABS(([.D23]-[.E23])/[.D23])" office:value-type="float" office:value="0.311159002986283" calcext:value-type="float">
            <text:p>0.311159003</text:p>
          </table:table-cell>
          <table:table-cell table:formula="of:=IF([.$G2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653366489949133" calcext:value-type="float">
            <text:p>6.53366489949133E-005</text:p>
          </table:table-cell>
          <table:table-cell table:formula="of:=IF([.$B24]&lt;[.$J$2];&quot;&quot;;1)" office:value-type="float" office:value="1" calcext:value-type="float">
            <text:p>1</text:p>
          </table:table-cell>
          <table:table-cell office:value-type="float" office:value="26639.15544565" calcext:value-type="float">
            <text:p>26639.15544565</text:p>
          </table:table-cell>
          <table:table-cell office:value-type="float" office:value="18215.9923651037" calcext:value-type="float">
            <text:p>18215.9923651037</text:p>
          </table:table-cell>
          <table:table-cell/>
          <table:table-cell table:formula="of:=ABS(([.D24]-[.E24])/[.D24])" office:value-type="float" office:value="0.316194824484263" calcext:value-type="float">
            <text:p>0.3161948245</text:p>
          </table:table-cell>
          <table:table-cell table:formula="of:=IF([.$G2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453526854843911" calcext:value-type="float">
            <text:p>4.53526854843911E-005</text:p>
          </table:table-cell>
          <table:table-cell table:formula="of:=IF([.$B25]&lt;[.$J$2];&quot;&quot;;1)" office:value-type="float" office:value="1" calcext:value-type="float">
            <text:p>1</text:p>
          </table:table-cell>
          <table:table-cell office:value-type="float" office:value="24208.019488709" calcext:value-type="float">
            <text:p>24208.019488709</text:p>
          </table:table-cell>
          <table:table-cell office:value-type="float" office:value="17752.1096530459" calcext:value-type="float">
            <text:p>17752.1096530459</text:p>
          </table:table-cell>
          <table:table-cell/>
          <table:table-cell table:formula="of:=ABS(([.D25]-[.E25])/[.D25])" office:value-type="float" office:value="0.266684758688097" calcext:value-type="float">
            <text:p>0.2666847587</text:p>
          </table:table-cell>
          <table:table-cell table:formula="of:=IF([.$G2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203856415990589" calcext:value-type="float">
            <text:p>0.0002038564</text:p>
          </table:table-cell>
          <table:table-cell table:formula="of:=IF([.$B26]&lt;[.$J$2];&quot;&quot;;1)" office:value-type="float" office:value="1" calcext:value-type="float">
            <text:p>1</text:p>
          </table:table-cell>
          <table:table-cell office:value-type="float" office:value="19110.5437685503" calcext:value-type="float">
            <text:p>19110.5437685503</text:p>
          </table:table-cell>
          <table:table-cell office:value-type="float" office:value="16286.2269605088" calcext:value-type="float">
            <text:p>16286.2269605088</text:p>
          </table:table-cell>
          <table:table-cell/>
          <table:table-cell table:formula="of:=ABS(([.D26]-[.E26])/[.D26])" office:value-type="float" office:value="0.147788406350289" calcext:value-type="float">
            <text:p>0.1477884064</text:p>
          </table:table-cell>
          <table:table-cell table:formula="of:=IF([.$G2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221689822087907" calcext:value-type="float">
            <text:p>0.0002216898</text:p>
          </table:table-cell>
          <table:table-cell table:formula="of:=IF([.$B27]&lt;[.$J$2];&quot;&quot;;1)" office:value-type="float" office:value="1" calcext:value-type="float">
            <text:p>1</text:p>
          </table:table-cell>
          <table:table-cell office:value-type="float" office:value="18935.2337562929" calcext:value-type="float">
            <text:p>18935.2337562929</text:p>
          </table:table-cell>
          <table:table-cell office:value-type="float" office:value="16227.6497148487" calcext:value-type="float">
            <text:p>16227.6497148487</text:p>
          </table:table-cell>
          <table:table-cell/>
          <table:table-cell table:formula="of:=ABS(([.D27]-[.E27])/[.D27])" office:value-type="float" office:value="0.142991846643793" calcext:value-type="float">
            <text:p>0.1429918466</text:p>
          </table:table-cell>
          <table:table-cell table:formula="of:=IF([.$G2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288114796432865" calcext:value-type="float">
            <text:p>0.0002881148</text:p>
          </table:table-cell>
          <table:table-cell table:formula="of:=IF([.$B28]&lt;[.$J$2];&quot;&quot;;1)" office:value-type="float" office:value="1" calcext:value-type="float">
            <text:p>1</text:p>
          </table:table-cell>
          <table:table-cell office:value-type="float" office:value="19309.9968665838" calcext:value-type="float">
            <text:p>19309.9968665838</text:p>
          </table:table-cell>
          <table:table-cell office:value-type="float" office:value="14379.8955482567" calcext:value-type="float">
            <text:p>14379.8955482567</text:p>
          </table:table-cell>
          <table:table-cell/>
          <table:table-cell table:formula="of:=ABS(([.D28]-[.E28])/[.D28])" office:value-type="float" office:value="0.255313418867442" calcext:value-type="float">
            <text:p>0.2553134189</text:p>
          </table:table-cell>
          <table:table-cell table:formula="of:=IF([.$G2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154251056135874" calcext:value-type="float">
            <text:p>1.54251056135874E-005</text:p>
          </table:table-cell>
          <table:table-cell table:formula="of:=IF([.$B29]&lt;[.$J$2];&quot;&quot;;1)">
            <text:p/>
          </table:table-cell>
          <table:table-cell office:value-type="float" office:value="17437.9678184392" calcext:value-type="float">
            <text:p>17437.9678184392</text:p>
          </table:table-cell>
          <table:table-cell office:value-type="float" office:value="16914.9974710376" calcext:value-type="float">
            <text:p>16914.9974710376</text:p>
          </table:table-cell>
          <table:table-cell/>
          <table:table-cell table:formula="of:=ABS(([.D29]-[.E29])/[.D29])" office:value-type="float" office:value="0.0299903264443808" calcext:value-type="float">
            <text:p>0.0299903264</text:p>
          </table:table-cell>
          <table:table-cell table:formula="of:=IF([.$G2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280371967776615" calcext:value-type="float">
            <text:p>2.80371967776615E-005</text:p>
          </table:table-cell>
          <table:table-cell table:formula="of:=IF([.$B30]&lt;[.$J$2];&quot;&quot;;1)" office:value-type="float" office:value="1" calcext:value-type="float">
            <text:p>1</text:p>
          </table:table-cell>
          <table:table-cell office:value-type="float" office:value="18666.8621231324" calcext:value-type="float">
            <text:p>18666.8621231324</text:p>
          </table:table-cell>
          <table:table-cell office:value-type="float" office:value="17518.9320615347" calcext:value-type="float">
            <text:p>17518.9320615347</text:p>
          </table:table-cell>
          <table:table-cell/>
          <table:table-cell table:formula="of:=ABS(([.D30]-[.E30])/[.D30])" office:value-type="float" office:value="0.0614956093866017" calcext:value-type="float">
            <text:p>0.0614956094</text:p>
          </table:table-cell>
          <table:table-cell table:formula="of:=IF([.$G30]&lt;[.$K$2];&quot;&quot;;1)">
            <text:p/>
          </table:table-cell>
          <table:table-cell table:number-columns-repeated="3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0003687050757816" calcext:value-type="float">
            <text:p>3.687050757816E-005</text:p>
          </table:table-cell>
          <table:table-cell table:formula="of:=IF([.$B31]&lt;[.$J$2];&quot;&quot;;1)" office:value-type="float" office:value="1" calcext:value-type="float">
            <text:p>1</text:p>
          </table:table-cell>
          <table:table-cell table:style-name="ce4" office:value-type="float" office:value="18215.9923651037" calcext:value-type="float">
            <text:p>18215.9923651037</text:p>
          </table:table-cell>
          <table:table-cell table:style-name="ce4" office:value-type="float" office:value="19810.0159352557" calcext:value-type="float">
            <text:p>19810.0159352557</text:p>
          </table:table-cell>
          <table:table-cell table:style-name="ce4"/>
          <table:table-cell table:formula="of:=ABS(([.D31]-[.E31])/[.D31])" office:value-type="float" office:value="0.0875068202820322" calcext:value-type="float">
            <text:p>0.0875068203</text:p>
          </table:table-cell>
          <table:table-cell table:formula="of:=IF([.$G31]&lt;[.$K$2];&quot;&quot;;1)">
            <text:p/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148417778284398" calcext:value-type="float">
            <text:p>0.0001484178</text:p>
          </table:table-cell>
          <table:table-cell table:formula="of:=IF([.$B32]&lt;[.$J$2];&quot;&quot;;1)" office:value-type="float" office:value="1" calcext:value-type="float">
            <text:p>1</text:p>
          </table:table-cell>
          <table:table-cell office:value-type="float" office:value="17752.109653046" calcext:value-type="float">
            <text:p>17752.109653046</text:p>
          </table:table-cell>
          <table:table-cell office:value-type="float" office:value="24919.7993720166" calcext:value-type="float">
            <text:p>24919.7993720166</text:p>
          </table:table-cell>
          <table:table-cell/>
          <table:table-cell table:formula="of:=ABS(([.D32]-[.E32])/[.D32])" office:value-type="float" office:value="0.403765516271511" calcext:value-type="float">
            <text:p>0.4037655163</text:p>
          </table:table-cell>
          <table:table-cell table:formula="of:=IF([.$G3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242868502294413" calcext:value-type="float">
            <text:p>0.0002428685</text:p>
          </table:table-cell>
          <table:table-cell table:formula="of:=IF([.$B33]&lt;[.$J$2];&quot;&quot;;1)" office:value-type="float" office:value="1" calcext:value-type="float">
            <text:p>1</text:p>
          </table:table-cell>
          <table:table-cell office:value-type="float" office:value="16286.2269605088" calcext:value-type="float">
            <text:p>16286.2269605088</text:p>
          </table:table-cell>
          <table:table-cell office:value-type="float" office:value="32093.7747184946" calcext:value-type="float">
            <text:p>32093.7747184946</text:p>
          </table:table-cell>
          <table:table-cell/>
          <table:table-cell table:formula="of:=ABS(([.D33]-[.E33])/[.D33])" office:value-type="float" office:value="0.97060834263923" calcext:value-type="float">
            <text:p>0.9706083426</text:p>
          </table:table-cell>
          <table:table-cell table:formula="of:=IF([.$G3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349133280280185" calcext:value-type="float">
            <text:p>0.0003491333</text:p>
          </table:table-cell>
          <table:table-cell table:formula="of:=IF([.$B34]&lt;[.$J$2];&quot;&quot;;1)" office:value-type="float" office:value="1" calcext:value-type="float">
            <text:p>1</text:p>
          </table:table-cell>
          <table:table-cell office:value-type="float" office:value="16227.6497148487" calcext:value-type="float">
            <text:p>16227.6497148487</text:p>
          </table:table-cell>
          <table:table-cell office:value-type="float" office:value="38680.5452159994" calcext:value-type="float">
            <text:p>38680.5452159994</text:p>
          </table:table-cell>
          <table:table-cell/>
          <table:table-cell table:formula="of:=ABS(([.D34]-[.E34])/[.D34])" office:value-type="float" office:value="1.38361967972514" calcext:value-type="float">
            <text:p>1.3836196797</text:p>
          </table:table-cell>
          <table:table-cell table:formula="of:=IF([.$G3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777550127675811" calcext:value-type="float">
            <text:p>0.0007775501</text:p>
          </table:table-cell>
          <table:table-cell table:formula="of:=IF([.$B35]&lt;[.$J$2];&quot;&quot;;1)" office:value-type="float" office:value="1" calcext:value-type="float">
            <text:p>1</text:p>
          </table:table-cell>
          <table:table-cell office:value-type="float" office:value="14379.8955482567" calcext:value-type="float">
            <text:p>14379.8955482567</text:p>
          </table:table-cell>
          <table:table-cell office:value-type="float" office:value="49447.0440523624" calcext:value-type="float">
            <text:p>49447.0440523624</text:p>
          </table:table-cell>
          <table:table-cell/>
          <table:table-cell table:formula="of:=ABS(([.D35]-[.E35])/[.D35])" office:value-type="float" office:value="2.43862331172197" calcext:value-type="float">
            <text:p>2.4386233117</text:p>
          </table:table-cell>
          <table:table-cell table:formula="of:=IF([.$G3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817644390356105" calcext:value-type="float">
            <text:p>0.0008176444</text:p>
          </table:table-cell>
          <table:table-cell table:formula="of:=IF([.$B36]&lt;[.$J$2];&quot;&quot;;1)" office:value-type="float" office:value="1" calcext:value-type="float">
            <text:p>1</text:p>
          </table:table-cell>
          <table:table-cell office:value-type="float" office:value="16914.9974710376" calcext:value-type="float">
            <text:p>16914.9974710376</text:p>
          </table:table-cell>
          <table:table-cell office:value-type="float" office:value="56121.2534054855" calcext:value-type="float">
            <text:p>56121.2534054855</text:p>
          </table:table-cell>
          <table:table-cell/>
          <table:table-cell table:formula="of:=ABS(([.D36]-[.E36])/[.D36])" office:value-type="float" office:value="2.31783989335961" calcext:value-type="float">
            <text:p>2.3178398934</text:p>
          </table:table-cell>
          <table:table-cell table:formula="of:=IF([.$G3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698303461944994" calcext:value-type="float">
            <text:p>0.0006983035</text:p>
          </table:table-cell>
          <table:table-cell table:formula="of:=IF([.$B37]&lt;[.$J$2];&quot;&quot;;1)" office:value-type="float" office:value="1" calcext:value-type="float">
            <text:p>1</text:p>
          </table:table-cell>
          <table:table-cell office:value-type="float" office:value="17518.9320615347" calcext:value-type="float">
            <text:p>17518.9320615347</text:p>
          </table:table-cell>
          <table:table-cell office:value-type="float" office:value="59533.8588790818" calcext:value-type="float">
            <text:p>59533.8588790818</text:p>
          </table:table-cell>
          <table:table-cell/>
          <table:table-cell table:formula="of:=ABS(([.D37]-[.E37])/[.D37])" office:value-type="float" office:value="2.39825844805899" calcext:value-type="float">
            <text:p>2.3982584481</text:p>
          </table:table-cell>
          <table:table-cell table:formula="of:=IF([.$G3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681128163016971" calcext:value-type="float">
            <text:p>0.0006811282</text:p>
          </table:table-cell>
          <table:table-cell table:formula="of:=IF([.$B38]&lt;[.$J$2];&quot;&quot;;1)" office:value-type="float" office:value="1" calcext:value-type="float">
            <text:p>1</text:p>
          </table:table-cell>
          <table:table-cell office:value-type="float" office:value="19810.0159352557" calcext:value-type="float">
            <text:p>19810.0159352557</text:p>
          </table:table-cell>
          <table:table-cell office:value-type="float" office:value="72271.5704344474" calcext:value-type="float">
            <text:p>72271.5704344474</text:p>
          </table:table-cell>
          <table:table-cell/>
          <table:table-cell table:formula="of:=ABS(([.D38]-[.E38])/[.D38])" office:value-type="float" office:value="2.64823383639113" calcext:value-type="float">
            <text:p>2.6482338364</text:p>
          </table:table-cell>
          <table:table-cell table:formula="of:=IF([.$G3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309253397139395" calcext:value-type="float">
            <text:p>0.0003092534</text:p>
          </table:table-cell>
          <table:table-cell table:formula="of:=IF([.$B39]&lt;[.$J$2];&quot;&quot;;1)" office:value-type="float" office:value="1" calcext:value-type="float">
            <text:p>1</text:p>
          </table:table-cell>
          <table:table-cell office:value-type="float" office:value="24919.7993720166" calcext:value-type="float">
            <text:p>24919.7993720166</text:p>
          </table:table-cell>
          <table:table-cell office:value-type="float" office:value="69044.0480753649" calcext:value-type="float">
            <text:p>69044.0480753649</text:p>
          </table:table-cell>
          <table:table-cell/>
          <table:table-cell table:formula="of:=ABS(([.D39]-[.E39])/[.D39])" office:value-type="float" office:value="1.77065023857685" calcext:value-type="float">
            <text:p>1.7706502386</text:p>
          </table:table-cell>
          <table:table-cell table:formula="of:=IF([.$G3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.000342047049878178" calcext:value-type="float">
            <text:p>0.000342047</text:p>
          </table:table-cell>
          <table:table-cell table:formula="of:=IF([.$B40]&lt;[.$J$2];&quot;&quot;;1)" office:value-type="float" office:value="1" calcext:value-type="float">
            <text:p>1</text:p>
          </table:table-cell>
          <table:table-cell table:style-name="ce2" office:value-type="float" office:value="32093.7747184946" calcext:value-type="float">
            <text:p>32093.7747184946</text:p>
          </table:table-cell>
          <table:table-cell table:style-name="ce2" office:value-type="float" office:value="94455.9872185791" calcext:value-type="float">
            <text:p>94455.9872185791</text:p>
          </table:table-cell>
          <table:table-cell/>
          <table:table-cell table:formula="of:=ABS(([.D40]-[.E40])/[.D40])" office:value-type="float" office:value="1.94312489095112" calcext:value-type="float">
            <text:p>1.943124891</text:p>
          </table:table-cell>
          <table:table-cell table:formula="of:=IF([.$G4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377074522292446" calcext:value-type="float">
            <text:p>3.77074522292446E-005</text:p>
          </table:table-cell>
          <table:table-cell table:formula="of:=IF([.$B41]&lt;[.$J$2];&quot;&quot;;1)" office:value-type="float" office:value="1" calcext:value-type="float">
            <text:p>1</text:p>
          </table:table-cell>
          <table:table-cell office:value-type="float" office:value="63548.3750218917" calcext:value-type="float">
            <text:p>63548.3750218917</text:p>
          </table:table-cell>
          <table:table-cell office:value-type="float" office:value="113710.08592632" calcext:value-type="float">
            <text:p>113710.08592632</text:p>
          </table:table-cell>
          <table:table-cell/>
          <table:table-cell table:formula="of:=ABS(([.D41]-[.E41])/[.D41])" office:value-type="float" office:value="0.78934686980034" calcext:value-type="float">
            <text:p>0.7893468698</text:p>
          </table:table-cell>
          <table:table-cell table:formula="of:=IF([.$G4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357329573620618" calcext:value-type="float">
            <text:p>0.000035733</text:p>
          </table:table-cell>
          <table:table-cell table:formula="of:=IF([.$B42]&lt;[.$J$2];&quot;&quot;;1)" office:value-type="float" office:value="1" calcext:value-type="float">
            <text:p>1</text:p>
          </table:table-cell>
          <table:table-cell office:value-type="float" office:value="63476.8414667753" calcext:value-type="float">
            <text:p>63476.8414667753</text:p>
          </table:table-cell>
          <table:table-cell office:value-type="float" office:value="111025.365695739" calcext:value-type="float">
            <text:p>111025.365695739</text:p>
          </table:table-cell>
          <table:table-cell/>
          <table:table-cell table:formula="of:=ABS(([.D42]-[.E42])/[.D42])" office:value-type="float" office:value="0.749068843538022" calcext:value-type="float">
            <text:p>0.7490688435</text:p>
          </table:table-cell>
          <table:table-cell table:formula="of:=IF([.$G4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469493082862254" calcext:value-type="float">
            <text:p>4.69493082862254E-005</text:p>
          </table:table-cell>
          <table:table-cell table:formula="of:=IF([.$B43]&lt;[.$J$2];&quot;&quot;;1)" office:value-type="float" office:value="1" calcext:value-type="float">
            <text:p>1</text:p>
          </table:table-cell>
          <table:table-cell office:value-type="float" office:value="55909.9526350817" calcext:value-type="float">
            <text:p>55909.9526350817</text:p>
          </table:table-cell>
          <table:table-cell office:value-type="float" office:value="113253.532802157" calcext:value-type="float">
            <text:p>113253.532802157</text:p>
          </table:table-cell>
          <table:table-cell/>
          <table:table-cell table:formula="of:=ABS(([.D43]-[.E43])/[.D43])" office:value-type="float" office:value="1.02564172324292" calcext:value-type="float">
            <text:p>1.0256417232</text:p>
          </table:table-cell>
          <table:table-cell table:formula="of:=IF([.$G4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451945162831244" calcext:value-type="float">
            <text:p>4.51945162831244E-005</text:p>
          </table:table-cell>
          <table:table-cell table:formula="of:=IF([.$B44]&lt;[.$J$2];&quot;&quot;;1)" office:value-type="float" office:value="1" calcext:value-type="float">
            <text:p>1</text:p>
          </table:table-cell>
          <table:table-cell office:value-type="float" office:value="55729.8566527986" calcext:value-type="float">
            <text:p>55729.8566527986</text:p>
          </table:table-cell>
          <table:table-cell office:value-type="float" office:value="110874.556927538" calcext:value-type="float">
            <text:p>110874.556927538</text:p>
          </table:table-cell>
          <table:table-cell/>
          <table:table-cell table:formula="of:=ABS(([.D44]-[.E44])/[.D44])" office:value-type="float" office:value="0.98950012770166" calcext:value-type="float">
            <text:p>0.9895001277</text:p>
          </table:table-cell>
          <table:table-cell table:formula="of:=IF([.$G4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559430489323559" calcext:value-type="float">
            <text:p>0.000055943</text:p>
          </table:table-cell>
          <table:table-cell table:formula="of:=IF([.$B45]&lt;[.$J$2];&quot;&quot;;1)" office:value-type="float" office:value="1" calcext:value-type="float">
            <text:p>1</text:p>
          </table:table-cell>
          <table:table-cell office:value-type="float" office:value="50379.5331940863" calcext:value-type="float">
            <text:p>50379.5331940863</text:p>
          </table:table-cell>
          <table:table-cell office:value-type="float" office:value="113796.248400428" calcext:value-type="float">
            <text:p>113796.248400428</text:p>
          </table:table-cell>
          <table:table-cell/>
          <table:table-cell table:formula="of:=ABS(([.D45]-[.E45])/[.D45])" office:value-type="float" office:value="1.25877933330644" calcext:value-type="float">
            <text:p>1.2587793333</text:p>
          </table:table-cell>
          <table:table-cell table:formula="of:=IF([.$G4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526060263038463" calcext:value-type="float">
            <text:p>0.000052606</text:p>
          </table:table-cell>
          <table:table-cell table:formula="of:=IF([.$B46]&lt;[.$J$2];&quot;&quot;;1)" office:value-type="float" office:value="1" calcext:value-type="float">
            <text:p>1</text:p>
          </table:table-cell>
          <table:table-cell office:value-type="float" office:value="52962.1221484329" calcext:value-type="float">
            <text:p>52962.1221484329</text:p>
          </table:table-cell>
          <table:table-cell office:value-type="float" office:value="111934.212110086" calcext:value-type="float">
            <text:p>111934.212110086</text:p>
          </table:table-cell>
          <table:table-cell/>
          <table:table-cell table:formula="of:=ABS(([.D46]-[.E46])/[.D46])" office:value-type="float" office:value="1.11347671825492" calcext:value-type="float">
            <text:p>1.1134767183</text:p>
          </table:table-cell>
          <table:table-cell table:formula="of:=IF([.$G4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82049885905163" calcext:value-type="float">
            <text:p>0.000058205</text:p>
          </table:table-cell>
          <table:table-cell table:formula="of:=IF([.$B47]&lt;[.$J$2];&quot;&quot;;1)" office:value-type="float" office:value="1" calcext:value-type="float">
            <text:p>1</text:p>
          </table:table-cell>
          <table:table-cell office:value-type="float" office:value="49223.2970827796" calcext:value-type="float">
            <text:p>49223.2970827796</text:p>
          </table:table-cell>
          <table:table-cell office:value-type="float" office:value="113616.438079156" calcext:value-type="float">
            <text:p>113616.438079156</text:p>
          </table:table-cell>
          <table:table-cell/>
          <table:table-cell table:formula="of:=ABS(([.D47]-[.E47])/[.D47])" office:value-type="float" office:value="1.30818423008287" calcext:value-type="float">
            <text:p>1.3081842301</text:p>
          </table:table-cell>
          <table:table-cell table:formula="of:=IF([.$G4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38523446466054" calcext:value-type="float">
            <text:p>5.38523446466054E-005</text:p>
          </table:table-cell>
          <table:table-cell table:formula="of:=IF([.$B48]&lt;[.$J$2];&quot;&quot;;1)" office:value-type="float" office:value="1" calcext:value-type="float">
            <text:p>1</text:p>
          </table:table-cell>
          <table:table-cell office:value-type="float" office:value="51347.8734262353" calcext:value-type="float">
            <text:p>51347.8734262353</text:p>
          </table:table-cell>
          <table:table-cell office:value-type="float" office:value="111242.401285442" calcext:value-type="float">
            <text:p>111242.401285442</text:p>
          </table:table-cell>
          <table:table-cell/>
          <table:table-cell table:formula="of:=ABS(([.D48]-[.E48])/[.D48])" office:value-type="float" office:value="1.16644612254973" calcext:value-type="float">
            <text:p>1.1664461225</text:p>
          </table:table-cell>
          <table:table-cell table:formula="of:=IF([.$G4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581925613924294" calcext:value-type="float">
            <text:p>5.81925613924294E-005</text:p>
          </table:table-cell>
          <table:table-cell table:formula="of:=IF([.$B49]&lt;[.$J$2];&quot;&quot;;1)" office:value-type="float" office:value="1" calcext:value-type="float">
            <text:p>1</text:p>
          </table:table-cell>
          <table:table-cell office:value-type="float" office:value="48663.1531956548" calcext:value-type="float">
            <text:p>48663.1531956548</text:p>
          </table:table-cell>
          <table:table-cell office:value-type="float" office:value="113001.199980657" calcext:value-type="float">
            <text:p>113001.199980657</text:p>
          </table:table-cell>
          <table:table-cell/>
          <table:table-cell table:formula="of:=ABS(([.D49]-[.E49])/[.D49])" office:value-type="float" office:value="1.32211010918929" calcext:value-type="float">
            <text:p>1.3221101092</text:p>
          </table:table-cell>
          <table:table-cell table:formula="of:=IF([.$G4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38617054104062" calcext:value-type="float">
            <text:p>5.38617054104062E-005</text:p>
          </table:table-cell>
          <table:table-cell table:formula="of:=IF([.$B50]&lt;[.$J$2];&quot;&quot;;1)" office:value-type="float" office:value="1" calcext:value-type="float">
            <text:p>1</text:p>
          </table:table-cell>
          <table:table-cell office:value-type="float" office:value="50891.320302072" calcext:value-type="float">
            <text:p>50891.320302072</text:p>
          </table:table-cell>
          <table:table-cell office:value-type="float" office:value="110069.316333737" calcext:value-type="float">
            <text:p>110069.316333737</text:p>
          </table:table-cell>
          <table:table-cell/>
          <table:table-cell table:formula="of:=ABS(([.D50]-[.E50])/[.D50])" office:value-type="float" office:value="1.16283082616852" calcext:value-type="float">
            <text:p>1.1628308262</text:p>
          </table:table-cell>
          <table:table-cell table:formula="of:=IF([.$G5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563639071565121" calcext:value-type="float">
            <text:p>5.63639071565121E-005</text:p>
          </table:table-cell>
          <table:table-cell table:formula="of:=IF([.$B51]&lt;[.$J$2];&quot;&quot;;1)" office:value-type="float" office:value="1" calcext:value-type="float">
            <text:p>1</text:p>
          </table:table-cell>
          <table:table-cell office:value-type="float" office:value="48512.3444274533" calcext:value-type="float">
            <text:p>48512.3444274533</text:p>
          </table:table-cell>
          <table:table-cell office:value-type="float" office:value="110285.016665199" calcext:value-type="float">
            <text:p>110285.016665199</text:p>
          </table:table-cell>
          <table:table-cell/>
          <table:table-cell table:formula="of:=ABS(([.D51]-[.E51])/[.D51])" office:value-type="float" office:value="1.27333924935585" calcext:value-type="float">
            <text:p>1.2733392494</text:p>
          </table:table-cell>
          <table:table-cell table:formula="of:=IF([.$G5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502818722679837" calcext:value-type="float">
            <text:p>5.02818722679837E-005</text:p>
          </table:table-cell>
          <table:table-cell table:formula="of:=IF([.$B52]&lt;[.$J$2];&quot;&quot;;1)" office:value-type="float" office:value="1" calcext:value-type="float">
            <text:p>1</text:p>
          </table:table-cell>
          <table:table-cell office:value-type="float" office:value="51434.0359003436" calcext:value-type="float">
            <text:p>51434.0359003436</text:p>
          </table:table-cell>
          <table:table-cell office:value-type="float" office:value="107325.931498925" calcext:value-type="float">
            <text:p>107325.931498925</text:p>
          </table:table-cell>
          <table:table-cell/>
          <table:table-cell table:formula="of:=ABS(([.D52]-[.E52])/[.D52])" office:value-type="float" office:value="1.08667139609412" calcext:value-type="float">
            <text:p>1.0866713961</text:p>
          </table:table-cell>
          <table:table-cell table:formula="of:=IF([.$G5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534848469644872" calcext:value-type="float">
            <text:p>5.34848469644872E-005</text:p>
          </table:table-cell>
          <table:table-cell table:formula="of:=IF([.$B53]&lt;[.$J$2];&quot;&quot;;1)" office:value-type="float" office:value="1" calcext:value-type="float">
            <text:p>1</text:p>
          </table:table-cell>
          <table:table-cell office:value-type="float" office:value="49571.999610001" calcext:value-type="float">
            <text:p>49571.999610001</text:p>
          </table:table-cell>
          <table:table-cell office:value-type="float" office:value="108774.425213958" calcext:value-type="float">
            <text:p>108774.425213958</text:p>
          </table:table-cell>
          <table:table-cell/>
          <table:table-cell table:formula="of:=ABS(([.D53]-[.E53])/[.D53])" office:value-type="float" office:value="1.19427148530868" calcext:value-type="float">
            <text:p>1.1942714853</text:p>
          </table:table-cell>
          <table:table-cell table:formula="of:=IF([.$G5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03504497224079" calcext:value-type="float">
            <text:p>5.03504497224079E-005</text:p>
          </table:table-cell>
          <table:table-cell table:formula="of:=IF([.$B54]&lt;[.$J$2];&quot;&quot;;1)" office:value-type="float" office:value="1" calcext:value-type="float">
            <text:p>1</text:p>
          </table:table-cell>
          <table:table-cell office:value-type="float" office:value="51254.2255790713" calcext:value-type="float">
            <text:p>51254.2255790713</text:p>
          </table:table-cell>
          <table:table-cell office:value-type="float" office:value="106215.900775922" calcext:value-type="float">
            <text:p>106215.900775922</text:p>
          </table:table-cell>
          <table:table-cell/>
          <table:table-cell table:formula="of:=ABS(([.D54]-[.E54])/[.D54])" office:value-type="float" office:value="1.07233451634265" calcext:value-type="float">
            <text:p>1.0723345163</text:p>
          </table:table-cell>
          <table:table-cell table:formula="of:=IF([.$G5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535603573121589" calcext:value-type="float">
            <text:p>5.35603573121589E-005</text:p>
          </table:table-cell>
          <table:table-cell table:formula="of:=IF([.$B55]&lt;[.$J$2];&quot;&quot;;1)" office:value-type="float" office:value="1" calcext:value-type="float">
            <text:p>1</text:p>
          </table:table-cell>
          <table:table-cell office:value-type="float" office:value="48880.1887853572" calcext:value-type="float">
            <text:p>48880.1887853572</text:p>
          </table:table-cell>
          <table:table-cell office:value-type="float" office:value="107160.181833226" calcext:value-type="float">
            <text:p>107160.181833226</text:p>
          </table:table-cell>
          <table:table-cell/>
          <table:table-cell table:formula="of:=ABS(([.D55]-[.E55])/[.D55])" office:value-type="float" office:value="1.1923029451418" calcext:value-type="float">
            <text:p>1.1923029451</text:p>
          </table:table-cell>
          <table:table-cell table:formula="of:=IF([.$G5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503245028941995" calcext:value-type="float">
            <text:p>5.03245028941995E-005</text:p>
          </table:table-cell>
          <table:table-cell table:formula="of:=IF([.$B56]&lt;[.$J$2];&quot;&quot;;1)" office:value-type="float" office:value="1" calcext:value-type="float">
            <text:p>1</text:p>
          </table:table-cell>
          <table:table-cell office:value-type="float" office:value="50638.9874805727" calcext:value-type="float">
            <text:p>50638.9874805727</text:p>
          </table:table-cell>
          <table:table-cell office:value-type="float" office:value="105085.20676905" calcext:value-type="float">
            <text:p>105085.20676905</text:p>
          </table:table-cell>
          <table:table-cell/>
          <table:table-cell table:formula="of:=ABS(([.D56]-[.E56])/[.D56])" office:value-type="float" office:value="1.0751838059433" calcext:value-type="float">
            <text:p>1.0751838059</text:p>
          </table:table-cell>
          <table:table-cell table:formula="of:=IF([.$G5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536066017201213" calcext:value-type="float">
            <text:p>5.36066017201213E-005</text:p>
          </table:table-cell>
          <table:table-cell table:formula="of:=IF([.$B57]&lt;[.$J$2];&quot;&quot;;1)" office:value-type="float" office:value="1" calcext:value-type="float">
            <text:p>1</text:p>
          </table:table-cell>
          <table:table-cell office:value-type="float" office:value="47707.1038336528" calcext:value-type="float">
            <text:p>47707.1038336528</text:p>
          </table:table-cell>
          <table:table-cell office:value-type="float" office:value="106775.476382739" calcext:value-type="float">
            <text:p>106775.476382739</text:p>
          </table:table-cell>
          <table:table-cell/>
          <table:table-cell table:formula="of:=ABS(([.D57]-[.E57])/[.D57])" office:value-type="float" office:value="1.23814626758833" calcext:value-type="float">
            <text:p>1.2381462676</text:p>
          </table:table-cell>
          <table:table-cell table:formula="of:=IF([.$G5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24485670201797" calcext:value-type="float">
            <text:p>5.24485670201797E-005</text:p>
          </table:table-cell>
          <table:table-cell table:formula="of:=IF([.$B58]&lt;[.$J$2];&quot;&quot;;1)" office:value-type="float" office:value="1" calcext:value-type="float">
            <text:p>1</text:p>
          </table:table-cell>
          <table:table-cell office:value-type="float" office:value="47922.8041651148" calcext:value-type="float">
            <text:p>47922.8041651148</text:p>
          </table:table-cell>
          <table:table-cell office:value-type="float" office:value="105599.568160868" calcext:value-type="float">
            <text:p>105599.568160868</text:p>
          </table:table-cell>
          <table:table-cell/>
          <table:table-cell table:formula="of:=ABS(([.D58]-[.E58])/[.D58])" office:value-type="float" office:value="1.20353483066291" calcext:value-type="float">
            <text:p>1.2035348307</text:p>
          </table:table-cell>
          <table:table-cell table:formula="of:=IF([.$G5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578122535297577" calcext:value-type="float">
            <text:p>5.78122535297577E-005</text:p>
          </table:table-cell>
          <table:table-cell table:formula="of:=IF([.$B59]&lt;[.$J$2];&quot;&quot;;1)" office:value-type="float" office:value="1" calcext:value-type="float">
            <text:p>1</text:p>
          </table:table-cell>
          <table:table-cell office:value-type="float" office:value="44963.7189988402" calcext:value-type="float">
            <text:p>44963.7189988402</text:p>
          </table:table-cell>
          <table:table-cell office:value-type="float" office:value="106461.875127968" calcext:value-type="float">
            <text:p>106461.875127968</text:p>
          </table:table-cell>
          <table:table-cell/>
          <table:table-cell table:formula="of:=ABS(([.D59]-[.E59])/[.D59])" office:value-type="float" office:value="1.36772841522993" calcext:value-type="float">
            <text:p>1.3677284152</text:p>
          </table:table-cell>
          <table:table-cell table:formula="of:=IF([.$G5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531346696641052" calcext:value-type="float">
            <text:p>5.31346696641052E-005</text:p>
          </table:table-cell>
          <table:table-cell table:formula="of:=IF([.$B60]&lt;[.$J$2];&quot;&quot;;1)" office:value-type="float" office:value="1" calcext:value-type="float">
            <text:p>1</text:p>
          </table:table-cell>
          <table:table-cell office:value-type="float" office:value="46412.2127138739" calcext:value-type="float">
            <text:p>46412.2127138739</text:p>
          </table:table-cell>
          <table:table-cell office:value-type="float" office:value="103645.996733399" calcext:value-type="float">
            <text:p>103645.996733399</text:p>
          </table:table-cell>
          <table:table-cell/>
          <table:table-cell table:formula="of:=ABS(([.D60]-[.E60])/[.D60])" office:value-type="float" office:value="1.23316215006522" calcext:value-type="float">
            <text:p>1.2331621501</text:p>
          </table:table-cell>
          <table:table-cell table:formula="of:=IF([.$G6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572714540600957" calcext:value-type="float">
            <text:p>5.72714540600957E-005</text:p>
          </table:table-cell>
          <table:table-cell table:formula="of:=IF([.$B61]&lt;[.$J$2];&quot;&quot;;1)" office:value-type="float" office:value="1" calcext:value-type="float">
            <text:p>1</text:p>
          </table:table-cell>
          <table:table-cell office:value-type="float" office:value="43853.6882758375" calcext:value-type="float">
            <text:p>43853.6882758375</text:p>
          </table:table-cell>
          <table:table-cell office:value-type="float" office:value="106229.115587486" calcext:value-type="float">
            <text:p>106229.115587486</text:p>
          </table:table-cell>
          <table:table-cell/>
          <table:table-cell table:formula="of:=ABS(([.D61]-[.E61])/[.D61])" office:value-type="float" office:value="1.42235305088389" calcext:value-type="float">
            <text:p>1.4223530509</text:p>
          </table:table-cell>
          <table:table-cell table:formula="of:=IF([.$G6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542578494036228" calcext:value-type="float">
            <text:p>5.42578494036228E-005</text:p>
          </table:table-cell>
          <table:table-cell table:formula="of:=IF([.$B62]&lt;[.$J$2];&quot;&quot;;1)" office:value-type="float" office:value="1" calcext:value-type="float">
            <text:p>1</text:p>
          </table:table-cell>
          <table:table-cell office:value-type="float" office:value="44797.969333141" calcext:value-type="float">
            <text:p>44797.969333141</text:p>
          </table:table-cell>
          <table:table-cell office:value-type="float" office:value="104041.535274038" calcext:value-type="float">
            <text:p>104041.535274038</text:p>
          </table:table-cell>
          <table:table-cell/>
          <table:table-cell table:formula="of:=ABS(([.D62]-[.E62])/[.D62])" office:value-type="float" office:value="1.32246096916427" calcext:value-type="float">
            <text:p>1.3224609692</text:p>
          </table:table-cell>
          <table:table-cell table:formula="of:=IF([.$G6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580933708307002" calcext:value-type="float">
            <text:p>5.80933708307002E-005</text:p>
          </table:table-cell>
          <table:table-cell table:formula="of:=IF([.$B63]&lt;[.$J$2];&quot;&quot;;1)" office:value-type="float" office:value="1" calcext:value-type="float">
            <text:p>1</text:p>
          </table:table-cell>
          <table:table-cell office:value-type="float" office:value="42722.9942689658" calcext:value-type="float">
            <text:p>42722.9942689658</text:p>
          </table:table-cell>
          <table:table-cell office:value-type="float" office:value="105400.997883321" calcext:value-type="float">
            <text:p>105400.997883321</text:p>
          </table:table-cell>
          <table:table-cell/>
          <table:table-cell table:formula="of:=ABS(([.D63]-[.E63])/[.D63])" office:value-type="float" office:value="1.46707890415548" calcext:value-type="float">
            <text:p>1.4670789042</text:p>
          </table:table-cell>
          <table:table-cell table:formula="of:=IF([.$G6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565406990239751" calcext:value-type="float">
            <text:p>5.65406990239751E-005</text:p>
          </table:table-cell>
          <table:table-cell table:formula="of:=IF([.$B64]&lt;[.$J$2];&quot;&quot;;1)" office:value-type="float" office:value="1" calcext:value-type="float">
            <text:p>1</text:p>
          </table:table-cell>
          <table:table-cell office:value-type="float" office:value="44413.2638826544" calcext:value-type="float">
            <text:p>44413.2638826544</text:p>
          </table:table-cell>
          <table:table-cell office:value-type="float" office:value="105005.367688885" calcext:value-type="float">
            <text:p>105005.367688885</text:p>
          </table:table-cell>
          <table:table-cell/>
          <table:table-cell table:formula="of:=ABS(([.D64]-[.E64])/[.D64])" office:value-type="float" office:value="1.36427946314243" calcext:value-type="float">
            <text:p>1.3642794631</text:p>
          </table:table-cell>
          <table:table-cell table:formula="of:=IF([.$G6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59296463050164" calcext:value-type="float">
            <text:p>5.9296463050164E-005</text:p>
          </table:table-cell>
          <table:table-cell table:formula="of:=IF([.$B65]&lt;[.$J$2];&quot;&quot;;1)" office:value-type="float" office:value="1" calcext:value-type="float">
            <text:p>1</text:p>
          </table:table-cell>
          <table:table-cell office:value-type="float" office:value="43237.3556607832" calcext:value-type="float">
            <text:p>43237.3556607832</text:p>
          </table:table-cell>
          <table:table-cell office:value-type="float" office:value="107407.381063515" calcext:value-type="float">
            <text:p>107407.381063515</text:p>
          </table:table-cell>
          <table:table-cell/>
          <table:table-cell table:formula="of:=ABS(([.D65]-[.E65])/[.D65])" office:value-type="float" office:value="1.48413390278016" calcext:value-type="float">
            <text:p>1.4841339028</text:p>
          </table:table-cell>
          <table:table-cell table:formula="of:=IF([.$G6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566176170438903" calcext:value-type="float">
            <text:p>5.66176170438903E-005</text:p>
          </table:table-cell>
          <table:table-cell table:formula="of:=IF([.$B66]&lt;[.$J$2];&quot;&quot;;1)" office:value-type="float" office:value="1" calcext:value-type="float">
            <text:p>1</text:p>
          </table:table-cell>
          <table:table-cell office:value-type="float" office:value="44099.6626278836" calcext:value-type="float">
            <text:p>44099.6626278836</text:p>
          </table:table-cell>
          <table:table-cell office:value-type="float" office:value="105517.765853984" calcext:value-type="float">
            <text:p>105517.765853984</text:p>
          </table:table-cell>
          <table:table-cell/>
          <table:table-cell table:formula="of:=ABS(([.D66]-[.E66])/[.D66])" office:value-type="float" office:value="1.39271140789333" calcext:value-type="float">
            <text:p>1.3927114079</text:p>
          </table:table-cell>
          <table:table-cell table:formula="of:=IF([.$G6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636296694161014" calcext:value-type="float">
            <text:p>6.36296694161014E-005</text:p>
          </table:table-cell>
          <table:table-cell table:formula="of:=IF([.$B67]&lt;[.$J$2];&quot;&quot;;1)" office:value-type="float" office:value="1" calcext:value-type="float">
            <text:p>1</text:p>
          </table:table-cell>
          <table:table-cell office:value-type="float" office:value="41283.7842333142" calcext:value-type="float">
            <text:p>41283.7842333142</text:p>
          </table:table-cell>
          <table:table-cell office:value-type="float" office:value="109293.563739958" calcext:value-type="float">
            <text:p>109293.563739958</text:p>
          </table:table-cell>
          <table:table-cell/>
          <table:table-cell table:formula="of:=ABS(([.D67]-[.E67])/[.D67])" office:value-type="float" office:value="1.64737270988261" calcext:value-type="float">
            <text:p>1.6473727099</text:p>
          </table:table-cell>
          <table:table-cell table:formula="of:=IF([.$G6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614160766243108" calcext:value-type="float">
            <text:p>6.14160766243108E-005</text:p>
          </table:table-cell>
          <table:table-cell table:formula="of:=IF([.$B68]&lt;[.$J$2];&quot;&quot;;1)" office:value-type="float" office:value="1" calcext:value-type="float">
            <text:p>1</text:p>
          </table:table-cell>
          <table:table-cell office:value-type="float" office:value="43866.9030874018" calcext:value-type="float">
            <text:p>43866.9030874018</text:p>
          </table:table-cell>
          <table:table-cell office:value-type="float" office:value="109607.110490718" calcext:value-type="float">
            <text:p>109607.110490718</text:p>
          </table:table-cell>
          <table:table-cell/>
          <table:table-cell table:formula="of:=ABS(([.D68]-[.E68])/[.D68])" office:value-type="float" office:value="1.4986288699782" calcext:value-type="float">
            <text:p>1.49862887</text:p>
          </table:table-cell>
          <table:table-cell table:formula="of:=IF([.$G6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639568242505543" calcext:value-type="float">
            <text:p>6.39568242505543E-005</text:p>
          </table:table-cell>
          <table:table-cell table:formula="of:=IF([.$B69]&lt;[.$J$2];&quot;&quot;;1)" office:value-type="float" office:value="1" calcext:value-type="float">
            <text:p>1</text:p>
          </table:table-cell>
          <table:table-cell office:value-type="float" office:value="41679.3227739531" calcext:value-type="float">
            <text:p>41679.3227739531</text:p>
          </table:table-cell>
          <table:table-cell office:value-type="float" office:value="110511.86642486" calcext:value-type="float">
            <text:p>110511.86642486</text:p>
          </table:table-cell>
          <table:table-cell/>
          <table:table-cell table:formula="of:=ABS(([.D69]-[.E69])/[.D69])" office:value-type="float" office:value="1.65147941640556" calcext:value-type="float">
            <text:p>1.6514794164</text:p>
          </table:table-cell>
          <table:table-cell table:formula="of:=IF([.$G6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613849885535392" calcext:value-type="float">
            <text:p>0.000061385</text:p>
          </table:table-cell>
          <table:table-cell table:formula="of:=IF([.$B70]&lt;[.$J$2];&quot;&quot;;1)" office:value-type="float" office:value="1" calcext:value-type="float">
            <text:p>1</text:p>
          </table:table-cell>
          <table:table-cell office:value-type="float" office:value="43038.7853832368" calcext:value-type="float">
            <text:p>43038.7853832368</text:p>
          </table:table-cell>
          <table:table-cell office:value-type="float" office:value="109441.022634996" calcext:value-type="float">
            <text:p>109441.022634996</text:p>
          </table:table-cell>
          <table:table-cell/>
          <table:table-cell table:formula="of:=ABS(([.D70]-[.E70])/[.D70])" office:value-type="float" office:value="1.54284645025373" calcext:value-type="float">
            <text:p>1.5428464503</text:p>
          </table:table-cell>
          <table:table-cell table:formula="of:=IF([.$G7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61256084609953" calcext:value-type="float">
            <text:p>6.1256084609953E-005</text:p>
          </table:table-cell>
          <table:table-cell table:formula="of:=IF([.$B71]&lt;[.$J$2];&quot;&quot;;1)" office:value-type="float" office:value="1" calcext:value-type="float">
            <text:p>1</text:p>
          </table:table-cell>
          <table:table-cell office:value-type="float" office:value="42643.1551888005" calcext:value-type="float">
            <text:p>42643.1551888005</text:p>
          </table:table-cell>
          <table:table-cell office:value-type="float" office:value="108755.225984971" calcext:value-type="float">
            <text:p>108755.225984971</text:p>
          </table:table-cell>
          <table:table-cell/>
          <table:table-cell table:formula="of:=ABS(([.D71]-[.E71])/[.D71])" office:value-type="float" office:value="1.55035598335683" calcext:value-type="float">
            <text:p>1.5503559834</text:p>
          </table:table-cell>
          <table:table-cell table:formula="of:=IF([.$G7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.0000588066212501118" calcext:value-type="float">
            <text:p>5.88066212501118E-005</text:p>
          </table:table-cell>
          <table:table-cell table:formula="of:=IF([.$B72]&lt;[.$J$2];&quot;&quot;;1)" office:value-type="float" office:value="1" calcext:value-type="float">
            <text:p>1</text:p>
          </table:table-cell>
          <table:table-cell table:style-name="ce4" office:value-type="float" office:value="45045.1685634308" calcext:value-type="float">
            <text:p>45045.1685634308</text:p>
          </table:table-cell>
          <table:table-cell table:style-name="ce4" office:value-type="float" office:value="108455.106889289" calcext:value-type="float">
            <text:p>108455.106889289</text:p>
          </table:table-cell>
          <table:table-cell table:style-name="ce4"/>
          <table:table-cell table:formula="of:=ABS(([.D72]-[.E72])/[.D72])" office:value-type="float" office:value="1.40769677077724" calcext:value-type="float">
            <text:p>1.4076967708</text:p>
          </table:table-cell>
          <table:table-cell table:formula="of:=IF([.$G72]&lt;[.$K$2];&quot;&quot;;1)" office:value-type="float" office:value="1" calcext:value-type="float">
            <text:p>1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627834235616123" calcext:value-type="float">
            <text:p>6.27834235616123E-005</text:p>
          </table:table-cell>
          <table:table-cell table:formula="of:=IF([.$B73]&lt;[.$J$2];&quot;&quot;;1)" office:value-type="float" office:value="1" calcext:value-type="float">
            <text:p>1</text:p>
          </table:table-cell>
          <table:table-cell office:value-type="float" office:value="43155.5533538991" calcext:value-type="float">
            <text:p>43155.5533538991</text:p>
          </table:table-cell>
          <table:table-cell office:value-type="float" office:value="111451.748404206" calcext:value-type="float">
            <text:p>111451.748404206</text:p>
          </table:table-cell>
          <table:table-cell/>
          <table:table-cell table:formula="of:=ABS(([.D73]-[.E73])/[.D73])" office:value-type="float" office:value="1.58255866841147" calcext:value-type="float">
            <text:p>1.5825586684</text:p>
          </table:table-cell>
          <table:table-cell table:formula="of:=IF([.$G7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561981202414741" calcext:value-type="float">
            <text:p>5.61981202414741E-005</text:p>
          </table:table-cell>
          <table:table-cell table:formula="of:=IF([.$B74]&lt;[.$J$2];&quot;&quot;;1)" office:value-type="float" office:value="1" calcext:value-type="float">
            <text:p>1</text:p>
          </table:table-cell>
          <table:table-cell office:value-type="float" office:value="46931.3512398734" calcext:value-type="float">
            <text:p>46931.3512398734</text:p>
          </table:table-cell>
          <table:table-cell office:value-type="float" office:value="109693.737040241" calcext:value-type="float">
            <text:p>109693.737040241</text:p>
          </table:table-cell>
          <table:table-cell/>
          <table:table-cell table:formula="of:=ABS(([.D74]-[.E74])/[.D74])" office:value-type="float" office:value="1.3373232208802" calcext:value-type="float">
            <text:p>1.3373232209</text:p>
          </table:table-cell>
          <table:table-cell table:formula="of:=IF([.$G7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542993192093533" calcext:value-type="float">
            <text:p>5.42993192093533E-005</text:p>
          </table:table-cell>
          <table:table-cell table:formula="of:=IF([.$B75]&lt;[.$J$2];&quot;&quot;;1)" office:value-type="float" office:value="1" calcext:value-type="float">
            <text:p>1</text:p>
          </table:table-cell>
          <table:table-cell office:value-type="float" office:value="47244.8979906336" calcext:value-type="float">
            <text:p>47244.8979906336</text:p>
          </table:table-cell>
          <table:table-cell office:value-type="float" office:value="108088.591255447" calcext:value-type="float">
            <text:p>108088.591255447</text:p>
          </table:table-cell>
          <table:table-cell/>
          <table:table-cell table:formula="of:=ABS(([.D75]-[.E75])/[.D75])" office:value-type="float" office:value="1.28783627127051" calcext:value-type="float">
            <text:p>1.2878362713</text:p>
          </table:table-cell>
          <table:table-cell table:formula="of:=IF([.$G7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547365928023174" calcext:value-type="float">
            <text:p>5.47365928023174E-005</text:p>
          </table:table-cell>
          <table:table-cell table:formula="of:=IF([.$B76]&lt;[.$J$2];&quot;&quot;;1)" office:value-type="float" office:value="1" calcext:value-type="float">
            <text:p>1</text:p>
          </table:table-cell>
          <table:table-cell office:value-type="float" office:value="48149.6539247752" calcext:value-type="float">
            <text:p>48149.6539247752</text:p>
          </table:table-cell>
          <table:table-cell office:value-type="float" office:value="108418.971303909" calcext:value-type="float">
            <text:p>108418.971303909</text:p>
          </table:table-cell>
          <table:table-cell/>
          <table:table-cell table:formula="of:=ABS(([.D76]-[.E76])/[.D76])" office:value-type="float" office:value="1.251708215251" calcext:value-type="float">
            <text:p>1.2517082153</text:p>
          </table:table-cell>
          <table:table-cell table:formula="of:=IF([.$G7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589062402014555" calcext:value-type="float">
            <text:p>5.89062402014555E-005</text:p>
          </table:table-cell>
          <table:table-cell table:formula="of:=IF([.$B77]&lt;[.$J$2];&quot;&quot;;1)" office:value-type="float" office:value="1" calcext:value-type="float">
            <text:p>1</text:p>
          </table:table-cell>
          <table:table-cell office:value-type="float" office:value="47078.8101349114" calcext:value-type="float">
            <text:p>47078.8101349114</text:p>
          </table:table-cell>
          <table:table-cell office:value-type="float" office:value="112219.6024504" calcext:value-type="float">
            <text:p>112219.6024504</text:p>
          </table:table-cell>
          <table:table-cell/>
          <table:table-cell table:formula="of:=ABS(([.D77]-[.E77])/[.D77])" office:value-type="float" office:value="1.38365417751251" calcext:value-type="float">
            <text:p>1.3836541775</text:p>
          </table:table-cell>
          <table:table-cell table:formula="of:=IF([.$G7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636651026405489" calcext:value-type="float">
            <text:p>6.36651026405489E-005</text:p>
          </table:table-cell>
          <table:table-cell table:formula="of:=IF([.$B78]&lt;[.$J$2];&quot;&quot;;1)" office:value-type="float" office:value="1" calcext:value-type="float">
            <text:p>1</text:p>
          </table:table-cell>
          <table:table-cell office:value-type="float" office:value="46393.0134848861" calcext:value-type="float">
            <text:p>46393.0134848861</text:p>
          </table:table-cell>
          <table:table-cell office:value-type="float" office:value="117195.422571538" calcext:value-type="float">
            <text:p>117195.422571538</text:p>
          </table:table-cell>
          <table:table-cell/>
          <table:table-cell table:formula="of:=ABS(([.D78]-[.E78])/[.D78])" office:value-type="float" office:value="1.52614378261326" calcext:value-type="float">
            <text:p>1.5261437826</text:p>
          </table:table-cell>
          <table:table-cell table:formula="of:=IF([.$G7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659831248413221" calcext:value-type="float">
            <text:p>6.59831248413221E-005</text:p>
          </table:table-cell>
          <table:table-cell table:formula="of:=IF([.$B79]&lt;[.$J$2];&quot;&quot;;1)" office:value-type="float" office:value="1" calcext:value-type="float">
            <text:p>1</text:p>
          </table:table-cell>
          <table:table-cell office:value-type="float" office:value="46092.8943892044" calcext:value-type="float">
            <text:p>46092.8943892044</text:p>
          </table:table-cell>
          <table:table-cell office:value-type="float" office:value="119285.034260464" calcext:value-type="float">
            <text:p>119285.034260464</text:p>
          </table:table-cell>
          <table:table-cell/>
          <table:table-cell table:formula="of:=ABS(([.D79]-[.E79])/[.D79])" office:value-type="float" office:value="1.58792674752059" calcext:value-type="float">
            <text:p>1.5879267475</text:p>
          </table:table-cell>
          <table:table-cell table:formula="of:=IF([.$G7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615740045470874" calcext:value-type="float">
            <text:p>0.000061574</text:p>
          </table:table-cell>
          <table:table-cell table:formula="of:=IF([.$B80]&lt;[.$J$2];&quot;&quot;;1)" office:value-type="float" office:value="1" calcext:value-type="float">
            <text:p>1</text:p>
          </table:table-cell>
          <table:table-cell office:value-type="float" office:value="49089.5359041216" calcext:value-type="float">
            <text:p>49089.5359041216</text:p>
          </table:table-cell>
          <table:table-cell office:value-type="float" office:value="116602.136766153" calcext:value-type="float">
            <text:p>116602.136766153</text:p>
          </table:table-cell>
          <table:table-cell/>
          <table:table-cell table:formula="of:=ABS(([.D80]-[.E80])/[.D80])" office:value-type="float" office:value="1.37529515442746" calcext:value-type="float">
            <text:p>1.3752951544</text:p>
          </table:table-cell>
          <table:table-cell table:formula="of:=IF([.$G80]&lt;[.$K$2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0000690746619822508" calcext:value-type="float">
            <text:p>6.90746619822508E-005</text:p>
          </table:table-cell>
          <table:table-cell table:formula="of:=IF([.$B81]&lt;[.$J$2];&quot;&quot;;1)" office:value-type="float" office:value="1" calcext:value-type="float">
            <text:p>1</text:p>
          </table:table-cell>
          <table:table-cell table:style-name="ce2" office:value-type="float" office:value="47331.5245401568" calcext:value-type="float">
            <text:p>47331.5245401568</text:p>
          </table:table-cell>
          <table:table-cell table:style-name="ce2" office:value-type="float" office:value="121189.519716353" calcext:value-type="float">
            <text:p>121189.519716353</text:p>
          </table:table-cell>
          <table:table-cell/>
          <table:table-cell table:formula="of:=ABS(([.D81]-[.E81])/[.D81])" office:value-type="float" office:value="1.56043981033262" calcext:value-type="float">
            <text:p>1.5604398103</text:p>
          </table:table-cell>
          <table:table-cell table:formula="of:=IF([.$G8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312177620251896" calcext:value-type="float">
            <text:p>3.12177620251896E-005</text:p>
          </table:table-cell>
          <table:table-cell table:formula="of:=IF([.$B82]&lt;[.$J$2];&quot;&quot;;1)" office:value-type="float" office:value="1" calcext:value-type="float">
            <text:p>1</text:p>
          </table:table-cell>
          <table:table-cell office:value-type="float" office:value="63016.2872333059" calcext:value-type="float">
            <text:p>63016.2872333059</text:p>
          </table:table-cell>
          <table:table-cell office:value-type="float" office:value="134040.298827596" calcext:value-type="float">
            <text:p>134040.298827596</text:p>
          </table:table-cell>
          <table:table-cell/>
          <table:table-cell table:formula="of:=ABS(([.D82]-[.E82])/[.D82])" office:value-type="float" office:value="1.12707388379352" calcext:value-type="float">
            <text:p>1.1270738838</text:p>
          </table:table-cell>
          <table:table-cell table:formula="of:=IF([.$G8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307754941202992" calcext:value-type="float">
            <text:p>3.07754941202992E-005</text:p>
          </table:table-cell>
          <table:table-cell table:formula="of:=IF([.$B83]&lt;[.$J$2];&quot;&quot;;1)" office:value-type="float" office:value="1" calcext:value-type="float">
            <text:p>1</text:p>
          </table:table-cell>
          <table:table-cell office:value-type="float" office:value="63378.9481550889" calcext:value-type="float">
            <text:p>63378.9481550889</text:p>
          </table:table-cell>
          <table:table-cell office:value-type="float" office:value="133243.368449718" calcext:value-type="float">
            <text:p>133243.368449718</text:p>
          </table:table-cell>
          <table:table-cell/>
          <table:table-cell table:formula="of:=ABS(([.D83]-[.E83])/[.D83])" office:value-type="float" office:value="1.10232849121557" calcext:value-type="float">
            <text:p>1.1023284912</text:p>
          </table:table-cell>
          <table:table-cell table:formula="of:=IF([.$G8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314647249942333" calcext:value-type="float">
            <text:p>3.14647249942333E-005</text:p>
          </table:table-cell>
          <table:table-cell table:formula="of:=IF([.$B84]&lt;[.$J$2];&quot;&quot;;1)" office:value-type="float" office:value="1" calcext:value-type="float">
            <text:p>1</text:p>
          </table:table-cell>
          <table:table-cell office:value-type="float" office:value="62356.5906476067" calcext:value-type="float">
            <text:p>62356.5906476067</text:p>
          </table:table-cell>
          <table:table-cell office:value-type="float" office:value="133669.072886614" calcext:value-type="float">
            <text:p>133669.072886614</text:p>
          </table:table-cell>
          <table:table-cell/>
          <table:table-cell table:formula="of:=ABS(([.D84]-[.E84])/[.D84])" office:value-type="float" office:value="1.14362381744077" calcext:value-type="float">
            <text:p>1.1436238174</text:p>
          </table:table-cell>
          <table:table-cell table:formula="of:=IF([.$G8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312997049084069" calcext:value-type="float">
            <text:p>3.12997049084069E-005</text:p>
          </table:table-cell>
          <table:table-cell table:formula="of:=IF([.$B85]&lt;[.$J$2];&quot;&quot;;1)" office:value-type="float" office:value="1" calcext:value-type="float">
            <text:p>1</text:p>
          </table:table-cell>
          <table:table-cell office:value-type="float" office:value="61947.8745867698" calcext:value-type="float">
            <text:p>61947.8745867698</text:p>
          </table:table-cell>
          <table:table-cell office:value-type="float" office:value="133022.299006833" calcext:value-type="float">
            <text:p>133022.299006833</text:p>
          </table:table-cell>
          <table:table-cell/>
          <table:table-cell table:formula="of:=ABS(([.D85]-[.E85])/[.D85])" office:value-type="float" office:value="1.14732627865238" calcext:value-type="float">
            <text:p>1.1473262787</text:p>
          </table:table-cell>
          <table:table-cell table:formula="of:=IF([.$G8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317032315267346" calcext:value-type="float">
            <text:p>3.17032315267346E-005</text:p>
          </table:table-cell>
          <table:table-cell table:formula="of:=IF([.$B86]&lt;[.$J$2];&quot;&quot;;1)" office:value-type="float" office:value="1" calcext:value-type="float">
            <text:p>1</text:p>
          </table:table-cell>
          <table:table-cell office:value-type="float" office:value="61618.601904647" calcext:value-type="float">
            <text:p>61618.601904647</text:p>
          </table:table-cell>
          <table:table-cell office:value-type="float" office:value="133649.307255296" calcext:value-type="float">
            <text:p>133649.307255296</text:p>
          </table:table-cell>
          <table:table-cell/>
          <table:table-cell table:formula="of:=ABS(([.D86]-[.E86])/[.D86])" office:value-type="float" office:value="1.16897662595647" calcext:value-type="float">
            <text:p>1.168976626</text:p>
          </table:table-cell>
          <table:table-cell table:formula="of:=IF([.$G8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309422379247927" calcext:value-type="float">
            <text:p>3.09422379247927E-005</text:p>
          </table:table-cell>
          <table:table-cell table:formula="of:=IF([.$B87]&lt;[.$J$2];&quot;&quot;;1)" office:value-type="float" office:value="1" calcext:value-type="float">
            <text:p>1</text:p>
          </table:table-cell>
          <table:table-cell office:value-type="float" office:value="61672.2493400709" calcext:value-type="float">
            <text:p>61672.2493400709</text:p>
          </table:table-cell>
          <table:table-cell office:value-type="float" office:value="131967.089345004" calcext:value-type="float">
            <text:p>131967.089345004</text:p>
          </table:table-cell>
          <table:table-cell/>
          <table:table-cell table:formula="of:=ABS(([.D87]-[.E87])/[.D87])" office:value-type="float" office:value="1.13981313730452" calcext:value-type="float">
            <text:p>1.1398131373</text:p>
          </table:table-cell>
          <table:table-cell table:formula="of:=IF([.$G8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321596262990309" calcext:value-type="float">
            <text:p>3.21596262990309E-005</text:p>
          </table:table-cell>
          <table:table-cell table:formula="of:=IF([.$B88]&lt;[.$J$2];&quot;&quot;;1)" office:value-type="float" office:value="1" calcext:value-type="float">
            <text:p>1</text:p>
          </table:table-cell>
          <table:table-cell office:value-type="float" office:value="59849.2257183733" calcext:value-type="float">
            <text:p>59849.2257183733</text:p>
          </table:table-cell>
          <table:table-cell office:value-type="float" office:value="132189.171174233" calcext:value-type="float">
            <text:p>132189.171174233</text:p>
          </table:table-cell>
          <table:table-cell/>
          <table:table-cell table:formula="of:=ABS(([.D88]-[.E88])/[.D88])" office:value-type="float" office:value="1.20870311332452" calcext:value-type="float">
            <text:p>1.2087031133</text:p>
          </table:table-cell>
          <table:table-cell table:formula="of:=IF([.$G8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31037030619817" calcext:value-type="float">
            <text:p>0.000031037</text:p>
          </table:table-cell>
          <table:table-cell table:formula="of:=IF([.$B89]&lt;[.$J$2];&quot;&quot;;1)" office:value-type="float" office:value="1" calcext:value-type="float">
            <text:p>1</text:p>
          </table:table-cell>
          <table:table-cell office:value-type="float" office:value="60182.3036514004" calcext:value-type="float">
            <text:p>60182.3036514004</text:p>
          </table:table-cell>
          <table:table-cell office:value-type="float" office:value="130141.427769373" calcext:value-type="float">
            <text:p>130141.427769373</text:p>
          </table:table-cell>
          <table:table-cell/>
          <table:table-cell table:formula="of:=ABS(([.D89]-[.E89])/[.D89])" office:value-type="float" office:value="1.16245341027827" calcext:value-type="float">
            <text:p>1.1624534103</text:p>
          </table:table-cell>
          <table:table-cell table:formula="of:=IF([.$G8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317673331512827" calcext:value-type="float">
            <text:p>3.17673331512827E-005</text:p>
          </table:table-cell>
          <table:table-cell table:formula="of:=IF([.$B90]&lt;[.$J$2];&quot;&quot;;1)" office:value-type="float" office:value="1" calcext:value-type="float">
            <text:p>1</text:p>
          </table:table-cell>
          <table:table-cell office:value-type="float" office:value="59385.3732735221" calcext:value-type="float">
            <text:p>59385.3732735221</text:p>
          </table:table-cell>
          <table:table-cell office:value-type="float" office:value="131242.657721484" calcext:value-type="float">
            <text:p>131242.657721484</text:p>
          </table:table-cell>
          <table:table-cell/>
          <table:table-cell table:formula="of:=ABS(([.D90]-[.E90])/[.D90])" office:value-type="float" office:value="1.21001654931081" calcext:value-type="float">
            <text:p>1.2100165493</text:p>
          </table:table-cell>
          <table:table-cell table:formula="of:=IF([.$G9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309917315590263" calcext:value-type="float">
            <text:p>3.09917315590263E-005</text:p>
          </table:table-cell>
          <table:table-cell table:formula="of:=IF([.$B91]&lt;[.$J$2];&quot;&quot;;1)" office:value-type="float" office:value="1" calcext:value-type="float">
            <text:p>1</text:p>
          </table:table-cell>
          <table:table-cell office:value-type="float" office:value="59811.0777104178" calcext:value-type="float">
            <text:p>59811.0777104178</text:p>
          </table:table-cell>
          <table:table-cell office:value-type="float" office:value="129992.945857076" calcext:value-type="float">
            <text:p>129992.945857076</text:p>
          </table:table-cell>
          <table:table-cell/>
          <table:table-cell table:formula="of:=ABS(([.D91]-[.E91])/[.D91])" office:value-type="float" office:value="1.17339246897459" calcext:value-type="float">
            <text:p>1.173392469</text:p>
          </table:table-cell>
          <table:table-cell table:formula="of:=IF([.$G9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316817641556869" calcext:value-type="float">
            <text:p>3.16817641556869E-005</text:p>
          </table:table-cell>
          <table:table-cell table:formula="of:=IF([.$B92]&lt;[.$J$2];&quot;&quot;;1)" office:value-type="float" office:value="1" calcext:value-type="float">
            <text:p>1</text:p>
          </table:table-cell>
          <table:table-cell office:value-type="float" office:value="59164.3038306374" calcext:value-type="float">
            <text:p>59164.3038306374</text:p>
          </table:table-cell>
          <table:table-cell office:value-type="float" office:value="131168.730412019" calcext:value-type="float">
            <text:p>131168.730412019</text:p>
          </table:table-cell>
          <table:table-cell/>
          <table:table-cell table:formula="of:=ABS(([.D92]-[.E92])/[.D92])" office:value-type="float" office:value="1.21702482610968" calcext:value-type="float">
            <text:p>1.2170248261</text:p>
          </table:table-cell>
          <table:table-cell table:formula="of:=IF([.$G9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306680501957753" calcext:value-type="float">
            <text:p>3.06680501957753E-005</text:p>
          </table:table-cell>
          <table:table-cell table:formula="of:=IF([.$B93]&lt;[.$J$2];&quot;&quot;;1)" office:value-type="float" office:value="1" calcext:value-type="float">
            <text:p>1</text:p>
          </table:table-cell>
          <table:table-cell office:value-type="float" office:value="59791.3120791004" calcext:value-type="float">
            <text:p>59791.3120791004</text:p>
          </table:table-cell>
          <table:table-cell office:value-type="float" office:value="129546.952004745" calcext:value-type="float">
            <text:p>129546.952004745</text:p>
          </table:table-cell>
          <table:table-cell/>
          <table:table-cell table:formula="of:=ABS(([.D93]-[.E93])/[.D93])" office:value-type="float" office:value="1.16665176762407" calcext:value-type="float">
            <text:p>1.1666517676</text:p>
          </table:table-cell>
          <table:table-cell table:formula="of:=IF([.$G9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31878336522942" calcext:value-type="float">
            <text:p>3.1878336522942E-005</text:p>
          </table:table-cell>
          <table:table-cell table:formula="of:=IF([.$B94]&lt;[.$J$2];&quot;&quot;;1)" office:value-type="float" office:value="1" calcext:value-type="float">
            <text:p>1</text:p>
          </table:table-cell>
          <table:table-cell office:value-type="float" office:value="58109.094168808" calcext:value-type="float">
            <text:p>58109.094168808</text:p>
          </table:table-cell>
          <table:table-cell office:value-type="float" office:value="131161.615857518" calcext:value-type="float">
            <text:p>131161.615857518</text:p>
          </table:table-cell>
          <table:table-cell/>
          <table:table-cell table:formula="of:=ABS(([.D94]-[.E94])/[.D94])" office:value-type="float" office:value="1.25716159808809" calcext:value-type="float">
            <text:p>1.2571615981</text:p>
          </table:table-cell>
          <table:table-cell table:formula="of:=IF([.$G9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310661681988979" calcext:value-type="float">
            <text:p>3.10661681988979E-005</text:p>
          </table:table-cell>
          <table:table-cell table:formula="of:=IF([.$B95]&lt;[.$J$2];&quot;&quot;;1)" office:value-type="float" office:value="1" calcext:value-type="float">
            <text:p>1</text:p>
          </table:table-cell>
          <table:table-cell office:value-type="float" office:value="58331.1759980374" calcext:value-type="float">
            <text:p>58331.1759980374</text:p>
          </table:table-cell>
          <table:table-cell office:value-type="float" office:value="129565.064486816" calcext:value-type="float">
            <text:p>129565.064486816</text:p>
          </table:table-cell>
          <table:table-cell/>
          <table:table-cell table:formula="of:=ABS(([.D95]-[.E95])/[.D95])" office:value-type="float" office:value="1.22119753750851" calcext:value-type="float">
            <text:p>1.2211975375</text:p>
          </table:table-cell>
          <table:table-cell table:formula="of:=IF([.$G9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326607779117883" calcext:value-type="float">
            <text:p>3.26607779117883E-005</text:p>
          </table:table-cell>
          <table:table-cell table:formula="of:=IF([.$B96]&lt;[.$J$2];&quot;&quot;;1)" office:value-type="float" office:value="1" calcext:value-type="float">
            <text:p>1</text:p>
          </table:table-cell>
          <table:table-cell office:value-type="float" office:value="56283.4325931769" calcext:value-type="float">
            <text:p>56283.4325931769</text:p>
          </table:table-cell>
          <table:table-cell office:value-type="float" office:value="130680.305866713" calcext:value-type="float">
            <text:p>130680.305866713</text:p>
          </table:table-cell>
          <table:table-cell/>
          <table:table-cell table:formula="of:=ABS(([.D96]-[.E96])/[.D96])" office:value-type="float" office:value="1.32182544393277" calcext:value-type="float">
            <text:p>1.3218254439</text:p>
          </table:table-cell>
          <table:table-cell table:formula="of:=IF([.$G9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316216115853697" calcext:value-type="float">
            <text:p>3.16216115853697E-005</text:p>
          </table:table-cell>
          <table:table-cell table:formula="of:=IF([.$B97]&lt;[.$J$2];&quot;&quot;;1)" office:value-type="float" office:value="1" calcext:value-type="float">
            <text:p>1</text:p>
          </table:table-cell>
          <table:table-cell office:value-type="float" office:value="57384.6625452881" calcext:value-type="float">
            <text:p>57384.6625452881</text:p>
          </table:table-cell>
          <table:table-cell office:value-type="float" office:value="129347.41611579" calcext:value-type="float">
            <text:p>129347.41611579</text:p>
          </table:table-cell>
          <table:table-cell/>
          <table:table-cell table:formula="of:=ABS(([.D97]-[.E97])/[.D97])" office:value-type="float" office:value="1.25404159192726" calcext:value-type="float">
            <text:p>1.2540415919</text:p>
          </table:table-cell>
          <table:table-cell table:formula="of:=IF([.$G9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328632170574891" calcext:value-type="float">
            <text:p>3.28632170574891E-005</text:p>
          </table:table-cell>
          <table:table-cell table:formula="of:=IF([.$B98]&lt;[.$J$2];&quot;&quot;;1)" office:value-type="float" office:value="1" calcext:value-type="float">
            <text:p>1</text:p>
          </table:table-cell>
          <table:table-cell office:value-type="float" office:value="56134.9506808795" calcext:value-type="float">
            <text:p>56134.9506808795</text:p>
          </table:table-cell>
          <table:table-cell office:value-type="float" office:value="130681.158704718" calcext:value-type="float">
            <text:p>130681.158704718</text:p>
          </table:table-cell>
          <table:table-cell/>
          <table:table-cell table:formula="of:=ABS(([.D98]-[.E98])/[.D98])" office:value-type="float" office:value="1.32798207034375" calcext:value-type="float">
            <text:p>1.3279820703</text:p>
          </table:table-cell>
          <table:table-cell table:formula="of:=IF([.$G9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323374264553295" calcext:value-type="float">
            <text:p>3.23374264553295E-005</text:p>
          </table:table-cell>
          <table:table-cell table:formula="of:=IF([.$B99]&lt;[.$J$2];&quot;&quot;;1)" office:value-type="float" office:value="1" calcext:value-type="float">
            <text:p>1</text:p>
          </table:table-cell>
          <table:table-cell office:value-type="float" office:value="57310.7352358231" calcext:value-type="float">
            <text:p>57310.7352358231</text:p>
          </table:table-cell>
          <table:table-cell office:value-type="float" office:value="130532.939612522" calcext:value-type="float">
            <text:p>130532.939612522</text:p>
          </table:table-cell>
          <table:table-cell/>
          <table:table-cell table:formula="of:=ABS(([.D99]-[.E99])/[.D99])" office:value-type="float" office:value="1.27763505520219" calcext:value-type="float">
            <text:p>1.2776350552</text:p>
          </table:table-cell>
          <table:table-cell table:formula="of:=IF([.$G9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33322950893423" calcext:value-type="float">
            <text:p>0.000033323</text:p>
          </table:table-cell>
          <table:table-cell table:formula="of:=IF([.$B100]&lt;[.$J$2];&quot;&quot;;1)" office:value-type="float" office:value="1" calcext:value-type="float">
            <text:p>1</text:p>
          </table:table-cell>
          <table:table-cell office:value-type="float" office:value="55688.9568285494" calcext:value-type="float">
            <text:p>55688.9568285494</text:p>
          </table:table-cell>
          <table:table-cell office:value-type="float" office:value="131042.229876872" calcext:value-type="float">
            <text:p>131042.229876872</text:p>
          </table:table-cell>
          <table:table-cell/>
          <table:table-cell table:formula="of:=ABS(([.D100]-[.E100])/[.D100])" office:value-type="float" office:value="1.35310979662115" calcext:value-type="float">
            <text:p>1.3531097966</text:p>
          </table:table-cell>
          <table:table-cell table:formula="of:=IF([.$G10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333014630949403" calcext:value-type="float">
            <text:p>3.33014630949403E-005</text:p>
          </table:table-cell>
          <table:table-cell table:formula="of:=IF([.$B101]&lt;[.$J$2];&quot;&quot;;1)" office:value-type="float" office:value="1" calcext:value-type="float">
            <text:p>1</text:p>
          </table:table-cell>
          <table:table-cell office:value-type="float" office:value="57303.6206813219" calcext:value-type="float">
            <text:p>57303.6206813219</text:p>
          </table:table-cell>
          <table:table-cell office:value-type="float" office:value="132301.269283578" calcext:value-type="float">
            <text:p>132301.269283578</text:p>
          </table:table-cell>
          <table:table-cell/>
          <table:table-cell table:formula="of:=ABS(([.D101]-[.E101])/[.D101])" office:value-type="float" office:value="1.30877678775892" calcext:value-type="float">
            <text:p>1.3087767878</text:p>
          </table:table-cell>
          <table:table-cell table:formula="of:=IF([.$G10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354755979824663" calcext:value-type="float">
            <text:p>3.54755979824663E-005</text:p>
          </table:table-cell>
          <table:table-cell table:formula="of:=IF([.$B102]&lt;[.$J$2];&quot;&quot;;1)" office:value-type="float" office:value="1" calcext:value-type="float">
            <text:p>1</text:p>
          </table:table-cell>
          <table:table-cell office:value-type="float" office:value="55707.0693106198" calcext:value-type="float">
            <text:p>55707.0693106198</text:p>
          </table:table-cell>
          <table:table-cell office:value-type="float" office:value="135602.55246162" calcext:value-type="float">
            <text:p>135602.55246162</text:p>
          </table:table-cell>
          <table:table-cell/>
          <table:table-cell table:formula="of:=ABS(([.D102]-[.E102])/[.D102])" office:value-type="float" office:value="1.43420725842724" calcext:value-type="float">
            <text:p>1.4342072584</text:p>
          </table:table-cell>
          <table:table-cell table:formula="of:=IF([.$G102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343188313621377" calcext:value-type="float">
            <text:p>3.43188313621377E-005</text:p>
          </table:table-cell>
          <table:table-cell table:formula="of:=IF([.$B103]&lt;[.$J$2];&quot;&quot;;1)" office:value-type="float" office:value="1" calcext:value-type="float">
            <text:p>1</text:p>
          </table:table-cell>
          <table:table-cell office:value-type="float" office:value="56822.3106905174" calcext:value-type="float">
            <text:p>56822.3106905174</text:p>
          </table:table-cell>
          <table:table-cell office:value-type="float" office:value="134224.951720479" calcext:value-type="float">
            <text:p>134224.951720479</text:p>
          </table:table-cell>
          <table:table-cell/>
          <table:table-cell table:formula="of:=ABS(([.D103]-[.E103])/[.D103])" office:value-type="float" office:value="1.36218749447792" calcext:value-type="float">
            <text:p>1.3621874945</text:p>
          </table:table-cell>
          <table:table-cell table:formula="of:=IF([.$G10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356942921049986" calcext:value-type="float">
            <text:p>3.56942921049986E-005</text:p>
          </table:table-cell>
          <table:table-cell table:formula="of:=IF([.$B104]&lt;[.$J$2];&quot;&quot;;1)" office:value-type="float" office:value="1" calcext:value-type="float">
            <text:p>1</text:p>
          </table:table-cell>
          <table:table-cell office:value-type="float" office:value="55489.4209395938" calcext:value-type="float">
            <text:p>55489.4209395938</text:p>
          </table:table-cell>
          <table:table-cell office:value-type="float" office:value="136098.48501818" calcext:value-type="float">
            <text:p>136098.48501818</text:p>
          </table:table-cell>
          <table:table-cell/>
          <table:table-cell table:formula="of:=ABS(([.D104]-[.E104])/[.D104])" office:value-type="float" office:value="1.45269247207207" calcext:value-type="float">
            <text:p>1.4526924721</text:p>
          </table:table-cell>
          <table:table-cell table:formula="of:=IF([.$G10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339251273088831" calcext:value-type="float">
            <text:p>3.39251273088831E-005</text:p>
          </table:table-cell>
          <table:table-cell table:formula="of:=IF([.$B105]&lt;[.$J$2];&quot;&quot;;1)" office:value-type="float" office:value="1" calcext:value-type="float">
            <text:p>1</text:p>
          </table:table-cell>
          <table:table-cell office:value-type="float" office:value="56823.1635285216" calcext:value-type="float">
            <text:p>56823.1635285216</text:p>
          </table:table-cell>
          <table:table-cell office:value-type="float" office:value="133784.875327249" calcext:value-type="float">
            <text:p>133784.875327249</text:p>
          </table:table-cell>
          <table:table-cell/>
          <table:table-cell table:formula="of:=ABS(([.D105]-[.E105])/[.D105])" office:value-type="float" office:value="1.35440737578959" calcext:value-type="float">
            <text:p>1.3544073758</text:p>
          </table:table-cell>
          <table:table-cell table:formula="of:=IF([.$G10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348413195100141" calcext:value-type="float">
            <text:p>3.48413195100141E-005</text:p>
          </table:table-cell>
          <table:table-cell table:formula="of:=IF([.$B106]&lt;[.$J$2];&quot;&quot;;1)" office:value-type="float" office:value="1" calcext:value-type="float">
            <text:p>1</text:p>
          </table:table-cell>
          <table:table-cell office:value-type="float" office:value="56674.9444363257" calcext:value-type="float">
            <text:p>56674.9444363257</text:p>
          </table:table-cell>
          <table:table-cell office:value-type="float" office:value="135696.067426162" calcext:value-type="float">
            <text:p>135696.067426162</text:p>
          </table:table-cell>
          <table:table-cell/>
          <table:table-cell table:formula="of:=ABS(([.D106]-[.E106])/[.D106])" office:value-type="float" office:value="1.39428673068425" calcext:value-type="float">
            <text:p>1.3942867307</text:p>
          </table:table-cell>
          <table:table-cell table:formula="of:=IF([.$G10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353863941167015" calcext:value-type="float">
            <text:p>3.53863941167015E-005</text:p>
          </table:table-cell>
          <table:table-cell table:formula="of:=IF([.$B107]&lt;[.$J$2];&quot;&quot;;1)" office:value-type="float" office:value="1" calcext:value-type="float">
            <text:p>1</text:p>
          </table:table-cell>
          <table:table-cell office:value-type="float" office:value="57184.2347006755" calcext:value-type="float">
            <text:p>57184.2347006755</text:p>
          </table:table-cell>
          <table:table-cell office:value-type="float" office:value="137319.2737231" calcext:value-type="float">
            <text:p>137319.2737231</text:p>
          </table:table-cell>
          <table:table-cell/>
          <table:table-cell table:formula="of:=ABS(([.D107]-[.E107])/[.D107])" office:value-type="float" office:value="1.40134845629888" calcext:value-type="float">
            <text:p>1.4013484563</text:p>
          </table:table-cell>
          <table:table-cell table:formula="of:=IF([.$G10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0.0000344819505480504" calcext:value-type="float">
            <text:p>0.000034482</text:p>
          </table:table-cell>
          <table:table-cell table:formula="of:=IF([.$B108]&lt;[.$J$2];&quot;&quot;;1)" office:value-type="float" office:value="1" calcext:value-type="float">
            <text:p>1</text:p>
          </table:table-cell>
          <table:table-cell table:style-name="ce4" office:value-type="float" office:value="58443.2741073821" calcext:value-type="float">
            <text:p>58443.2741073821</text:p>
          </table:table-cell>
          <table:table-cell table:style-name="ce4" office:value-type="float" office:value="137041.160076448" calcext:value-type="float">
            <text:p>137041.160076448</text:p>
          </table:table-cell>
          <table:table-cell table:style-name="ce4"/>
          <table:table-cell table:formula="of:=ABS(([.D108]-[.E108])/[.D108])" office:value-type="float" office:value="1.34485767899745" calcext:value-type="float">
            <text:p>1.344857679</text:p>
          </table:table-cell>
          <table:table-cell table:formula="of:=IF([.$G108]&lt;[.$K$2];&quot;&quot;;1)">
            <text:p/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19945346348242" calcext:value-type="float">
            <text:p>3.19945346348242E-005</text:p>
          </table:table-cell>
          <table:table-cell table:formula="of:=IF([.$B109]&lt;[.$J$2];&quot;&quot;;1)" office:value-type="float" office:value="1" calcext:value-type="float">
            <text:p>1</text:p>
          </table:table-cell>
          <table:table-cell office:value-type="float" office:value="61744.5572854239" calcext:value-type="float">
            <text:p>61744.5572854239</text:p>
          </table:table-cell>
          <table:table-cell office:value-type="float" office:value="135172.185262632" calcext:value-type="float">
            <text:p>135172.185262632</text:p>
          </table:table-cell>
          <table:table-cell/>
          <table:table-cell table:formula="of:=ABS(([.D109]-[.E109])/[.D109])" office:value-type="float" office:value="1.18921620310236" calcext:value-type="float">
            <text:p>1.1892162031</text:p>
          </table:table-cell>
          <table:table-cell table:formula="of:=IF([.$G10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339037007488089" calcext:value-type="float">
            <text:p>3.39037007488089E-005</text:p>
          </table:table-cell>
          <table:table-cell table:formula="of:=IF([.$B110]&lt;[.$J$2];&quot;&quot;;1)" office:value-type="float" office:value="1" calcext:value-type="float">
            <text:p>1</text:p>
          </table:table-cell>
          <table:table-cell office:value-type="float" office:value="60366.9565442833" calcext:value-type="float">
            <text:p>60366.9565442833</text:p>
          </table:table-cell>
          <table:table-cell office:value-type="float" office:value="138572.35721583" calcext:value-type="float">
            <text:p>138572.35721583</text:p>
          </table:table-cell>
          <table:table-cell/>
          <table:table-cell table:formula="of:=ABS(([.D110]-[.E110])/[.D110])" office:value-type="float" office:value="1.2955001402825" calcext:value-type="float">
            <text:p>1.2955001403</text:p>
          </table:table-cell>
          <table:table-cell table:formula="of:=IF([.$G11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339720477947862" calcext:value-type="float">
            <text:p>0.000033972</text:p>
          </table:table-cell>
          <table:table-cell table:formula="of:=IF([.$B111]&lt;[.$J$2];&quot;&quot;;1)" office:value-type="float" office:value="1" calcext:value-type="float">
            <text:p>1</text:p>
          </table:table-cell>
          <table:table-cell office:value-type="float" office:value="62240.4898419835" calcext:value-type="float">
            <text:p>62240.4898419835</text:p>
          </table:table-cell>
          <table:table-cell office:value-type="float" office:value="140049.709102843" calcext:value-type="float">
            <text:p>140049.709102843</text:p>
          </table:table-cell>
          <table:table-cell/>
          <table:table-cell table:formula="of:=ABS(([.D111]-[.E111])/[.D111])" office:value-type="float" office:value="1.25013828551803" calcext:value-type="float">
            <text:p>1.2501382855</text:p>
          </table:table-cell>
          <table:table-cell table:formula="of:=IF([.$G11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357145866068924" calcext:value-type="float">
            <text:p>3.57145866068924E-005</text:p>
          </table:table-cell>
          <table:table-cell table:formula="of:=IF([.$B112]&lt;[.$J$2];&quot;&quot;;1)" office:value-type="float" office:value="1" calcext:value-type="float">
            <text:p>1</text:p>
          </table:table-cell>
          <table:table-cell office:value-type="float" office:value="59926.880151053" calcext:value-type="float">
            <text:p>59926.880151053</text:p>
          </table:table-cell>
          <table:table-cell office:value-type="float" office:value="142472.770940072" calcext:value-type="float">
            <text:p>142472.770940072</text:p>
          </table:table-cell>
          <table:table-cell/>
          <table:table-cell table:formula="of:=ABS(([.D112]-[.E112])/[.D112])" office:value-type="float" office:value="1.37744348747928" calcext:value-type="float">
            <text:p>1.3774434875</text:p>
          </table:table-cell>
          <table:table-cell table:formula="of:=IF([.$G11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362283054094676" calcext:value-type="float">
            <text:p>3.62283054094676E-005</text:p>
          </table:table-cell>
          <table:table-cell table:formula="of:=IF([.$B113]&lt;[.$J$2];&quot;&quot;;1)" office:value-type="float" office:value="1" calcext:value-type="float">
            <text:p>1</text:p>
          </table:table-cell>
          <table:table-cell office:value-type="float" office:value="61838.0722499658" calcext:value-type="float">
            <text:p>61838.0722499658</text:p>
          </table:table-cell>
          <table:table-cell office:value-type="float" office:value="146108.663736414" calcext:value-type="float">
            <text:p>146108.663736414</text:p>
          </table:table-cell>
          <table:table-cell/>
          <table:table-cell table:formula="of:=ABS(([.D113]-[.E113])/[.D113])" office:value-type="float" office:value="1.36276226635598" calcext:value-type="float">
            <text:p>1.3627622664</text:p>
          </table:table-cell>
          <table:table-cell table:formula="of:=IF([.$G11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361659630795887" calcext:value-type="float">
            <text:p>0.000036166</text:p>
          </table:table-cell>
          <table:table-cell table:formula="of:=IF([.$B114]&lt;[.$J$2];&quot;&quot;;1)" office:value-type="float" office:value="1" calcext:value-type="float">
            <text:p>1</text:p>
          </table:table-cell>
          <table:table-cell office:value-type="float" office:value="63461.2785469041" calcext:value-type="float">
            <text:p>63461.2785469041</text:p>
          </table:table-cell>
          <table:table-cell office:value-type="float" office:value="147393.101904535" calcext:value-type="float">
            <text:p>147393.101904535</text:p>
          </table:table-cell>
          <table:table-cell/>
          <table:table-cell table:formula="of:=ABS(([.D114]-[.E114])/[.D114])" office:value-type="float" office:value="1.32256748176917" calcext:value-type="float">
            <text:p>1.3225674818</text:p>
          </table:table-cell>
          <table:table-cell table:formula="of:=IF([.$G11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357844729606581" calcext:value-type="float">
            <text:p>3.57844729606581E-005</text:p>
          </table:table-cell>
          <table:table-cell table:formula="of:=IF([.$B115]&lt;[.$J$2];&quot;&quot;;1)" office:value-type="float" office:value="1" calcext:value-type="float">
            <text:p>1</text:p>
          </table:table-cell>
          <table:table-cell office:value-type="float" office:value="63183.1649002515" calcext:value-type="float">
            <text:p>63183.1649002515</text:p>
          </table:table-cell>
          <table:table-cell office:value-type="float" office:value="146153.808522101" calcext:value-type="float">
            <text:p>146153.808522101</text:p>
          </table:table-cell>
          <table:table-cell/>
          <table:table-cell table:formula="of:=ABS(([.D115]-[.E115])/[.D115])" office:value-type="float" office:value="1.31317644111112" calcext:value-type="float">
            <text:p>1.3131764411</text:p>
          </table:table-cell>
          <table:table-cell table:formula="of:=IF([.$G11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368662185874929" calcext:value-type="float">
            <text:p>3.68662185874929E-005</text:p>
          </table:table-cell>
          <table:table-cell table:formula="of:=IF([.$B116]&lt;[.$J$2];&quot;&quot;;1)" office:value-type="float" office:value="1" calcext:value-type="float">
            <text:p>1</text:p>
          </table:table-cell>
          <table:table-cell office:value-type="float" office:value="61314.190086436" calcext:value-type="float">
            <text:p>61314.190086436</text:p>
          </table:table-cell>
          <table:table-cell office:value-type="float" office:value="146073.236107002" calcext:value-type="float">
            <text:p>146073.236107002</text:p>
          </table:table-cell>
          <table:table-cell/>
          <table:table-cell table:formula="of:=ABS(([.D116]-[.E116])/[.D116])" office:value-type="float" office:value="1.38237243126068" calcext:value-type="float">
            <text:p>1.3823724313</text:p>
          </table:table-cell>
          <table:table-cell table:formula="of:=IF([.$G116]&lt;[.$K$2];&quot;&quot;;1)">
            <text:p/>
          </table:table-cell>
          <table:table-cell table:number-columns-repeated="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.0000370543518189731" calcext:value-type="float">
            <text:p>3.70543518189731E-005</text:p>
          </table:table-cell>
          <table:table-cell table:formula="of:=IF([.$B117]&lt;[.$J$2];&quot;&quot;;1)" office:value-type="float" office:value="1" calcext:value-type="float">
            <text:p>1</text:p>
          </table:table-cell>
          <table:table-cell table:style-name="ce2" office:value-type="float" office:value="64714.3620396337" calcext:value-type="float">
            <text:p>64714.3620396337</text:p>
          </table:table-cell>
          <table:table-cell table:style-name="ce2" office:value-type="float" office:value="150127.374860338" calcext:value-type="float">
            <text:p>150127.374860338</text:p>
          </table:table-cell>
          <table:table-cell/>
          <table:table-cell table:formula="of:=ABS(([.D117]-[.E117])/[.D117])" office:value-type="float" office:value="1.31984632357797" calcext:value-type="float">
            <text:p>1.3198463236</text:p>
          </table:table-cell>
          <table:table-cell table:formula="of:=IF([.$G11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193424740875389" calcext:value-type="float">
            <text:p>1.93424740875389E-005</text:p>
          </table:table-cell>
          <table:table-cell table:formula="of:=IF([.$B118]&lt;[.$J$2];&quot;&quot;;1)">
            <text:p/>
          </table:table-cell>
          <table:table-cell office:value-type="float" office:value="75403.3349017161" calcext:value-type="float">
            <text:p>75403.3349017161</text:p>
          </table:table-cell>
          <table:table-cell office:value-type="float" office:value="156709.954442641" calcext:value-type="float">
            <text:p>156709.954442641</text:p>
          </table:table-cell>
          <table:table-cell/>
          <table:table-cell table:formula="of:=ABS(([.D118]-[.E118])/[.D118])" office:value-type="float" office:value="1.07828943702428" calcext:value-type="float">
            <text:p>1.078289437</text:p>
          </table:table-cell>
          <table:table-cell table:formula="of:=IF([.$G11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19591475955035" calcext:value-type="float">
            <text:p>1.9591475955035E-005</text:p>
          </table:table-cell>
          <table:table-cell table:formula="of:=IF([.$B119]&lt;[.$J$2];&quot;&quot;;1)">
            <text:p/>
          </table:table-cell>
          <table:table-cell office:value-type="float" office:value="74365.966809216" calcext:value-type="float">
            <text:p>74365.966809216</text:p>
          </table:table-cell>
          <table:table-cell office:value-type="float" office:value="156934.146113953" calcext:value-type="float">
            <text:p>156934.146113953</text:p>
          </table:table-cell>
          <table:table-cell/>
          <table:table-cell table:formula="of:=ABS(([.D119]-[.E119])/[.D119])" office:value-type="float" office:value="1.11029524455136" calcext:value-type="float">
            <text:p>1.1102952446</text:p>
          </table:table-cell>
          <table:table-cell table:formula="of:=IF([.$G11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195508705225694" calcext:value-type="float">
            <text:p>1.95508705225694E-005</text:p>
          </table:table-cell>
          <table:table-cell table:formula="of:=IF([.$B120]&lt;[.$J$2];&quot;&quot;;1)">
            <text:p/>
          </table:table-cell>
          <table:table-cell office:value-type="float" office:value="74064.2807500527" calcext:value-type="float">
            <text:p>74064.2807500527</text:p>
          </table:table-cell>
          <table:table-cell office:value-type="float" office:value="156455.213678642" calcext:value-type="float">
            <text:p>156455.213678642</text:p>
          </table:table-cell>
          <table:table-cell/>
          <table:table-cell table:formula="of:=ABS(([.D120]-[.E120])/[.D120])" office:value-type="float" office:value="1.11242466806148" calcext:value-type="float">
            <text:p>1.1124246681</text:p>
          </table:table-cell>
          <table:table-cell table:formula="of:=IF([.$G12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192680474037225" calcext:value-type="float">
            <text:p>0.000019268</text:p>
          </table:table-cell>
          <table:table-cell table:formula="of:=IF([.$B121]&lt;[.$J$2];&quot;&quot;;1)">
            <text:p/>
          </table:table-cell>
          <table:table-cell office:value-type="float" office:value="74498.9938134598" calcext:value-type="float">
            <text:p>74498.9938134598</text:p>
          </table:table-cell>
          <table:table-cell office:value-type="float" office:value="155633.389828658" calcext:value-type="float">
            <text:p>155633.389828658</text:p>
          </table:table-cell>
          <table:table-cell/>
          <table:table-cell table:formula="of:=ABS(([.D121]-[.E121])/[.D121])" office:value-type="float" office:value="1.08906700429207" calcext:value-type="float">
            <text:p>1.0890670043</text:p>
          </table:table-cell>
          <table:table-cell table:formula="of:=IF([.$G12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196256065658923" calcext:value-type="float">
            <text:p>1.96256065658923E-005</text:p>
          </table:table-cell>
          <table:table-cell table:formula="of:=IF([.$B122]&lt;[.$J$2];&quot;&quot;;1)">
            <text:p/>
          </table:table-cell>
          <table:table-cell office:value-type="float" office:value="72973.1397730361" calcext:value-type="float">
            <text:p>72973.1397730361</text:p>
          </table:table-cell>
          <table:table-cell office:value-type="float" office:value="155491.518232927" calcext:value-type="float">
            <text:p>155491.518232927</text:p>
          </table:table-cell>
          <table:table-cell/>
          <table:table-cell table:formula="of:=ABS(([.D122]-[.E122])/[.D122])" office:value-type="float" office:value="1.13080482375492" calcext:value-type="float">
            <text:p>1.1308048238</text:p>
          </table:table-cell>
          <table:table-cell table:formula="of:=IF([.$G12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198734016906317" calcext:value-type="float">
            <text:p>1.98734016906317E-005</text:p>
          </table:table-cell>
          <table:table-cell table:formula="of:=IF([.$B123]&lt;[.$J$2];&quot;&quot;;1)">
            <text:p/>
          </table:table-cell>
          <table:table-cell office:value-type="float" office:value="71677.787534604" calcext:value-type="float">
            <text:p>71677.787534604</text:p>
          </table:table-cell>
          <table:table-cell office:value-type="float" office:value="155059.726153276" calcext:value-type="float">
            <text:p>155059.726153276</text:p>
          </table:table-cell>
          <table:table-cell/>
          <table:table-cell table:formula="of:=ABS(([.D123]-[.E123])/[.D123])" office:value-type="float" office:value="1.16328839779573" calcext:value-type="float">
            <text:p>1.1632883978</text:p>
          </table:table-cell>
          <table:table-cell table:formula="of:=IF([.$G12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202051618844879" calcext:value-type="float">
            <text:p>2.02051618844879E-005</text:p>
          </table:table-cell>
          <table:table-cell table:formula="of:=IF([.$B124]&lt;[.$J$2];&quot;&quot;;1)" office:value-type="float" office:value="1" calcext:value-type="float">
            <text:p>1</text:p>
          </table:table-cell>
          <table:table-cell office:value-type="float" office:value="70984.2651938735" calcext:value-type="float">
            <text:p>70984.2651938735</text:p>
          </table:table-cell>
          <table:table-cell office:value-type="float" office:value="155713.892228829" calcext:value-type="float">
            <text:p>155713.892228829</text:p>
          </table:table-cell>
          <table:table-cell/>
          <table:table-cell table:formula="of:=ABS(([.D124]-[.E124])/[.D124])" office:value-type="float" office:value="1.19363955946491" calcext:value-type="float">
            <text:p>1.1936395595</text:p>
          </table:table-cell>
          <table:table-cell table:formula="of:=IF([.$G12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199953261380479" calcext:value-type="float">
            <text:p>1.99953261380479E-005</text:p>
          </table:table-cell>
          <table:table-cell table:formula="of:=IF([.$B125]&lt;[.$J$2];&quot;&quot;;1)">
            <text:p/>
          </table:table-cell>
          <table:table-cell office:value-type="float" office:value="71296.9416219367" calcext:value-type="float">
            <text:p>71296.9416219367</text:p>
          </table:table-cell>
          <table:table-cell office:value-type="float" office:value="155185.277053855" calcext:value-type="float">
            <text:p>155185.277053855</text:p>
          </table:table-cell>
          <table:table-cell/>
          <table:table-cell table:formula="of:=ABS(([.D125]-[.E125])/[.D125])" office:value-type="float" office:value="1.17660496402145" calcext:value-type="float">
            <text:p>1.176604964</text:p>
          </table:table-cell>
          <table:table-cell table:formula="of:=IF([.$G12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199909188636913" calcext:value-type="float">
            <text:p>1.99909188636913E-005</text:p>
          </table:table-cell>
          <table:table-cell table:formula="of:=IF([.$B126]&lt;[.$J$2];&quot;&quot;;1)">
            <text:p/>
          </table:table-cell>
          <table:table-cell office:value-type="float" office:value="71521.1332932484" calcext:value-type="float">
            <text:p>71521.1332932484</text:p>
          </table:table-cell>
          <table:table-cell office:value-type="float" office:value="155349.236621183" calcext:value-type="float">
            <text:p>155349.236621183</text:p>
          </table:table-cell>
          <table:table-cell/>
          <table:table-cell table:formula="of:=ABS(([.D126]-[.E126])/[.D126])" office:value-type="float" office:value="1.17207459485053" calcext:value-type="float">
            <text:p>1.1720745949</text:p>
          </table:table-cell>
          <table:table-cell table:formula="of:=IF([.$G12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199512119100542" calcext:value-type="float">
            <text:p>1.99512119100542E-005</text:p>
          </table:table-cell>
          <table:table-cell table:formula="of:=IF([.$B127]&lt;[.$J$2];&quot;&quot;;1)">
            <text:p/>
          </table:table-cell>
          <table:table-cell office:value-type="float" office:value="71042.2008579381" calcext:value-type="float">
            <text:p>71042.2008579381</text:p>
          </table:table-cell>
          <table:table-cell office:value-type="float" office:value="154690.047418224" calcext:value-type="float">
            <text:p>154690.047418224</text:p>
          </table:table-cell>
          <table:table-cell/>
          <table:table-cell table:formula="of:=ABS(([.D127]-[.E127])/[.D127])" office:value-type="float" office:value="1.17743883987428" calcext:value-type="float">
            <text:p>1.1774388399</text:p>
          </table:table-cell>
          <table:table-cell table:formula="of:=IF([.$G12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201089008988567" calcext:value-type="float">
            <text:p>2.01089008988567E-005</text:p>
          </table:table-cell>
          <table:table-cell table:formula="of:=IF([.$B128]&lt;[.$J$2];&quot;&quot;;1)" office:value-type="float" office:value="1" calcext:value-type="float">
            <text:p>1</text:p>
          </table:table-cell>
          <table:table-cell office:value-type="float" office:value="70220.3770079533" calcext:value-type="float">
            <text:p>70220.3770079533</text:p>
          </table:table-cell>
          <table:table-cell office:value-type="float" office:value="154581.075378903" calcext:value-type="float">
            <text:p>154581.075378903</text:p>
          </table:table-cell>
          <table:table-cell/>
          <table:table-cell table:formula="of:=ABS(([.D128]-[.E128])/[.D128])" office:value-type="float" office:value="1.20137062723823" calcext:value-type="float">
            <text:p>1.2013706272</text:p>
          </table:table-cell>
          <table:table-cell table:formula="of:=IF([.$G12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201488053223965" calcext:value-type="float">
            <text:p>2.01488053223965E-005</text:p>
          </table:table-cell>
          <table:table-cell table:formula="of:=IF([.$B129]&lt;[.$J$2];&quot;&quot;;1)" office:value-type="float" office:value="1" calcext:value-type="float">
            <text:p>1</text:p>
          </table:table-cell>
          <table:table-cell office:value-type="float" office:value="70078.5054122223" calcext:value-type="float">
            <text:p>70078.5054122223</text:p>
          </table:table-cell>
          <table:table-cell office:value-type="float" office:value="154607.865183777" calcext:value-type="float">
            <text:p>154607.865183777</text:p>
          </table:table-cell>
          <table:table-cell/>
          <table:table-cell table:formula="of:=ABS(([.D129]-[.E129])/[.D129])" office:value-type="float" office:value="1.20620951138053" calcext:value-type="float">
            <text:p>1.2062095114</text:p>
          </table:table-cell>
          <table:table-cell table:formula="of:=IF([.$G12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203036339036283" calcext:value-type="float">
            <text:p>2.03036339036283E-005</text:p>
          </table:table-cell>
          <table:table-cell table:formula="of:=IF([.$B130]&lt;[.$J$2];&quot;&quot;;1)" office:value-type="float" office:value="1" calcext:value-type="float">
            <text:p>1</text:p>
          </table:table-cell>
          <table:table-cell office:value-type="float" office:value="69646.713332572" calcext:value-type="float">
            <text:p>69646.713332572</text:p>
          </table:table-cell>
          <table:table-cell office:value-type="float" office:value="154827.697385101" calcext:value-type="float">
            <text:p>154827.697385101</text:p>
          </table:table-cell>
          <table:table-cell/>
          <table:table-cell table:formula="of:=ABS(([.D130]-[.E130])/[.D130])" office:value-type="float" office:value="1.22304384480828" calcext:value-type="float">
            <text:p>1.2230438448</text:p>
          </table:table-cell>
          <table:table-cell table:formula="of:=IF([.$G13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00993991384206" calcext:value-type="float">
            <text:p>2.00993991384206E-005</text:p>
          </table:table-cell>
          <table:table-cell table:formula="of:=IF([.$B131]&lt;[.$J$2];&quot;&quot;;1)" office:value-type="float" office:value="1" calcext:value-type="float">
            <text:p>1</text:p>
          </table:table-cell>
          <table:table-cell office:value-type="float" office:value="70300.8794081244" calcext:value-type="float">
            <text:p>70300.8794081244</text:p>
          </table:table-cell>
          <table:table-cell office:value-type="float" office:value="154698.626694786" calcext:value-type="float">
            <text:p>154698.626694786</text:p>
          </table:table-cell>
          <table:table-cell/>
          <table:table-cell table:formula="of:=ABS(([.D131]-[.E131])/[.D131])" office:value-type="float" office:value="1.20052192799324" calcext:value-type="float">
            <text:p>1.200521928</text:p>
          </table:table-cell>
          <table:table-cell table:formula="of:=IF([.$G13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204149702688575" calcext:value-type="float">
            <text:p>0.000020415</text:p>
          </table:table-cell>
          <table:table-cell table:formula="of:=IF([.$B132]&lt;[.$J$2];&quot;&quot;;1)" office:value-type="float" office:value="1" calcext:value-type="float">
            <text:p>1</text:p>
          </table:table-cell>
          <table:table-cell office:value-type="float" office:value="69772.2642331508" calcext:value-type="float">
            <text:p>69772.2642331508</text:p>
          </table:table-cell>
          <table:table-cell office:value-type="float" office:value="155420.875579918" calcext:value-type="float">
            <text:p>155420.875579918</text:p>
          </table:table-cell>
          <table:table-cell/>
          <table:table-cell table:formula="of:=ABS(([.D132]-[.E132])/[.D132])" office:value-type="float" office:value="1.22754524721405" calcext:value-type="float">
            <text:p>1.2275452472</text:p>
          </table:table-cell>
          <table:table-cell table:formula="of:=IF([.$G13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203832383103244" calcext:value-type="float">
            <text:p>2.03832383103244E-005</text:p>
          </table:table-cell>
          <table:table-cell table:formula="of:=IF([.$B133]&lt;[.$J$2];&quot;&quot;;1)" office:value-type="float" office:value="1" calcext:value-type="float">
            <text:p>1</text:p>
          </table:table-cell>
          <table:table-cell office:value-type="float" office:value="69936.2238004789" calcext:value-type="float">
            <text:p>69936.2238004789</text:p>
          </table:table-cell>
          <table:table-cell office:value-type="float" office:value="155440.053819007" calcext:value-type="float">
            <text:p>155440.053819007</text:p>
          </table:table-cell>
          <table:table-cell/>
          <table:table-cell table:formula="of:=ABS(([.D133]-[.E133])/[.D133])" office:value-type="float" office:value="1.22259718028903" calcext:value-type="float">
            <text:p>1.2225971803</text:p>
          </table:table-cell>
          <table:table-cell table:formula="of:=IF([.$G13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205893106651881" calcext:value-type="float">
            <text:p>2.05893106651881E-005</text:p>
          </table:table-cell>
          <table:table-cell table:formula="of:=IF([.$B134]&lt;[.$J$2];&quot;&quot;;1)" office:value-type="float" office:value="1" calcext:value-type="float">
            <text:p>1</text:p>
          </table:table-cell>
          <table:table-cell office:value-type="float" office:value="69277.0345975199" calcext:value-type="float">
            <text:p>69277.0345975199</text:p>
          </table:table-cell>
          <table:table-cell office:value-type="float" office:value="155688.424222964" calcext:value-type="float">
            <text:p>155688.424222964</text:p>
          </table:table-cell>
          <table:table-cell/>
          <table:table-cell table:formula="of:=ABS(([.D134]-[.E134])/[.D134])" office:value-type="float" office:value="1.24733095357603" calcext:value-type="float">
            <text:p>1.2473309536</text:p>
          </table:table-cell>
          <table:table-cell table:formula="of:=IF([.$G13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20745059511883" calcext:value-type="float">
            <text:p>2.0745059511883E-005</text:p>
          </table:table-cell>
          <table:table-cell table:formula="of:=IF([.$B135]&lt;[.$J$2];&quot;&quot;;1)" office:value-type="float" office:value="1" calcext:value-type="float">
            <text:p>1</text:p>
          </table:table-cell>
          <table:table-cell office:value-type="float" office:value="69168.0625581991" calcext:value-type="float">
            <text:p>69168.0625581991</text:p>
          </table:table-cell>
          <table:table-cell office:value-type="float" office:value="156248.550547962" calcext:value-type="float">
            <text:p>156248.550547962</text:p>
          </table:table-cell>
          <table:table-cell/>
          <table:table-cell table:formula="of:=ABS(([.D135]-[.E135])/[.D135])" office:value-type="float" office:value="1.25896959910496" calcext:value-type="float">
            <text:p>1.2589695991</text:p>
          </table:table-cell>
          <table:table-cell table:formula="of:=IF([.$G135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208206786731189" calcext:value-type="float">
            <text:p>2.08206786731189E-005</text:p>
          </table:table-cell>
          <table:table-cell table:formula="of:=IF([.$B136]&lt;[.$J$2];&quot;&quot;;1)" office:value-type="float" office:value="1" calcext:value-type="float">
            <text:p>1</text:p>
          </table:table-cell>
          <table:table-cell office:value-type="float" office:value="69194.8523630728" calcext:value-type="float">
            <text:p>69194.8523630728</text:p>
          </table:table-cell>
          <table:table-cell office:value-type="float" office:value="156593.148774139" calcext:value-type="float">
            <text:p>156593.148774139</text:p>
          </table:table-cell>
          <table:table-cell/>
          <table:table-cell table:formula="of:=ABS(([.D136]-[.E136])/[.D136])" office:value-type="float" office:value="1.2630751194103" calcext:value-type="float">
            <text:p>1.2630751194</text:p>
          </table:table-cell>
          <table:table-cell table:formula="of:=IF([.$G136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06525565456543" calcext:value-type="float">
            <text:p>2.06525565456543E-005</text:p>
          </table:table-cell>
          <table:table-cell table:formula="of:=IF([.$B137]&lt;[.$J$2];&quot;&quot;;1)" office:value-type="float" office:value="1" calcext:value-type="float">
            <text:p>1</text:p>
          </table:table-cell>
          <table:table-cell office:value-type="float" office:value="69414.684564397" calcext:value-type="float">
            <text:p>69414.684564397</text:p>
          </table:table-cell>
          <table:table-cell office:value-type="float" office:value="156104.512521051" calcext:value-type="float">
            <text:p>156104.512521051</text:p>
          </table:table-cell>
          <table:table-cell/>
          <table:table-cell table:formula="of:=ABS(([.D137]-[.E137])/[.D137])" office:value-type="float" office:value="1.24886871561349" calcext:value-type="float">
            <text:p>1.2488687156</text:p>
          </table:table-cell>
          <table:table-cell table:formula="of:=IF([.$G13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205186786144238" calcext:value-type="float">
            <text:p>2.05186786144238E-005</text:p>
          </table:table-cell>
          <table:table-cell table:formula="of:=IF([.$B138]&lt;[.$J$2];&quot;&quot;;1)" office:value-type="float" office:value="1" calcext:value-type="float">
            <text:p>1</text:p>
          </table:table-cell>
          <table:table-cell office:value-type="float" office:value="69285.6138740815" calcext:value-type="float">
            <text:p>69285.6138740815</text:p>
          </table:table-cell>
          <table:table-cell office:value-type="float" office:value="155385.621952179" calcext:value-type="float">
            <text:p>155385.621952179</text:p>
          </table:table-cell>
          <table:table-cell/>
          <table:table-cell table:formula="of:=ABS(([.D138]-[.E138])/[.D138])" office:value-type="float" office:value="1.24268232990725" calcext:value-type="float">
            <text:p>1.2426823299</text:p>
          </table:table-cell>
          <table:table-cell table:formula="of:=IF([.$G13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200015603236701" calcext:value-type="float">
            <text:p>2.00015603236701E-005</text:p>
          </table:table-cell>
          <table:table-cell table:formula="of:=IF([.$B139]&lt;[.$J$2];&quot;&quot;;1)" office:value-type="float" office:value="1" calcext:value-type="float">
            <text:p>1</text:p>
          </table:table-cell>
          <table:table-cell office:value-type="float" office:value="70007.8627592138" calcext:value-type="float">
            <text:p>70007.8627592138</text:p>
          </table:table-cell>
          <table:table-cell office:value-type="float" office:value="154068.154996396" calcext:value-type="float">
            <text:p>154068.154996396</text:p>
          </table:table-cell>
          <table:table-cell/>
          <table:table-cell table:formula="of:=ABS(([.D139]-[.E139])/[.D139])" office:value-type="float" office:value="1.20072644591795" calcext:value-type="float">
            <text:p>1.2007264459</text:p>
          </table:table-cell>
          <table:table-cell table:formula="of:=IF([.$G13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200117364014838" calcext:value-type="float">
            <text:p>2.00117364014838E-005</text:p>
          </table:table-cell>
          <table:table-cell table:formula="of:=IF([.$B140]&lt;[.$J$2];&quot;&quot;;1)" office:value-type="float" office:value="1" calcext:value-type="float">
            <text:p>1</text:p>
          </table:table-cell>
          <table:table-cell office:value-type="float" office:value="70027.0409983029" calcext:value-type="float">
            <text:p>70027.0409983029</text:p>
          </table:table-cell>
          <table:table-cell office:value-type="float" office:value="154129.128560534" calcext:value-type="float">
            <text:p>154129.128560534</text:p>
          </table:table-cell>
          <table:table-cell/>
          <table:table-cell table:formula="of:=ABS(([.D140]-[.E140])/[.D140])" office:value-type="float" office:value="1.20099444961939" calcext:value-type="float">
            <text:p>1.2009944496</text:p>
          </table:table-cell>
          <table:table-cell table:formula="of:=IF([.$G14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199823630643109" calcext:value-type="float">
            <text:p>1.99823630643109E-005</text:p>
          </table:table-cell>
          <table:table-cell table:formula="of:=IF([.$B141]&lt;[.$J$2];&quot;&quot;;1)">
            <text:p/>
          </table:table-cell>
          <table:table-cell office:value-type="float" office:value="70275.4114022595" calcext:value-type="float">
            <text:p>70275.4114022595</text:p>
          </table:table-cell>
          <table:table-cell office:value-type="float" office:value="154218.605685887" calcext:value-type="float">
            <text:p>154218.605685887</text:p>
          </table:table-cell>
          <table:table-cell/>
          <table:table-cell table:formula="of:=ABS(([.D141]-[.E141])/[.D141])" office:value-type="float" office:value="1.19448883483774" calcext:value-type="float">
            <text:p>1.1944888348</text:p>
          </table:table-cell>
          <table:table-cell table:formula="of:=IF([.$G14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200524765347255" calcext:value-type="float">
            <text:p>2.00524765347255E-005</text:p>
          </table:table-cell>
          <table:table-cell table:formula="of:=IF([.$B142]&lt;[.$J$2];&quot;&quot;;1)" office:value-type="float" office:value="1" calcext:value-type="float">
            <text:p>1</text:p>
          </table:table-cell>
          <table:table-cell office:value-type="float" office:value="70835.5377272577" calcext:value-type="float">
            <text:p>70835.5377272577</text:p>
          </table:table-cell>
          <table:table-cell office:value-type="float" office:value="155002.108318157" calcext:value-type="float">
            <text:p>155002.108318157</text:p>
          </table:table-cell>
          <table:table-cell/>
          <table:table-cell table:formula="of:=ABS(([.D142]-[.E142])/[.D142])" office:value-type="float" office:value="1.18819696004809" calcext:value-type="float">
            <text:p>1.18819696</text:p>
          </table:table-cell>
          <table:table-cell table:formula="of:=IF([.$G14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199368538620054" calcext:value-type="float">
            <text:p>1.99368538620054E-005</text:p>
          </table:table-cell>
          <table:table-cell table:formula="of:=IF([.$B143]&lt;[.$J$2];&quot;&quot;;1)">
            <text:p/>
          </table:table-cell>
          <table:table-cell office:value-type="float" office:value="71180.1359534343" calcext:value-type="float">
            <text:p>71180.1359534343</text:p>
          </table:table-cell>
          <table:table-cell office:value-type="float" office:value="154858.917630948" calcext:value-type="float">
            <text:p>154858.917630948</text:p>
          </table:table-cell>
          <table:table-cell/>
          <table:table-cell table:formula="of:=ABS(([.D143]-[.E143])/[.D143])" office:value-type="float" office:value="1.17559176526799" calcext:value-type="float">
            <text:p>1.1755917653</text:p>
          </table:table-cell>
          <table:table-cell table:formula="of:=IF([.$G143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200946132858809" calcext:value-type="float">
            <text:p>2.00946132858809E-005</text:p>
          </table:table-cell>
          <table:table-cell table:formula="of:=IF([.$B144]&lt;[.$J$2];&quot;&quot;;1)" office:value-type="float" office:value="1" calcext:value-type="float">
            <text:p>1</text:p>
          </table:table-cell>
          <table:table-cell office:value-type="float" office:value="70691.4997003467" calcext:value-type="float">
            <text:p>70691.4997003467</text:p>
          </table:table-cell>
          <table:table-cell office:value-type="float" office:value="155088.876077576" calcext:value-type="float">
            <text:p>155088.876077576</text:p>
          </table:table-cell>
          <table:table-cell/>
          <table:table-cell table:formula="of:=ABS(([.D144]-[.E144])/[.D144])" office:value-type="float" office:value="1.19388295247633" calcext:value-type="float">
            <text:p>1.1938829525</text:p>
          </table:table-cell>
          <table:table-cell table:formula="of:=IF([.$G144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203459025350694" calcext:value-type="float">
            <text:p>2.03459025350694E-005</text:p>
          </table:table-cell>
          <table:table-cell table:formula="of:=IF([.$B145]&lt;[.$J$2];&quot;&quot;;1)" office:value-type="float" office:value="1" calcext:value-type="float">
            <text:p>1</text:p>
          </table:table-cell>
          <table:table-cell office:value-type="float" office:value="69972.6091314742" calcext:value-type="float">
            <text:p>69972.6091314742</text:p>
          </table:table-cell>
          <table:table-cell office:value-type="float" office:value="155387.062114507" calcext:value-type="float">
            <text:p>155387.062114507</text:p>
          </table:table-cell>
          <table:table-cell/>
          <table:table-cell table:formula="of:=ABS(([.D145]-[.E145])/[.D145])" office:value-type="float" office:value="1.22068412259066" calcext:value-type="float">
            <text:p>1.2206841226</text:p>
          </table:table-cell>
          <table:table-cell table:formula="of:=IF([.$G145]&lt;[.$K$2];&quot;&quot;;1)">
            <text:p/>
          </table:table-cell>
          <table:table-cell table:number-columns-repeated="3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0.0000208026533716043" calcext:value-type="float">
            <text:p>2.08026533716043E-005</text:p>
          </table:table-cell>
          <table:table-cell table:formula="of:=IF([.$B146]&lt;[.$J$2];&quot;&quot;;1)" office:value-type="float" office:value="1" calcext:value-type="float">
            <text:p>1</text:p>
          </table:table-cell>
          <table:table-cell table:style-name="ce4" office:value-type="float" office:value="68655.1421756915" calcext:value-type="float">
            <text:p>68655.1421756915</text:p>
          </table:table-cell>
          <table:table-cell table:style-name="ce4" office:value-type="float" office:value="155836.013744957" calcext:value-type="float">
            <text:p>155836.013744957</text:p>
          </table:table-cell>
          <table:table-cell table:style-name="ce4"/>
          <table:table-cell table:formula="of:=ABS(([.D146]-[.E146])/[.D146])" office:value-type="float" office:value="1.26983746310168" calcext:value-type="float">
            <text:p>1.2698374631</text:p>
          </table:table-cell>
          <table:table-cell table:formula="of:=IF([.$G146]&lt;[.$K$2];&quot;&quot;;1)">
            <text:p/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207961069368462" calcext:value-type="float">
            <text:p>2.07961069368462E-005</text:p>
          </table:table-cell>
          <table:table-cell table:formula="of:=IF([.$B147]&lt;[.$J$2];&quot;&quot;;1)" office:value-type="float" office:value="1" calcext:value-type="float">
            <text:p>1</text:p>
          </table:table-cell>
          <table:table-cell office:value-type="float" office:value="68716.1157398291" calcext:value-type="float">
            <text:p>68716.1157398291</text:p>
          </table:table-cell>
          <table:table-cell office:value-type="float" office:value="155870.431229825" calcext:value-type="float">
            <text:p>155870.431229825</text:p>
          </table:table-cell>
          <table:table-cell/>
          <table:table-cell table:formula="of:=ABS(([.D147]-[.E147])/[.D147])" office:value-type="float" office:value="1.26832424318011" calcext:value-type="float">
            <text:p>1.2683242432</text:p>
          </table:table-cell>
          <table:table-cell table:formula="of:=IF([.$G147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208019994005044" calcext:value-type="float">
            <text:p>0.000020802</text:p>
          </table:table-cell>
          <table:table-cell table:formula="of:=IF([.$B148]&lt;[.$J$2];&quot;&quot;;1)" office:value-type="float" office:value="1" calcext:value-type="float">
            <text:p>1</text:p>
          </table:table-cell>
          <table:table-cell office:value-type="float" office:value="68805.5928651825" calcext:value-type="float">
            <text:p>68805.5928651825</text:p>
          </table:table-cell>
          <table:table-cell office:value-type="float" office:value="155980.886607513" calcext:value-type="float">
            <text:p>155980.886607513</text:p>
          </table:table-cell>
          <table:table-cell/>
          <table:table-cell table:formula="of:=ABS(([.D148]-[.E148])/[.D148])" office:value-type="float" office:value="1.26697976301347" calcext:value-type="float">
            <text:p>1.266979763</text:p>
          </table:table-cell>
          <table:table-cell table:formula="of:=IF([.$G148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204973374940868" calcext:value-type="float">
            <text:p>2.04973374940868E-005</text:p>
          </table:table-cell>
          <table:table-cell table:formula="of:=IF([.$B149]&lt;[.$J$2];&quot;&quot;;1)" office:value-type="float" office:value="1" calcext:value-type="float">
            <text:p>1</text:p>
          </table:table-cell>
          <table:table-cell office:value-type="float" office:value="69589.0954974525" calcext:value-type="float">
            <text:p>69589.0954974525</text:p>
          </table:table-cell>
          <table:table-cell office:value-type="float" office:value="155580.56006626" calcext:value-type="float">
            <text:p>155580.56006626</text:p>
          </table:table-cell>
          <table:table-cell/>
          <table:table-cell table:formula="of:=ABS(([.D149]-[.E149])/[.D149])" office:value-type="float" office:value="1.23570315081844" calcext:value-type="float">
            <text:p>1.2357031508</text:p>
          </table:table-cell>
          <table:table-cell table:formula="of:=IF([.$G149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209411994360136" calcext:value-type="float">
            <text:p>2.09411994360136E-005</text:p>
          </table:table-cell>
          <table:table-cell table:formula="of:=IF([.$B150]&lt;[.$J$2];&quot;&quot;;1)" office:value-type="float" office:value="1" calcext:value-type="float">
            <text:p>1</text:p>
          </table:table-cell>
          <table:table-cell office:value-type="float" office:value="69445.9048102434" calcext:value-type="float">
            <text:p>69445.9048102434</text:p>
          </table:table-cell>
          <table:table-cell office:value-type="float" office:value="157287.400236533" calcext:value-type="float">
            <text:p>157287.400236533</text:p>
          </table:table-cell>
          <table:table-cell/>
          <table:table-cell table:formula="of:=ABS(([.D150]-[.E150])/[.D150])" office:value-type="float" office:value="1.26489093440875" calcext:value-type="float">
            <text:p>1.2648909344</text:p>
          </table:table-cell>
          <table:table-cell table:formula="of:=IF([.$G150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214361159030674" calcext:value-type="float">
            <text:p>2.14361159030674E-005</text:p>
          </table:table-cell>
          <table:table-cell table:formula="of:=IF([.$B151]&lt;[.$J$2];&quot;&quot;;1)" office:value-type="float" office:value="1" calcext:value-type="float">
            <text:p>1</text:p>
          </table:table-cell>
          <table:table-cell office:value-type="float" office:value="69675.8632568711" calcext:value-type="float">
            <text:p>69675.8632568711</text:p>
          </table:table-cell>
          <table:table-cell office:value-type="float" office:value="159569.662265539" calcext:value-type="float">
            <text:p>159569.662265539</text:p>
          </table:table-cell>
          <table:table-cell/>
          <table:table-cell table:formula="of:=ABS(([.D151]-[.E151])/[.D151])" office:value-type="float" office:value="1.29017129902302" calcext:value-type="float">
            <text:p>1.290171299</text:p>
          </table:table-cell>
          <table:table-cell table:formula="of:=IF([.$G151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226917027893146" calcext:value-type="float">
            <text:p>2.26917027893146E-005</text:p>
          </table:table-cell>
          <table:table-cell table:formula="of:=IF([.$B152]&lt;[.$J$2];&quot;&quot;;1)" office:value-type="float" office:value="1" calcext:value-type="float">
            <text:p>1</text:p>
          </table:table-cell>
          <table:table-cell office:value-type="float" office:value="69974.0492938023" calcext:value-type="float">
            <text:p>69974.0492938023</text:p>
          </table:table-cell>
          <table:table-cell office:value-type="float" office:value="165137.908275899" calcext:value-type="float">
            <text:p>165137.908275899</text:p>
          </table:table-cell>
          <table:table-cell/>
          <table:table-cell table:formula="of:=ABS(([.D152]-[.E152])/[.D152])" office:value-type="float" office:value="1.35998788040019" calcext:value-type="float">
            <text:p>1.3599878804</text:p>
          </table:table-cell>
          <table:table-cell table:formula="of:=IF([.$G15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244867215148457" calcext:value-type="float">
            <text:p>2.44867215148457E-005</text:p>
          </table:table-cell>
          <table:table-cell table:formula="of:=IF([.$B153]&lt;[.$J$2];&quot;&quot;;1)" office:value-type="float" office:value="1" calcext:value-type="float">
            <text:p>1</text:p>
          </table:table-cell>
          <table:table-cell office:value-type="float" office:value="70423.0009242524" calcext:value-type="float">
            <text:p>70423.0009242524</text:p>
          </table:table-cell>
          <table:table-cell office:value-type="float" office:value="173089.074395868" calcext:value-type="float">
            <text:p>173089.074395868</text:p>
          </table:table-cell>
          <table:table-cell/>
          <table:table-cell table:formula="of:=ABS(([.D153]-[.E153])/[.D153])" office:value-type="float" office:value="1.4578486023628" calcext:value-type="float">
            <text:p>1.4578486024</text:p>
          </table:table-cell>
          <table:table-cell table:formula="of:=IF([.$G15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257702655679467" calcext:value-type="float">
            <text:p>2.57702655679467E-005</text:p>
          </table:table-cell>
          <table:table-cell table:formula="of:=IF([.$B154]&lt;[.$J$2];&quot;&quot;;1)" office:value-type="float" office:value="1" calcext:value-type="float">
            <text:p>1</text:p>
          </table:table-cell>
          <table:table-cell office:value-type="float" office:value="70457.4184091204" calcext:value-type="float">
            <text:p>70457.4184091204</text:p>
          </table:table-cell>
          <table:table-cell office:value-type="float" office:value="178503.132978086" calcext:value-type="float">
            <text:p>178503.132978086</text:p>
          </table:table-cell>
          <table:table-cell/>
          <table:table-cell table:formula="of:=ABS(([.D154]-[.E154])/[.D154])" office:value-type="float" office:value="1.53348954600612" calcext:value-type="float">
            <text:p>1.533489546</text:p>
          </table:table-cell>
          <table:table-cell table:formula="of:=IF([.$G15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0000280018023588269" calcext:value-type="float">
            <text:p>2.80018023588269E-005</text:p>
          </table:table-cell>
          <table:table-cell table:formula="of:=IF([.$B155]&lt;[.$J$2];&quot;&quot;;1)" office:value-type="float" office:value="1" calcext:value-type="float">
            <text:p>1</text:p>
          </table:table-cell>
          <table:table-cell table:style-name="ce2" office:value-type="float" office:value="70567.8737868082" calcext:value-type="float">
            <text:p>70567.8737868082</text:p>
          </table:table-cell>
          <table:table-cell table:style-name="ce2" office:value-type="float" office:value="187956.95859678" calcext:value-type="float">
            <text:p>187956.95859678</text:p>
          </table:table-cell>
          <table:table-cell/>
          <table:table-cell table:formula="of:=ABS(([.D155]-[.E155])/[.D155])" office:value-type="float" office:value="1.6634918768364" calcext:value-type="float">
            <text:p>1.6634918768</text:p>
          </table:table-cell>
          <table:table-cell table:formula="of:=IF([.$G15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235983770752508" calcext:value-type="float">
            <text:p>2.35983770752508E-005</text:p>
          </table:table-cell>
          <table:table-cell table:formula="of:=IF([.$B156]&lt;[.$J$2];&quot;&quot;;1)" office:value-type="float" office:value="1" calcext:value-type="float">
            <text:p>1</text:p>
          </table:table-cell>
          <table:table-cell office:value-type="float" office:value="77720.9072865425" calcext:value-type="float">
            <text:p>77720.9072865425</text:p>
          </table:table-cell>
          <table:table-cell office:value-type="float" office:value="195437.958842692" calcext:value-type="float">
            <text:p>195437.958842692</text:p>
          </table:table-cell>
          <table:table-cell/>
          <table:table-cell table:formula="of:=ABS(([.D156]-[.E156])/[.D156])" office:value-type="float" office:value="1.51461242111017" calcext:value-type="float">
            <text:p>1.5146124211</text:p>
          </table:table-cell>
          <table:table-cell table:formula="of:=IF([.$G15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230529216288049" calcext:value-type="float">
            <text:p>2.30529216288049E-005</text:p>
          </table:table-cell>
          <table:table-cell table:formula="of:=IF([.$B157]&lt;[.$J$2];&quot;&quot;;1)" office:value-type="float" office:value="1" calcext:value-type="float">
            <text:p>1</text:p>
          </table:table-cell>
          <table:table-cell office:value-type="float" office:value="78873.1039644273" calcext:value-type="float">
            <text:p>78873.1039644273</text:p>
          </table:table-cell>
          <table:table-cell office:value-type="float" office:value="194012.719123411" calcext:value-type="float">
            <text:p>194012.719123411</text:p>
          </table:table-cell>
          <table:table-cell/>
          <table:table-cell table:formula="of:=ABS(([.D157]-[.E157])/[.D157])" office:value-type="float" office:value="1.45980834240926" calcext:value-type="float">
            <text:p>1.4598083424</text:p>
          </table:table-cell>
          <table:table-cell table:formula="of:=IF([.$G15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233302886146078" calcext:value-type="float">
            <text:p>2.33302886146078E-005</text:p>
          </table:table-cell>
          <table:table-cell table:formula="of:=IF([.$B158]&lt;[.$J$2];&quot;&quot;;1)" office:value-type="float" office:value="1" calcext:value-type="float">
            <text:p>1</text:p>
          </table:table-cell>
          <table:table-cell office:value-type="float" office:value="77849.5222341075" calcext:value-type="float">
            <text:p>77849.5222341075</text:p>
          </table:table-cell>
          <table:table-cell office:value-type="float" office:value="194339.903085599" calcext:value-type="float">
            <text:p>194339.903085599</text:p>
          </table:table-cell>
          <table:table-cell/>
          <table:table-cell table:formula="of:=ABS(([.D158]-[.E158])/[.D158])" office:value-type="float" office:value="1.49635318892753" calcext:value-type="float">
            <text:p>1.4963531889</text:p>
          </table:table-cell>
          <table:table-cell table:formula="of:=IF([.$G15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233906787694579" calcext:value-type="float">
            <text:p>2.33906787694579E-005</text:p>
          </table:table-cell>
          <table:table-cell table:formula="of:=IF([.$B159]&lt;[.$J$2];&quot;&quot;;1)" office:value-type="float" office:value="1" calcext:value-type="float">
            <text:p>1</text:p>
          </table:table-cell>
          <table:table-cell office:value-type="float" office:value="77475.854220563" calcext:value-type="float">
            <text:p>77475.854220563</text:p>
          </table:table-cell>
          <table:table-cell office:value-type="float" office:value="194265.958504999" calcext:value-type="float">
            <text:p>194265.958504999</text:p>
          </table:table-cell>
          <table:table-cell/>
          <table:table-cell table:formula="of:=ABS(([.D159]-[.E159])/[.D159])" office:value-type="float" office:value="1.50743874281077" calcext:value-type="float">
            <text:p>1.5074387428</text:p>
          </table:table-cell>
          <table:table-cell table:formula="of:=IF([.$G15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23697362426474" calcext:value-type="float">
            <text:p>2.3697362426474E-005</text:p>
          </table:table-cell>
          <table:table-cell table:formula="of:=IF([.$B160]&lt;[.$J$2];&quot;&quot;;1)" office:value-type="float" office:value="1" calcext:value-type="float">
            <text:p>1</text:p>
          </table:table-cell>
          <table:table-cell office:value-type="float" office:value="76704.7200547755" calcext:value-type="float">
            <text:p>76704.7200547755</text:p>
          </table:table-cell>
          <table:table-cell office:value-type="float" office:value="195056.744177042" calcext:value-type="float">
            <text:p>195056.744177042</text:p>
          </table:table-cell>
          <table:table-cell/>
          <table:table-cell table:formula="of:=ABS(([.D160]-[.E160])/[.D160])" office:value-type="float" office:value="1.54295620970587" calcext:value-type="float">
            <text:p>1.5429562097</text:p>
          </table:table-cell>
          <table:table-cell table:formula="of:=IF([.$G16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232986289517749" calcext:value-type="float">
            <text:p>2.32986289517749E-005</text:p>
          </table:table-cell>
          <table:table-cell table:formula="of:=IF([.$B161]&lt;[.$J$2];&quot;&quot;;1)" office:value-type="float" office:value="1" calcext:value-type="float">
            <text:p>1</text:p>
          </table:table-cell>
          <table:table-cell office:value-type="float" office:value="77559.2222595026" calcext:value-type="float">
            <text:p>77559.2222595026</text:p>
          </table:table-cell>
          <table:table-cell office:value-type="float" office:value="193946.780255202" calcext:value-type="float">
            <text:p>193946.780255202</text:p>
          </table:table-cell>
          <table:table-cell/>
          <table:table-cell table:formula="of:=ABS(([.D161]-[.E161])/[.D161])" office:value-type="float" office:value="1.50062822453637" calcext:value-type="float">
            <text:p>1.5006282245</text:p>
          </table:table-cell>
          <table:table-cell table:formula="of:=IF([.$G16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231420066522329" calcext:value-type="float">
            <text:p>0.000023142</text:p>
          </table:table-cell>
          <table:table-cell table:formula="of:=IF([.$B162]&lt;[.$J$2];&quot;&quot;;1)" office:value-type="float" office:value="1" calcext:value-type="float">
            <text:p>1</text:p>
          </table:table-cell>
          <table:table-cell office:value-type="float" office:value="78355.7998519547" calcext:value-type="float">
            <text:p>78355.7998519547</text:p>
          </table:table-cell>
          <table:table-cell office:value-type="float" office:value="193881.36833512" calcext:value-type="float">
            <text:p>193881.36833512</text:p>
          </table:table-cell>
          <table:table-cell/>
          <table:table-cell table:formula="of:=ABS(([.D162]-[.E162])/[.D162])" office:value-type="float" office:value="1.4743716317291" calcext:value-type="float">
            <text:p>1.4743716317</text:p>
          </table:table-cell>
          <table:table-cell table:formula="of:=IF([.$G162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31791950420531" calcext:value-type="float">
            <text:p>2.31791950420531E-005</text:p>
          </table:table-cell>
          <table:table-cell table:formula="of:=IF([.$B163]&lt;[.$J$2];&quot;&quot;;1)" office:value-type="float" office:value="1" calcext:value-type="float">
            <text:p>1</text:p>
          </table:table-cell>
          <table:table-cell office:value-type="float" office:value="78048.8740327206" calcext:value-type="float">
            <text:p>78048.8740327206</text:p>
          </table:table-cell>
          <table:table-cell office:value-type="float" office:value="193770.283367821" calcext:value-type="float">
            <text:p>193770.283367821</text:p>
          </table:table-cell>
          <table:table-cell/>
          <table:table-cell table:formula="of:=ABS(([.D163]-[.E163])/[.D163])" office:value-type="float" office:value="1.48267878004987" calcext:value-type="float">
            <text:p>1.48267878</text:p>
          </table:table-cell>
          <table:table-cell table:formula="of:=IF([.$G16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235536361608775" calcext:value-type="float">
            <text:p>2.35536361608775E-005</text:p>
          </table:table-cell>
          <table:table-cell table:formula="of:=IF([.$B164]&lt;[.$J$2];&quot;&quot;;1)" office:value-type="float" office:value="1" calcext:value-type="float">
            <text:p>1</text:p>
          </table:table-cell>
          <table:table-cell office:value-type="float" office:value="76623.6343134397" calcext:value-type="float">
            <text:p>76623.6343134397</text:p>
          </table:table-cell>
          <table:table-cell office:value-type="float" office:value="194032.740063065" calcext:value-type="float">
            <text:p>194032.740063065</text:p>
          </table:table-cell>
          <table:table-cell/>
          <table:table-cell table:formula="of:=ABS(([.D164]-[.E164])/[.D164])" office:value-type="float" office:value="1.53228317609351" calcext:value-type="float">
            <text:p>1.5322831761</text:p>
          </table:table-cell>
          <table:table-cell table:formula="of:=IF([.$G16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234105793798051" calcext:value-type="float">
            <text:p>2.34105793798051E-005</text:p>
          </table:table-cell>
          <table:table-cell table:formula="of:=IF([.$B165]&lt;[.$J$2];&quot;&quot;;1)" office:value-type="float" office:value="1" calcext:value-type="float">
            <text:p>1</text:p>
          </table:table-cell>
          <table:table-cell office:value-type="float" office:value="76950.8182756272" calcext:value-type="float">
            <text:p>76950.8182756272</text:p>
          </table:table-cell>
          <table:table-cell office:value-type="float" office:value="193644.682636087" calcext:value-type="float">
            <text:p>193644.682636087</text:p>
          </table:table-cell>
          <table:table-cell/>
          <table:table-cell table:formula="of:=ABS(([.D165]-[.E165])/[.D165])" office:value-type="float" office:value="1.51647333940594" calcext:value-type="float">
            <text:p>1.5164733394</text:p>
          </table:table-cell>
          <table:table-cell table:formula="of:=IF([.$G16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234646218344939" calcext:value-type="float">
            <text:p>2.34646218344939E-005</text:p>
          </table:table-cell>
          <table:table-cell table:formula="of:=IF([.$B166]&lt;[.$J$2];&quot;&quot;;1)" office:value-type="float" office:value="1" calcext:value-type="float">
            <text:p>1</text:p>
          </table:table-cell>
          <table:table-cell office:value-type="float" office:value="76876.8736950274" calcext:value-type="float">
            <text:p>76876.8736950274</text:p>
          </table:table-cell>
          <table:table-cell office:value-type="float" office:value="193842.600025028" calcext:value-type="float">
            <text:p>193842.600025028</text:p>
          </table:table-cell>
          <table:table-cell/>
          <table:table-cell table:formula="of:=ABS(([.D166]-[.E166])/[.D166])" office:value-type="float" office:value="1.52146829999886" calcext:value-type="float">
            <text:p>1.5214683</text:p>
          </table:table-cell>
          <table:table-cell table:formula="of:=IF([.$G16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231481845982563" calcext:value-type="float">
            <text:p>2.31481845982563E-005</text:p>
          </table:table-cell>
          <table:table-cell table:formula="of:=IF([.$B167]&lt;[.$J$2];&quot;&quot;;1)" office:value-type="float" office:value="1" calcext:value-type="float">
            <text:p>1</text:p>
          </table:table-cell>
          <table:table-cell office:value-type="float" office:value="77667.6593670708" calcext:value-type="float">
            <text:p>77667.6593670708</text:p>
          </table:table-cell>
          <table:table-cell office:value-type="float" office:value="193021.179636503" calcext:value-type="float">
            <text:p>193021.179636503</text:p>
          </table:table-cell>
          <table:table-cell/>
          <table:table-cell table:formula="of:=ABS(([.D167]-[.E167])/[.D167])" office:value-type="float" office:value="1.48521947499733" calcext:value-type="float">
            <text:p>1.485219475</text:p>
          </table:table-cell>
          <table:table-cell table:formula="of:=IF([.$G16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234531225484367" calcext:value-type="float">
            <text:p>2.34531225484367E-005</text:p>
          </table:table-cell>
          <table:table-cell table:formula="of:=IF([.$B168]&lt;[.$J$2];&quot;&quot;;1)" office:value-type="float" office:value="1" calcext:value-type="float">
            <text:p>1</text:p>
          </table:table-cell>
          <table:table-cell office:value-type="float" office:value="76557.6954452306" calcext:value-type="float">
            <text:p>76557.6954452306</text:p>
          </table:table-cell>
          <table:table-cell office:value-type="float" office:value="193441.131797851" calcext:value-type="float">
            <text:p>193441.131797851</text:p>
          </table:table-cell>
          <table:table-cell/>
          <table:table-cell table:formula="of:=ABS(([.D168]-[.E168])/[.D168])" office:value-type="float" office:value="1.52673660920526" calcext:value-type="float">
            <text:p>1.5267366092</text:p>
          </table:table-cell>
          <table:table-cell table:formula="of:=IF([.$G16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233594803213934" calcext:value-type="float">
            <text:p>2.33594803213934E-005</text:p>
          </table:table-cell>
          <table:table-cell table:formula="of:=IF([.$B169]&lt;[.$J$2];&quot;&quot;;1)" office:value-type="float" office:value="1" calcext:value-type="float">
            <text:p>1</text:p>
          </table:table-cell>
          <table:table-cell office:value-type="float" office:value="76492.2835251483" calcext:value-type="float">
            <text:p>76492.2835251483</text:p>
          </table:table-cell>
          <table:table-cell office:value-type="float" office:value="192903.433295718" calcext:value-type="float">
            <text:p>192903.433295718</text:p>
          </table:table-cell>
          <table:table-cell/>
          <table:table-cell table:formula="of:=ABS(([.D169]-[.E169])/[.D169])" office:value-type="float" office:value="1.52186788530502" calcext:value-type="float">
            <text:p>1.5218678853</text:p>
          </table:table-cell>
          <table:table-cell table:formula="of:=IF([.$G16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233757178269897" calcext:value-type="float">
            <text:p>2.33757178269897E-005</text:p>
          </table:table-cell>
          <table:table-cell table:formula="of:=IF([.$B170]&lt;[.$J$2];&quot;&quot;;1)" office:value-type="float" office:value="1" calcext:value-type="float">
            <text:p>1</text:p>
          </table:table-cell>
          <table:table-cell office:value-type="float" office:value="76381.1985578494" calcext:value-type="float">
            <text:p>76381.1985578494</text:p>
          </table:table-cell>
          <table:table-cell office:value-type="float" office:value="192875.417325613" calcext:value-type="float">
            <text:p>192875.417325613</text:p>
          </table:table-cell>
          <table:table-cell/>
          <table:table-cell table:formula="of:=ABS(([.D170]-[.E170])/[.D170])" office:value-type="float" office:value="1.52516877146846" calcext:value-type="float">
            <text:p>1.5251687715</text:p>
          </table:table-cell>
          <table:table-cell table:formula="of:=IF([.$G17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232823058564431" calcext:value-type="float">
            <text:p>2.32823058564431E-005</text:p>
          </table:table-cell>
          <table:table-cell table:formula="of:=IF([.$B171]&lt;[.$J$2];&quot;&quot;;1)" office:value-type="float" office:value="1" calcext:value-type="float">
            <text:p>1</text:p>
          </table:table-cell>
          <table:table-cell office:value-type="float" office:value="76643.655253094" calcext:value-type="float">
            <text:p>76643.655253094</text:p>
          </table:table-cell>
          <table:table-cell office:value-type="float" office:value="192665.753708835" calcext:value-type="float">
            <text:p>192665.753708835</text:p>
          </table:table-cell>
          <table:table-cell/>
          <table:table-cell table:formula="of:=ABS(([.D171]-[.E171])/[.D171])" office:value-type="float" office:value="1.51378608017338" calcext:value-type="float">
            <text:p>1.5137860802</text:p>
          </table:table-cell>
          <table:table-cell table:formula="of:=IF([.$G17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234088705674328" calcext:value-type="float">
            <text:p>2.34088705674328E-005</text:p>
          </table:table-cell>
          <table:table-cell table:formula="of:=IF([.$B172]&lt;[.$J$2];&quot;&quot;;1)" office:value-type="float" office:value="1" calcext:value-type="float">
            <text:p>1</text:p>
          </table:table-cell>
          <table:table-cell office:value-type="float" office:value="76255.5978261152" calcext:value-type="float">
            <text:p>76255.5978261152</text:p>
          </table:table-cell>
          <table:table-cell office:value-type="float" office:value="192908.676219375" calcext:value-type="float">
            <text:p>192908.676219375</text:p>
          </table:table-cell>
          <table:table-cell/>
          <table:table-cell table:formula="of:=ABS(([.D172]-[.E172])/[.D172])" office:value-type="float" office:value="1.52976413166759" calcext:value-type="float">
            <text:p>1.5297641317</text:p>
          </table:table-cell>
          <table:table-cell table:formula="of:=IF([.$G172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23339361061706" calcext:value-type="float">
            <text:p>2.3339361061706E-005</text:p>
          </table:table-cell>
          <table:table-cell table:formula="of:=IF([.$B173]&lt;[.$J$2];&quot;&quot;;1)" office:value-type="float" office:value="1" calcext:value-type="float">
            <text:p>1</text:p>
          </table:table-cell>
          <table:table-cell office:value-type="float" office:value="76453.5152150563" calcext:value-type="float">
            <text:p>76453.5152150563</text:p>
          </table:table-cell>
          <table:table-cell office:value-type="float" office:value="192762.785097793" calcext:value-type="float">
            <text:p>192762.785097793</text:p>
          </table:table-cell>
          <table:table-cell/>
          <table:table-cell table:formula="of:=ABS(([.D173]-[.E173])/[.D173])" office:value-type="float" office:value="1.52130702630965" calcext:value-type="float">
            <text:p>1.5213070263</text:p>
          </table:table-cell>
          <table:table-cell table:formula="of:=IF([.$G17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237154280717859" calcext:value-type="float">
            <text:p>2.37154280717859E-005</text:p>
          </table:table-cell>
          <table:table-cell table:formula="of:=IF([.$B174]&lt;[.$J$2];&quot;&quot;;1)" office:value-type="float" office:value="1" calcext:value-type="float">
            <text:p>1</text:p>
          </table:table-cell>
          <table:table-cell office:value-type="float" office:value="75632.094826531" calcext:value-type="float">
            <text:p>75632.094826531</text:p>
          </table:table-cell>
          <table:table-cell office:value-type="float" office:value="193808.808097005" calcext:value-type="float">
            <text:p>193808.808097005</text:p>
          </table:table-cell>
          <table:table-cell/>
          <table:table-cell table:formula="of:=ABS(([.D174]-[.E174])/[.D174])" office:value-type="float" office:value="1.56252069364895" calcext:value-type="float">
            <text:p>1.5625206936</text:p>
          </table:table-cell>
          <table:table-cell table:formula="of:=IF([.$G17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235919551470546" calcext:value-type="float">
            <text:p>0.000023592</text:p>
          </table:table-cell>
          <table:table-cell table:formula="of:=IF([.$B175]&lt;[.$J$2];&quot;&quot;;1)" office:value-type="float" office:value="1" calcext:value-type="float">
            <text:p>1</text:p>
          </table:table-cell>
          <table:table-cell office:value-type="float" office:value="76052.0469878791" calcext:value-type="float">
            <text:p>76052.0469878791</text:p>
          </table:table-cell>
          <table:table-cell office:value-type="float" office:value="193586.872124506" calcext:value-type="float">
            <text:p>193586.872124506</text:p>
          </table:table-cell>
          <table:table-cell/>
          <table:table-cell table:formula="of:=ABS(([.D175]-[.E175])/[.D175])" office:value-type="float" office:value="1.54545248670768" calcext:value-type="float">
            <text:p>1.5454524867</text:p>
          </table:table-cell>
          <table:table-cell table:formula="of:=IF([.$G17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237590192791372" calcext:value-type="float">
            <text:p>0.000023759</text:p>
          </table:table-cell>
          <table:table-cell table:formula="of:=IF([.$B176]&lt;[.$J$2];&quot;&quot;;1)" office:value-type="float" office:value="1" calcext:value-type="float">
            <text:p>1</text:p>
          </table:table-cell>
          <table:table-cell office:value-type="float" office:value="75514.3484857467" calcext:value-type="float">
            <text:p>75514.3484857467</text:p>
          </table:table-cell>
          <table:table-cell office:value-type="float" office:value="193869.633985986" calcext:value-type="float">
            <text:p>193869.633985986</text:p>
          </table:table-cell>
          <table:table-cell/>
          <table:table-cell table:formula="of:=ABS(([.D176]-[.E176])/[.D176])" office:value-type="float" office:value="1.56732181199416" calcext:value-type="float">
            <text:p>1.567321812</text:p>
          </table:table-cell>
          <table:table-cell table:formula="of:=IF([.$G17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238274625677527" calcext:value-type="float">
            <text:p>2.38274625677527E-005</text:p>
          </table:table-cell>
          <table:table-cell table:formula="of:=IF([.$B177]&lt;[.$J$2];&quot;&quot;;1)" office:value-type="float" office:value="1" calcext:value-type="float">
            <text:p>1</text:p>
          </table:table-cell>
          <table:table-cell office:value-type="float" office:value="75486.332515641" calcext:value-type="float">
            <text:p>75486.332515641</text:p>
          </table:table-cell>
          <table:table-cell office:value-type="float" office:value="194182.519997839" calcext:value-type="float">
            <text:p>194182.519997839</text:p>
          </table:table-cell>
          <table:table-cell/>
          <table:table-cell table:formula="of:=ABS(([.D177]-[.E177])/[.D177])" office:value-type="float" office:value="1.57241958281128" calcext:value-type="float">
            <text:p>1.5724195828</text:p>
          </table:table-cell>
          <table:table-cell table:formula="of:=IF([.$G17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238382589905938" calcext:value-type="float">
            <text:p>2.38382589905938E-005</text:p>
          </table:table-cell>
          <table:table-cell table:formula="of:=IF([.$B178]&lt;[.$J$2];&quot;&quot;;1)" office:value-type="float" office:value="1" calcext:value-type="float">
            <text:p>1</text:p>
          </table:table-cell>
          <table:table-cell office:value-type="float" office:value="75276.6688988637" calcext:value-type="float">
            <text:p>75276.6688988637</text:p>
          </table:table-cell>
          <table:table-cell office:value-type="float" office:value="194018.882223796" calcext:value-type="float">
            <text:p>194018.882223796</text:p>
          </table:table-cell>
          <table:table-cell/>
          <table:table-cell table:formula="of:=ABS(([.D178]-[.E178])/[.D178])" office:value-type="float" office:value="1.57741057171998" calcext:value-type="float">
            <text:p>1.5774105717</text:p>
          </table:table-cell>
          <table:table-cell table:formula="of:=IF([.$G17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236626736671241" calcext:value-type="float">
            <text:p>2.36626736671241E-005</text:p>
          </table:table-cell>
          <table:table-cell table:formula="of:=IF([.$B179]&lt;[.$J$2];&quot;&quot;;1)" office:value-type="float" office:value="1" calcext:value-type="float">
            <text:p>1</text:p>
          </table:table-cell>
          <table:table-cell office:value-type="float" office:value="75519.5914094037" calcext:value-type="float">
            <text:p>75519.5914094037</text:p>
          </table:table-cell>
          <table:table-cell office:value-type="float" office:value="193393.261502028" calcext:value-type="float">
            <text:p>193393.261502028</text:p>
          </table:table-cell>
          <table:table-cell/>
          <table:table-cell table:formula="of:=ABS(([.D179]-[.E179])/[.D179])" office:value-type="float" office:value="1.56083564400676" calcext:value-type="float">
            <text:p>1.560835644</text:p>
          </table:table-cell>
          <table:table-cell table:formula="of:=IF([.$G17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236226148571238" calcext:value-type="float">
            <text:p>2.36226148571238E-005</text:p>
          </table:table-cell>
          <table:table-cell table:formula="of:=IF([.$B180]&lt;[.$J$2];&quot;&quot;;1)" office:value-type="float" office:value="1" calcext:value-type="float">
            <text:p>1</text:p>
          </table:table-cell>
          <table:table-cell office:value-type="float" office:value="75373.7002878211" calcext:value-type="float">
            <text:p>75373.7002878211</text:p>
          </table:table-cell>
          <table:table-cell office:value-type="float" office:value="193038.38490704" calcext:value-type="float">
            <text:p>193038.38490704</text:p>
          </table:table-cell>
          <table:table-cell/>
          <table:table-cell table:formula="of:=ABS(([.D180]-[.E180])/[.D180])" office:value-type="float" office:value="1.56108409392011" calcext:value-type="float">
            <text:p>1.5610840939</text:p>
          </table:table-cell>
          <table:table-cell table:formula="of:=IF([.$G18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23275971120189" calcext:value-type="float">
            <text:p>0.000023276</text:p>
          </table:table-cell>
          <table:table-cell table:formula="of:=IF([.$B181]&lt;[.$J$2];&quot;&quot;;1)" office:value-type="float" office:value="1" calcext:value-type="float">
            <text:p>1</text:p>
          </table:table-cell>
          <table:table-cell office:value-type="float" office:value="76419.7232870334" calcext:value-type="float">
            <text:p>76419.7232870334</text:p>
          </table:table-cell>
          <table:table-cell office:value-type="float" office:value="192411.470067268" calcext:value-type="float">
            <text:p>192411.470067268</text:p>
          </table:table-cell>
          <table:table-cell/>
          <table:table-cell table:formula="of:=ABS(([.D181]-[.E181])/[.D181])" office:value-type="float" office:value="1.51782474197882" calcext:value-type="float">
            <text:p>1.517824742</text:p>
          </table:table-cell>
          <table:table-cell table:formula="of:=IF([.$G18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0.0000234816937597185" calcext:value-type="float">
            <text:p>2.34816937597185E-005</text:p>
          </table:table-cell>
          <table:table-cell table:formula="of:=IF([.$B182]&lt;[.$J$2];&quot;&quot;;1)" office:value-type="float" office:value="1" calcext:value-type="float">
            <text:p>1</text:p>
          </table:table-cell>
          <table:table-cell table:style-name="ce4" office:value-type="float" office:value="76197.7873145341" calcext:value-type="float">
            <text:p>76197.7873145341</text:p>
          </table:table-cell>
          <table:table-cell table:style-name="ce4" office:value-type="float" office:value="193226.353795197" calcext:value-type="float">
            <text:p>193226.353795197</text:p>
          </table:table-cell>
          <table:table-cell table:style-name="ce4"/>
          <table:table-cell table:formula="of:=ABS(([.D182]-[.E182])/[.D182])" office:value-type="float" office:value="1.53585255694611" calcext:value-type="float">
            <text:p>1.5358525569</text:p>
          </table:table-cell>
          <table:table-cell table:formula="of:=IF([.$G182]&lt;[.$K$2];&quot;&quot;;1)" office:value-type="float" office:value="1" calcext:value-type="float">
            <text:p>1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234891939489099" calcext:value-type="float">
            <text:p>2.34891939489099E-005</text:p>
          </table:table-cell>
          <table:table-cell table:formula="of:=IF([.$B183]&lt;[.$J$2];&quot;&quot;;1)" office:value-type="float" office:value="1" calcext:value-type="float">
            <text:p>1</text:p>
          </table:table-cell>
          <table:table-cell office:value-type="float" office:value="76480.5491760149" calcext:value-type="float">
            <text:p>76480.5491760149</text:p>
          </table:table-cell>
          <table:table-cell office:value-type="float" office:value="193533.418549492" calcext:value-type="float">
            <text:p>193533.418549492</text:p>
          </table:table-cell>
          <table:table-cell/>
          <table:table-cell table:formula="of:=ABS(([.D183]-[.E183])/[.D183])" office:value-type="float" office:value="1.53049200920469" calcext:value-type="float">
            <text:p>1.5304920092</text:p>
          </table:table-cell>
          <table:table-cell table:formula="of:=IF([.$G18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236067018902331" calcext:value-type="float">
            <text:p>2.36067018902331E-005</text:p>
          </table:table-cell>
          <table:table-cell table:formula="of:=IF([.$B184]&lt;[.$J$2];&quot;&quot;;1)" office:value-type="float" office:value="1" calcext:value-type="float">
            <text:p>1</text:p>
          </table:table-cell>
          <table:table-cell office:value-type="float" office:value="76793.4351878675" calcext:value-type="float">
            <text:p>76793.4351878675</text:p>
          </table:table-cell>
          <table:table-cell office:value-type="float" office:value="194430.34081159" calcext:value-type="float">
            <text:p>194430.34081159</text:p>
          </table:table-cell>
          <table:table-cell/>
          <table:table-cell table:formula="of:=ABS(([.D184]-[.E184])/[.D184])" office:value-type="float" office:value="1.53186148446069" calcext:value-type="float">
            <text:p>1.5318614845</text:p>
          </table:table-cell>
          <table:table-cell table:formula="of:=IF([.$G18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238622633132407" calcext:value-type="float">
            <text:p>2.38622633132407E-005</text:p>
          </table:table-cell>
          <table:table-cell table:formula="of:=IF([.$B185]&lt;[.$J$2];&quot;&quot;;1)" office:value-type="float" office:value="1" calcext:value-type="float">
            <text:p>1</text:p>
          </table:table-cell>
          <table:table-cell office:value-type="float" office:value="76629.7974138246" calcext:value-type="float">
            <text:p>76629.7974138246</text:p>
          </table:table-cell>
          <table:table-cell office:value-type="float" office:value="195554.747981905" calcext:value-type="float">
            <text:p>195554.747981905</text:p>
          </table:table-cell>
          <table:table-cell/>
          <table:table-cell table:formula="of:=ABS(([.D185]-[.E185])/[.D185])" office:value-type="float" office:value="1.5519413411189" calcext:value-type="float">
            <text:p>1.5519413411</text:p>
          </table:table-cell>
          <table:table-cell table:formula="of:=IF([.$G18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2401181026481" calcext:value-type="float">
            <text:p>2.401181026481E-005</text:p>
          </table:table-cell>
          <table:table-cell table:formula="of:=IF([.$B186]&lt;[.$J$2];&quot;&quot;;1)" office:value-type="float" office:value="1" calcext:value-type="float">
            <text:p>1</text:p>
          </table:table-cell>
          <table:table-cell office:value-type="float" office:value="76004.1766920562" calcext:value-type="float">
            <text:p>76004.1766920562</text:p>
          </table:table-cell>
          <table:table-cell office:value-type="float" office:value="195726.412416916" calcext:value-type="float">
            <text:p>195726.412416916</text:p>
          </table:table-cell>
          <table:table-cell/>
          <table:table-cell table:formula="of:=ABS(([.D186]-[.E186])/[.D186])" office:value-type="float" office:value="1.57520600755844" calcext:value-type="float">
            <text:p>1.5752060076</text:p>
          </table:table-cell>
          <table:table-cell table:formula="of:=IF([.$G18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242597333399736" calcext:value-type="float">
            <text:p>2.42597333399736E-005</text:p>
          </table:table-cell>
          <table:table-cell table:formula="of:=IF([.$B187]&lt;[.$J$2];&quot;&quot;;1)" office:value-type="float" office:value="1" calcext:value-type="float">
            <text:p>1</text:p>
          </table:table-cell>
          <table:table-cell office:value-type="float" office:value="75649.3000970688" calcext:value-type="float">
            <text:p>75649.3000970688</text:p>
          </table:table-cell>
          <table:table-cell office:value-type="float" office:value="196620.825283206" calcext:value-type="float">
            <text:p>196620.825283206</text:p>
          </table:table-cell>
          <table:table-cell/>
          <table:table-cell table:formula="of:=ABS(([.D187]-[.E187])/[.D187])" office:value-type="float" office:value="1.59910964187261" calcext:value-type="float">
            <text:p>1.5991096419</text:p>
          </table:table-cell>
          <table:table-cell table:formula="of:=IF([.$G18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245205872345877" calcext:value-type="float">
            <text:p>2.45205872345877E-005</text:p>
          </table:table-cell>
          <table:table-cell table:formula="of:=IF([.$B188]&lt;[.$J$2];&quot;&quot;;1)" office:value-type="float" office:value="1" calcext:value-type="float">
            <text:p>1</text:p>
          </table:table-cell>
          <table:table-cell office:value-type="float" office:value="75022.3852572966" calcext:value-type="float">
            <text:p>75022.3852572966</text:p>
          </table:table-cell>
          <table:table-cell office:value-type="float" office:value="197198.414192573" calcext:value-type="float">
            <text:p>197198.414192573</text:p>
          </table:table-cell>
          <table:table-cell/>
          <table:table-cell table:formula="of:=ABS(([.D188]-[.E188])/[.D188])" office:value-type="float" office:value="1.62852765233019" calcext:value-type="float">
            <text:p>1.6285276523</text:p>
          </table:table-cell>
          <table:table-cell table:formula="of:=IF([.$G18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243849924994989" calcext:value-type="float">
            <text:p>0.000024385</text:p>
          </table:table-cell>
          <table:table-cell table:formula="of:=IF([.$B189]&lt;[.$J$2];&quot;&quot;;1)" office:value-type="float" office:value="1" calcext:value-type="float">
            <text:p>1</text:p>
          </table:table-cell>
          <table:table-cell office:value-type="float" office:value="75837.2689852255" calcext:value-type="float">
            <text:p>75837.2689852255</text:p>
          </table:table-cell>
          <table:table-cell office:value-type="float" office:value="197410.72177425" calcext:value-type="float">
            <text:p>197410.72177425</text:p>
          </table:table-cell>
          <table:table-cell/>
          <table:table-cell table:formula="of:=ABS(([.D189]-[.E189])/[.D189])" office:value-type="float" office:value="1.60308321245995" calcext:value-type="float">
            <text:p>1.6030832125</text:p>
          </table:table-cell>
          <table:table-cell table:formula="of:=IF([.$G18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245664299522905" calcext:value-type="float">
            <text:p>2.45664299522905E-005</text:p>
          </table:table-cell>
          <table:table-cell table:formula="of:=IF([.$B190]&lt;[.$J$2];&quot;&quot;;1)" office:value-type="float" office:value="1" calcext:value-type="float">
            <text:p>1</text:p>
          </table:table-cell>
          <table:table-cell office:value-type="float" office:value="76144.3337395202" calcext:value-type="float">
            <text:p>76144.3337395202</text:p>
          </table:table-cell>
          <table:table-cell office:value-type="float" office:value="198643.907723829" calcext:value-type="float">
            <text:p>198643.907723829</text:p>
          </table:table-cell>
          <table:table-cell/>
          <table:table-cell table:formula="of:=ABS(([.D190]-[.E190])/[.D190])" office:value-type="float" office:value="1.60878121809252" calcext:value-type="float">
            <text:p>1.6087812181</text:p>
          </table:table-cell>
          <table:table-cell table:formula="of:=IF([.$G19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.000024662694017994" calcext:value-type="float">
            <text:p>2.4662694017994E-005</text:p>
          </table:table-cell>
          <table:table-cell table:formula="of:=IF([.$B191]&lt;[.$J$2];&quot;&quot;;1)" office:value-type="float" office:value="1" calcext:value-type="float">
            <text:p>1</text:p>
          </table:table-cell>
          <table:table-cell table:style-name="ce2" office:value-type="float" office:value="77041.2560016184" calcext:value-type="float">
            <text:p>77041.2560016184</text:p>
          </table:table-cell>
          <table:table-cell table:style-name="ce2" office:value-type="float" office:value="200205.530731162" calcext:value-type="float">
            <text:p>200205.530731162</text:p>
          </table:table-cell>
          <table:table-cell/>
          <table:table-cell table:formula="of:=ABS(([.D191]-[.E191])/[.D191])" office:value-type="float" office:value="1.59867947540934" calcext:value-type="float">
            <text:p>1.5986794754</text:p>
          </table:table-cell>
          <table:table-cell table:formula="of:=IF([.$G19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199194653245117" calcext:value-type="float">
            <text:p>1.99194653245117E-005</text:p>
          </table:table-cell>
          <table:table-cell table:formula="of:=IF([.$B192]&lt;[.$J$2];&quot;&quot;;1)">
            <text:p/>
          </table:table-cell>
          <table:table-cell office:value-type="float" office:value="85495.9761706913" calcext:value-type="float">
            <text:p>85495.9761706913</text:p>
          </table:table-cell>
          <table:table-cell office:value-type="float" office:value="203868.79596513" calcext:value-type="float">
            <text:p>203868.79596513</text:p>
          </table:table-cell>
          <table:table-cell/>
          <table:table-cell table:formula="of:=ABS(([.D192]-[.E192])/[.D192])" office:value-type="float" office:value="1.38454258429788" calcext:value-type="float">
            <text:p>1.3845425843</text:p>
          </table:table-cell>
          <table:table-cell table:formula="of:=IF([.$G192]&lt;[.$K$2];&quot;&quot;;1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202183351097159" calcext:value-type="float">
            <text:p>2.02183351097159E-005</text:p>
          </table:table-cell>
          <table:table-cell table:formula="of:=IF([.$B193]&lt;[.$J$2];&quot;&quot;;1)" office:value-type="float" office:value="1" calcext:value-type="float">
            <text:p>1</text:p>
          </table:table-cell>
          <table:table-cell office:value-type="float" office:value="84527.0402407689" calcext:value-type="float">
            <text:p>84527.0402407689</text:p>
          </table:table-cell>
          <table:table-cell office:value-type="float" office:value="204788.148528159" calcext:value-type="float">
            <text:p>204788.148528159</text:p>
          </table:table-cell>
          <table:table-cell/>
          <table:table-cell table:formula="of:=ABS(([.D193]-[.E193])/[.D193])" office:value-type="float" office:value="1.42275309705433" calcext:value-type="float">
            <text:p>1.4227530971</text:p>
          </table:table-cell>
          <table:table-cell table:formula="of:=IF([.$G19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202214391618184" calcext:value-type="float">
            <text:p>2.02214391618184E-005</text:p>
          </table:table-cell>
          <table:table-cell table:formula="of:=IF([.$B194]&lt;[.$J$2];&quot;&quot;;1)" office:value-type="float" office:value="1" calcext:value-type="float">
            <text:p>1</text:p>
          </table:table-cell>
          <table:table-cell office:value-type="float" office:value="84277.1430967106" calcext:value-type="float">
            <text:p>84277.1430967106</text:p>
          </table:table-cell>
          <table:table-cell office:value-type="float" office:value="204549.674483271" calcext:value-type="float">
            <text:p>204549.674483271</text:p>
          </table:table-cell>
          <table:table-cell/>
          <table:table-cell table:formula="of:=ABS(([.D194]-[.E194])/[.D194])" office:value-type="float" office:value="1.42710736229566" calcext:value-type="float">
            <text:p>1.4271073623</text:p>
          </table:table-cell>
          <table:table-cell table:formula="of:=IF([.$G19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204790034793399" calcext:value-type="float">
            <text:p>0.000020479</text:p>
          </table:table-cell>
          <table:table-cell table:formula="of:=IF([.$B195]&lt;[.$J$2];&quot;&quot;;1)" office:value-type="float" office:value="1" calcext:value-type="float">
            <text:p>1</text:p>
          </table:table-cell>
          <table:table-cell office:value-type="float" office:value="83428.6505865482" calcext:value-type="float">
            <text:p>83428.6505865482</text:p>
          </table:table-cell>
          <table:table-cell office:value-type="float" office:value="205362.454902292" calcext:value-type="float">
            <text:p>205362.454902292</text:p>
          </table:table-cell>
          <table:table-cell/>
          <table:table-cell table:formula="of:=ABS(([.D195]-[.E195])/[.D195])" office:value-type="float" office:value="1.4615339389824" calcext:value-type="float">
            <text:p>1.461533939</text:p>
          </table:table-cell>
          <table:table-cell table:formula="of:=IF([.$G19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04975124300095" calcext:value-type="float">
            <text:p>2.04975124300095E-005</text:p>
          </table:table-cell>
          <table:table-cell table:formula="of:=IF([.$B196]&lt;[.$J$2];&quot;&quot;;1)" office:value-type="float" office:value="1" calcext:value-type="float">
            <text:p>1</text:p>
          </table:table-cell>
          <table:table-cell office:value-type="float" office:value="82830.3723274416" calcext:value-type="float">
            <text:p>82830.3723274416</text:p>
          </table:table-cell>
          <table:table-cell office:value-type="float" office:value="204833.657130832" calcext:value-type="float">
            <text:p>204833.657130832</text:p>
          </table:table-cell>
          <table:table-cell/>
          <table:table-cell table:formula="of:=ABS(([.D196]-[.E196])/[.D196])" office:value-type="float" office:value="1.47292932984886" calcext:value-type="float">
            <text:p>1.4729293298</text:p>
          </table:table-cell>
          <table:table-cell table:formula="of:=IF([.$G196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20862567072224" calcext:value-type="float">
            <text:p>2.0862567072224E-005</text:p>
          </table:table-cell>
          <table:table-cell table:formula="of:=IF([.$B197]&lt;[.$J$2];&quot;&quot;;1)" office:value-type="float" office:value="1" calcext:value-type="float">
            <text:p>1</text:p>
          </table:table-cell>
          <table:table-cell office:value-type="float" office:value="81090.7066544358" calcext:value-type="float">
            <text:p>81090.7066544358</text:p>
          </table:table-cell>
          <table:table-cell office:value-type="float" office:value="205078.003405376" calcext:value-type="float">
            <text:p>205078.003405376</text:p>
          </table:table-cell>
          <table:table-cell/>
          <table:table-cell table:formula="of:=ABS(([.D197]-[.E197])/[.D197])" office:value-type="float" office:value="1.52899514465087" calcext:value-type="float">
            <text:p>1.5289951447</text:p>
          </table:table-cell>
          <table:table-cell table:formula="of:=IF([.$G197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20902967581313" calcext:value-type="float">
            <text:p>0.000020903</text:p>
          </table:table-cell>
          <table:table-cell table:formula="of:=IF([.$B198]&lt;[.$J$2];&quot;&quot;;1)" office:value-type="float" office:value="1" calcext:value-type="float">
            <text:p>1</text:p>
          </table:table-cell>
          <table:table-cell office:value-type="float" office:value="80979.7740114515" calcext:value-type="float">
            <text:p>80979.7740114515</text:p>
          </table:table-cell>
          <table:table-cell office:value-type="float" office:value="205206.550263937" calcext:value-type="float">
            <text:p>205206.550263937</text:p>
          </table:table-cell>
          <table:table-cell/>
          <table:table-cell table:formula="of:=ABS(([.D198]-[.E198])/[.D198])" office:value-type="float" office:value="1.5340469613427" calcext:value-type="float">
            <text:p>1.5340469613</text:p>
          </table:table-cell>
          <table:table-cell table:formula="of:=IF([.$G198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209889915560836" calcext:value-type="float">
            <text:p>0.000020989</text:p>
          </table:table-cell>
          <table:table-cell table:formula="of:=IF([.$B199]&lt;[.$J$2];&quot;&quot;;1)" office:value-type="float" office:value="1" calcext:value-type="float">
            <text:p>1</text:p>
          </table:table-cell>
          <table:table-cell office:value-type="float" office:value="80704.5212355856" calcext:value-type="float">
            <text:p>80704.5212355856</text:p>
          </table:table-cell>
          <table:table-cell office:value-type="float" office:value="205408.322589276" calcext:value-type="float">
            <text:p>205408.322589276</text:p>
          </table:table-cell>
          <table:table-cell/>
          <table:table-cell table:formula="of:=ABS(([.D199]-[.E199])/[.D199])" office:value-type="float" office:value="1.54518977926486" calcext:value-type="float">
            <text:p>1.5451897793</text:p>
          </table:table-cell>
          <table:table-cell table:formula="of:=IF([.$G199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206544453552733" calcext:value-type="float">
            <text:p>2.06544453552733E-005</text:p>
          </table:table-cell>
          <table:table-cell table:formula="of:=IF([.$B200]&lt;[.$J$2];&quot;&quot;;1)" office:value-type="float" office:value="1" calcext:value-type="float">
            <text:p>1</text:p>
          </table:table-cell>
          <table:table-cell office:value-type="float" office:value="81623.873798615" calcext:value-type="float">
            <text:p>81623.873798615</text:p>
          </table:table-cell>
          <table:table-cell office:value-type="float" office:value="204370.738257107" calcext:value-type="float">
            <text:p>204370.738257107</text:p>
          </table:table-cell>
          <table:table-cell/>
          <table:table-cell table:formula="of:=ABS(([.D200]-[.E200])/[.D200])" office:value-type="float" office:value="1.50381081840513" calcext:value-type="float">
            <text:p>1.5038108184</text:p>
          </table:table-cell>
          <table:table-cell table:formula="of:=IF([.$G200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20684657036848" calcext:value-type="float">
            <text:p>2.0684657036848E-005</text:p>
          </table:table-cell>
          <table:table-cell table:formula="of:=IF([.$B201]&lt;[.$J$2];&quot;&quot;;1)" office:value-type="float" office:value="1" calcext:value-type="float">
            <text:p>1</text:p>
          </table:table-cell>
          <table:table-cell office:value-type="float" office:value="81385.3997537273" calcext:value-type="float">
            <text:p>81385.3997537273</text:p>
          </table:table-cell>
          <table:table-cell office:value-type="float" office:value="204293.214549945" calcext:value-type="float">
            <text:p>204293.214549945</text:p>
          </table:table-cell>
          <table:table-cell/>
          <table:table-cell table:formula="of:=ABS(([.D201]-[.E201])/[.D201])" office:value-type="float" office:value="1.51019488960105" calcext:value-type="float">
            <text:p>1.5101948896</text:p>
          </table:table-cell>
          <table:table-cell table:formula="of:=IF([.$G201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205343433573133" calcext:value-type="float">
            <text:p>2.05343433573133E-005</text:p>
          </table:table-cell>
          <table:table-cell table:formula="of:=IF([.$B202]&lt;[.$J$2];&quot;&quot;;1)" office:value-type="float" office:value="1" calcext:value-type="float">
            <text:p>1</text:p>
          </table:table-cell>
          <table:table-cell office:value-type="float" office:value="82198.180172748" calcext:value-type="float">
            <text:p>82198.180172748</text:p>
          </table:table-cell>
          <table:table-cell office:value-type="float" office:value="204153.231391634" calcext:value-type="float">
            <text:p>204153.231391634</text:p>
          </table:table-cell>
          <table:table-cell/>
          <table:table-cell table:formula="of:=ABS(([.D202]-[.E202])/[.D202])" office:value-type="float" office:value="1.48367093970432" calcext:value-type="float">
            <text:p>1.4836709397</text:p>
          </table:table-cell>
          <table:table-cell table:formula="of:=IF([.$G202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207464734506928" calcext:value-type="float">
            <text:p>2.07464734506928E-005</text:p>
          </table:table-cell>
          <table:table-cell table:formula="of:=IF([.$B203]&lt;[.$J$2];&quot;&quot;;1)" office:value-type="float" office:value="1" calcext:value-type="float">
            <text:p>1</text:p>
          </table:table-cell>
          <table:table-cell office:value-type="float" office:value="81669.3824012885" calcext:value-type="float">
            <text:p>81669.3824012885</text:p>
          </table:table-cell>
          <table:table-cell office:value-type="float" office:value="204908.177016708" calcext:value-type="float">
            <text:p>204908.177016708</text:p>
          </table:table-cell>
          <table:table-cell/>
          <table:table-cell table:formula="of:=ABS(([.D203]-[.E203])/[.D203])" office:value-type="float" office:value="1.50899628467712" calcext:value-type="float">
            <text:p>1.5089962847</text:p>
          </table:table-cell>
          <table:table-cell table:formula="of:=IF([.$G203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207339789174082" calcext:value-type="float">
            <text:p>0.000020734</text:p>
          </table:table-cell>
          <table:table-cell table:formula="of:=IF([.$B204]&lt;[.$J$2];&quot;&quot;;1)" office:value-type="float" office:value="1" calcext:value-type="float">
            <text:p>1</text:p>
          </table:table-cell>
          <table:table-cell office:value-type="float" office:value="81913.728675832" calcext:value-type="float">
            <text:p>81913.728675832</text:p>
          </table:table-cell>
          <table:table-cell office:value-type="float" office:value="205053.344180625" calcext:value-type="float">
            <text:p>205053.344180625</text:p>
          </table:table-cell>
          <table:table-cell/>
          <table:table-cell table:formula="of:=ABS(([.D204]-[.E204])/[.D204])" office:value-type="float" office:value="1.50328421737594" calcext:value-type="float">
            <text:p>1.5032842174</text:p>
          </table:table-cell>
          <table:table-cell table:formula="of:=IF([.$G204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207394772260806" calcext:value-type="float">
            <text:p>2.07394772260806E-005</text:p>
          </table:table-cell>
          <table:table-cell table:formula="of:=IF([.$B205]&lt;[.$J$2];&quot;&quot;;1)" office:value-type="float" office:value="1" calcext:value-type="float">
            <text:p>1</text:p>
          </table:table-cell>
          <table:table-cell office:value-type="float" office:value="82042.2755343933" calcext:value-type="float">
            <text:p>82042.2755343933</text:p>
          </table:table-cell>
          <table:table-cell office:value-type="float" office:value="205210.563571062" calcext:value-type="float">
            <text:p>205210.563571062</text:p>
          </table:table-cell>
          <table:table-cell/>
          <table:table-cell table:formula="of:=ABS(([.D205]-[.E205])/[.D205])" office:value-type="float" office:value="1.50127830114896" calcext:value-type="float">
            <text:p>1.5012783011</text:p>
          </table:table-cell>
          <table:table-cell table:formula="of:=IF([.$G205]&lt;[.$K$2];&quot;&quot;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206019178768659" calcext:value-type="float">
            <text:p>2.06019178768659E-005</text:p>
          </table:table-cell>
          <table:table-cell table:formula="of:=IF([.$B206]&lt;[.$J$2];&quot;&quot;;1)" office:value-type="float" office:value="1" calcext:value-type="float">
            <text:p>1</text:p>
          </table:table-cell>
          <table:table-cell office:value-type="float" office:value="82244.047859732" calcext:value-type="float">
            <text:p>82244.047859732</text:p>
          </table:table-cell>
          <table:table-cell office:value-type="float" office:value="204607.059530439" calcext:value-type="float">
            <text:p>204607.059530439</text:p>
          </table:table-cell>
          <table:table-cell/>
          <table:table-cell table:formula="of:=ABS(([.D206]-[.E206])/[.D206])" office:value-type="float" office:value="1.48780385760436" calcext:value-type="float">
            <text:p>1.4878038576</text:p>
          </table:table-cell>
          <table:table-cell table:formula="of:=IF([.$G206]&lt;[.$K$2];&quot;&quot;;1)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zscore</text:p>
          </table:table-cell>
          <table:table-cell table:style-name="Default"/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table:number-columns-repeated="3"/>
          <table:table-cell table:style-name="Default"/>
          <table:table-cell office:value-type="string" calcext:value-type="string">
            <text:p>Z-score</text:p>
          </table:table-cell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364078489097353" calcext:value-type="float">
            <text:p>3.64078489097353E-006</text:p>
          </table:table-cell>
          <table:table-cell table:formula="of:=IF([.$B2]&lt;[.$J$2];&quot;&quot;;1)">
            <text:p/>
          </table:table-cell>
          <table:table-cell office:value-type="float" office:value="190869.375327925" calcext:value-type="float">
            <text:p>190869.375327925</text:p>
          </table:table-cell>
          <table:table-cell office:value-type="float" office:value="96506.6588820177" calcext:value-type="float">
            <text:p>96506.6588820177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ABS(([.D2]-[.E2])/[.D2])" office:value-type="float" office:value="0.49438374429521" calcext:value-type="float">
            <text:p>0.4943837443</text:p>
          </table:table-cell>
          <table:table-cell table:formula="of:=IF([.$G2]&lt;[.$K$2];&quot;&quot;;1)">
            <text:p/>
          </table:table-cell>
          <table:table-cell table:formula="of:=AND([.C2]=1 ;[.H2]=1)" office:value-type="boolean" office:boolean-value="false" calcext:value-type="boolean">
            <text:p>FALSE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553093227578726" calcext:value-type="float">
            <text:p>5.53093227578726E-006</text:p>
          </table:table-cell>
          <table:table-cell table:formula="of:=IF([.$B3]&lt;[.$J$2];&quot;&quot;;1)">
            <text:p/>
          </table:table-cell>
          <table:table-cell office:value-type="float" office:value="206207.465800406" calcext:value-type="float">
            <text:p>206207.465800406</text:p>
          </table:table-cell>
          <table:table-cell office:value-type="float" office:value="73984.9476302775" calcext:value-type="float">
            <text:p>73984.9476302775</text:p>
          </table:table-cell>
          <table:table-cell/>
          <table:table-cell table:formula="of:=ABS(([.D3]-[.E3])/[.D3])" office:value-type="float" office:value="0.641211110649652" calcext:value-type="float">
            <text:p>0.6412111106</text:p>
          </table:table-cell>
          <table:table-cell table:formula="of:=IF([.$G3]&lt;[.$K$2];&quot;&quot;;1)">
            <text:p/>
          </table:table-cell>
          <table:table-cell table:formula="of:=AND([.C3]=1 ;[.H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443531355411706" calcext:value-type="float">
            <text:p>4.43531355411706E-006</text:p>
          </table:table-cell>
          <table:table-cell table:formula="of:=IF([.$B4]&lt;[.$J$2];&quot;&quot;;1)">
            <text:p/>
          </table:table-cell>
          <table:table-cell office:value-type="float" office:value="139978.017306649" calcext:value-type="float">
            <text:p>139978.017306649</text:p>
          </table:table-cell>
          <table:table-cell office:value-type="float" office:value="86353.3931134992" calcext:value-type="float">
            <text:p>86353.3931134992</text:p>
          </table:table-cell>
          <table:table-cell table:style-name="ce5"/>
          <table:table-cell table:formula="of:=ABS(([.D4]-[.E4])/[.D4])" office:value-type="float" office:value="0.383093182950825" calcext:value-type="float">
            <text:p>0.383093183</text:p>
          </table:table-cell>
          <table:table-cell table:formula="of:=IF([.$G4]&lt;[.$K$2];&quot;&quot;;1)">
            <text:p/>
          </table:table-cell>
          <table:table-cell table:formula="of:=AND([.C4]=1 ;[.H4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" table:formula="of:=IF(AND([.N4]=1;[.O4]=1)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80667248036873" calcext:value-type="float">
            <text:p>7.80667248036873E-006</text:p>
          </table:table-cell>
          <table:table-cell table:formula="of:=IF([.$B5]&lt;[.$J$2];&quot;&quot;;1)">
            <text:p/>
          </table:table-cell>
          <table:table-cell office:value-type="float" office:value="156001.007312754" calcext:value-type="float">
            <text:p>156001.007312754</text:p>
          </table:table-cell>
          <table:table-cell office:value-type="float" office:value="63773.2916297725" calcext:value-type="float">
            <text:p>63773.2916297725</text:p>
          </table:table-cell>
          <table:table-cell/>
          <table:table-cell table:formula="of:=ABS(([.D5]-[.E5])/[.D5])" office:value-type="float" office:value="0.59119948820639" calcext:value-type="float">
            <text:p>0.5911994882</text:p>
          </table:table-cell>
          <table:table-cell table:formula="of:=IF([.$G5]&lt;[.$K$2];&quot;&quot;;1)">
            <text:p/>
          </table:table-cell>
          <table:table-cell table:formula="of:=AND([.C5]=1 ;[.H5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551532419737161" calcext:value-type="float">
            <text:p>5.51532419737161E-006</text:p>
          </table:table-cell>
          <table:table-cell table:formula="of:=IF([.$B6]&lt;[.$J$2];&quot;&quot;;1)">
            <text:p/>
          </table:table-cell>
          <table:table-cell office:value-type="float" office:value="118742.487350351" calcext:value-type="float">
            <text:p>118742.487350351</text:p>
          </table:table-cell>
          <table:table-cell office:value-type="float" office:value="70446.4505006968" calcext:value-type="float">
            <text:p>70446.4505006968</text:p>
          </table:table-cell>
          <table:table-cell/>
          <table:table-cell table:formula="of:=ABS(([.D6]-[.E6])/[.D6])" office:value-type="float" office:value="0.406729199693756" calcext:value-type="float">
            <text:p>0.4067291997</text:p>
          </table:table-cell>
          <table:table-cell table:formula="of:=IF([.$G6]&lt;[.$K$2];&quot;&quot;;1)">
            <text:p/>
          </table:table-cell>
          <table:table-cell table:formula="of:=AND([.C6]=1 ;[.H6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783048078680669" calcext:value-type="float">
            <text:p>7.83048078680669E-006</text:p>
          </table:table-cell>
          <table:table-cell table:formula="of:=IF([.$B7]&lt;[.$J$2];&quot;&quot;;1)">
            <text:p/>
          </table:table-cell>
          <table:table-cell office:value-type="float" office:value="123717.098594692" calcext:value-type="float">
            <text:p>123717.098594692</text:p>
          </table:table-cell>
          <table:table-cell office:value-type="float" office:value="57609.4112154762" calcext:value-type="float">
            <text:p>57609.4112154762</text:p>
          </table:table-cell>
          <table:table-cell/>
          <table:table-cell table:formula="of:=ABS(([.D7]-[.E7])/[.D7])" office:value-type="float" office:value="0.534345600811335" calcext:value-type="float">
            <text:p>0.5343456008</text:p>
          </table:table-cell>
          <table:table-cell table:formula="of:=IF([.$G7]&lt;[.$K$2];&quot;&quot;;1)">
            <text:p/>
          </table:table-cell>
          <table:table-cell table:formula="of:=AND([.C7]=1 ;[.H7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333057229708123" calcext:value-type="float">
            <text:p>3.33057229708123E-006</text:p>
          </table:table-cell>
          <table:table-cell table:formula="of:=IF([.$B8]&lt;[.$J$2];&quot;&quot;;1)">
            <text:p/>
          </table:table-cell>
          <table:table-cell office:value-type="float" office:value="84481.8813932088" calcext:value-type="float">
            <text:p>84481.8813932088</text:p>
          </table:table-cell>
          <table:table-cell office:value-type="float" office:value="66335.6168131703" calcext:value-type="float">
            <text:p>66335.6168131703</text:p>
          </table:table-cell>
          <table:table-cell/>
          <table:table-cell table:formula="of:=ABS(([.D8]-[.E8])/[.D8])" office:value-type="float" office:value="0.214794749842032" calcext:value-type="float">
            <text:p>0.2147947498</text:p>
          </table:table-cell>
          <table:table-cell table:formula="of:=IF([.$G8]&lt;[.$K$2];&quot;&quot;;1)">
            <text:p/>
          </table:table-cell>
          <table:table-cell table:formula="of:=AND([.C8]=1 ;[.H8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912628470576672" calcext:value-type="float">
            <text:p>9.12628470576672E-006</text:p>
          </table:table-cell>
          <table:table-cell table:formula="of:=IF([.$B9]&lt;[.$J$2];&quot;&quot;;1)">
            <text:p/>
          </table:table-cell>
          <table:table-cell office:value-type="float" office:value="96506.6588820177" calcext:value-type="float">
            <text:p>96506.6588820177</text:p>
          </table:table-cell>
          <table:table-cell office:value-type="float" office:value="53272.6070309554" calcext:value-type="float">
            <text:p>53272.6070309554</text:p>
          </table:table-cell>
          <table:table-cell/>
          <table:table-cell table:formula="of:=ABS(([.D9]-[.E9])/[.D9])" office:value-type="float" office:value="0.447990349597713" calcext:value-type="float">
            <text:p>0.4479903496</text:p>
          </table:table-cell>
          <table:table-cell table:formula="of:=IF([.$G9]&lt;[.$K$2];&quot;&quot;;1)">
            <text:p/>
          </table:table-cell>
          <table:table-cell table:formula="of:=AND([.C9]=1 ;[.H9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5206998193462" calcext:value-type="float">
            <text:p>3.5206998193462E-006</text:p>
          </table:table-cell>
          <table:table-cell table:formula="of:=IF([.$B10]&lt;[.$J$2];&quot;&quot;;1)">
            <text:p/>
          </table:table-cell>
          <table:table-cell office:value-type="float" office:value="73984.9476302775" calcext:value-type="float">
            <text:p>73984.9476302775</text:p>
          </table:table-cell>
          <table:table-cell office:value-type="float" office:value="60883.0489869013" calcext:value-type="float">
            <text:p>60883.0489869013</text:p>
          </table:table-cell>
          <table:table-cell/>
          <table:table-cell table:formula="of:=ABS(([.D10]-[.E10])/[.D10])" office:value-type="float" office:value="0.177088706054776" calcext:value-type="float">
            <text:p>0.1770887061</text:p>
          </table:table-cell>
          <table:table-cell table:formula="of:=IF([.$G10]&lt;[.$K$2];&quot;&quot;;1)">
            <text:p/>
          </table:table-cell>
          <table:table-cell table:formula="of:=AND([.C10]=1 ;[.H10]=1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10911015827944" calcext:value-type="float">
            <text:p>0.000010911</text:p>
          </table:table-cell>
          <table:table-cell table:formula="of:=IF([.$B11]&lt;[.$J$2];&quot;&quot;;1)">
            <text:p/>
          </table:table-cell>
          <table:table-cell office:value-type="float" office:value="86353.3931134992" calcext:value-type="float">
            <text:p>86353.3931134992</text:p>
          </table:table-cell>
          <table:table-cell office:value-type="float" office:value="47473.3138439615" calcext:value-type="float">
            <text:p>47473.3138439615</text:p>
          </table:table-cell>
          <table:table-cell/>
          <table:table-cell table:formula="of:=ABS(([.D11]-[.E11])/[.D11])" office:value-type="float" office:value="0.450243793181762" calcext:value-type="float">
            <text:p>0.4502437932</text:p>
          </table:table-cell>
          <table:table-cell table:formula="of:=IF([.$G11]&lt;[.$K$2];&quot;&quot;;1)">
            <text:p/>
          </table:table-cell>
          <table:table-cell table:formula="of:=AND([.C11]=1 ;[.H1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736645724751865" calcext:value-type="float">
            <text:p>7.36645724751865E-006</text:p>
          </table:table-cell>
          <table:table-cell table:formula="of:=IF([.$B12]&lt;[.$J$2];&quot;&quot;;1)">
            <text:p/>
          </table:table-cell>
          <table:table-cell office:value-type="float" office:value="63773.2916297725" calcext:value-type="float">
            <text:p>63773.2916297725</text:p>
          </table:table-cell>
          <table:table-cell office:value-type="float" office:value="51279.9363655738" calcext:value-type="float">
            <text:p>51279.9363655738</text:p>
          </table:table-cell>
          <table:table-cell office:value-type="float" office:value="56" calcext:value-type="float">
            <text:p>56</text:p>
          </table:table-cell>
          <table:table-cell table:formula="of:=ABS(([.D12]-[.E12])/[.D12])" office:value-type="float" office:value="0.195902625455296" calcext:value-type="float">
            <text:p>0.1959026255</text:p>
          </table:table-cell>
          <table:table-cell table:formula="of:=IF([.$G12]&lt;[.$K$2];&quot;&quot;;1)">
            <text:p/>
          </table:table-cell>
          <table:table-cell table:formula="of:=AND([.C12]=1 ;[.H1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17575745798524" calcext:value-type="float">
            <text:p>1.7575745798524E-005</text:p>
          </table:table-cell>
          <table:table-cell table:formula="of:=IF([.$B13]&lt;[.$J$2];&quot;&quot;;1)">
            <text:p/>
          </table:table-cell>
          <table:table-cell office:value-type="float" office:value="70446.4505006968" calcext:value-type="float">
            <text:p>70446.4505006968</text:p>
          </table:table-cell>
          <table:table-cell office:value-type="float" office:value="39643.5922118547" calcext:value-type="float">
            <text:p>39643.5922118547</text:p>
          </table:table-cell>
          <table:table-cell table:formula="of:=[.F12]+55" office:value-type="float" office:value="111" calcext:value-type="float">
            <text:p>111</text:p>
          </table:table-cell>
          <table:table-cell table:formula="of:=ABS(([.D13]-[.E13])/[.D13])" office:value-type="float" office:value="0.43725209815273" calcext:value-type="float">
            <text:p>0.4372520982</text:p>
          </table:table-cell>
          <table:table-cell table:formula="of:=IF([.$G13]&lt;[.$K$2];&quot;&quot;;1)">
            <text:p/>
          </table:table-cell>
          <table:table-cell table:formula="of:=AND([.C13]=1 ;[.H1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718004207823723" calcext:value-type="float">
            <text:p>0.00000718</text:p>
          </table:table-cell>
          <table:table-cell table:formula="of:=IF([.$B14]&lt;[.$J$2];&quot;&quot;;1)">
            <text:p/>
          </table:table-cell>
          <table:table-cell office:value-type="float" office:value="57609.4112154762" calcext:value-type="float">
            <text:p>57609.4112154762</text:p>
          </table:table-cell>
          <table:table-cell office:value-type="float" office:value="44673.4321575369" calcext:value-type="float">
            <text:p>44673.4321575369</text:p>
          </table:table-cell>
          <table:table-cell table:formula="of:=[.F13]+55" office:value-type="float" office:value="166" calcext:value-type="float">
            <text:p>166</text:p>
          </table:table-cell>
          <table:table-cell table:formula="of:=ABS(([.D14]-[.E14])/[.D14])" office:value-type="float" office:value="0.224546281328148" calcext:value-type="float">
            <text:p>0.2245462813</text:p>
          </table:table-cell>
          <table:table-cell table:formula="of:=IF([.$G14]&lt;[.$K$2];&quot;&quot;;1)">
            <text:p/>
          </table:table-cell>
          <table:table-cell table:formula="of:=AND([.C14]=1 ;[.H1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191595445271455" calcext:value-type="float">
            <text:p>1.91595445271455E-005</text:p>
          </table:table-cell>
          <table:table-cell table:formula="of:=IF([.$B15]&lt;[.$J$2];&quot;&quot;;1)">
            <text:p/>
          </table:table-cell>
          <table:table-cell office:value-type="float" office:value="66335.6168131703" calcext:value-type="float">
            <text:p>66335.6168131703</text:p>
          </table:table-cell>
          <table:table-cell office:value-type="float" office:value="40677.9375691185" calcext:value-type="float">
            <text:p>40677.9375691185</text:p>
          </table:table-cell>
          <table:table-cell table:formula="of:=[.F14]+55" office:value-type="float" office:value="221" calcext:value-type="float">
            <text:p>221</text:p>
          </table:table-cell>
          <table:table-cell table:formula="of:=ABS(([.D15]-[.E15])/[.D15])" office:value-type="float" office:value="0.386785869743473" calcext:value-type="float">
            <text:p>0.3867858697</text:p>
          </table:table-cell>
          <table:table-cell table:formula="of:=IF([.$G15]&lt;[.$K$2];&quot;&quot;;1)">
            <text:p/>
          </table:table-cell>
          <table:table-cell table:formula="of:=AND([.C15]=1 ;[.H1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72032480924891" calcext:value-type="float">
            <text:p>2.72032480924891E-006</text:p>
          </table:table-cell>
          <table:table-cell table:formula="of:=IF([.$B16]&lt;[.$J$2];&quot;&quot;;1)">
            <text:p/>
          </table:table-cell>
          <table:table-cell office:value-type="float" office:value="53272.6070309554" calcext:value-type="float">
            <text:p>53272.6070309554</text:p>
          </table:table-cell>
          <table:table-cell office:value-type="float" office:value="49451.2006680621" calcext:value-type="float">
            <text:p>49451.2006680621</text:p>
          </table:table-cell>
          <table:table-cell table:formula="of:=[.F15]+55" office:value-type="float" office:value="276" calcext:value-type="float">
            <text:p>276</text:p>
          </table:table-cell>
          <table:table-cell table:formula="of:=ABS(([.D16]-[.E16])/[.D16])" office:value-type="float" office:value="0.0717330458536181" calcext:value-type="float">
            <text:p>0.0717330459</text:p>
          </table:table-cell>
          <table:table-cell table:formula="of:=IF([.$G16]&lt;[.$K$2];&quot;&quot;;1)">
            <text:p/>
          </table:table-cell>
          <table:table-cell table:formula="of:=AND([.C16]=1 ;[.H1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157741999552519" calcext:value-type="float">
            <text:p>1.57741999552519E-005</text:p>
          </table:table-cell>
          <table:table-cell table:formula="of:=IF([.$B17]&lt;[.$J$2];&quot;&quot;;1)">
            <text:p/>
          </table:table-cell>
          <table:table-cell office:value-type="float" office:value="60883.0489869013" calcext:value-type="float">
            <text:p>60883.0489869013</text:p>
          </table:table-cell>
          <table:table-cell office:value-type="float" office:value="39076.3405541261" calcext:value-type="float">
            <text:p>39076.3405541261</text:p>
          </table:table-cell>
          <table:table-cell table:formula="of:=[.F16]+55" office:value-type="float" office:value="331" calcext:value-type="float">
            <text:p>331</text:p>
          </table:table-cell>
          <table:table-cell table:formula="of:=ABS(([.D17]-[.E17])/[.D17])" office:value-type="float" office:value="0.358173724799276" calcext:value-type="float">
            <text:p>0.3581737248</text:p>
          </table:table-cell>
          <table:table-cell table:formula="of:=IF([.$G17]&lt;[.$K$2];&quot;&quot;;1)">
            <text:p/>
          </table:table-cell>
          <table:table-cell table:formula="of:=AND([.C17]=1 ;[.H1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416058106370752" calcext:value-type="float">
            <text:p>4.16058106370752E-006</text:p>
          </table:table-cell>
          <table:table-cell table:formula="of:=IF([.$B18]&lt;[.$J$2];&quot;&quot;;1)">
            <text:p/>
          </table:table-cell>
          <table:table-cell office:value-type="float" office:value="47473.3138439615" calcext:value-type="float">
            <text:p>47473.3138439615</text:p>
          </table:table-cell>
          <table:table-cell office:value-type="float" office:value="43502.3595240643" calcext:value-type="float">
            <text:p>43502.3595240643</text:p>
          </table:table-cell>
          <table:table-cell table:formula="of:=[.F17]+55" office:value-type="float" office:value="386" calcext:value-type="float">
            <text:p>386</text:p>
          </table:table-cell>
          <table:table-cell table:formula="of:=ABS(([.D18]-[.E18])/[.D18])" office:value-type="float" office:value="0.0836460318095594" calcext:value-type="float">
            <text:p>0.0836460318</text:p>
          </table:table-cell>
          <table:table-cell table:formula="of:=IF([.$G18]&lt;[.$K$2];&quot;&quot;;1)">
            <text:p/>
          </table:table-cell>
          <table:table-cell table:formula="of:=AND([.C18]=1 ;[.H1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160132309225978" calcext:value-type="float">
            <text:p>1.60132309225978E-005</text:p>
          </table:table-cell>
          <table:table-cell table:formula="of:=IF([.$B19]&lt;[.$J$2];&quot;&quot;;1)">
            <text:p/>
          </table:table-cell>
          <table:table-cell office:value-type="float" office:value="51279.9363655738" calcext:value-type="float">
            <text:p>51279.9363655738</text:p>
          </table:table-cell>
          <table:table-cell office:value-type="float" office:value="35834.3840310997" calcext:value-type="float">
            <text:p>35834.3840310997</text:p>
          </table:table-cell>
          <table:table-cell table:formula="of:=[.F18]+55" office:value-type="float" office:value="441" calcext:value-type="float">
            <text:p>441</text:p>
          </table:table-cell>
          <table:table-cell table:formula="of:=ABS(([.D19]-[.E19])/[.D19])" office:value-type="float" office:value="0.301200692301235" calcext:value-type="float">
            <text:p>0.3012006923</text:p>
          </table:table-cell>
          <table:table-cell table:formula="of:=IF([.$G19]&lt;[.$K$2];&quot;&quot;;1)">
            <text:p/>
          </table:table-cell>
          <table:table-cell table:formula="of:=AND([.C19]=1 ;[.H1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984654839686433" calcext:value-type="float">
            <text:p>9.84654839686433E-007</text:p>
          </table:table-cell>
          <table:table-cell table:formula="of:=IF([.$B20]&lt;[.$J$2];&quot;&quot;;1)">
            <text:p/>
          </table:table-cell>
          <table:table-cell office:value-type="float" office:value="39643.5922118547" calcext:value-type="float">
            <text:p>39643.5922118547</text:p>
          </table:table-cell>
          <table:table-cell office:value-type="float" office:value="40398.1516549128" calcext:value-type="float">
            <text:p>40398.1516549128</text:p>
          </table:table-cell>
          <table:table-cell table:formula="of:=[.F19]+55" office:value-type="float" office:value="496" calcext:value-type="float">
            <text:p>496</text:p>
          </table:table-cell>
          <table:table-cell table:formula="of:=ABS(([.D20]-[.E20])/[.D20])" office:value-type="float" office:value="0.0190335789709909" calcext:value-type="float">
            <text:p>0.019033579</text:p>
          </table:table-cell>
          <table:table-cell table:formula="of:=IF([.$G20]&lt;[.$K$2];&quot;&quot;;1)">
            <text:p/>
          </table:table-cell>
          <table:table-cell table:formula="of:=AND([.C20]=1 ;[.H2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60536415534347" calcext:value-type="float">
            <text:p>1.60536415534347E-005</text:p>
          </table:table-cell>
          <table:table-cell table:formula="of:=IF([.$B21]&lt;[.$J$2];&quot;&quot;;1)">
            <text:p/>
          </table:table-cell>
          <table:table-cell office:value-type="float" office:value="44673.4321575369" calcext:value-type="float">
            <text:p>44673.4321575369</text:p>
          </table:table-cell>
          <table:table-cell office:value-type="float" office:value="33561.0276677769" calcext:value-type="float">
            <text:p>33561.0276677769</text:p>
          </table:table-cell>
          <table:table-cell table:formula="of:=[.F20]+55" office:value-type="float" office:value="551" calcext:value-type="float">
            <text:p>551</text:p>
          </table:table-cell>
          <table:table-cell table:formula="of:=ABS(([.D21]-[.E21])/[.D21])" office:value-type="float" office:value="0.248747498302192" calcext:value-type="float">
            <text:p>0.2487474983</text:p>
          </table:table-cell>
          <table:table-cell table:formula="of:=IF([.$G21]&lt;[.$K$2];&quot;&quot;;1)">
            <text:p/>
          </table:table-cell>
          <table:table-cell table:formula="of:=AND([.C21]=1 ;[.H2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975708905103751" calcext:value-type="float">
            <text:p>9.75708905103751E-006</text:p>
          </table:table-cell>
          <table:table-cell table:formula="of:=IF([.$B22]&lt;[.$J$2];&quot;&quot;;1)">
            <text:p/>
          </table:table-cell>
          <table:table-cell office:value-type="float" office:value="40677.9375691185" calcext:value-type="float">
            <text:p>40677.9375691185</text:p>
          </table:table-cell>
          <table:table-cell office:value-type="float" office:value="34653.3367767328" calcext:value-type="float">
            <text:p>34653.3367767328</text:p>
          </table:table-cell>
          <table:table-cell table:formula="of:=[.F21]+55" office:value-type="float" office:value="606" calcext:value-type="float">
            <text:p>606</text:p>
          </table:table-cell>
          <table:table-cell table:formula="of:=ABS(([.D22]-[.E22])/[.D22])" office:value-type="float" office:value="0.148104873364066" calcext:value-type="float">
            <text:p>0.1481048734</text:p>
          </table:table-cell>
          <table:table-cell table:formula="of:=IF([.$G22]&lt;[.$K$2];&quot;&quot;;1)">
            <text:p/>
          </table:table-cell>
          <table:table-cell table:formula="of:=AND([.C22]=1 ;[.H2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387873307371798" calcext:value-type="float">
            <text:p>3.87873307371798E-005</text:p>
          </table:table-cell>
          <table:table-cell table:formula="of:=IF([.$B23]&lt;[.$J$2];&quot;&quot;;1)">
            <text:p/>
          </table:table-cell>
          <table:table-cell office:value-type="float" office:value="49451.2006680621" calcext:value-type="float">
            <text:p>49451.2006680621</text:p>
          </table:table-cell>
          <table:table-cell office:value-type="float" office:value="27397.4190375469" calcext:value-type="float">
            <text:p>27397.4190375469</text:p>
          </table:table-cell>
          <table:table-cell table:formula="of:=[.F22]+55" office:value-type="float" office:value="661" calcext:value-type="float">
            <text:p>661</text:p>
          </table:table-cell>
          <table:table-cell table:formula="of:=ABS(([.D23]-[.E23])/[.D23])" office:value-type="float" office:value="0.445970599956708" calcext:value-type="float">
            <text:p>0.4459706</text:p>
          </table:table-cell>
          <table:table-cell table:formula="of:=IF([.$G23]&lt;[.$K$2];&quot;&quot;;1)">
            <text:p/>
          </table:table-cell>
          <table:table-cell table:formula="of:=AND([.C23]=1 ;[.H2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118326329577837" calcext:value-type="float">
            <text:p>1.18326329577837E-005</text:p>
          </table:table-cell>
          <table:table-cell table:formula="of:=IF([.$B24]&lt;[.$J$2];&quot;&quot;;1)">
            <text:p/>
          </table:table-cell>
          <table:table-cell office:value-type="float" office:value="39076.3405541261" calcext:value-type="float">
            <text:p>39076.3405541261</text:p>
          </table:table-cell>
          <table:table-cell office:value-type="float" office:value="32758.8815965309" calcext:value-type="float">
            <text:p>32758.8815965309</text:p>
          </table:table-cell>
          <table:table-cell table:formula="of:=[.F23]+55" office:value-type="float" office:value="716" calcext:value-type="float">
            <text:p>716</text:p>
          </table:table-cell>
          <table:table-cell table:formula="of:=ABS(([.D24]-[.E24])/[.D24])" office:value-type="float" office:value="0.161669666811421" calcext:value-type="float">
            <text:p>0.1616696668</text:p>
          </table:table-cell>
          <table:table-cell table:formula="of:=IF([.$G24]&lt;[.$K$2];&quot;&quot;;1)">
            <text:p/>
          </table:table-cell>
          <table:table-cell table:formula="of:=AND([.C24]=1 ;[.H2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27733799126301" calcext:value-type="float">
            <text:p>3.27733799126301E-005</text:p>
          </table:table-cell>
          <table:table-cell table:formula="of:=IF([.$B25]&lt;[.$J$2];&quot;&quot;;1)">
            <text:p/>
          </table:table-cell>
          <table:table-cell office:value-type="float" office:value="43502.3595240643" calcext:value-type="float">
            <text:p>43502.3595240643</text:p>
          </table:table-cell>
          <table:table-cell office:value-type="float" office:value="26757.5628084557" calcext:value-type="float">
            <text:p>26757.5628084557</text:p>
          </table:table-cell>
          <table:table-cell table:formula="of:=[.F24]+55" office:value-type="float" office:value="771" calcext:value-type="float">
            <text:p>771</text:p>
          </table:table-cell>
          <table:table-cell table:formula="of:=ABS(([.D25]-[.E25])/[.D25])" office:value-type="float" office:value="0.384916976890549" calcext:value-type="float">
            <text:p>0.3849169769</text:p>
          </table:table-cell>
          <table:table-cell table:formula="of:=IF([.$G25]&lt;[.$K$2];&quot;&quot;;1)">
            <text:p/>
          </table:table-cell>
          <table:table-cell table:formula="of:=AND([.C25]=1 ;[.H2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711227283626687" calcext:value-type="float">
            <text:p>7.11227283626687E-006</text:p>
          </table:table-cell>
          <table:table-cell table:formula="of:=IF([.$B26]&lt;[.$J$2];&quot;&quot;;1)">
            <text:p/>
          </table:table-cell>
          <table:table-cell office:value-type="float" office:value="35834.3840310997" calcext:value-type="float">
            <text:p>35834.3840310997</text:p>
          </table:table-cell>
          <table:table-cell office:value-type="float" office:value="31930.4261279858" calcext:value-type="float">
            <text:p>31930.4261279858</text:p>
          </table:table-cell>
          <table:table-cell table:formula="of:=[.F25]+55" office:value-type="float" office:value="826" calcext:value-type="float">
            <text:p>826</text:p>
          </table:table-cell>
          <table:table-cell table:formula="of:=ABS(([.D26]-[.E26])/[.D26])" office:value-type="float" office:value="0.108944467964784" calcext:value-type="float">
            <text:p>0.108944468</text:p>
          </table:table-cell>
          <table:table-cell table:formula="of:=IF([.$G26]&lt;[.$K$2];&quot;&quot;;1)">
            <text:p/>
          </table:table-cell>
          <table:table-cell table:formula="of:=AND([.C26]=1 ;[.H2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7067173573389" calcext:value-type="float">
            <text:p>2.97067173573389E-005</text:p>
          </table:table-cell>
          <table:table-cell table:formula="of:=IF([.$B27]&lt;[.$J$2];&quot;&quot;;1)">
            <text:p/>
          </table:table-cell>
          <table:table-cell office:value-type="float" office:value="40398.1516549128" calcext:value-type="float">
            <text:p>40398.1516549128</text:p>
          </table:table-cell>
          <table:table-cell office:value-type="float" office:value="26502.7314118282" calcext:value-type="float">
            <text:p>26502.7314118282</text:p>
          </table:table-cell>
          <table:table-cell table:formula="of:=[.F26]+55" office:value-type="float" office:value="881" calcext:value-type="float">
            <text:p>881</text:p>
          </table:table-cell>
          <table:table-cell table:formula="of:=ABS(([.D27]-[.E27])/[.D27])" office:value-type="float" office:value="0.343961782256312" calcext:value-type="float">
            <text:p>0.3439617823</text:p>
          </table:table-cell>
          <table:table-cell table:formula="of:=IF([.$G27]&lt;[.$K$2];&quot;&quot;;1)">
            <text:p/>
          </table:table-cell>
          <table:table-cell table:formula="of:=AND([.C27]=1 ;[.H2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537487620468491" calcext:value-type="float">
            <text:p>5.37487620468491E-006</text:p>
          </table:table-cell>
          <table:table-cell table:formula="of:=IF([.$B28]&lt;[.$J$2];&quot;&quot;;1)">
            <text:p/>
          </table:table-cell>
          <table:table-cell office:value-type="float" office:value="33561.0276677769" calcext:value-type="float">
            <text:p>33561.0276677769</text:p>
          </table:table-cell>
          <table:table-cell office:value-type="float" office:value="30421.152716517" calcext:value-type="float">
            <text:p>30421.152716517</text:p>
          </table:table-cell>
          <table:table-cell table:formula="of:=[.F27]+55" office:value-type="float" office:value="936" calcext:value-type="float">
            <text:p>936</text:p>
          </table:table-cell>
          <table:table-cell table:formula="of:=ABS(([.D28]-[.E28])/[.D28])" office:value-type="float" office:value="0.093557175374418" calcext:value-type="float">
            <text:p>0.0935571754</text:p>
          </table:table-cell>
          <table:table-cell table:formula="of:=IF([.$G28]&lt;[.$K$2];&quot;&quot;;1)">
            <text:p/>
          </table:table-cell>
          <table:table-cell table:formula="of:=AND([.C28]=1 ;[.H2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167501107986318" calcext:value-type="float">
            <text:p>1.67501107986318E-005</text:p>
          </table:table-cell>
          <table:table-cell table:formula="of:=IF([.$B29]&lt;[.$J$2];&quot;&quot;;1)">
            <text:p/>
          </table:table-cell>
          <table:table-cell office:value-type="float" office:value="34653.3367767328" calcext:value-type="float">
            <text:p>34653.3367767328</text:p>
          </table:table-cell>
          <table:table-cell office:value-type="float" office:value="24584.3209226617" calcext:value-type="float">
            <text:p>24584.3209226617</text:p>
          </table:table-cell>
          <table:table-cell table:formula="of:=[.F28]+55" office:value-type="float" office:value="991" calcext:value-type="float">
            <text:p>991</text:p>
          </table:table-cell>
          <table:table-cell table:formula="of:=ABS(([.D29]-[.E29])/[.D29])" office:value-type="float" office:value="0.290564106970262" calcext:value-type="float">
            <text:p>0.290564107</text:p>
          </table:table-cell>
          <table:table-cell table:formula="of:=IF([.$G29]&lt;[.$K$2];&quot;&quot;;1)">
            <text:p/>
          </table:table-cell>
          <table:table-cell table:formula="of:=AND([.C29]=1 ;[.H2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387311790629992" calcext:value-type="float">
            <text:p>3.87311790629992E-006</text:p>
          </table:table-cell>
          <table:table-cell table:formula="of:=IF([.$B30]&lt;[.$J$2];&quot;&quot;;1)">
            <text:p/>
          </table:table-cell>
          <table:table-cell office:value-type="float" office:value="27397.4190375469" calcext:value-type="float">
            <text:p>27397.4190375469</text:p>
          </table:table-cell>
          <table:table-cell office:value-type="float" office:value="26000.1832803737" calcext:value-type="float">
            <text:p>26000.1832803737</text:p>
          </table:table-cell>
          <table:table-cell/>
          <table:table-cell table:formula="of:=ABS(([.D30]-[.E30])/[.D30])" office:value-type="float" office:value="0.0509988096053264" calcext:value-type="float">
            <text:p>0.0509988096</text:p>
          </table:table-cell>
          <table:table-cell table:formula="of:=IF([.$G30]&lt;[.$K$2];&quot;&quot;;1)">
            <text:p/>
          </table:table-cell>
          <table:table-cell table:formula="of:=AND([.C30]=1 ;[.H3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03620164017813" calcext:value-type="float">
            <text:p>0.000030362</text:p>
          </table:table-cell>
          <table:table-cell table:formula="of:=IF([.$B31]&lt;[.$J$2];&quot;&quot;;1)">
            <text:p/>
          </table:table-cell>
          <table:table-cell office:value-type="float" office:value="32758.8815965309" calcext:value-type="float">
            <text:p>32758.8815965309</text:p>
          </table:table-cell>
          <table:table-cell office:value-type="float" office:value="22355.8941622662" calcext:value-type="float">
            <text:p>22355.8941622662</text:p>
          </table:table-cell>
          <table:table-cell/>
          <table:table-cell table:formula="of:=ABS(([.D31]-[.E31])/[.D31])" office:value-type="float" office:value="0.317562350338797" calcext:value-type="float">
            <text:p>0.3175623503</text:p>
          </table:table-cell>
          <table:table-cell table:formula="of:=IF([.$G31]&lt;[.$K$2];&quot;&quot;;1)">
            <text:p/>
          </table:table-cell>
          <table:table-cell table:formula="of:=AND([.C31]=1 ;[.H3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.0000089413373786463" calcext:value-type="float">
            <text:p>8.9413373786463E-006</text:p>
          </table:table-cell>
          <table:table-cell table:style-name="ce6" table:formula="of:=IF([.$B32]&lt;[.$J$2];&quot;&quot;;1)">
            <text:p/>
          </table:table-cell>
          <table:table-cell table:style-name="ce4" office:value-type="float" office:value="26757.5628084557" calcext:value-type="float">
            <text:p>26757.5628084557</text:p>
          </table:table-cell>
          <table:table-cell table:style-name="ce4" office:value-type="float" office:value="24061.2442449425" calcext:value-type="float">
            <text:p>24061.2442449425</text:p>
          </table:table-cell>
          <table:table-cell table:style-name="ce4"/>
          <table:table-cell table:style-name="ce4" table:formula="of:=ABS(([.D32]-[.E32])/[.D32])" office:value-type="float" office:value="0.100768466202054" calcext:value-type="float">
            <text:p>0.1007684662</text:p>
          </table:table-cell>
          <table:table-cell table:style-name="ce4" table:formula="of:=IF([.$G32]&lt;[.$K$2];&quot;&quot;;1)">
            <text:p/>
          </table:table-cell>
          <table:table-cell table:formula="of:=AND([.C32]=1 ;[.H3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38164693118866" calcext:value-type="float">
            <text:p>3.8164693118866E-005</text:p>
          </table:table-cell>
          <table:table-cell table:formula="of:=IF([.$B33]&lt;[.$J$2];&quot;&quot;;1)">
            <text:p/>
          </table:table-cell>
          <table:table-cell office:value-type="float" office:value="31930.4261279858" calcext:value-type="float">
            <text:p>31930.4261279858</text:p>
          </table:table-cell>
          <table:table-cell office:value-type="float" office:value="20771.0077384857" calcext:value-type="float">
            <text:p>20771.0077384857</text:p>
          </table:table-cell>
          <table:table-cell/>
          <table:table-cell table:formula="of:=ABS(([.D33]-[.E33])/[.D33])" office:value-type="float" office:value="0.349491683724174" calcext:value-type="float">
            <text:p>0.3494916837</text:p>
          </table:table-cell>
          <table:table-cell table:formula="of:=IF([.$G33]&lt;[.$K$2];&quot;&quot;;1)">
            <text:p/>
          </table:table-cell>
          <table:table-cell table:formula="of:=AND([.C33]=1 ;[.H3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799746971524988" calcext:value-type="float">
            <text:p>7.99746971524988E-006</text:p>
          </table:table-cell>
          <table:table-cell table:formula="of:=IF([.$B34]&lt;[.$J$2];&quot;&quot;;1)">
            <text:p/>
          </table:table-cell>
          <table:table-cell office:value-type="float" office:value="26502.7314118282" calcext:value-type="float">
            <text:p>26502.7314118282</text:p>
          </table:table-cell>
          <table:table-cell office:value-type="float" office:value="23902.5230900977" calcext:value-type="float">
            <text:p>23902.5230900977</text:p>
          </table:table-cell>
          <table:table-cell/>
          <table:table-cell table:formula="of:=ABS(([.D34]-[.E34])/[.D34])" office:value-type="float" office:value="0.0981109562378927" calcext:value-type="float">
            <text:p>0.0981109562</text:p>
          </table:table-cell>
          <table:table-cell table:formula="of:=IF([.$G34]&lt;[.$K$2];&quot;&quot;;1)">
            <text:p/>
          </table:table-cell>
          <table:table-cell table:formula="of:=AND([.C34]=1 ;[.H3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102975097432014" calcext:value-type="float">
            <text:p>1.02975097432014E-005</text:p>
          </table:table-cell>
          <table:table-cell table:formula="of:=IF([.$B35]&lt;[.$J$2];&quot;&quot;;1)">
            <text:p/>
          </table:table-cell>
          <table:table-cell office:value-type="float" office:value="30421.152716517" calcext:value-type="float">
            <text:p>30421.152716517</text:p>
          </table:table-cell>
          <table:table-cell office:value-type="float" office:value="27897.2290747112" calcext:value-type="float">
            <text:p>27897.2290747112</text:p>
          </table:table-cell>
          <table:table-cell/>
          <table:table-cell table:formula="of:=ABS(([.D35]-[.E35])/[.D35])" office:value-type="float" office:value="0.0829660751295414" calcext:value-type="float">
            <text:p>0.0829660751</text:p>
          </table:table-cell>
          <table:table-cell table:formula="of:=IF([.$G35]&lt;[.$K$2];&quot;&quot;;1)">
            <text:p/>
          </table:table-cell>
          <table:table-cell table:formula="of:=AND([.C35]=1 ;[.H3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365999005505761" calcext:value-type="float">
            <text:p>3.65999005505761E-005</text:p>
          </table:table-cell>
          <table:table-cell table:formula="of:=IF([.$B36]&lt;[.$J$2];&quot;&quot;;1)">
            <text:p/>
          </table:table-cell>
          <table:table-cell office:value-type="float" office:value="24584.3209226617" calcext:value-type="float">
            <text:p>24584.3209226617</text:p>
          </table:table-cell>
          <table:table-cell office:value-type="float" office:value="34512.1388805505" calcext:value-type="float">
            <text:p>34512.1388805505</text:p>
          </table:table-cell>
          <table:table-cell/>
          <table:table-cell table:formula="of:=ABS(([.D36]-[.E36])/[.D36])" office:value-type="float" office:value="0.403827219353347" calcext:value-type="float">
            <text:p>0.4038272194</text:p>
          </table:table-cell>
          <table:table-cell table:formula="of:=IF([.$G36]&lt;[.$K$2];&quot;&quot;;1)">
            <text:p/>
          </table:table-cell>
          <table:table-cell table:formula="of:=AND([.C36]=1 ;[.H3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389794877756516" calcext:value-type="float">
            <text:p>3.89794877756516E-005</text:p>
          </table:table-cell>
          <table:table-cell table:formula="of:=IF([.$B37]&lt;[.$J$2];&quot;&quot;;1)">
            <text:p/>
          </table:table-cell>
          <table:table-cell office:value-type="float" office:value="26000.1832803737" calcext:value-type="float">
            <text:p>26000.1832803737</text:p>
          </table:table-cell>
          <table:table-cell office:value-type="float" office:value="36778.4756203003" calcext:value-type="float">
            <text:p>36778.4756203003</text:p>
          </table:table-cell>
          <table:table-cell/>
          <table:table-cell table:formula="of:=ABS(([.D37]-[.E37])/[.D37])" office:value-type="float" office:value="0.414546783139895" calcext:value-type="float">
            <text:p>0.4145467831</text:p>
          </table:table-cell>
          <table:table-cell table:formula="of:=IF([.$G37]&lt;[.$K$2];&quot;&quot;;1)">
            <text:p/>
          </table:table-cell>
          <table:table-cell table:formula="of:=AND([.C37]=1 ;[.H3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867382940786212" calcext:value-type="float">
            <text:p>8.67382940786212E-005</text:p>
          </table:table-cell>
          <table:table-cell table:formula="of:=IF([.$B38]&lt;[.$J$2];&quot;&quot;;1)" office:value-type="float" office:value="1" calcext:value-type="float">
            <text:p>1</text:p>
          </table:table-cell>
          <table:table-cell office:value-type="float" office:value="22355.8941622662" calcext:value-type="float">
            <text:p>22355.8941622662</text:p>
          </table:table-cell>
          <table:table-cell office:value-type="float" office:value="39878.7840874351" calcext:value-type="float">
            <text:p>39878.7840874351</text:p>
          </table:table-cell>
          <table:table-cell/>
          <table:table-cell table:formula="of:=ABS(([.D38]-[.E38])/[.D38])" office:value-type="float" office:value="0.783815212130733" calcext:value-type="float">
            <text:p>0.7838152121</text:p>
          </table:table-cell>
          <table:table-cell table:formula="of:=IF([.$G38]&lt;[.$K$2];&quot;&quot;;1)">
            <text:p/>
          </table:table-cell>
          <table:table-cell table:formula="of:=AND([.C38]=1 ;[.H3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55364322841327" calcext:value-type="float">
            <text:p>8.55364322841327E-005</text:p>
          </table:table-cell>
          <table:table-cell table:formula="of:=IF([.$B39]&lt;[.$J$2];&quot;&quot;;1)" office:value-type="float" office:value="1" calcext:value-type="float">
            <text:p>1</text:p>
          </table:table-cell>
          <table:table-cell office:value-type="float" office:value="24061.2442449425" calcext:value-type="float">
            <text:p>24061.2442449425</text:p>
          </table:table-cell>
          <table:table-cell office:value-type="float" office:value="39863.9485017289" calcext:value-type="float">
            <text:p>39863.9485017289</text:p>
          </table:table-cell>
          <table:table-cell/>
          <table:table-cell table:formula="of:=ABS(([.D39]-[.E39])/[.D39])" office:value-type="float" office:value="0.656770036325449" calcext:value-type="float">
            <text:p>0.6567700363</text:p>
          </table:table-cell>
          <table:table-cell table:formula="of:=IF([.$G39]&lt;[.$K$2];&quot;&quot;;1)">
            <text:p/>
          </table:table-cell>
          <table:table-cell table:formula="of:=AND([.C39]=1 ;[.H3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96482852241827" calcext:value-type="float">
            <text:p>0.0001964829</text:p>
          </table:table-cell>
          <table:table-cell table:formula="of:=IF([.$B40]&lt;[.$J$2];&quot;&quot;;1)" office:value-type="float" office:value="1" calcext:value-type="float">
            <text:p>1</text:p>
          </table:table-cell>
          <table:table-cell office:value-type="float" office:value="20771.0077384857" calcext:value-type="float">
            <text:p>20771.0077384857</text:p>
          </table:table-cell>
          <table:table-cell office:value-type="float" office:value="40738.1053758608" calcext:value-type="float">
            <text:p>40738.1053758608</text:p>
          </table:table-cell>
          <table:table-cell/>
          <table:table-cell table:formula="of:=ABS(([.D40]-[.E40])/[.D40])" office:value-type="float" office:value="0.961296528736973" calcext:value-type="float">
            <text:p>0.9612965287</text:p>
          </table:table-cell>
          <table:table-cell table:formula="of:=IF([.$G40]&lt;[.$K$2];&quot;&quot;;1)">
            <text:p/>
          </table:table-cell>
          <table:table-cell table:formula="of:=AND([.C40]=1 ;[.H4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000540788307785561" calcext:value-type="float">
            <text:p>0.0005407883</text:p>
          </table:table-cell>
          <table:table-cell table:style-name="ce7" table:formula="of:=IF([.$B41]&lt;[.$J$2];&quot;&quot;;1)" office:value-type="float" office:value="1" calcext:value-type="float">
            <text:p>1</text:p>
          </table:table-cell>
          <table:table-cell table:style-name="ce2" office:value-type="float" office:value="23902.5230900977" calcext:value-type="float">
            <text:p>23902.5230900977</text:p>
          </table:table-cell>
          <table:table-cell table:style-name="ce2" office:value-type="float" office:value="64729.5560857537" calcext:value-type="float">
            <text:p>64729.5560857537</text:p>
          </table:table-cell>
          <table:table-cell table:style-name="ce2"/>
          <table:table-cell table:style-name="ce2" table:formula="of:=ABS(([.D41]-[.E41])/[.D41])" office:value-type="float" office:value="1.708063740458" calcext:value-type="float">
            <text:p>1.7080637405</text:p>
          </table:table-cell>
          <table:table-cell table:style-name="ce2" table:formula="of:=IF([.$G41]&lt;[.$K$2];&quot;&quot;;1)" office:value-type="float" office:value="1" calcext:value-type="float">
            <text:p>1</text:p>
          </table:table-cell>
          <table:table-cell table:formula="of:=AND([.C41]=1 ;[.H4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45314818776908" calcext:value-type="float">
            <text:p>4.5314818776908E-005</text:p>
          </table:table-cell>
          <table:table-cell table:formula="of:=IF([.$B42]&lt;[.$J$2];&quot;&quot;;1)" office:value-type="float" office:value="1" calcext:value-type="float">
            <text:p>1</text:p>
          </table:table-cell>
          <table:table-cell office:value-type="float" office:value="53946.4247542935" calcext:value-type="float">
            <text:p>53946.4247542935</text:p>
          </table:table-cell>
          <table:table-cell office:value-type="float" office:value="83023.8574063" calcext:value-type="float">
            <text:p>83023.8574063</text:p>
          </table:table-cell>
          <table:table-cell/>
          <table:table-cell table:formula="of:=ABS(([.D42]-[.E42])/[.D42])" office:value-type="float" office:value="0.539005741055941" calcext:value-type="float">
            <text:p>0.5390057411</text:p>
          </table:table-cell>
          <table:table-cell table:formula="of:=IF([.$G42]&lt;[.$K$2];&quot;&quot;;1)">
            <text:p/>
          </table:table-cell>
          <table:table-cell table:formula="of:=AND([.C42]=1 ;[.H4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506230541657636" calcext:value-type="float">
            <text:p>5.06230541657636E-005</text:p>
          </table:table-cell>
          <table:table-cell table:formula="of:=IF([.$B43]&lt;[.$J$2];&quot;&quot;;1)" office:value-type="float" office:value="1" calcext:value-type="float">
            <text:p>1</text:p>
          </table:table-cell>
          <table:table-cell office:value-type="float" office:value="51660.5441276677" calcext:value-type="float">
            <text:p>51660.5441276677</text:p>
          </table:table-cell>
          <table:table-cell office:value-type="float" office:value="84421.9763016114" calcext:value-type="float">
            <text:p>84421.9763016114</text:p>
          </table:table-cell>
          <table:table-cell/>
          <table:table-cell table:formula="of:=ABS(([.D43]-[.E43])/[.D43])" office:value-type="float" office:value="0.634167384938513" calcext:value-type="float">
            <text:p>0.6341673849</text:p>
          </table:table-cell>
          <table:table-cell table:formula="of:=IF([.$G43]&lt;[.$K$2];&quot;&quot;;1)">
            <text:p/>
          </table:table-cell>
          <table:table-cell table:formula="of:=AND([.C43]=1 ;[.H4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513726623117738" calcext:value-type="float">
            <text:p>5.13726623117738E-005</text:p>
          </table:table-cell>
          <table:table-cell table:formula="of:=IF([.$B44]&lt;[.$J$2];&quot;&quot;;1)" office:value-type="float" office:value="1" calcext:value-type="float">
            <text:p>1</text:p>
          </table:table-cell>
          <table:table-cell office:value-type="float" office:value="49888.0747263323" calcext:value-type="float">
            <text:p>49888.0747263323</text:p>
          </table:table-cell>
          <table:table-cell office:value-type="float" office:value="81698.0851364588" calcext:value-type="float">
            <text:p>81698.0851364588</text:p>
          </table:table-cell>
          <table:table-cell/>
          <table:table-cell table:formula="of:=ABS(([.D44]-[.E44])/[.D44])" office:value-type="float" office:value="0.637627540942892" calcext:value-type="float">
            <text:p>0.6376275409</text:p>
          </table:table-cell>
          <table:table-cell table:formula="of:=IF([.$G44]&lt;[.$K$2];&quot;&quot;;1)">
            <text:p/>
          </table:table-cell>
          <table:table-cell table:formula="of:=AND([.C44]=1 ;[.H4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557266953079296" calcext:value-type="float">
            <text:p>5.57266953079296E-005</text:p>
          </table:table-cell>
          <table:table-cell table:formula="of:=IF([.$B45]&lt;[.$J$2];&quot;&quot;;1)" office:value-type="float" office:value="1" calcext:value-type="float">
            <text:p>1</text:p>
          </table:table-cell>
          <table:table-cell office:value-type="float" office:value="46804.4057871429" calcext:value-type="float">
            <text:p>46804.4057871429</text:p>
          </table:table-cell>
          <table:table-cell office:value-type="float" office:value="82986.4392540181" calcext:value-type="float">
            <text:p>82986.4392540181</text:p>
          </table:table-cell>
          <table:table-cell/>
          <table:table-cell table:formula="of:=ABS(([.D45]-[.E45])/[.D45])" office:value-type="float" office:value="0.773047597942464" calcext:value-type="float">
            <text:p>0.7730475979</text:p>
          </table:table-cell>
          <table:table-cell table:formula="of:=IF([.$G45]&lt;[.$K$2];&quot;&quot;;1)">
            <text:p/>
          </table:table-cell>
          <table:table-cell table:formula="of:=AND([.C45]=1 ;[.H4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483761779799211" calcext:value-type="float">
            <text:p>4.83761779799211E-005</text:p>
          </table:table-cell>
          <table:table-cell table:formula="of:=IF([.$B46]&lt;[.$J$2];&quot;&quot;;1)" office:value-type="float" office:value="1" calcext:value-type="float">
            <text:p>1</text:p>
          </table:table-cell>
          <table:table-cell office:value-type="float" office:value="48052.2862167493" calcext:value-type="float">
            <text:p>48052.2862167493</text:p>
          </table:table-cell>
          <table:table-cell office:value-type="float" office:value="79852.1674172872" calcext:value-type="float">
            <text:p>79852.1674172872</text:p>
          </table:table-cell>
          <table:table-cell/>
          <table:table-cell table:formula="of:=ABS(([.D46]-[.E46])/[.D46])" office:value-type="float" office:value="0.661776654228235" calcext:value-type="float">
            <text:p>0.6617766542</text:p>
          </table:table-cell>
          <table:table-cell table:formula="of:=IF([.$G46]&lt;[.$K$2];&quot;&quot;;1)">
            <text:p/>
          </table:table-cell>
          <table:table-cell table:formula="of:=AND([.C46]=1 ;[.H4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77183618149531" calcext:value-type="float">
            <text:p>5.77183618149531E-005</text:p>
          </table:table-cell>
          <table:table-cell table:formula="of:=IF([.$B47]&lt;[.$J$2];&quot;&quot;;1)" office:value-type="float" office:value="1" calcext:value-type="float">
            <text:p>1</text:p>
          </table:table-cell>
          <table:table-cell office:value-type="float" office:value="45034.0677828721" calcext:value-type="float">
            <text:p>45034.0677828721</text:p>
          </table:table-cell>
          <table:table-cell office:value-type="float" office:value="83362.6816235691" calcext:value-type="float">
            <text:p>83362.6816235691</text:p>
          </table:table-cell>
          <table:table-cell/>
          <table:table-cell table:formula="of:=ABS(([.D47]-[.E47])/[.D47])" office:value-type="float" office:value="0.851102636908021" calcext:value-type="float">
            <text:p>0.8511026369</text:p>
          </table:table-cell>
          <table:table-cell table:formula="of:=IF([.$G47]&lt;[.$K$2];&quot;&quot;;1)">
            <text:p/>
          </table:table-cell>
          <table:table-cell table:formula="of:=AND([.C47]=1 ;[.H4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36444618858629" calcext:value-type="float">
            <text:p>5.36444618858629E-005</text:p>
          </table:table-cell>
          <table:table-cell table:formula="of:=IF([.$B48]&lt;[.$J$2];&quot;&quot;;1)" office:value-type="float" office:value="1" calcext:value-type="float">
            <text:p>1</text:p>
          </table:table-cell>
          <table:table-cell office:value-type="float" office:value="46484.5332227965" calcext:value-type="float">
            <text:p>46484.5332227965</text:p>
          </table:table-cell>
          <table:table-cell office:value-type="float" office:value="81681.5537571744" calcext:value-type="float">
            <text:p>81681.5537571744</text:p>
          </table:table-cell>
          <table:table-cell/>
          <table:table-cell table:formula="of:=ABS(([.D48]-[.E48])/[.D48])" office:value-type="float" office:value="0.757177024144386" calcext:value-type="float">
            <text:p>0.7571770241</text:p>
          </table:table-cell>
          <table:table-cell table:formula="of:=IF([.$G48]&lt;[.$K$2];&quot;&quot;;1)">
            <text:p/>
          </table:table-cell>
          <table:table-cell table:formula="of:=AND([.C48]=1 ;[.H4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634995773088901" calcext:value-type="float">
            <text:p>6.34995773088901E-005</text:p>
          </table:table-cell>
          <table:table-cell table:formula="of:=IF([.$B49]&lt;[.$J$2];&quot;&quot;;1)" office:value-type="float" office:value="1" calcext:value-type="float">
            <text:p>1</text:p>
          </table:table-cell>
          <table:table-cell office:value-type="float" office:value="42196.8244106441" calcext:value-type="float">
            <text:p>42196.8244106441</text:p>
          </table:table-cell>
          <table:table-cell office:value-type="float" office:value="84233.8624249734" calcext:value-type="float">
            <text:p>84233.8624249734</text:p>
          </table:table-cell>
          <table:table-cell/>
          <table:table-cell table:formula="of:=ABS(([.D49]-[.E49])/[.D49])" office:value-type="float" office:value="0.99621330755225" calcext:value-type="float">
            <text:p>0.9962133076</text:p>
          </table:table-cell>
          <table:table-cell table:formula="of:=IF([.$G49]&lt;[.$K$2];&quot;&quot;;1)">
            <text:p/>
          </table:table-cell>
          <table:table-cell table:formula="of:=AND([.C49]=1 ;[.H4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52777947729376" calcext:value-type="float">
            <text:p>5.52777947729376E-005</text:p>
          </table:table-cell>
          <table:table-cell table:formula="of:=IF([.$B50]&lt;[.$J$2];&quot;&quot;;1)" office:value-type="float" office:value="1" calcext:value-type="float">
            <text:p>1</text:p>
          </table:table-cell>
          <table:table-cell office:value-type="float" office:value="43594.9433059554" calcext:value-type="float">
            <text:p>43594.9433059554</text:p>
          </table:table-cell>
          <table:table-cell office:value-type="float" office:value="81054.7061496456" calcext:value-type="float">
            <text:p>81054.7061496456</text:p>
          </table:table-cell>
          <table:table-cell/>
          <table:table-cell table:formula="of:=ABS(([.D50]-[.E50])/[.D50])" office:value-type="float" office:value="0.859268529856602" calcext:value-type="float">
            <text:p>0.8592685299</text:p>
          </table:table-cell>
          <table:table-cell table:formula="of:=IF([.$G50]&lt;[.$K$2];&quot;&quot;;1)">
            <text:p/>
          </table:table-cell>
          <table:table-cell table:formula="of:=AND([.C50]=1 ;[.H5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659171312834617" calcext:value-type="float">
            <text:p>6.59171312834617E-005</text:p>
          </table:table-cell>
          <table:table-cell table:formula="of:=IF([.$B51]&lt;[.$J$2];&quot;&quot;;1)" office:value-type="float" office:value="1" calcext:value-type="float">
            <text:p>1</text:p>
          </table:table-cell>
          <table:table-cell office:value-type="float" office:value="40871.0521408029" calcext:value-type="float">
            <text:p>40871.0521408029</text:p>
          </table:table-cell>
          <table:table-cell office:value-type="float" office:value="85292.1241083857" calcext:value-type="float">
            <text:p>85292.1241083857</text:p>
          </table:table-cell>
          <table:table-cell/>
          <table:table-cell table:formula="of:=ABS(([.D51]-[.E51])/[.D51])" office:value-type="float" office:value="1.08685902713123" calcext:value-type="float">
            <text:p>1.0868590271</text:p>
          </table:table-cell>
          <table:table-cell table:formula="of:=IF([.$G51]&lt;[.$K$2];&quot;&quot;;1)">
            <text:p/>
          </table:table-cell>
          <table:table-cell table:formula="of:=AND([.C51]=1 ;[.H5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643794817403732" calcext:value-type="float">
            <text:p>6.43794817403732E-005</text:p>
          </table:table-cell>
          <table:table-cell table:formula="of:=IF([.$B52]&lt;[.$J$2];&quot;&quot;;1)" office:value-type="float" office:value="1" calcext:value-type="float">
            <text:p>1</text:p>
          </table:table-cell>
          <table:table-cell office:value-type="float" office:value="42159.4062583622" calcext:value-type="float">
            <text:p>42159.4062583622</text:p>
          </table:table-cell>
          <table:table-cell office:value-type="float" office:value="84826.1176643046" calcext:value-type="float">
            <text:p>84826.1176643046</text:p>
          </table:table-cell>
          <table:table-cell/>
          <table:table-cell table:formula="of:=ABS(([.D52]-[.E52])/[.D52])" office:value-type="float" office:value="1.01203302400587" calcext:value-type="float">
            <text:p>1.012033024</text:p>
          </table:table-cell>
          <table:table-cell table:formula="of:=IF([.$G52]&lt;[.$K$2];&quot;&quot;;1)">
            <text:p/>
          </table:table-cell>
          <table:table-cell table:formula="of:=AND([.C52]=1 ;[.H5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747573349380193" calcext:value-type="float">
            <text:p>7.47573349380193E-005</text:p>
          </table:table-cell>
          <table:table-cell table:formula="of:=IF([.$B53]&lt;[.$J$2];&quot;&quot;;1)" office:value-type="float" office:value="1" calcext:value-type="float">
            <text:p>1</text:p>
          </table:table-cell>
          <table:table-cell office:value-type="float" office:value="39025.1344216313" calcext:value-type="float">
            <text:p>39025.1344216313</text:p>
          </table:table-cell>
          <table:table-cell office:value-type="float" office:value="86944.9640674708" calcext:value-type="float">
            <text:p>86944.9640674708</text:p>
          </table:table-cell>
          <table:table-cell/>
          <table:table-cell table:formula="of:=ABS(([.D53]-[.E53])/[.D53])" office:value-type="float" office:value="1.22792221874521" calcext:value-type="float">
            <text:p>1.2279222187</text:p>
          </table:table-cell>
          <table:table-cell table:formula="of:=IF([.$G53]&lt;[.$K$2];&quot;&quot;;1)">
            <text:p/>
          </table:table-cell>
          <table:table-cell table:formula="of:=AND([.C53]=1 ;[.H5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96383789002979" calcext:value-type="float">
            <text:p>5.96383789002979E-005</text:p>
          </table:table-cell>
          <table:table-cell table:formula="of:=IF([.$B54]&lt;[.$J$2];&quot;&quot;;1)" office:value-type="float" office:value="1" calcext:value-type="float">
            <text:p>1</text:p>
          </table:table-cell>
          <table:table-cell office:value-type="float" office:value="42535.6486279131" calcext:value-type="float">
            <text:p>42535.6486279131</text:p>
          </table:table-cell>
          <table:table-cell office:value-type="float" office:value="83432.7130191499" calcext:value-type="float">
            <text:p>83432.7130191499</text:p>
          </table:table-cell>
          <table:table-cell/>
          <table:table-cell table:formula="of:=ABS(([.D54]-[.E54])/[.D54])" office:value-type="float" office:value="0.961477389212751" calcext:value-type="float">
            <text:p>0.9614773892</text:p>
          </table:table-cell>
          <table:table-cell table:formula="of:=IF([.$G54]&lt;[.$K$2];&quot;&quot;;1)">
            <text:p/>
          </table:table-cell>
          <table:table-cell table:formula="of:=AND([.C54]=1 ;[.H5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652750115308678" calcext:value-type="float">
            <text:p>0.000065275</text:p>
          </table:table-cell>
          <table:table-cell table:formula="of:=IF([.$B55]&lt;[.$J$2];&quot;&quot;;1)" office:value-type="float" office:value="1" calcext:value-type="float">
            <text:p>1</text:p>
          </table:table-cell>
          <table:table-cell office:value-type="float" office:value="40854.5207615184" calcext:value-type="float">
            <text:p>40854.5207615184</text:p>
          </table:table-cell>
          <table:table-cell office:value-type="float" office:value="85503.28627751" calcext:value-type="float">
            <text:p>85503.28627751</text:p>
          </table:table-cell>
          <table:table-cell/>
          <table:table-cell table:formula="of:=ABS(([.D55]-[.E55])/[.D55])" office:value-type="float" office:value="1.09287209062178" calcext:value-type="float">
            <text:p>1.0928720906</text:p>
          </table:table-cell>
          <table:table-cell table:formula="of:=IF([.$G55]&lt;[.$K$2];&quot;&quot;;1)">
            <text:p/>
          </table:table-cell>
          <table:table-cell table:formula="of:=AND([.C55]=1 ;[.H5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617603070277835" calcext:value-type="float">
            <text:p>6.17603070277835E-005</text:p>
          </table:table-cell>
          <table:table-cell table:formula="of:=IF([.$B56]&lt;[.$J$2];&quot;&quot;;1)" office:value-type="float" office:value="1" calcext:value-type="float">
            <text:p>1</text:p>
          </table:table-cell>
          <table:table-cell office:value-type="float" office:value="43406.8294293175" calcext:value-type="float">
            <text:p>43406.8294293175</text:p>
          </table:table-cell>
          <table:table-cell office:value-type="float" office:value="84216.8793857748" calcext:value-type="float">
            <text:p>84216.8793857748</text:p>
          </table:table-cell>
          <table:table-cell/>
          <table:table-cell table:formula="of:=ABS(([.D56]-[.E56])/[.D56])" office:value-type="float" office:value="0.9401757855388" calcext:value-type="float">
            <text:p>0.9401757855</text:p>
          </table:table-cell>
          <table:table-cell table:formula="of:=IF([.$G56]&lt;[.$K$2];&quot;&quot;;1)">
            <text:p/>
          </table:table-cell>
          <table:table-cell table:formula="of:=AND([.C56]=1 ;[.H5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689817786277988" calcext:value-type="float">
            <text:p>6.89817786277988E-005</text:p>
          </table:table-cell>
          <table:table-cell table:formula="of:=IF([.$B57]&lt;[.$J$2];&quot;&quot;;1)" office:value-type="float" office:value="1" calcext:value-type="float">
            <text:p>1</text:p>
          </table:table-cell>
          <table:table-cell office:value-type="float" office:value="40227.6731539897" calcext:value-type="float">
            <text:p>40227.6731539897</text:p>
          </table:table-cell>
          <table:table-cell office:value-type="float" office:value="85614.3693289877" calcext:value-type="float">
            <text:p>85614.3693289877</text:p>
          </table:table-cell>
          <table:table-cell/>
          <table:table-cell table:formula="of:=ABS(([.D57]-[.E57])/[.D57])" office:value-type="float" office:value="1.12824562338616" calcext:value-type="float">
            <text:p>1.1282456234</text:p>
          </table:table-cell>
          <table:table-cell table:formula="of:=IF([.$G57]&lt;[.$K$2];&quot;&quot;;1)">
            <text:p/>
          </table:table-cell>
          <table:table-cell table:formula="of:=AND([.C57]=1 ;[.H5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14366273654284" calcext:value-type="float">
            <text:p>5.14366273654284E-005</text:p>
          </table:table-cell>
          <table:table-cell table:formula="of:=IF([.$B58]&lt;[.$J$2];&quot;&quot;;1)" office:value-type="float" office:value="1" calcext:value-type="float">
            <text:p>1</text:p>
          </table:table-cell>
          <table:table-cell office:value-type="float" office:value="44465.0911127297" calcext:value-type="float">
            <text:p>44465.0911127297</text:p>
          </table:table-cell>
          <table:table-cell office:value-type="float" office:value="80869.4553351447" calcext:value-type="float">
            <text:p>80869.4553351447</text:p>
          </table:table-cell>
          <table:table-cell/>
          <table:table-cell table:formula="of:=ABS(([.D58]-[.E58])/[.D58])" office:value-type="float" office:value="0.818717859592847" calcext:value-type="float">
            <text:p>0.8187178596</text:p>
          </table:table-cell>
          <table:table-cell table:formula="of:=IF([.$G58]&lt;[.$K$2];&quot;&quot;;1)">
            <text:p/>
          </table:table-cell>
          <table:table-cell table:formula="of:=AND([.C58]=1 ;[.H5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523405774655813" calcext:value-type="float">
            <text:p>5.23405774655813E-005</text:p>
          </table:table-cell>
          <table:table-cell table:formula="of:=IF([.$B59]&lt;[.$J$2];&quot;&quot;;1)" office:value-type="float" office:value="1" calcext:value-type="float">
            <text:p>1</text:p>
          </table:table-cell>
          <table:table-cell office:value-type="float" office:value="43999.0846686487" calcext:value-type="float">
            <text:p>43999.0846686487</text:p>
          </table:table-cell>
          <table:table-cell office:value-type="float" office:value="81246.5346326897" calcext:value-type="float">
            <text:p>81246.5346326897</text:p>
          </table:table-cell>
          <table:table-cell/>
          <table:table-cell table:formula="of:=ABS(([.D59]-[.E59])/[.D59])" office:value-type="float" office:value="0.846550564507117" calcext:value-type="float">
            <text:p>0.8465505645</text:p>
          </table:table-cell>
          <table:table-cell table:formula="of:=IF([.$G59]&lt;[.$K$2];&quot;&quot;;1)">
            <text:p/>
          </table:table-cell>
          <table:table-cell table:formula="of:=AND([.C59]=1 ;[.H5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75512326769359" calcext:value-type="float">
            <text:p>4.75512326769359E-005</text:p>
          </table:table-cell>
          <table:table-cell table:formula="of:=IF([.$B60]&lt;[.$J$2];&quot;&quot;;1)" office:value-type="float" office:value="1" calcext:value-type="float">
            <text:p>1</text:p>
          </table:table-cell>
          <table:table-cell office:value-type="float" office:value="46117.9310718149" calcext:value-type="float">
            <text:p>46117.9310718149</text:p>
          </table:table-cell>
          <table:table-cell office:value-type="float" office:value="79039.5886315555" calcext:value-type="float">
            <text:p>79039.5886315555</text:p>
          </table:table-cell>
          <table:table-cell/>
          <table:table-cell table:formula="of:=ABS(([.D60]-[.E60])/[.D60])" office:value-type="float" office:value="0.713858076340739" calcext:value-type="float">
            <text:p>0.7138580763</text:p>
          </table:table-cell>
          <table:table-cell table:formula="of:=IF([.$G60]&lt;[.$K$2];&quot;&quot;;1)">
            <text:p/>
          </table:table-cell>
          <table:table-cell table:formula="of:=AND([.C60]=1 ;[.H6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563701382340305" calcext:value-type="float">
            <text:p>5.63701382340305E-005</text:p>
          </table:table-cell>
          <table:table-cell table:formula="of:=IF([.$B61]&lt;[.$J$2];&quot;&quot;;1)" office:value-type="float" office:value="1" calcext:value-type="float">
            <text:p>1</text:p>
          </table:table-cell>
          <table:table-cell office:value-type="float" office:value="42605.680023494" calcext:value-type="float">
            <text:p>42605.680023494</text:p>
          </table:table-cell>
          <table:table-cell office:value-type="float" office:value="80530.0027004953" calcext:value-type="float">
            <text:p>80530.0027004953</text:p>
          </table:table-cell>
          <table:table-cell/>
          <table:table-cell table:formula="of:=ABS(([.D61]-[.E61])/[.D61])" office:value-type="float" office:value="0.890123632719598" calcext:value-type="float">
            <text:p>0.8901236327</text:p>
          </table:table-cell>
          <table:table-cell table:formula="of:=IF([.$G61]&lt;[.$K$2];&quot;&quot;;1)">
            <text:p/>
          </table:table-cell>
          <table:table-cell table:formula="of:=AND([.C61]=1 ;[.H6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481939672482346" calcext:value-type="float">
            <text:p>0.000048194</text:p>
          </table:table-cell>
          <table:table-cell table:formula="of:=IF([.$B62]&lt;[.$J$2];&quot;&quot;;1)" office:value-type="float" office:value="1" calcext:value-type="float">
            <text:p>1</text:p>
          </table:table-cell>
          <table:table-cell office:value-type="float" office:value="44676.2532818541" calcext:value-type="float">
            <text:p>44676.2532818541</text:p>
          </table:table-cell>
          <table:table-cell office:value-type="float" office:value="77086.8728808532" calcext:value-type="float">
            <text:p>77086.8728808532</text:p>
          </table:table-cell>
          <table:table-cell/>
          <table:table-cell table:formula="of:=ABS(([.D62]-[.E62])/[.D62])" office:value-type="float" office:value="0.725455185208271" calcext:value-type="float">
            <text:p>0.7254551852</text:p>
          </table:table-cell>
          <table:table-cell table:formula="of:=IF([.$G62]&lt;[.$K$2];&quot;&quot;;1)">
            <text:p/>
          </table:table-cell>
          <table:table-cell table:formula="of:=AND([.C62]=1 ;[.H6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516912321646387" calcext:value-type="float">
            <text:p>5.16912321646387E-005</text:p>
          </table:table-cell>
          <table:table-cell table:formula="of:=IF([.$B63]&lt;[.$J$2];&quot;&quot;;1)" office:value-type="float" office:value="1" calcext:value-type="float">
            <text:p>1</text:p>
          </table:table-cell>
          <table:table-cell office:value-type="float" office:value="43389.8463901189" calcext:value-type="float">
            <text:p>43389.8463901189</text:p>
          </table:table-cell>
          <table:table-cell office:value-type="float" office:value="78421.33627472" calcext:value-type="float">
            <text:p>78421.33627472</text:p>
          </table:table-cell>
          <table:table-cell/>
          <table:table-cell table:formula="of:=ABS(([.D63]-[.E63])/[.D63])" office:value-type="float" office:value="0.807366072920202" calcext:value-type="float">
            <text:p>0.8073660729</text:p>
          </table:table-cell>
          <table:table-cell table:formula="of:=IF([.$G63]&lt;[.$K$2];&quot;&quot;;1)">
            <text:p/>
          </table:table-cell>
          <table:table-cell table:formula="of:=AND([.C63]=1 ;[.H6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491080530739714" calcext:value-type="float">
            <text:p>4.91080530739714E-005</text:p>
          </table:table-cell>
          <table:table-cell table:formula="of:=IF([.$B64]&lt;[.$J$2];&quot;&quot;;1)" office:value-type="float" office:value="1" calcext:value-type="float">
            <text:p>1</text:p>
          </table:table-cell>
          <table:table-cell office:value-type="float" office:value="44787.3363333318" calcext:value-type="float">
            <text:p>44787.3363333318</text:p>
          </table:table-cell>
          <table:table-cell office:value-type="float" office:value="76961.6026184008" calcext:value-type="float">
            <text:p>76961.6026184008</text:p>
          </table:table-cell>
          <table:table-cell/>
          <table:table-cell table:formula="of:=ABS(([.D64]-[.E64])/[.D64])" office:value-type="float" office:value="0.718378651626222" calcext:value-type="float">
            <text:p>0.7183786516</text:p>
          </table:table-cell>
          <table:table-cell table:formula="of:=IF([.$G64]&lt;[.$K$2];&quot;&quot;;1)">
            <text:p/>
          </table:table-cell>
          <table:table-cell table:formula="of:=AND([.C64]=1 ;[.H6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626708230481837" calcext:value-type="float">
            <text:p>6.26708230481837E-005</text:p>
          </table:table-cell>
          <table:table-cell table:formula="of:=IF([.$B65]&lt;[.$J$2];&quot;&quot;;1)" office:value-type="float" office:value="1" calcext:value-type="float">
            <text:p>1</text:p>
          </table:table-cell>
          <table:table-cell office:value-type="float" office:value="40042.4223394888" calcext:value-type="float">
            <text:p>40042.4223394888</text:p>
          </table:table-cell>
          <table:table-cell office:value-type="float" office:value="78704.9934577361" calcext:value-type="float">
            <text:p>78704.9934577361</text:p>
          </table:table-cell>
          <table:table-cell/>
          <table:table-cell table:formula="of:=ABS(([.D65]-[.E65])/[.D65])" office:value-type="float" office:value="0.965540266032289" calcext:value-type="float">
            <text:p>0.965540266</text:p>
          </table:table-cell>
          <table:table-cell table:formula="of:=IF([.$G65]&lt;[.$K$2];&quot;&quot;;1)">
            <text:p/>
          </table:table-cell>
          <table:table-cell table:formula="of:=AND([.C65]=1 ;[.H6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589351020696601" calcext:value-type="float">
            <text:p>5.89351020696601E-005</text:p>
          </table:table-cell>
          <table:table-cell table:formula="of:=IF([.$B66]&lt;[.$J$2];&quot;&quot;;1)" office:value-type="float" office:value="1" calcext:value-type="float">
            <text:p>1</text:p>
          </table:table-cell>
          <table:table-cell office:value-type="float" office:value="40419.5016370338" calcext:value-type="float">
            <text:p>40419.5016370338</text:p>
          </table:table-cell>
          <table:table-cell office:value-type="float" office:value="76756.2091402417" calcext:value-type="float">
            <text:p>76756.2091402417</text:p>
          </table:table-cell>
          <table:table-cell/>
          <table:table-cell table:formula="of:=ABS(([.D66]-[.E66])/[.D66])" office:value-type="float" office:value="0.898989498423575" calcext:value-type="float">
            <text:p>0.8989894984</text:p>
          </table:table-cell>
          <table:table-cell table:formula="of:=IF([.$G66]&lt;[.$K$2];&quot;&quot;;1)">
            <text:p/>
          </table:table-cell>
          <table:table-cell table:formula="of:=AND([.C66]=1 ;[.H6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65556301328127" calcext:value-type="float">
            <text:p>6.5556301328127E-005</text:p>
          </table:table-cell>
          <table:table-cell table:formula="of:=IF([.$B67]&lt;[.$J$2];&quot;&quot;;1)" office:value-type="float" office:value="1" calcext:value-type="float">
            <text:p>1</text:p>
          </table:table-cell>
          <table:table-cell office:value-type="float" office:value="38212.5556358996" calcext:value-type="float">
            <text:p>38212.5556358996</text:p>
          </table:table-cell>
          <table:table-cell office:value-type="float" office:value="78376.7139358957" calcext:value-type="float">
            <text:p>78376.7139358957</text:p>
          </table:table-cell>
          <table:table-cell/>
          <table:table-cell table:formula="of:=ABS(([.D67]-[.E67])/[.D67])" office:value-type="float" office:value="1.05107228845649" calcext:value-type="float">
            <text:p>1.0510722885</text:p>
          </table:table-cell>
          <table:table-cell table:formula="of:=IF([.$G67]&lt;[.$K$2];&quot;&quot;;1)">
            <text:p/>
          </table:table-cell>
          <table:table-cell table:formula="of:=AND([.C67]=1 ;[.H6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590295865154653" calcext:value-type="float">
            <text:p>5.90295865154653E-005</text:p>
          </table:table-cell>
          <table:table-cell table:formula="of:=IF([.$B68]&lt;[.$J$2];&quot;&quot;;1)" office:value-type="float" office:value="1" calcext:value-type="float">
            <text:p>1</text:p>
          </table:table-cell>
          <table:table-cell office:value-type="float" office:value="39702.9697048394" calcext:value-type="float">
            <text:p>39702.9697048394</text:p>
          </table:table-cell>
          <table:table-cell office:value-type="float" office:value="76064.3066322599" calcext:value-type="float">
            <text:p>76064.3066322599</text:p>
          </table:table-cell>
          <table:table-cell/>
          <table:table-cell table:formula="of:=ABS(([.D68]-[.E68])/[.D68])" office:value-type="float" office:value="0.915834185647539" calcext:value-type="float">
            <text:p>0.9158341856</text:p>
          </table:table-cell>
          <table:table-cell table:formula="of:=IF([.$G68]&lt;[.$K$2];&quot;&quot;;1)">
            <text:p/>
          </table:table-cell>
          <table:table-cell table:formula="of:=AND([.C68]=1 ;[.H6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686336654008285" calcext:value-type="float">
            <text:p>6.86336654008285E-005</text:p>
          </table:table-cell>
          <table:table-cell table:formula="of:=IF([.$B69]&lt;[.$J$2];&quot;&quot;;1)" office:value-type="float" office:value="1" calcext:value-type="float">
            <text:p>1</text:p>
          </table:table-cell>
          <table:table-cell office:value-type="float" office:value="36259.8398851973" calcext:value-type="float">
            <text:p>36259.8398851973</text:p>
          </table:table-cell>
          <table:table-cell office:value-type="float" office:value="78163.5276761214" calcext:value-type="float">
            <text:p>78163.5276761214</text:p>
          </table:table-cell>
          <table:table-cell/>
          <table:table-cell table:formula="of:=ABS(([.D69]-[.E69])/[.D69])" office:value-type="float" office:value="1.1556501055602" calcext:value-type="float">
            <text:p>1.1556501056</text:p>
          </table:table-cell>
          <table:table-cell table:formula="of:=IF([.$G69]&lt;[.$K$2];&quot;&quot;;1)">
            <text:p/>
          </table:table-cell>
          <table:table-cell table:formula="of:=AND([.C69]=1 ;[.H6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63414334228198" calcext:value-type="float">
            <text:p>6.3414334228198E-005</text:p>
          </table:table-cell>
          <table:table-cell table:formula="of:=IF([.$B70]&lt;[.$J$2];&quot;&quot;;1)" office:value-type="float" office:value="1" calcext:value-type="float">
            <text:p>1</text:p>
          </table:table-cell>
          <table:table-cell office:value-type="float" office:value="37594.3032790641" calcext:value-type="float">
            <text:p>37594.3032790641</text:p>
          </table:table-cell>
          <table:table-cell office:value-type="float" office:value="77200.2479179844" calcext:value-type="float">
            <text:p>77200.2479179844</text:p>
          </table:table-cell>
          <table:table-cell/>
          <table:table-cell table:formula="of:=ABS(([.D70]-[.E70])/[.D70])" office:value-type="float" office:value="1.05350920709778" calcext:value-type="float">
            <text:p>1.0535092071</text:p>
          </table:table-cell>
          <table:table-cell table:formula="of:=IF([.$G70]&lt;[.$K$2];&quot;&quot;;1)">
            <text:p/>
          </table:table-cell>
          <table:table-cell table:formula="of:=AND([.C70]=1 ;[.H7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694679051649433" calcext:value-type="float">
            <text:p>6.94679051649433E-005</text:p>
          </table:table-cell>
          <table:table-cell table:formula="of:=IF([.$B71]&lt;[.$J$2];&quot;&quot;;1)" office:value-type="float" office:value="1" calcext:value-type="float">
            <text:p>1</text:p>
          </table:table-cell>
          <table:table-cell office:value-type="float" office:value="36134.5696227449" calcext:value-type="float">
            <text:p>36134.5696227449</text:p>
          </table:table-cell>
          <table:table-cell office:value-type="float" office:value="79735.4685915761" calcext:value-type="float">
            <text:p>79735.4685915761</text:p>
          </table:table-cell>
          <table:table-cell/>
          <table:table-cell table:formula="of:=ABS(([.D71]-[.E71])/[.D71])" office:value-type="float" office:value="1.20662566135523" calcext:value-type="float">
            <text:p>1.2066256614</text:p>
          </table:table-cell>
          <table:table-cell table:formula="of:=IF([.$G71]&lt;[.$K$2];&quot;&quot;;1)">
            <text:p/>
          </table:table-cell>
          <table:table-cell table:formula="of:=AND([.C71]=1 ;[.H7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.0000648601635235241" calcext:value-type="float">
            <text:p>6.48601635235241E-005</text:p>
          </table:table-cell>
          <table:table-cell table:style-name="ce6" table:formula="of:=IF([.$B72]&lt;[.$J$2];&quot;&quot;;1)" office:value-type="float" office:value="1" calcext:value-type="float">
            <text:p>1</text:p>
          </table:table-cell>
          <table:table-cell table:style-name="ce4" office:value-type="float" office:value="37877.9604620801" calcext:value-type="float">
            <text:p>37877.9604620801</text:p>
          </table:table-cell>
          <table:table-cell table:style-name="ce4" office:value-type="float" office:value="78345.9421814187" calcext:value-type="float">
            <text:p>78345.9421814187</text:p>
          </table:table-cell>
          <table:table-cell table:style-name="ce4"/>
          <table:table-cell table:style-name="ce4" table:formula="of:=ABS(([.D72]-[.E72])/[.D72])" office:value-type="float" office:value="1.06837805482825" calcext:value-type="float">
            <text:p>1.0683780548</text:p>
          </table:table-cell>
          <table:table-cell table:style-name="ce4" table:formula="of:=IF([.$G72]&lt;[.$K$2];&quot;&quot;;1)">
            <text:p/>
          </table:table-cell>
          <table:table-cell table:formula="of:=AND([.C72]=1 ;[.H7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717043253227076" calcext:value-type="float">
            <text:p>7.17043253227076E-005</text:p>
          </table:table-cell>
          <table:table-cell table:formula="of:=IF([.$B73]&lt;[.$J$2];&quot;&quot;;1)" office:value-type="float" office:value="1" calcext:value-type="float">
            <text:p>1</text:p>
          </table:table-cell>
          <table:table-cell office:value-type="float" office:value="35929.1761445858" calcext:value-type="float">
            <text:p>35929.1761445858</text:p>
          </table:table-cell>
          <table:table-cell office:value-type="float" office:value="81408.4288073341" calcext:value-type="float">
            <text:p>81408.4288073341</text:p>
          </table:table-cell>
          <table:table-cell/>
          <table:table-cell table:formula="of:=ABS(([.D73]-[.E73])/[.D73])" office:value-type="float" office:value="1.26580282497242" calcext:value-type="float">
            <text:p>1.265802825</text:p>
          </table:table-cell>
          <table:table-cell table:formula="of:=IF([.$G73]&lt;[.$K$2];&quot;&quot;;1)">
            <text:p/>
          </table:table-cell>
          <table:table-cell table:formula="of:=AND([.C73]=1 ;[.H7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676657019112937" calcext:value-type="float">
            <text:p>6.76657019112937E-005</text:p>
          </table:table-cell>
          <table:table-cell table:formula="of:=IF([.$B74]&lt;[.$J$2];&quot;&quot;;1)" office:value-type="float" office:value="1" calcext:value-type="float">
            <text:p>1</text:p>
          </table:table-cell>
          <table:table-cell office:value-type="float" office:value="37549.6809402398" calcext:value-type="float">
            <text:p>37549.6809402398</text:p>
          </table:table-cell>
          <table:table-cell office:value-type="float" office:value="80775.4946150961" calcext:value-type="float">
            <text:p>80775.4946150961</text:p>
          </table:table-cell>
          <table:table-cell/>
          <table:table-cell table:formula="of:=ABS(([.D74]-[.E74])/[.D74])" office:value-type="float" office:value="1.15116327469333" calcext:value-type="float">
            <text:p>1.1511632747</text:p>
          </table:table-cell>
          <table:table-cell table:formula="of:=IF([.$G74]&lt;[.$K$2];&quot;&quot;;1)">
            <text:p/>
          </table:table-cell>
          <table:table-cell table:formula="of:=AND([.C74]=1 ;[.H7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801939427801207" calcext:value-type="float">
            <text:p>8.01939427801207E-005</text:p>
          </table:table-cell>
          <table:table-cell table:formula="of:=IF([.$B75]&lt;[.$J$2];&quot;&quot;;1)" office:value-type="float" office:value="1" calcext:value-type="float">
            <text:p>1</text:p>
          </table:table-cell>
          <table:table-cell office:value-type="float" office:value="35237.273636604" calcext:value-type="float">
            <text:p>35237.273636604</text:p>
          </table:table-cell>
          <table:table-cell office:value-type="float" office:value="86169.4038162394" calcext:value-type="float">
            <text:p>86169.4038162394</text:p>
          </table:table-cell>
          <table:table-cell/>
          <table:table-cell table:formula="of:=ABS(([.D75]-[.E75])/[.D75])" office:value-type="float" office:value="1.44540496250901" calcext:value-type="float">
            <text:p>1.4454049625</text:p>
          </table:table-cell>
          <table:table-cell table:formula="of:=IF([.$G75]&lt;[.$K$2];&quot;&quot;;1)">
            <text:p/>
          </table:table-cell>
          <table:table-cell table:formula="of:=AND([.C75]=1 ;[.H7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753922882481782" calcext:value-type="float">
            <text:p>7.53922882481782E-005</text:p>
          </table:table-cell>
          <table:table-cell table:formula="of:=IF([.$B76]&lt;[.$J$2];&quot;&quot;;1)" office:value-type="float" office:value="1" calcext:value-type="float">
            <text:p>1</text:p>
          </table:table-cell>
          <table:table-cell office:value-type="float" office:value="37336.4946804655" calcext:value-type="float">
            <text:p>37336.4946804655</text:p>
          </table:table-cell>
          <table:table-cell office:value-type="float" office:value="84516.7664687275" calcext:value-type="float">
            <text:p>84516.7664687275</text:p>
          </table:table-cell>
          <table:table-cell/>
          <table:table-cell table:formula="of:=ABS(([.D76]-[.E76])/[.D76])" office:value-type="float" office:value="1.26365027547556" calcext:value-type="float">
            <text:p>1.2636502755</text:p>
          </table:table-cell>
          <table:table-cell table:formula="of:=IF([.$G76]&lt;[.$K$2];&quot;&quot;;1)">
            <text:p/>
          </table:table-cell>
          <table:table-cell table:formula="of:=AND([.C76]=1 ;[.H7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87523530844513" calcext:value-type="float">
            <text:p>8.7523530844513E-005</text:p>
          </table:table-cell>
          <table:table-cell table:formula="of:=IF([.$B77]&lt;[.$J$2];&quot;&quot;;1)" office:value-type="float" office:value="1" calcext:value-type="float">
            <text:p>1</text:p>
          </table:table-cell>
          <table:table-cell office:value-type="float" office:value="36373.2149223285" calcext:value-type="float">
            <text:p>36373.2149223285</text:p>
          </table:table-cell>
          <table:table-cell office:value-type="float" office:value="90028.3738256224" calcext:value-type="float">
            <text:p>90028.3738256224</text:p>
          </table:table-cell>
          <table:table-cell/>
          <table:table-cell table:formula="of:=ABS(([.D77]-[.E77])/[.D77])" office:value-type="float" office:value="1.47512830575657" calcext:value-type="float">
            <text:p>1.4751283058</text:p>
          </table:table-cell>
          <table:table-cell table:formula="of:=IF([.$G77]&lt;[.$K$2];&quot;&quot;;1)">
            <text:p/>
          </table:table-cell>
          <table:table-cell table:formula="of:=AND([.C77]=1 ;[.H7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802832516789251" calcext:value-type="float">
            <text:p>8.02832516789251E-005</text:p>
          </table:table-cell>
          <table:table-cell table:formula="of:=IF([.$B78]&lt;[.$J$2];&quot;&quot;;1)" office:value-type="float" office:value="1" calcext:value-type="float">
            <text:p>1</text:p>
          </table:table-cell>
          <table:table-cell office:value-type="float" office:value="38908.4355959202" calcext:value-type="float">
            <text:p>38908.4355959202</text:p>
          </table:table-cell>
          <table:table-cell office:value-type="float" office:value="88911.4628071091" calcext:value-type="float">
            <text:p>88911.4628071091</text:p>
          </table:table-cell>
          <table:table-cell/>
          <table:table-cell table:formula="of:=ABS(([.D78]-[.E78])/[.D78])" office:value-type="float" office:value="1.2851461757674" calcext:value-type="float">
            <text:p>1.2851461758</text:p>
          </table:table-cell>
          <table:table-cell table:formula="of:=IF([.$G78]&lt;[.$K$2];&quot;&quot;;1)">
            <text:p/>
          </table:table-cell>
          <table:table-cell table:formula="of:=AND([.C78]=1 ;[.H7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102676525300526" calcext:value-type="float">
            <text:p>0.0001026765</text:p>
          </table:table-cell>
          <table:table-cell table:formula="of:=IF([.$B79]&lt;[.$J$2];&quot;&quot;;1)" office:value-type="float" office:value="1" calcext:value-type="float">
            <text:p>1</text:p>
          </table:table-cell>
          <table:table-cell office:value-type="float" office:value="37518.9091857628" calcext:value-type="float">
            <text:p>37518.9091857628</text:p>
          </table:table-cell>
          <table:table-cell office:value-type="float" office:value="101764.28072883" calcext:value-type="float">
            <text:p>101764.28072883</text:p>
          </table:table-cell>
          <table:table-cell/>
          <table:table-cell table:formula="of:=ABS(([.D79]-[.E79])/[.D79])" office:value-type="float" office:value="1.71234646575083" calcext:value-type="float">
            <text:p>1.7123464658</text:p>
          </table:table-cell>
          <table:table-cell table:formula="of:=IF([.$G79]&lt;[.$K$2];&quot;&quot;;1)" office:value-type="float" office:value="1" calcext:value-type="float">
            <text:p>1</text:p>
          </table:table-cell>
          <table:table-cell table:formula="of:=AND([.C79]=1 ;[.H7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102824835561111" calcext:value-type="float">
            <text:p>0.0001028248</text:p>
          </table:table-cell>
          <table:table-cell table:formula="of:=IF([.$B80]&lt;[.$J$2];&quot;&quot;;1)" office:value-type="float" office:value="1" calcext:value-type="float">
            <text:p>1</text:p>
          </table:table-cell>
          <table:table-cell office:value-type="float" office:value="40581.3958116782" calcext:value-type="float">
            <text:p>40581.3958116782</text:p>
          </table:table-cell>
          <table:table-cell office:value-type="float" office:value="104352.678716856" calcext:value-type="float">
            <text:p>104352.678716856</text:p>
          </table:table-cell>
          <table:table-cell/>
          <table:table-cell table:formula="of:=ABS(([.D80]-[.E80])/[.D80])" office:value-type="float" office:value="1.57144133733385" calcext:value-type="float">
            <text:p>1.5714413373</text:p>
          </table:table-cell>
          <table:table-cell table:formula="of:=IF([.$G80]&lt;[.$K$2];&quot;&quot;;1)">
            <text:p/>
          </table:table-cell>
          <table:table-cell table:formula="of:=AND([.C80]=1 ;[.H8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000174976855706707" calcext:value-type="float">
            <text:p>0.0001749769</text:p>
          </table:table-cell>
          <table:table-cell table:style-name="ce7" table:formula="of:=IF([.$B81]&lt;[.$J$2];&quot;&quot;;1)" office:value-type="float" office:value="1" calcext:value-type="float">
            <text:p>1</text:p>
          </table:table-cell>
          <table:table-cell table:style-name="ce2" office:value-type="float" office:value="39948.4616194401" calcext:value-type="float">
            <text:p>39948.4616194401</text:p>
          </table:table-cell>
          <table:table-cell table:style-name="ce2" office:value-type="float" office:value="148172.051899065" calcext:value-type="float">
            <text:p>148172.051899065</text:p>
          </table:table-cell>
          <table:table-cell table:style-name="ce2"/>
          <table:table-cell table:style-name="ce2" table:formula="of:=ABS(([.D81]-[.E81])/[.D81])" office:value-type="float" office:value="2.70908029727383" calcext:value-type="float">
            <text:p>2.7090802973</text:p>
          </table:table-cell>
          <table:table-cell table:style-name="ce2" table:formula="of:=IF([.$G81]&lt;[.$K$2];&quot;&quot;;1)" office:value-type="float" office:value="1" calcext:value-type="float">
            <text:p>1</text:p>
          </table:table-cell>
          <table:table-cell table:formula="of:=AND([.C81]=1 ;[.H8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03186598227972" calcext:value-type="float">
            <text:p>3.03186598227972E-005</text:p>
          </table:table-cell>
          <table:table-cell table:formula="of:=IF([.$B82]&lt;[.$J$2];&quot;&quot;;1)">
            <text:p/>
          </table:table-cell>
          <table:table-cell office:value-type="float" office:value="79634.9774601104" calcext:value-type="float">
            <text:p>79634.9774601104</text:p>
          </table:table-cell>
          <table:table-cell office:value-type="float" office:value="172300.209714891" calcext:value-type="float">
            <text:p>172300.209714891</text:p>
          </table:table-cell>
          <table:table-cell/>
          <table:table-cell table:formula="of:=ABS(([.D82]-[.E82])/[.D82])" office:value-type="float" office:value="1.16362476904319" calcext:value-type="float">
            <text:p>1.163624769</text:p>
          </table:table-cell>
          <table:table-cell table:formula="of:=IF([.$G82]&lt;[.$K$2];&quot;&quot;;1)">
            <text:p/>
          </table:table-cell>
          <table:table-cell table:formula="of:=AND([.C82]=1 ;[.H8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281061319366984" calcext:value-type="float">
            <text:p>2.81061319366984E-005</text:p>
          </table:table-cell>
          <table:table-cell table:formula="of:=IF([.$B83]&lt;[.$J$2];&quot;&quot;;1)">
            <text:p/>
          </table:table-cell>
          <table:table-cell office:value-type="float" office:value="82431.790897463" calcext:value-type="float">
            <text:p>82431.790897463</text:p>
          </table:table-cell>
          <table:table-cell office:value-type="float" office:value="167074.772914361" calcext:value-type="float">
            <text:p>167074.772914361</text:p>
          </table:table-cell>
          <table:table-cell/>
          <table:table-cell table:formula="of:=ABS(([.D83]-[.E83])/[.D83])" office:value-type="float" office:value="1.02682449447429" calcext:value-type="float">
            <text:p>1.0268244945</text:p>
          </table:table-cell>
          <table:table-cell table:formula="of:=IF([.$G83]&lt;[.$K$2];&quot;&quot;;1)">
            <text:p/>
          </table:table-cell>
          <table:table-cell table:formula="of:=AND([.C83]=1 ;[.H8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458745268529211" calcext:value-type="float">
            <text:p>4.58745268529211E-005</text:p>
          </table:table-cell>
          <table:table-cell table:formula="of:=IF([.$B84]&lt;[.$J$2];&quot;&quot;;1)" office:value-type="float" office:value="1" calcext:value-type="float">
            <text:p>1</text:p>
          </table:table-cell>
          <table:table-cell office:value-type="float" office:value="67070.6055660316" calcext:value-type="float">
            <text:p>67070.6055660316</text:p>
          </table:table-cell>
          <table:table-cell office:value-type="float" office:value="171405.252943532" calcext:value-type="float">
            <text:p>171405.252943532</text:p>
          </table:table-cell>
          <table:table-cell/>
          <table:table-cell table:formula="of:=ABS(([.D84]-[.E84])/[.D84])" office:value-type="float" office:value="1.55559423531344" calcext:value-type="float">
            <text:p>1.5555942353</text:p>
          </table:table-cell>
          <table:table-cell table:formula="of:=IF([.$G84]&lt;[.$K$2];&quot;&quot;;1)">
            <text:p/>
          </table:table-cell>
          <table:table-cell table:formula="of:=AND([.C84]=1 ;[.H8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424652144072134" calcext:value-type="float">
            <text:p>4.24652144072134E-005</text:p>
          </table:table-cell>
          <table:table-cell table:formula="of:=IF([.$B85]&lt;[.$J$2];&quot;&quot;;1)" office:value-type="float" office:value="1" calcext:value-type="float">
            <text:p>1</text:p>
          </table:table-cell>
          <table:table-cell office:value-type="float" office:value="71647.6111822174" calcext:value-type="float">
            <text:p>71647.6111822174</text:p>
          </table:table-cell>
          <table:table-cell office:value-type="float" office:value="166162.561065194" calcext:value-type="float">
            <text:p>166162.561065194</text:p>
          </table:table-cell>
          <table:table-cell/>
          <table:table-cell table:formula="of:=ABS(([.D85]-[.E85])/[.D85])" office:value-type="float" office:value="1.31916400733308" calcext:value-type="float">
            <text:p>1.3191640073</text:p>
          </table:table-cell>
          <table:table-cell table:formula="of:=IF([.$G85]&lt;[.$K$2];&quot;&quot;;1)">
            <text:p/>
          </table:table-cell>
          <table:table-cell table:formula="of:=AND([.C85]=1 ;[.H8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557997284316068" calcext:value-type="float">
            <text:p>5.57997284316068E-005</text:p>
          </table:table-cell>
          <table:table-cell table:formula="of:=IF([.$B86]&lt;[.$J$2];&quot;&quot;;1)" office:value-type="float" office:value="1" calcext:value-type="float">
            <text:p>1</text:p>
          </table:table-cell>
          <table:table-cell office:value-type="float" office:value="61518.5589659313" calcext:value-type="float">
            <text:p>61518.5589659313</text:p>
          </table:table-cell>
          <table:table-cell office:value-type="float" office:value="170385.514027351" calcext:value-type="float">
            <text:p>170385.514027351</text:p>
          </table:table-cell>
          <table:table-cell/>
          <table:table-cell table:formula="of:=ABS(([.D86]-[.E86])/[.D86])" office:value-type="float" office:value="1.76966035764443" calcext:value-type="float">
            <text:p>1.7696603576</text:p>
          </table:table-cell>
          <table:table-cell table:formula="of:=IF([.$G86]&lt;[.$K$2];&quot;&quot;;1)" office:value-type="float" office:value="1" calcext:value-type="float">
            <text:p>1</text:p>
          </table:table-cell>
          <table:table-cell table:formula="of:=AND([.C86]=1 ;[.H8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507987973144494" calcext:value-type="float">
            <text:p>5.07987973144494E-005</text:p>
          </table:table-cell>
          <table:table-cell table:formula="of:=IF([.$B87]&lt;[.$J$2];&quot;&quot;;1)" office:value-type="float" office:value="1" calcext:value-type="float">
            <text:p>1</text:p>
          </table:table-cell>
          <table:table-cell office:value-type="float" office:value="66538.5665749703" calcext:value-type="float">
            <text:p>66538.5665749703</text:p>
          </table:table-cell>
          <table:table-cell office:value-type="float" office:value="165646.894777927" calcext:value-type="float">
            <text:p>165646.894777927</text:p>
          </table:table-cell>
          <table:table-cell/>
          <table:table-cell table:formula="of:=ABS(([.D87]-[.E87])/[.D87])" office:value-type="float" office:value="1.4894869743142" calcext:value-type="float">
            <text:p>1.4894869743</text:p>
          </table:table-cell>
          <table:table-cell table:formula="of:=IF([.$G87]&lt;[.$K$2];&quot;&quot;;1)">
            <text:p/>
          </table:table-cell>
          <table:table-cell table:formula="of:=AND([.C87]=1 ;[.H8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5626767902691" calcext:value-type="float">
            <text:p>5.626767902691E-005</text:p>
          </table:table-cell>
          <table:table-cell table:formula="of:=IF([.$B88]&lt;[.$J$2];&quot;&quot;;1)" office:value-type="float" office:value="1" calcext:value-type="float">
            <text:p>1</text:p>
          </table:table-cell>
          <table:table-cell office:value-type="float" office:value="60808.0472776824" calcext:value-type="float">
            <text:p>60808.0472776824</text:p>
          </table:table-cell>
          <table:table-cell office:value-type="float" office:value="168701.787548574" calcext:value-type="float">
            <text:p>168701.787548574</text:p>
          </table:table-cell>
          <table:table-cell/>
          <table:table-cell table:formula="of:=ABS(([.D88]-[.E88])/[.D88])" office:value-type="float" office:value="1.77433325194921" calcext:value-type="float">
            <text:p>1.7743332519</text:p>
          </table:table-cell>
          <table:table-cell table:formula="of:=IF([.$G88]&lt;[.$K$2];&quot;&quot;;1)" office:value-type="float" office:value="1" calcext:value-type="float">
            <text:p>1</text:p>
          </table:table-cell>
          <table:table-cell table:formula="of:=AND([.C88]=1 ;[.H8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54461040550533" calcext:value-type="float">
            <text:p>0.000054461</text:p>
          </table:table-cell>
          <table:table-cell table:formula="of:=IF([.$B89]&lt;[.$J$2];&quot;&quot;;1)" office:value-type="float" office:value="1" calcext:value-type="float">
            <text:p>1</text:p>
          </table:table-cell>
          <table:table-cell office:value-type="float" office:value="64076.6194352654" calcext:value-type="float">
            <text:p>64076.6194352654</text:p>
          </table:table-cell>
          <table:table-cell office:value-type="float" office:value="166361.026434488" calcext:value-type="float">
            <text:p>166361.026434488</text:p>
          </table:table-cell>
          <table:table-cell/>
          <table:table-cell table:formula="of:=ABS(([.D89]-[.E89])/[.D89])" office:value-type="float" office:value="1.59628282360553" calcext:value-type="float">
            <text:p>1.5962828236</text:p>
          </table:table-cell>
          <table:table-cell table:formula="of:=IF([.$G89]&lt;[.$K$2];&quot;&quot;;1)">
            <text:p/>
          </table:table-cell>
          <table:table-cell table:formula="of:=AND([.C89]=1 ;[.H8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592167142113101" calcext:value-type="float">
            <text:p>5.92167142113101E-005</text:p>
          </table:table-cell>
          <table:table-cell table:formula="of:=IF([.$B90]&lt;[.$J$2];&quot;&quot;;1)" office:value-type="float" office:value="1" calcext:value-type="float">
            <text:p>1</text:p>
          </table:table-cell>
          <table:table-cell office:value-type="float" office:value="58851.1826347361" calcext:value-type="float">
            <text:p>58851.1826347361</text:p>
          </table:table-cell>
          <table:table-cell office:value-type="float" office:value="168176.533915245" calcext:value-type="float">
            <text:p>168176.533915245</text:p>
          </table:table-cell>
          <table:table-cell/>
          <table:table-cell table:formula="of:=ABS(([.D90]-[.E90])/[.D90])" office:value-type="float" office:value="1.85765767799509" calcext:value-type="float">
            <text:p>1.857657678</text:p>
          </table:table-cell>
          <table:table-cell table:formula="of:=IF([.$G90]&lt;[.$K$2];&quot;&quot;;1)" office:value-type="float" office:value="1" calcext:value-type="float">
            <text:p>1</text:p>
          </table:table-cell>
          <table:table-cell table:formula="of:=AND([.C90]=1 ;[.H9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546421331050189" calcext:value-type="float">
            <text:p>5.46421331050189E-005</text:p>
          </table:table-cell>
          <table:table-cell table:formula="of:=IF([.$B91]&lt;[.$J$2];&quot;&quot;;1)" office:value-type="float" office:value="1" calcext:value-type="float">
            <text:p>1</text:p>
          </table:table-cell>
          <table:table-cell office:value-type="float" office:value="63181.6626639068" calcext:value-type="float">
            <text:p>63181.6626639068</text:p>
          </table:table-cell>
          <table:table-cell office:value-type="float" office:value="163646.356974334" calcext:value-type="float">
            <text:p>163646.356974334</text:p>
          </table:table-cell>
          <table:table-cell/>
          <table:table-cell table:formula="of:=ABS(([.D91]-[.E91])/[.D91])" office:value-type="float" office:value="1.59009260083652" calcext:value-type="float">
            <text:p>1.5900926008</text:p>
          </table:table-cell>
          <table:table-cell table:formula="of:=IF([.$G91]&lt;[.$K$2];&quot;&quot;;1)">
            <text:p/>
          </table:table-cell>
          <table:table-cell table:formula="of:=AND([.C91]=1 ;[.H9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592194716498522" calcext:value-type="float">
            <text:p>5.92194716498522E-005</text:p>
          </table:table-cell>
          <table:table-cell table:formula="of:=IF([.$B92]&lt;[.$J$2];&quot;&quot;;1)" office:value-type="float" office:value="1" calcext:value-type="float">
            <text:p>1</text:p>
          </table:table-cell>
          <table:table-cell office:value-type="float" office:value="57938.9707855686" calcext:value-type="float">
            <text:p>57938.9707855686</text:p>
          </table:table-cell>
          <table:table-cell office:value-type="float" office:value="166102.477269351" calcext:value-type="float">
            <text:p>166102.477269351</text:p>
          </table:table-cell>
          <table:table-cell/>
          <table:table-cell table:formula="of:=ABS(([.D92]-[.E92])/[.D92])" office:value-type="float" office:value="1.86685239687971" calcext:value-type="float">
            <text:p>1.8668523969</text:p>
          </table:table-cell>
          <table:table-cell table:formula="of:=IF([.$G92]&lt;[.$K$2];&quot;&quot;;1)" office:value-type="float" office:value="1" calcext:value-type="float">
            <text:p>1</text:p>
          </table:table-cell>
          <table:table-cell table:formula="of:=AND([.C92]=1 ;[.H9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545263344244608" calcext:value-type="float">
            <text:p>5.45263344244608E-005</text:p>
          </table:table-cell>
          <table:table-cell table:formula="of:=IF([.$B93]&lt;[.$J$2];&quot;&quot;;1)" office:value-type="float" office:value="1" calcext:value-type="float">
            <text:p>1</text:p>
          </table:table-cell>
          <table:table-cell office:value-type="float" office:value="62161.923747726" calcext:value-type="float">
            <text:p>62161.923747726</text:p>
          </table:table-cell>
          <table:table-cell office:value-type="float" office:value="161486.354645068" calcext:value-type="float">
            <text:p>161486.354645068</text:p>
          </table:table-cell>
          <table:table-cell/>
          <table:table-cell table:formula="of:=ABS(([.D93]-[.E93])/[.D93])" office:value-type="float" office:value="1.59783392966463" calcext:value-type="float">
            <text:p>1.5978339297</text:p>
          </table:table-cell>
          <table:table-cell table:formula="of:=IF([.$G93]&lt;[.$K$2];&quot;&quot;;1)">
            <text:p/>
          </table:table-cell>
          <table:table-cell table:formula="of:=AND([.C93]=1 ;[.H9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599674262559726" calcext:value-type="float">
            <text:p>5.99674262559726E-005</text:p>
          </table:table-cell>
          <table:table-cell table:formula="of:=IF([.$B94]&lt;[.$J$2];&quot;&quot;;1)" office:value-type="float" office:value="1" calcext:value-type="float">
            <text:p>1</text:p>
          </table:table-cell>
          <table:table-cell office:value-type="float" office:value="57423.3044983016" calcext:value-type="float">
            <text:p>57423.3044983016</text:p>
          </table:table-cell>
          <table:table-cell office:value-type="float" office:value="163693.884580415" calcext:value-type="float">
            <text:p>163693.884580415</text:p>
          </table:table-cell>
          <table:table-cell/>
          <table:table-cell table:formula="of:=ABS(([.D94]-[.E94])/[.D94])" office:value-type="float" office:value="1.85065246611254" calcext:value-type="float">
            <text:p>1.8506524661</text:p>
          </table:table-cell>
          <table:table-cell table:formula="of:=IF([.$G94]&lt;[.$K$2];&quot;&quot;;1)" office:value-type="float" office:value="1" calcext:value-type="float">
            <text:p>1</text:p>
          </table:table-cell>
          <table:table-cell table:formula="of:=AND([.C94]=1 ;[.H9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567379431474093" calcext:value-type="float">
            <text:p>5.67379431474093E-005</text:p>
          </table:table-cell>
          <table:table-cell table:formula="of:=IF([.$B95]&lt;[.$J$2];&quot;&quot;;1)" office:value-type="float" office:value="1" calcext:value-type="float">
            <text:p>1</text:p>
          </table:table-cell>
          <table:table-cell office:value-type="float" office:value="60478.1972689485" calcext:value-type="float">
            <text:p>60478.1972689485</text:p>
          </table:table-cell>
          <table:table-cell office:value-type="float" office:value="160429.392402868" calcext:value-type="float">
            <text:p>160429.392402868</text:p>
          </table:table-cell>
          <table:table-cell/>
          <table:table-cell table:formula="of:=ABS(([.D95]-[.E95])/[.D95])" office:value-type="float" office:value="1.65268145625164" calcext:value-type="float">
            <text:p>1.6526814563</text:p>
          </table:table-cell>
          <table:table-cell table:formula="of:=IF([.$G95]&lt;[.$K$2];&quot;&quot;;1)">
            <text:p/>
          </table:table-cell>
          <table:table-cell table:formula="of:=AND([.C95]=1 ;[.H9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588573125484697" calcext:value-type="float">
            <text:p>5.88573125484697E-005</text:p>
          </table:table-cell>
          <table:table-cell table:formula="of:=IF([.$B96]&lt;[.$J$2];&quot;&quot;;1)" office:value-type="float" office:value="1" calcext:value-type="float">
            <text:p>1</text:p>
          </table:table-cell>
          <table:table-cell office:value-type="float" office:value="58137.4361548628" calcext:value-type="float">
            <text:p>58137.4361548628</text:p>
          </table:table-cell>
          <table:table-cell office:value-type="float" office:value="161723.899453493" calcext:value-type="float">
            <text:p>161723.899453493</text:p>
          </table:table-cell>
          <table:table-cell/>
          <table:table-cell table:formula="of:=ABS(([.D96]-[.E96])/[.D96])" office:value-type="float" office:value="1.78175148664456" calcext:value-type="float">
            <text:p>1.7817514866</text:p>
          </table:table-cell>
          <table:table-cell table:formula="of:=IF([.$G96]&lt;[.$K$2];&quot;&quot;;1)" office:value-type="float" office:value="1" calcext:value-type="float">
            <text:p>1</text:p>
          </table:table-cell>
          <table:table-cell table:formula="of:=AND([.C96]=1 ;[.H9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575863596565801" calcext:value-type="float">
            <text:p>5.75863596565801E-005</text:p>
          </table:table-cell>
          <table:table-cell table:formula="of:=IF([.$B97]&lt;[.$J$2];&quot;&quot;;1)" office:value-type="float" office:value="1" calcext:value-type="float">
            <text:p>1</text:p>
          </table:table-cell>
          <table:table-cell office:value-type="float" office:value="59952.9436356199" calcext:value-type="float">
            <text:p>59952.9436356199</text:p>
          </table:table-cell>
          <table:table-cell office:value-type="float" office:value="159951.647851525" calcext:value-type="float">
            <text:p>159951.647851525</text:p>
          </table:table-cell>
          <table:table-cell/>
          <table:table-cell table:formula="of:=ABS(([.D97]-[.E97])/[.D97])" office:value-type="float" office:value="1.66795320049127" calcext:value-type="float">
            <text:p>1.6679532005</text:p>
          </table:table-cell>
          <table:table-cell table:formula="of:=IF([.$G97]&lt;[.$K$2];&quot;&quot;;1)">
            <text:p/>
          </table:table-cell>
          <table:table-cell table:formula="of:=AND([.C97]=1 ;[.H9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628133308565314" calcext:value-type="float">
            <text:p>6.28133308565314E-005</text:p>
          </table:table-cell>
          <table:table-cell table:formula="of:=IF([.$B98]&lt;[.$J$2];&quot;&quot;;1)" office:value-type="float" office:value="1" calcext:value-type="float">
            <text:p>1</text:p>
          </table:table-cell>
          <table:table-cell office:value-type="float" office:value="55422.766694709" calcext:value-type="float">
            <text:p>55422.766694709</text:p>
          </table:table-cell>
          <table:table-cell office:value-type="float" office:value="163500.742918004" calcext:value-type="float">
            <text:p>163500.742918004</text:p>
          </table:table-cell>
          <table:table-cell/>
          <table:table-cell table:formula="of:=ABS(([.D98]-[.E98])/[.D98])" office:value-type="float" office:value="1.95006461547891" calcext:value-type="float">
            <text:p>1.9500646155</text:p>
          </table:table-cell>
          <table:table-cell table:formula="of:=IF([.$G98]&lt;[.$K$2];&quot;&quot;;1)" office:value-type="float" office:value="1" calcext:value-type="float">
            <text:p>1</text:p>
          </table:table-cell>
          <table:table-cell table:formula="of:=AND([.C98]=1 ;[.H9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622974569974963" calcext:value-type="float">
            <text:p>6.22974569974963E-005</text:p>
          </table:table-cell>
          <table:table-cell table:formula="of:=IF([.$B99]&lt;[.$J$2];&quot;&quot;;1)" office:value-type="float" office:value="1" calcext:value-type="float">
            <text:p>1</text:p>
          </table:table-cell>
          <table:table-cell office:value-type="float" office:value="57878.8869897258" calcext:value-type="float">
            <text:p>57878.8869897258</text:p>
          </table:table-cell>
          <table:table-cell office:value-type="float" office:value="163634.397073102" calcext:value-type="float">
            <text:p>163634.397073102</text:p>
          </table:table-cell>
          <table:table-cell/>
          <table:table-cell table:formula="of:=ABS(([.D99]-[.E99])/[.D99])" office:value-type="float" office:value="1.82718631237932" calcext:value-type="float">
            <text:p>1.8271863124</text:p>
          </table:table-cell>
          <table:table-cell table:formula="of:=IF([.$G99]&lt;[.$K$2];&quot;&quot;;1)" office:value-type="float" office:value="1" calcext:value-type="float">
            <text:p>1</text:p>
          </table:table-cell>
          <table:table-cell table:formula="of:=AND([.C99]=1 ;[.H9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676215952450507" calcext:value-type="float">
            <text:p>6.76215952450507E-005</text:p>
          </table:table-cell>
          <table:table-cell table:formula="of:=IF([.$B100]&lt;[.$J$2];&quot;&quot;;1)" office:value-type="float" office:value="1" calcext:value-type="float">
            <text:p>1</text:p>
          </table:table-cell>
          <table:table-cell office:value-type="float" office:value="53262.7643654424" calcext:value-type="float">
            <text:p>53262.7643654424</text:p>
          </table:table-cell>
          <table:table-cell office:value-type="float" office:value="166481.072555471" calcext:value-type="float">
            <text:p>166481.072555471</text:p>
          </table:table-cell>
          <table:table-cell/>
          <table:table-cell table:formula="of:=ABS(([.D100]-[.E100])/[.D100])" office:value-type="float" office:value="2.12565587871527" calcext:value-type="float">
            <text:p>2.1256558787</text:p>
          </table:table-cell>
          <table:table-cell table:formula="of:=IF([.$G100]&lt;[.$K$2];&quot;&quot;;1)" office:value-type="float" office:value="1" calcext:value-type="float">
            <text:p>1</text:p>
          </table:table-cell>
          <table:table-cell table:formula="of:=AND([.C100]=1 ;[.H10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645381479738345" calcext:value-type="float">
            <text:p>6.45381479738345E-005</text:p>
          </table:table-cell>
          <table:table-cell table:formula="of:=IF([.$B101]&lt;[.$J$2];&quot;&quot;;1)" office:value-type="float" office:value="1" calcext:value-type="float">
            <text:p>1</text:p>
          </table:table-cell>
          <table:table-cell office:value-type="float" office:value="55470.29430079" calcext:value-type="float">
            <text:p>55470.29430079</text:p>
          </table:table-cell>
          <table:table-cell office:value-type="float" office:value="164034.5790051" calcext:value-type="float">
            <text:p>164034.5790051</text:p>
          </table:table-cell>
          <table:table-cell/>
          <table:table-cell table:formula="of:=ABS(([.D101]-[.E101])/[.D101])" office:value-type="float" office:value="1.95716078439418" calcext:value-type="float">
            <text:p>1.9571607844</text:p>
          </table:table-cell>
          <table:table-cell table:formula="of:=IF([.$G101]&lt;[.$K$2];&quot;&quot;;1)" office:value-type="float" office:value="1" calcext:value-type="float">
            <text:p>1</text:p>
          </table:table-cell>
          <table:table-cell table:formula="of:=AND([.C101]=1 ;[.H10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683858270747993" calcext:value-type="float">
            <text:p>6.83858270747993E-005</text:p>
          </table:table-cell>
          <table:table-cell table:formula="of:=IF([.$B102]&lt;[.$J$2];&quot;&quot;;1)" office:value-type="float" office:value="1" calcext:value-type="float">
            <text:p>1</text:p>
          </table:table-cell>
          <table:table-cell office:value-type="float" office:value="52205.8021232432" calcext:value-type="float">
            <text:p>52205.8021232432</text:p>
          </table:table-cell>
          <table:table-cell office:value-type="float" office:value="166055.339529523" calcext:value-type="float">
            <text:p>166055.339529523</text:p>
          </table:table-cell>
          <table:table-cell/>
          <table:table-cell table:formula="of:=ABS(([.D102]-[.E102])/[.D102])" office:value-type="float" office:value="2.18078322285927" calcext:value-type="float">
            <text:p>2.1807832229</text:p>
          </table:table-cell>
          <table:table-cell table:formula="of:=IF([.$G102]&lt;[.$K$2];&quot;&quot;;1)" office:value-type="float" office:value="1" calcext:value-type="float">
            <text:p>1</text:p>
          </table:table-cell>
          <table:table-cell table:formula="of:=AND([.C102]=1 ;[.H10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664918451680906" calcext:value-type="float">
            <text:p>6.64918451680906E-005</text:p>
          </table:table-cell>
          <table:table-cell table:formula="of:=IF([.$B103]&lt;[.$J$2];&quot;&quot;;1)" office:value-type="float" office:value="1" calcext:value-type="float">
            <text:p>1</text:p>
          </table:table-cell>
          <table:table-cell office:value-type="float" office:value="53500.3091738679" calcext:value-type="float">
            <text:p>53500.3091738679</text:p>
          </table:table-cell>
          <table:table-cell office:value-type="float" office:value="164738.909180963" calcext:value-type="float">
            <text:p>164738.909180963</text:p>
          </table:table-cell>
          <table:table-cell/>
          <table:table-cell table:formula="of:=ABS(([.D103]-[.E103])/[.D103])" office:value-type="float" office:value="2.07921415268062" calcext:value-type="float">
            <text:p>2.0792141527</text:p>
          </table:table-cell>
          <table:table-cell table:formula="of:=IF([.$G103]&lt;[.$K$2];&quot;&quot;;1)" office:value-type="float" office:value="1" calcext:value-type="float">
            <text:p>1</text:p>
          </table:table-cell>
          <table:table-cell table:formula="of:=AND([.C103]=1 ;[.H10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684094339070016" calcext:value-type="float">
            <text:p>6.84094339070016E-005</text:p>
          </table:table-cell>
          <table:table-cell table:formula="of:=IF([.$B104]&lt;[.$J$2];&quot;&quot;;1)" office:value-type="float" office:value="1" calcext:value-type="float">
            <text:p>1</text:p>
          </table:table-cell>
          <table:table-cell office:value-type="float" office:value="51728.0575718996" calcext:value-type="float">
            <text:p>51728.0575718996</text:p>
          </table:table-cell>
          <table:table-cell office:value-type="float" office:value="166145.233258179" calcext:value-type="float">
            <text:p>166145.233258179</text:p>
          </table:table-cell>
          <table:table-cell/>
          <table:table-cell table:formula="of:=ABS(([.D104]-[.E104])/[.D104])" office:value-type="float" office:value="2.21189777959949" calcext:value-type="float">
            <text:p>2.2118977796</text:p>
          </table:table-cell>
          <table:table-cell table:formula="of:=IF([.$G104]&lt;[.$K$2];&quot;&quot;;1)" office:value-type="float" office:value="1" calcext:value-type="float">
            <text:p>1</text:p>
          </table:table-cell>
          <table:table-cell table:formula="of:=AND([.C104]=1 ;[.H10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641353659065983" calcext:value-type="float">
            <text:p>6.41353659065983E-005</text:p>
          </table:table-cell>
          <table:table-cell table:formula="of:=IF([.$B105]&lt;[.$J$2];&quot;&quot;;1)" office:value-type="float" office:value="1" calcext:value-type="float">
            <text:p>1</text:p>
          </table:table-cell>
          <table:table-cell office:value-type="float" office:value="55277.1526383785" calcext:value-type="float">
            <text:p>55277.1526383785</text:p>
          </table:table-cell>
          <table:table-cell office:value-type="float" office:value="163685.713199643" calcext:value-type="float">
            <text:p>163685.713199643</text:p>
          </table:table-cell>
          <table:table-cell/>
          <table:table-cell table:formula="of:=ABS(([.D105]-[.E105])/[.D105])" office:value-type="float" office:value="1.96118206866533" calcext:value-type="float">
            <text:p>1.9611820687</text:p>
          </table:table-cell>
          <table:table-cell table:formula="of:=IF([.$G105]&lt;[.$K$2];&quot;&quot;;1)" office:value-type="float" office:value="1" calcext:value-type="float">
            <text:p>1</text:p>
          </table:table-cell>
          <table:table-cell table:formula="of:=AND([.C105]=1 ;[.H10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636101660631206" calcext:value-type="float">
            <text:p>6.36101660631206E-005</text:p>
          </table:table-cell>
          <table:table-cell table:formula="of:=IF([.$B106]&lt;[.$J$2];&quot;&quot;;1)" office:value-type="float" office:value="1" calcext:value-type="float">
            <text:p>1</text:p>
          </table:table-cell>
          <table:table-cell office:value-type="float" office:value="55410.8067934768" calcext:value-type="float">
            <text:p>55410.8067934768</text:p>
          </table:table-cell>
          <table:table-cell office:value-type="float" office:value="163028.237326812" calcext:value-type="float">
            <text:p>163028.237326812</text:p>
          </table:table-cell>
          <table:table-cell/>
          <table:table-cell table:formula="of:=ABS(([.D106]-[.E106])/[.D106])" office:value-type="float" office:value="1.94217404078665" calcext:value-type="float">
            <text:p>1.9421740408</text:p>
          </table:table-cell>
          <table:table-cell table:formula="of:=IF([.$G106]&lt;[.$K$2];&quot;&quot;;1)" office:value-type="float" office:value="1" calcext:value-type="float">
            <text:p>1</text:p>
          </table:table-cell>
          <table:table-cell table:formula="of:=AND([.C106]=1 ;[.H10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611867505626711" calcext:value-type="float">
            <text:p>6.11867505626711E-005</text:p>
          </table:table-cell>
          <table:table-cell table:formula="of:=IF([.$B107]&lt;[.$J$2];&quot;&quot;;1)" office:value-type="float" office:value="1" calcext:value-type="float">
            <text:p>1</text:p>
          </table:table-cell>
          <table:table-cell office:value-type="float" office:value="58257.4822758454" calcext:value-type="float">
            <text:p>58257.4822758454</text:p>
          </table:table-cell>
          <table:table-cell office:value-type="float" office:value="160056.495154294" calcext:value-type="float">
            <text:p>160056.495154294</text:p>
          </table:table-cell>
          <table:table-cell/>
          <table:table-cell table:formula="of:=ABS(([.D107]-[.E107])/[.D107])" office:value-type="float" office:value="1.74739808350174" calcext:value-type="float">
            <text:p>1.7473980835</text:p>
          </table:table-cell>
          <table:table-cell table:formula="of:=IF([.$G107]&lt;[.$K$2];&quot;&quot;;1)" office:value-type="float" office:value="1" calcext:value-type="float">
            <text:p>1</text:p>
          </table:table-cell>
          <table:table-cell table:formula="of:=AND([.C107]=1 ;[.H10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636832359079177" calcext:value-type="float">
            <text:p>6.36832359079177E-005</text:p>
          </table:table-cell>
          <table:table-cell table:formula="of:=IF([.$B108]&lt;[.$J$2];&quot;&quot;;1)" office:value-type="float" office:value="1" calcext:value-type="float">
            <text:p>1</text:p>
          </table:table-cell>
          <table:table-cell office:value-type="float" office:value="55810.9887254749" calcext:value-type="float">
            <text:p>55810.9887254749</text:p>
          </table:table-cell>
          <table:table-cell office:value-type="float" office:value="162299.232085999" calcext:value-type="float">
            <text:p>162299.232085999</text:p>
          </table:table-cell>
          <table:table-cell/>
          <table:table-cell table:formula="of:=ABS(([.D108]-[.E108])/[.D108])" office:value-type="float" office:value="1.9080157114636" calcext:value-type="float">
            <text:p>1.9080157115</text:p>
          </table:table-cell>
          <table:table-cell table:formula="of:=IF([.$G108]&lt;[.$K$2];&quot;&quot;;1)" office:value-type="float" office:value="1" calcext:value-type="float">
            <text:p>1</text:p>
          </table:table-cell>
          <table:table-cell table:formula="of:=AND([.C108]=1 ;[.H10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624953960785324" calcext:value-type="float">
            <text:p>6.24953960785324E-005</text:p>
          </table:table-cell>
          <table:table-cell table:formula="of:=IF([.$B109]&lt;[.$J$2];&quot;&quot;;1)" office:value-type="float" office:value="1" calcext:value-type="float">
            <text:p>1</text:p>
          </table:table-cell>
          <table:table-cell office:value-type="float" office:value="57831.7492498973" calcext:value-type="float">
            <text:p>57831.7492498973</text:p>
          </table:table-cell>
          <table:table-cell office:value-type="float" office:value="161152.337907313" calcext:value-type="float">
            <text:p>161152.337907313</text:p>
          </table:table-cell>
          <table:table-cell/>
          <table:table-cell table:formula="of:=ABS(([.D109]-[.E109])/[.D109])" office:value-type="float" office:value="1.78657208190187" calcext:value-type="float">
            <text:p>1.7865720819</text:p>
          </table:table-cell>
          <table:table-cell table:formula="of:=IF([.$G109]&lt;[.$K$2];&quot;&quot;;1)" office:value-type="float" office:value="1" calcext:value-type="float">
            <text:p>1</text:p>
          </table:table-cell>
          <table:table-cell table:formula="of:=AND([.C109]=1 ;[.H10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637939245720882" calcext:value-type="float">
            <text:p>6.37939245720882E-005</text:p>
          </table:table-cell>
          <table:table-cell table:formula="of:=IF([.$B110]&lt;[.$J$2];&quot;&quot;;1)" office:value-type="float" office:value="1" calcext:value-type="float">
            <text:p>1</text:p>
          </table:table-cell>
          <table:table-cell office:value-type="float" office:value="56515.3189013376" calcext:value-type="float">
            <text:p>56515.3189013376</text:p>
          </table:table-cell>
          <table:table-cell office:value-type="float" office:value="162192.262451954" calcext:value-type="float">
            <text:p>162192.262451954</text:p>
          </table:table-cell>
          <table:table-cell/>
          <table:table-cell table:formula="of:=ABS(([.D110]-[.E110])/[.D110])" office:value-type="float" office:value="1.86988139861873" calcext:value-type="float">
            <text:p>1.8698813986</text:p>
          </table:table-cell>
          <table:table-cell table:formula="of:=IF([.$G110]&lt;[.$K$2];&quot;&quot;;1)" office:value-type="float" office:value="1" calcext:value-type="float">
            <text:p>1</text:p>
          </table:table-cell>
          <table:table-cell table:formula="of:=AND([.C110]=1 ;[.H11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637994772611228" calcext:value-type="float">
            <text:p>6.37994772611228E-005</text:p>
          </table:table-cell>
          <table:table-cell table:formula="of:=IF([.$B111]&lt;[.$J$2];&quot;&quot;;1)" office:value-type="float" office:value="1" calcext:value-type="float">
            <text:p>1</text:p>
          </table:table-cell>
          <table:table-cell office:value-type="float" office:value="57921.6429785537" calcext:value-type="float">
            <text:p>57921.6429785537</text:p>
          </table:table-cell>
          <table:table-cell office:value-type="float" office:value="162573.560740468" calcext:value-type="float">
            <text:p>162573.560740468</text:p>
          </table:table-cell>
          <table:table-cell/>
          <table:table-cell table:formula="of:=ABS(([.D111]-[.E111])/[.D111])" office:value-type="float" office:value="1.80678434485471" calcext:value-type="float">
            <text:p>1.8067843449</text:p>
          </table:table-cell>
          <table:table-cell table:formula="of:=IF([.$G111]&lt;[.$K$2];&quot;&quot;;1)" office:value-type="float" office:value="1" calcext:value-type="float">
            <text:p>1</text:p>
          </table:table-cell>
          <table:table-cell table:formula="of:=AND([.C111]=1 ;[.H11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0.0000671427886499743" calcext:value-type="float">
            <text:p>6.71427886499743E-005</text:p>
          </table:table-cell>
          <table:table-cell table:style-name="ce6" table:formula="of:=IF([.$B112]&lt;[.$J$2];&quot;&quot;;1)" office:value-type="float" office:value="1" calcext:value-type="float">
            <text:p>1</text:p>
          </table:table-cell>
          <table:table-cell table:style-name="ce4" office:value-type="float" office:value="55462.1229200176" calcext:value-type="float">
            <text:p>55462.1229200176</text:p>
          </table:table-cell>
          <table:table-cell table:style-name="ce4" office:value-type="float" office:value="164564.98733774" calcext:value-type="float">
            <text:p>164564.98733774</text:p>
          </table:table-cell>
          <table:table-cell table:style-name="ce4"/>
          <table:table-cell table:style-name="ce4" table:formula="of:=ABS(([.D112]-[.E112])/[.D112])" office:value-type="float" office:value="1.96715990433797" calcext:value-type="float">
            <text:p>1.9671599043</text:p>
          </table:table-cell>
          <table:table-cell table:style-name="ce4" table:formula="of:=IF([.$G112]&lt;[.$K$2];&quot;&quot;;1)" office:value-type="float" office:value="1" calcext:value-type="float">
            <text:p>1</text:p>
          </table:table-cell>
          <table:table-cell table:formula="of:=AND([.C112]=1 ;[.H11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682343108025529" calcext:value-type="float">
            <text:p>6.82343108025529E-005</text:p>
          </table:table-cell>
          <table:table-cell table:formula="of:=IF([.$B113]&lt;[.$J$2];&quot;&quot;;1)" office:value-type="float" office:value="1" calcext:value-type="float">
            <text:p>1</text:p>
          </table:table-cell>
          <table:table-cell office:value-type="float" office:value="54804.6470471871" calcext:value-type="float">
            <text:p>54804.6470471871</text:p>
          </table:table-cell>
          <table:table-cell office:value-type="float" office:value="165316.92418573" calcext:value-type="float">
            <text:p>165316.92418573</text:p>
          </table:table-cell>
          <table:table-cell/>
          <table:table-cell table:formula="of:=ABS(([.D113]-[.E113])/[.D113])" office:value-type="float" office:value="2.0164763955763" calcext:value-type="float">
            <text:p>2.0164763956</text:p>
          </table:table-cell>
          <table:table-cell table:formula="of:=IF([.$G113]&lt;[.$K$2];&quot;&quot;;1)" office:value-type="float" office:value="1" calcext:value-type="float">
            <text:p>1</text:p>
          </table:table-cell>
          <table:table-cell table:formula="of:=AND([.C113]=1 ;[.H11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717296307405787" calcext:value-type="float">
            <text:p>7.17296307405787E-005</text:p>
          </table:table-cell>
          <table:table-cell table:formula="of:=IF([.$B114]&lt;[.$J$2];&quot;&quot;;1)" office:value-type="float" office:value="1" calcext:value-type="float">
            <text:p>1</text:p>
          </table:table-cell>
          <table:table-cell office:value-type="float" office:value="51832.9048746689" calcext:value-type="float">
            <text:p>51832.9048746689</text:p>
          </table:table-cell>
          <table:table-cell office:value-type="float" office:value="168797.149205518" calcext:value-type="float">
            <text:p>168797.149205518</text:p>
          </table:table-cell>
          <table:table-cell/>
          <table:table-cell table:formula="of:=ABS(([.D114]-[.E114])/[.D114])" office:value-type="float" office:value="2.25656355964742" calcext:value-type="float">
            <text:p>2.2565635596</text:p>
          </table:table-cell>
          <table:table-cell table:formula="of:=IF([.$G114]&lt;[.$K$2];&quot;&quot;;1)" office:value-type="float" office:value="1" calcext:value-type="float">
            <text:p>1</text:p>
          </table:table-cell>
          <table:table-cell table:formula="of:=AND([.C114]=1 ;[.H11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717435119781086" calcext:value-type="float">
            <text:p>7.17435119781086E-005</text:p>
          </table:table-cell>
          <table:table-cell table:formula="of:=IF([.$B115]&lt;[.$J$2];&quot;&quot;;1)" office:value-type="float" office:value="1" calcext:value-type="float">
            <text:p>1</text:p>
          </table:table-cell>
          <table:table-cell office:value-type="float" office:value="54075.6418063736" calcext:value-type="float">
            <text:p>54075.6418063736</text:p>
          </table:table-cell>
          <table:table-cell office:value-type="float" office:value="171592.712708843" calcext:value-type="float">
            <text:p>171592.712708843</text:p>
          </table:table-cell>
          <table:table-cell/>
          <table:table-cell table:formula="of:=ABS(([.D115]-[.E115])/[.D115])" office:value-type="float" office:value="2.17319789422487" calcext:value-type="float">
            <text:p>2.1731978942</text:p>
          </table:table-cell>
          <table:table-cell table:formula="of:=IF([.$G115]&lt;[.$K$2];&quot;&quot;;1)" office:value-type="float" office:value="1" calcext:value-type="float">
            <text:p>1</text:p>
          </table:table-cell>
          <table:table-cell table:formula="of:=AND([.C115]=1 ;[.H11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72895149796888" calcext:value-type="float">
            <text:p>7.2895149796888E-005</text:p>
          </table:table-cell>
          <table:table-cell table:formula="of:=IF([.$B116]&lt;[.$J$2];&quot;&quot;;1)" office:value-type="float" office:value="1" calcext:value-type="float">
            <text:p>1</text:p>
          </table:table-cell>
          <table:table-cell office:value-type="float" office:value="52928.7476276875" calcext:value-type="float">
            <text:p>52928.7476276875</text:p>
          </table:table-cell>
          <table:table-cell office:value-type="float" office:value="172047.919801486" calcext:value-type="float">
            <text:p>172047.919801486</text:p>
          </table:table-cell>
          <table:table-cell/>
          <table:table-cell table:formula="of:=ABS(([.D116]-[.E116])/[.D116])" office:value-type="float" office:value="2.25055716435441" calcext:value-type="float">
            <text:p>2.2505571644</text:p>
          </table:table-cell>
          <table:table-cell table:formula="of:=IF([.$G116]&lt;[.$K$2];&quot;&quot;;1)" office:value-type="float" office:value="1" calcext:value-type="float">
            <text:p>1</text:p>
          </table:table-cell>
          <table:table-cell table:formula="of:=AND([.C116]=1 ;[.H11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748136670354743" calcext:value-type="float">
            <text:p>7.48136670354743E-005</text:p>
          </table:table-cell>
          <table:table-cell table:formula="of:=IF([.$B117]&lt;[.$J$2];&quot;&quot;;1)" office:value-type="float" office:value="1" calcext:value-type="float">
            <text:p>1</text:p>
          </table:table-cell>
          <table:table-cell office:value-type="float" office:value="53968.6721723289" calcext:value-type="float">
            <text:p>53968.6721723289</text:p>
          </table:table-cell>
          <table:table-cell office:value-type="float" office:value="176457.785331044" calcext:value-type="float">
            <text:p>176457.785331044</text:p>
          </table:table-cell>
          <table:table-cell/>
          <table:table-cell table:formula="of:=ABS(([.D117]-[.E117])/[.D117])" office:value-type="float" office:value="2.26963362684914" calcext:value-type="float">
            <text:p>2.2696336268</text:p>
          </table:table-cell>
          <table:table-cell table:formula="of:=IF([.$G117]&lt;[.$K$2];&quot;&quot;;1)" office:value-type="float" office:value="1" calcext:value-type="float">
            <text:p>1</text:p>
          </table:table-cell>
          <table:table-cell table:formula="of:=AND([.C117]=1 ;[.H11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745393934462164" calcext:value-type="float">
            <text:p>7.45393934462164E-005</text:p>
          </table:table-cell>
          <table:table-cell table:formula="of:=IF([.$B118]&lt;[.$J$2];&quot;&quot;;1)" office:value-type="float" office:value="1" calcext:value-type="float">
            <text:p>1</text:p>
          </table:table-cell>
          <table:table-cell office:value-type="float" office:value="54349.9704608431" calcext:value-type="float">
            <text:p>54349.9704608431</text:p>
          </table:table-cell>
          <table:table-cell office:value-type="float" office:value="176591.958028041" calcext:value-type="float">
            <text:p>176591.958028041</text:p>
          </table:table-cell>
          <table:table-cell/>
          <table:table-cell table:formula="of:=ABS(([.D118]-[.E118])/[.D118])" office:value-type="float" office:value="2.24916382714997" calcext:value-type="float">
            <text:p>2.2491638271</text:p>
          </table:table-cell>
          <table:table-cell table:formula="of:=IF([.$G118]&lt;[.$K$2];&quot;&quot;;1)" office:value-type="float" office:value="1" calcext:value-type="float">
            <text:p>1</text:p>
          </table:table-cell>
          <table:table-cell table:formula="of:=AND([.C118]=1 ;[.H11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77136230856686" calcext:value-type="float">
            <text:p>7.7136230856686E-005</text:p>
          </table:table-cell>
          <table:table-cell table:formula="of:=IF([.$B119]&lt;[.$J$2];&quot;&quot;;1)" office:value-type="float" office:value="1" calcext:value-type="float">
            <text:p>1</text:p>
          </table:table-cell>
          <table:table-cell office:value-type="float" office:value="56341.3970581152" calcext:value-type="float">
            <text:p>56341.3970581152</text:p>
          </table:table-cell>
          <table:table-cell office:value-type="float" office:value="183713.408386236" calcext:value-type="float">
            <text:p>183713.408386236</text:p>
          </table:table-cell>
          <table:table-cell/>
          <table:table-cell table:formula="of:=ABS(([.D119]-[.E119])/[.D119])" office:value-type="float" office:value="2.26071801515214" calcext:value-type="float">
            <text:p>2.2607180152</text:p>
          </table:table-cell>
          <table:table-cell table:formula="of:=IF([.$G119]&lt;[.$K$2];&quot;&quot;;1)" office:value-type="float" office:value="1" calcext:value-type="float">
            <text:p>1</text:p>
          </table:table-cell>
          <table:table-cell table:formula="of:=AND([.C119]=1 ;[.H11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780519420470118" calcext:value-type="float">
            <text:p>7.80519420470118E-005</text:p>
          </table:table-cell>
          <table:table-cell table:formula="of:=IF([.$B120]&lt;[.$J$2];&quot;&quot;;1)" office:value-type="float" office:value="1" calcext:value-type="float">
            <text:p>1</text:p>
          </table:table-cell>
          <table:table-cell office:value-type="float" office:value="57093.333906105" calcext:value-type="float">
            <text:p>57093.333906105</text:p>
          </table:table-cell>
          <table:table-cell office:value-type="float" office:value="186306.814246763" calcext:value-type="float">
            <text:p>186306.814246763</text:p>
          </table:table-cell>
          <table:table-cell/>
          <table:table-cell table:formula="of:=ABS(([.D120]-[.E120])/[.D120])" office:value-type="float" office:value="2.26319732095451" calcext:value-type="float">
            <text:p>2.263197321</text:p>
          </table:table-cell>
          <table:table-cell table:formula="of:=IF([.$G120]&lt;[.$K$2];&quot;&quot;;1)" office:value-type="float" office:value="1" calcext:value-type="float">
            <text:p>1</text:p>
          </table:table-cell>
          <table:table-cell table:formula="of:=AND([.C120]=1 ;[.H12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0.0000996833785958494" calcext:value-type="float">
            <text:p>9.96833785958494E-005</text:p>
          </table:table-cell>
          <table:table-cell table:style-name="ce7" table:formula="of:=IF([.$B121]&lt;[.$J$2];&quot;&quot;;1)" office:value-type="float" office:value="1" calcext:value-type="float">
            <text:p>1</text:p>
          </table:table-cell>
          <table:table-cell table:style-name="ce2" office:value-type="float" office:value="60573.5589258925" calcext:value-type="float">
            <text:p>60573.5589258925</text:p>
          </table:table-cell>
          <table:table-cell table:style-name="ce2" office:value-type="float" office:value="221718.715394592" calcext:value-type="float">
            <text:p>221718.715394592</text:p>
          </table:table-cell>
          <table:table-cell table:style-name="ce2"/>
          <table:table-cell table:style-name="ce2" table:formula="of:=ABS(([.D121]-[.E121])/[.D121])" office:value-type="float" office:value="2.6603217530251" calcext:value-type="float">
            <text:p>2.660321753</text:p>
          </table:table-cell>
          <table:table-cell table:style-name="ce2" table:formula="of:=IF([.$G121]&lt;[.$K$2];&quot;&quot;;1)" office:value-type="float" office:value="1" calcext:value-type="float">
            <text:p>1</text:p>
          </table:table-cell>
          <table:table-cell table:formula="of:=AND([.C121]=1 ;[.H12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343034534454244" calcext:value-type="float">
            <text:p>3.43034534454244E-005</text:p>
          </table:table-cell>
          <table:table-cell table:formula="of:=IF([.$B122]&lt;[.$J$2];&quot;&quot;;1)">
            <text:p/>
          </table:table-cell>
          <table:table-cell office:value-type="float" office:value="105168.01492088" calcext:value-type="float">
            <text:p>105168.01492088</text:p>
          </table:table-cell>
          <table:table-cell office:value-type="float" office:value="242273.29299663" calcext:value-type="float">
            <text:p>242273.29299663</text:p>
          </table:table-cell>
          <table:table-cell/>
          <table:table-cell table:formula="of:=ABS(([.D122]-[.E122])/[.D122])" office:value-type="float" office:value="1.30367848227331" calcext:value-type="float">
            <text:p>1.3036784823</text:p>
          </table:table-cell>
          <table:table-cell table:formula="of:=IF([.$G122]&lt;[.$K$2];&quot;&quot;;1)">
            <text:p/>
          </table:table-cell>
          <table:table-cell table:formula="of:=AND([.C122]=1 ;[.H12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51724738452723" calcext:value-type="float">
            <text:p>3.51724738452723E-005</text:p>
          </table:table-cell>
          <table:table-cell table:formula="of:=IF([.$B123]&lt;[.$J$2];&quot;&quot;;1)">
            <text:p/>
          </table:table-cell>
          <table:table-cell office:value-type="float" office:value="100736.449079865" calcext:value-type="float">
            <text:p>100736.449079865</text:p>
          </table:table-cell>
          <table:table-cell office:value-type="float" office:value="240730.407172909" calcext:value-type="float">
            <text:p>240730.407172909</text:p>
          </table:table-cell>
          <table:table-cell/>
          <table:table-cell table:formula="of:=ABS(([.D123]-[.E123])/[.D123])" office:value-type="float" office:value="1.38970511043183" calcext:value-type="float">
            <text:p>1.3897051104</text:p>
          </table:table-cell>
          <table:table-cell table:formula="of:=IF([.$G123]&lt;[.$K$2];&quot;&quot;;1)">
            <text:p/>
          </table:table-cell>
          <table:table-cell table:formula="of:=AND([.C123]=1 ;[.H12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394652612329995" calcext:value-type="float">
            <text:p>3.94652612329995E-005</text:p>
          </table:table-cell>
          <table:table-cell table:formula="of:=IF([.$B124]&lt;[.$J$2];&quot;&quot;;1)">
            <text:p/>
          </table:table-cell>
          <table:table-cell office:value-type="float" office:value="92016.5923852602" calcext:value-type="float">
            <text:p>92016.5923852602</text:p>
          </table:table-cell>
          <table:table-cell office:value-type="float" office:value="240029.167201292" calcext:value-type="float">
            <text:p>240029.167201292</text:p>
          </table:table-cell>
          <table:table-cell/>
          <table:table-cell table:formula="of:=ABS(([.D124]-[.E124])/[.D124])" office:value-type="float" office:value="1.60854223112637" calcext:value-type="float">
            <text:p>1.6085422311</text:p>
          </table:table-cell>
          <table:table-cell table:formula="of:=IF([.$G124]&lt;[.$K$2];&quot;&quot;;1)">
            <text:p/>
          </table:table-cell>
          <table:table-cell table:formula="of:=AND([.C124]=1 ;[.H12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396180204895314" calcext:value-type="float">
            <text:p>0.000039618</text:p>
          </table:table-cell>
          <table:table-cell table:formula="of:=IF([.$B125]&lt;[.$J$2];&quot;&quot;;1)">
            <text:p/>
          </table:table-cell>
          <table:table-cell office:value-type="float" office:value="90416.2245322346" calcext:value-type="float">
            <text:p>90416.2245322346</text:p>
          </table:table-cell>
          <table:table-cell office:value-type="float" office:value="238928.590532779" calcext:value-type="float">
            <text:p>238928.590532779</text:p>
          </table:table-cell>
          <table:table-cell/>
          <table:table-cell table:formula="of:=ABS(([.D125]-[.E125])/[.D125])" office:value-type="float" office:value="1.64254111216066" calcext:value-type="float">
            <text:p>1.6425411122</text:p>
          </table:table-cell>
          <table:table-cell table:formula="of:=IF([.$G125]&lt;[.$K$2];&quot;&quot;;1)">
            <text:p/>
          </table:table-cell>
          <table:table-cell table:formula="of:=AND([.C125]=1 ;[.H12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408495444122844" calcext:value-type="float">
            <text:p>4.08495444122844E-005</text:p>
          </table:table-cell>
          <table:table-cell table:formula="of:=IF([.$B126]&lt;[.$J$2];&quot;&quot;;1)" office:value-type="float" office:value="1" calcext:value-type="float">
            <text:p>1</text:p>
          </table:table-cell>
          <table:table-cell office:value-type="float" office:value="86864.4873453071" calcext:value-type="float">
            <text:p>86864.4873453071</text:p>
          </table:table-cell>
          <table:table-cell office:value-type="float" office:value="237410.484808416" calcext:value-type="float">
            <text:p>237410.484808416</text:p>
          </table:table-cell>
          <table:table-cell/>
          <table:table-cell table:formula="of:=ABS(([.D126]-[.E126])/[.D126])" office:value-type="float" office:value="1.73311329018328" calcext:value-type="float">
            <text:p>1.7331132902</text:p>
          </table:table-cell>
          <table:table-cell table:formula="of:=IF([.$G126]&lt;[.$K$2];&quot;&quot;;1)" office:value-type="float" office:value="1" calcext:value-type="float">
            <text:p>1</text:p>
          </table:table-cell>
          <table:table-cell table:formula="of:=AND([.C126]=1 ;[.H12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412452018414738" calcext:value-type="float">
            <text:p>4.12452018414738E-005</text:p>
          </table:table-cell>
          <table:table-cell table:formula="of:=IF([.$B127]&lt;[.$J$2];&quot;&quot;;1)" office:value-type="float" office:value="1" calcext:value-type="float">
            <text:p>1</text:p>
          </table:table-cell>
          <table:table-cell office:value-type="float" office:value="85385.3607685067" calcext:value-type="float">
            <text:p>85385.3607685067</text:p>
          </table:table-cell>
          <table:table-cell office:value-type="float" office:value="237649.285099963" calcext:value-type="float">
            <text:p>237649.285099963</text:p>
          </table:table-cell>
          <table:table-cell/>
          <table:table-cell table:formula="of:=ABS(([.D127]-[.E127])/[.D127])" office:value-type="float" office:value="1.78325561853944" calcext:value-type="float">
            <text:p>1.7832556185</text:p>
          </table:table-cell>
          <table:table-cell table:formula="of:=IF([.$G127]&lt;[.$K$2];&quot;&quot;;1)" office:value-type="float" office:value="1" calcext:value-type="float">
            <text:p>1</text:p>
          </table:table-cell>
          <table:table-cell table:formula="of:=AND([.C127]=1 ;[.H12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419133226939754" calcext:value-type="float">
            <text:p>4.19133226939754E-005</text:p>
          </table:table-cell>
          <table:table-cell table:formula="of:=IF([.$B128]&lt;[.$J$2];&quot;&quot;;1)" office:value-type="float" office:value="1" calcext:value-type="float">
            <text:p>1</text:p>
          </table:table-cell>
          <table:table-cell office:value-type="float" office:value="82521.1954829599" calcext:value-type="float">
            <text:p>82521.1954829599</text:p>
          </table:table-cell>
          <table:table-cell office:value-type="float" office:value="237499.35412103" calcext:value-type="float">
            <text:p>237499.35412103</text:p>
          </table:table-cell>
          <table:table-cell/>
          <table:table-cell table:formula="of:=ABS(([.D128]-[.E128])/[.D128])" office:value-type="float" office:value="1.87804063829967" calcext:value-type="float">
            <text:p>1.8780406383</text:p>
          </table:table-cell>
          <table:table-cell table:formula="of:=IF([.$G128]&lt;[.$K$2];&quot;&quot;;1)" office:value-type="float" office:value="1" calcext:value-type="float">
            <text:p>1</text:p>
          </table:table-cell>
          <table:table-cell table:formula="of:=AND([.C128]=1 ;[.H12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42351950967434" calcext:value-type="float">
            <text:p>0.000042352</text:p>
          </table:table-cell>
          <table:table-cell table:formula="of:=IF([.$B129]&lt;[.$J$2];&quot;&quot;;1)" office:value-type="float" office:value="1" calcext:value-type="float">
            <text:p>1</text:p>
          </table:table-cell>
          <table:table-cell office:value-type="float" office:value="81128.1365279301" calcext:value-type="float">
            <text:p>81128.1365279301</text:p>
          </table:table-cell>
          <table:table-cell office:value-type="float" office:value="237777.567823311" calcext:value-type="float">
            <text:p>237777.567823311</text:p>
          </table:table-cell>
          <table:table-cell/>
          <table:table-cell table:formula="of:=ABS(([.D129]-[.E129])/[.D129])" office:value-type="float" office:value="1.93088906019" calcext:value-type="float">
            <text:p>1.9308890602</text:p>
          </table:table-cell>
          <table:table-cell table:formula="of:=IF([.$G129]&lt;[.$K$2];&quot;&quot;;1)" office:value-type="float" office:value="1" calcext:value-type="float">
            <text:p>1</text:p>
          </table:table-cell>
          <table:table-cell table:formula="of:=AND([.C129]=1 ;[.H12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42514167400248" calcext:value-type="float">
            <text:p>4.2514167400248E-005</text:p>
          </table:table-cell>
          <table:table-cell table:formula="of:=IF([.$B130]&lt;[.$J$2];&quot;&quot;;1)" office:value-type="float" office:value="1" calcext:value-type="float">
            <text:p>1</text:p>
          </table:table-cell>
          <table:table-cell office:value-type="float" office:value="79585.2507042093" calcext:value-type="float">
            <text:p>79585.2507042093</text:p>
          </table:table-cell>
          <table:table-cell office:value-type="float" office:value="236367.593220818" calcext:value-type="float">
            <text:p>236367.593220818</text:p>
          </table:table-cell>
          <table:table-cell/>
          <table:table-cell table:formula="of:=ABS(([.D130]-[.E130])/[.D130])" office:value-type="float" office:value="1.96999244369179" calcext:value-type="float">
            <text:p>1.9699924437</text:p>
          </table:table-cell>
          <table:table-cell table:formula="of:=IF([.$G130]&lt;[.$K$2];&quot;&quot;;1)" office:value-type="float" office:value="1" calcext:value-type="float">
            <text:p>1</text:p>
          </table:table-cell>
          <table:table-cell table:formula="of:=AND([.C130]=1 ;[.H13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427963452825433" calcext:value-type="float">
            <text:p>4.27963452825433E-005</text:p>
          </table:table-cell>
          <table:table-cell table:formula="of:=IF([.$B131]&lt;[.$J$2];&quot;&quot;;1)" office:value-type="float" office:value="1" calcext:value-type="float">
            <text:p>1</text:p>
          </table:table-cell>
          <table:table-cell office:value-type="float" office:value="78884.0107325931" calcext:value-type="float">
            <text:p>78884.0107325931</text:p>
          </table:table-cell>
          <table:table-cell office:value-type="float" office:value="236866.455723873" calcext:value-type="float">
            <text:p>236866.455723873</text:p>
          </table:table-cell>
          <table:table-cell/>
          <table:table-cell table:formula="of:=ABS(([.D131]-[.E131])/[.D131])" office:value-type="float" office:value="2.00271821277978" calcext:value-type="float">
            <text:p>2.0027182128</text:p>
          </table:table-cell>
          <table:table-cell table:formula="of:=IF([.$G131]&lt;[.$K$2];&quot;&quot;;1)" office:value-type="float" office:value="1" calcext:value-type="float">
            <text:p>1</text:p>
          </table:table-cell>
          <table:table-cell table:formula="of:=AND([.C131]=1 ;[.H13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428550672629147" calcext:value-type="float">
            <text:p>4.28550672629147E-005</text:p>
          </table:table-cell>
          <table:table-cell table:formula="of:=IF([.$B132]&lt;[.$J$2];&quot;&quot;;1)" office:value-type="float" office:value="1" calcext:value-type="float">
            <text:p>1</text:p>
          </table:table-cell>
          <table:table-cell office:value-type="float" office:value="77783.4340640793" calcext:value-type="float">
            <text:p>77783.4340640793</text:p>
          </table:table-cell>
          <table:table-cell office:value-type="float" office:value="235604.758298748" calcext:value-type="float">
            <text:p>235604.758298748</text:p>
          </table:table-cell>
          <table:table-cell/>
          <table:table-cell table:formula="of:=ABS(([.D132]-[.E132])/[.D132])" office:value-type="float" office:value="2.0289837564211" calcext:value-type="float">
            <text:p>2.0289837564</text:p>
          </table:table-cell>
          <table:table-cell table:formula="of:=IF([.$G132]&lt;[.$K$2];&quot;&quot;;1)" office:value-type="float" office:value="1" calcext:value-type="float">
            <text:p>1</text:p>
          </table:table-cell>
          <table:table-cell table:formula="of:=AND([.C132]=1 ;[.H13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433730782289098" calcext:value-type="float">
            <text:p>4.33730782289098E-005</text:p>
          </table:table-cell>
          <table:table-cell table:formula="of:=IF([.$B133]&lt;[.$J$2];&quot;&quot;;1)" office:value-type="float" office:value="1" calcext:value-type="float">
            <text:p>1</text:p>
          </table:table-cell>
          <table:table-cell office:value-type="float" office:value="76265.328339717" calcext:value-type="float">
            <text:p>76265.328339717</text:p>
          </table:table-cell>
          <table:table-cell office:value-type="float" office:value="235629.191715636" calcext:value-type="float">
            <text:p>235629.191715636</text:p>
          </table:table-cell>
          <table:table-cell/>
          <table:table-cell table:formula="of:=ABS(([.D133]-[.E133])/[.D133])" office:value-type="float" office:value="2.08959781391155" calcext:value-type="float">
            <text:p>2.0895978139</text:p>
          </table:table-cell>
          <table:table-cell table:formula="of:=IF([.$G133]&lt;[.$K$2];&quot;&quot;;1)" office:value-type="float" office:value="1" calcext:value-type="float">
            <text:p>1</text:p>
          </table:table-cell>
          <table:table-cell table:formula="of:=AND([.C133]=1 ;[.H13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429186512878649" calcext:value-type="float">
            <text:p>4.29186512878649E-005</text:p>
          </table:table-cell>
          <table:table-cell table:formula="of:=IF([.$B134]&lt;[.$J$2];&quot;&quot;;1)" office:value-type="float" office:value="1" calcext:value-type="float">
            <text:p>1</text:p>
          </table:table-cell>
          <table:table-cell office:value-type="float" office:value="76504.1286312636" calcext:value-type="float">
            <text:p>76504.1286312636</text:p>
          </table:table-cell>
          <table:table-cell office:value-type="float" office:value="234265.337714325" calcext:value-type="float">
            <text:p>234265.337714325</text:p>
          </table:table-cell>
          <table:table-cell/>
          <table:table-cell table:formula="of:=ABS(([.D134]-[.E134])/[.D134])" office:value-type="float" office:value="2.06212673623724" calcext:value-type="float">
            <text:p>2.0621267362</text:p>
          </table:table-cell>
          <table:table-cell table:formula="of:=IF([.$G134]&lt;[.$K$2];&quot;&quot;;1)" office:value-type="float" office:value="1" calcext:value-type="float">
            <text:p>1</text:p>
          </table:table-cell>
          <table:table-cell table:formula="of:=AND([.C134]=1 ;[.H13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43104997066289" calcext:value-type="float">
            <text:p>0.000043105</text:p>
          </table:table-cell>
          <table:table-cell table:formula="of:=IF([.$B135]&lt;[.$J$2];&quot;&quot;;1)" office:value-type="float" office:value="1" calcext:value-type="float">
            <text:p>1</text:p>
          </table:table-cell>
          <table:table-cell office:value-type="float" office:value="76354.1976523307" calcext:value-type="float">
            <text:p>76354.1976523307</text:p>
          </table:table-cell>
          <table:table-cell office:value-type="float" office:value="234852.820477654" calcext:value-type="float">
            <text:p>234852.820477654</text:p>
          </table:table-cell>
          <table:table-cell/>
          <table:table-cell table:formula="of:=ABS(([.D135]-[.E135])/[.D135])" office:value-type="float" office:value="2.07583378122873" calcext:value-type="float">
            <text:p>2.0758337812</text:p>
          </table:table-cell>
          <table:table-cell table:formula="of:=IF([.$G135]&lt;[.$K$2];&quot;&quot;;1)" office:value-type="float" office:value="1" calcext:value-type="float">
            <text:p>1</text:p>
          </table:table-cell>
          <table:table-cell table:formula="of:=AND([.C135]=1 ;[.H13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42762741878047" calcext:value-type="float">
            <text:p>4.2762741878047E-005</text:p>
          </table:table-cell>
          <table:table-cell table:formula="of:=IF([.$B136]&lt;[.$J$2];&quot;&quot;;1)" office:value-type="float" office:value="1" calcext:value-type="float">
            <text:p>1</text:p>
          </table:table-cell>
          <table:table-cell office:value-type="float" office:value="76632.4113546114" calcext:value-type="float">
            <text:p>76632.4113546114</text:p>
          </table:table-cell>
          <table:table-cell office:value-type="float" office:value="233896.598415764" calcext:value-type="float">
            <text:p>233896.598415764</text:p>
          </table:table-cell>
          <table:table-cell/>
          <table:table-cell table:formula="of:=ABS(([.D136]-[.E136])/[.D136])" office:value-type="float" office:value="2.05218894043961" calcext:value-type="float">
            <text:p>2.0521889404</text:p>
          </table:table-cell>
          <table:table-cell table:formula="of:=IF([.$G136]&lt;[.$K$2];&quot;&quot;;1)" office:value-type="float" office:value="1" calcext:value-type="float">
            <text:p>1</text:p>
          </table:table-cell>
          <table:table-cell table:formula="of:=AND([.C136]=1 ;[.H13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433636598056026" calcext:value-type="float">
            <text:p>4.33636598056026E-005</text:p>
          </table:table-cell>
          <table:table-cell table:formula="of:=IF([.$B137]&lt;[.$J$2];&quot;&quot;;1)" office:value-type="float" office:value="1" calcext:value-type="float">
            <text:p>1</text:p>
          </table:table-cell>
          <table:table-cell office:value-type="float" office:value="75222.4367521188" calcext:value-type="float">
            <text:p>75222.4367521188</text:p>
          </table:table-cell>
          <table:table-cell office:value-type="float" office:value="234983.352861648" calcext:value-type="float">
            <text:p>234983.352861648</text:p>
          </table:table-cell>
          <table:table-cell/>
          <table:table-cell table:formula="of:=ABS(([.D137]-[.E137])/[.D137])" office:value-type="float" office:value="2.12384659428132" calcext:value-type="float">
            <text:p>2.1238465943</text:p>
          </table:table-cell>
          <table:table-cell table:formula="of:=IF([.$G137]&lt;[.$K$2];&quot;&quot;;1)" office:value-type="float" office:value="1" calcext:value-type="float">
            <text:p>1</text:p>
          </table:table-cell>
          <table:table-cell table:formula="of:=AND([.C137]=1 ;[.H13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428189908799601" calcext:value-type="float">
            <text:p>0.000042819</text:p>
          </table:table-cell>
          <table:table-cell table:formula="of:=IF([.$B138]&lt;[.$J$2];&quot;&quot;;1)" office:value-type="float" office:value="1" calcext:value-type="float">
            <text:p>1</text:p>
          </table:table-cell>
          <table:table-cell office:value-type="float" office:value="75721.2992551733" calcext:value-type="float">
            <text:p>75721.2992551733</text:p>
          </table:table-cell>
          <table:table-cell office:value-type="float" office:value="233492.504408646" calcext:value-type="float">
            <text:p>233492.504408646</text:p>
          </table:table-cell>
          <table:table-cell/>
          <table:table-cell table:formula="of:=ABS(([.D138]-[.E138])/[.D138])" office:value-type="float" office:value="2.08357762882276" calcext:value-type="float">
            <text:p>2.0835776288</text:p>
          </table:table-cell>
          <table:table-cell table:formula="of:=IF([.$G138]&lt;[.$K$2];&quot;&quot;;1)" office:value-type="float" office:value="1" calcext:value-type="float">
            <text:p>1</text:p>
          </table:table-cell>
          <table:table-cell table:formula="of:=AND([.C138]=1 ;[.H13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436134960389473" calcext:value-type="float">
            <text:p>4.36134960389473E-005</text:p>
          </table:table-cell>
          <table:table-cell table:formula="of:=IF([.$B139]&lt;[.$J$2];&quot;&quot;;1)" office:value-type="float" office:value="1" calcext:value-type="float">
            <text:p>1</text:p>
          </table:table-cell>
          <table:table-cell office:value-type="float" office:value="74459.6018300488" calcext:value-type="float">
            <text:p>74459.6018300488</text:p>
          </table:table-cell>
          <table:table-cell office:value-type="float" office:value="235270.352893168" calcext:value-type="float">
            <text:p>235270.352893168</text:p>
          </table:table-cell>
          <table:table-cell/>
          <table:table-cell table:formula="of:=ABS(([.D139]-[.E139])/[.D139])" office:value-type="float" office:value="2.15970468698132" calcext:value-type="float">
            <text:p>2.159704687</text:p>
          </table:table-cell>
          <table:table-cell table:formula="of:=IF([.$G139]&lt;[.$K$2];&quot;&quot;;1)" office:value-type="float" office:value="1" calcext:value-type="float">
            <text:p>1</text:p>
          </table:table-cell>
          <table:table-cell table:formula="of:=AND([.C139]=1 ;[.H13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434273747844992" calcext:value-type="float">
            <text:p>4.34273747844992E-005</text:p>
          </table:table-cell>
          <table:table-cell table:formula="of:=IF([.$B140]&lt;[.$J$2];&quot;&quot;;1)" office:value-type="float" office:value="1" calcext:value-type="float">
            <text:p>1</text:p>
          </table:table-cell>
          <table:table-cell office:value-type="float" office:value="74484.0352469367" calcext:value-type="float">
            <text:p>74484.0352469367</text:p>
          </table:table-cell>
          <table:table-cell office:value-type="float" office:value="234608.730568851" calcext:value-type="float">
            <text:p>234608.730568851</text:p>
          </table:table-cell>
          <table:table-cell/>
          <table:table-cell table:formula="of:=ABS(([.D140]-[.E140])/[.D140])" office:value-type="float" office:value="2.14978545121855" calcext:value-type="float">
            <text:p>2.1497854512</text:p>
          </table:table-cell>
          <table:table-cell table:formula="of:=IF([.$G140]&lt;[.$K$2];&quot;&quot;;1)" office:value-type="float" office:value="1" calcext:value-type="float">
            <text:p>1</text:p>
          </table:table-cell>
          <table:table-cell table:formula="of:=AND([.C140]=1 ;[.H14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439624360318907" calcext:value-type="float">
            <text:p>4.39624360318907E-005</text:p>
          </table:table-cell>
          <table:table-cell table:formula="of:=IF([.$B141]&lt;[.$J$2];&quot;&quot;;1)" office:value-type="float" office:value="1" calcext:value-type="float">
            <text:p>1</text:p>
          </table:table-cell>
          <table:table-cell office:value-type="float" office:value="73120.1812456253" calcext:value-type="float">
            <text:p>73120.1812456253</text:p>
          </table:table-cell>
          <table:table-cell office:value-type="float" office:value="234988.119097295" calcext:value-type="float">
            <text:p>234988.119097295</text:p>
          </table:table-cell>
          <table:table-cell/>
          <table:table-cell table:formula="of:=ABS(([.D141]-[.E141])/[.D141])" office:value-type="float" office:value="2.21372451618963" calcext:value-type="float">
            <text:p>2.2137245162</text:p>
          </table:table-cell>
          <table:table-cell table:formula="of:=IF([.$G141]&lt;[.$K$2];&quot;&quot;;1)" office:value-type="float" office:value="1" calcext:value-type="float">
            <text:p>1</text:p>
          </table:table-cell>
          <table:table-cell table:formula="of:=AND([.C141]=1 ;[.H14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34899741916135" calcext:value-type="float">
            <text:p>0.00004349</text:p>
          </table:table-cell>
          <table:table-cell table:formula="of:=IF([.$B142]&lt;[.$J$2];&quot;&quot;;1)" office:value-type="float" office:value="1" calcext:value-type="float">
            <text:p>1</text:p>
          </table:table-cell>
          <table:table-cell office:value-type="float" office:value="73707.6640089551" calcext:value-type="float">
            <text:p>73707.6640089551</text:p>
          </table:table-cell>
          <table:table-cell office:value-type="float" office:value="233861.032611574" calcext:value-type="float">
            <text:p>233861.032611574</text:p>
          </table:table-cell>
          <table:table-cell/>
          <table:table-cell table:formula="of:=ABS(([.D142]-[.E142])/[.D142])" office:value-type="float" office:value="2.17281840031128" calcext:value-type="float">
            <text:p>2.1728184003</text:p>
          </table:table-cell>
          <table:table-cell table:formula="of:=IF([.$G142]&lt;[.$K$2];&quot;&quot;;1)" office:value-type="float" office:value="1" calcext:value-type="float">
            <text:p>1</text:p>
          </table:table-cell>
          <table:table-cell table:formula="of:=AND([.C142]=1 ;[.H14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440279039990167" calcext:value-type="float">
            <text:p>4.40279039990167E-005</text:p>
          </table:table-cell>
          <table:table-cell table:formula="of:=IF([.$B143]&lt;[.$J$2];&quot;&quot;;1)" office:value-type="float" office:value="1" calcext:value-type="float">
            <text:p>1</text:p>
          </table:table-cell>
          <table:table-cell office:value-type="float" office:value="72751.4419470643" calcext:value-type="float">
            <text:p>72751.4419470643</text:p>
          </table:table-cell>
          <table:table-cell office:value-type="float" office:value="234725.654980229" calcext:value-type="float">
            <text:p>234725.654980229</text:p>
          </table:table-cell>
          <table:table-cell/>
          <table:table-cell table:formula="of:=ABS(([.D143]-[.E143])/[.D143])" office:value-type="float" office:value="2.22640553504109" calcext:value-type="float">
            <text:p>2.226405535</text:p>
          </table:table-cell>
          <table:table-cell table:formula="of:=IF([.$G143]&lt;[.$K$2];&quot;&quot;;1)" office:value-type="float" office:value="1" calcext:value-type="float">
            <text:p>1</text:p>
          </table:table-cell>
          <table:table-cell table:formula="of:=AND([.C143]=1 ;[.H14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432712947590303" calcext:value-type="float">
            <text:p>4.32712947590303E-005</text:p>
          </table:table-cell>
          <table:table-cell table:formula="of:=IF([.$B144]&lt;[.$J$2];&quot;&quot;;1)" office:value-type="float" office:value="1" calcext:value-type="float">
            <text:p>1</text:p>
          </table:table-cell>
          <table:table-cell office:value-type="float" office:value="73838.1963929491" calcext:value-type="float">
            <text:p>73838.1963929491</text:p>
          </table:table-cell>
          <table:table-cell office:value-type="float" office:value="232949.542517284" calcext:value-type="float">
            <text:p>232949.542517284</text:p>
          </table:table-cell>
          <table:table-cell/>
          <table:table-cell table:formula="of:=ABS(([.D144]-[.E144])/[.D144])" office:value-type="float" office:value="2.15486501427503" calcext:value-type="float">
            <text:p>2.1548650143</text:p>
          </table:table-cell>
          <table:table-cell table:formula="of:=IF([.$G144]&lt;[.$K$2];&quot;&quot;;1)" office:value-type="float" office:value="1" calcext:value-type="float">
            <text:p>1</text:p>
          </table:table-cell>
          <table:table-cell table:formula="of:=AND([.C144]=1 ;[.H14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441194995298409" calcext:value-type="float">
            <text:p>4.41194995298409E-005</text:p>
          </table:table-cell>
          <table:table-cell table:formula="of:=IF([.$B145]&lt;[.$J$2];&quot;&quot;;1)" office:value-type="float" office:value="1" calcext:value-type="float">
            <text:p>1</text:p>
          </table:table-cell>
          <table:table-cell office:value-type="float" office:value="72347.3479399471" calcext:value-type="float">
            <text:p>72347.3479399471</text:p>
          </table:table-cell>
          <table:table-cell office:value-type="float" office:value="234669.124736552" calcext:value-type="float">
            <text:p>234669.124736552</text:p>
          </table:table-cell>
          <table:table-cell/>
          <table:table-cell table:formula="of:=ABS(([.D145]-[.E145])/[.D145])" office:value-type="float" office:value="2.24364515657633" calcext:value-type="float">
            <text:p>2.2436451566</text:p>
          </table:table-cell>
          <table:table-cell table:formula="of:=IF([.$G145]&lt;[.$K$2];&quot;&quot;;1)" office:value-type="float" office:value="1" calcext:value-type="float">
            <text:p>1</text:p>
          </table:table-cell>
          <table:table-cell table:formula="of:=AND([.C145]=1 ;[.H14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430855655479351" calcext:value-type="float">
            <text:p>4.30855655479351E-005</text:p>
          </table:table-cell>
          <table:table-cell table:formula="of:=IF([.$B146]&lt;[.$J$2];&quot;&quot;;1)" office:value-type="float" office:value="1" calcext:value-type="float">
            <text:p>1</text:p>
          </table:table-cell>
          <table:table-cell office:value-type="float" office:value="74125.1964244682" calcext:value-type="float">
            <text:p>74125.1964244682</text:p>
          </table:table-cell>
          <table:table-cell office:value-type="float" office:value="233047.748576781" calcext:value-type="float">
            <text:p>233047.748576781</text:p>
          </table:table-cell>
          <table:table-cell/>
          <table:table-cell table:formula="of:=ABS(([.D146]-[.E146])/[.D146])" office:value-type="float" office:value="2.1439747861478" calcext:value-type="float">
            <text:p>2.1439747861</text:p>
          </table:table-cell>
          <table:table-cell table:formula="of:=IF([.$G146]&lt;[.$K$2];&quot;&quot;;1)" office:value-type="float" office:value="1" calcext:value-type="float">
            <text:p>1</text:p>
          </table:table-cell>
          <table:table-cell table:formula="of:=AND([.C146]=1 ;[.H14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434596793209503" calcext:value-type="float">
            <text:p>4.34596793209503E-005</text:p>
          </table:table-cell>
          <table:table-cell table:formula="of:=IF([.$B147]&lt;[.$J$2];&quot;&quot;;1)" office:value-type="float" office:value="1" calcext:value-type="float">
            <text:p>1</text:p>
          </table:table-cell>
          <table:table-cell office:value-type="float" office:value="73463.5741001518" calcext:value-type="float">
            <text:p>73463.5741001518</text:p>
          </table:table-cell>
          <table:table-cell office:value-type="float" office:value="233849.753524553" calcext:value-type="float">
            <text:p>233849.753524553</text:p>
          </table:table-cell>
          <table:table-cell/>
          <table:table-cell table:formula="of:=ABS(([.D147]-[.E147])/[.D147])" office:value-type="float" office:value="2.18320686665407" calcext:value-type="float">
            <text:p>2.1832068667</text:p>
          </table:table-cell>
          <table:table-cell table:formula="of:=IF([.$G147]&lt;[.$K$2];&quot;&quot;;1)" office:value-type="float" office:value="1" calcext:value-type="float">
            <text:p>1</text:p>
          </table:table-cell>
          <table:table-cell table:formula="of:=AND([.C147]=1 ;[.H14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429243038877676" calcext:value-type="float">
            <text:p>4.29243038877676E-005</text:p>
          </table:table-cell>
          <table:table-cell table:formula="of:=IF([.$B148]&lt;[.$J$2];&quot;&quot;;1)" office:value-type="float" office:value="1" calcext:value-type="float">
            <text:p>1</text:p>
          </table:table-cell>
          <table:table-cell office:value-type="float" office:value="73842.9626285959" calcext:value-type="float">
            <text:p>73842.9626285959</text:p>
          </table:table-cell>
          <table:table-cell office:value-type="float" office:value="232208.352127508" calcext:value-type="float">
            <text:p>232208.352127508</text:p>
          </table:table-cell>
          <table:table-cell/>
          <table:table-cell table:formula="of:=ABS(([.D148]-[.E148])/[.D148])" office:value-type="float" office:value="2.14462399477976" calcext:value-type="float">
            <text:p>2.1446239948</text:p>
          </table:table-cell>
          <table:table-cell table:formula="of:=IF([.$G148]&lt;[.$K$2];&quot;&quot;;1)" office:value-type="float" office:value="1" calcext:value-type="float">
            <text:p>1</text:p>
          </table:table-cell>
          <table:table-cell table:formula="of:=AND([.C148]=1 ;[.H14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435964749124798" calcext:value-type="float">
            <text:p>4.35964749124798E-005</text:p>
          </table:table-cell>
          <table:table-cell table:formula="of:=IF([.$B149]&lt;[.$J$2];&quot;&quot;;1)" office:value-type="float" office:value="1" calcext:value-type="float">
            <text:p>1</text:p>
          </table:table-cell>
          <table:table-cell office:value-type="float" office:value="72715.8761428745" calcext:value-type="float">
            <text:p>72715.8761428745</text:p>
          </table:table-cell>
          <table:table-cell office:value-type="float" office:value="233685.452472672" calcext:value-type="float">
            <text:p>233685.452472672</text:p>
          </table:table-cell>
          <table:table-cell/>
          <table:table-cell table:formula="of:=ABS(([.D149]-[.E149])/[.D149])" office:value-type="float" office:value="2.21367856468537" calcext:value-type="float">
            <text:p>2.2136785647</text:p>
          </table:table-cell>
          <table:table-cell table:formula="of:=IF([.$G149]&lt;[.$K$2];&quot;&quot;;1)" office:value-type="float" office:value="1" calcext:value-type="float">
            <text:p>1</text:p>
          </table:table-cell>
          <table:table-cell table:formula="of:=AND([.C149]=1 ;[.H14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427632202587779" calcext:value-type="float">
            <text:p>4.27632202587779E-005</text:p>
          </table:table-cell>
          <table:table-cell table:formula="of:=IF([.$B150]&lt;[.$J$2];&quot;&quot;;1)" office:value-type="float" office:value="1" calcext:value-type="float">
            <text:p>1</text:p>
          </table:table-cell>
          <table:table-cell office:value-type="float" office:value="73580.4985115298" calcext:value-type="float">
            <text:p>73580.4985115298</text:p>
          </table:table-cell>
          <table:table-cell office:value-type="float" office:value="231596.396302323" calcext:value-type="float">
            <text:p>231596.396302323</text:p>
          </table:table-cell>
          <table:table-cell/>
          <table:table-cell table:formula="of:=ABS(([.D150]-[.E150])/[.D150])" office:value-type="float" office:value="2.14752415364558" calcext:value-type="float">
            <text:p>2.1475241536</text:p>
          </table:table-cell>
          <table:table-cell table:formula="of:=IF([.$G150]&lt;[.$K$2];&quot;&quot;;1)" office:value-type="float" office:value="1" calcext:value-type="float">
            <text:p>1</text:p>
          </table:table-cell>
          <table:table-cell table:formula="of:=AND([.C150]=1 ;[.H15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439317947379468" calcext:value-type="float">
            <text:p>4.39317947379468E-005</text:p>
          </table:table-cell>
          <table:table-cell table:formula="of:=IF([.$B151]&lt;[.$J$2];&quot;&quot;;1)" office:value-type="float" office:value="1" calcext:value-type="float">
            <text:p>1</text:p>
          </table:table-cell>
          <table:table-cell office:value-type="float" office:value="71804.3860485847" calcext:value-type="float">
            <text:p>71804.3860485847</text:p>
          </table:table-cell>
          <table:table-cell office:value-type="float" office:value="234552.554079023" calcext:value-type="float">
            <text:p>234552.554079023</text:p>
          </table:table-cell>
          <table:table-cell/>
          <table:table-cell table:formula="of:=ABS(([.D151]-[.E151])/[.D151])" office:value-type="float" office:value="2.26654912027684" calcext:value-type="float">
            <text:p>2.2665491203</text:p>
          </table:table-cell>
          <table:table-cell table:formula="of:=IF([.$G151]&lt;[.$K$2];&quot;&quot;;1)" office:value-type="float" office:value="1" calcext:value-type="float">
            <text:p>1</text:p>
          </table:table-cell>
          <table:table-cell table:formula="of:=AND([.C151]=1 ;[.H15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0.0000428987135338498" calcext:value-type="float">
            <text:p>4.28987135338498E-005</text:p>
          </table:table-cell>
          <table:table-cell table:style-name="ce6" table:formula="of:=IF([.$B152]&lt;[.$J$2];&quot;&quot;;1)" office:value-type="float" office:value="1" calcext:value-type="float">
            <text:p>1</text:p>
          </table:table-cell>
          <table:table-cell table:style-name="ce4" office:value-type="float" office:value="73523.9682678522" calcext:value-type="float">
            <text:p>73523.9682678522</text:p>
          </table:table-cell>
          <table:table-cell table:style-name="ce4" office:value-type="float" office:value="232523.717441523" calcext:value-type="float">
            <text:p>232523.717441523</text:p>
          </table:table-cell>
          <table:table-cell table:style-name="ce4"/>
          <table:table-cell table:style-name="ce4" table:formula="of:=ABS(([.D152]-[.E152])/[.D152])" office:value-type="float" office:value="2.16255668620096" calcext:value-type="float">
            <text:p>2.1625566862</text:p>
          </table:table-cell>
          <table:table-cell table:style-name="ce4" table:formula="of:=IF([.$G152]&lt;[.$K$2];&quot;&quot;;1)" office:value-type="float" office:value="1" calcext:value-type="float">
            <text:p>1</text:p>
          </table:table-cell>
          <table:table-cell table:formula="of:=AND([.C152]=1 ;[.H15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439863004273786" calcext:value-type="float">
            <text:p>4.39863004273786E-005</text:p>
          </table:table-cell>
          <table:table-cell table:formula="of:=IF([.$B153]&lt;[.$J$2];&quot;&quot;;1)" office:value-type="float" office:value="1" calcext:value-type="float">
            <text:p>1</text:p>
          </table:table-cell>
          <table:table-cell office:value-type="float" office:value="71902.5921080811" calcext:value-type="float">
            <text:p>71902.5921080811</text:p>
          </table:table-cell>
          <table:table-cell office:value-type="float" office:value="234403.80359079" calcext:value-type="float">
            <text:p>234403.80359079</text:p>
          </table:table-cell>
          <table:table-cell/>
          <table:table-cell table:formula="of:=ABS(([.D153]-[.E153])/[.D153])" office:value-type="float" office:value="2.26001882155296" calcext:value-type="float">
            <text:p>2.2600188216</text:p>
          </table:table-cell>
          <table:table-cell table:formula="of:=IF([.$G153]&lt;[.$K$2];&quot;&quot;;1)" office:value-type="float" office:value="1" calcext:value-type="float">
            <text:p>1</text:p>
          </table:table-cell>
          <table:table-cell table:formula="of:=AND([.C153]=1 ;[.H15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434947527481267" calcext:value-type="float">
            <text:p>4.34947527481267E-005</text:p>
          </table:table-cell>
          <table:table-cell table:formula="of:=IF([.$B154]&lt;[.$J$2];&quot;&quot;;1)" office:value-type="float" office:value="1" calcext:value-type="float">
            <text:p>1</text:p>
          </table:table-cell>
          <table:table-cell office:value-type="float" office:value="72704.5970558532" calcext:value-type="float">
            <text:p>72704.5970558532</text:p>
          </table:table-cell>
          <table:table-cell office:value-type="float" office:value="233426.603400475" calcext:value-type="float">
            <text:p>233426.603400475</text:p>
          </table:table-cell>
          <table:table-cell/>
          <table:table-cell table:formula="of:=ABS(([.D154]-[.E154])/[.D154])" office:value-type="float" office:value="2.21061683652757" calcext:value-type="float">
            <text:p>2.2106168365</text:p>
          </table:table-cell>
          <table:table-cell table:formula="of:=IF([.$G154]&lt;[.$K$2];&quot;&quot;;1)" office:value-type="float" office:value="1" calcext:value-type="float">
            <text:p>1</text:p>
          </table:table-cell>
          <table:table-cell table:formula="of:=AND([.C154]=1 ;[.H15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449044470104962" calcext:value-type="float">
            <text:p>4.49044470104962E-005</text:p>
          </table:table-cell>
          <table:table-cell table:formula="of:=IF([.$B155]&lt;[.$J$2];&quot;&quot;;1)" office:value-type="float" office:value="1" calcext:value-type="float">
            <text:p>1</text:p>
          </table:table-cell>
          <table:table-cell office:value-type="float" office:value="71063.1956588083" calcext:value-type="float">
            <text:p>71063.1956588083</text:p>
          </table:table-cell>
          <table:table-cell office:value-type="float" office:value="237588.320740296" calcext:value-type="float">
            <text:p>237588.320740296</text:p>
          </table:table-cell>
          <table:table-cell/>
          <table:table-cell table:formula="of:=ABS(([.D155]-[.E155])/[.D155])" office:value-type="float" office:value="2.34333853885512" calcext:value-type="float">
            <text:p>2.3433385389</text:p>
          </table:table-cell>
          <table:table-cell table:formula="of:=IF([.$G155]&lt;[.$K$2];&quot;&quot;;1)" office:value-type="float" office:value="1" calcext:value-type="float">
            <text:p>1</text:p>
          </table:table-cell>
          <table:table-cell table:formula="of:=AND([.C155]=1 ;[.H15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439892933592562" calcext:value-type="float">
            <text:p>4.39892933592562E-005</text:p>
          </table:table-cell>
          <table:table-cell table:formula="of:=IF([.$B156]&lt;[.$J$2];&quot;&quot;;1)" office:value-type="float" office:value="1" calcext:value-type="float">
            <text:p>1</text:p>
          </table:table-cell>
          <table:table-cell office:value-type="float" office:value="72540.2960039724" calcext:value-type="float">
            <text:p>72540.2960039724</text:p>
          </table:table-cell>
          <table:table-cell office:value-type="float" office:value="235858.53107222" calcext:value-type="float">
            <text:p>235858.53107222</text:p>
          </table:table-cell>
          <table:table-cell/>
          <table:table-cell table:formula="of:=ABS(([.D156]-[.E156])/[.D156])" office:value-type="float" office:value="2.25141395975699" calcext:value-type="float">
            <text:p>2.2514139598</text:p>
          </table:table-cell>
          <table:table-cell table:formula="of:=IF([.$G156]&lt;[.$K$2];&quot;&quot;;1)" office:value-type="float" office:value="1" calcext:value-type="float">
            <text:p>1</text:p>
          </table:table-cell>
          <table:table-cell table:formula="of:=AND([.C156]=1 ;[.H15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462059436149448" calcext:value-type="float">
            <text:p>4.62059436149448E-005</text:p>
          </table:table-cell>
          <table:table-cell table:formula="of:=IF([.$B157]&lt;[.$J$2];&quot;&quot;;1)" office:value-type="float" office:value="1" calcext:value-type="float">
            <text:p>1</text:p>
          </table:table-cell>
          <table:table-cell office:value-type="float" office:value="70451.2398336237" calcext:value-type="float">
            <text:p>70451.2398336237</text:p>
          </table:table-cell>
          <table:table-cell office:value-type="float" office:value="242186.629772361" calcext:value-type="float">
            <text:p>242186.629772361</text:p>
          </table:table-cell>
          <table:table-cell/>
          <table:table-cell table:formula="of:=ABS(([.D157]-[.E157])/[.D157])" office:value-type="float" office:value="2.43764893768093" calcext:value-type="float">
            <text:p>2.4376489377</text:p>
          </table:table-cell>
          <table:table-cell table:formula="of:=IF([.$G157]&lt;[.$K$2];&quot;&quot;;1)" office:value-type="float" office:value="1" calcext:value-type="float">
            <text:p>1</text:p>
          </table:table-cell>
          <table:table-cell table:formula="of:=AND([.C157]=1 ;[.H15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444851632995618" calcext:value-type="float">
            <text:p>4.44851632995618E-005</text:p>
          </table:table-cell>
          <table:table-cell table:formula="of:=IF([.$B158]&lt;[.$J$2];&quot;&quot;;1)" office:value-type="float" office:value="1" calcext:value-type="float">
            <text:p>1</text:p>
          </table:table-cell>
          <table:table-cell office:value-type="float" office:value="73407.3976103234" calcext:value-type="float">
            <text:p>73407.3976103234</text:p>
          </table:table-cell>
          <table:table-cell office:value-type="float" office:value="239335.955299925" calcext:value-type="float">
            <text:p>239335.955299925</text:p>
          </table:table-cell>
          <table:table-cell/>
          <table:table-cell table:formula="of:=ABS(([.D158]-[.E158])/[.D158])" office:value-type="float" office:value="2.26037924093725" calcext:value-type="float">
            <text:p>2.2603792409</text:p>
          </table:table-cell>
          <table:table-cell table:formula="of:=IF([.$G158]&lt;[.$K$2];&quot;&quot;;1)" office:value-type="float" office:value="1" calcext:value-type="float">
            <text:p>1</text:p>
          </table:table-cell>
          <table:table-cell table:formula="of:=AND([.C158]=1 ;[.H15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471735179798845" calcext:value-type="float">
            <text:p>4.71735179798845E-005</text:p>
          </table:table-cell>
          <table:table-cell table:formula="of:=IF([.$B159]&lt;[.$J$2];&quot;&quot;;1)" office:value-type="float" office:value="1" calcext:value-type="float">
            <text:p>1</text:p>
          </table:table-cell>
          <table:table-cell office:value-type="float" office:value="71378.5609728237" calcext:value-type="float">
            <text:p>71378.5609728237</text:p>
          </table:table-cell>
          <table:table-cell office:value-type="float" office:value="247387.786629557" calcext:value-type="float">
            <text:p>247387.786629557</text:p>
          </table:table-cell>
          <table:table-cell/>
          <table:table-cell table:formula="of:=ABS(([.D159]-[.E159])/[.D159])" office:value-type="float" office:value="2.46585561908072" calcext:value-type="float">
            <text:p>2.4658556191</text:p>
          </table:table-cell>
          <table:table-cell table:formula="of:=IF([.$G159]&lt;[.$K$2];&quot;&quot;;1)" office:value-type="float" office:value="1" calcext:value-type="float">
            <text:p>1</text:p>
          </table:table-cell>
          <table:table-cell table:formula="of:=AND([.C159]=1 ;[.H15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471016684265633" calcext:value-type="float">
            <text:p>4.71016684265633E-005</text:p>
          </table:table-cell>
          <table:table-cell table:formula="of:=IF([.$B160]&lt;[.$J$2];&quot;&quot;;1)" office:value-type="float" office:value="1" calcext:value-type="float">
            <text:p>1</text:p>
          </table:table-cell>
          <table:table-cell office:value-type="float" office:value="73258.6471220904" calcext:value-type="float">
            <text:p>73258.6471220904</text:p>
          </table:table-cell>
          <table:table-cell office:value-type="float" office:value="249887.626353146" calcext:value-type="float">
            <text:p>249887.626353146</text:p>
          </table:table-cell>
          <table:table-cell/>
          <table:table-cell table:formula="of:=ABS(([.D160]-[.E160])/[.D160])" office:value-type="float" office:value="2.41103250155155" calcext:value-type="float">
            <text:p>2.4110325016</text:p>
          </table:table-cell>
          <table:table-cell table:formula="of:=IF([.$G160]&lt;[.$K$2];&quot;&quot;;1)" office:value-type="float" office:value="1" calcext:value-type="float">
            <text:p>1</text:p>
          </table:table-cell>
          <table:table-cell table:formula="of:=AND([.C160]=1 ;[.H16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.0000560126244732613" calcext:value-type="float">
            <text:p>5.60126244732613E-005</text:p>
          </table:table-cell>
          <table:table-cell table:style-name="ce7" table:formula="of:=IF([.$B161]&lt;[.$J$2];&quot;&quot;;1)" office:value-type="float" office:value="1" calcext:value-type="float">
            <text:p>1</text:p>
          </table:table-cell>
          <table:table-cell table:style-name="ce2" office:value-type="float" office:value="72281.4469317758" calcext:value-type="float">
            <text:p>72281.4469317758</text:p>
          </table:table-cell>
          <table:table-cell table:style-name="ce2" office:value-type="float" office:value="282386.606283348" calcext:value-type="float">
            <text:p>282386.606283348</text:p>
          </table:table-cell>
          <table:table-cell table:style-name="ce2"/>
          <table:table-cell table:style-name="ce2" table:formula="of:=ABS(([.D161]-[.E161])/[.D161])" office:value-type="float" office:value="2.90676471307892" calcext:value-type="float">
            <text:p>2.9067647131</text:p>
          </table:table-cell>
          <table:table-cell table:style-name="ce2" table:formula="of:=IF([.$G161]&lt;[.$K$2];&quot;&quot;;1)" office:value-type="float" office:value="1" calcext:value-type="float">
            <text:p>1</text:p>
          </table:table-cell>
          <table:table-cell table:formula="of:=AND([.C161]=1 ;[.H16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346782018189487" calcext:value-type="float">
            <text:p>3.46782018189487E-005</text:p>
          </table:table-cell>
          <table:table-cell table:formula="of:=IF([.$B162]&lt;[.$J$2];&quot;&quot;;1)">
            <text:p/>
          </table:table-cell>
          <table:table-cell office:value-type="float" office:value="104437.658953581" calcext:value-type="float">
            <text:p>104437.658953581</text:p>
          </table:table-cell>
          <table:table-cell office:value-type="float" office:value="299641.054380952" calcext:value-type="float">
            <text:p>299641.054380952</text:p>
          </table:table-cell>
          <table:table-cell/>
          <table:table-cell table:formula="of:=ABS(([.D162]-[.E162])/[.D162])" office:value-type="float" office:value="1.86909010967138" calcext:value-type="float">
            <text:p>1.8690901097</text:p>
          </table:table-cell>
          <table:table-cell table:formula="of:=IF([.$G162]&lt;[.$K$2];&quot;&quot;;1)" office:value-type="float" office:value="1" calcext:value-type="float">
            <text:p>1</text:p>
          </table:table-cell>
          <table:table-cell table:formula="of:=AND([.C162]=1 ;[.H16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341418019893057" calcext:value-type="float">
            <text:p>3.41418019893057E-005</text:p>
          </table:table-cell>
          <table:table-cell table:formula="of:=IF([.$B163]&lt;[.$J$2];&quot;&quot;;1)">
            <text:p/>
          </table:table-cell>
          <table:table-cell office:value-type="float" office:value="103852.999673019" calcext:value-type="float">
            <text:p>103852.999673019</text:p>
          </table:table-cell>
          <table:table-cell office:value-type="float" office:value="295908.603751049" calcext:value-type="float">
            <text:p>295908.603751049</text:p>
          </table:table-cell>
          <table:table-cell/>
          <table:table-cell table:formula="of:=ABS(([.D163]-[.E163])/[.D163])" office:value-type="float" office:value="1.84930242441448" calcext:value-type="float">
            <text:p>1.8493024244</text:p>
          </table:table-cell>
          <table:table-cell table:formula="of:=IF([.$G163]&lt;[.$K$2];&quot;&quot;;1)" office:value-type="float" office:value="1" calcext:value-type="float">
            <text:p>1</text:p>
          </table:table-cell>
          <table:table-cell table:formula="of:=AND([.C163]=1 ;[.H16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376334462492471" calcext:value-type="float">
            <text:p>3.76334462492471E-005</text:p>
          </table:table-cell>
          <table:table-cell table:formula="of:=IF([.$B164]&lt;[.$J$2];&quot;&quot;;1)">
            <text:p/>
          </table:table-cell>
          <table:table-cell office:value-type="float" office:value="94494.242846701" calcext:value-type="float">
            <text:p>94494.242846701</text:p>
          </table:table-cell>
          <table:table-cell office:value-type="float" office:value="297402.962186424" calcext:value-type="float">
            <text:p>297402.962186424</text:p>
          </table:table-cell>
          <table:table-cell/>
          <table:table-cell table:formula="of:=ABS(([.D164]-[.E164])/[.D164])" office:value-type="float" office:value="2.14731303439199" calcext:value-type="float">
            <text:p>2.1473130344</text:p>
          </table:table-cell>
          <table:table-cell table:formula="of:=IF([.$G164]&lt;[.$K$2];&quot;&quot;;1)" office:value-type="float" office:value="1" calcext:value-type="float">
            <text:p>1</text:p>
          </table:table-cell>
          <table:table-cell table:formula="of:=AND([.C164]=1 ;[.H16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371196746729232" calcext:value-type="float">
            <text:p>3.71196746729232E-005</text:p>
          </table:table-cell>
          <table:table-cell table:formula="of:=IF([.$B165]&lt;[.$J$2];&quot;&quot;;1)">
            <text:p/>
          </table:table-cell>
          <table:table-cell office:value-type="float" office:value="95080.8889854746" calcext:value-type="float">
            <text:p>95080.8889854746</text:p>
          </table:table-cell>
          <table:table-cell office:value-type="float" office:value="295106.774870269" calcext:value-type="float">
            <text:p>295106.774870269</text:p>
          </table:table-cell>
          <table:table-cell/>
          <table:table-cell table:formula="of:=ABS(([.D165]-[.E165])/[.D165])" office:value-type="float" office:value="2.10374438038071" calcext:value-type="float">
            <text:p>2.1037443804</text:p>
          </table:table-cell>
          <table:table-cell table:formula="of:=IF([.$G165]&lt;[.$K$2];&quot;&quot;;1)" office:value-type="float" office:value="1" calcext:value-type="float">
            <text:p>1</text:p>
          </table:table-cell>
          <table:table-cell table:formula="of:=AND([.C165]=1 ;[.H16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388981003509499" calcext:value-type="float">
            <text:p>3.88981003509499E-005</text:p>
          </table:table-cell>
          <table:table-cell table:formula="of:=IF([.$B166]&lt;[.$J$2];&quot;&quot;;1)">
            <text:p/>
          </table:table-cell>
          <table:table-cell office:value-type="float" office:value="89535.6677001257" calcext:value-type="float">
            <text:p>89535.6677001257</text:p>
          </table:table-cell>
          <table:table-cell office:value-type="float" office:value="296332.774014257" calcext:value-type="float">
            <text:p>296332.774014257</text:p>
          </table:table-cell>
          <table:table-cell/>
          <table:table-cell table:formula="of:=ABS(([.D166]-[.E166])/[.D166])" office:value-type="float" office:value="2.30966174292394" calcext:value-type="float">
            <text:p>2.3096617429</text:p>
          </table:table-cell>
          <table:table-cell table:formula="of:=IF([.$G166]&lt;[.$K$2];&quot;&quot;;1)" office:value-type="float" office:value="1" calcext:value-type="float">
            <text:p>1</text:p>
          </table:table-cell>
          <table:table-cell table:formula="of:=AND([.C166]=1 ;[.H16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384235850019779" calcext:value-type="float">
            <text:p>3.84235850019779E-005</text:p>
          </table:table-cell>
          <table:table-cell table:formula="of:=IF([.$B167]&lt;[.$J$2];&quot;&quot;;1)">
            <text:p/>
          </table:table-cell>
          <table:table-cell office:value-type="float" office:value="90872.2672237096" calcext:value-type="float">
            <text:p>90872.2672237096</text:p>
          </table:table-cell>
          <table:table-cell office:value-type="float" office:value="294697.649812588" calcext:value-type="float">
            <text:p>294697.649812588</text:p>
          </table:table-cell>
          <table:table-cell/>
          <table:table-cell table:formula="of:=ABS(([.D167]-[.E167])/[.D167])" office:value-type="float" office:value="2.24298775430683" calcext:value-type="float">
            <text:p>2.2429877543</text:p>
          </table:table-cell>
          <table:table-cell table:formula="of:=IF([.$G167]&lt;[.$K$2];&quot;&quot;;1)" office:value-type="float" office:value="1" calcext:value-type="float">
            <text:p>1</text:p>
          </table:table-cell>
          <table:table-cell table:formula="of:=AND([.C167]=1 ;[.H16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390610076935465" calcext:value-type="float">
            <text:p>0.000039061</text:p>
          </table:table-cell>
          <table:table-cell table:formula="of:=IF([.$B168]&lt;[.$J$2];&quot;&quot;;1)">
            <text:p/>
          </table:table-cell>
          <table:table-cell office:value-type="float" office:value="88574.3991136773" calcext:value-type="float">
            <text:p>88574.3991136773</text:p>
          </table:table-cell>
          <table:table-cell office:value-type="float" office:value="295603.598455144" calcext:value-type="float">
            <text:p>295603.598455144</text:p>
          </table:table-cell>
          <table:table-cell/>
          <table:table-cell table:formula="of:=ABS(([.D168]-[.E168])/[.D168])" office:value-type="float" office:value="2.33734805331011" calcext:value-type="float">
            <text:p>2.3373480533</text:p>
          </table:table-cell>
          <table:table-cell table:formula="of:=IF([.$G168]&lt;[.$K$2];&quot;&quot;;1)" office:value-type="float" office:value="1" calcext:value-type="float">
            <text:p>1</text:p>
          </table:table-cell>
          <table:table-cell table:formula="of:=AND([.C168]=1 ;[.H16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383453461873616" calcext:value-type="float">
            <text:p>3.83453461873616E-005</text:p>
          </table:table-cell>
          <table:table-cell table:formula="of:=IF([.$B169]&lt;[.$J$2];&quot;&quot;;1)">
            <text:p/>
          </table:table-cell>
          <table:table-cell office:value-type="float" office:value="89535.8950293802" calcext:value-type="float">
            <text:p>89535.8950293802</text:p>
          </table:table-cell>
          <table:table-cell office:value-type="float" office:value="293013.117746495" calcext:value-type="float">
            <text:p>293013.117746495</text:p>
          </table:table-cell>
          <table:table-cell/>
          <table:table-cell table:formula="of:=ABS(([.D169]-[.E169])/[.D169])" office:value-type="float" office:value="2.272577078169" calcext:value-type="float">
            <text:p>2.2725770782</text:p>
          </table:table-cell>
          <table:table-cell table:formula="of:=IF([.$G169]&lt;[.$K$2];&quot;&quot;;1)" office:value-type="float" office:value="1" calcext:value-type="float">
            <text:p>1</text:p>
          </table:table-cell>
          <table:table-cell table:formula="of:=AND([.C169]=1 ;[.H16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395590311865464" calcext:value-type="float">
            <text:p>0.000039559</text:p>
          </table:table-cell>
          <table:table-cell table:formula="of:=IF([.$B170]&lt;[.$J$2];&quot;&quot;;1)">
            <text:p/>
          </table:table-cell>
          <table:table-cell office:value-type="float" office:value="85803.4443994768" calcext:value-type="float">
            <text:p>85803.4443994768</text:p>
          </table:table-cell>
          <table:table-cell office:value-type="float" office:value="294367.930525672" calcext:value-type="float">
            <text:p>294367.930525672</text:p>
          </table:table-cell>
          <table:table-cell/>
          <table:table-cell table:formula="of:=ABS(([.D170]-[.E170])/[.D170])" office:value-type="float" office:value="2.43072393638625" calcext:value-type="float">
            <text:p>2.4307239364</text:p>
          </table:table-cell>
          <table:table-cell table:formula="of:=IF([.$G170]&lt;[.$K$2];&quot;&quot;;1)" office:value-type="float" office:value="1" calcext:value-type="float">
            <text:p>1</text:p>
          </table:table-cell>
          <table:table-cell table:formula="of:=AND([.C170]=1 ;[.H17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390039119817176" calcext:value-type="float">
            <text:p>3.90039119817176E-005</text:p>
          </table:table-cell>
          <table:table-cell table:formula="of:=IF([.$B171]&lt;[.$J$2];&quot;&quot;;1)">
            <text:p/>
          </table:table-cell>
          <table:table-cell office:value-type="float" office:value="87297.8028348518" calcext:value-type="float">
            <text:p>87297.8028348518</text:p>
          </table:table-cell>
          <table:table-cell office:value-type="float" office:value="292652.729165851" calcext:value-type="float">
            <text:p>292652.729165851</text:p>
          </table:table-cell>
          <table:table-cell/>
          <table:table-cell table:formula="of:=ABS(([.D171]-[.E171])/[.D171])" office:value-type="float" office:value="2.35234931077802" calcext:value-type="float">
            <text:p>2.3523493108</text:p>
          </table:table-cell>
          <table:table-cell table:formula="of:=IF([.$G171]&lt;[.$K$2];&quot;&quot;;1)" office:value-type="float" office:value="1" calcext:value-type="float">
            <text:p>1</text:p>
          </table:table-cell>
          <table:table-cell table:formula="of:=AND([.C171]=1 ;[.H17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396808907494703" calcext:value-type="float">
            <text:p>3.96808907494703E-005</text:p>
          </table:table-cell>
          <table:table-cell table:formula="of:=IF([.$B172]&lt;[.$J$2];&quot;&quot;;1)">
            <text:p/>
          </table:table-cell>
          <table:table-cell office:value-type="float" office:value="85001.6155186969" calcext:value-type="float">
            <text:p>85001.6155186969</text:p>
          </table:table-cell>
          <table:table-cell office:value-type="float" office:value="293908.760947294" calcext:value-type="float">
            <text:p>293908.760947294</text:p>
          </table:table-cell>
          <table:table-cell/>
          <table:table-cell table:formula="of:=ABS(([.D172]-[.E172])/[.D172])" office:value-type="float" office:value="2.45768441168799" calcext:value-type="float">
            <text:p>2.4576844117</text:p>
          </table:table-cell>
          <table:table-cell table:formula="of:=IF([.$G172]&lt;[.$K$2];&quot;&quot;;1)" office:value-type="float" office:value="1" calcext:value-type="float">
            <text:p>1</text:p>
          </table:table-cell>
          <table:table-cell table:formula="of:=AND([.C172]=1 ;[.H17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39198732966758" calcext:value-type="float">
            <text:p>3.9198732966758E-005</text:p>
          </table:table-cell>
          <table:table-cell table:formula="of:=IF([.$B173]&lt;[.$J$2];&quot;&quot;;1)">
            <text:p/>
          </table:table-cell>
          <table:table-cell office:value-type="float" office:value="86227.6146626845" calcext:value-type="float">
            <text:p>86227.6146626845</text:p>
          </table:table-cell>
          <table:table-cell office:value-type="float" office:value="292413.260745576" calcext:value-type="float">
            <text:p>292413.260745576</text:p>
          </table:table-cell>
          <table:table-cell/>
          <table:table-cell table:formula="of:=ABS(([.D173]-[.E173])/[.D173])" office:value-type="float" office:value="2.3911788223468" calcext:value-type="float">
            <text:p>2.3911788223</text:p>
          </table:table-cell>
          <table:table-cell table:formula="of:=IF([.$G173]&lt;[.$K$2];&quot;&quot;;1)" office:value-type="float" office:value="1" calcext:value-type="float">
            <text:p>1</text:p>
          </table:table-cell>
          <table:table-cell table:formula="of:=AND([.C173]=1 ;[.H17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397418117719508" calcext:value-type="float">
            <text:p>3.97418117719508E-005</text:p>
          </table:table-cell>
          <table:table-cell table:formula="of:=IF([.$B174]&lt;[.$J$2];&quot;&quot;;1)">
            <text:p/>
          </table:table-cell>
          <table:table-cell office:value-type="float" office:value="84592.4904610158" calcext:value-type="float">
            <text:p>84592.4904610158</text:p>
          </table:table-cell>
          <table:table-cell office:value-type="float" office:value="293715.636020973" calcext:value-type="float">
            <text:p>293715.636020973</text:p>
          </table:table-cell>
          <table:table-cell/>
          <table:table-cell table:formula="of:=ABS(([.D174]-[.E174])/[.D174])" office:value-type="float" office:value="2.47212423254439" calcext:value-type="float">
            <text:p>2.4721242325</text:p>
          </table:table-cell>
          <table:table-cell table:formula="of:=IF([.$G174]&lt;[.$K$2];&quot;&quot;;1)" office:value-type="float" office:value="1" calcext:value-type="float">
            <text:p>1</text:p>
          </table:table-cell>
          <table:table-cell table:formula="of:=AND([.C174]=1 ;[.H17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392252548613786" calcext:value-type="float">
            <text:p>3.92252548613786E-005</text:p>
          </table:table-cell>
          <table:table-cell table:formula="of:=IF([.$B175]&lt;[.$J$2];&quot;&quot;;1)">
            <text:p/>
          </table:table-cell>
          <table:table-cell office:value-type="float" office:value="85498.4391035713" calcext:value-type="float">
            <text:p>85498.4391035713</text:p>
          </table:table-cell>
          <table:table-cell office:value-type="float" office:value="291959.943409094" calcext:value-type="float">
            <text:p>291959.943409094</text:p>
          </table:table-cell>
          <table:table-cell/>
          <table:table-cell table:formula="of:=ABS(([.D175]-[.E175])/[.D175])" office:value-type="float" office:value="2.41479852112176" calcext:value-type="float">
            <text:p>2.4147985211</text:p>
          </table:table-cell>
          <table:table-cell table:formula="of:=IF([.$G175]&lt;[.$K$2];&quot;&quot;;1)" office:value-type="float" office:value="1" calcext:value-type="float">
            <text:p>1</text:p>
          </table:table-cell>
          <table:table-cell table:formula="of:=AND([.C175]=1 ;[.H17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400827105375668" calcext:value-type="float">
            <text:p>4.00827105375668E-005</text:p>
          </table:table-cell>
          <table:table-cell table:formula="of:=IF([.$B176]&lt;[.$J$2];&quot;&quot;;1)" office:value-type="float" office:value="1" calcext:value-type="float">
            <text:p>1</text:p>
          </table:table-cell>
          <table:table-cell office:value-type="float" office:value="82907.9583949227" calcext:value-type="float">
            <text:p>82907.9583949227</text:p>
          </table:table-cell>
          <table:table-cell office:value-type="float" office:value="293379.968959261" calcext:value-type="float">
            <text:p>293379.968959261</text:p>
          </table:table-cell>
          <table:table-cell/>
          <table:table-cell table:formula="of:=ABS(([.D176]-[.E176])/[.D176])" office:value-type="float" office:value="2.53862252356738" calcext:value-type="float">
            <text:p>2.5386225236</text:p>
          </table:table-cell>
          <table:table-cell table:formula="of:=IF([.$G176]&lt;[.$K$2];&quot;&quot;;1)" office:value-type="float" office:value="1" calcext:value-type="float">
            <text:p>1</text:p>
          </table:table-cell>
          <table:table-cell table:formula="of:=AND([.C176]=1 ;[.H17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394384365752842" calcext:value-type="float">
            <text:p>3.94384365752842E-005</text:p>
          </table:table-cell>
          <table:table-cell table:formula="of:=IF([.$B177]&lt;[.$J$2];&quot;&quot;;1)">
            <text:p/>
          </table:table-cell>
          <table:table-cell office:value-type="float" office:value="84262.7711740994" calcext:value-type="float">
            <text:p>84262.7711740994</text:p>
          </table:table-cell>
          <table:table-cell office:value-type="float" office:value="291388.557382133" calcext:value-type="float">
            <text:p>291388.557382133</text:p>
          </table:table-cell>
          <table:table-cell/>
          <table:table-cell table:formula="of:=ABS(([.D177]-[.E177])/[.D177])" office:value-type="float" office:value="2.4580936909858" calcext:value-type="float">
            <text:p>2.458093691</text:p>
          </table:table-cell>
          <table:table-cell table:formula="of:=IF([.$G177]&lt;[.$K$2];&quot;&quot;;1)" office:value-type="float" office:value="1" calcext:value-type="float">
            <text:p>1</text:p>
          </table:table-cell>
          <table:table-cell table:formula="of:=AND([.C177]=1 ;[.H17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400476209355528" calcext:value-type="float">
            <text:p>4.00476209355528E-005</text:p>
          </table:table-cell>
          <table:table-cell table:formula="of:=IF([.$B178]&lt;[.$J$2];&quot;&quot;;1)" office:value-type="float" office:value="1" calcext:value-type="float">
            <text:p>1</text:p>
          </table:table-cell>
          <table:table-cell office:value-type="float" office:value="82547.5698142784" calcext:value-type="float">
            <text:p>82547.5698142784</text:p>
          </table:table-cell>
          <table:table-cell office:value-type="float" office:value="292880.111509618" calcext:value-type="float">
            <text:p>292880.111509618</text:p>
          </table:table-cell>
          <table:table-cell/>
          <table:table-cell table:formula="of:=ABS(([.D178]-[.E178])/[.D178])" office:value-type="float" office:value="2.54801615805966" calcext:value-type="float">
            <text:p>2.5480161581</text:p>
          </table:table-cell>
          <table:table-cell table:formula="of:=IF([.$G178]&lt;[.$K$2];&quot;&quot;;1)" office:value-type="float" office:value="1" calcext:value-type="float">
            <text:p>1</text:p>
          </table:table-cell>
          <table:table-cell table:formula="of:=AND([.C178]=1 ;[.H17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395313411938253" calcext:value-type="float">
            <text:p>3.95313411938253E-005</text:p>
          </table:table-cell>
          <table:table-cell table:formula="of:=IF([.$B179]&lt;[.$J$2];&quot;&quot;;1)">
            <text:p/>
          </table:table-cell>
          <table:table-cell office:value-type="float" office:value="83803.6015957214" calcext:value-type="float">
            <text:p>83803.6015957214</text:p>
          </table:table-cell>
          <table:table-cell office:value-type="float" office:value="291365.004988523" calcext:value-type="float">
            <text:p>291365.004988523</text:p>
          </table:table-cell>
          <table:table-cell/>
          <table:table-cell table:formula="of:=ABS(([.D179]-[.E179])/[.D179])" office:value-type="float" office:value="2.47675994158464" calcext:value-type="float">
            <text:p>2.4767599416</text:p>
          </table:table-cell>
          <table:table-cell table:formula="of:=IF([.$G179]&lt;[.$K$2];&quot;&quot;;1)" office:value-type="float" office:value="1" calcext:value-type="float">
            <text:p>1</text:p>
          </table:table-cell>
          <table:table-cell table:formula="of:=AND([.C179]=1 ;[.H17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398780785141356" calcext:value-type="float">
            <text:p>3.98780785141356E-005</text:p>
          </table:table-cell>
          <table:table-cell table:formula="of:=IF([.$B180]&lt;[.$J$2];&quot;&quot;;1)">
            <text:p/>
          </table:table-cell>
          <table:table-cell office:value-type="float" office:value="82308.1013940038" calcext:value-type="float">
            <text:p>82308.1013940038</text:p>
          </table:table-cell>
          <table:table-cell office:value-type="float" office:value="291724.589025014" calcext:value-type="float">
            <text:p>291724.589025014</text:p>
          </table:table-cell>
          <table:table-cell/>
          <table:table-cell table:formula="of:=ABS(([.D180]-[.E180])/[.D180])" office:value-type="float" office:value="2.54429982084687" calcext:value-type="float">
            <text:p>2.5442998208</text:p>
          </table:table-cell>
          <table:table-cell table:formula="of:=IF([.$G180]&lt;[.$K$2];&quot;&quot;;1)" office:value-type="float" office:value="1" calcext:value-type="float">
            <text:p>1</text:p>
          </table:table-cell>
          <table:table-cell table:formula="of:=AND([.C180]=1 ;[.H18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393941783616102" calcext:value-type="float">
            <text:p>3.93941783616102E-005</text:p>
          </table:table-cell>
          <table:table-cell table:formula="of:=IF([.$B181]&lt;[.$J$2];&quot;&quot;;1)">
            <text:p/>
          </table:table-cell>
          <table:table-cell office:value-type="float" office:value="83610.4766694005" calcext:value-type="float">
            <text:p>83610.4766694005</text:p>
          </table:table-cell>
          <table:table-cell office:value-type="float" office:value="290553.901963721" calcext:value-type="float">
            <text:p>290553.901963721</text:p>
          </table:table-cell>
          <table:table-cell/>
          <table:table-cell table:formula="of:=ABS(([.D181]-[.E181])/[.D181])" office:value-type="float" office:value="2.47508964830549" calcext:value-type="float">
            <text:p>2.4750896483</text:p>
          </table:table-cell>
          <table:table-cell table:formula="of:=IF([.$G181]&lt;[.$K$2];&quot;&quot;;1)" office:value-type="float" office:value="1" calcext:value-type="float">
            <text:p>1</text:p>
          </table:table-cell>
          <table:table-cell table:formula="of:=AND([.C181]=1 ;[.H18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400441959370706" calcext:value-type="float">
            <text:p>4.00441959370706E-005</text:p>
          </table:table-cell>
          <table:table-cell table:formula="of:=IF([.$B182]&lt;[.$J$2];&quot;&quot;;1)" office:value-type="float" office:value="1" calcext:value-type="float">
            <text:p>1</text:p>
          </table:table-cell>
          <table:table-cell office:value-type="float" office:value="81854.7840575217" calcext:value-type="float">
            <text:p>81854.7840575217</text:p>
          </table:table-cell>
          <table:table-cell office:value-type="float" office:value="292194.040831422" calcext:value-type="float">
            <text:p>292194.040831422</text:p>
          </table:table-cell>
          <table:table-cell/>
          <table:table-cell table:formula="of:=ABS(([.D182]-[.E182])/[.D182])" office:value-type="float" office:value="2.56966357184559" calcext:value-type="float">
            <text:p>2.5696635718</text:p>
          </table:table-cell>
          <table:table-cell table:formula="of:=IF([.$G182]&lt;[.$K$2];&quot;&quot;;1)" office:value-type="float" office:value="1" calcext:value-type="float">
            <text:p>1</text:p>
          </table:table-cell>
          <table:table-cell table:formula="of:=AND([.C182]=1 ;[.H18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394817723405165" calcext:value-type="float">
            <text:p>3.94817723405165E-005</text:p>
          </table:table-cell>
          <table:table-cell table:formula="of:=IF([.$B183]&lt;[.$J$2];&quot;&quot;;1)">
            <text:p/>
          </table:table-cell>
          <table:table-cell office:value-type="float" office:value="83274.8096076889" calcext:value-type="float">
            <text:p>83274.8096076889</text:p>
          </table:table-cell>
          <table:table-cell office:value-type="float" office:value="290655.631819719" calcext:value-type="float">
            <text:p>290655.631819719</text:p>
          </table:table-cell>
          <table:table-cell/>
          <table:table-cell table:formula="of:=ABS(([.D183]-[.E183])/[.D183])" office:value-type="float" office:value="2.49031877934047" calcext:value-type="float">
            <text:p>2.4903187793</text:p>
          </table:table-cell>
          <table:table-cell table:formula="of:=IF([.$G183]&lt;[.$K$2];&quot;&quot;;1)" office:value-type="float" office:value="1" calcext:value-type="float">
            <text:p>1</text:p>
          </table:table-cell>
          <table:table-cell table:formula="of:=AND([.C183]=1 ;[.H18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401914493608913" calcext:value-type="float">
            <text:p>4.01914493608913E-005</text:p>
          </table:table-cell>
          <table:table-cell table:formula="of:=IF([.$B184]&lt;[.$J$2];&quot;&quot;;1)" office:value-type="float" office:value="1" calcext:value-type="float">
            <text:p>1</text:p>
          </table:table-cell>
          <table:table-cell office:value-type="float" office:value="81283.3980305609" calcext:value-type="float">
            <text:p>81283.3980305609</text:p>
          </table:table-cell>
          <table:table-cell office:value-type="float" office:value="292484.256336496" calcext:value-type="float">
            <text:p>292484.256336496</text:p>
          </table:table-cell>
          <table:table-cell/>
          <table:table-cell table:formula="of:=ABS(([.D184]-[.E184])/[.D184])" office:value-type="float" office:value="2.5983271298098" calcext:value-type="float">
            <text:p>2.5983271298</text:p>
          </table:table-cell>
          <table:table-cell table:formula="of:=IF([.$G184]&lt;[.$K$2];&quot;&quot;;1)" office:value-type="float" office:value="1" calcext:value-type="float">
            <text:p>1</text:p>
          </table:table-cell>
          <table:table-cell table:formula="of:=AND([.C184]=1 ;[.H18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395085234862685" calcext:value-type="float">
            <text:p>3.95085234862685E-005</text:p>
          </table:table-cell>
          <table:table-cell table:formula="of:=IF([.$B185]&lt;[.$J$2];&quot;&quot;;1)">
            <text:p/>
          </table:table-cell>
          <table:table-cell office:value-type="float" office:value="82774.9521580453" calcext:value-type="float">
            <text:p>82774.9521580453</text:p>
          </table:table-cell>
          <table:table-cell office:value-type="float" office:value="290450.696632186" calcext:value-type="float">
            <text:p>290450.696632186</text:p>
          </table:table-cell>
          <table:table-cell/>
          <table:table-cell table:formula="of:=ABS(([.D185]-[.E185])/[.D185])" office:value-type="float" office:value="2.50892013900072" calcext:value-type="float">
            <text:p>2.508920139</text:p>
          </table:table-cell>
          <table:table-cell table:formula="of:=IF([.$G185]&lt;[.$K$2];&quot;&quot;;1)" office:value-type="float" office:value="1" calcext:value-type="float">
            <text:p>1</text:p>
          </table:table-cell>
          <table:table-cell table:formula="of:=AND([.C185]=1 ;[.H18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399196263994887" calcext:value-type="float">
            <text:p>3.99196263994887E-005</text:p>
          </table:table-cell>
          <table:table-cell table:formula="of:=IF([.$B186]&lt;[.$J$2];&quot;&quot;;1)">
            <text:p/>
          </table:table-cell>
          <table:table-cell office:value-type="float" office:value="81259.8456369507" calcext:value-type="float">
            <text:p>81259.8456369507</text:p>
          </table:table-cell>
          <table:table-cell office:value-type="float" office:value="291138.736952641" calcext:value-type="float">
            <text:p>291138.736952641</text:p>
          </table:table-cell>
          <table:table-cell/>
          <table:table-cell table:formula="of:=ABS(([.D186]-[.E186])/[.D186])" office:value-type="float" office:value="2.58281183862173" calcext:value-type="float">
            <text:p>2.5828118386</text:p>
          </table:table-cell>
          <table:table-cell table:formula="of:=IF([.$G186]&lt;[.$K$2];&quot;&quot;;1)" office:value-type="float" office:value="1" calcext:value-type="float">
            <text:p>1</text:p>
          </table:table-cell>
          <table:table-cell table:formula="of:=AND([.C186]=1 ;[.H18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398703384418189" calcext:value-type="float">
            <text:p>3.98703384418189E-005</text:p>
          </table:table-cell>
          <table:table-cell table:formula="of:=IF([.$B187]&lt;[.$J$2];&quot;&quot;;1)">
            <text:p/>
          </table:table-cell>
          <table:table-cell office:value-type="float" office:value="81619.4296734423" calcext:value-type="float">
            <text:p>81619.4296734423</text:p>
          </table:table-cell>
          <table:table-cell office:value-type="float" office:value="291163.234011736" calcext:value-type="float">
            <text:p>291163.234011736</text:p>
          </table:table-cell>
          <table:table-cell/>
          <table:table-cell table:formula="of:=ABS(([.D187]-[.E187])/[.D187])" office:value-type="float" office:value="2.56732747553707" calcext:value-type="float">
            <text:p>2.5673274755</text:p>
          </table:table-cell>
          <table:table-cell table:formula="of:=IF([.$G187]&lt;[.$K$2];&quot;&quot;;1)" office:value-type="float" office:value="1" calcext:value-type="float">
            <text:p>1</text:p>
          </table:table-cell>
          <table:table-cell table:formula="of:=AND([.C187]=1 ;[.H18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403759332456415" calcext:value-type="float">
            <text:p>4.03759332456415E-005</text:p>
          </table:table-cell>
          <table:table-cell table:formula="of:=IF([.$B188]&lt;[.$J$2];&quot;&quot;;1)" office:value-type="float" office:value="1" calcext:value-type="float">
            <text:p>1</text:p>
          </table:table-cell>
          <table:table-cell office:value-type="float" office:value="80448.7426121491" calcext:value-type="float">
            <text:p>80448.7426121491</text:p>
          </table:table-cell>
          <table:table-cell office:value-type="float" office:value="292361.455778504" calcext:value-type="float">
            <text:p>292361.455778504</text:p>
          </table:table-cell>
          <table:table-cell/>
          <table:table-cell table:formula="of:=ABS(([.D188]-[.E188])/[.D188])" office:value-type="float" office:value="2.63413331626581" calcext:value-type="float">
            <text:p>2.6341333163</text:p>
          </table:table-cell>
          <table:table-cell table:formula="of:=IF([.$G188]&lt;[.$K$2];&quot;&quot;;1)" office:value-type="float" office:value="1" calcext:value-type="float">
            <text:p>1</text:p>
          </table:table-cell>
          <table:table-cell table:formula="of:=AND([.C188]=1 ;[.H18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39690471397107" calcext:value-type="float">
            <text:p>3.9690471397107E-005</text:p>
          </table:table-cell>
          <table:table-cell table:formula="of:=IF([.$B189]&lt;[.$J$2];&quot;&quot;;1)">
            <text:p/>
          </table:table-cell>
          <table:table-cell office:value-type="float" office:value="82088.8814798493" calcext:value-type="float">
            <text:p>82088.8814798493</text:p>
          </table:table-cell>
          <table:table-cell office:value-type="float" office:value="290559.294948985" calcext:value-type="float">
            <text:p>290559.294948985</text:p>
          </table:table-cell>
          <table:table-cell/>
          <table:table-cell table:formula="of:=ABS(([.D189]-[.E189])/[.D189])" office:value-type="float" office:value="2.53956942415289" calcext:value-type="float">
            <text:p>2.5395694242</text:p>
          </table:table-cell>
          <table:table-cell table:formula="of:=IF([.$G189]&lt;[.$K$2];&quot;&quot;;1)" office:value-type="float" office:value="1" calcext:value-type="float">
            <text:p>1</text:p>
          </table:table-cell>
          <table:table-cell table:formula="of:=AND([.C189]=1 ;[.H18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403809592072169" calcext:value-type="float">
            <text:p>0.000040381</text:p>
          </table:table-cell>
          <table:table-cell table:formula="of:=IF([.$B190]&lt;[.$J$2];&quot;&quot;;1)" office:value-type="float" office:value="1" calcext:value-type="float">
            <text:p>1</text:p>
          </table:table-cell>
          <table:table-cell office:value-type="float" office:value="80550.4724681471" calcext:value-type="float">
            <text:p>80550.4724681471</text:p>
          </table:table-cell>
          <table:table-cell office:value-type="float" office:value="292549.046328289" calcext:value-type="float">
            <text:p>292549.046328289</text:p>
          </table:table-cell>
          <table:table-cell/>
          <table:table-cell table:formula="of:=ABS(([.D190]-[.E190])/[.D190])" office:value-type="float" office:value="2.63187250632173" calcext:value-type="float">
            <text:p>2.6318725063</text:p>
          </table:table-cell>
          <table:table-cell table:formula="of:=IF([.$G190]&lt;[.$K$2];&quot;&quot;;1)" office:value-type="float" office:value="1" calcext:value-type="float">
            <text:p>1</text:p>
          </table:table-cell>
          <table:table-cell table:formula="of:=AND([.C190]=1 ;[.H19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39985483503918" calcext:value-type="float">
            <text:p>3.9985483503918E-005</text:p>
          </table:table-cell>
          <table:table-cell table:formula="of:=IF([.$B191]&lt;[.$J$2];&quot;&quot;;1)">
            <text:p/>
          </table:table-cell>
          <table:table-cell office:value-type="float" office:value="82379.096984924" calcext:value-type="float">
            <text:p>82379.096984924</text:p>
          </table:table-cell>
          <table:table-cell office:value-type="float" office:value="292252.783677553" calcext:value-type="float">
            <text:p>292252.783677553</text:p>
          </table:table-cell>
          <table:table-cell/>
          <table:table-cell table:formula="of:=ABS(([.D191]-[.E191])/[.D191])" office:value-type="float" office:value="2.54765704376485" calcext:value-type="float">
            <text:p>2.5476570438</text:p>
          </table:table-cell>
          <table:table-cell table:formula="of:=IF([.$G191]&lt;[.$K$2];&quot;&quot;;1)" office:value-type="float" office:value="1" calcext:value-type="float">
            <text:p>1</text:p>
          </table:table-cell>
          <table:table-cell table:formula="of:=AND([.C191]=1 ;[.H19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0.0000407716248325782" calcext:value-type="float">
            <text:p>4.07716248325782E-005</text:p>
          </table:table-cell>
          <table:table-cell table:style-name="ce6" table:formula="of:=IF([.$B192]&lt;[.$J$2];&quot;&quot;;1)" office:value-type="float" office:value="1" calcext:value-type="float">
            <text:p>1</text:p>
          </table:table-cell>
          <table:table-cell table:style-name="ce4" office:value-type="float" office:value="80345.5372806136" calcext:value-type="float">
            <text:p>80345.5372806136</text:p>
          </table:table-cell>
          <table:table-cell table:style-name="ce4" office:value-type="float" office:value="294460.024510477" calcext:value-type="float">
            <text:p>294460.024510477</text:p>
          </table:table-cell>
          <table:table-cell table:style-name="ce4"/>
          <table:table-cell table:style-name="ce4" table:formula="of:=ABS(([.D192]-[.E192])/[.D192])" office:value-type="float" office:value="2.66492072213109" calcext:value-type="float">
            <text:p>2.6649207221</text:p>
          </table:table-cell>
          <table:table-cell table:style-name="ce4" table:formula="of:=IF([.$G192]&lt;[.$K$2];&quot;&quot;;1)" office:value-type="float" office:value="1" calcext:value-type="float">
            <text:p>1</text:p>
          </table:table-cell>
          <table:table-cell table:formula="of:=AND([.C192]=1 ;[.H192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405971977845324" calcext:value-type="float">
            <text:p>4.05971977845324E-005</text:p>
          </table:table-cell>
          <table:table-cell table:formula="of:=IF([.$B193]&lt;[.$J$2];&quot;&quot;;1)" office:value-type="float" office:value="1" calcext:value-type="float">
            <text:p>1</text:p>
          </table:table-cell>
          <table:table-cell office:value-type="float" office:value="81033.577601069" calcext:value-type="float">
            <text:p>81033.577601069</text:p>
          </table:table-cell>
          <table:table-cell office:value-type="float" office:value="294125.031181069" calcext:value-type="float">
            <text:p>294125.031181069</text:p>
          </table:table-cell>
          <table:table-cell/>
          <table:table-cell table:formula="of:=ABS(([.D193]-[.E193])/[.D193])" office:value-type="float" office:value="2.62966858786683" calcext:value-type="float">
            <text:p>2.6296685879</text:p>
          </table:table-cell>
          <table:table-cell table:formula="of:=IF([.$G193]&lt;[.$K$2];&quot;&quot;;1)" office:value-type="float" office:value="1" calcext:value-type="float">
            <text:p>1</text:p>
          </table:table-cell>
          <table:table-cell table:formula="of:=AND([.C193]=1 ;[.H193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411727374933648" calcext:value-type="float">
            <text:p>4.11727374933648E-005</text:p>
          </table:table-cell>
          <table:table-cell table:formula="of:=IF([.$B194]&lt;[.$J$2];&quot;&quot;;1)" office:value-type="float" office:value="1" calcext:value-type="float">
            <text:p>1</text:p>
          </table:table-cell>
          <table:table-cell office:value-type="float" office:value="81058.0746601637" calcext:value-type="float">
            <text:p>81058.0746601637</text:p>
          </table:table-cell>
          <table:table-cell office:value-type="float" office:value="297168.652937361" calcext:value-type="float">
            <text:p>297168.652937361</text:p>
          </table:table-cell>
          <table:table-cell/>
          <table:table-cell table:formula="of:=ABS(([.D194]-[.E194])/[.D194])" office:value-type="float" office:value="2.66612029934392" calcext:value-type="float">
            <text:p>2.6661202993</text:p>
          </table:table-cell>
          <table:table-cell table:formula="of:=IF([.$G194]&lt;[.$K$2];&quot;&quot;;1)" office:value-type="float" office:value="1" calcext:value-type="float">
            <text:p>1</text:p>
          </table:table-cell>
          <table:table-cell table:formula="of:=AND([.C194]=1 ;[.H194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410258565549504" calcext:value-type="float">
            <text:p>4.10258565549504E-005</text:p>
          </table:table-cell>
          <table:table-cell table:formula="of:=IF([.$B195]&lt;[.$J$2];&quot;&quot;;1)" office:value-type="float" office:value="1" calcext:value-type="float">
            <text:p>1</text:p>
          </table:table-cell>
          <table:table-cell office:value-type="float" office:value="82256.2964269317" calcext:value-type="float">
            <text:p>82256.2964269317</text:p>
          </table:table-cell>
          <table:table-cell office:value-type="float" office:value="297843.971339066" calcext:value-type="float">
            <text:p>297843.971339066</text:p>
          </table:table-cell>
          <table:table-cell/>
          <table:table-cell table:formula="of:=ABS(([.D195]-[.E195])/[.D195])" office:value-type="float" office:value="2.62092610872216" calcext:value-type="float">
            <text:p>2.6209261087</text:p>
          </table:table-cell>
          <table:table-cell table:formula="of:=IF([.$G195]&lt;[.$K$2];&quot;&quot;;1)" office:value-type="float" office:value="1" calcext:value-type="float">
            <text:p>1</text:p>
          </table:table-cell>
          <table:table-cell table:formula="of:=AND([.C195]=1 ;[.H195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41566762277246" calcext:value-type="float">
            <text:p>4.1566762277246E-005</text:p>
          </table:table-cell>
          <table:table-cell table:formula="of:=IF([.$B196]&lt;[.$J$2];&quot;&quot;;1)" office:value-type="float" office:value="1" calcext:value-type="float">
            <text:p>1</text:p>
          </table:table-cell>
          <table:table-cell office:value-type="float" office:value="80454.1355974128" calcext:value-type="float">
            <text:p>80454.1355974128</text:p>
          </table:table-cell>
          <table:table-cell office:value-type="float" office:value="298803.377629898" calcext:value-type="float">
            <text:p>298803.377629898</text:p>
          </table:table-cell>
          <table:table-cell/>
          <table:table-cell table:formula="of:=ABS(([.D196]-[.E196])/[.D196])" office:value-type="float" office:value="2.71395920683419" calcext:value-type="float">
            <text:p>2.7139592068</text:p>
          </table:table-cell>
          <table:table-cell table:formula="of:=IF([.$G196]&lt;[.$K$2];&quot;&quot;;1)" office:value-type="float" office:value="1" calcext:value-type="float">
            <text:p>1</text:p>
          </table:table-cell>
          <table:table-cell table:formula="of:=AND([.C196]=1 ;[.H196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413280004690046" calcext:value-type="float">
            <text:p>0.000041328</text:p>
          </table:table-cell>
          <table:table-cell table:formula="of:=IF([.$B197]&lt;[.$J$2];&quot;&quot;;1)" office:value-type="float" office:value="1" calcext:value-type="float">
            <text:p>1</text:p>
          </table:table-cell>
          <table:table-cell office:value-type="float" office:value="82443.8869767167" calcext:value-type="float">
            <text:p>82443.8869767167</text:p>
          </table:table-cell>
          <table:table-cell office:value-type="float" office:value="299907.919376952" calcext:value-type="float">
            <text:p>299907.919376952</text:p>
          </table:table-cell>
          <table:table-cell/>
          <table:table-cell table:formula="of:=ABS(([.D197]-[.E197])/[.D197])" office:value-type="float" office:value="2.637721732621" calcext:value-type="float">
            <text:p>2.6377217326</text:p>
          </table:table-cell>
          <table:table-cell table:formula="of:=IF([.$G197]&lt;[.$K$2];&quot;&quot;;1)" office:value-type="float" office:value="1" calcext:value-type="float">
            <text:p>1</text:p>
          </table:table-cell>
          <table:table-cell table:formula="of:=AND([.C197]=1 ;[.H197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414967946879728" calcext:value-type="float">
            <text:p>4.14967946879728E-005</text:p>
          </table:table-cell>
          <table:table-cell table:formula="of:=IF([.$B198]&lt;[.$J$2];&quot;&quot;;1)" office:value-type="float" office:value="1" calcext:value-type="float">
            <text:p>1</text:p>
          </table:table-cell>
          <table:table-cell office:value-type="float" office:value="82147.6243259812" calcext:value-type="float">
            <text:p>82147.6243259812</text:p>
          </table:table-cell>
          <table:table-cell office:value-type="float" office:value="300396.576887183" calcext:value-type="float">
            <text:p>300396.576887183</text:p>
          </table:table-cell>
          <table:table-cell/>
          <table:table-cell table:formula="of:=ABS(([.D198]-[.E198])/[.D198])" office:value-type="float" office:value="2.65678958280203" calcext:value-type="float">
            <text:p>2.6567895828</text:p>
          </table:table-cell>
          <table:table-cell table:formula="of:=IF([.$G198]&lt;[.$K$2];&quot;&quot;;1)" office:value-type="float" office:value="1" calcext:value-type="float">
            <text:p>1</text:p>
          </table:table-cell>
          <table:table-cell table:formula="of:=AND([.C198]=1 ;[.H198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411814543963622" calcext:value-type="float">
            <text:p>4.11814543963622E-005</text:p>
          </table:table-cell>
          <table:table-cell table:formula="of:=IF([.$B199]&lt;[.$J$2];&quot;&quot;;1)" office:value-type="float" office:value="1" calcext:value-type="float">
            <text:p>1</text:p>
          </table:table-cell>
          <table:table-cell office:value-type="float" office:value="84354.8651589049" calcext:value-type="float">
            <text:p>84354.8651589049</text:p>
          </table:table-cell>
          <table:table-cell office:value-type="float" office:value="300586.848367395" calcext:value-type="float">
            <text:p>300586.848367395</text:p>
          </table:table-cell>
          <table:table-cell/>
          <table:table-cell table:formula="of:=ABS(([.D199]-[.E199])/[.D199])" office:value-type="float" office:value="2.56336113869851" calcext:value-type="float">
            <text:p>2.5633611387</text:p>
          </table:table-cell>
          <table:table-cell table:formula="of:=IF([.$G199]&lt;[.$K$2];&quot;&quot;;1)" office:value-type="float" office:value="1" calcext:value-type="float">
            <text:p>1</text:p>
          </table:table-cell>
          <table:table-cell table:formula="of:=AND([.C199]=1 ;[.H199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417504173826757" calcext:value-type="float">
            <text:p>4.17504173826757E-005</text:p>
          </table:table-cell>
          <table:table-cell table:formula="of:=IF([.$B200]&lt;[.$J$2];&quot;&quot;;1)" office:value-type="float" office:value="1" calcext:value-type="float">
            <text:p>1</text:p>
          </table:table-cell>
          <table:table-cell office:value-type="float" office:value="84019.8718294965" calcext:value-type="float">
            <text:p>84019.8718294965</text:p>
          </table:table-cell>
          <table:table-cell office:value-type="float" office:value="303356.17961495" calcext:value-type="float">
            <text:p>303356.17961495</text:p>
          </table:table-cell>
          <table:table-cell/>
          <table:table-cell table:formula="of:=ABS(([.D200]-[.E200])/[.D200])" office:value-type="float" office:value="2.61052894999123" calcext:value-type="float">
            <text:p>2.61052895</text:p>
          </table:table-cell>
          <table:table-cell table:formula="of:=IF([.$G200]&lt;[.$K$2];&quot;&quot;;1)" office:value-type="float" office:value="1" calcext:value-type="float">
            <text:p>1</text:p>
          </table:table-cell>
          <table:table-cell table:formula="of:=AND([.C200]=1 ;[.H200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0.0000428936116996932" calcext:value-type="float">
            <text:p>4.28936116996932E-005</text:p>
          </table:table-cell>
          <table:table-cell table:style-name="ce7" table:formula="of:=IF([.$B201]&lt;[.$J$2];&quot;&quot;;1)" office:value-type="float" office:value="1" calcext:value-type="float">
            <text:p>1</text:p>
          </table:table-cell>
          <table:table-cell table:style-name="ce2" office:value-type="float" office:value="87063.4935857887" calcext:value-type="float">
            <text:p>87063.4935857887</text:p>
          </table:table-cell>
          <table:table-cell table:style-name="ce2" office:value-type="float" office:value="313797.722599966" calcext:value-type="float">
            <text:p>313797.722599966</text:p>
          </table:table-cell>
          <table:table-cell table:style-name="ce2"/>
          <table:table-cell table:style-name="ce2" table:formula="of:=ABS(([.D201]-[.E201])/[.D201])" office:value-type="float" office:value="2.60423995955047" calcext:value-type="float">
            <text:p>2.6042399596</text:p>
          </table:table-cell>
          <table:table-cell table:style-name="ce2" table:formula="of:=IF([.$G201]&lt;[.$K$2];&quot;&quot;;1)" office:value-type="float" office:value="1" calcext:value-type="float">
            <text:p>1</text:p>
          </table:table-cell>
          <table:table-cell table:formula="of:=AND([.C201]=1 ;[.H201]=1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287176463617567" calcext:value-type="float">
            <text:p>2.87176463617567E-005</text:p>
          </table:table-cell>
          <table:table-cell table:formula="of:=IF([.$B202]&lt;[.$J$2];&quot;&quot;;1)">
            <text:p/>
          </table:table-cell>
          <table:table-cell office:value-type="float" office:value="105916.378511633" calcext:value-type="float">
            <text:p>105916.378511633</text:p>
          </table:table-cell>
          <table:table-cell office:value-type="float" office:value="325046.183147073" calcext:value-type="float">
            <text:p>325046.183147073</text:p>
          </table:table-cell>
          <table:table-cell/>
          <table:table-cell table:formula="of:=ABS(([.D202]-[.E202])/[.D202])" office:value-type="float" office:value="2.06889442137953" calcext:value-type="float">
            <text:p>2.0688944214</text:p>
          </table:table-cell>
          <table:table-cell table:formula="of:=IF([.$G202]&lt;[.$K$2];&quot;&quot;;1)" office:value-type="float" office:value="1" calcext:value-type="float">
            <text:p>1</text:p>
          </table:table-cell>
          <table:table-cell table:formula="of:=AND([.C202]=1 ;[.H20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286619321480714" calcext:value-type="float">
            <text:p>2.86619321480714E-005</text:p>
          </table:table-cell>
          <table:table-cell table:formula="of:=IF([.$B203]&lt;[.$J$2];&quot;&quot;;1)">
            <text:p/>
          </table:table-cell>
          <table:table-cell office:value-type="float" office:value="105344.118395594" calcext:value-type="float">
            <text:p>105344.118395594</text:p>
          </table:table-cell>
          <table:table-cell office:value-type="float" office:value="324087.814113799" calcext:value-type="float">
            <text:p>324087.814113799</text:p>
          </table:table-cell>
          <table:table-cell/>
          <table:table-cell table:formula="of:=ABS(([.D203]-[.E203])/[.D203])" office:value-type="float" office:value="2.07646804633902" calcext:value-type="float">
            <text:p>2.0764680463</text:p>
          </table:table-cell>
          <table:table-cell table:formula="of:=IF([.$G203]&lt;[.$K$2];&quot;&quot;;1)" office:value-type="float" office:value="1" calcext:value-type="float">
            <text:p>1</text:p>
          </table:table-cell>
          <table:table-cell table:formula="of:=AND([.C203]=1 ;[.H20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292301229472174" calcext:value-type="float">
            <text:p>2.92301229472174E-005</text:p>
          </table:table-cell>
          <table:table-cell table:formula="of:=IF([.$B204]&lt;[.$J$2];&quot;&quot;;1)">
            <text:p/>
          </table:table-cell>
          <table:table-cell office:value-type="float" office:value="102141.195117603" calcext:value-type="float">
            <text:p>102141.195117603</text:p>
          </table:table-cell>
          <table:table-cell office:value-type="float" office:value="324307.672049833" calcext:value-type="float">
            <text:p>324307.672049833</text:p>
          </table:table-cell>
          <table:table-cell/>
          <table:table-cell table:formula="of:=ABS(([.D204]-[.E204])/[.D204])" office:value-type="float" office:value="2.17509180968984" calcext:value-type="float">
            <text:p>2.1750918097</text:p>
          </table:table-cell>
          <table:table-cell table:formula="of:=IF([.$G204]&lt;[.$K$2];&quot;&quot;;1)" office:value-type="float" office:value="1" calcext:value-type="float">
            <text:p>1</text:p>
          </table:table-cell>
          <table:table-cell table:formula="of:=AND([.C204]=1 ;[.H20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292014590465869" calcext:value-type="float">
            <text:p>2.92014590465869E-005</text:p>
          </table:table-cell>
          <table:table-cell table:formula="of:=IF([.$B205]&lt;[.$J$2];&quot;&quot;;1)">
            <text:p/>
          </table:table-cell>
          <table:table-cell office:value-type="float" office:value="101700.866237277" calcext:value-type="float">
            <text:p>101700.866237277</text:p>
          </table:table-cell>
          <table:table-cell office:value-type="float" office:value="323653.04172529" calcext:value-type="float">
            <text:p>323653.04172529</text:p>
          </table:table-cell>
          <table:table-cell/>
          <table:table-cell table:formula="of:=ABS(([.D205]-[.E205])/[.D205])" office:value-type="float" office:value="2.1824020158312" calcext:value-type="float">
            <text:p>2.1824020158</text:p>
          </table:table-cell>
          <table:table-cell table:formula="of:=IF([.$G205]&lt;[.$K$2];&quot;&quot;;1)" office:value-type="float" office:value="1" calcext:value-type="float">
            <text:p>1</text:p>
          </table:table-cell>
          <table:table-cell table:formula="of:=AND([.C205]=1 ;[.H20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95955302657305" calcext:value-type="float">
            <text:p>2.95955302657305E-005</text:p>
          </table:table-cell>
          <table:table-cell table:formula="of:=IF([.$B206]&lt;[.$J$2];&quot;&quot;;1)">
            <text:p/>
          </table:table-cell>
          <table:table-cell office:value-type="float" office:value="99311.9643780796" calcext:value-type="float">
            <text:p>99311.9643780796</text:p>
          </table:table-cell>
          <table:table-cell office:value-type="float" office:value="323877.567772802" calcext:value-type="float">
            <text:p>323877.567772802</text:p>
          </table:table-cell>
          <table:table-cell/>
          <table:table-cell table:formula="of:=ABS(([.D206]-[.E206])/[.D206])" office:value-type="float" office:value="2.26121399169795" calcext:value-type="float">
            <text:p>2.2612139917</text:p>
          </table:table-cell>
          <table:table-cell table:formula="of:=IF([.$G206]&lt;[.$K$2];&quot;&quot;;1)" office:value-type="float" office:value="1" calcext:value-type="float">
            <text:p>1</text:p>
          </table:table-cell>
          <table:table-cell table:formula="of:=AND([.C206]=1 ;[.H20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295019891348135" calcext:value-type="float">
            <text:p>0.000029502</text:p>
          </table:table-cell>
          <table:table-cell table:formula="of:=IF([.$B207]&lt;[.$J$2];&quot;&quot;;1)">
            <text:p/>
          </table:table-cell>
          <table:table-cell office:value-type="float" office:value="99286.2026792362" calcext:value-type="float">
            <text:p>99286.2026792362</text:p>
          </table:table-cell>
          <table:table-cell office:value-type="float" office:value="323141.433155777" calcext:value-type="float">
            <text:p>323141.433155777</text:p>
          </table:table-cell>
          <table:table-cell/>
          <table:table-cell table:formula="of:=ABS(([.D207]-[.E207])/[.D207])" office:value-type="float" office:value="2.25464590684115" calcext:value-type="float">
            <text:p>2.2546459068</text:p>
          </table:table-cell>
          <table:table-cell table:formula="of:=IF([.$G207]&lt;[.$K$2];&quot;&quot;;1)" office:value-type="float" office:value="1" calcext:value-type="float">
            <text:p>1</text:p>
          </table:table-cell>
          <table:table-cell table:formula="of:=AND([.C207]=1 ;[.H20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296610872730573" calcext:value-type="float">
            <text:p>2.96610872730573E-005</text:p>
          </table:table-cell>
          <table:table-cell table:formula="of:=IF([.$B208]&lt;[.$J$2];&quot;&quot;;1)">
            <text:p/>
          </table:table-cell>
          <table:table-cell office:value-type="float" office:value="98276.7101979484" calcext:value-type="float">
            <text:p>98276.7101979484</text:p>
          </table:table-cell>
          <table:table-cell office:value-type="float" office:value="323282.848284891" calcext:value-type="float">
            <text:p>323282.848284891</text:p>
          </table:table-cell>
          <table:table-cell/>
          <table:table-cell table:formula="of:=ABS(([.D208]-[.E208])/[.D208])" office:value-type="float" office:value="2.28951638321772" calcext:value-type="float">
            <text:p>2.2895163832</text:p>
          </table:table-cell>
          <table:table-cell table:formula="of:=IF([.$G208]&lt;[.$K$2];&quot;&quot;;1)" office:value-type="float" office:value="1" calcext:value-type="float">
            <text:p>1</text:p>
          </table:table-cell>
          <table:table-cell table:formula="of:=AND([.C208]=1 ;[.H20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29581145765594" calcext:value-type="float">
            <text:p>2.9581145765594E-005</text:p>
          </table:table-cell>
          <table:table-cell table:formula="of:=IF([.$B209]&lt;[.$J$2];&quot;&quot;;1)">
            <text:p/>
          </table:table-cell>
          <table:table-cell office:value-type="float" office:value="98311.9541328954" calcext:value-type="float">
            <text:p>98311.9541328954</text:p>
          </table:table-cell>
          <table:table-cell office:value-type="float" office:value="322709.658286181" calcext:value-type="float">
            <text:p>322709.658286181</text:p>
          </table:table-cell>
          <table:table-cell/>
          <table:table-cell table:formula="of:=ABS(([.D209]-[.E209])/[.D209])" office:value-type="float" office:value="2.28250680329221" calcext:value-type="float">
            <text:p>2.2825068033</text:p>
          </table:table-cell>
          <table:table-cell table:formula="of:=IF([.$G209]&lt;[.$K$2];&quot;&quot;;1)" office:value-type="float" office:value="1" calcext:value-type="float">
            <text:p>1</text:p>
          </table:table-cell>
          <table:table-cell table:formula="of:=AND([.C209]=1 ;[.H20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297036010440718" calcext:value-type="float">
            <text:p>2.97036010440718E-005</text:p>
          </table:table-cell>
          <table:table-cell table:formula="of:=IF([.$B210]&lt;[.$J$2];&quot;&quot;;1)">
            <text:p/>
          </table:table-cell>
          <table:table-cell office:value-type="float" office:value="97353.5850996212" calcext:value-type="float">
            <text:p>97353.5850996212</text:p>
          </table:table-cell>
          <table:table-cell office:value-type="float" office:value="322608.998681815" calcext:value-type="float">
            <text:p>322608.998681815</text:p>
          </table:table-cell>
          <table:table-cell/>
          <table:table-cell table:formula="of:=ABS(([.D210]-[.E210])/[.D210])" office:value-type="float" office:value="2.31378652724182" calcext:value-type="float">
            <text:p>2.3137865272</text:p>
          </table:table-cell>
          <table:table-cell table:formula="of:=IF([.$G210]&lt;[.$K$2];&quot;&quot;;1)" office:value-type="float" office:value="1" calcext:value-type="float">
            <text:p>1</text:p>
          </table:table-cell>
          <table:table-cell table:formula="of:=AND([.C210]=1 ;[.H21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295914234545353" calcext:value-type="float">
            <text:p>2.95914234545353E-005</text:p>
          </table:table-cell>
          <table:table-cell table:formula="of:=IF([.$B211]&lt;[.$J$2];&quot;&quot;;1)">
            <text:p/>
          </table:table-cell>
          <table:table-cell office:value-type="float" office:value="97573.4430356556" calcext:value-type="float">
            <text:p>97573.4430356556</text:p>
          </table:table-cell>
          <table:table-cell office:value-type="float" office:value="321987.500138091" calcext:value-type="float">
            <text:p>321987.500138091</text:p>
          </table:table-cell>
          <table:table-cell/>
          <table:table-cell table:formula="of:=ABS(([.D211]-[.E211])/[.D211])" office:value-type="float" office:value="2.29995017210194" calcext:value-type="float">
            <text:p>2.2999501721</text:p>
          </table:table-cell>
          <table:table-cell table:formula="of:=IF([.$G211]&lt;[.$K$2];&quot;&quot;;1)" office:value-type="float" office:value="1" calcext:value-type="float">
            <text:p>1</text:p>
          </table:table-cell>
          <table:table-cell table:formula="of:=AND([.C211]=1 ;[.H21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296551406220529" calcext:value-type="float">
            <text:p>2.96551406220529E-005</text:p>
          </table:table-cell>
          <table:table-cell table:formula="of:=IF([.$B212]&lt;[.$J$2];&quot;&quot;;1)">
            <text:p/>
          </table:table-cell>
          <table:table-cell office:value-type="float" office:value="96918.8127111119" calcext:value-type="float">
            <text:p>96918.8127111119</text:p>
          </table:table-cell>
          <table:table-cell office:value-type="float" office:value="321788.749106218" calcext:value-type="float">
            <text:p>321788.749106218</text:p>
          </table:table-cell>
          <table:table-cell/>
          <table:table-cell table:formula="of:=ABS(([.D212]-[.E212])/[.D212])" office:value-type="float" office:value="2.32018872399295" calcext:value-type="float">
            <text:p>2.320188724</text:p>
          </table:table-cell>
          <table:table-cell table:formula="of:=IF([.$G212]&lt;[.$K$2];&quot;&quot;;1)" office:value-type="float" office:value="1" calcext:value-type="float">
            <text:p>1</text:p>
          </table:table-cell>
          <table:table-cell table:formula="of:=AND([.C212]=1 ;[.H21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295692375265491" calcext:value-type="float">
            <text:p>2.95692375265491E-005</text:p>
          </table:table-cell>
          <table:table-cell table:formula="of:=IF([.$B213]&lt;[.$J$2];&quot;&quot;;1)">
            <text:p/>
          </table:table-cell>
          <table:table-cell office:value-type="float" office:value="97143.3387586242" calcext:value-type="float">
            <text:p>97143.3387586242</text:p>
          </table:table-cell>
          <table:table-cell office:value-type="float" office:value="321343.298660583" calcext:value-type="float">
            <text:p>321343.298660583</text:p>
          </table:table-cell>
          <table:table-cell/>
          <table:table-cell table:formula="of:=ABS(([.D213]-[.E213])/[.D213])" office:value-type="float" office:value="2.30792932142303" calcext:value-type="float">
            <text:p>2.3079293214</text:p>
          </table:table-cell>
          <table:table-cell table:formula="of:=IF([.$G213]&lt;[.$K$2];&quot;&quot;;1)" office:value-type="float" office:value="1" calcext:value-type="float">
            <text:p>1</text:p>
          </table:table-cell>
          <table:table-cell table:formula="of:=AND([.C213]=1 ;[.H21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296668278418639" calcext:value-type="float">
            <text:p>2.96668278418639E-005</text:p>
          </table:table-cell>
          <table:table-cell table:formula="of:=IF([.$B214]&lt;[.$J$2];&quot;&quot;;1)">
            <text:p/>
          </table:table-cell>
          <table:table-cell office:value-type="float" office:value="96407.2041415993" calcext:value-type="float">
            <text:p>96407.2041415993</text:p>
          </table:table-cell>
          <table:table-cell office:value-type="float" office:value="321336.125410792" calcext:value-type="float">
            <text:p>321336.125410792</text:p>
          </table:table-cell>
          <table:table-cell/>
          <table:table-cell table:formula="of:=ABS(([.D214]-[.E214])/[.D214])" office:value-type="float" office:value="2.33311320737842" calcext:value-type="float">
            <text:p>2.3331132074</text:p>
          </table:table-cell>
          <table:table-cell table:formula="of:=IF([.$G214]&lt;[.$K$2];&quot;&quot;;1)" office:value-type="float" office:value="1" calcext:value-type="float">
            <text:p>1</text:p>
          </table:table-cell>
          <table:table-cell table:formula="of:=AND([.C214]=1 ;[.H21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295792965295554" calcext:value-type="float">
            <text:p>2.95792965295554E-005</text:p>
          </table:table-cell>
          <table:table-cell table:formula="of:=IF([.$B215]&lt;[.$J$2];&quot;&quot;;1)">
            <text:p/>
          </table:table-cell>
          <table:table-cell office:value-type="float" office:value="96548.6192707132" calcext:value-type="float">
            <text:p>96548.6192707132</text:p>
          </table:table-cell>
          <table:table-cell office:value-type="float" office:value="320815.610828692" calcext:value-type="float">
            <text:p>320815.610828692</text:p>
          </table:table-cell>
          <table:table-cell/>
          <table:table-cell table:formula="of:=ABS(([.D215]-[.E215])/[.D215])" office:value-type="float" office:value="2.32283996655773" calcext:value-type="float">
            <text:p>2.3228399666</text:p>
          </table:table-cell>
          <table:table-cell table:formula="of:=IF([.$G215]&lt;[.$K$2];&quot;&quot;;1)" office:value-type="float" office:value="1" calcext:value-type="float">
            <text:p>1</text:p>
          </table:table-cell>
          <table:table-cell table:formula="of:=AND([.C215]=1 ;[.H21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296395510629712" calcext:value-type="float">
            <text:p>2.96395510629712E-005</text:p>
          </table:table-cell>
          <table:table-cell table:formula="of:=IF([.$B216]&lt;[.$J$2];&quot;&quot;;1)">
            <text:p/>
          </table:table-cell>
          <table:table-cell office:value-type="float" office:value="95975.4292720035" calcext:value-type="float">
            <text:p>95975.4292720035</text:p>
          </table:table-cell>
          <table:table-cell office:value-type="float" office:value="320726.863606978" calcext:value-type="float">
            <text:p>320726.863606978</text:p>
          </table:table-cell>
          <table:table-cell/>
          <table:table-cell table:formula="of:=ABS(([.D216]-[.E216])/[.D216])" office:value-type="float" office:value="2.3417601363158" calcext:value-type="float">
            <text:p>2.3417601363</text:p>
          </table:table-cell>
          <table:table-cell table:formula="of:=IF([.$G216]&lt;[.$K$2];&quot;&quot;;1)" office:value-type="float" office:value="1" calcext:value-type="float">
            <text:p>1</text:p>
          </table:table-cell>
          <table:table-cell table:formula="of:=AND([.C216]=1 ;[.H21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296073778706457" calcext:value-type="float">
            <text:p>2.96073778706457E-005</text:p>
          </table:table-cell>
          <table:table-cell table:formula="of:=IF([.$B217]&lt;[.$J$2];&quot;&quot;;1)">
            <text:p/>
          </table:table-cell>
          <table:table-cell office:value-type="float" office:value="95874.7696676373" calcext:value-type="float">
            <text:p>95874.7696676373</text:p>
          </table:table-cell>
          <table:table-cell office:value-type="float" office:value="320385.507242739" calcext:value-type="float">
            <text:p>320385.507242739</text:p>
          </table:table-cell>
          <table:table-cell/>
          <table:table-cell table:formula="of:=ABS(([.D217]-[.E217])/[.D217])" office:value-type="float" office:value="2.34170823412039" calcext:value-type="float">
            <text:p>2.3417082341</text:p>
          </table:table-cell>
          <table:table-cell table:formula="of:=IF([.$G217]&lt;[.$K$2];&quot;&quot;;1)" office:value-type="float" office:value="1" calcext:value-type="float">
            <text:p>1</text:p>
          </table:table-cell>
          <table:table-cell table:formula="of:=AND([.C217]=1 ;[.H21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296830726165858" calcext:value-type="float">
            <text:p>2.96830726165858E-005</text:p>
          </table:table-cell>
          <table:table-cell table:formula="of:=IF([.$B218]&lt;[.$J$2];&quot;&quot;;1)">
            <text:p/>
          </table:table-cell>
          <table:table-cell office:value-type="float" office:value="95253.2711239129" calcext:value-type="float">
            <text:p>95253.2711239129</text:p>
          </table:table-cell>
          <table:table-cell office:value-type="float" office:value="320293.308436898" calcext:value-type="float">
            <text:p>320293.308436898</text:p>
          </table:table-cell>
          <table:table-cell/>
          <table:table-cell table:formula="of:=ABS(([.D218]-[.E218])/[.D218])" office:value-type="float" office:value="2.362543927969" calcext:value-type="float">
            <text:p>2.362543928</text:p>
          </table:table-cell>
          <table:table-cell table:formula="of:=IF([.$G218]&lt;[.$K$2];&quot;&quot;;1)" office:value-type="float" office:value="1" calcext:value-type="float">
            <text:p>1</text:p>
          </table:table-cell>
          <table:table-cell table:formula="of:=AND([.C218]=1 ;[.H21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297086491583656" calcext:value-type="float">
            <text:p>2.97086491583656E-005</text:p>
          </table:table-cell>
          <table:table-cell table:formula="of:=IF([.$B219]&lt;[.$J$2];&quot;&quot;;1)">
            <text:p/>
          </table:table-cell>
          <table:table-cell office:value-type="float" office:value="95054.5200920406" calcext:value-type="float">
            <text:p>95054.5200920406</text:p>
          </table:table-cell>
          <table:table-cell office:value-type="float" office:value="320290.714262067" calcext:value-type="float">
            <text:p>320290.714262067</text:p>
          </table:table-cell>
          <table:table-cell/>
          <table:table-cell table:formula="of:=ABS(([.D219]-[.E219])/[.D219])" office:value-type="float" office:value="2.36954743395613" calcext:value-type="float">
            <text:p>2.369547434</text:p>
          </table:table-cell>
          <table:table-cell table:formula="of:=IF([.$G219]&lt;[.$K$2];&quot;&quot;;1)" office:value-type="float" office:value="1" calcext:value-type="float">
            <text:p>1</text:p>
          </table:table-cell>
          <table:table-cell table:formula="of:=AND([.C219]=1 ;[.H21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297980497609176" calcext:value-type="float">
            <text:p>0.000029798</text:p>
          </table:table-cell>
          <table:table-cell table:formula="of:=IF([.$B220]&lt;[.$J$2];&quot;&quot;;1)">
            <text:p/>
          </table:table-cell>
          <table:table-cell office:value-type="float" office:value="94609.0696464048" calcext:value-type="float">
            <text:p>94609.0696464048</text:p>
          </table:table-cell>
          <table:table-cell office:value-type="float" office:value="320522.360085531" calcext:value-type="float">
            <text:p>320522.360085531</text:p>
          </table:table-cell>
          <table:table-cell/>
          <table:table-cell table:formula="of:=ABS(([.D220]-[.E220])/[.D220])" office:value-type="float" office:value="2.38786081803216" calcext:value-type="float">
            <text:p>2.387860818</text:p>
          </table:table-cell>
          <table:table-cell table:formula="of:=IF([.$G220]&lt;[.$K$2];&quot;&quot;;1)" office:value-type="float" office:value="1" calcext:value-type="float">
            <text:p>1</text:p>
          </table:table-cell>
          <table:table-cell table:formula="of:=AND([.C220]=1 ;[.H22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297562990641827" calcext:value-type="float">
            <text:p>2.97562990641827E-005</text:p>
          </table:table-cell>
          <table:table-cell table:formula="of:=IF([.$B221]&lt;[.$J$2];&quot;&quot;;1)">
            <text:p/>
          </table:table-cell>
          <table:table-cell office:value-type="float" office:value="94601.8963966146" calcext:value-type="float">
            <text:p>94601.8963966146</text:p>
          </table:table-cell>
          <table:table-cell office:value-type="float" office:value="320198.731735402" calcext:value-type="float">
            <text:p>320198.731735402</text:p>
          </table:table-cell>
          <table:table-cell/>
          <table:table-cell table:formula="of:=ABS(([.D221]-[.E221])/[.D221])" office:value-type="float" office:value="2.38469675484075" calcext:value-type="float">
            <text:p>2.3846967548</text:p>
          </table:table-cell>
          <table:table-cell table:formula="of:=IF([.$G221]&lt;[.$K$2];&quot;&quot;;1)" office:value-type="float" office:value="1" calcext:value-type="float">
            <text:p>1</text:p>
          </table:table-cell>
          <table:table-cell table:formula="of:=AND([.C221]=1 ;[.H22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298139946395246" calcext:value-type="float">
            <text:p>0.000029814</text:p>
          </table:table-cell>
          <table:table-cell table:formula="of:=IF([.$B222]&lt;[.$J$2];&quot;&quot;;1)">
            <text:p/>
          </table:table-cell>
          <table:table-cell office:value-type="float" office:value="94081.3818145145" calcext:value-type="float">
            <text:p>94081.3818145145</text:p>
          </table:table-cell>
          <table:table-cell office:value-type="float" office:value="320084.138927272" calcext:value-type="float">
            <text:p>320084.138927272</text:p>
          </table:table-cell>
          <table:table-cell/>
          <table:table-cell table:formula="of:=ABS(([.D222]-[.E222])/[.D222])" office:value-type="float" office:value="2.40220490764402" calcext:value-type="float">
            <text:p>2.4022049076</text:p>
          </table:table-cell>
          <table:table-cell table:formula="of:=IF([.$G222]&lt;[.$K$2];&quot;&quot;;1)" office:value-type="float" office:value="1" calcext:value-type="float">
            <text:p>1</text:p>
          </table:table-cell>
          <table:table-cell table:formula="of:=AND([.C222]=1 ;[.H22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298176719039773" calcext:value-type="float">
            <text:p>2.98176719039773E-005</text:p>
          </table:table-cell>
          <table:table-cell table:formula="of:=IF([.$B223]&lt;[.$J$2];&quot;&quot;;1)">
            <text:p/>
          </table:table-cell>
          <table:table-cell office:value-type="float" office:value="93992.6345927999" calcext:value-type="float">
            <text:p>93992.6345927999</text:p>
          </table:table-cell>
          <table:table-cell office:value-type="float" office:value="320028.051513459" calcext:value-type="float">
            <text:p>320028.051513459</text:p>
          </table:table-cell>
          <table:table-cell/>
          <table:table-cell table:formula="of:=ABS(([.D223]-[.E223])/[.D223])" office:value-type="float" office:value="2.40482052556461" calcext:value-type="float">
            <text:p>2.4048205256</text:p>
          </table:table-cell>
          <table:table-cell table:formula="of:=IF([.$G223]&lt;[.$K$2];&quot;&quot;;1)" office:value-type="float" office:value="1" calcext:value-type="float">
            <text:p>1</text:p>
          </table:table-cell>
          <table:table-cell table:formula="of:=AND([.C223]=1 ;[.H22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299426856514817" calcext:value-type="float">
            <text:p>2.99426856514817E-005</text:p>
          </table:table-cell>
          <table:table-cell table:formula="of:=IF([.$B224]&lt;[.$J$2];&quot;&quot;;1)">
            <text:p/>
          </table:table-cell>
          <table:table-cell office:value-type="float" office:value="93651.2782285617" calcext:value-type="float">
            <text:p>93651.2782285617</text:p>
          </table:table-cell>
          <table:table-cell office:value-type="float" office:value="320634.208805165" calcext:value-type="float">
            <text:p>320634.208805165</text:p>
          </table:table-cell>
          <table:table-cell/>
          <table:table-cell table:formula="of:=ABS(([.D224]-[.E224])/[.D224])" office:value-type="float" office:value="2.42370349737926" calcext:value-type="float">
            <text:p>2.4237034974</text:p>
          </table:table-cell>
          <table:table-cell table:formula="of:=IF([.$G224]&lt;[.$K$2];&quot;&quot;;1)" office:value-type="float" office:value="1" calcext:value-type="float">
            <text:p>1</text:p>
          </table:table-cell>
          <table:table-cell table:formula="of:=AND([.C224]=1 ;[.H22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299294988619115" calcext:value-type="float">
            <text:p>2.99294988619115E-005</text:p>
          </table:table-cell>
          <table:table-cell table:formula="of:=IF([.$B225]&lt;[.$J$2];&quot;&quot;;1)">
            <text:p/>
          </table:table-cell>
          <table:table-cell office:value-type="float" office:value="93559.0794227204" calcext:value-type="float">
            <text:p>93559.0794227204</text:p>
          </table:table-cell>
          <table:table-cell office:value-type="float" office:value="320438.337209503" calcext:value-type="float">
            <text:p>320438.337209503</text:p>
          </table:table-cell>
          <table:table-cell/>
          <table:table-cell table:formula="of:=ABS(([.D225]-[.E225])/[.D225])" office:value-type="float" office:value="2.42498386246077" calcext:value-type="float">
            <text:p>2.4249838625</text:p>
          </table:table-cell>
          <table:table-cell table:formula="of:=IF([.$G225]&lt;[.$K$2];&quot;&quot;;1)" office:value-type="float" office:value="1" calcext:value-type="float">
            <text:p>1</text:p>
          </table:table-cell>
          <table:table-cell table:formula="of:=AND([.C225]=1 ;[.H22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299515800612133" calcext:value-type="float">
            <text:p>2.99515800612133E-005</text:p>
          </table:table-cell>
          <table:table-cell table:formula="of:=IF([.$B226]&lt;[.$J$2];&quot;&quot;;1)">
            <text:p/>
          </table:table-cell>
          <table:table-cell office:value-type="float" office:value="93556.4852478896" calcext:value-type="float">
            <text:p>93556.4852478896</text:p>
          </table:table-cell>
          <table:table-cell office:value-type="float" office:value="320603.019687433" calcext:value-type="float">
            <text:p>320603.019687433</text:p>
          </table:table-cell>
          <table:table-cell/>
          <table:table-cell table:formula="of:=ABS(([.D226]-[.E226])/[.D226])" office:value-type="float" office:value="2.42683907842364" calcext:value-type="float">
            <text:p>2.4268390784</text:p>
          </table:table-cell>
          <table:table-cell table:formula="of:=IF([.$G226]&lt;[.$K$2];&quot;&quot;;1)" office:value-type="float" office:value="1" calcext:value-type="float">
            <text:p>1</text:p>
          </table:table-cell>
          <table:table-cell table:formula="of:=AND([.C226]=1 ;[.H22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298712700028989" calcext:value-type="float">
            <text:p>2.98712700028989E-005</text:p>
          </table:table-cell>
          <table:table-cell table:formula="of:=IF([.$B227]&lt;[.$J$2];&quot;&quot;;1)">
            <text:p/>
          </table:table-cell>
          <table:table-cell office:value-type="float" office:value="93788.1310713534" calcext:value-type="float">
            <text:p>93788.1310713534</text:p>
          </table:table-cell>
          <table:table-cell office:value-type="float" office:value="320231.931254371" calcext:value-type="float">
            <text:p>320231.931254371</text:p>
          </table:table-cell>
          <table:table-cell/>
          <table:table-cell table:formula="of:=ABS(([.D227]-[.E227])/[.D227])" office:value-type="float" office:value="2.41441851539552" calcext:value-type="float">
            <text:p>2.4144185154</text:p>
          </table:table-cell>
          <table:table-cell table:formula="of:=IF([.$G227]&lt;[.$K$2];&quot;&quot;;1)" office:value-type="float" office:value="1" calcext:value-type="float">
            <text:p>1</text:p>
          </table:table-cell>
          <table:table-cell table:formula="of:=AND([.C227]=1 ;[.H22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29985446331267" calcext:value-type="float">
            <text:p>2.9985446331267E-005</text:p>
          </table:table-cell>
          <table:table-cell table:formula="of:=IF([.$B228]&lt;[.$J$2];&quot;&quot;;1)">
            <text:p/>
          </table:table-cell>
          <table:table-cell office:value-type="float" office:value="93464.5027212241" calcext:value-type="float">
            <text:p>93464.5027212241</text:p>
          </table:table-cell>
          <table:table-cell office:value-type="float" office:value="320780.799007806" calcext:value-type="float">
            <text:p>320780.799007806</text:p>
          </table:table-cell>
          <table:table-cell/>
          <table:table-cell table:formula="of:=ABS(([.D228]-[.E228])/[.D228])" office:value-type="float" office:value="2.43211368667521" calcext:value-type="float">
            <text:p>2.4321136867</text:p>
          </table:table-cell>
          <table:table-cell table:formula="of:=IF([.$G228]&lt;[.$K$2];&quot;&quot;;1)" office:value-type="float" office:value="1" calcext:value-type="float">
            <text:p>1</text:p>
          </table:table-cell>
          <table:table-cell table:formula="of:=AND([.C228]=1 ;[.H22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300628059708523" calcext:value-type="float">
            <text:p>3.00628059708523E-005</text:p>
          </table:table-cell>
          <table:table-cell table:formula="of:=IF([.$B229]&lt;[.$J$2];&quot;&quot;;1)">
            <text:p/>
          </table:table-cell>
          <table:table-cell office:value-type="float" office:value="93349.9099130944" calcext:value-type="float">
            <text:p>93349.9099130944</text:p>
          </table:table-cell>
          <table:table-cell office:value-type="float" office:value="321254.546410249" calcext:value-type="float">
            <text:p>321254.546410249</text:p>
          </table:table-cell>
          <table:table-cell/>
          <table:table-cell table:formula="of:=ABS(([.D229]-[.E229])/[.D229])" office:value-type="float" office:value="2.44140178291898" calcext:value-type="float">
            <text:p>2.4414017829</text:p>
          </table:table-cell>
          <table:table-cell table:formula="of:=IF([.$G229]&lt;[.$K$2];&quot;&quot;;1)" office:value-type="float" office:value="1" calcext:value-type="float">
            <text:p>1</text:p>
          </table:table-cell>
          <table:table-cell table:formula="of:=AND([.C229]=1 ;[.H22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300586429714845" calcext:value-type="float">
            <text:p>3.00586429714845E-005</text:p>
          </table:table-cell>
          <table:table-cell table:formula="of:=IF([.$B230]&lt;[.$J$2];&quot;&quot;;1)">
            <text:p/>
          </table:table-cell>
          <table:table-cell office:value-type="float" office:value="93293.8224992813" calcext:value-type="float">
            <text:p>93293.8224992813</text:p>
          </table:table-cell>
          <table:table-cell office:value-type="float" office:value="321169.245668181" calcext:value-type="float">
            <text:p>321169.245668181</text:p>
          </table:table-cell>
          <table:table-cell/>
          <table:table-cell table:formula="of:=ABS(([.D230]-[.E230])/[.D230])" office:value-type="float" office:value="2.44255639938706" calcext:value-type="float">
            <text:p>2.4425563994</text:p>
          </table:table-cell>
          <table:table-cell table:formula="of:=IF([.$G230]&lt;[.$K$2];&quot;&quot;;1)" office:value-type="float" office:value="1" calcext:value-type="float">
            <text:p>1</text:p>
          </table:table-cell>
          <table:table-cell table:formula="of:=AND([.C230]=1 ;[.H23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299774251610091" calcext:value-type="float">
            <text:p>2.99774251610091E-005</text:p>
          </table:table-cell>
          <table:table-cell table:formula="of:=IF([.$B231]&lt;[.$J$2];&quot;&quot;;1)">
            <text:p/>
          </table:table-cell>
          <table:table-cell office:value-type="float" office:value="93899.9797909876" calcext:value-type="float">
            <text:p>93899.9797909876</text:p>
          </table:table-cell>
          <table:table-cell office:value-type="float" office:value="321201.840509934" calcext:value-type="float">
            <text:p>321201.840509934</text:p>
          </table:table-cell>
          <table:table-cell/>
          <table:table-cell table:formula="of:=ABS(([.D231]-[.E231])/[.D231])" office:value-type="float" office:value="2.42068061382866" calcext:value-type="float">
            <text:p>2.4206806138</text:p>
          </table:table-cell>
          <table:table-cell table:formula="of:=IF([.$G231]&lt;[.$K$2];&quot;&quot;;1)" office:value-type="float" office:value="1" calcext:value-type="float">
            <text:p>1</text:p>
          </table:table-cell>
          <table:table-cell table:formula="of:=AND([.C231]=1 ;[.H23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0.0000300048683815035" calcext:value-type="float">
            <text:p>3.00048683815035E-005</text:p>
          </table:table-cell>
          <table:table-cell table:style-name="ce6" table:formula="of:=IF([.$B232]&lt;[.$J$2];&quot;&quot;;1)">
            <text:p/>
          </table:table-cell>
          <table:table-cell table:style-name="ce4" office:value-type="float" office:value="93704.1081953253" calcext:value-type="float">
            <text:p>93704.1081953253</text:p>
          </table:table-cell>
          <table:table-cell table:style-name="ce4" office:value-type="float" office:value="321220.320456053" calcext:value-type="float">
            <text:p>321220.320456053</text:p>
          </table:table-cell>
          <table:table-cell table:style-name="ce4"/>
          <table:table-cell table:style-name="ce4" table:formula="of:=ABS(([.D232]-[.E232])/[.D232])" office:value-type="float" office:value="2.42802814777846" calcext:value-type="float">
            <text:p>2.4280281478</text:p>
          </table:table-cell>
          <table:table-cell table:style-name="ce4" table:formula="of:=IF([.$G232]&lt;[.$K$2];&quot;&quot;;1)" office:value-type="float" office:value="1" calcext:value-type="float">
            <text:p>1</text:p>
          </table:table-cell>
          <table:table-cell table:formula="of:=AND([.C232]=1 ;[.H23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298700772154739" calcext:value-type="float">
            <text:p>2.98700772154739E-005</text:p>
          </table:table-cell>
          <table:table-cell table:formula="of:=IF([.$B233]&lt;[.$J$2];&quot;&quot;;1)">
            <text:p/>
          </table:table-cell>
          <table:table-cell office:value-type="float" office:value="93868.7906732558" calcext:value-type="float">
            <text:p>93868.7906732558</text:p>
          </table:table-cell>
          <table:table-cell office:value-type="float" office:value="320373.156403863" calcext:value-type="float">
            <text:p>320373.156403863</text:p>
          </table:table-cell>
          <table:table-cell/>
          <table:table-cell table:formula="of:=ABS(([.D233]-[.E233])/[.D233])" office:value-type="float" office:value="2.41298906810292" calcext:value-type="float">
            <text:p>2.4129890681</text:p>
          </table:table-cell>
          <table:table-cell table:formula="of:=IF([.$G233]&lt;[.$K$2];&quot;&quot;;1)" office:value-type="float" office:value="1" calcext:value-type="float">
            <text:p>1</text:p>
          </table:table-cell>
          <table:table-cell table:formula="of:=AND([.C233]=1 ;[.H23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301270361789639" calcext:value-type="float">
            <text:p>0.000030127</text:p>
          </table:table-cell>
          <table:table-cell table:formula="of:=IF([.$B234]&lt;[.$J$2];&quot;&quot;;1)">
            <text:p/>
          </table:table-cell>
          <table:table-cell office:value-type="float" office:value="93497.7022401935" calcext:value-type="float">
            <text:p>93497.7022401935</text:p>
          </table:table-cell>
          <table:table-cell office:value-type="float" office:value="321951.962599344" calcext:value-type="float">
            <text:p>321951.962599344</text:p>
          </table:table-cell>
          <table:table-cell/>
          <table:table-cell table:formula="of:=ABS(([.D234]-[.E234])/[.D234])" office:value-type="float" office:value="2.44342112036354" calcext:value-type="float">
            <text:p>2.4434211204</text:p>
          </table:table-cell>
          <table:table-cell table:formula="of:=IF([.$G234]&lt;[.$K$2];&quot;&quot;;1)" office:value-type="float" office:value="1" calcext:value-type="float">
            <text:p>1</text:p>
          </table:table-cell>
          <table:table-cell table:formula="of:=AND([.C234]=1 ;[.H23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303267138695273" calcext:value-type="float">
            <text:p>3.03267138695273E-005</text:p>
          </table:table-cell>
          <table:table-cell table:formula="of:=IF([.$B235]&lt;[.$J$2];&quot;&quot;;1)">
            <text:p/>
          </table:table-cell>
          <table:table-cell office:value-type="float" office:value="94046.5699936289" calcext:value-type="float">
            <text:p>94046.5699936289</text:p>
          </table:table-cell>
          <table:table-cell office:value-type="float" office:value="324024.435977811" calcext:value-type="float">
            <text:p>324024.435977811</text:p>
          </table:table-cell>
          <table:table-cell/>
          <table:table-cell table:formula="of:=ABS(([.D235]-[.E235])/[.D235])" office:value-type="float" office:value="2.44536154800501" calcext:value-type="float">
            <text:p>2.445361548</text:p>
          </table:table-cell>
          <table:table-cell table:formula="of:=IF([.$G235]&lt;[.$K$2];&quot;&quot;;1)" office:value-type="float" office:value="1" calcext:value-type="float">
            <text:p>1</text:p>
          </table:table-cell>
          <table:table-cell table:formula="of:=AND([.C235]=1 ;[.H23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302085168997062" calcext:value-type="float">
            <text:p>3.02085168997062E-005</text:p>
          </table:table-cell>
          <table:table-cell table:formula="of:=IF([.$B236]&lt;[.$J$2];&quot;&quot;;1)">
            <text:p/>
          </table:table-cell>
          <table:table-cell office:value-type="float" office:value="94520.3173960718" calcext:value-type="float">
            <text:p>94520.3173960718</text:p>
          </table:table-cell>
          <table:table-cell office:value-type="float" office:value="323604.922056053" calcext:value-type="float">
            <text:p>323604.922056053</text:p>
          </table:table-cell>
          <table:table-cell/>
          <table:table-cell table:formula="of:=ABS(([.D236]-[.E236])/[.D236])" office:value-type="float" office:value="2.42365462760816" calcext:value-type="float">
            <text:p>2.4236546276</text:p>
          </table:table-cell>
          <table:table-cell table:formula="of:=IF([.$G236]&lt;[.$K$2];&quot;&quot;;1)" office:value-type="float" office:value="1" calcext:value-type="float">
            <text:p>1</text:p>
          </table:table-cell>
          <table:table-cell table:formula="of:=AND([.C236]=1 ;[.H23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306226975518517" calcext:value-type="float">
            <text:p>3.06226975518517E-005</text:p>
          </table:table-cell>
          <table:table-cell table:formula="of:=IF([.$B237]&lt;[.$J$2];&quot;&quot;;1)">
            <text:p/>
          </table:table-cell>
          <table:table-cell office:value-type="float" office:value="94435.0166540031" calcext:value-type="float">
            <text:p>94435.0166540031</text:p>
          </table:table-cell>
          <table:table-cell office:value-type="float" office:value="326672.795841083" calcext:value-type="float">
            <text:p>326672.795841083</text:p>
          </table:table-cell>
          <table:table-cell/>
          <table:table-cell table:formula="of:=ABS(([.D237]-[.E237])/[.D237])" office:value-type="float" office:value="2.45923373993745" calcext:value-type="float">
            <text:p>2.4592337399</text:p>
          </table:table-cell>
          <table:table-cell table:formula="of:=IF([.$G237]&lt;[.$K$2];&quot;&quot;;1)" office:value-type="float" office:value="1" calcext:value-type="float">
            <text:p>1</text:p>
          </table:table-cell>
          <table:table-cell table:formula="of:=AND([.C237]=1 ;[.H23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305836730047699" calcext:value-type="float">
            <text:p>3.05836730047699E-005</text:p>
          </table:table-cell>
          <table:table-cell table:formula="of:=IF([.$B238]&lt;[.$J$2];&quot;&quot;;1)">
            <text:p/>
          </table:table-cell>
          <table:table-cell office:value-type="float" office:value="94467.6114957565" calcext:value-type="float">
            <text:p>94467.6114957565</text:p>
          </table:table-cell>
          <table:table-cell office:value-type="float" office:value="326414.500853956" calcext:value-type="float">
            <text:p>326414.500853956</text:p>
          </table:table-cell>
          <table:table-cell/>
          <table:table-cell table:formula="of:=ABS(([.D238]-[.E238])/[.D238])" office:value-type="float" office:value="2.45530595815497" calcext:value-type="float">
            <text:p>2.4553059582</text:p>
          </table:table-cell>
          <table:table-cell table:formula="of:=IF([.$G238]&lt;[.$K$2];&quot;&quot;;1)" office:value-type="float" office:value="1" calcext:value-type="float">
            <text:p>1</text:p>
          </table:table-cell>
          <table:table-cell table:formula="of:=AND([.C238]=1 ;[.H23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312686047569922" calcext:value-type="float">
            <text:p>3.12686047569922E-005</text:p>
          </table:table-cell>
          <table:table-cell table:formula="of:=IF([.$B239]&lt;[.$J$2];&quot;&quot;;1)">
            <text:p/>
          </table:table-cell>
          <table:table-cell office:value-type="float" office:value="94486.0914418757" calcext:value-type="float">
            <text:p>94486.0914418757</text:p>
          </table:table-cell>
          <table:table-cell office:value-type="float" office:value="331625.39683755" calcext:value-type="float">
            <text:p>331625.39683755</text:p>
          </table:table-cell>
          <table:table-cell/>
          <table:table-cell table:formula="of:=ABS(([.D239]-[.E239])/[.D239])" office:value-type="float" office:value="2.50978002981056" calcext:value-type="float">
            <text:p>2.5097800298</text:p>
          </table:table-cell>
          <table:table-cell table:formula="of:=IF([.$G239]&lt;[.$K$2];&quot;&quot;;1)" office:value-type="float" office:value="1" calcext:value-type="float">
            <text:p>1</text:p>
          </table:table-cell>
          <table:table-cell table:formula="of:=AND([.C239]=1 ;[.H23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317905700484919" calcext:value-type="float">
            <text:p>3.17905700484919E-005</text:p>
          </table:table-cell>
          <table:table-cell table:formula="of:=IF([.$B240]&lt;[.$J$2];&quot;&quot;;1)">
            <text:p/>
          </table:table-cell>
          <table:table-cell office:value-type="float" office:value="93638.9273896851" calcext:value-type="float">
            <text:p>93638.9273896851</text:p>
          </table:table-cell>
          <table:table-cell office:value-type="float" office:value="334824.329128347" calcext:value-type="float">
            <text:p>334824.329128347</text:p>
          </table:table-cell>
          <table:table-cell/>
          <table:table-cell table:formula="of:=ABS(([.D240]-[.E240])/[.D240])" office:value-type="float" office:value="2.57569590406511" calcext:value-type="float">
            <text:p>2.5756959041</text:p>
          </table:table-cell>
          <table:table-cell table:formula="of:=IF([.$G240]&lt;[.$K$2];&quot;&quot;;1)" office:value-type="float" office:value="1" calcext:value-type="float">
            <text:p>1</text:p>
          </table:table-cell>
          <table:table-cell table:formula="of:=AND([.C240]=1 ;[.H24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0.0000343981234598716" calcext:value-type="float">
            <text:p>3.43981234598716E-005</text:p>
          </table:table-cell>
          <table:table-cell table:style-name="ce7" table:formula="of:=IF([.$B241]&lt;[.$J$2];&quot;&quot;;1)">
            <text:p/>
          </table:table-cell>
          <table:table-cell table:style-name="ce2" office:value-type="float" office:value="95217.7335851664" calcext:value-type="float">
            <text:p>95217.7335851664</text:p>
          </table:table-cell>
          <table:table-cell table:style-name="ce2" office:value-type="float" office:value="356557.347819316" calcext:value-type="float">
            <text:p>356557.347819316</text:p>
          </table:table-cell>
          <table:table-cell table:style-name="ce2"/>
          <table:table-cell table:style-name="ce2" table:formula="of:=ABS(([.D241]-[.E241])/[.D241])" office:value-type="float" office:value="2.74465274895876" calcext:value-type="float">
            <text:p>2.744652749</text:p>
          </table:table-cell>
          <table:table-cell table:style-name="ce2" table:formula="of:=IF([.$G241]&lt;[.$K$2];&quot;&quot;;1)" office:value-type="float" office:value="1" calcext:value-type="float">
            <text:p>1</text:p>
          </table:table-cell>
          <table:table-cell table:formula="of:=AND([.C241]=1 ;[.H24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263024594028463" calcext:value-type="float">
            <text:p>2.63024594028463E-005</text:p>
          </table:table-cell>
          <table:table-cell table:formula="of:=IF([.$B242]&lt;[.$J$2];&quot;&quot;;1)">
            <text:p/>
          </table:table-cell>
          <table:table-cell office:value-type="float" office:value="127209.436024561" calcext:value-type="float">
            <text:p>127209.436024561</text:p>
          </table:table-cell>
          <table:table-cell office:value-type="float" office:value="372081.246848424" calcext:value-type="float">
            <text:p>372081.246848424</text:p>
          </table:table-cell>
          <table:table-cell/>
          <table:table-cell table:formula="of:=ABS(([.D242]-[.E242])/[.D242])" office:value-type="float" office:value="1.92495005462161" calcext:value-type="float">
            <text:p>1.9249500546</text:p>
          </table:table-cell>
          <table:table-cell table:formula="of:=IF([.$G242]&lt;[.$K$2];&quot;&quot;;1)" office:value-type="float" office:value="1" calcext:value-type="float">
            <text:p>1</text:p>
          </table:table-cell>
          <table:table-cell table:formula="of:=AND([.C242]=1 ;[.H242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262025187341877" calcext:value-type="float">
            <text:p>2.62025187341877E-005</text:p>
          </table:table-cell>
          <table:table-cell table:formula="of:=IF([.$B243]&lt;[.$J$2];&quot;&quot;;1)">
            <text:p/>
          </table:table-cell>
          <table:table-cell office:value-type="float" office:value="125414.556060414" calcext:value-type="float">
            <text:p>125414.556060414</text:p>
          </table:table-cell>
          <table:table-cell office:value-type="float" office:value="368979.775506326" calcext:value-type="float">
            <text:p>368979.775506326</text:p>
          </table:table-cell>
          <table:table-cell/>
          <table:table-cell table:formula="of:=ABS(([.D243]-[.E243])/[.D243])" office:value-type="float" office:value="1.94208094416555" calcext:value-type="float">
            <text:p>1.9420809442</text:p>
          </table:table-cell>
          <table:table-cell table:formula="of:=IF([.$G243]&lt;[.$K$2];&quot;&quot;;1)" office:value-type="float" office:value="1" calcext:value-type="float">
            <text:p>1</text:p>
          </table:table-cell>
          <table:table-cell table:formula="of:=AND([.C243]=1 ;[.H243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275762235120824" calcext:value-type="float">
            <text:p>2.75762235120824E-005</text:p>
          </table:table-cell>
          <table:table-cell table:formula="of:=IF([.$B244]&lt;[.$J$2];&quot;&quot;;1)">
            <text:p/>
          </table:table-cell>
          <table:table-cell office:value-type="float" office:value="117733.720713918" calcext:value-type="float">
            <text:p>117733.720713918</text:p>
          </table:table-cell>
          <table:table-cell office:value-type="float" office:value="370327.992744584" calcext:value-type="float">
            <text:p>370327.992744584</text:p>
          </table:table-cell>
          <table:table-cell/>
          <table:table-cell table:formula="of:=ABS(([.D244]-[.E244])/[.D244])" office:value-type="float" office:value="2.14547090246512" calcext:value-type="float">
            <text:p>2.1454709025</text:p>
          </table:table-cell>
          <table:table-cell table:formula="of:=IF([.$G244]&lt;[.$K$2];&quot;&quot;;1)" office:value-type="float" office:value="1" calcext:value-type="float">
            <text:p>1</text:p>
          </table:table-cell>
          <table:table-cell table:formula="of:=AND([.C244]=1 ;[.H244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273166348171535" calcext:value-type="float">
            <text:p>2.73166348171535E-005</text:p>
          </table:table-cell>
          <table:table-cell table:formula="of:=IF([.$B245]&lt;[.$J$2];&quot;&quot;;1)">
            <text:p/>
          </table:table-cell>
          <table:table-cell office:value-type="float" office:value="117836.656668323" calcext:value-type="float">
            <text:p>117836.656668323</text:p>
          </table:table-cell>
          <table:table-cell office:value-type="float" office:value="368057.226520368" calcext:value-type="float">
            <text:p>368057.226520368</text:p>
          </table:table-cell>
          <table:table-cell/>
          <table:table-cell table:formula="of:=ABS(([.D245]-[.E245])/[.D245])" office:value-type="float" office:value="2.12345272622886" calcext:value-type="float">
            <text:p>2.1234527262</text:p>
          </table:table-cell>
          <table:table-cell table:formula="of:=IF([.$G245]&lt;[.$K$2];&quot;&quot;;1)" office:value-type="float" office:value="1" calcext:value-type="float">
            <text:p>1</text:p>
          </table:table-cell>
          <table:table-cell table:formula="of:=AND([.C245]=1 ;[.H245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281294312195262" calcext:value-type="float">
            <text:p>2.81294312195262E-005</text:p>
          </table:table-cell>
          <table:table-cell table:formula="of:=IF([.$B246]&lt;[.$J$2];&quot;&quot;;1)">
            <text:p/>
          </table:table-cell>
          <table:table-cell office:value-type="float" office:value="113015.943609061" calcext:value-type="float">
            <text:p>113015.943609061</text:p>
          </table:table-cell>
          <table:table-cell office:value-type="float" office:value="370224.609341181" calcext:value-type="float">
            <text:p>370224.609341181</text:p>
          </table:table-cell>
          <table:table-cell/>
          <table:table-cell table:formula="of:=ABS(([.D246]-[.E246])/[.D246])" office:value-type="float" office:value="2.27586177240481" calcext:value-type="float">
            <text:p>2.2758617724</text:p>
          </table:table-cell>
          <table:table-cell table:formula="of:=IF([.$G246]&lt;[.$K$2];&quot;&quot;;1)" office:value-type="float" office:value="1" calcext:value-type="float">
            <text:p>1</text:p>
          </table:table-cell>
          <table:table-cell table:formula="of:=AND([.C246]=1 ;[.H246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279190312765602" calcext:value-type="float">
            <text:p>0.000027919</text:p>
          </table:table-cell>
          <table:table-cell table:formula="of:=IF([.$B247]&lt;[.$J$2];&quot;&quot;;1)">
            <text:p/>
          </table:table-cell>
          <table:table-cell office:value-type="float" office:value="113498.331529839" calcext:value-type="float">
            <text:p>113498.331529839</text:p>
          </table:table-cell>
          <table:table-cell office:value-type="float" office:value="368750.37289274" calcext:value-type="float">
            <text:p>368750.37289274</text:p>
          </table:table-cell>
          <table:table-cell/>
          <table:table-cell table:formula="of:=ABS(([.D247]-[.E247])/[.D247])" office:value-type="float" office:value="2.24894972395074" calcext:value-type="float">
            <text:p>2.248949724</text:p>
          </table:table-cell>
          <table:table-cell table:formula="of:=IF([.$G247]&lt;[.$K$2];&quot;&quot;;1)" office:value-type="float" office:value="1" calcext:value-type="float">
            <text:p>1</text:p>
          </table:table-cell>
          <table:table-cell table:formula="of:=AND([.C247]=1 ;[.H247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285103806026107" calcext:value-type="float">
            <text:p>2.85103806026107E-005</text:p>
          </table:table-cell>
          <table:table-cell table:formula="of:=IF([.$B248]&lt;[.$J$2];&quot;&quot;;1)">
            <text:p/>
          </table:table-cell>
          <table:table-cell office:value-type="float" office:value="110274.216732922" calcext:value-type="float">
            <text:p>110274.216732922</text:p>
          </table:table-cell>
          <table:table-cell office:value-type="float" office:value="370806.237271052" calcext:value-type="float">
            <text:p>370806.237271052</text:p>
          </table:table-cell>
          <table:table-cell/>
          <table:table-cell table:formula="of:=ABS(([.D248]-[.E248])/[.D248])" office:value-type="float" office:value="2.3625832788196" calcext:value-type="float">
            <text:p>2.3625832788</text:p>
          </table:table-cell>
          <table:table-cell table:formula="of:=IF([.$G248]&lt;[.$K$2];&quot;&quot;;1)" office:value-type="float" office:value="1" calcext:value-type="float">
            <text:p>1</text:p>
          </table:table-cell>
          <table:table-cell table:formula="of:=AND([.C248]=1 ;[.H248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282363296571423" calcext:value-type="float">
            <text:p>2.82363296571423E-005</text:p>
          </table:table-cell>
          <table:table-cell table:formula="of:=IF([.$B249]&lt;[.$J$2];&quot;&quot;;1)">
            <text:p/>
          </table:table-cell>
          <table:table-cell office:value-type="float" office:value="110741.632614274" calcext:value-type="float">
            <text:p>110741.632614274</text:p>
          </table:table-cell>
          <table:table-cell office:value-type="float" office:value="368805.41991065" calcext:value-type="float">
            <text:p>368805.41991065</text:p>
          </table:table-cell>
          <table:table-cell/>
          <table:table-cell table:formula="of:=ABS(([.D249]-[.E249])/[.D249])" office:value-type="float" office:value="2.33032312423316" calcext:value-type="float">
            <text:p>2.3303231242</text:p>
          </table:table-cell>
          <table:table-cell table:formula="of:=IF([.$G249]&lt;[.$K$2];&quot;&quot;;1)" office:value-type="float" office:value="1" calcext:value-type="float">
            <text:p>1</text:p>
          </table:table-cell>
          <table:table-cell table:formula="of:=AND([.C249]=1 ;[.H249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287803966664438" calcext:value-type="float">
            <text:p>2.87803966664438E-005</text:p>
          </table:table-cell>
          <table:table-cell table:formula="of:=IF([.$B250]&lt;[.$J$2];&quot;&quot;;1)">
            <text:p/>
          </table:table-cell>
          <table:table-cell office:value-type="float" office:value="107640.161272176" calcext:value-type="float">
            <text:p>107640.161272176</text:p>
          </table:table-cell>
          <table:table-cell office:value-type="float" office:value="369965.353590473" calcext:value-type="float">
            <text:p>369965.353590473</text:p>
          </table:table-cell>
          <table:table-cell/>
          <table:table-cell table:formula="of:=ABS(([.D250]-[.E250])/[.D250])" office:value-type="float" office:value="2.43705684958041" calcext:value-type="float">
            <text:p>2.4370568496</text:p>
          </table:table-cell>
          <table:table-cell table:formula="of:=IF([.$G250]&lt;[.$K$2];&quot;&quot;;1)" office:value-type="float" office:value="1" calcext:value-type="float">
            <text:p>1</text:p>
          </table:table-cell>
          <table:table-cell table:formula="of:=AND([.C250]=1 ;[.H250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2844292860439" calcext:value-type="float">
            <text:p>2.844292860439E-005</text:p>
          </table:table-cell>
          <table:table-cell table:formula="of:=IF([.$B251]&lt;[.$J$2];&quot;&quot;;1)">
            <text:p/>
          </table:table-cell>
          <table:table-cell office:value-type="float" office:value="108988.378510434" calcext:value-type="float">
            <text:p>108988.378510434</text:p>
          </table:table-cell>
          <table:table-cell office:value-type="float" office:value="368231.886556097" calcext:value-type="float">
            <text:p>368231.886556097</text:p>
          </table:table-cell>
          <table:table-cell/>
          <table:table-cell table:formula="of:=ABS(([.D251]-[.E251])/[.D251])" office:value-type="float" office:value="2.37863441578631" calcext:value-type="float">
            <text:p>2.3786344158</text:p>
          </table:table-cell>
          <table:table-cell table:formula="of:=IF([.$G251]&lt;[.$K$2];&quot;&quot;;1)" office:value-type="float" office:value="1" calcext:value-type="float">
            <text:p>1</text:p>
          </table:table-cell>
          <table:table-cell table:formula="of:=AND([.C251]=1 ;[.H251]=1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28855516952565" calcext:value-type="float">
            <text:p>2.8855516952565E-005</text:p>
          </table:table-cell>
          <table:table-cell table:formula="of:=IF([.$B252]&lt;[.$J$2];&quot;&quot;;1)">
            <text:p/>
          </table:table-cell>
          <table:table-cell office:value-type="float" office:value="106717.612286218" calcext:value-type="float">
            <text:p>106717.612286218</text:p>
          </table:table-cell>
          <table:table-cell office:value-type="float" office:value="369318.999548233" calcext:value-type="float">
            <text:p>369318.999548233</text:p>
          </table:table-cell>
          <table:table-cell/>
          <table:table-cell table:formula="of:=ABS(([.D252]-[.E252])/[.D252])" office:value-type="float" office:value="2.46071273181895" calcext:value-type="float">
            <text:p>2.4607127318</text:p>
          </table:table-cell>
          <table:table-cell table:formula="of:=IF([.$G252]&lt;[.$K$2];&quot;&quot;;1)" office:value-type="float" office:value="1" calcext:value-type="float">
            <text:p>1</text:p>
          </table:table-cell>
          <table:table-cell table:formula="of:=AND([.C252]=1 ;[.H252]=1)" office:value-type="boolean" office:boolean-value="false" calcext:value-type="boolean">
            <text:p>FALSE</text:p>
          </table:table-cell>
          <table:table-cell table:number-columns-repeated="7"/>
        </table:table-row>
      </table:table>
      <table:table table:name="Sheet5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1715059010.031" calcext:value-type="float">
            <text:p>711715059010.0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7011414078.862" calcext:value-type="float">
            <text:p>217011414078.8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918234466.3804" calcext:value-type="float">
            <text:p>25918234466.38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906009254.3456" calcext:value-type="float">
            <text:p>23906009254.34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90379527.5924" calcext:value-type="float">
            <text:p>12090379527.59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13959906.0809" calcext:value-type="float">
            <text:p>11813959906.08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56699537.74804" calcext:value-type="float">
            <text:p>8756699537.748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42353564.11297" calcext:value-type="float">
            <text:p>8442353564.112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8392336.63869" calcext:value-type="float">
            <text:p>5448392336.638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37311320.53589" calcext:value-type="float">
            <text:p>4737311320.535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21390438.16843" calcext:value-type="float">
            <text:p>3721390438.168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63378505.04833" calcext:value-type="float">
            <text:p>3563378505.04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95978792.03155" calcext:value-type="float">
            <text:p>1695978792.03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52577594.25657" calcext:value-type="float">
            <text:p>1752577594.256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01657833.89325" calcext:value-type="float">
            <text:p>1801657833.893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9159143.77295" calcext:value-type="float">
            <text:p>1339159143.772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4761060.1134" calcext:value-type="float">
            <text:p>1404761060.11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2428807.46004" calcext:value-type="float">
            <text:p>1382428807.46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4423014.260089" calcext:value-type="float">
            <text:p>954423014.2600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4549403.498414" calcext:value-type="float">
            <text:p>964549403.4984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6318726.771705" calcext:value-type="float">
            <text:p>766318726.7717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2204597.490997" calcext:value-type="float">
            <text:p>692204597.4909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7458830.279411" calcext:value-type="float">
            <text:p>617458830.2794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8582091.403763" calcext:value-type="float">
            <text:p>568582091.4037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3901370.90659" calcext:value-type="float">
            <text:p>533901370.906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0926757.028058" calcext:value-type="float">
            <text:p>510926757.0280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8904406.929792" calcext:value-type="float">
            <text:p>548904406.9297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7753473.934467" calcext:value-type="float">
            <text:p>467753473.9344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4176236.193706" calcext:value-type="float">
            <text:p>584176236.19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1131298.480339" calcext:value-type="float">
            <text:p>601131298.4803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0752187.507787" calcext:value-type="float">
            <text:p>360752187.5077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2631638.709421" calcext:value-type="float">
            <text:p>342631638.7094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1556517.703107" calcext:value-type="float">
            <text:p>301556517.7031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2401627.722866" calcext:value-type="float">
            <text:p>292401627.7228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5128873.795207" calcext:value-type="float">
            <text:p>325128873.7952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100388.807312" calcext:value-type="float">
            <text:p>245100388.8073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1252593.819753" calcext:value-type="float">
            <text:p>271252593.8197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6511902.926013" calcext:value-type="float">
            <text:p>276511902.926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020227.758755" calcext:value-type="float">
            <text:p>202020227.7587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748227.565692" calcext:value-type="float">
            <text:p>184748227.5656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622596.626397" calcext:value-type="float">
            <text:p>101622596.6263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495406.2576462" calcext:value-type="float">
            <text:p>75495406.2576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5652628.480697" calcext:value-type="float">
            <text:p>235652628.4806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3066525.574275" calcext:value-type="float">
            <text:p>193066525.5742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2973678.03778" calcext:value-type="float">
            <text:p>212973678.037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6798079.884267" calcext:value-type="float">
            <text:p>176798079.884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7267182.862561" calcext:value-type="float">
            <text:p>177267182.8625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3299526.730276" calcext:value-type="float">
            <text:p>153299526.7302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49627250.60939" calcext:value-type="float">
            <text:p>3049627250.609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72084750.17817" calcext:value-type="float">
            <text:p>8472084750.178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15544564.30859" calcext:value-type="float">
            <text:p>8315544564.308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45738869.63994" calcext:value-type="float">
            <text:p>8545738869.639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89501642.46548" calcext:value-type="float">
            <text:p>8589501642.465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45144607.78551" calcext:value-type="float">
            <text:p>8445144607.785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12452905.59234" calcext:value-type="float">
            <text:p>8612452905.592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660213010.07672" calcext:value-type="float">
            <text:p>7660213010.076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4624888.90728" calcext:value-type="float">
            <text:p>1584624888.907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345411.9624174" calcext:value-type="float">
            <text:p>70345411.96241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833665.4502607" calcext:value-type="float">
            <text:p>75833665.45026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70517.1158825" calcext:value-type="float">
            <text:p>47870517.11588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7945885.9934359" calcext:value-type="float">
            <text:p>77945885.99343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6015268.1762754" calcext:value-type="float">
            <text:p>86015268.17627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732135.914136" calcext:value-type="float">
            <text:p>92732135.9141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785963.6990248" calcext:value-type="float">
            <text:p>84785963.69902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674395.2495457" calcext:value-type="float">
            <text:p>90674395.24954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333233.023151" calcext:value-type="float">
            <text:p>106333233.0231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562065.513605" calcext:value-type="float">
            <text:p>102562065.5136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1407117.1120221" calcext:value-type="float">
            <text:p>91407117.11202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674445.6261533" calcext:value-type="float">
            <text:p>69674445.62615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4420162.254802" calcext:value-type="float">
            <text:p>114420162.2548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679464.669003" calcext:value-type="float">
            <text:p>112679464.6690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9450592.6195281" calcext:value-type="float">
            <text:p>89450592.61952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6621345.9052918" calcext:value-type="float">
            <text:p>86621345.90529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421163.071069" calcext:value-type="float">
            <text:p>136421163.0710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305595.86211" calcext:value-type="float">
            <text:p>140305595.862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010170.731306" calcext:value-type="float">
            <text:p>121010170.7313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442667.856021" calcext:value-type="float">
            <text:p>101442667.8560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173054.796029" calcext:value-type="float">
            <text:p>101173054.7960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376003.169303" calcext:value-type="float">
            <text:p>106376003.1693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3842304.9807062" calcext:value-type="float">
            <text:p>83842304.98070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584394.9931295" calcext:value-type="float">
            <text:p>45584394.9931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5223976.7041461" calcext:value-type="float">
            <text:p>45223976.70414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336021.3006353" calcext:value-type="float">
            <text:p>41336021.30063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654340.4215185" calcext:value-type="float">
            <text:p>44654340.42151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210697.1153218" calcext:value-type="float">
            <text:p>39210697.11532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227624.6065459" calcext:value-type="float">
            <text:p>53227624.60654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6310296.4050329" calcext:value-type="float">
            <text:p>56310296.40503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595996.3513509" calcext:value-type="float">
            <text:p>52595996.3513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930328.2747513" calcext:value-type="float">
            <text:p>62930328.27475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7483626.0010807" calcext:value-type="float">
            <text:p>67483626.00108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781324.9931056" calcext:value-type="float">
            <text:p>63781324.99310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466442.7101541" calcext:value-type="float">
            <text:p>54466442.71015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706345.6531496" calcext:value-type="float">
            <text:p>41706345.65314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502000.2850405" calcext:value-type="float">
            <text:p>51502000.28504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375911.9880149" calcext:value-type="float">
            <text:p>54375911.98801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862775.6709821" calcext:value-type="float">
            <text:p>48862775.67098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171704.6622012" calcext:value-type="float">
            <text:p>47171704.66220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712280.872076" calcext:value-type="float">
            <text:p>104712280.8720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4078909.903981" calcext:value-type="float">
            <text:p>134078909.9039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6848504.121799" calcext:value-type="float">
            <text:p>276848504.1217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6020717.381265" calcext:value-type="float">
            <text:p>286020717.3812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71857823.237006" calcext:value-type="float">
            <text:p>871857823.2370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9580486.575449" calcext:value-type="float">
            <text:p>849580486.5754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54798171.7833" calcext:value-type="float">
            <text:p>10254798171.78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267904843.488" calcext:value-type="float">
            <text:p>28267904843.4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799851836.6055" calcext:value-type="float">
            <text:p>26799851836.60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100895878.7079" calcext:value-type="float">
            <text:p>28100895878.70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718377902.3181" calcext:value-type="float">
            <text:p>24718377902.31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210368301.8647" calcext:value-type="float">
            <text:p>28210368301.86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046774221.3053" calcext:value-type="float">
            <text:p>27046774221.30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033831788.4468" calcext:value-type="float">
            <text:p>27033831788.44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21141287.5698" calcext:value-type="float">
            <text:p>8521141287.56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60496678.7709" calcext:value-type="float">
            <text:p>1460496678.77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5669004.68772" calcext:value-type="float">
            <text:p>1415669004.687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78468609.961221" calcext:value-type="float">
            <text:p>678468609.961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29823291.344198" calcext:value-type="float">
            <text:p>629823291.3441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5150609.572646" calcext:value-type="float">
            <text:p>355150609.5726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5117946.513696" calcext:value-type="float">
            <text:p>355117946.5136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1628691.403839" calcext:value-type="float">
            <text:p>321628691.4038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2241103.181334" calcext:value-type="float">
            <text:p>282241103.1813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311185.487408" calcext:value-type="float">
            <text:p>250311185.4874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2714345.361735" calcext:value-type="float">
            <text:p>242714345.3617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0605917.577975" calcext:value-type="float">
            <text:p>230605917.5779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706844.828858" calcext:value-type="float">
            <text:p>225706844.8288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6258835.330506" calcext:value-type="float">
            <text:p>176258835.3305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5749221.866073" calcext:value-type="float">
            <text:p>165749221.8660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4079522.351377" calcext:value-type="float">
            <text:p>164079522.3513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0620252.261717" calcext:value-type="float">
            <text:p>140620252.2617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742052.187481" calcext:value-type="float">
            <text:p>124742052.1874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709933.626541" calcext:value-type="float">
            <text:p>101709933.6265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412595.3065623" calcext:value-type="float">
            <text:p>78412595.30656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6292712.5267825" calcext:value-type="float">
            <text:p>86292712.52678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932295.2421957" calcext:value-type="float">
            <text:p>68932295.242195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086470.8427762" calcext:value-type="float">
            <text:p>77086470.84277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6655460.2371715" calcext:value-type="float">
            <text:p>76655460.23717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429014.3211089" calcext:value-type="float">
            <text:p>94429014.32110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947950.5264769" calcext:value-type="float">
            <text:p>95947950.52647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7863168.0603293" calcext:value-type="float">
            <text:p>67863168.06032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275445.9740552" calcext:value-type="float">
            <text:p>76275445.97405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7371615.7779315" calcext:value-type="float">
            <text:p>57371615.77793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0656585.3483803" calcext:value-type="float">
            <text:p>60656585.34838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446044.7086569" calcext:value-type="float">
            <text:p>44446044.70865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058350.4121297" calcext:value-type="float">
            <text:p>29058350.41212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720229.0360553" calcext:value-type="float">
            <text:p>23720229.03605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747020.333604" calcext:value-type="float">
            <text:p>34747020.3336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137116.5494257" calcext:value-type="float">
            <text:p>42137116.54942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236984.4880316" calcext:value-type="float">
            <text:p>38236984.48803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1376252.8108287" calcext:value-type="float">
            <text:p>41376252.81082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085296.1035671" calcext:value-type="float">
            <text:p>44085296.10356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5380916.7758194" calcext:value-type="float">
            <text:p>55380916.77581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601071.7595839" calcext:value-type="float">
            <text:p>59601071.75958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690385.469095" calcext:value-type="float">
            <text:p>20690385.4690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8080766.766623" calcext:value-type="float">
            <text:p>78080766.7666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234514.9575519" calcext:value-type="float">
            <text:p>68234514.95755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8819581.117807" calcext:value-type="float">
            <text:p>138819581.1178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6462054.686839" calcext:value-type="float">
            <text:p>136462054.6868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4938267.292291" calcext:value-type="float">
            <text:p>394938267.2922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6129333.729322" calcext:value-type="float">
            <text:p>366129333.7293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993569971.55781" calcext:value-type="float">
            <text:p>6993569971.557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181418001.1329" calcext:value-type="float">
            <text:p>17181418001.13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042622401.8766" calcext:value-type="float">
            <text:p>16042622401.87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764198348.5631" calcext:value-type="float">
            <text:p>15764198348.56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981068802.6947" calcext:value-type="float">
            <text:p>13981068802.69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076778673.444" calcext:value-type="float">
            <text:p>15076778673.4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794581802.2985" calcext:value-type="float">
            <text:p>14794581802.29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839469671.2644" calcext:value-type="float">
            <text:p>13839469671.26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02853062.42479" calcext:value-type="float">
            <text:p>3702853062.424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27679971.317041" calcext:value-type="float">
            <text:p>327679971.3170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1057540.526892" calcext:value-type="float">
            <text:p>311057540.5268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296133.7419487" calcext:value-type="float">
            <text:p>81296133.7419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9450380.2073504" calcext:value-type="float">
            <text:p>79450380.20735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221596.1600724" calcext:value-type="float">
            <text:p>16221596.16007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20021.5588611" calcext:value-type="float">
            <text:p>22520021.55886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430995.2695455" calcext:value-type="float">
            <text:p>28430995.26954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597563.480046" calcext:value-type="float">
            <text:p>29597563.4800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610934.2479008" calcext:value-type="float">
            <text:p>18610934.24790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337799.1976557" calcext:value-type="float">
            <text:p>22337799.19765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519878.4809579" calcext:value-type="float">
            <text:p>13519878.48095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01583.44335183" calcext:value-type="float">
            <text:p>5101583.443351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663313.78654792" calcext:value-type="float">
            <text:p>6663313.786547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879885.57234991" calcext:value-type="float">
            <text:p>7879885.572349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442264.36230698" calcext:value-type="float">
            <text:p>8442264.362306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055965.7346915" calcext:value-type="float">
            <text:p>15055965.73469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452164.6902099" calcext:value-type="float">
            <text:p>15452164.69020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022600.2571888" calcext:value-type="float">
            <text:p>18022600.2571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027357.000422" calcext:value-type="float">
            <text:p>18027357.0004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804115.5416098" calcext:value-type="float">
            <text:p>12804115.54160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379338.2860798" calcext:value-type="float">
            <text:p>13379338.28607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42982.6520569" calcext:value-type="float">
            <text:p>9742982.65205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908558.35209592" calcext:value-type="float">
            <text:p>7908558.352095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983081.80633605" calcext:value-type="float">
            <text:p>9983081.806336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377465.1394968" calcext:value-type="float">
            <text:p>19377465.13949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303298.1539233" calcext:value-type="float">
            <text:p>21303298.1539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54739.3166886" calcext:value-type="float">
            <text:p>20254739.31668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105240.5643171" calcext:value-type="float">
            <text:p>23105240.56431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979564.7091341" calcext:value-type="float">
            <text:p>25979564.70913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408477.783952" calcext:value-type="float">
            <text:p>35408477.7839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7242964.4250941" calcext:value-type="float">
            <text:p>37242964.42509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203564.2880192" calcext:value-type="float">
            <text:p>25203564.28801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48465.1063402" calcext:value-type="float">
            <text:p>26048465.10634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9276779.5817333" calcext:value-type="float">
            <text:p>39276779.58173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3525445.7587525" calcext:value-type="float">
            <text:p>43525445.75875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7582034.3494133" calcext:value-type="float">
            <text:p>47582034.34941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819199.8354821" calcext:value-type="float">
            <text:p>60819199.83548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1946348.5697561" calcext:value-type="float">
            <text:p>61946348.569756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0795608.9900952" calcext:value-type="float">
            <text:p>80795608.99009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1876183.0792408" calcext:value-type="float">
            <text:p>81876183.07924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1129262.724434" calcext:value-type="float">
            <text:p>101129262.7244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278650.832815" calcext:value-type="float">
            <text:p>112278650.8328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998627.230788" calcext:value-type="float">
            <text:p>206998627.2307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5954135.840325" calcext:value-type="float">
            <text:p>235954135.8403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2755671.412954" calcext:value-type="float">
            <text:p>412755671.4129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8597344.808508" calcext:value-type="float">
            <text:p>438597344.8085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479281648.10195" calcext:value-type="float">
            <text:p>5479281648.101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362552654.0748" calcext:value-type="float">
            <text:p>13362552654.074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192219034.7087" calcext:value-type="float">
            <text:p>12192219034.70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426539248.7487" calcext:value-type="float">
            <text:p>12426539248.74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640485502.7445" calcext:value-type="float">
            <text:p>10640485502.74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772416174.2915" calcext:value-type="float">
            <text:p>11772416174.29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647419995.9701" calcext:value-type="float">
            <text:p>11647419995.97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048890124.8626" calcext:value-type="float">
            <text:p>11048890124.86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47913394.8214" calcext:value-type="float">
            <text:p>2747913394.82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04386586.830768" calcext:value-type="float">
            <text:p>404386586.8307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0625805.771193" calcext:value-type="float">
            <text:p>400625805.7711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7104843.875513" calcext:value-type="float">
            <text:p>167104843.8755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4068048.168746" calcext:value-type="float">
            <text:p>164068048.1687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773035.4000106" calcext:value-type="float">
            <text:p>91773035.40001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0086996.0382957" calcext:value-type="float">
            <text:p>80086996.03829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5542414.4599198" calcext:value-type="float">
            <text:p>75542414.45991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1830966.2896262" calcext:value-type="float">
            <text:p>81830966.28962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626856.5934324" calcext:value-type="float">
            <text:p>47626856.59343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375245.2047913" calcext:value-type="float">
            <text:p>40375245.20479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0071258.0456334" calcext:value-type="float">
            <text:p>40071258.04563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5400355.1577214" calcext:value-type="float">
            <text:p>35400355.15772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436011.1547622" calcext:value-type="float">
            <text:p>37436011.15476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8876504.5722762" calcext:value-type="float">
            <text:p>38876504.57227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334986.5166617" calcext:value-type="float">
            <text:p>26334986.51666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268624.2024574" calcext:value-type="float">
            <text:p>27268624.20245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453270.5615093" calcext:value-type="float">
            <text:p>27453270.56150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945462.1707346" calcext:value-type="float">
            <text:p>25945462.17073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811139.5248709" calcext:value-type="float">
            <text:p>26811139.52487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539820.7900384" calcext:value-type="float">
            <text:p>28539820.79003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070173.420761" calcext:value-type="float">
            <text:p>28070173.4207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963677.3514071" calcext:value-type="float">
            <text:p>27963677.35140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262847.519602" calcext:value-type="float">
            <text:p>30262847.5196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871946.997041" calcext:value-type="float">
            <text:p>31871946.9970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928890.7214394" calcext:value-type="float">
            <text:p>32928890.72143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23871.9577564" calcext:value-type="float">
            <text:p>31023871.95775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883204.3148901" calcext:value-type="float">
            <text:p>23883204.31489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797002.4097083" calcext:value-type="float">
            <text:p>27797002.40970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356224.8174109" calcext:value-type="float">
            <text:p>25356224.81741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4139432.1471197" calcext:value-type="float">
            <text:p>24139432.14711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948827.0437462" calcext:value-type="float">
            <text:p>26948827.043746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312680.3236322" calcext:value-type="float">
            <text:p>24312680.3236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268055.2686366" calcext:value-type="float">
            <text:p>24268055.26863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314398.5581448" calcext:value-type="float">
            <text:p>30314398.55814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8369329.023553" calcext:value-type="float">
            <text:p>28369329.0235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297915.6175168" calcext:value-type="float">
            <text:p>37297915.61751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809553.1637061" calcext:value-type="float">
            <text:p>34809553.16370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6105071.2926247" calcext:value-type="float">
            <text:p>26105071.29262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904167.4289531" calcext:value-type="float">
            <text:p>28904167.428953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1359733.8948211" calcext:value-type="float">
            <text:p>61359733.89482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5866095.5794804" calcext:value-type="float">
            <text:p>65866095.57948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8072388.6322024" calcext:value-type="float">
            <text:p>48072388.63220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9719100.6323762" calcext:value-type="float">
            <text:p>59719100.63237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906033.6280747" calcext:value-type="float">
            <text:p>56906033.62807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633634.5057171" calcext:value-type="float">
            <text:p>56633634.50571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153100.3278792" calcext:value-type="float">
            <text:p>38153100.327879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5117083.303675" calcext:value-type="float">
            <text:p>865117083.30367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08471660.86547" calcext:value-type="float">
            <text:p>2108471660.865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27361044.3095" calcext:value-type="float">
            <text:p>1927361044.30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92258020.25299" calcext:value-type="float">
            <text:p>1992258020.2529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42094825.95649" calcext:value-type="float">
            <text:p>1842094825.956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63149744.77729" calcext:value-type="float">
            <text:p>1863149744.777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76596754.58169" calcext:value-type="float">
            <text:p>1876596754.581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21655450.67403" calcext:value-type="float">
            <text:p>1721655450.674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6755886.975444" calcext:value-type="float">
            <text:p>406755886.9754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0441262.0745896" calcext:value-type="float">
            <text:p>50441262.07458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802580.2849301" calcext:value-type="float">
            <text:p>51802580.28493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548237.2063018" calcext:value-type="float">
            <text:p>20548237.2063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670196.9783242" calcext:value-type="float">
            <text:p>20670196.97832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769670.47840049" calcext:value-type="float">
            <text:p>7769670.478400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749349.61655308" calcext:value-type="float">
            <text:p>7749349.616553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51325.99718254" calcext:value-type="float">
            <text:p>5851325.9971825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783533.04933162" calcext:value-type="float">
            <text:p>5783533.049331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85973.12695659" calcext:value-type="float">
            <text:p>3385973.126956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701446.3918874" calcext:value-type="float">
            <text:p>3701446.39188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79650.36873844" calcext:value-type="float">
            <text:p>2779650.368738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51031.21848858" calcext:value-type="float">
            <text:p>2151031.218488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80644.15985245" calcext:value-type="float">
            <text:p>1780644.159852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38726.75904316" calcext:value-type="float">
            <text:p>1838726.759043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69897.87853276" calcext:value-type="float">
            <text:p>2769897.8785327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0236.07562441" calcext:value-type="float">
            <text:p>2880236.075624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74718.59169926" calcext:value-type="float">
            <text:p>1374718.591699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0460.23770126" calcext:value-type="float">
            <text:p>1450460.237701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27149.60046031" calcext:value-type="float">
            <text:p>1427149.600460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29735.0330215" calcext:value-type="float">
            <text:p>1429735.03302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3312.632257018" calcext:value-type="float">
            <text:p>373312.632257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33773.840965035" calcext:value-type="float">
            <text:p>533773.8409650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28304.413680305" calcext:value-type="float">
            <text:p>528304.413680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4370.710034951" calcext:value-type="float">
            <text:p>404370.7100349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00734.398014175" calcext:value-type="float">
            <text:p>400734.3980141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03348.408918367" calcext:value-type="float">
            <text:p>603348.4089183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35618.385687625" calcext:value-type="float">
            <text:p>835618.3856876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8336.524071199" calcext:value-type="float">
            <text:p>898336.52407119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76389.377381786" calcext:value-type="float">
            <text:p>976389.3773817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82516.48413071" calcext:value-type="float">
            <text:p>2382516.484130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91319.99243091" calcext:value-type="float">
            <text:p>2591319.992430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33695.84521167" calcext:value-type="float">
            <text:p>2933695.8452116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979452.27871954" calcext:value-type="float">
            <text:p>2979452.2787195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90842.23383764" calcext:value-type="float">
            <text:p>3290842.2338376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92363.63168158" calcext:value-type="float">
            <text:p>3392363.631681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92675.52763226" calcext:value-type="float">
            <text:p>3792675.527632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58328.33909047" calcext:value-type="float">
            <text:p>3958328.339090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90740.17413457" calcext:value-type="float">
            <text:p>3890740.174134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644434.23940623" calcext:value-type="float">
            <text:p>6644434.239406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444341.6359126" calcext:value-type="float">
            <text:p>17444341.6359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6361668.5657676" calcext:value-type="float">
            <text:p>46361668.56576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459273.3667281" calcext:value-type="float">
            <text:p>48459273.366728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4018153.4793513" calcext:value-type="float">
            <text:p>74018153.47935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5881476.1603043" calcext:value-type="float">
            <text:p>75881476.16030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6188991.780982" calcext:value-type="float">
            <text:p>166188991.7809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8939483.893535" calcext:value-type="float">
            <text:p>128939483.8935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57912540.39071" calcext:value-type="float">
            <text:p>2757912540.390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295312199.6478" calcext:value-type="float">
            <text:p>7295312199.647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925661559.10546" calcext:value-type="float">
            <text:p>6925661559.105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664973607.51371" calcext:value-type="float">
            <text:p>6664973607.513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682371777.02026" calcext:value-type="float">
            <text:p>5682371777.020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60590421.30476" calcext:value-type="float">
            <text:p>6060590421.304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783864581.13208" calcext:value-type="float">
            <text:p>5783864581.132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57401939.05539" calcext:value-type="float">
            <text:p>5757401939.055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90424961.37789" calcext:value-type="float">
            <text:p>1590424961.3778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3427855.978192" calcext:value-type="float">
            <text:p>243427855.97819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9072011.685883" calcext:value-type="float">
            <text:p>229072011.68588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3440503.1833805" calcext:value-type="float">
            <text:p>93440503.18338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590346.7363321" calcext:value-type="float">
            <text:p>93590346.73633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7339575.0065445" calcext:value-type="float">
            <text:p>77339575.00654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6165517.3756707" calcext:value-type="float">
            <text:p>76165517.3756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729213.5666515" calcext:value-type="float">
            <text:p>71729213.56665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3007152.6806379" calcext:value-type="float">
            <text:p>73007152.68063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8300959.8834773" calcext:value-type="float">
            <text:p>48300959.88347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8098514.5656922" calcext:value-type="float">
            <text:p>48098514.56569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44039.3136517" calcext:value-type="float">
            <text:p>34144039.31365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47449.3035505" calcext:value-type="float">
            <text:p>34247449.30355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3006531.0272501" calcext:value-type="float">
            <text:p>33006531.02725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198526.9625733" calcext:value-type="float">
            <text:p>33198526.96257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034404.3653601" calcext:value-type="float">
            <text:p>41034404.36536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7166540.5243554" calcext:value-type="float">
            <text:p>37166540.52435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176494.990597" calcext:value-type="float">
            <text:p>40176494.99059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8756760.3890968" calcext:value-type="float">
            <text:p>38756760.389096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1793705.2918276" calcext:value-type="float">
            <text:p>31793705.29182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689866.7505905" calcext:value-type="float">
            <text:p>30689866.750590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225298.9198128" calcext:value-type="float">
            <text:p>21225298.919812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588566.2473393" calcext:value-type="float">
            <text:p>19588566.247339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348131.2461375" calcext:value-type="float">
            <text:p>20348131.2461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222807.4329768" calcext:value-type="float">
            <text:p>19222807.432976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392712.4421982" calcext:value-type="float">
            <text:p>15392712.442198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148102.5151453" calcext:value-type="float">
            <text:p>16148102.51514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481822.4215131" calcext:value-type="float">
            <text:p>15481822.42151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977709.2462615" calcext:value-type="float">
            <text:p>13977709.24626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92785.0326261" calcext:value-type="float">
            <text:p>14592785.03262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357526.45913181" calcext:value-type="float">
            <text:p>9357526.459131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203258.74838623" calcext:value-type="float">
            <text:p>7203258.748386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416150.73486305" calcext:value-type="float">
            <text:p>7416150.734863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435159.57510266" calcext:value-type="float">
            <text:p>7435159.57510266</text:p>
          </table:table-cell>
        </table:table-row>
      </table:table>
      <table:table table:name="Sheet4_2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zscore</text:p>
          </table:table-cell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364078489097353" calcext:value-type="float">
            <text:p>3.64078489097353E-006</text:p>
          </table:table-cell>
          <table:table-cell table:formula="of:=IF([.$B2]&lt;[.$J$2];&quot;&quot;;1)" office:value-type="float" office:value="1" calcext:value-type="float">
            <text:p>1</text:p>
          </table:table-cell>
          <table:table-cell/>
          <table:table-cell office:value-type="float" office:value="4737311320.53589" calcext:value-type="float">
            <text:p>4737311320.53589</text:p>
          </table:table-cell>
          <table:table-cell table:formula="of:=IF([.E2]&gt;[.$H$2];1;&quot;&quot;)" office:value-type="float" office:value="1" calcext:value-type="float">
            <text:p>1</text:p>
          </table:table-cell>
          <table:table-cell/>
          <table:table-cell office:value-type="float" office:value="101622596.626397" calcext:value-type="float">
            <text:p>101622596.626397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553093227578726" calcext:value-type="float">
            <text:p>5.53093227578726E-006</text:p>
          </table:table-cell>
          <table:table-cell table:formula="of:=IF([.$B3]&lt;[.$J$2];&quot;&quot;;1)" office:value-type="float" office:value="1" calcext:value-type="float">
            <text:p>1</text:p>
          </table:table-cell>
          <table:table-cell/>
          <table:table-cell office:value-type="float" office:value="3721390438.16843" calcext:value-type="float">
            <text:p>3721390438.16843</text:p>
          </table:table-cell>
          <table:table-cell table:formula="of:=IF([.E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443531355411706" calcext:value-type="float">
            <text:p>4.43531355411706E-006</text:p>
          </table:table-cell>
          <table:table-cell table:formula="of:=IF([.$B4]&lt;[.$J$2];&quot;&quot;;1)" office:value-type="float" office:value="1" calcext:value-type="float">
            <text:p>1</text:p>
          </table:table-cell>
          <table:table-cell/>
          <table:table-cell office:value-type="float" office:value="3563378505.04833" calcext:value-type="float">
            <text:p>3563378505.04833</text:p>
          </table:table-cell>
          <table:table-cell table:formula="of:=IF([.E4]&gt;[.$H$2];1;&quot;&quot;)" office:value-type="float" office:value="1" calcext:value-type="float">
            <text:p>1</text:p>
          </table:table-cell>
          <table:table-cell table:number-columns-repeated="9"/>
          <table:table-cell table:style-name="ce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80667248036873" calcext:value-type="float">
            <text:p>7.80667248036873E-006</text:p>
          </table:table-cell>
          <table:table-cell table:formula="of:=IF([.$B5]&lt;[.$J$2];&quot;&quot;;1)" office:value-type="float" office:value="1" calcext:value-type="float">
            <text:p>1</text:p>
          </table:table-cell>
          <table:table-cell/>
          <table:table-cell office:value-type="float" office:value="1695978792.03155" calcext:value-type="float">
            <text:p>1695978792.03155</text:p>
          </table:table-cell>
          <table:table-cell table:formula="of:=IF([.E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551532419737161" calcext:value-type="float">
            <text:p>5.51532419737161E-006</text:p>
          </table:table-cell>
          <table:table-cell table:formula="of:=IF([.$B6]&lt;[.$J$2];&quot;&quot;;1)" office:value-type="float" office:value="1" calcext:value-type="float">
            <text:p>1</text:p>
          </table:table-cell>
          <table:table-cell/>
          <table:table-cell office:value-type="float" office:value="1752577594.25657" calcext:value-type="float">
            <text:p>1752577594.25657</text:p>
          </table:table-cell>
          <table:table-cell table:formula="of:=IF([.E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783048078680669" calcext:value-type="float">
            <text:p>7.83048078680669E-006</text:p>
          </table:table-cell>
          <table:table-cell table:formula="of:=IF([.$B7]&lt;[.$J$2];&quot;&quot;;1)" office:value-type="float" office:value="1" calcext:value-type="float">
            <text:p>1</text:p>
          </table:table-cell>
          <table:table-cell/>
          <table:table-cell office:value-type="float" office:value="1801657833.89325" calcext:value-type="float">
            <text:p>1801657833.89325</text:p>
          </table:table-cell>
          <table:table-cell table:formula="of:=IF([.E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333057229708123" calcext:value-type="float">
            <text:p>3.33057229708123E-006</text:p>
          </table:table-cell>
          <table:table-cell table:formula="of:=IF([.$B8]&lt;[.$J$2];&quot;&quot;;1)" office:value-type="float" office:value="1" calcext:value-type="float">
            <text:p>1</text:p>
          </table:table-cell>
          <table:table-cell/>
          <table:table-cell office:value-type="float" office:value="1339159143.77295" calcext:value-type="float">
            <text:p>1339159143.77295</text:p>
          </table:table-cell>
          <table:table-cell table:formula="of:=IF([.E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912628470576672" calcext:value-type="float">
            <text:p>9.12628470576672E-006</text:p>
          </table:table-cell>
          <table:table-cell table:formula="of:=IF([.$B9]&lt;[.$J$2];&quot;&quot;;1)" office:value-type="float" office:value="1" calcext:value-type="float">
            <text:p>1</text:p>
          </table:table-cell>
          <table:table-cell/>
          <table:table-cell office:value-type="float" office:value="1404761060.1134" calcext:value-type="float">
            <text:p>1404761060.1134</text:p>
          </table:table-cell>
          <table:table-cell table:formula="of:=IF([.E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5206998193462" calcext:value-type="float">
            <text:p>3.5206998193462E-006</text:p>
          </table:table-cell>
          <table:table-cell table:formula="of:=IF([.$B10]&lt;[.$J$2];&quot;&quot;;1)" office:value-type="float" office:value="1" calcext:value-type="float">
            <text:p>1</text:p>
          </table:table-cell>
          <table:table-cell/>
          <table:table-cell office:value-type="float" office:value="1382428807.46004" calcext:value-type="float">
            <text:p>1382428807.46004</text:p>
          </table:table-cell>
          <table:table-cell table:formula="of:=IF([.E1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10911015827944" calcext:value-type="float">
            <text:p>0.000010911</text:p>
          </table:table-cell>
          <table:table-cell table:formula="of:=IF([.$B11]&lt;[.$J$2];&quot;&quot;;1)" office:value-type="float" office:value="1" calcext:value-type="float">
            <text:p>1</text:p>
          </table:table-cell>
          <table:table-cell/>
          <table:table-cell office:value-type="float" office:value="954423014.260089" calcext:value-type="float">
            <text:p>954423014.260089</text:p>
          </table:table-cell>
          <table:table-cell table:formula="of:=IF([.E1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736645724751865" calcext:value-type="float">
            <text:p>7.36645724751865E-006</text:p>
          </table:table-cell>
          <table:table-cell table:formula="of:=IF([.$B12]&lt;[.$J$2];&quot;&quot;;1)" office:value-type="float" office:value="1" calcext:value-type="float">
            <text:p>1</text:p>
          </table:table-cell>
          <table:table-cell/>
          <table:table-cell office:value-type="float" office:value="964549403.498414" calcext:value-type="float">
            <text:p>964549403.498414</text:p>
          </table:table-cell>
          <table:table-cell table:formula="of:=IF([.E1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17575745798524" calcext:value-type="float">
            <text:p>1.7575745798524E-005</text:p>
          </table:table-cell>
          <table:table-cell table:formula="of:=IF([.$B13]&lt;[.$J$2];&quot;&quot;;1)" office:value-type="float" office:value="1" calcext:value-type="float">
            <text:p>1</text:p>
          </table:table-cell>
          <table:table-cell/>
          <table:table-cell office:value-type="float" office:value="766318726.771705" calcext:value-type="float">
            <text:p>766318726.771705</text:p>
          </table:table-cell>
          <table:table-cell table:formula="of:=IF([.E1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718004207823723" calcext:value-type="float">
            <text:p>0.00000718</text:p>
          </table:table-cell>
          <table:table-cell table:formula="of:=IF([.$B14]&lt;[.$J$2];&quot;&quot;;1)" office:value-type="float" office:value="1" calcext:value-type="float">
            <text:p>1</text:p>
          </table:table-cell>
          <table:table-cell/>
          <table:table-cell office:value-type="float" office:value="692204597.490997" calcext:value-type="float">
            <text:p>692204597.490997</text:p>
          </table:table-cell>
          <table:table-cell table:formula="of:=IF([.E1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191595445271455" calcext:value-type="float">
            <text:p>1.91595445271455E-005</text:p>
          </table:table-cell>
          <table:table-cell table:formula="of:=IF([.$B15]&lt;[.$J$2];&quot;&quot;;1)" office:value-type="float" office:value="1" calcext:value-type="float">
            <text:p>1</text:p>
          </table:table-cell>
          <table:table-cell/>
          <table:table-cell office:value-type="float" office:value="617458830.279411" calcext:value-type="float">
            <text:p>617458830.279411</text:p>
          </table:table-cell>
          <table:table-cell table:formula="of:=IF([.E1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72032480924891" calcext:value-type="float">
            <text:p>2.72032480924891E-006</text:p>
          </table:table-cell>
          <table:table-cell table:formula="of:=IF([.$B16]&lt;[.$J$2];&quot;&quot;;1)" office:value-type="float" office:value="1" calcext:value-type="float">
            <text:p>1</text:p>
          </table:table-cell>
          <table:table-cell/>
          <table:table-cell office:value-type="float" office:value="568582091.403763" calcext:value-type="float">
            <text:p>568582091.403763</text:p>
          </table:table-cell>
          <table:table-cell table:formula="of:=IF([.E1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157741999552519" calcext:value-type="float">
            <text:p>1.57741999552519E-005</text:p>
          </table:table-cell>
          <table:table-cell table:formula="of:=IF([.$B17]&lt;[.$J$2];&quot;&quot;;1)" office:value-type="float" office:value="1" calcext:value-type="float">
            <text:p>1</text:p>
          </table:table-cell>
          <table:table-cell/>
          <table:table-cell office:value-type="float" office:value="533901370.90659" calcext:value-type="float">
            <text:p>533901370.90659</text:p>
          </table:table-cell>
          <table:table-cell table:formula="of:=IF([.E1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416058106370752" calcext:value-type="float">
            <text:p>4.16058106370752E-006</text:p>
          </table:table-cell>
          <table:table-cell table:formula="of:=IF([.$B18]&lt;[.$J$2];&quot;&quot;;1)" office:value-type="float" office:value="1" calcext:value-type="float">
            <text:p>1</text:p>
          </table:table-cell>
          <table:table-cell/>
          <table:table-cell office:value-type="float" office:value="510926757.028058" calcext:value-type="float">
            <text:p>510926757.028058</text:p>
          </table:table-cell>
          <table:table-cell table:formula="of:=IF([.E1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160132309225978" calcext:value-type="float">
            <text:p>1.60132309225978E-005</text:p>
          </table:table-cell>
          <table:table-cell table:formula="of:=IF([.$B19]&lt;[.$J$2];&quot;&quot;;1)" office:value-type="float" office:value="1" calcext:value-type="float">
            <text:p>1</text:p>
          </table:table-cell>
          <table:table-cell/>
          <table:table-cell office:value-type="float" office:value="548904406.929792" calcext:value-type="float">
            <text:p>548904406.929792</text:p>
          </table:table-cell>
          <table:table-cell table:formula="of:=IF([.E1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984654839686433" calcext:value-type="float">
            <text:p>9.84654839686433E-007</text:p>
          </table:table-cell>
          <table:table-cell table:formula="of:=IF([.$B20]&lt;[.$J$2];&quot;&quot;;1)" office:value-type="float" office:value="1" calcext:value-type="float">
            <text:p>1</text:p>
          </table:table-cell>
          <table:table-cell/>
          <table:table-cell office:value-type="float" office:value="467753473.934467" calcext:value-type="float">
            <text:p>467753473.934467</text:p>
          </table:table-cell>
          <table:table-cell table:formula="of:=IF([.E2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60536415534347" calcext:value-type="float">
            <text:p>1.60536415534347E-005</text:p>
          </table:table-cell>
          <table:table-cell table:formula="of:=IF([.$B21]&lt;[.$J$2];&quot;&quot;;1)" office:value-type="float" office:value="1" calcext:value-type="float">
            <text:p>1</text:p>
          </table:table-cell>
          <table:table-cell/>
          <table:table-cell office:value-type="float" office:value="584176236.193706" calcext:value-type="float">
            <text:p>584176236.193706</text:p>
          </table:table-cell>
          <table:table-cell table:formula="of:=IF([.E2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975708905103751" calcext:value-type="float">
            <text:p>9.75708905103751E-006</text:p>
          </table:table-cell>
          <table:table-cell table:formula="of:=IF([.$B22]&lt;[.$J$2];&quot;&quot;;1)" office:value-type="float" office:value="1" calcext:value-type="float">
            <text:p>1</text:p>
          </table:table-cell>
          <table:table-cell/>
          <table:table-cell office:value-type="float" office:value="601131298.480339" calcext:value-type="float">
            <text:p>601131298.480339</text:p>
          </table:table-cell>
          <table:table-cell table:formula="of:=IF([.E2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387873307371798" calcext:value-type="float">
            <text:p>3.87873307371798E-005</text:p>
          </table:table-cell>
          <table:table-cell table:formula="of:=IF([.$B23]&lt;[.$J$2];&quot;&quot;;1)" office:value-type="float" office:value="1" calcext:value-type="float">
            <text:p>1</text:p>
          </table:table-cell>
          <table:table-cell/>
          <table:table-cell office:value-type="float" office:value="360752187.507787" calcext:value-type="float">
            <text:p>360752187.507787</text:p>
          </table:table-cell>
          <table:table-cell table:formula="of:=IF([.E2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118326329577837" calcext:value-type="float">
            <text:p>1.18326329577837E-005</text:p>
          </table:table-cell>
          <table:table-cell table:formula="of:=IF([.$B24]&lt;[.$J$2];&quot;&quot;;1)" office:value-type="float" office:value="1" calcext:value-type="float">
            <text:p>1</text:p>
          </table:table-cell>
          <table:table-cell/>
          <table:table-cell office:value-type="float" office:value="342631638.709421" calcext:value-type="float">
            <text:p>342631638.709421</text:p>
          </table:table-cell>
          <table:table-cell table:formula="of:=IF([.E2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27733799126301" calcext:value-type="float">
            <text:p>3.27733799126301E-005</text:p>
          </table:table-cell>
          <table:table-cell table:formula="of:=IF([.$B25]&lt;[.$J$2];&quot;&quot;;1)" office:value-type="float" office:value="1" calcext:value-type="float">
            <text:p>1</text:p>
          </table:table-cell>
          <table:table-cell/>
          <table:table-cell office:value-type="float" office:value="301556517.703107" calcext:value-type="float">
            <text:p>301556517.703107</text:p>
          </table:table-cell>
          <table:table-cell table:formula="of:=IF([.E2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711227283626687" calcext:value-type="float">
            <text:p>7.11227283626687E-006</text:p>
          </table:table-cell>
          <table:table-cell table:formula="of:=IF([.$B26]&lt;[.$J$2];&quot;&quot;;1)" office:value-type="float" office:value="1" calcext:value-type="float">
            <text:p>1</text:p>
          </table:table-cell>
          <table:table-cell/>
          <table:table-cell office:value-type="float" office:value="292401627.722866" calcext:value-type="float">
            <text:p>292401627.722866</text:p>
          </table:table-cell>
          <table:table-cell table:formula="of:=IF([.E2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7067173573389" calcext:value-type="float">
            <text:p>2.97067173573389E-005</text:p>
          </table:table-cell>
          <table:table-cell table:formula="of:=IF([.$B27]&lt;[.$J$2];&quot;&quot;;1)" office:value-type="float" office:value="1" calcext:value-type="float">
            <text:p>1</text:p>
          </table:table-cell>
          <table:table-cell/>
          <table:table-cell office:value-type="float" office:value="325128873.795207" calcext:value-type="float">
            <text:p>325128873.795207</text:p>
          </table:table-cell>
          <table:table-cell table:formula="of:=IF([.E2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537487620468491" calcext:value-type="float">
            <text:p>5.37487620468491E-006</text:p>
          </table:table-cell>
          <table:table-cell table:formula="of:=IF([.$B28]&lt;[.$J$2];&quot;&quot;;1)" office:value-type="float" office:value="1" calcext:value-type="float">
            <text:p>1</text:p>
          </table:table-cell>
          <table:table-cell/>
          <table:table-cell office:value-type="float" office:value="245100388.807312" calcext:value-type="float">
            <text:p>245100388.807312</text:p>
          </table:table-cell>
          <table:table-cell table:formula="of:=IF([.E2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167501107986318" calcext:value-type="float">
            <text:p>1.67501107986318E-005</text:p>
          </table:table-cell>
          <table:table-cell table:formula="of:=IF([.$B29]&lt;[.$J$2];&quot;&quot;;1)" office:value-type="float" office:value="1" calcext:value-type="float">
            <text:p>1</text:p>
          </table:table-cell>
          <table:table-cell/>
          <table:table-cell office:value-type="float" office:value="271252593.819753" calcext:value-type="float">
            <text:p>271252593.819753</text:p>
          </table:table-cell>
          <table:table-cell table:formula="of:=IF([.E2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387311790629992" calcext:value-type="float">
            <text:p>3.87311790629992E-006</text:p>
          </table:table-cell>
          <table:table-cell table:formula="of:=IF([.$B30]&lt;[.$J$2];&quot;&quot;;1)" office:value-type="float" office:value="1" calcext:value-type="float">
            <text:p>1</text:p>
          </table:table-cell>
          <table:table-cell/>
          <table:table-cell office:value-type="float" office:value="276511902.926013" calcext:value-type="float">
            <text:p>276511902.926013</text:p>
          </table:table-cell>
          <table:table-cell table:formula="of:=IF([.E3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03620164017813" calcext:value-type="float">
            <text:p>0.000030362</text:p>
          </table:table-cell>
          <table:table-cell table:formula="of:=IF([.$B31]&lt;[.$J$2];&quot;&quot;;1)" office:value-type="float" office:value="1" calcext:value-type="float">
            <text:p>1</text:p>
          </table:table-cell>
          <table:table-cell/>
          <table:table-cell office:value-type="float" office:value="202020227.758755" calcext:value-type="float">
            <text:p>202020227.758755</text:p>
          </table:table-cell>
          <table:table-cell table:formula="of:=IF([.E3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.0000089413373786463" calcext:value-type="float">
            <text:p>8.9413373786463E-006</text:p>
          </table:table-cell>
          <table:table-cell table:style-name="ce6" table:formula="of:=IF([.$B3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184748227.565692" calcext:value-type="float">
            <text:p>184748227.565692</text:p>
          </table:table-cell>
          <table:table-cell table:formula="of:=IF([.E32]&gt;[.$H$2];1;&quot;&quot;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38164693118866" calcext:value-type="float">
            <text:p>3.8164693118866E-005</text:p>
          </table:table-cell>
          <table:table-cell table:formula="of:=IF([.$B33]&lt;[.$J$2];&quot;&quot;;1)" office:value-type="float" office:value="1" calcext:value-type="float">
            <text:p>1</text:p>
          </table:table-cell>
          <table:table-cell/>
          <table:table-cell office:value-type="float" office:value="101622596.626397" calcext:value-type="float">
            <text:p>101622596.626397</text:p>
          </table:table-cell>
          <table:table-cell table:formula="of:=IF([.E3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799746971524988" calcext:value-type="float">
            <text:p>7.99746971524988E-006</text:p>
          </table:table-cell>
          <table:table-cell table:formula="of:=IF([.$B34]&lt;[.$J$2];&quot;&quot;;1)" office:value-type="float" office:value="1" calcext:value-type="float">
            <text:p>1</text:p>
          </table:table-cell>
          <table:table-cell/>
          <table:table-cell office:value-type="float" office:value="75495406.2576462" calcext:value-type="float">
            <text:p>75495406.2576462</text:p>
          </table:table-cell>
          <table:table-cell table:formula="of:=IF([.E3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102975097432014" calcext:value-type="float">
            <text:p>1.02975097432014E-005</text:p>
          </table:table-cell>
          <table:table-cell table:formula="of:=IF([.$B35]&lt;[.$J$2];&quot;&quot;;1)" office:value-type="float" office:value="1" calcext:value-type="float">
            <text:p>1</text:p>
          </table:table-cell>
          <table:table-cell/>
          <table:table-cell office:value-type="float" office:value="235652628.480697" calcext:value-type="float">
            <text:p>235652628.480697</text:p>
          </table:table-cell>
          <table:table-cell table:formula="of:=IF([.E3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365999005505761" calcext:value-type="float">
            <text:p>3.65999005505761E-005</text:p>
          </table:table-cell>
          <table:table-cell table:formula="of:=IF([.$B36]&lt;[.$J$2];&quot;&quot;;1)" office:value-type="float" office:value="1" calcext:value-type="float">
            <text:p>1</text:p>
          </table:table-cell>
          <table:table-cell/>
          <table:table-cell office:value-type="float" office:value="193066525.574275" calcext:value-type="float">
            <text:p>193066525.574275</text:p>
          </table:table-cell>
          <table:table-cell table:formula="of:=IF([.E3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389794877756516" calcext:value-type="float">
            <text:p>3.89794877756516E-005</text:p>
          </table:table-cell>
          <table:table-cell table:formula="of:=IF([.$B37]&lt;[.$J$2];&quot;&quot;;1)" office:value-type="float" office:value="1" calcext:value-type="float">
            <text:p>1</text:p>
          </table:table-cell>
          <table:table-cell/>
          <table:table-cell office:value-type="float" office:value="212973678.03778" calcext:value-type="float">
            <text:p>212973678.03778</text:p>
          </table:table-cell>
          <table:table-cell table:formula="of:=IF([.E3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867382940786212" calcext:value-type="float">
            <text:p>8.67382940786212E-005</text:p>
          </table:table-cell>
          <table:table-cell table:formula="of:=IF([.$B38]&lt;[.$J$2];&quot;&quot;;1)" office:value-type="float" office:value="1" calcext:value-type="float">
            <text:p>1</text:p>
          </table:table-cell>
          <table:table-cell/>
          <table:table-cell office:value-type="float" office:value="176798079.884267" calcext:value-type="float">
            <text:p>176798079.884267</text:p>
          </table:table-cell>
          <table:table-cell table:formula="of:=IF([.E3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55364322841327" calcext:value-type="float">
            <text:p>8.55364322841327E-005</text:p>
          </table:table-cell>
          <table:table-cell table:formula="of:=IF([.$B39]&lt;[.$J$2];&quot;&quot;;1)" office:value-type="float" office:value="1" calcext:value-type="float">
            <text:p>1</text:p>
          </table:table-cell>
          <table:table-cell/>
          <table:table-cell office:value-type="float" office:value="177267182.862561" calcext:value-type="float">
            <text:p>177267182.862561</text:p>
          </table:table-cell>
          <table:table-cell table:formula="of:=IF([.E3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96482852241827" calcext:value-type="float">
            <text:p>0.0001964829</text:p>
          </table:table-cell>
          <table:table-cell table:formula="of:=IF([.$B40]&lt;[.$J$2];&quot;&quot;;1)" office:value-type="float" office:value="1" calcext:value-type="float">
            <text:p>1</text:p>
          </table:table-cell>
          <table:table-cell/>
          <table:table-cell office:value-type="float" office:value="153299526.730276" calcext:value-type="float">
            <text:p>153299526.730276</text:p>
          </table:table-cell>
          <table:table-cell table:formula="of:=IF([.E4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.000540788307785561" calcext:value-type="float">
            <text:p>0.0005407883</text:p>
          </table:table-cell>
          <table:table-cell table:style-name="ce11" table:formula="of:=IF([.$B4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3049627250.60939" calcext:value-type="float">
            <text:p>3049627250.60939</text:p>
          </table:table-cell>
          <table:table-cell table:style-name="ce10" table:formula="of:=IF([.E41]&gt;[.$H$2];1;&quot;&quot;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45314818776908" calcext:value-type="float">
            <text:p>4.5314818776908E-005</text:p>
          </table:table-cell>
          <table:table-cell table:formula="of:=IF([.$B42]&lt;[.$J$2];&quot;&quot;;1)" office:value-type="float" office:value="1" calcext:value-type="float">
            <text:p>1</text:p>
          </table:table-cell>
          <table:table-cell/>
          <table:table-cell office:value-type="float" office:value="8472084750.17817" calcext:value-type="float">
            <text:p>8472084750.17817</text:p>
          </table:table-cell>
          <table:table-cell table:formula="of:=IF([.E4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506230541657636" calcext:value-type="float">
            <text:p>5.06230541657636E-005</text:p>
          </table:table-cell>
          <table:table-cell table:formula="of:=IF([.$B43]&lt;[.$J$2];&quot;&quot;;1)" office:value-type="float" office:value="1" calcext:value-type="float">
            <text:p>1</text:p>
          </table:table-cell>
          <table:table-cell/>
          <table:table-cell office:value-type="float" office:value="8315544564.30859" calcext:value-type="float">
            <text:p>8315544564.30859</text:p>
          </table:table-cell>
          <table:table-cell table:formula="of:=IF([.E4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513726623117738" calcext:value-type="float">
            <text:p>5.13726623117738E-005</text:p>
          </table:table-cell>
          <table:table-cell table:formula="of:=IF([.$B44]&lt;[.$J$2];&quot;&quot;;1)" office:value-type="float" office:value="1" calcext:value-type="float">
            <text:p>1</text:p>
          </table:table-cell>
          <table:table-cell/>
          <table:table-cell office:value-type="float" office:value="8545738869.63994" calcext:value-type="float">
            <text:p>8545738869.63994</text:p>
          </table:table-cell>
          <table:table-cell table:formula="of:=IF([.E4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557266953079296" calcext:value-type="float">
            <text:p>5.57266953079296E-005</text:p>
          </table:table-cell>
          <table:table-cell table:formula="of:=IF([.$B45]&lt;[.$J$2];&quot;&quot;;1)" office:value-type="float" office:value="1" calcext:value-type="float">
            <text:p>1</text:p>
          </table:table-cell>
          <table:table-cell/>
          <table:table-cell office:value-type="float" office:value="8589501642.46548" calcext:value-type="float">
            <text:p>8589501642.46548</text:p>
          </table:table-cell>
          <table:table-cell table:formula="of:=IF([.E4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483761779799211" calcext:value-type="float">
            <text:p>4.83761779799211E-005</text:p>
          </table:table-cell>
          <table:table-cell table:formula="of:=IF([.$B46]&lt;[.$J$2];&quot;&quot;;1)" office:value-type="float" office:value="1" calcext:value-type="float">
            <text:p>1</text:p>
          </table:table-cell>
          <table:table-cell/>
          <table:table-cell office:value-type="float" office:value="8445144607.78551" calcext:value-type="float">
            <text:p>8445144607.78551</text:p>
          </table:table-cell>
          <table:table-cell table:formula="of:=IF([.E4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77183618149531" calcext:value-type="float">
            <text:p>5.77183618149531E-005</text:p>
          </table:table-cell>
          <table:table-cell table:formula="of:=IF([.$B47]&lt;[.$J$2];&quot;&quot;;1)" office:value-type="float" office:value="1" calcext:value-type="float">
            <text:p>1</text:p>
          </table:table-cell>
          <table:table-cell/>
          <table:table-cell office:value-type="float" office:value="8612452905.59234" calcext:value-type="float">
            <text:p>8612452905.59234</text:p>
          </table:table-cell>
          <table:table-cell table:formula="of:=IF([.E4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36444618858629" calcext:value-type="float">
            <text:p>5.36444618858629E-005</text:p>
          </table:table-cell>
          <table:table-cell table:formula="of:=IF([.$B48]&lt;[.$J$2];&quot;&quot;;1)" office:value-type="float" office:value="1" calcext:value-type="float">
            <text:p>1</text:p>
          </table:table-cell>
          <table:table-cell/>
          <table:table-cell office:value-type="float" office:value="7660213010.07672" calcext:value-type="float">
            <text:p>7660213010.07672</text:p>
          </table:table-cell>
          <table:table-cell table:formula="of:=IF([.E4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634995773088901" calcext:value-type="float">
            <text:p>6.34995773088901E-005</text:p>
          </table:table-cell>
          <table:table-cell table:formula="of:=IF([.$B49]&lt;[.$J$2];&quot;&quot;;1)" office:value-type="float" office:value="1" calcext:value-type="float">
            <text:p>1</text:p>
          </table:table-cell>
          <table:table-cell/>
          <table:table-cell office:value-type="float" office:value="1584624888.90728" calcext:value-type="float">
            <text:p>1584624888.90728</text:p>
          </table:table-cell>
          <table:table-cell table:formula="of:=IF([.E4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52777947729376" calcext:value-type="float">
            <text:p>5.52777947729376E-005</text:p>
          </table:table-cell>
          <table:table-cell table:formula="of:=IF([.$B50]&lt;[.$J$2];&quot;&quot;;1)" office:value-type="float" office:value="1" calcext:value-type="float">
            <text:p>1</text:p>
          </table:table-cell>
          <table:table-cell/>
          <table:table-cell office:value-type="float" office:value="70345411.9624174" calcext:value-type="float">
            <text:p>70345411.9624174</text:p>
          </table:table-cell>
          <table:table-cell table:formula="of:=IF([.E5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659171312834617" calcext:value-type="float">
            <text:p>6.59171312834617E-005</text:p>
          </table:table-cell>
          <table:table-cell table:formula="of:=IF([.$B51]&lt;[.$J$2];&quot;&quot;;1)" office:value-type="float" office:value="1" calcext:value-type="float">
            <text:p>1</text:p>
          </table:table-cell>
          <table:table-cell/>
          <table:table-cell office:value-type="float" office:value="75833665.4502607" calcext:value-type="float">
            <text:p>75833665.4502607</text:p>
          </table:table-cell>
          <table:table-cell table:formula="of:=IF([.E5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643794817403732" calcext:value-type="float">
            <text:p>6.43794817403732E-005</text:p>
          </table:table-cell>
          <table:table-cell table:formula="of:=IF([.$B52]&lt;[.$J$2];&quot;&quot;;1)" office:value-type="float" office:value="1" calcext:value-type="float">
            <text:p>1</text:p>
          </table:table-cell>
          <table:table-cell/>
          <table:table-cell office:value-type="float" office:value="47870517.1158825" calcext:value-type="float">
            <text:p>47870517.1158825</text:p>
          </table:table-cell>
          <table:table-cell table:formula="of:=IF([.E5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747573349380193" calcext:value-type="float">
            <text:p>7.47573349380193E-005</text:p>
          </table:table-cell>
          <table:table-cell table:formula="of:=IF([.$B53]&lt;[.$J$2];&quot;&quot;;1)" office:value-type="float" office:value="1" calcext:value-type="float">
            <text:p>1</text:p>
          </table:table-cell>
          <table:table-cell/>
          <table:table-cell office:value-type="float" office:value="77945885.9934359" calcext:value-type="float">
            <text:p>77945885.9934359</text:p>
          </table:table-cell>
          <table:table-cell table:formula="of:=IF([.E5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96383789002979" calcext:value-type="float">
            <text:p>5.96383789002979E-005</text:p>
          </table:table-cell>
          <table:table-cell table:formula="of:=IF([.$B54]&lt;[.$J$2];&quot;&quot;;1)" office:value-type="float" office:value="1" calcext:value-type="float">
            <text:p>1</text:p>
          </table:table-cell>
          <table:table-cell/>
          <table:table-cell office:value-type="float" office:value="86015268.1762754" calcext:value-type="float">
            <text:p>86015268.1762754</text:p>
          </table:table-cell>
          <table:table-cell table:formula="of:=IF([.E5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652750115308678" calcext:value-type="float">
            <text:p>0.000065275</text:p>
          </table:table-cell>
          <table:table-cell table:formula="of:=IF([.$B55]&lt;[.$J$2];&quot;&quot;;1)" office:value-type="float" office:value="1" calcext:value-type="float">
            <text:p>1</text:p>
          </table:table-cell>
          <table:table-cell/>
          <table:table-cell office:value-type="float" office:value="92732135.914136" calcext:value-type="float">
            <text:p>92732135.914136</text:p>
          </table:table-cell>
          <table:table-cell table:formula="of:=IF([.E5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617603070277835" calcext:value-type="float">
            <text:p>6.17603070277835E-005</text:p>
          </table:table-cell>
          <table:table-cell table:formula="of:=IF([.$B56]&lt;[.$J$2];&quot;&quot;;1)" office:value-type="float" office:value="1" calcext:value-type="float">
            <text:p>1</text:p>
          </table:table-cell>
          <table:table-cell/>
          <table:table-cell office:value-type="float" office:value="84785963.6990248" calcext:value-type="float">
            <text:p>84785963.6990248</text:p>
          </table:table-cell>
          <table:table-cell table:formula="of:=IF([.E5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689817786277988" calcext:value-type="float">
            <text:p>6.89817786277988E-005</text:p>
          </table:table-cell>
          <table:table-cell table:formula="of:=IF([.$B57]&lt;[.$J$2];&quot;&quot;;1)" office:value-type="float" office:value="1" calcext:value-type="float">
            <text:p>1</text:p>
          </table:table-cell>
          <table:table-cell/>
          <table:table-cell office:value-type="float" office:value="90674395.2495457" calcext:value-type="float">
            <text:p>90674395.2495457</text:p>
          </table:table-cell>
          <table:table-cell table:formula="of:=IF([.E5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14366273654284" calcext:value-type="float">
            <text:p>5.14366273654284E-005</text:p>
          </table:table-cell>
          <table:table-cell table:formula="of:=IF([.$B58]&lt;[.$J$2];&quot;&quot;;1)" office:value-type="float" office:value="1" calcext:value-type="float">
            <text:p>1</text:p>
          </table:table-cell>
          <table:table-cell/>
          <table:table-cell office:value-type="float" office:value="106333233.023151" calcext:value-type="float">
            <text:p>106333233.023151</text:p>
          </table:table-cell>
          <table:table-cell table:formula="of:=IF([.E5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523405774655813" calcext:value-type="float">
            <text:p>5.23405774655813E-005</text:p>
          </table:table-cell>
          <table:table-cell table:formula="of:=IF([.$B59]&lt;[.$J$2];&quot;&quot;;1)" office:value-type="float" office:value="1" calcext:value-type="float">
            <text:p>1</text:p>
          </table:table-cell>
          <table:table-cell/>
          <table:table-cell office:value-type="float" office:value="102562065.513605" calcext:value-type="float">
            <text:p>102562065.513605</text:p>
          </table:table-cell>
          <table:table-cell table:formula="of:=IF([.E5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75512326769359" calcext:value-type="float">
            <text:p>4.75512326769359E-005</text:p>
          </table:table-cell>
          <table:table-cell table:formula="of:=IF([.$B60]&lt;[.$J$2];&quot;&quot;;1)" office:value-type="float" office:value="1" calcext:value-type="float">
            <text:p>1</text:p>
          </table:table-cell>
          <table:table-cell/>
          <table:table-cell office:value-type="float" office:value="91407117.1120221" calcext:value-type="float">
            <text:p>91407117.1120221</text:p>
          </table:table-cell>
          <table:table-cell table:formula="of:=IF([.E6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563701382340305" calcext:value-type="float">
            <text:p>5.63701382340305E-005</text:p>
          </table:table-cell>
          <table:table-cell table:formula="of:=IF([.$B61]&lt;[.$J$2];&quot;&quot;;1)" office:value-type="float" office:value="1" calcext:value-type="float">
            <text:p>1</text:p>
          </table:table-cell>
          <table:table-cell/>
          <table:table-cell office:value-type="float" office:value="69674445.6261533" calcext:value-type="float">
            <text:p>69674445.6261533</text:p>
          </table:table-cell>
          <table:table-cell table:formula="of:=IF([.E6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481939672482346" calcext:value-type="float">
            <text:p>0.000048194</text:p>
          </table:table-cell>
          <table:table-cell table:formula="of:=IF([.$B62]&lt;[.$J$2];&quot;&quot;;1)" office:value-type="float" office:value="1" calcext:value-type="float">
            <text:p>1</text:p>
          </table:table-cell>
          <table:table-cell/>
          <table:table-cell office:value-type="float" office:value="114420162.254802" calcext:value-type="float">
            <text:p>114420162.254802</text:p>
          </table:table-cell>
          <table:table-cell table:formula="of:=IF([.E6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516912321646387" calcext:value-type="float">
            <text:p>5.16912321646387E-005</text:p>
          </table:table-cell>
          <table:table-cell table:formula="of:=IF([.$B63]&lt;[.$J$2];&quot;&quot;;1)" office:value-type="float" office:value="1" calcext:value-type="float">
            <text:p>1</text:p>
          </table:table-cell>
          <table:table-cell/>
          <table:table-cell office:value-type="float" office:value="112679464.669003" calcext:value-type="float">
            <text:p>112679464.669003</text:p>
          </table:table-cell>
          <table:table-cell table:formula="of:=IF([.E6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491080530739714" calcext:value-type="float">
            <text:p>4.91080530739714E-005</text:p>
          </table:table-cell>
          <table:table-cell table:formula="of:=IF([.$B64]&lt;[.$J$2];&quot;&quot;;1)" office:value-type="float" office:value="1" calcext:value-type="float">
            <text:p>1</text:p>
          </table:table-cell>
          <table:table-cell/>
          <table:table-cell office:value-type="float" office:value="89450592.6195281" calcext:value-type="float">
            <text:p>89450592.6195281</text:p>
          </table:table-cell>
          <table:table-cell table:formula="of:=IF([.E6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626708230481837" calcext:value-type="float">
            <text:p>6.26708230481837E-005</text:p>
          </table:table-cell>
          <table:table-cell table:formula="of:=IF([.$B65]&lt;[.$J$2];&quot;&quot;;1)" office:value-type="float" office:value="1" calcext:value-type="float">
            <text:p>1</text:p>
          </table:table-cell>
          <table:table-cell/>
          <table:table-cell office:value-type="float" office:value="86621345.9052918" calcext:value-type="float">
            <text:p>86621345.9052918</text:p>
          </table:table-cell>
          <table:table-cell table:formula="of:=IF([.E6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589351020696601" calcext:value-type="float">
            <text:p>5.89351020696601E-005</text:p>
          </table:table-cell>
          <table:table-cell table:formula="of:=IF([.$B66]&lt;[.$J$2];&quot;&quot;;1)" office:value-type="float" office:value="1" calcext:value-type="float">
            <text:p>1</text:p>
          </table:table-cell>
          <table:table-cell/>
          <table:table-cell office:value-type="float" office:value="136421163.071069" calcext:value-type="float">
            <text:p>136421163.071069</text:p>
          </table:table-cell>
          <table:table-cell table:formula="of:=IF([.E6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65556301328127" calcext:value-type="float">
            <text:p>6.5556301328127E-005</text:p>
          </table:table-cell>
          <table:table-cell table:formula="of:=IF([.$B67]&lt;[.$J$2];&quot;&quot;;1)" office:value-type="float" office:value="1" calcext:value-type="float">
            <text:p>1</text:p>
          </table:table-cell>
          <table:table-cell/>
          <table:table-cell office:value-type="float" office:value="140305595.86211" calcext:value-type="float">
            <text:p>140305595.86211</text:p>
          </table:table-cell>
          <table:table-cell table:formula="of:=IF([.E6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590295865154653" calcext:value-type="float">
            <text:p>5.90295865154653E-005</text:p>
          </table:table-cell>
          <table:table-cell table:formula="of:=IF([.$B68]&lt;[.$J$2];&quot;&quot;;1)" office:value-type="float" office:value="1" calcext:value-type="float">
            <text:p>1</text:p>
          </table:table-cell>
          <table:table-cell/>
          <table:table-cell office:value-type="float" office:value="121010170.731306" calcext:value-type="float">
            <text:p>121010170.731306</text:p>
          </table:table-cell>
          <table:table-cell table:formula="of:=IF([.E6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686336654008285" calcext:value-type="float">
            <text:p>6.86336654008285E-005</text:p>
          </table:table-cell>
          <table:table-cell table:formula="of:=IF([.$B69]&lt;[.$J$2];&quot;&quot;;1)" office:value-type="float" office:value="1" calcext:value-type="float">
            <text:p>1</text:p>
          </table:table-cell>
          <table:table-cell/>
          <table:table-cell office:value-type="float" office:value="101442667.856021" calcext:value-type="float">
            <text:p>101442667.856021</text:p>
          </table:table-cell>
          <table:table-cell table:formula="of:=IF([.E6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63414334228198" calcext:value-type="float">
            <text:p>6.3414334228198E-005</text:p>
          </table:table-cell>
          <table:table-cell table:formula="of:=IF([.$B70]&lt;[.$J$2];&quot;&quot;;1)" office:value-type="float" office:value="1" calcext:value-type="float">
            <text:p>1</text:p>
          </table:table-cell>
          <table:table-cell/>
          <table:table-cell office:value-type="float" office:value="101173054.796029" calcext:value-type="float">
            <text:p>101173054.796029</text:p>
          </table:table-cell>
          <table:table-cell table:formula="of:=IF([.E7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694679051649433" calcext:value-type="float">
            <text:p>6.94679051649433E-005</text:p>
          </table:table-cell>
          <table:table-cell table:formula="of:=IF([.$B71]&lt;[.$J$2];&quot;&quot;;1)" office:value-type="float" office:value="1" calcext:value-type="float">
            <text:p>1</text:p>
          </table:table-cell>
          <table:table-cell/>
          <table:table-cell office:value-type="float" office:value="106376003.169303" calcext:value-type="float">
            <text:p>106376003.169303</text:p>
          </table:table-cell>
          <table:table-cell table:formula="of:=IF([.E7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.0000648601635235241" calcext:value-type="float">
            <text:p>6.48601635235241E-005</text:p>
          </table:table-cell>
          <table:table-cell table:style-name="ce6" table:formula="of:=IF([.$B7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83842304.9807062" calcext:value-type="float">
            <text:p>83842304.9807062</text:p>
          </table:table-cell>
          <table:table-cell table:formula="of:=IF([.E72]&gt;[.$H$2];1;&quot;&quot;)">
            <text:p/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717043253227076" calcext:value-type="float">
            <text:p>7.17043253227076E-005</text:p>
          </table:table-cell>
          <table:table-cell table:formula="of:=IF([.$B73]&lt;[.$J$2];&quot;&quot;;1)" office:value-type="float" office:value="1" calcext:value-type="float">
            <text:p>1</text:p>
          </table:table-cell>
          <table:table-cell/>
          <table:table-cell office:value-type="float" office:value="45584394.9931295" calcext:value-type="float">
            <text:p>45584394.9931295</text:p>
          </table:table-cell>
          <table:table-cell table:formula="of:=IF([.E7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676657019112937" calcext:value-type="float">
            <text:p>6.76657019112937E-005</text:p>
          </table:table-cell>
          <table:table-cell table:formula="of:=IF([.$B74]&lt;[.$J$2];&quot;&quot;;1)" office:value-type="float" office:value="1" calcext:value-type="float">
            <text:p>1</text:p>
          </table:table-cell>
          <table:table-cell/>
          <table:table-cell office:value-type="float" office:value="45223976.7041461" calcext:value-type="float">
            <text:p>45223976.7041461</text:p>
          </table:table-cell>
          <table:table-cell table:formula="of:=IF([.E7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801939427801207" calcext:value-type="float">
            <text:p>8.01939427801207E-005</text:p>
          </table:table-cell>
          <table:table-cell table:formula="of:=IF([.$B75]&lt;[.$J$2];&quot;&quot;;1)" office:value-type="float" office:value="1" calcext:value-type="float">
            <text:p>1</text:p>
          </table:table-cell>
          <table:table-cell/>
          <table:table-cell office:value-type="float" office:value="41336021.3006353" calcext:value-type="float">
            <text:p>41336021.3006353</text:p>
          </table:table-cell>
          <table:table-cell table:formula="of:=IF([.E7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753922882481782" calcext:value-type="float">
            <text:p>7.53922882481782E-005</text:p>
          </table:table-cell>
          <table:table-cell table:formula="of:=IF([.$B76]&lt;[.$J$2];&quot;&quot;;1)" office:value-type="float" office:value="1" calcext:value-type="float">
            <text:p>1</text:p>
          </table:table-cell>
          <table:table-cell/>
          <table:table-cell office:value-type="float" office:value="44654340.4215185" calcext:value-type="float">
            <text:p>44654340.4215185</text:p>
          </table:table-cell>
          <table:table-cell table:formula="of:=IF([.E7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87523530844513" calcext:value-type="float">
            <text:p>8.7523530844513E-005</text:p>
          </table:table-cell>
          <table:table-cell table:formula="of:=IF([.$B77]&lt;[.$J$2];&quot;&quot;;1)" office:value-type="float" office:value="1" calcext:value-type="float">
            <text:p>1</text:p>
          </table:table-cell>
          <table:table-cell/>
          <table:table-cell office:value-type="float" office:value="39210697.1153218" calcext:value-type="float">
            <text:p>39210697.1153218</text:p>
          </table:table-cell>
          <table:table-cell table:formula="of:=IF([.E7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802832516789251" calcext:value-type="float">
            <text:p>8.02832516789251E-005</text:p>
          </table:table-cell>
          <table:table-cell table:formula="of:=IF([.$B78]&lt;[.$J$2];&quot;&quot;;1)" office:value-type="float" office:value="1" calcext:value-type="float">
            <text:p>1</text:p>
          </table:table-cell>
          <table:table-cell/>
          <table:table-cell office:value-type="float" office:value="53227624.6065459" calcext:value-type="float">
            <text:p>53227624.6065459</text:p>
          </table:table-cell>
          <table:table-cell table:formula="of:=IF([.E7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102676525300526" calcext:value-type="float">
            <text:p>0.0001026765</text:p>
          </table:table-cell>
          <table:table-cell table:formula="of:=IF([.$B79]&lt;[.$J$2];&quot;&quot;;1)" office:value-type="float" office:value="1" calcext:value-type="float">
            <text:p>1</text:p>
          </table:table-cell>
          <table:table-cell/>
          <table:table-cell office:value-type="float" office:value="56310296.4050329" calcext:value-type="float">
            <text:p>56310296.4050329</text:p>
          </table:table-cell>
          <table:table-cell table:formula="of:=IF([.E7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102824835561111" calcext:value-type="float">
            <text:p>0.0001028248</text:p>
          </table:table-cell>
          <table:table-cell table:formula="of:=IF([.$B80]&lt;[.$J$2];&quot;&quot;;1)" office:value-type="float" office:value="1" calcext:value-type="float">
            <text:p>1</text:p>
          </table:table-cell>
          <table:table-cell/>
          <table:table-cell office:value-type="float" office:value="52595996.3513509" calcext:value-type="float">
            <text:p>52595996.3513509</text:p>
          </table:table-cell>
          <table:table-cell table:formula="of:=IF([.E80]&gt;[.$H$2];1;&quot;&quot;)">
            <text:p/>
          </table:table-cell>
          <table:table-cell table:number-columns-repeated="10"/>
        </table:table-row>
        <table:table-row table:style-name="ro1"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0.000174976855706707" calcext:value-type="float">
            <text:p>0.0001749769</text:p>
          </table:table-cell>
          <table:table-cell table:style-name="ce11" table:formula="of:=IF([.$B8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62930328.2747513" calcext:value-type="float">
            <text:p>62930328.2747513</text:p>
          </table:table-cell>
          <table:table-cell table:style-name="ce10" table:formula="of:=IF([.E81]&gt;[.$H$2];1;&quot;&quot;)">
            <text:p/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03186598227972" calcext:value-type="float">
            <text:p>3.03186598227972E-005</text:p>
          </table:table-cell>
          <table:table-cell table:formula="of:=IF([.$B82]&lt;[.$J$2];&quot;&quot;;1)" office:value-type="float" office:value="1" calcext:value-type="float">
            <text:p>1</text:p>
          </table:table-cell>
          <table:table-cell/>
          <table:table-cell office:value-type="float" office:value="67483626.0010807" calcext:value-type="float">
            <text:p>67483626.0010807</text:p>
          </table:table-cell>
          <table:table-cell table:formula="of:=IF([.E8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281061319366984" calcext:value-type="float">
            <text:p>2.81061319366984E-005</text:p>
          </table:table-cell>
          <table:table-cell table:formula="of:=IF([.$B83]&lt;[.$J$2];&quot;&quot;;1)" office:value-type="float" office:value="1" calcext:value-type="float">
            <text:p>1</text:p>
          </table:table-cell>
          <table:table-cell/>
          <table:table-cell office:value-type="float" office:value="63781324.9931056" calcext:value-type="float">
            <text:p>63781324.9931056</text:p>
          </table:table-cell>
          <table:table-cell table:formula="of:=IF([.E8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458745268529211" calcext:value-type="float">
            <text:p>4.58745268529211E-005</text:p>
          </table:table-cell>
          <table:table-cell table:formula="of:=IF([.$B84]&lt;[.$J$2];&quot;&quot;;1)" office:value-type="float" office:value="1" calcext:value-type="float">
            <text:p>1</text:p>
          </table:table-cell>
          <table:table-cell/>
          <table:table-cell office:value-type="float" office:value="54466442.7101541" calcext:value-type="float">
            <text:p>54466442.7101541</text:p>
          </table:table-cell>
          <table:table-cell table:formula="of:=IF([.E8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424652144072134" calcext:value-type="float">
            <text:p>4.24652144072134E-005</text:p>
          </table:table-cell>
          <table:table-cell table:formula="of:=IF([.$B85]&lt;[.$J$2];&quot;&quot;;1)" office:value-type="float" office:value="1" calcext:value-type="float">
            <text:p>1</text:p>
          </table:table-cell>
          <table:table-cell/>
          <table:table-cell office:value-type="float" office:value="41706345.6531496" calcext:value-type="float">
            <text:p>41706345.6531496</text:p>
          </table:table-cell>
          <table:table-cell table:formula="of:=IF([.E8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557997284316068" calcext:value-type="float">
            <text:p>5.57997284316068E-005</text:p>
          </table:table-cell>
          <table:table-cell table:formula="of:=IF([.$B86]&lt;[.$J$2];&quot;&quot;;1)" office:value-type="float" office:value="1" calcext:value-type="float">
            <text:p>1</text:p>
          </table:table-cell>
          <table:table-cell/>
          <table:table-cell office:value-type="float" office:value="51502000.2850405" calcext:value-type="float">
            <text:p>51502000.2850405</text:p>
          </table:table-cell>
          <table:table-cell table:formula="of:=IF([.E8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507987973144494" calcext:value-type="float">
            <text:p>5.07987973144494E-005</text:p>
          </table:table-cell>
          <table:table-cell table:formula="of:=IF([.$B87]&lt;[.$J$2];&quot;&quot;;1)" office:value-type="float" office:value="1" calcext:value-type="float">
            <text:p>1</text:p>
          </table:table-cell>
          <table:table-cell/>
          <table:table-cell office:value-type="float" office:value="54375911.9880149" calcext:value-type="float">
            <text:p>54375911.9880149</text:p>
          </table:table-cell>
          <table:table-cell table:formula="of:=IF([.E8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5626767902691" calcext:value-type="float">
            <text:p>5.626767902691E-005</text:p>
          </table:table-cell>
          <table:table-cell table:formula="of:=IF([.$B88]&lt;[.$J$2];&quot;&quot;;1)" office:value-type="float" office:value="1" calcext:value-type="float">
            <text:p>1</text:p>
          </table:table-cell>
          <table:table-cell/>
          <table:table-cell office:value-type="float" office:value="48862775.6709821" calcext:value-type="float">
            <text:p>48862775.6709821</text:p>
          </table:table-cell>
          <table:table-cell table:formula="of:=IF([.E8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54461040550533" calcext:value-type="float">
            <text:p>0.000054461</text:p>
          </table:table-cell>
          <table:table-cell table:formula="of:=IF([.$B89]&lt;[.$J$2];&quot;&quot;;1)" office:value-type="float" office:value="1" calcext:value-type="float">
            <text:p>1</text:p>
          </table:table-cell>
          <table:table-cell/>
          <table:table-cell office:value-type="float" office:value="47171704.6622012" calcext:value-type="float">
            <text:p>47171704.6622012</text:p>
          </table:table-cell>
          <table:table-cell table:formula="of:=IF([.E8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592167142113101" calcext:value-type="float">
            <text:p>5.92167142113101E-005</text:p>
          </table:table-cell>
          <table:table-cell table:formula="of:=IF([.$B90]&lt;[.$J$2];&quot;&quot;;1)" office:value-type="float" office:value="1" calcext:value-type="float">
            <text:p>1</text:p>
          </table:table-cell>
          <table:table-cell/>
          <table:table-cell office:value-type="float" office:value="104712280.872076" calcext:value-type="float">
            <text:p>104712280.872076</text:p>
          </table:table-cell>
          <table:table-cell table:formula="of:=IF([.E9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546421331050189" calcext:value-type="float">
            <text:p>5.46421331050189E-005</text:p>
          </table:table-cell>
          <table:table-cell table:formula="of:=IF([.$B91]&lt;[.$J$2];&quot;&quot;;1)" office:value-type="float" office:value="1" calcext:value-type="float">
            <text:p>1</text:p>
          </table:table-cell>
          <table:table-cell/>
          <table:table-cell office:value-type="float" office:value="134078909.903981" calcext:value-type="float">
            <text:p>134078909.903981</text:p>
          </table:table-cell>
          <table:table-cell table:formula="of:=IF([.E9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592194716498522" calcext:value-type="float">
            <text:p>5.92194716498522E-005</text:p>
          </table:table-cell>
          <table:table-cell table:formula="of:=IF([.$B92]&lt;[.$J$2];&quot;&quot;;1)" office:value-type="float" office:value="1" calcext:value-type="float">
            <text:p>1</text:p>
          </table:table-cell>
          <table:table-cell/>
          <table:table-cell office:value-type="float" office:value="276848504.121799" calcext:value-type="float">
            <text:p>276848504.121799</text:p>
          </table:table-cell>
          <table:table-cell table:formula="of:=IF([.E9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545263344244608" calcext:value-type="float">
            <text:p>5.45263344244608E-005</text:p>
          </table:table-cell>
          <table:table-cell table:formula="of:=IF([.$B93]&lt;[.$J$2];&quot;&quot;;1)" office:value-type="float" office:value="1" calcext:value-type="float">
            <text:p>1</text:p>
          </table:table-cell>
          <table:table-cell/>
          <table:table-cell office:value-type="float" office:value="286020717.381265" calcext:value-type="float">
            <text:p>286020717.381265</text:p>
          </table:table-cell>
          <table:table-cell table:formula="of:=IF([.E9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599674262559726" calcext:value-type="float">
            <text:p>5.99674262559726E-005</text:p>
          </table:table-cell>
          <table:table-cell table:formula="of:=IF([.$B94]&lt;[.$J$2];&quot;&quot;;1)" office:value-type="float" office:value="1" calcext:value-type="float">
            <text:p>1</text:p>
          </table:table-cell>
          <table:table-cell/>
          <table:table-cell office:value-type="float" office:value="871857823.237006" calcext:value-type="float">
            <text:p>871857823.237006</text:p>
          </table:table-cell>
          <table:table-cell table:formula="of:=IF([.E9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567379431474093" calcext:value-type="float">
            <text:p>5.67379431474093E-005</text:p>
          </table:table-cell>
          <table:table-cell table:formula="of:=IF([.$B95]&lt;[.$J$2];&quot;&quot;;1)" office:value-type="float" office:value="1" calcext:value-type="float">
            <text:p>1</text:p>
          </table:table-cell>
          <table:table-cell/>
          <table:table-cell office:value-type="float" office:value="849580486.575449" calcext:value-type="float">
            <text:p>849580486.575449</text:p>
          </table:table-cell>
          <table:table-cell table:formula="of:=IF([.E9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588573125484697" calcext:value-type="float">
            <text:p>5.88573125484697E-005</text:p>
          </table:table-cell>
          <table:table-cell table:formula="of:=IF([.$B96]&lt;[.$J$2];&quot;&quot;;1)" office:value-type="float" office:value="1" calcext:value-type="float">
            <text:p>1</text:p>
          </table:table-cell>
          <table:table-cell/>
          <table:table-cell office:value-type="float" office:value="10254798171.7833" calcext:value-type="float">
            <text:p>10254798171.7833</text:p>
          </table:table-cell>
          <table:table-cell table:formula="of:=IF([.E9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575863596565801" calcext:value-type="float">
            <text:p>5.75863596565801E-005</text:p>
          </table:table-cell>
          <table:table-cell table:formula="of:=IF([.$B97]&lt;[.$J$2];&quot;&quot;;1)" office:value-type="float" office:value="1" calcext:value-type="float">
            <text:p>1</text:p>
          </table:table-cell>
          <table:table-cell/>
          <table:table-cell office:value-type="float" office:value="28267904843.488" calcext:value-type="float">
            <text:p>28267904843.488</text:p>
          </table:table-cell>
          <table:table-cell table:formula="of:=IF([.E9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628133308565314" calcext:value-type="float">
            <text:p>6.28133308565314E-005</text:p>
          </table:table-cell>
          <table:table-cell table:formula="of:=IF([.$B98]&lt;[.$J$2];&quot;&quot;;1)" office:value-type="float" office:value="1" calcext:value-type="float">
            <text:p>1</text:p>
          </table:table-cell>
          <table:table-cell/>
          <table:table-cell office:value-type="float" office:value="26799851836.6055" calcext:value-type="float">
            <text:p>26799851836.6055</text:p>
          </table:table-cell>
          <table:table-cell table:formula="of:=IF([.E9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622974569974963" calcext:value-type="float">
            <text:p>6.22974569974963E-005</text:p>
          </table:table-cell>
          <table:table-cell table:formula="of:=IF([.$B99]&lt;[.$J$2];&quot;&quot;;1)" office:value-type="float" office:value="1" calcext:value-type="float">
            <text:p>1</text:p>
          </table:table-cell>
          <table:table-cell/>
          <table:table-cell office:value-type="float" office:value="28100895878.7079" calcext:value-type="float">
            <text:p>28100895878.7079</text:p>
          </table:table-cell>
          <table:table-cell table:formula="of:=IF([.E9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676215952450507" calcext:value-type="float">
            <text:p>6.76215952450507E-005</text:p>
          </table:table-cell>
          <table:table-cell table:formula="of:=IF([.$B100]&lt;[.$J$2];&quot;&quot;;1)" office:value-type="float" office:value="1" calcext:value-type="float">
            <text:p>1</text:p>
          </table:table-cell>
          <table:table-cell/>
          <table:table-cell office:value-type="float" office:value="24718377902.3181" calcext:value-type="float">
            <text:p>24718377902.3181</text:p>
          </table:table-cell>
          <table:table-cell table:formula="of:=IF([.E10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645381479738345" calcext:value-type="float">
            <text:p>6.45381479738345E-005</text:p>
          </table:table-cell>
          <table:table-cell table:formula="of:=IF([.$B101]&lt;[.$J$2];&quot;&quot;;1)" office:value-type="float" office:value="1" calcext:value-type="float">
            <text:p>1</text:p>
          </table:table-cell>
          <table:table-cell/>
          <table:table-cell office:value-type="float" office:value="28210368301.8647" calcext:value-type="float">
            <text:p>28210368301.8647</text:p>
          </table:table-cell>
          <table:table-cell table:formula="of:=IF([.E10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683858270747993" calcext:value-type="float">
            <text:p>6.83858270747993E-005</text:p>
          </table:table-cell>
          <table:table-cell table:formula="of:=IF([.$B102]&lt;[.$J$2];&quot;&quot;;1)" office:value-type="float" office:value="1" calcext:value-type="float">
            <text:p>1</text:p>
          </table:table-cell>
          <table:table-cell/>
          <table:table-cell office:value-type="float" office:value="27046774221.3053" calcext:value-type="float">
            <text:p>27046774221.3053</text:p>
          </table:table-cell>
          <table:table-cell table:formula="of:=IF([.E10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664918451680906" calcext:value-type="float">
            <text:p>6.64918451680906E-005</text:p>
          </table:table-cell>
          <table:table-cell table:formula="of:=IF([.$B103]&lt;[.$J$2];&quot;&quot;;1)" office:value-type="float" office:value="1" calcext:value-type="float">
            <text:p>1</text:p>
          </table:table-cell>
          <table:table-cell/>
          <table:table-cell office:value-type="float" office:value="27033831788.4468" calcext:value-type="float">
            <text:p>27033831788.4468</text:p>
          </table:table-cell>
          <table:table-cell table:formula="of:=IF([.E10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684094339070016" calcext:value-type="float">
            <text:p>6.84094339070016E-005</text:p>
          </table:table-cell>
          <table:table-cell table:formula="of:=IF([.$B104]&lt;[.$J$2];&quot;&quot;;1)" office:value-type="float" office:value="1" calcext:value-type="float">
            <text:p>1</text:p>
          </table:table-cell>
          <table:table-cell/>
          <table:table-cell office:value-type="float" office:value="8521141287.5698" calcext:value-type="float">
            <text:p>8521141287.5698</text:p>
          </table:table-cell>
          <table:table-cell table:formula="of:=IF([.E10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641353659065983" calcext:value-type="float">
            <text:p>6.41353659065983E-005</text:p>
          </table:table-cell>
          <table:table-cell table:formula="of:=IF([.$B105]&lt;[.$J$2];&quot;&quot;;1)" office:value-type="float" office:value="1" calcext:value-type="float">
            <text:p>1</text:p>
          </table:table-cell>
          <table:table-cell/>
          <table:table-cell office:value-type="float" office:value="1460496678.7709" calcext:value-type="float">
            <text:p>1460496678.7709</text:p>
          </table:table-cell>
          <table:table-cell table:formula="of:=IF([.E10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636101660631206" calcext:value-type="float">
            <text:p>6.36101660631206E-005</text:p>
          </table:table-cell>
          <table:table-cell table:formula="of:=IF([.$B106]&lt;[.$J$2];&quot;&quot;;1)" office:value-type="float" office:value="1" calcext:value-type="float">
            <text:p>1</text:p>
          </table:table-cell>
          <table:table-cell/>
          <table:table-cell office:value-type="float" office:value="1415669004.68772" calcext:value-type="float">
            <text:p>1415669004.68772</text:p>
          </table:table-cell>
          <table:table-cell table:formula="of:=IF([.E10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611867505626711" calcext:value-type="float">
            <text:p>6.11867505626711E-005</text:p>
          </table:table-cell>
          <table:table-cell table:formula="of:=IF([.$B107]&lt;[.$J$2];&quot;&quot;;1)" office:value-type="float" office:value="1" calcext:value-type="float">
            <text:p>1</text:p>
          </table:table-cell>
          <table:table-cell/>
          <table:table-cell office:value-type="float" office:value="678468609.961221" calcext:value-type="float">
            <text:p>678468609.961221</text:p>
          </table:table-cell>
          <table:table-cell table:formula="of:=IF([.E10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636832359079177" calcext:value-type="float">
            <text:p>6.36832359079177E-005</text:p>
          </table:table-cell>
          <table:table-cell table:formula="of:=IF([.$B108]&lt;[.$J$2];&quot;&quot;;1)" office:value-type="float" office:value="1" calcext:value-type="float">
            <text:p>1</text:p>
          </table:table-cell>
          <table:table-cell/>
          <table:table-cell office:value-type="float" office:value="629823291.344198" calcext:value-type="float">
            <text:p>629823291.344198</text:p>
          </table:table-cell>
          <table:table-cell table:formula="of:=IF([.E10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624953960785324" calcext:value-type="float">
            <text:p>6.24953960785324E-005</text:p>
          </table:table-cell>
          <table:table-cell table:formula="of:=IF([.$B109]&lt;[.$J$2];&quot;&quot;;1)" office:value-type="float" office:value="1" calcext:value-type="float">
            <text:p>1</text:p>
          </table:table-cell>
          <table:table-cell/>
          <table:table-cell office:value-type="float" office:value="355150609.572646" calcext:value-type="float">
            <text:p>355150609.572646</text:p>
          </table:table-cell>
          <table:table-cell table:formula="of:=IF([.E10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637939245720882" calcext:value-type="float">
            <text:p>6.37939245720882E-005</text:p>
          </table:table-cell>
          <table:table-cell table:formula="of:=IF([.$B110]&lt;[.$J$2];&quot;&quot;;1)" office:value-type="float" office:value="1" calcext:value-type="float">
            <text:p>1</text:p>
          </table:table-cell>
          <table:table-cell/>
          <table:table-cell office:value-type="float" office:value="355117946.513696" calcext:value-type="float">
            <text:p>355117946.513696</text:p>
          </table:table-cell>
          <table:table-cell table:formula="of:=IF([.E11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637994772611228" calcext:value-type="float">
            <text:p>6.37994772611228E-005</text:p>
          </table:table-cell>
          <table:table-cell table:formula="of:=IF([.$B111]&lt;[.$J$2];&quot;&quot;;1)" office:value-type="float" office:value="1" calcext:value-type="float">
            <text:p>1</text:p>
          </table:table-cell>
          <table:table-cell/>
          <table:table-cell office:value-type="float" office:value="321628691.403839" calcext:value-type="float">
            <text:p>321628691.403839</text:p>
          </table:table-cell>
          <table:table-cell table:formula="of:=IF([.E11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0.0000671427886499743" calcext:value-type="float">
            <text:p>6.71427886499743E-005</text:p>
          </table:table-cell>
          <table:table-cell table:style-name="ce6" table:formula="of:=IF([.$B11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282241103.181334" calcext:value-type="float">
            <text:p>282241103.181334</text:p>
          </table:table-cell>
          <table:table-cell table:formula="of:=IF([.E112]&gt;[.$H$2];1;&quot;&quot;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682343108025529" calcext:value-type="float">
            <text:p>6.82343108025529E-005</text:p>
          </table:table-cell>
          <table:table-cell table:formula="of:=IF([.$B113]&lt;[.$J$2];&quot;&quot;;1)" office:value-type="float" office:value="1" calcext:value-type="float">
            <text:p>1</text:p>
          </table:table-cell>
          <table:table-cell/>
          <table:table-cell office:value-type="float" office:value="250311185.487408" calcext:value-type="float">
            <text:p>250311185.487408</text:p>
          </table:table-cell>
          <table:table-cell table:formula="of:=IF([.E11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717296307405787" calcext:value-type="float">
            <text:p>7.17296307405787E-005</text:p>
          </table:table-cell>
          <table:table-cell table:formula="of:=IF([.$B114]&lt;[.$J$2];&quot;&quot;;1)" office:value-type="float" office:value="1" calcext:value-type="float">
            <text:p>1</text:p>
          </table:table-cell>
          <table:table-cell/>
          <table:table-cell office:value-type="float" office:value="242714345.361735" calcext:value-type="float">
            <text:p>242714345.361735</text:p>
          </table:table-cell>
          <table:table-cell table:formula="of:=IF([.E11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717435119781086" calcext:value-type="float">
            <text:p>7.17435119781086E-005</text:p>
          </table:table-cell>
          <table:table-cell table:formula="of:=IF([.$B115]&lt;[.$J$2];&quot;&quot;;1)" office:value-type="float" office:value="1" calcext:value-type="float">
            <text:p>1</text:p>
          </table:table-cell>
          <table:table-cell/>
          <table:table-cell office:value-type="float" office:value="230605917.577975" calcext:value-type="float">
            <text:p>230605917.577975</text:p>
          </table:table-cell>
          <table:table-cell table:formula="of:=IF([.E11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72895149796888" calcext:value-type="float">
            <text:p>7.2895149796888E-005</text:p>
          </table:table-cell>
          <table:table-cell table:formula="of:=IF([.$B116]&lt;[.$J$2];&quot;&quot;;1)" office:value-type="float" office:value="1" calcext:value-type="float">
            <text:p>1</text:p>
          </table:table-cell>
          <table:table-cell/>
          <table:table-cell office:value-type="float" office:value="225706844.828858" calcext:value-type="float">
            <text:p>225706844.828858</text:p>
          </table:table-cell>
          <table:table-cell table:formula="of:=IF([.E11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748136670354743" calcext:value-type="float">
            <text:p>7.48136670354743E-005</text:p>
          </table:table-cell>
          <table:table-cell table:formula="of:=IF([.$B117]&lt;[.$J$2];&quot;&quot;;1)" office:value-type="float" office:value="1" calcext:value-type="float">
            <text:p>1</text:p>
          </table:table-cell>
          <table:table-cell/>
          <table:table-cell office:value-type="float" office:value="176258835.330506" calcext:value-type="float">
            <text:p>176258835.330506</text:p>
          </table:table-cell>
          <table:table-cell table:formula="of:=IF([.E11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745393934462164" calcext:value-type="float">
            <text:p>7.45393934462164E-005</text:p>
          </table:table-cell>
          <table:table-cell table:formula="of:=IF([.$B118]&lt;[.$J$2];&quot;&quot;;1)" office:value-type="float" office:value="1" calcext:value-type="float">
            <text:p>1</text:p>
          </table:table-cell>
          <table:table-cell/>
          <table:table-cell office:value-type="float" office:value="165749221.866073" calcext:value-type="float">
            <text:p>165749221.866073</text:p>
          </table:table-cell>
          <table:table-cell table:formula="of:=IF([.E11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77136230856686" calcext:value-type="float">
            <text:p>7.7136230856686E-005</text:p>
          </table:table-cell>
          <table:table-cell table:formula="of:=IF([.$B119]&lt;[.$J$2];&quot;&quot;;1)" office:value-type="float" office:value="1" calcext:value-type="float">
            <text:p>1</text:p>
          </table:table-cell>
          <table:table-cell/>
          <table:table-cell office:value-type="float" office:value="164079522.351377" calcext:value-type="float">
            <text:p>164079522.351377</text:p>
          </table:table-cell>
          <table:table-cell table:formula="of:=IF([.E11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780519420470118" calcext:value-type="float">
            <text:p>7.80519420470118E-005</text:p>
          </table:table-cell>
          <table:table-cell table:formula="of:=IF([.$B120]&lt;[.$J$2];&quot;&quot;;1)" office:value-type="float" office:value="1" calcext:value-type="float">
            <text:p>1</text:p>
          </table:table-cell>
          <table:table-cell/>
          <table:table-cell office:value-type="float" office:value="140620252.261717" calcext:value-type="float">
            <text:p>140620252.261717</text:p>
          </table:table-cell>
          <table:table-cell table:formula="of:=IF([.E12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0.0000996833785958494" calcext:value-type="float">
            <text:p>9.96833785958494E-005</text:p>
          </table:table-cell>
          <table:table-cell table:style-name="ce11" table:formula="of:=IF([.$B12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24742052.187481" calcext:value-type="float">
            <text:p>124742052.187481</text:p>
          </table:table-cell>
          <table:table-cell table:style-name="ce10" table:formula="of:=IF([.E121]&gt;[.$H$2];1;&quot;&quot;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343034534454244" calcext:value-type="float">
            <text:p>3.43034534454244E-005</text:p>
          </table:table-cell>
          <table:table-cell table:formula="of:=IF([.$B122]&lt;[.$J$2];&quot;&quot;;1)" office:value-type="float" office:value="1" calcext:value-type="float">
            <text:p>1</text:p>
          </table:table-cell>
          <table:table-cell/>
          <table:table-cell office:value-type="float" office:value="101709933.626541" calcext:value-type="float">
            <text:p>101709933.626541</text:p>
          </table:table-cell>
          <table:table-cell table:formula="of:=IF([.E12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51724738452723" calcext:value-type="float">
            <text:p>3.51724738452723E-005</text:p>
          </table:table-cell>
          <table:table-cell table:formula="of:=IF([.$B123]&lt;[.$J$2];&quot;&quot;;1)" office:value-type="float" office:value="1" calcext:value-type="float">
            <text:p>1</text:p>
          </table:table-cell>
          <table:table-cell/>
          <table:table-cell office:value-type="float" office:value="78412595.3065623" calcext:value-type="float">
            <text:p>78412595.3065623</text:p>
          </table:table-cell>
          <table:table-cell table:formula="of:=IF([.E12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394652612329995" calcext:value-type="float">
            <text:p>3.94652612329995E-005</text:p>
          </table:table-cell>
          <table:table-cell table:formula="of:=IF([.$B124]&lt;[.$J$2];&quot;&quot;;1)" office:value-type="float" office:value="1" calcext:value-type="float">
            <text:p>1</text:p>
          </table:table-cell>
          <table:table-cell/>
          <table:table-cell office:value-type="float" office:value="86292712.5267825" calcext:value-type="float">
            <text:p>86292712.5267825</text:p>
          </table:table-cell>
          <table:table-cell table:formula="of:=IF([.E12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396180204895314" calcext:value-type="float">
            <text:p>0.000039618</text:p>
          </table:table-cell>
          <table:table-cell table:formula="of:=IF([.$B125]&lt;[.$J$2];&quot;&quot;;1)" office:value-type="float" office:value="1" calcext:value-type="float">
            <text:p>1</text:p>
          </table:table-cell>
          <table:table-cell/>
          <table:table-cell office:value-type="float" office:value="68932295.2421957" calcext:value-type="float">
            <text:p>68932295.2421957</text:p>
          </table:table-cell>
          <table:table-cell table:formula="of:=IF([.E12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408495444122844" calcext:value-type="float">
            <text:p>4.08495444122844E-005</text:p>
          </table:table-cell>
          <table:table-cell table:formula="of:=IF([.$B126]&lt;[.$J$2];&quot;&quot;;1)" office:value-type="float" office:value="1" calcext:value-type="float">
            <text:p>1</text:p>
          </table:table-cell>
          <table:table-cell/>
          <table:table-cell office:value-type="float" office:value="77086470.8427762" calcext:value-type="float">
            <text:p>77086470.8427762</text:p>
          </table:table-cell>
          <table:table-cell table:formula="of:=IF([.E12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412452018414738" calcext:value-type="float">
            <text:p>4.12452018414738E-005</text:p>
          </table:table-cell>
          <table:table-cell table:formula="of:=IF([.$B127]&lt;[.$J$2];&quot;&quot;;1)" office:value-type="float" office:value="1" calcext:value-type="float">
            <text:p>1</text:p>
          </table:table-cell>
          <table:table-cell/>
          <table:table-cell office:value-type="float" office:value="76655460.2371715" calcext:value-type="float">
            <text:p>76655460.2371715</text:p>
          </table:table-cell>
          <table:table-cell table:formula="of:=IF([.E12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419133226939754" calcext:value-type="float">
            <text:p>4.19133226939754E-005</text:p>
          </table:table-cell>
          <table:table-cell table:formula="of:=IF([.$B128]&lt;[.$J$2];&quot;&quot;;1)" office:value-type="float" office:value="1" calcext:value-type="float">
            <text:p>1</text:p>
          </table:table-cell>
          <table:table-cell/>
          <table:table-cell office:value-type="float" office:value="94429014.3211089" calcext:value-type="float">
            <text:p>94429014.3211089</text:p>
          </table:table-cell>
          <table:table-cell table:formula="of:=IF([.E12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42351950967434" calcext:value-type="float">
            <text:p>0.000042352</text:p>
          </table:table-cell>
          <table:table-cell table:formula="of:=IF([.$B129]&lt;[.$J$2];&quot;&quot;;1)" office:value-type="float" office:value="1" calcext:value-type="float">
            <text:p>1</text:p>
          </table:table-cell>
          <table:table-cell/>
          <table:table-cell office:value-type="float" office:value="95947950.5264769" calcext:value-type="float">
            <text:p>95947950.5264769</text:p>
          </table:table-cell>
          <table:table-cell table:formula="of:=IF([.E12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42514167400248" calcext:value-type="float">
            <text:p>4.2514167400248E-005</text:p>
          </table:table-cell>
          <table:table-cell table:formula="of:=IF([.$B130]&lt;[.$J$2];&quot;&quot;;1)" office:value-type="float" office:value="1" calcext:value-type="float">
            <text:p>1</text:p>
          </table:table-cell>
          <table:table-cell/>
          <table:table-cell office:value-type="float" office:value="67863168.0603293" calcext:value-type="float">
            <text:p>67863168.0603293</text:p>
          </table:table-cell>
          <table:table-cell table:formula="of:=IF([.E13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427963452825433" calcext:value-type="float">
            <text:p>4.27963452825433E-005</text:p>
          </table:table-cell>
          <table:table-cell table:formula="of:=IF([.$B131]&lt;[.$J$2];&quot;&quot;;1)" office:value-type="float" office:value="1" calcext:value-type="float">
            <text:p>1</text:p>
          </table:table-cell>
          <table:table-cell/>
          <table:table-cell office:value-type="float" office:value="76275445.9740552" calcext:value-type="float">
            <text:p>76275445.9740552</text:p>
          </table:table-cell>
          <table:table-cell table:formula="of:=IF([.E13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428550672629147" calcext:value-type="float">
            <text:p>4.28550672629147E-005</text:p>
          </table:table-cell>
          <table:table-cell table:formula="of:=IF([.$B132]&lt;[.$J$2];&quot;&quot;;1)" office:value-type="float" office:value="1" calcext:value-type="float">
            <text:p>1</text:p>
          </table:table-cell>
          <table:table-cell/>
          <table:table-cell office:value-type="float" office:value="57371615.7779315" calcext:value-type="float">
            <text:p>57371615.7779315</text:p>
          </table:table-cell>
          <table:table-cell table:formula="of:=IF([.E13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433730782289098" calcext:value-type="float">
            <text:p>4.33730782289098E-005</text:p>
          </table:table-cell>
          <table:table-cell table:formula="of:=IF([.$B133]&lt;[.$J$2];&quot;&quot;;1)" office:value-type="float" office:value="1" calcext:value-type="float">
            <text:p>1</text:p>
          </table:table-cell>
          <table:table-cell/>
          <table:table-cell office:value-type="float" office:value="60656585.3483803" calcext:value-type="float">
            <text:p>60656585.3483803</text:p>
          </table:table-cell>
          <table:table-cell table:formula="of:=IF([.E13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429186512878649" calcext:value-type="float">
            <text:p>4.29186512878649E-005</text:p>
          </table:table-cell>
          <table:table-cell table:formula="of:=IF([.$B134]&lt;[.$J$2];&quot;&quot;;1)" office:value-type="float" office:value="1" calcext:value-type="float">
            <text:p>1</text:p>
          </table:table-cell>
          <table:table-cell/>
          <table:table-cell office:value-type="float" office:value="44446044.7086569" calcext:value-type="float">
            <text:p>44446044.7086569</text:p>
          </table:table-cell>
          <table:table-cell table:formula="of:=IF([.E13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43104997066289" calcext:value-type="float">
            <text:p>0.000043105</text:p>
          </table:table-cell>
          <table:table-cell table:formula="of:=IF([.$B135]&lt;[.$J$2];&quot;&quot;;1)" office:value-type="float" office:value="1" calcext:value-type="float">
            <text:p>1</text:p>
          </table:table-cell>
          <table:table-cell/>
          <table:table-cell office:value-type="float" office:value="29058350.4121297" calcext:value-type="float">
            <text:p>29058350.4121297</text:p>
          </table:table-cell>
          <table:table-cell table:formula="of:=IF([.E13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42762741878047" calcext:value-type="float">
            <text:p>4.2762741878047E-005</text:p>
          </table:table-cell>
          <table:table-cell table:formula="of:=IF([.$B136]&lt;[.$J$2];&quot;&quot;;1)" office:value-type="float" office:value="1" calcext:value-type="float">
            <text:p>1</text:p>
          </table:table-cell>
          <table:table-cell/>
          <table:table-cell office:value-type="float" office:value="23720229.0360553" calcext:value-type="float">
            <text:p>23720229.0360553</text:p>
          </table:table-cell>
          <table:table-cell table:formula="of:=IF([.E13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433636598056026" calcext:value-type="float">
            <text:p>4.33636598056026E-005</text:p>
          </table:table-cell>
          <table:table-cell table:formula="of:=IF([.$B137]&lt;[.$J$2];&quot;&quot;;1)" office:value-type="float" office:value="1" calcext:value-type="float">
            <text:p>1</text:p>
          </table:table-cell>
          <table:table-cell/>
          <table:table-cell office:value-type="float" office:value="34747020.333604" calcext:value-type="float">
            <text:p>34747020.333604</text:p>
          </table:table-cell>
          <table:table-cell table:formula="of:=IF([.E13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428189908799601" calcext:value-type="float">
            <text:p>0.000042819</text:p>
          </table:table-cell>
          <table:table-cell table:formula="of:=IF([.$B138]&lt;[.$J$2];&quot;&quot;;1)" office:value-type="float" office:value="1" calcext:value-type="float">
            <text:p>1</text:p>
          </table:table-cell>
          <table:table-cell/>
          <table:table-cell office:value-type="float" office:value="42137116.5494257" calcext:value-type="float">
            <text:p>42137116.5494257</text:p>
          </table:table-cell>
          <table:table-cell table:formula="of:=IF([.E13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436134960389473" calcext:value-type="float">
            <text:p>4.36134960389473E-005</text:p>
          </table:table-cell>
          <table:table-cell table:formula="of:=IF([.$B139]&lt;[.$J$2];&quot;&quot;;1)" office:value-type="float" office:value="1" calcext:value-type="float">
            <text:p>1</text:p>
          </table:table-cell>
          <table:table-cell/>
          <table:table-cell office:value-type="float" office:value="38236984.4880316" calcext:value-type="float">
            <text:p>38236984.4880316</text:p>
          </table:table-cell>
          <table:table-cell table:formula="of:=IF([.E13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434273747844992" calcext:value-type="float">
            <text:p>4.34273747844992E-005</text:p>
          </table:table-cell>
          <table:table-cell table:formula="of:=IF([.$B140]&lt;[.$J$2];&quot;&quot;;1)" office:value-type="float" office:value="1" calcext:value-type="float">
            <text:p>1</text:p>
          </table:table-cell>
          <table:table-cell/>
          <table:table-cell office:value-type="float" office:value="41376252.8108287" calcext:value-type="float">
            <text:p>41376252.8108287</text:p>
          </table:table-cell>
          <table:table-cell table:formula="of:=IF([.E14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439624360318907" calcext:value-type="float">
            <text:p>4.39624360318907E-005</text:p>
          </table:table-cell>
          <table:table-cell table:formula="of:=IF([.$B141]&lt;[.$J$2];&quot;&quot;;1)" office:value-type="float" office:value="1" calcext:value-type="float">
            <text:p>1</text:p>
          </table:table-cell>
          <table:table-cell/>
          <table:table-cell office:value-type="float" office:value="44085296.1035671" calcext:value-type="float">
            <text:p>44085296.1035671</text:p>
          </table:table-cell>
          <table:table-cell table:formula="of:=IF([.E14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34899741916135" calcext:value-type="float">
            <text:p>0.00004349</text:p>
          </table:table-cell>
          <table:table-cell table:formula="of:=IF([.$B142]&lt;[.$J$2];&quot;&quot;;1)" office:value-type="float" office:value="1" calcext:value-type="float">
            <text:p>1</text:p>
          </table:table-cell>
          <table:table-cell/>
          <table:table-cell office:value-type="float" office:value="55380916.7758194" calcext:value-type="float">
            <text:p>55380916.7758194</text:p>
          </table:table-cell>
          <table:table-cell table:formula="of:=IF([.E14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440279039990167" calcext:value-type="float">
            <text:p>4.40279039990167E-005</text:p>
          </table:table-cell>
          <table:table-cell table:formula="of:=IF([.$B143]&lt;[.$J$2];&quot;&quot;;1)" office:value-type="float" office:value="1" calcext:value-type="float">
            <text:p>1</text:p>
          </table:table-cell>
          <table:table-cell/>
          <table:table-cell office:value-type="float" office:value="59601071.7595839" calcext:value-type="float">
            <text:p>59601071.7595839</text:p>
          </table:table-cell>
          <table:table-cell table:formula="of:=IF([.E14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432712947590303" calcext:value-type="float">
            <text:p>4.32712947590303E-005</text:p>
          </table:table-cell>
          <table:table-cell table:formula="of:=IF([.$B144]&lt;[.$J$2];&quot;&quot;;1)" office:value-type="float" office:value="1" calcext:value-type="float">
            <text:p>1</text:p>
          </table:table-cell>
          <table:table-cell/>
          <table:table-cell office:value-type="float" office:value="20690385.469095" calcext:value-type="float">
            <text:p>20690385.469095</text:p>
          </table:table-cell>
          <table:table-cell table:formula="of:=IF([.E14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441194995298409" calcext:value-type="float">
            <text:p>4.41194995298409E-005</text:p>
          </table:table-cell>
          <table:table-cell table:formula="of:=IF([.$B145]&lt;[.$J$2];&quot;&quot;;1)" office:value-type="float" office:value="1" calcext:value-type="float">
            <text:p>1</text:p>
          </table:table-cell>
          <table:table-cell/>
          <table:table-cell office:value-type="float" office:value="78080766.766623" calcext:value-type="float">
            <text:p>78080766.766623</text:p>
          </table:table-cell>
          <table:table-cell table:formula="of:=IF([.E14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430855655479351" calcext:value-type="float">
            <text:p>4.30855655479351E-005</text:p>
          </table:table-cell>
          <table:table-cell table:formula="of:=IF([.$B146]&lt;[.$J$2];&quot;&quot;;1)" office:value-type="float" office:value="1" calcext:value-type="float">
            <text:p>1</text:p>
          </table:table-cell>
          <table:table-cell/>
          <table:table-cell office:value-type="float" office:value="68234514.9575519" calcext:value-type="float">
            <text:p>68234514.9575519</text:p>
          </table:table-cell>
          <table:table-cell table:formula="of:=IF([.E14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434596793209503" calcext:value-type="float">
            <text:p>4.34596793209503E-005</text:p>
          </table:table-cell>
          <table:table-cell table:formula="of:=IF([.$B147]&lt;[.$J$2];&quot;&quot;;1)" office:value-type="float" office:value="1" calcext:value-type="float">
            <text:p>1</text:p>
          </table:table-cell>
          <table:table-cell/>
          <table:table-cell office:value-type="float" office:value="138819581.117807" calcext:value-type="float">
            <text:p>138819581.117807</text:p>
          </table:table-cell>
          <table:table-cell table:formula="of:=IF([.E14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429243038877676" calcext:value-type="float">
            <text:p>4.29243038877676E-005</text:p>
          </table:table-cell>
          <table:table-cell table:formula="of:=IF([.$B148]&lt;[.$J$2];&quot;&quot;;1)" office:value-type="float" office:value="1" calcext:value-type="float">
            <text:p>1</text:p>
          </table:table-cell>
          <table:table-cell/>
          <table:table-cell office:value-type="float" office:value="136462054.686839" calcext:value-type="float">
            <text:p>136462054.686839</text:p>
          </table:table-cell>
          <table:table-cell table:formula="of:=IF([.E14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435964749124798" calcext:value-type="float">
            <text:p>4.35964749124798E-005</text:p>
          </table:table-cell>
          <table:table-cell table:formula="of:=IF([.$B149]&lt;[.$J$2];&quot;&quot;;1)" office:value-type="float" office:value="1" calcext:value-type="float">
            <text:p>1</text:p>
          </table:table-cell>
          <table:table-cell/>
          <table:table-cell office:value-type="float" office:value="394938267.292291" calcext:value-type="float">
            <text:p>394938267.292291</text:p>
          </table:table-cell>
          <table:table-cell table:formula="of:=IF([.E14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427632202587779" calcext:value-type="float">
            <text:p>4.27632202587779E-005</text:p>
          </table:table-cell>
          <table:table-cell table:formula="of:=IF([.$B150]&lt;[.$J$2];&quot;&quot;;1)" office:value-type="float" office:value="1" calcext:value-type="float">
            <text:p>1</text:p>
          </table:table-cell>
          <table:table-cell/>
          <table:table-cell office:value-type="float" office:value="366129333.729322" calcext:value-type="float">
            <text:p>366129333.729322</text:p>
          </table:table-cell>
          <table:table-cell table:formula="of:=IF([.E15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439317947379468" calcext:value-type="float">
            <text:p>4.39317947379468E-005</text:p>
          </table:table-cell>
          <table:table-cell table:formula="of:=IF([.$B151]&lt;[.$J$2];&quot;&quot;;1)" office:value-type="float" office:value="1" calcext:value-type="float">
            <text:p>1</text:p>
          </table:table-cell>
          <table:table-cell/>
          <table:table-cell office:value-type="float" office:value="6993569971.55781" calcext:value-type="float">
            <text:p>6993569971.55781</text:p>
          </table:table-cell>
          <table:table-cell table:formula="of:=IF([.E15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0.0000428987135338498" calcext:value-type="float">
            <text:p>4.28987135338498E-005</text:p>
          </table:table-cell>
          <table:table-cell table:style-name="ce6" table:formula="of:=IF([.$B15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17181418001.1329" calcext:value-type="float">
            <text:p>17181418001.1329</text:p>
          </table:table-cell>
          <table:table-cell table:formula="of:=IF([.E152]&gt;[.$H$2];1;&quot;&quot;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439863004273786" calcext:value-type="float">
            <text:p>4.39863004273786E-005</text:p>
          </table:table-cell>
          <table:table-cell table:formula="of:=IF([.$B153]&lt;[.$J$2];&quot;&quot;;1)" office:value-type="float" office:value="1" calcext:value-type="float">
            <text:p>1</text:p>
          </table:table-cell>
          <table:table-cell/>
          <table:table-cell office:value-type="float" office:value="16042622401.8766" calcext:value-type="float">
            <text:p>16042622401.8766</text:p>
          </table:table-cell>
          <table:table-cell table:formula="of:=IF([.E15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434947527481267" calcext:value-type="float">
            <text:p>4.34947527481267E-005</text:p>
          </table:table-cell>
          <table:table-cell table:formula="of:=IF([.$B154]&lt;[.$J$2];&quot;&quot;;1)" office:value-type="float" office:value="1" calcext:value-type="float">
            <text:p>1</text:p>
          </table:table-cell>
          <table:table-cell/>
          <table:table-cell office:value-type="float" office:value="15764198348.5631" calcext:value-type="float">
            <text:p>15764198348.5631</text:p>
          </table:table-cell>
          <table:table-cell table:formula="of:=IF([.E15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449044470104962" calcext:value-type="float">
            <text:p>4.49044470104962E-005</text:p>
          </table:table-cell>
          <table:table-cell table:formula="of:=IF([.$B155]&lt;[.$J$2];&quot;&quot;;1)" office:value-type="float" office:value="1" calcext:value-type="float">
            <text:p>1</text:p>
          </table:table-cell>
          <table:table-cell/>
          <table:table-cell office:value-type="float" office:value="13981068802.6947" calcext:value-type="float">
            <text:p>13981068802.6947</text:p>
          </table:table-cell>
          <table:table-cell table:formula="of:=IF([.E15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439892933592562" calcext:value-type="float">
            <text:p>4.39892933592562E-005</text:p>
          </table:table-cell>
          <table:table-cell table:formula="of:=IF([.$B156]&lt;[.$J$2];&quot;&quot;;1)" office:value-type="float" office:value="1" calcext:value-type="float">
            <text:p>1</text:p>
          </table:table-cell>
          <table:table-cell/>
          <table:table-cell office:value-type="float" office:value="15076778673.444" calcext:value-type="float">
            <text:p>15076778673.444</text:p>
          </table:table-cell>
          <table:table-cell table:formula="of:=IF([.E15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462059436149448" calcext:value-type="float">
            <text:p>4.62059436149448E-005</text:p>
          </table:table-cell>
          <table:table-cell table:formula="of:=IF([.$B157]&lt;[.$J$2];&quot;&quot;;1)" office:value-type="float" office:value="1" calcext:value-type="float">
            <text:p>1</text:p>
          </table:table-cell>
          <table:table-cell/>
          <table:table-cell office:value-type="float" office:value="14794581802.2985" calcext:value-type="float">
            <text:p>14794581802.2985</text:p>
          </table:table-cell>
          <table:table-cell table:formula="of:=IF([.E15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444851632995618" calcext:value-type="float">
            <text:p>4.44851632995618E-005</text:p>
          </table:table-cell>
          <table:table-cell table:formula="of:=IF([.$B158]&lt;[.$J$2];&quot;&quot;;1)" office:value-type="float" office:value="1" calcext:value-type="float">
            <text:p>1</text:p>
          </table:table-cell>
          <table:table-cell/>
          <table:table-cell office:value-type="float" office:value="13839469671.2644" calcext:value-type="float">
            <text:p>13839469671.2644</text:p>
          </table:table-cell>
          <table:table-cell table:formula="of:=IF([.E15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471735179798845" calcext:value-type="float">
            <text:p>4.71735179798845E-005</text:p>
          </table:table-cell>
          <table:table-cell table:formula="of:=IF([.$B159]&lt;[.$J$2];&quot;&quot;;1)" office:value-type="float" office:value="1" calcext:value-type="float">
            <text:p>1</text:p>
          </table:table-cell>
          <table:table-cell/>
          <table:table-cell office:value-type="float" office:value="3702853062.42479" calcext:value-type="float">
            <text:p>3702853062.42479</text:p>
          </table:table-cell>
          <table:table-cell table:formula="of:=IF([.E15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471016684265633" calcext:value-type="float">
            <text:p>4.71016684265633E-005</text:p>
          </table:table-cell>
          <table:table-cell table:formula="of:=IF([.$B160]&lt;[.$J$2];&quot;&quot;;1)" office:value-type="float" office:value="1" calcext:value-type="float">
            <text:p>1</text:p>
          </table:table-cell>
          <table:table-cell/>
          <table:table-cell office:value-type="float" office:value="327679971.317041" calcext:value-type="float">
            <text:p>327679971.317041</text:p>
          </table:table-cell>
          <table:table-cell table:formula="of:=IF([.E16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0.0000560126244732613" calcext:value-type="float">
            <text:p>5.60126244732613E-005</text:p>
          </table:table-cell>
          <table:table-cell table:style-name="ce11" table:formula="of:=IF([.$B16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311057540.526892" calcext:value-type="float">
            <text:p>311057540.526892</text:p>
          </table:table-cell>
          <table:table-cell table:style-name="ce10" table:formula="of:=IF([.E161]&gt;[.$H$2];1;&quot;&quot;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346782018189487" calcext:value-type="float">
            <text:p>3.46782018189487E-005</text:p>
          </table:table-cell>
          <table:table-cell table:formula="of:=IF([.$B162]&lt;[.$J$2];&quot;&quot;;1)" office:value-type="float" office:value="1" calcext:value-type="float">
            <text:p>1</text:p>
          </table:table-cell>
          <table:table-cell/>
          <table:table-cell office:value-type="float" office:value="81296133.7419487" calcext:value-type="float">
            <text:p>81296133.7419487</text:p>
          </table:table-cell>
          <table:table-cell table:formula="of:=IF([.E16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341418019893057" calcext:value-type="float">
            <text:p>3.41418019893057E-005</text:p>
          </table:table-cell>
          <table:table-cell table:formula="of:=IF([.$B163]&lt;[.$J$2];&quot;&quot;;1)" office:value-type="float" office:value="1" calcext:value-type="float">
            <text:p>1</text:p>
          </table:table-cell>
          <table:table-cell/>
          <table:table-cell office:value-type="float" office:value="79450380.2073504" calcext:value-type="float">
            <text:p>79450380.2073504</text:p>
          </table:table-cell>
          <table:table-cell table:formula="of:=IF([.E16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376334462492471" calcext:value-type="float">
            <text:p>3.76334462492471E-005</text:p>
          </table:table-cell>
          <table:table-cell table:formula="of:=IF([.$B164]&lt;[.$J$2];&quot;&quot;;1)" office:value-type="float" office:value="1" calcext:value-type="float">
            <text:p>1</text:p>
          </table:table-cell>
          <table:table-cell/>
          <table:table-cell office:value-type="float" office:value="16221596.1600724" calcext:value-type="float">
            <text:p>16221596.1600724</text:p>
          </table:table-cell>
          <table:table-cell table:formula="of:=IF([.E16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371196746729232" calcext:value-type="float">
            <text:p>3.71196746729232E-005</text:p>
          </table:table-cell>
          <table:table-cell table:formula="of:=IF([.$B165]&lt;[.$J$2];&quot;&quot;;1)" office:value-type="float" office:value="1" calcext:value-type="float">
            <text:p>1</text:p>
          </table:table-cell>
          <table:table-cell/>
          <table:table-cell office:value-type="float" office:value="22520021.5588611" calcext:value-type="float">
            <text:p>22520021.5588611</text:p>
          </table:table-cell>
          <table:table-cell table:formula="of:=IF([.E16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388981003509499" calcext:value-type="float">
            <text:p>3.88981003509499E-005</text:p>
          </table:table-cell>
          <table:table-cell table:formula="of:=IF([.$B166]&lt;[.$J$2];&quot;&quot;;1)" office:value-type="float" office:value="1" calcext:value-type="float">
            <text:p>1</text:p>
          </table:table-cell>
          <table:table-cell/>
          <table:table-cell office:value-type="float" office:value="28430995.2695455" calcext:value-type="float">
            <text:p>28430995.2695455</text:p>
          </table:table-cell>
          <table:table-cell table:formula="of:=IF([.E16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384235850019779" calcext:value-type="float">
            <text:p>3.84235850019779E-005</text:p>
          </table:table-cell>
          <table:table-cell table:formula="of:=IF([.$B167]&lt;[.$J$2];&quot;&quot;;1)" office:value-type="float" office:value="1" calcext:value-type="float">
            <text:p>1</text:p>
          </table:table-cell>
          <table:table-cell/>
          <table:table-cell office:value-type="float" office:value="29597563.480046" calcext:value-type="float">
            <text:p>29597563.480046</text:p>
          </table:table-cell>
          <table:table-cell table:formula="of:=IF([.E16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390610076935465" calcext:value-type="float">
            <text:p>0.000039061</text:p>
          </table:table-cell>
          <table:table-cell table:formula="of:=IF([.$B168]&lt;[.$J$2];&quot;&quot;;1)" office:value-type="float" office:value="1" calcext:value-type="float">
            <text:p>1</text:p>
          </table:table-cell>
          <table:table-cell/>
          <table:table-cell office:value-type="float" office:value="18610934.2479008" calcext:value-type="float">
            <text:p>18610934.2479008</text:p>
          </table:table-cell>
          <table:table-cell table:formula="of:=IF([.E16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383453461873616" calcext:value-type="float">
            <text:p>3.83453461873616E-005</text:p>
          </table:table-cell>
          <table:table-cell table:formula="of:=IF([.$B169]&lt;[.$J$2];&quot;&quot;;1)" office:value-type="float" office:value="1" calcext:value-type="float">
            <text:p>1</text:p>
          </table:table-cell>
          <table:table-cell/>
          <table:table-cell office:value-type="float" office:value="22337799.1976557" calcext:value-type="float">
            <text:p>22337799.1976557</text:p>
          </table:table-cell>
          <table:table-cell table:formula="of:=IF([.E16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395590311865464" calcext:value-type="float">
            <text:p>0.000039559</text:p>
          </table:table-cell>
          <table:table-cell table:formula="of:=IF([.$B170]&lt;[.$J$2];&quot;&quot;;1)" office:value-type="float" office:value="1" calcext:value-type="float">
            <text:p>1</text:p>
          </table:table-cell>
          <table:table-cell/>
          <table:table-cell office:value-type="float" office:value="13519878.4809579" calcext:value-type="float">
            <text:p>13519878.4809579</text:p>
          </table:table-cell>
          <table:table-cell table:formula="of:=IF([.E17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390039119817176" calcext:value-type="float">
            <text:p>3.90039119817176E-005</text:p>
          </table:table-cell>
          <table:table-cell table:formula="of:=IF([.$B171]&lt;[.$J$2];&quot;&quot;;1)" office:value-type="float" office:value="1" calcext:value-type="float">
            <text:p>1</text:p>
          </table:table-cell>
          <table:table-cell/>
          <table:table-cell office:value-type="float" office:value="5101583.44335183" calcext:value-type="float">
            <text:p>5101583.44335183</text:p>
          </table:table-cell>
          <table:table-cell table:formula="of:=IF([.E17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396808907494703" calcext:value-type="float">
            <text:p>3.96808907494703E-005</text:p>
          </table:table-cell>
          <table:table-cell table:formula="of:=IF([.$B172]&lt;[.$J$2];&quot;&quot;;1)" office:value-type="float" office:value="1" calcext:value-type="float">
            <text:p>1</text:p>
          </table:table-cell>
          <table:table-cell/>
          <table:table-cell office:value-type="float" office:value="6663313.78654792" calcext:value-type="float">
            <text:p>6663313.78654792</text:p>
          </table:table-cell>
          <table:table-cell table:formula="of:=IF([.E17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39198732966758" calcext:value-type="float">
            <text:p>3.9198732966758E-005</text:p>
          </table:table-cell>
          <table:table-cell table:formula="of:=IF([.$B173]&lt;[.$J$2];&quot;&quot;;1)" office:value-type="float" office:value="1" calcext:value-type="float">
            <text:p>1</text:p>
          </table:table-cell>
          <table:table-cell/>
          <table:table-cell office:value-type="float" office:value="7879885.57234991" calcext:value-type="float">
            <text:p>7879885.57234991</text:p>
          </table:table-cell>
          <table:table-cell table:formula="of:=IF([.E17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397418117719508" calcext:value-type="float">
            <text:p>3.97418117719508E-005</text:p>
          </table:table-cell>
          <table:table-cell table:formula="of:=IF([.$B174]&lt;[.$J$2];&quot;&quot;;1)" office:value-type="float" office:value="1" calcext:value-type="float">
            <text:p>1</text:p>
          </table:table-cell>
          <table:table-cell/>
          <table:table-cell office:value-type="float" office:value="8442264.36230698" calcext:value-type="float">
            <text:p>8442264.36230698</text:p>
          </table:table-cell>
          <table:table-cell table:formula="of:=IF([.E17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392252548613786" calcext:value-type="float">
            <text:p>3.92252548613786E-005</text:p>
          </table:table-cell>
          <table:table-cell table:formula="of:=IF([.$B175]&lt;[.$J$2];&quot;&quot;;1)" office:value-type="float" office:value="1" calcext:value-type="float">
            <text:p>1</text:p>
          </table:table-cell>
          <table:table-cell/>
          <table:table-cell office:value-type="float" office:value="15055965.7346915" calcext:value-type="float">
            <text:p>15055965.7346915</text:p>
          </table:table-cell>
          <table:table-cell table:formula="of:=IF([.E17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400827105375668" calcext:value-type="float">
            <text:p>4.00827105375668E-005</text:p>
          </table:table-cell>
          <table:table-cell table:formula="of:=IF([.$B176]&lt;[.$J$2];&quot;&quot;;1)" office:value-type="float" office:value="1" calcext:value-type="float">
            <text:p>1</text:p>
          </table:table-cell>
          <table:table-cell/>
          <table:table-cell office:value-type="float" office:value="15452164.6902099" calcext:value-type="float">
            <text:p>15452164.6902099</text:p>
          </table:table-cell>
          <table:table-cell table:formula="of:=IF([.E17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394384365752842" calcext:value-type="float">
            <text:p>3.94384365752842E-005</text:p>
          </table:table-cell>
          <table:table-cell table:formula="of:=IF([.$B177]&lt;[.$J$2];&quot;&quot;;1)" office:value-type="float" office:value="1" calcext:value-type="float">
            <text:p>1</text:p>
          </table:table-cell>
          <table:table-cell/>
          <table:table-cell office:value-type="float" office:value="18022600.2571888" calcext:value-type="float">
            <text:p>18022600.2571888</text:p>
          </table:table-cell>
          <table:table-cell table:formula="of:=IF([.E17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400476209355528" calcext:value-type="float">
            <text:p>4.00476209355528E-005</text:p>
          </table:table-cell>
          <table:table-cell table:formula="of:=IF([.$B178]&lt;[.$J$2];&quot;&quot;;1)" office:value-type="float" office:value="1" calcext:value-type="float">
            <text:p>1</text:p>
          </table:table-cell>
          <table:table-cell/>
          <table:table-cell office:value-type="float" office:value="18027357.000422" calcext:value-type="float">
            <text:p>18027357.000422</text:p>
          </table:table-cell>
          <table:table-cell table:formula="of:=IF([.E17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395313411938253" calcext:value-type="float">
            <text:p>3.95313411938253E-005</text:p>
          </table:table-cell>
          <table:table-cell table:formula="of:=IF([.$B179]&lt;[.$J$2];&quot;&quot;;1)" office:value-type="float" office:value="1" calcext:value-type="float">
            <text:p>1</text:p>
          </table:table-cell>
          <table:table-cell/>
          <table:table-cell office:value-type="float" office:value="12804115.5416098" calcext:value-type="float">
            <text:p>12804115.5416098</text:p>
          </table:table-cell>
          <table:table-cell table:formula="of:=IF([.E17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398780785141356" calcext:value-type="float">
            <text:p>3.98780785141356E-005</text:p>
          </table:table-cell>
          <table:table-cell table:formula="of:=IF([.$B180]&lt;[.$J$2];&quot;&quot;;1)" office:value-type="float" office:value="1" calcext:value-type="float">
            <text:p>1</text:p>
          </table:table-cell>
          <table:table-cell/>
          <table:table-cell office:value-type="float" office:value="13379338.2860798" calcext:value-type="float">
            <text:p>13379338.2860798</text:p>
          </table:table-cell>
          <table:table-cell table:formula="of:=IF([.E18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393941783616102" calcext:value-type="float">
            <text:p>3.93941783616102E-005</text:p>
          </table:table-cell>
          <table:table-cell table:formula="of:=IF([.$B181]&lt;[.$J$2];&quot;&quot;;1)" office:value-type="float" office:value="1" calcext:value-type="float">
            <text:p>1</text:p>
          </table:table-cell>
          <table:table-cell/>
          <table:table-cell office:value-type="float" office:value="9742982.6520569" calcext:value-type="float">
            <text:p>9742982.6520569</text:p>
          </table:table-cell>
          <table:table-cell table:formula="of:=IF([.E18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400441959370706" calcext:value-type="float">
            <text:p>4.00441959370706E-005</text:p>
          </table:table-cell>
          <table:table-cell table:formula="of:=IF([.$B182]&lt;[.$J$2];&quot;&quot;;1)" office:value-type="float" office:value="1" calcext:value-type="float">
            <text:p>1</text:p>
          </table:table-cell>
          <table:table-cell/>
          <table:table-cell office:value-type="float" office:value="7908558.35209592" calcext:value-type="float">
            <text:p>7908558.35209592</text:p>
          </table:table-cell>
          <table:table-cell table:formula="of:=IF([.E18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394817723405165" calcext:value-type="float">
            <text:p>3.94817723405165E-005</text:p>
          </table:table-cell>
          <table:table-cell table:formula="of:=IF([.$B183]&lt;[.$J$2];&quot;&quot;;1)" office:value-type="float" office:value="1" calcext:value-type="float">
            <text:p>1</text:p>
          </table:table-cell>
          <table:table-cell/>
          <table:table-cell office:value-type="float" office:value="9983081.80633605" calcext:value-type="float">
            <text:p>9983081.80633605</text:p>
          </table:table-cell>
          <table:table-cell table:formula="of:=IF([.E18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401914493608913" calcext:value-type="float">
            <text:p>4.01914493608913E-005</text:p>
          </table:table-cell>
          <table:table-cell table:formula="of:=IF([.$B184]&lt;[.$J$2];&quot;&quot;;1)" office:value-type="float" office:value="1" calcext:value-type="float">
            <text:p>1</text:p>
          </table:table-cell>
          <table:table-cell/>
          <table:table-cell office:value-type="float" office:value="19377465.1394968" calcext:value-type="float">
            <text:p>19377465.1394968</text:p>
          </table:table-cell>
          <table:table-cell table:formula="of:=IF([.E18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395085234862685" calcext:value-type="float">
            <text:p>3.95085234862685E-005</text:p>
          </table:table-cell>
          <table:table-cell table:formula="of:=IF([.$B185]&lt;[.$J$2];&quot;&quot;;1)" office:value-type="float" office:value="1" calcext:value-type="float">
            <text:p>1</text:p>
          </table:table-cell>
          <table:table-cell/>
          <table:table-cell office:value-type="float" office:value="21303298.1539233" calcext:value-type="float">
            <text:p>21303298.1539233</text:p>
          </table:table-cell>
          <table:table-cell table:formula="of:=IF([.E18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399196263994887" calcext:value-type="float">
            <text:p>3.99196263994887E-005</text:p>
          </table:table-cell>
          <table:table-cell table:formula="of:=IF([.$B186]&lt;[.$J$2];&quot;&quot;;1)" office:value-type="float" office:value="1" calcext:value-type="float">
            <text:p>1</text:p>
          </table:table-cell>
          <table:table-cell/>
          <table:table-cell office:value-type="float" office:value="20254739.3166886" calcext:value-type="float">
            <text:p>20254739.3166886</text:p>
          </table:table-cell>
          <table:table-cell table:formula="of:=IF([.E18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398703384418189" calcext:value-type="float">
            <text:p>3.98703384418189E-005</text:p>
          </table:table-cell>
          <table:table-cell table:formula="of:=IF([.$B187]&lt;[.$J$2];&quot;&quot;;1)" office:value-type="float" office:value="1" calcext:value-type="float">
            <text:p>1</text:p>
          </table:table-cell>
          <table:table-cell/>
          <table:table-cell office:value-type="float" office:value="23105240.5643171" calcext:value-type="float">
            <text:p>23105240.5643171</text:p>
          </table:table-cell>
          <table:table-cell table:formula="of:=IF([.E18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403759332456415" calcext:value-type="float">
            <text:p>4.03759332456415E-005</text:p>
          </table:table-cell>
          <table:table-cell table:formula="of:=IF([.$B188]&lt;[.$J$2];&quot;&quot;;1)" office:value-type="float" office:value="1" calcext:value-type="float">
            <text:p>1</text:p>
          </table:table-cell>
          <table:table-cell/>
          <table:table-cell office:value-type="float" office:value="25979564.7091341" calcext:value-type="float">
            <text:p>25979564.7091341</text:p>
          </table:table-cell>
          <table:table-cell table:formula="of:=IF([.E18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39690471397107" calcext:value-type="float">
            <text:p>3.9690471397107E-005</text:p>
          </table:table-cell>
          <table:table-cell table:formula="of:=IF([.$B189]&lt;[.$J$2];&quot;&quot;;1)" office:value-type="float" office:value="1" calcext:value-type="float">
            <text:p>1</text:p>
          </table:table-cell>
          <table:table-cell/>
          <table:table-cell office:value-type="float" office:value="35408477.783952" calcext:value-type="float">
            <text:p>35408477.783952</text:p>
          </table:table-cell>
          <table:table-cell table:formula="of:=IF([.E18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403809592072169" calcext:value-type="float">
            <text:p>0.000040381</text:p>
          </table:table-cell>
          <table:table-cell table:formula="of:=IF([.$B190]&lt;[.$J$2];&quot;&quot;;1)" office:value-type="float" office:value="1" calcext:value-type="float">
            <text:p>1</text:p>
          </table:table-cell>
          <table:table-cell/>
          <table:table-cell office:value-type="float" office:value="37242964.4250941" calcext:value-type="float">
            <text:p>37242964.4250941</text:p>
          </table:table-cell>
          <table:table-cell table:formula="of:=IF([.E19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39985483503918" calcext:value-type="float">
            <text:p>3.9985483503918E-005</text:p>
          </table:table-cell>
          <table:table-cell table:formula="of:=IF([.$B191]&lt;[.$J$2];&quot;&quot;;1)" office:value-type="float" office:value="1" calcext:value-type="float">
            <text:p>1</text:p>
          </table:table-cell>
          <table:table-cell/>
          <table:table-cell office:value-type="float" office:value="25203564.2880192" calcext:value-type="float">
            <text:p>25203564.2880192</text:p>
          </table:table-cell>
          <table:table-cell table:formula="of:=IF([.E191]&gt;[.$H$2];1;&quot;&quot;)">
            <text:p/>
          </table:table-cell>
          <table:table-cell table:number-columns-repeated="1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0.0000407716248325782" calcext:value-type="float">
            <text:p>4.07716248325782E-005</text:p>
          </table:table-cell>
          <table:table-cell table:style-name="ce6" table:formula="of:=IF([.$B19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26048465.1063402" calcext:value-type="float">
            <text:p>26048465.1063402</text:p>
          </table:table-cell>
          <table:table-cell table:formula="of:=IF([.E192]&gt;[.$H$2];1;&quot;&quot;)">
            <text:p/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405971977845324" calcext:value-type="float">
            <text:p>4.05971977845324E-005</text:p>
          </table:table-cell>
          <table:table-cell table:formula="of:=IF([.$B193]&lt;[.$J$2];&quot;&quot;;1)" office:value-type="float" office:value="1" calcext:value-type="float">
            <text:p>1</text:p>
          </table:table-cell>
          <table:table-cell/>
          <table:table-cell office:value-type="float" office:value="39276779.5817333" calcext:value-type="float">
            <text:p>39276779.5817333</text:p>
          </table:table-cell>
          <table:table-cell table:formula="of:=IF([.E19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411727374933648" calcext:value-type="float">
            <text:p>4.11727374933648E-005</text:p>
          </table:table-cell>
          <table:table-cell table:formula="of:=IF([.$B194]&lt;[.$J$2];&quot;&quot;;1)" office:value-type="float" office:value="1" calcext:value-type="float">
            <text:p>1</text:p>
          </table:table-cell>
          <table:table-cell/>
          <table:table-cell office:value-type="float" office:value="43525445.7587525" calcext:value-type="float">
            <text:p>43525445.7587525</text:p>
          </table:table-cell>
          <table:table-cell table:formula="of:=IF([.E19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410258565549504" calcext:value-type="float">
            <text:p>4.10258565549504E-005</text:p>
          </table:table-cell>
          <table:table-cell table:formula="of:=IF([.$B195]&lt;[.$J$2];&quot;&quot;;1)" office:value-type="float" office:value="1" calcext:value-type="float">
            <text:p>1</text:p>
          </table:table-cell>
          <table:table-cell/>
          <table:table-cell office:value-type="float" office:value="47582034.3494133" calcext:value-type="float">
            <text:p>47582034.3494133</text:p>
          </table:table-cell>
          <table:table-cell table:formula="of:=IF([.E19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41566762277246" calcext:value-type="float">
            <text:p>4.1566762277246E-005</text:p>
          </table:table-cell>
          <table:table-cell table:formula="of:=IF([.$B196]&lt;[.$J$2];&quot;&quot;;1)" office:value-type="float" office:value="1" calcext:value-type="float">
            <text:p>1</text:p>
          </table:table-cell>
          <table:table-cell/>
          <table:table-cell office:value-type="float" office:value="60819199.8354821" calcext:value-type="float">
            <text:p>60819199.8354821</text:p>
          </table:table-cell>
          <table:table-cell table:formula="of:=IF([.E19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413280004690046" calcext:value-type="float">
            <text:p>0.000041328</text:p>
          </table:table-cell>
          <table:table-cell table:formula="of:=IF([.$B197]&lt;[.$J$2];&quot;&quot;;1)" office:value-type="float" office:value="1" calcext:value-type="float">
            <text:p>1</text:p>
          </table:table-cell>
          <table:table-cell/>
          <table:table-cell office:value-type="float" office:value="61946348.5697561" calcext:value-type="float">
            <text:p>61946348.5697561</text:p>
          </table:table-cell>
          <table:table-cell table:formula="of:=IF([.E19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414967946879728" calcext:value-type="float">
            <text:p>4.14967946879728E-005</text:p>
          </table:table-cell>
          <table:table-cell table:formula="of:=IF([.$B198]&lt;[.$J$2];&quot;&quot;;1)" office:value-type="float" office:value="1" calcext:value-type="float">
            <text:p>1</text:p>
          </table:table-cell>
          <table:table-cell/>
          <table:table-cell office:value-type="float" office:value="80795608.9900952" calcext:value-type="float">
            <text:p>80795608.9900952</text:p>
          </table:table-cell>
          <table:table-cell table:formula="of:=IF([.E19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411814543963622" calcext:value-type="float">
            <text:p>4.11814543963622E-005</text:p>
          </table:table-cell>
          <table:table-cell table:formula="of:=IF([.$B199]&lt;[.$J$2];&quot;&quot;;1)" office:value-type="float" office:value="1" calcext:value-type="float">
            <text:p>1</text:p>
          </table:table-cell>
          <table:table-cell/>
          <table:table-cell office:value-type="float" office:value="81876183.0792408" calcext:value-type="float">
            <text:p>81876183.0792408</text:p>
          </table:table-cell>
          <table:table-cell table:formula="of:=IF([.E19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417504173826757" calcext:value-type="float">
            <text:p>4.17504173826757E-005</text:p>
          </table:table-cell>
          <table:table-cell table:formula="of:=IF([.$B200]&lt;[.$J$2];&quot;&quot;;1)" office:value-type="float" office:value="1" calcext:value-type="float">
            <text:p>1</text:p>
          </table:table-cell>
          <table:table-cell/>
          <table:table-cell office:value-type="float" office:value="101129262.724434" calcext:value-type="float">
            <text:p>101129262.724434</text:p>
          </table:table-cell>
          <table:table-cell table:formula="of:=IF([.E200]&gt;[.$H$2];1;&quot;&quot;)">
            <text:p/>
          </table:table-cell>
          <table:table-cell table:number-columns-repeated="10"/>
        </table:table-row>
        <table:table-row table:style-name="ro1"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0.0000428936116996932" calcext:value-type="float">
            <text:p>4.28936116996932E-005</text:p>
          </table:table-cell>
          <table:table-cell table:style-name="ce11" table:formula="of:=IF([.$B20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12278650.832815" calcext:value-type="float">
            <text:p>112278650.832815</text:p>
          </table:table-cell>
          <table:table-cell table:style-name="ce10" table:formula="of:=IF([.E201]&gt;[.$H$2];1;&quot;&quot;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287176463617567" calcext:value-type="float">
            <text:p>2.87176463617567E-005</text:p>
          </table:table-cell>
          <table:table-cell table:formula="of:=IF([.$B202]&lt;[.$J$2];&quot;&quot;;1)" office:value-type="float" office:value="1" calcext:value-type="float">
            <text:p>1</text:p>
          </table:table-cell>
          <table:table-cell/>
          <table:table-cell office:value-type="float" office:value="206998627.230788" calcext:value-type="float">
            <text:p>206998627.230788</text:p>
          </table:table-cell>
          <table:table-cell table:formula="of:=IF([.E20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286619321480714" calcext:value-type="float">
            <text:p>2.86619321480714E-005</text:p>
          </table:table-cell>
          <table:table-cell table:formula="of:=IF([.$B203]&lt;[.$J$2];&quot;&quot;;1)" office:value-type="float" office:value="1" calcext:value-type="float">
            <text:p>1</text:p>
          </table:table-cell>
          <table:table-cell/>
          <table:table-cell office:value-type="float" office:value="235954135.840325" calcext:value-type="float">
            <text:p>235954135.840325</text:p>
          </table:table-cell>
          <table:table-cell table:formula="of:=IF([.E20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292301229472174" calcext:value-type="float">
            <text:p>2.92301229472174E-005</text:p>
          </table:table-cell>
          <table:table-cell table:formula="of:=IF([.$B204]&lt;[.$J$2];&quot;&quot;;1)" office:value-type="float" office:value="1" calcext:value-type="float">
            <text:p>1</text:p>
          </table:table-cell>
          <table:table-cell/>
          <table:table-cell office:value-type="float" office:value="412755671.412954" calcext:value-type="float">
            <text:p>412755671.412954</text:p>
          </table:table-cell>
          <table:table-cell table:formula="of:=IF([.E20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292014590465869" calcext:value-type="float">
            <text:p>2.92014590465869E-005</text:p>
          </table:table-cell>
          <table:table-cell table:formula="of:=IF([.$B205]&lt;[.$J$2];&quot;&quot;;1)" office:value-type="float" office:value="1" calcext:value-type="float">
            <text:p>1</text:p>
          </table:table-cell>
          <table:table-cell/>
          <table:table-cell office:value-type="float" office:value="438597344.808508" calcext:value-type="float">
            <text:p>438597344.808508</text:p>
          </table:table-cell>
          <table:table-cell table:formula="of:=IF([.E20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95955302657305" calcext:value-type="float">
            <text:p>2.95955302657305E-005</text:p>
          </table:table-cell>
          <table:table-cell table:formula="of:=IF([.$B206]&lt;[.$J$2];&quot;&quot;;1)" office:value-type="float" office:value="1" calcext:value-type="float">
            <text:p>1</text:p>
          </table:table-cell>
          <table:table-cell/>
          <table:table-cell office:value-type="float" office:value="5479281648.10195" calcext:value-type="float">
            <text:p>5479281648.10195</text:p>
          </table:table-cell>
          <table:table-cell table:formula="of:=IF([.E20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295019891348135" calcext:value-type="float">
            <text:p>0.000029502</text:p>
          </table:table-cell>
          <table:table-cell table:formula="of:=IF([.$B207]&lt;[.$J$2];&quot;&quot;;1)" office:value-type="float" office:value="1" calcext:value-type="float">
            <text:p>1</text:p>
          </table:table-cell>
          <table:table-cell/>
          <table:table-cell office:value-type="float" office:value="13362552654.0748" calcext:value-type="float">
            <text:p>13362552654.0748</text:p>
          </table:table-cell>
          <table:table-cell table:formula="of:=IF([.E20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296610872730573" calcext:value-type="float">
            <text:p>2.96610872730573E-005</text:p>
          </table:table-cell>
          <table:table-cell table:formula="of:=IF([.$B208]&lt;[.$J$2];&quot;&quot;;1)" office:value-type="float" office:value="1" calcext:value-type="float">
            <text:p>1</text:p>
          </table:table-cell>
          <table:table-cell/>
          <table:table-cell office:value-type="float" office:value="12192219034.7087" calcext:value-type="float">
            <text:p>12192219034.7087</text:p>
          </table:table-cell>
          <table:table-cell table:formula="of:=IF([.E20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29581145765594" calcext:value-type="float">
            <text:p>2.9581145765594E-005</text:p>
          </table:table-cell>
          <table:table-cell table:formula="of:=IF([.$B209]&lt;[.$J$2];&quot;&quot;;1)" office:value-type="float" office:value="1" calcext:value-type="float">
            <text:p>1</text:p>
          </table:table-cell>
          <table:table-cell/>
          <table:table-cell office:value-type="float" office:value="12426539248.7487" calcext:value-type="float">
            <text:p>12426539248.7487</text:p>
          </table:table-cell>
          <table:table-cell table:formula="of:=IF([.E209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297036010440718" calcext:value-type="float">
            <text:p>2.97036010440718E-005</text:p>
          </table:table-cell>
          <table:table-cell table:formula="of:=IF([.$B210]&lt;[.$J$2];&quot;&quot;;1)" office:value-type="float" office:value="1" calcext:value-type="float">
            <text:p>1</text:p>
          </table:table-cell>
          <table:table-cell/>
          <table:table-cell office:value-type="float" office:value="10640485502.7445" calcext:value-type="float">
            <text:p>10640485502.7445</text:p>
          </table:table-cell>
          <table:table-cell table:formula="of:=IF([.E210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295914234545353" calcext:value-type="float">
            <text:p>2.95914234545353E-005</text:p>
          </table:table-cell>
          <table:table-cell table:formula="of:=IF([.$B211]&lt;[.$J$2];&quot;&quot;;1)" office:value-type="float" office:value="1" calcext:value-type="float">
            <text:p>1</text:p>
          </table:table-cell>
          <table:table-cell/>
          <table:table-cell office:value-type="float" office:value="11772416174.2915" calcext:value-type="float">
            <text:p>11772416174.2915</text:p>
          </table:table-cell>
          <table:table-cell table:formula="of:=IF([.E211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296551406220529" calcext:value-type="float">
            <text:p>2.96551406220529E-005</text:p>
          </table:table-cell>
          <table:table-cell table:formula="of:=IF([.$B212]&lt;[.$J$2];&quot;&quot;;1)" office:value-type="float" office:value="1" calcext:value-type="float">
            <text:p>1</text:p>
          </table:table-cell>
          <table:table-cell/>
          <table:table-cell office:value-type="float" office:value="11647419995.9701" calcext:value-type="float">
            <text:p>11647419995.9701</text:p>
          </table:table-cell>
          <table:table-cell table:formula="of:=IF([.E212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295692375265491" calcext:value-type="float">
            <text:p>2.95692375265491E-005</text:p>
          </table:table-cell>
          <table:table-cell table:formula="of:=IF([.$B213]&lt;[.$J$2];&quot;&quot;;1)" office:value-type="float" office:value="1" calcext:value-type="float">
            <text:p>1</text:p>
          </table:table-cell>
          <table:table-cell/>
          <table:table-cell office:value-type="float" office:value="11048890124.8626" calcext:value-type="float">
            <text:p>11048890124.8626</text:p>
          </table:table-cell>
          <table:table-cell table:formula="of:=IF([.E213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296668278418639" calcext:value-type="float">
            <text:p>2.96668278418639E-005</text:p>
          </table:table-cell>
          <table:table-cell table:formula="of:=IF([.$B214]&lt;[.$J$2];&quot;&quot;;1)" office:value-type="float" office:value="1" calcext:value-type="float">
            <text:p>1</text:p>
          </table:table-cell>
          <table:table-cell/>
          <table:table-cell office:value-type="float" office:value="2747913394.8214" calcext:value-type="float">
            <text:p>2747913394.8214</text:p>
          </table:table-cell>
          <table:table-cell table:formula="of:=IF([.E214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295792965295554" calcext:value-type="float">
            <text:p>2.95792965295554E-005</text:p>
          </table:table-cell>
          <table:table-cell table:formula="of:=IF([.$B215]&lt;[.$J$2];&quot;&quot;;1)" office:value-type="float" office:value="1" calcext:value-type="float">
            <text:p>1</text:p>
          </table:table-cell>
          <table:table-cell/>
          <table:table-cell office:value-type="float" office:value="404386586.830768" calcext:value-type="float">
            <text:p>404386586.830768</text:p>
          </table:table-cell>
          <table:table-cell table:formula="of:=IF([.E215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296395510629712" calcext:value-type="float">
            <text:p>2.96395510629712E-005</text:p>
          </table:table-cell>
          <table:table-cell table:formula="of:=IF([.$B216]&lt;[.$J$2];&quot;&quot;;1)" office:value-type="float" office:value="1" calcext:value-type="float">
            <text:p>1</text:p>
          </table:table-cell>
          <table:table-cell/>
          <table:table-cell office:value-type="float" office:value="400625805.771193" calcext:value-type="float">
            <text:p>400625805.771193</text:p>
          </table:table-cell>
          <table:table-cell table:formula="of:=IF([.E216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296073778706457" calcext:value-type="float">
            <text:p>2.96073778706457E-005</text:p>
          </table:table-cell>
          <table:table-cell table:formula="of:=IF([.$B217]&lt;[.$J$2];&quot;&quot;;1)" office:value-type="float" office:value="1" calcext:value-type="float">
            <text:p>1</text:p>
          </table:table-cell>
          <table:table-cell/>
          <table:table-cell office:value-type="float" office:value="167104843.875513" calcext:value-type="float">
            <text:p>167104843.875513</text:p>
          </table:table-cell>
          <table:table-cell table:formula="of:=IF([.E217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296830726165858" calcext:value-type="float">
            <text:p>2.96830726165858E-005</text:p>
          </table:table-cell>
          <table:table-cell table:formula="of:=IF([.$B218]&lt;[.$J$2];&quot;&quot;;1)" office:value-type="float" office:value="1" calcext:value-type="float">
            <text:p>1</text:p>
          </table:table-cell>
          <table:table-cell/>
          <table:table-cell office:value-type="float" office:value="164068048.168746" calcext:value-type="float">
            <text:p>164068048.168746</text:p>
          </table:table-cell>
          <table:table-cell table:formula="of:=IF([.E218]&gt;[.$H$2];1;&quot;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297086491583656" calcext:value-type="float">
            <text:p>2.97086491583656E-005</text:p>
          </table:table-cell>
          <table:table-cell table:formula="of:=IF([.$B219]&lt;[.$J$2];&quot;&quot;;1)" office:value-type="float" office:value="1" calcext:value-type="float">
            <text:p>1</text:p>
          </table:table-cell>
          <table:table-cell/>
          <table:table-cell office:value-type="float" office:value="91773035.4000106" calcext:value-type="float">
            <text:p>91773035.4000106</text:p>
          </table:table-cell>
          <table:table-cell table:formula="of:=IF([.E21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297980497609176" calcext:value-type="float">
            <text:p>0.000029798</text:p>
          </table:table-cell>
          <table:table-cell table:formula="of:=IF([.$B220]&lt;[.$J$2];&quot;&quot;;1)" office:value-type="float" office:value="1" calcext:value-type="float">
            <text:p>1</text:p>
          </table:table-cell>
          <table:table-cell/>
          <table:table-cell office:value-type="float" office:value="80086996.0382957" calcext:value-type="float">
            <text:p>80086996.0382957</text:p>
          </table:table-cell>
          <table:table-cell table:formula="of:=IF([.E22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297562990641827" calcext:value-type="float">
            <text:p>2.97562990641827E-005</text:p>
          </table:table-cell>
          <table:table-cell table:formula="of:=IF([.$B221]&lt;[.$J$2];&quot;&quot;;1)" office:value-type="float" office:value="1" calcext:value-type="float">
            <text:p>1</text:p>
          </table:table-cell>
          <table:table-cell/>
          <table:table-cell office:value-type="float" office:value="75542414.4599198" calcext:value-type="float">
            <text:p>75542414.4599198</text:p>
          </table:table-cell>
          <table:table-cell table:formula="of:=IF([.E22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298139946395246" calcext:value-type="float">
            <text:p>0.000029814</text:p>
          </table:table-cell>
          <table:table-cell table:formula="of:=IF([.$B222]&lt;[.$J$2];&quot;&quot;;1)" office:value-type="float" office:value="1" calcext:value-type="float">
            <text:p>1</text:p>
          </table:table-cell>
          <table:table-cell/>
          <table:table-cell office:value-type="float" office:value="81830966.2896262" calcext:value-type="float">
            <text:p>81830966.2896262</text:p>
          </table:table-cell>
          <table:table-cell table:formula="of:=IF([.E22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298176719039773" calcext:value-type="float">
            <text:p>2.98176719039773E-005</text:p>
          </table:table-cell>
          <table:table-cell table:formula="of:=IF([.$B223]&lt;[.$J$2];&quot;&quot;;1)" office:value-type="float" office:value="1" calcext:value-type="float">
            <text:p>1</text:p>
          </table:table-cell>
          <table:table-cell/>
          <table:table-cell office:value-type="float" office:value="47626856.5934324" calcext:value-type="float">
            <text:p>47626856.5934324</text:p>
          </table:table-cell>
          <table:table-cell table:formula="of:=IF([.E22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299426856514817" calcext:value-type="float">
            <text:p>2.99426856514817E-005</text:p>
          </table:table-cell>
          <table:table-cell table:formula="of:=IF([.$B224]&lt;[.$J$2];&quot;&quot;;1)" office:value-type="float" office:value="1" calcext:value-type="float">
            <text:p>1</text:p>
          </table:table-cell>
          <table:table-cell/>
          <table:table-cell office:value-type="float" office:value="40375245.2047913" calcext:value-type="float">
            <text:p>40375245.2047913</text:p>
          </table:table-cell>
          <table:table-cell table:formula="of:=IF([.E22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299294988619115" calcext:value-type="float">
            <text:p>2.99294988619115E-005</text:p>
          </table:table-cell>
          <table:table-cell table:formula="of:=IF([.$B225]&lt;[.$J$2];&quot;&quot;;1)" office:value-type="float" office:value="1" calcext:value-type="float">
            <text:p>1</text:p>
          </table:table-cell>
          <table:table-cell/>
          <table:table-cell office:value-type="float" office:value="40071258.0456334" calcext:value-type="float">
            <text:p>40071258.0456334</text:p>
          </table:table-cell>
          <table:table-cell table:formula="of:=IF([.E22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299515800612133" calcext:value-type="float">
            <text:p>2.99515800612133E-005</text:p>
          </table:table-cell>
          <table:table-cell table:formula="of:=IF([.$B226]&lt;[.$J$2];&quot;&quot;;1)" office:value-type="float" office:value="1" calcext:value-type="float">
            <text:p>1</text:p>
          </table:table-cell>
          <table:table-cell/>
          <table:table-cell office:value-type="float" office:value="35400355.1577214" calcext:value-type="float">
            <text:p>35400355.1577214</text:p>
          </table:table-cell>
          <table:table-cell table:formula="of:=IF([.E22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298712700028989" calcext:value-type="float">
            <text:p>2.98712700028989E-005</text:p>
          </table:table-cell>
          <table:table-cell table:formula="of:=IF([.$B227]&lt;[.$J$2];&quot;&quot;;1)" office:value-type="float" office:value="1" calcext:value-type="float">
            <text:p>1</text:p>
          </table:table-cell>
          <table:table-cell/>
          <table:table-cell office:value-type="float" office:value="37436011.1547622" calcext:value-type="float">
            <text:p>37436011.1547622</text:p>
          </table:table-cell>
          <table:table-cell table:formula="of:=IF([.E22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29985446331267" calcext:value-type="float">
            <text:p>2.9985446331267E-005</text:p>
          </table:table-cell>
          <table:table-cell table:formula="of:=IF([.$B228]&lt;[.$J$2];&quot;&quot;;1)" office:value-type="float" office:value="1" calcext:value-type="float">
            <text:p>1</text:p>
          </table:table-cell>
          <table:table-cell/>
          <table:table-cell office:value-type="float" office:value="38876504.5722762" calcext:value-type="float">
            <text:p>38876504.5722762</text:p>
          </table:table-cell>
          <table:table-cell table:formula="of:=IF([.E22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300628059708523" calcext:value-type="float">
            <text:p>3.00628059708523E-005</text:p>
          </table:table-cell>
          <table:table-cell table:formula="of:=IF([.$B229]&lt;[.$J$2];&quot;&quot;;1)" office:value-type="float" office:value="1" calcext:value-type="float">
            <text:p>1</text:p>
          </table:table-cell>
          <table:table-cell/>
          <table:table-cell office:value-type="float" office:value="26334986.5166617" calcext:value-type="float">
            <text:p>26334986.5166617</text:p>
          </table:table-cell>
          <table:table-cell table:formula="of:=IF([.E22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300586429714845" calcext:value-type="float">
            <text:p>3.00586429714845E-005</text:p>
          </table:table-cell>
          <table:table-cell table:formula="of:=IF([.$B230]&lt;[.$J$2];&quot;&quot;;1)" office:value-type="float" office:value="1" calcext:value-type="float">
            <text:p>1</text:p>
          </table:table-cell>
          <table:table-cell/>
          <table:table-cell office:value-type="float" office:value="27268624.2024574" calcext:value-type="float">
            <text:p>27268624.2024574</text:p>
          </table:table-cell>
          <table:table-cell table:formula="of:=IF([.E23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299774251610091" calcext:value-type="float">
            <text:p>2.99774251610091E-005</text:p>
          </table:table-cell>
          <table:table-cell table:formula="of:=IF([.$B231]&lt;[.$J$2];&quot;&quot;;1)" office:value-type="float" office:value="1" calcext:value-type="float">
            <text:p>1</text:p>
          </table:table-cell>
          <table:table-cell/>
          <table:table-cell office:value-type="float" office:value="27453270.5615093" calcext:value-type="float">
            <text:p>27453270.5615093</text:p>
          </table:table-cell>
          <table:table-cell table:formula="of:=IF([.E231]&gt;[.$H$2];1;&quot;&quot;)">
            <text:p/>
          </table:table-cell>
          <table:table-cell table:number-columns-repeated="10"/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0.0000300048683815035" calcext:value-type="float">
            <text:p>3.00048683815035E-005</text:p>
          </table:table-cell>
          <table:table-cell table:style-name="ce6" table:formula="of:=IF([.$B232]&lt;[.$J$2];&quot;&quot;;1)" office:value-type="float" office:value="1" calcext:value-type="float">
            <text:p>1</text:p>
          </table:table-cell>
          <table:table-cell table:style-name="ce4"/>
          <table:table-cell office:value-type="float" office:value="25945462.1707346" calcext:value-type="float">
            <text:p>25945462.1707346</text:p>
          </table:table-cell>
          <table:table-cell table:formula="of:=IF([.E232]&gt;[.$H$2];1;&quot;&quot;)">
            <text:p/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298700772154739" calcext:value-type="float">
            <text:p>2.98700772154739E-005</text:p>
          </table:table-cell>
          <table:table-cell table:formula="of:=IF([.$B233]&lt;[.$J$2];&quot;&quot;;1)" office:value-type="float" office:value="1" calcext:value-type="float">
            <text:p>1</text:p>
          </table:table-cell>
          <table:table-cell/>
          <table:table-cell office:value-type="float" office:value="26811139.5248709" calcext:value-type="float">
            <text:p>26811139.5248709</text:p>
          </table:table-cell>
          <table:table-cell table:formula="of:=IF([.E23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301270361789639" calcext:value-type="float">
            <text:p>0.000030127</text:p>
          </table:table-cell>
          <table:table-cell table:formula="of:=IF([.$B234]&lt;[.$J$2];&quot;&quot;;1)" office:value-type="float" office:value="1" calcext:value-type="float">
            <text:p>1</text:p>
          </table:table-cell>
          <table:table-cell/>
          <table:table-cell office:value-type="float" office:value="28539820.7900384" calcext:value-type="float">
            <text:p>28539820.7900384</text:p>
          </table:table-cell>
          <table:table-cell table:formula="of:=IF([.E23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303267138695273" calcext:value-type="float">
            <text:p>3.03267138695273E-005</text:p>
          </table:table-cell>
          <table:table-cell table:formula="of:=IF([.$B235]&lt;[.$J$2];&quot;&quot;;1)" office:value-type="float" office:value="1" calcext:value-type="float">
            <text:p>1</text:p>
          </table:table-cell>
          <table:table-cell/>
          <table:table-cell office:value-type="float" office:value="28070173.420761" calcext:value-type="float">
            <text:p>28070173.420761</text:p>
          </table:table-cell>
          <table:table-cell table:formula="of:=IF([.E23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302085168997062" calcext:value-type="float">
            <text:p>3.02085168997062E-005</text:p>
          </table:table-cell>
          <table:table-cell table:formula="of:=IF([.$B236]&lt;[.$J$2];&quot;&quot;;1)" office:value-type="float" office:value="1" calcext:value-type="float">
            <text:p>1</text:p>
          </table:table-cell>
          <table:table-cell/>
          <table:table-cell office:value-type="float" office:value="27963677.3514071" calcext:value-type="float">
            <text:p>27963677.3514071</text:p>
          </table:table-cell>
          <table:table-cell table:formula="of:=IF([.E23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306226975518517" calcext:value-type="float">
            <text:p>3.06226975518517E-005</text:p>
          </table:table-cell>
          <table:table-cell table:formula="of:=IF([.$B237]&lt;[.$J$2];&quot;&quot;;1)" office:value-type="float" office:value="1" calcext:value-type="float">
            <text:p>1</text:p>
          </table:table-cell>
          <table:table-cell/>
          <table:table-cell office:value-type="float" office:value="30262847.519602" calcext:value-type="float">
            <text:p>30262847.519602</text:p>
          </table:table-cell>
          <table:table-cell table:formula="of:=IF([.E23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305836730047699" calcext:value-type="float">
            <text:p>3.05836730047699E-005</text:p>
          </table:table-cell>
          <table:table-cell table:formula="of:=IF([.$B238]&lt;[.$J$2];&quot;&quot;;1)" office:value-type="float" office:value="1" calcext:value-type="float">
            <text:p>1</text:p>
          </table:table-cell>
          <table:table-cell/>
          <table:table-cell office:value-type="float" office:value="31871946.997041" calcext:value-type="float">
            <text:p>31871946.997041</text:p>
          </table:table-cell>
          <table:table-cell table:formula="of:=IF([.E23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312686047569922" calcext:value-type="float">
            <text:p>3.12686047569922E-005</text:p>
          </table:table-cell>
          <table:table-cell table:formula="of:=IF([.$B239]&lt;[.$J$2];&quot;&quot;;1)" office:value-type="float" office:value="1" calcext:value-type="float">
            <text:p>1</text:p>
          </table:table-cell>
          <table:table-cell/>
          <table:table-cell office:value-type="float" office:value="32928890.7214394" calcext:value-type="float">
            <text:p>32928890.7214394</text:p>
          </table:table-cell>
          <table:table-cell table:formula="of:=IF([.E23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317905700484919" calcext:value-type="float">
            <text:p>3.17905700484919E-005</text:p>
          </table:table-cell>
          <table:table-cell table:formula="of:=IF([.$B240]&lt;[.$J$2];&quot;&quot;;1)" office:value-type="float" office:value="1" calcext:value-type="float">
            <text:p>1</text:p>
          </table:table-cell>
          <table:table-cell/>
          <table:table-cell office:value-type="float" office:value="31023871.9577564" calcext:value-type="float">
            <text:p>31023871.9577564</text:p>
          </table:table-cell>
          <table:table-cell table:formula="of:=IF([.E240]&gt;[.$H$2];1;&quot;&quot;)">
            <text:p/>
          </table:table-cell>
          <table:table-cell table:number-columns-repeated="10"/>
        </table:table-row>
        <table:table-row table:style-name="ro1"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0.0000343981234598716" calcext:value-type="float">
            <text:p>3.43981234598716E-005</text:p>
          </table:table-cell>
          <table:table-cell table:style-name="ce11" table:formula="of:=IF([.$B241]&lt;[.$J$2];&quot;&quot;;1)" office:value-type="float" office:value="1" calcext:value-type="float">
            <text:p>1</text:p>
          </table:table-cell>
          <table:table-cell table:style-name="ce9"/>
          <table:table-cell table:style-name="ce10" office:value-type="float" office:value="23883204.3148901" calcext:value-type="float">
            <text:p>23883204.3148901</text:p>
          </table:table-cell>
          <table:table-cell table:style-name="ce10" table:formula="of:=IF([.E241]&gt;[.$H$2];1;&quot;&quot;)">
            <text:p/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263024594028463" calcext:value-type="float">
            <text:p>2.63024594028463E-005</text:p>
          </table:table-cell>
          <table:table-cell table:formula="of:=IF([.$B242]&lt;[.$J$2];&quot;&quot;;1)" office:value-type="float" office:value="1" calcext:value-type="float">
            <text:p>1</text:p>
          </table:table-cell>
          <table:table-cell/>
          <table:table-cell office:value-type="float" office:value="27797002.4097083" calcext:value-type="float">
            <text:p>27797002.4097083</text:p>
          </table:table-cell>
          <table:table-cell table:formula="of:=IF([.E24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262025187341877" calcext:value-type="float">
            <text:p>2.62025187341877E-005</text:p>
          </table:table-cell>
          <table:table-cell table:formula="of:=IF([.$B243]&lt;[.$J$2];&quot;&quot;;1)" office:value-type="float" office:value="1" calcext:value-type="float">
            <text:p>1</text:p>
          </table:table-cell>
          <table:table-cell/>
          <table:table-cell office:value-type="float" office:value="25356224.8174109" calcext:value-type="float">
            <text:p>25356224.8174109</text:p>
          </table:table-cell>
          <table:table-cell table:formula="of:=IF([.E243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275762235120824" calcext:value-type="float">
            <text:p>2.75762235120824E-005</text:p>
          </table:table-cell>
          <table:table-cell table:formula="of:=IF([.$B244]&lt;[.$J$2];&quot;&quot;;1)" office:value-type="float" office:value="1" calcext:value-type="float">
            <text:p>1</text:p>
          </table:table-cell>
          <table:table-cell/>
          <table:table-cell office:value-type="float" office:value="24139432.1471197" calcext:value-type="float">
            <text:p>24139432.1471197</text:p>
          </table:table-cell>
          <table:table-cell table:formula="of:=IF([.E244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273166348171535" calcext:value-type="float">
            <text:p>2.73166348171535E-005</text:p>
          </table:table-cell>
          <table:table-cell table:formula="of:=IF([.$B245]&lt;[.$J$2];&quot;&quot;;1)" office:value-type="float" office:value="1" calcext:value-type="float">
            <text:p>1</text:p>
          </table:table-cell>
          <table:table-cell/>
          <table:table-cell office:value-type="float" office:value="26948827.0437462" calcext:value-type="float">
            <text:p>26948827.0437462</text:p>
          </table:table-cell>
          <table:table-cell table:formula="of:=IF([.E245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281294312195262" calcext:value-type="float">
            <text:p>2.81294312195262E-005</text:p>
          </table:table-cell>
          <table:table-cell table:formula="of:=IF([.$B246]&lt;[.$J$2];&quot;&quot;;1)" office:value-type="float" office:value="1" calcext:value-type="float">
            <text:p>1</text:p>
          </table:table-cell>
          <table:table-cell/>
          <table:table-cell office:value-type="float" office:value="24312680.3236322" calcext:value-type="float">
            <text:p>24312680.3236322</text:p>
          </table:table-cell>
          <table:table-cell table:formula="of:=IF([.E246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279190312765602" calcext:value-type="float">
            <text:p>0.000027919</text:p>
          </table:table-cell>
          <table:table-cell table:formula="of:=IF([.$B247]&lt;[.$J$2];&quot;&quot;;1)" office:value-type="float" office:value="1" calcext:value-type="float">
            <text:p>1</text:p>
          </table:table-cell>
          <table:table-cell/>
          <table:table-cell office:value-type="float" office:value="24268055.2686366" calcext:value-type="float">
            <text:p>24268055.2686366</text:p>
          </table:table-cell>
          <table:table-cell table:formula="of:=IF([.E247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285103806026107" calcext:value-type="float">
            <text:p>2.85103806026107E-005</text:p>
          </table:table-cell>
          <table:table-cell table:formula="of:=IF([.$B248]&lt;[.$J$2];&quot;&quot;;1)" office:value-type="float" office:value="1" calcext:value-type="float">
            <text:p>1</text:p>
          </table:table-cell>
          <table:table-cell/>
          <table:table-cell office:value-type="float" office:value="30314398.5581448" calcext:value-type="float">
            <text:p>30314398.5581448</text:p>
          </table:table-cell>
          <table:table-cell table:formula="of:=IF([.E248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282363296571423" calcext:value-type="float">
            <text:p>2.82363296571423E-005</text:p>
          </table:table-cell>
          <table:table-cell table:formula="of:=IF([.$B249]&lt;[.$J$2];&quot;&quot;;1)" office:value-type="float" office:value="1" calcext:value-type="float">
            <text:p>1</text:p>
          </table:table-cell>
          <table:table-cell/>
          <table:table-cell office:value-type="float" office:value="28369329.023553" calcext:value-type="float">
            <text:p>28369329.023553</text:p>
          </table:table-cell>
          <table:table-cell table:formula="of:=IF([.E249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287803966664438" calcext:value-type="float">
            <text:p>2.87803966664438E-005</text:p>
          </table:table-cell>
          <table:table-cell table:formula="of:=IF([.$B250]&lt;[.$J$2];&quot;&quot;;1)" office:value-type="float" office:value="1" calcext:value-type="float">
            <text:p>1</text:p>
          </table:table-cell>
          <table:table-cell/>
          <table:table-cell office:value-type="float" office:value="37297915.6175168" calcext:value-type="float">
            <text:p>37297915.6175168</text:p>
          </table:table-cell>
          <table:table-cell table:formula="of:=IF([.E250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2844292860439" calcext:value-type="float">
            <text:p>2.844292860439E-005</text:p>
          </table:table-cell>
          <table:table-cell table:formula="of:=IF([.$B251]&lt;[.$J$2];&quot;&quot;;1)" office:value-type="float" office:value="1" calcext:value-type="float">
            <text:p>1</text:p>
          </table:table-cell>
          <table:table-cell/>
          <table:table-cell office:value-type="float" office:value="34809553.1637061" calcext:value-type="float">
            <text:p>34809553.1637061</text:p>
          </table:table-cell>
          <table:table-cell table:formula="of:=IF([.E251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28855516952565" calcext:value-type="float">
            <text:p>2.8855516952565E-005</text:p>
          </table:table-cell>
          <table:table-cell table:formula="of:=IF([.$B252]&lt;[.$J$2];&quot;&quot;;1)" office:value-type="float" office:value="1" calcext:value-type="float">
            <text:p>1</text:p>
          </table:table-cell>
          <table:table-cell/>
          <table:table-cell office:value-type="float" office:value="26105071.2926247" calcext:value-type="float">
            <text:p>26105071.2926247</text:p>
          </table:table-cell>
          <table:table-cell table:formula="of:=IF([.E252]&gt;[.$H$2];1;&quot;&quot;)">
            <text:p/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style-name="Default"/>
          <table:table-cell/>
          <table:table-cell office:value-type="float" office:value="28904167.4289531" calcext:value-type="float">
            <text:p>28904167.4289531</text:p>
          </table:table-cell>
          <table:table-cell table:formula="of:=IF([.E25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Default"/>
          <table:table-cell/>
          <table:table-cell office:value-type="float" office:value="61359733.8948211" calcext:value-type="float">
            <text:p>61359733.8948211</text:p>
          </table:table-cell>
          <table:table-cell table:formula="of:=IF([.E25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Default"/>
          <table:table-cell/>
          <table:table-cell office:value-type="float" office:value="65866095.5794804" calcext:value-type="float">
            <text:p>65866095.5794804</text:p>
          </table:table-cell>
          <table:table-cell table:formula="of:=IF([.E25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Default"/>
          <table:table-cell/>
          <table:table-cell office:value-type="float" office:value="48072388.6322024" calcext:value-type="float">
            <text:p>48072388.6322024</text:p>
          </table:table-cell>
          <table:table-cell table:formula="of:=IF([.E25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Default"/>
          <table:table-cell/>
          <table:table-cell office:value-type="float" office:value="59719100.6323762" calcext:value-type="float">
            <text:p>59719100.6323762</text:p>
          </table:table-cell>
          <table:table-cell table:formula="of:=IF([.E25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style-name="Default"/>
          <table:table-cell/>
          <table:table-cell office:value-type="float" office:value="56906033.6280747" calcext:value-type="float">
            <text:p>56906033.6280747</text:p>
          </table:table-cell>
          <table:table-cell table:formula="of:=IF([.E25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style-name="Default"/>
          <table:table-cell/>
          <table:table-cell office:value-type="float" office:value="56633634.5057171" calcext:value-type="float">
            <text:p>56633634.5057171</text:p>
          </table:table-cell>
          <table:table-cell table:formula="of:=IF([.E25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style-name="Default"/>
          <table:table-cell/>
          <table:table-cell office:value-type="float" office:value="38153100.3278792" calcext:value-type="float">
            <text:p>38153100.3278792</text:p>
          </table:table-cell>
          <table:table-cell table:formula="of:=IF([.E26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style-name="Default"/>
          <table:table-cell/>
          <table:table-cell office:value-type="float" office:value="865117083.303675" calcext:value-type="float">
            <text:p>865117083.303675</text:p>
          </table:table-cell>
          <table:table-cell table:formula="of:=IF([.E261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/>
          <table:table-cell office:value-type="float" office:value="2108471660.86547" calcext:value-type="float">
            <text:p>2108471660.86547</text:p>
          </table:table-cell>
          <table:table-cell table:formula="of:=IF([.E262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style-name="Default"/>
          <table:table-cell/>
          <table:table-cell office:value-type="float" office:value="1927361044.3095" calcext:value-type="float">
            <text:p>1927361044.3095</text:p>
          </table:table-cell>
          <table:table-cell table:formula="of:=IF([.E263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style-name="Default"/>
          <table:table-cell/>
          <table:table-cell office:value-type="float" office:value="1992258020.25299" calcext:value-type="float">
            <text:p>1992258020.25299</text:p>
          </table:table-cell>
          <table:table-cell table:formula="of:=IF([.E264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style-name="Default"/>
          <table:table-cell/>
          <table:table-cell office:value-type="float" office:value="1842094825.95649" calcext:value-type="float">
            <text:p>1842094825.95649</text:p>
          </table:table-cell>
          <table:table-cell table:formula="of:=IF([.E265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style-name="Default"/>
          <table:table-cell/>
          <table:table-cell office:value-type="float" office:value="1863149744.77729" calcext:value-type="float">
            <text:p>1863149744.77729</text:p>
          </table:table-cell>
          <table:table-cell table:formula="of:=IF([.E266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style-name="Default"/>
          <table:table-cell/>
          <table:table-cell office:value-type="float" office:value="1876596754.58169" calcext:value-type="float">
            <text:p>1876596754.58169</text:p>
          </table:table-cell>
          <table:table-cell table:formula="of:=IF([.E267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style-name="Default"/>
          <table:table-cell/>
          <table:table-cell office:value-type="float" office:value="1721655450.67403" calcext:value-type="float">
            <text:p>1721655450.67403</text:p>
          </table:table-cell>
          <table:table-cell table:formula="of:=IF([.E268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style-name="Default"/>
          <table:table-cell/>
          <table:table-cell office:value-type="float" office:value="406755886.975444" calcext:value-type="float">
            <text:p>406755886.975444</text:p>
          </table:table-cell>
          <table:table-cell table:formula="of:=IF([.E269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style-name="Default"/>
          <table:table-cell/>
          <table:table-cell office:value-type="float" office:value="50441262.0745896" calcext:value-type="float">
            <text:p>50441262.0745896</text:p>
          </table:table-cell>
          <table:table-cell table:formula="of:=IF([.E27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style-name="Default"/>
          <table:table-cell/>
          <table:table-cell office:value-type="float" office:value="51802580.2849301" calcext:value-type="float">
            <text:p>51802580.2849301</text:p>
          </table:table-cell>
          <table:table-cell table:formula="of:=IF([.E27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style-name="Default"/>
          <table:table-cell/>
          <table:table-cell office:value-type="float" office:value="20548237.2063018" calcext:value-type="float">
            <text:p>20548237.2063018</text:p>
          </table:table-cell>
          <table:table-cell table:formula="of:=IF([.E27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style-name="Default"/>
          <table:table-cell/>
          <table:table-cell office:value-type="float" office:value="20670196.9783242" calcext:value-type="float">
            <text:p>20670196.9783242</text:p>
          </table:table-cell>
          <table:table-cell table:formula="of:=IF([.E27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style-name="Default"/>
          <table:table-cell/>
          <table:table-cell office:value-type="float" office:value="7769670.47840049" calcext:value-type="float">
            <text:p>7769670.47840049</text:p>
          </table:table-cell>
          <table:table-cell table:formula="of:=IF([.E27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style-name="Default"/>
          <table:table-cell/>
          <table:table-cell office:value-type="float" office:value="7749349.61655308" calcext:value-type="float">
            <text:p>7749349.61655308</text:p>
          </table:table-cell>
          <table:table-cell table:formula="of:=IF([.E27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style-name="Default"/>
          <table:table-cell/>
          <table:table-cell office:value-type="float" office:value="5851325.99718254" calcext:value-type="float">
            <text:p>5851325.99718254</text:p>
          </table:table-cell>
          <table:table-cell table:formula="of:=IF([.E27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style-name="Default"/>
          <table:table-cell/>
          <table:table-cell office:value-type="float" office:value="5783533.04933162" calcext:value-type="float">
            <text:p>5783533.04933162</text:p>
          </table:table-cell>
          <table:table-cell table:formula="of:=IF([.E27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style-name="Default"/>
          <table:table-cell/>
          <table:table-cell office:value-type="float" office:value="3385973.12695659" calcext:value-type="float">
            <text:p>3385973.12695659</text:p>
          </table:table-cell>
          <table:table-cell table:formula="of:=IF([.E27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style-name="Default"/>
          <table:table-cell/>
          <table:table-cell office:value-type="float" office:value="3701446.3918874" calcext:value-type="float">
            <text:p>3701446.3918874</text:p>
          </table:table-cell>
          <table:table-cell table:formula="of:=IF([.E27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style-name="Default"/>
          <table:table-cell/>
          <table:table-cell office:value-type="float" office:value="2779650.36873844" calcext:value-type="float">
            <text:p>2779650.36873844</text:p>
          </table:table-cell>
          <table:table-cell table:formula="of:=IF([.E28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440" calcext:value-type="float">
            <text:p>440</text:p>
          </table:table-cell>
          <table:table-cell table:style-name="ce10" table:number-columns-repeated="3"/>
          <table:table-cell table:style-name="ce10" office:value-type="float" office:value="2151031.21848858" calcext:value-type="float">
            <text:p>2151031.21848858</text:p>
          </table:table-cell>
          <table:table-cell table:style-name="ce10" table:formula="of:=IF([.E281]&gt;[.$H$2];1;&quot;&quot;)">
            <text:p/>
          </table:table-cell>
          <table:table-cell table:style-name="ce10"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style-name="Default"/>
          <table:table-cell/>
          <table:table-cell office:value-type="float" office:value="1780644.15985245" calcext:value-type="float">
            <text:p>1780644.15985245</text:p>
          </table:table-cell>
          <table:table-cell table:formula="of:=IF([.E28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style-name="Default"/>
          <table:table-cell/>
          <table:table-cell office:value-type="float" office:value="1838726.75904316" calcext:value-type="float">
            <text:p>1838726.75904316</text:p>
          </table:table-cell>
          <table:table-cell table:formula="of:=IF([.E28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style-name="Default"/>
          <table:table-cell/>
          <table:table-cell office:value-type="float" office:value="2769897.87853276" calcext:value-type="float">
            <text:p>2769897.87853276</text:p>
          </table:table-cell>
          <table:table-cell table:formula="of:=IF([.E28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style-name="Default"/>
          <table:table-cell/>
          <table:table-cell office:value-type="float" office:value="2880236.07562441" calcext:value-type="float">
            <text:p>2880236.07562441</text:p>
          </table:table-cell>
          <table:table-cell table:formula="of:=IF([.E28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style-name="Default"/>
          <table:table-cell/>
          <table:table-cell office:value-type="float" office:value="1374718.59169926" calcext:value-type="float">
            <text:p>1374718.59169926</text:p>
          </table:table-cell>
          <table:table-cell table:formula="of:=IF([.E28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style-name="Default"/>
          <table:table-cell/>
          <table:table-cell office:value-type="float" office:value="1450460.23770126" calcext:value-type="float">
            <text:p>1450460.23770126</text:p>
          </table:table-cell>
          <table:table-cell table:formula="of:=IF([.E28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style-name="Default"/>
          <table:table-cell/>
          <table:table-cell office:value-type="float" office:value="1427149.60046031" calcext:value-type="float">
            <text:p>1427149.60046031</text:p>
          </table:table-cell>
          <table:table-cell table:formula="of:=IF([.E28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style-name="Default"/>
          <table:table-cell/>
          <table:table-cell office:value-type="float" office:value="1429735.0330215" calcext:value-type="float">
            <text:p>1429735.0330215</text:p>
          </table:table-cell>
          <table:table-cell table:formula="of:=IF([.E28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style-name="Default"/>
          <table:table-cell/>
          <table:table-cell office:value-type="float" office:value="373312.632257018" calcext:value-type="float">
            <text:p>373312.632257018</text:p>
          </table:table-cell>
          <table:table-cell table:formula="of:=IF([.E29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style-name="Default"/>
          <table:table-cell/>
          <table:table-cell office:value-type="float" office:value="533773.840965035" calcext:value-type="float">
            <text:p>533773.840965035</text:p>
          </table:table-cell>
          <table:table-cell table:formula="of:=IF([.E29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style-name="Default"/>
          <table:table-cell/>
          <table:table-cell office:value-type="float" office:value="528304.413680305" calcext:value-type="float">
            <text:p>528304.413680305</text:p>
          </table:table-cell>
          <table:table-cell table:formula="of:=IF([.E29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style-name="Default"/>
          <table:table-cell/>
          <table:table-cell office:value-type="float" office:value="404370.710034951" calcext:value-type="float">
            <text:p>404370.710034951</text:p>
          </table:table-cell>
          <table:table-cell table:formula="of:=IF([.E29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style-name="Default"/>
          <table:table-cell/>
          <table:table-cell office:value-type="float" office:value="400734.398014175" calcext:value-type="float">
            <text:p>400734.398014175</text:p>
          </table:table-cell>
          <table:table-cell table:formula="of:=IF([.E29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style-name="Default"/>
          <table:table-cell/>
          <table:table-cell office:value-type="float" office:value="603348.408918367" calcext:value-type="float">
            <text:p>603348.408918367</text:p>
          </table:table-cell>
          <table:table-cell table:formula="of:=IF([.E29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style-name="Default"/>
          <table:table-cell/>
          <table:table-cell office:value-type="float" office:value="835618.385687625" calcext:value-type="float">
            <text:p>835618.385687625</text:p>
          </table:table-cell>
          <table:table-cell table:formula="of:=IF([.E29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style-name="Default"/>
          <table:table-cell/>
          <table:table-cell office:value-type="float" office:value="898336.524071199" calcext:value-type="float">
            <text:p>898336.524071199</text:p>
          </table:table-cell>
          <table:table-cell table:formula="of:=IF([.E29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style-name="Default"/>
          <table:table-cell/>
          <table:table-cell office:value-type="float" office:value="976389.377381786" calcext:value-type="float">
            <text:p>976389.377381786</text:p>
          </table:table-cell>
          <table:table-cell table:formula="of:=IF([.E29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style-name="Default"/>
          <table:table-cell/>
          <table:table-cell office:value-type="float" office:value="2382516.48413071" calcext:value-type="float">
            <text:p>2382516.48413071</text:p>
          </table:table-cell>
          <table:table-cell table:formula="of:=IF([.E29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style-name="Default"/>
          <table:table-cell/>
          <table:table-cell office:value-type="float" office:value="2591319.99243091" calcext:value-type="float">
            <text:p>2591319.99243091</text:p>
          </table:table-cell>
          <table:table-cell table:formula="of:=IF([.E30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style-name="Default"/>
          <table:table-cell/>
          <table:table-cell office:value-type="float" office:value="2933695.84521167" calcext:value-type="float">
            <text:p>2933695.84521167</text:p>
          </table:table-cell>
          <table:table-cell table:formula="of:=IF([.E30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style-name="Default"/>
          <table:table-cell/>
          <table:table-cell office:value-type="float" office:value="2979452.27871954" calcext:value-type="float">
            <text:p>2979452.27871954</text:p>
          </table:table-cell>
          <table:table-cell table:formula="of:=IF([.E30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style-name="Default"/>
          <table:table-cell/>
          <table:table-cell office:value-type="float" office:value="3290842.23383764" calcext:value-type="float">
            <text:p>3290842.23383764</text:p>
          </table:table-cell>
          <table:table-cell table:formula="of:=IF([.E30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style-name="Default"/>
          <table:table-cell/>
          <table:table-cell office:value-type="float" office:value="3392363.63168158" calcext:value-type="float">
            <text:p>3392363.63168158</text:p>
          </table:table-cell>
          <table:table-cell table:formula="of:=IF([.E30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style-name="Default"/>
          <table:table-cell/>
          <table:table-cell office:value-type="float" office:value="3792675.52763226" calcext:value-type="float">
            <text:p>3792675.52763226</text:p>
          </table:table-cell>
          <table:table-cell table:formula="of:=IF([.E30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style-name="Default"/>
          <table:table-cell/>
          <table:table-cell office:value-type="float" office:value="3958328.33909047" calcext:value-type="float">
            <text:p>3958328.33909047</text:p>
          </table:table-cell>
          <table:table-cell table:formula="of:=IF([.E30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style-name="Default"/>
          <table:table-cell/>
          <table:table-cell office:value-type="float" office:value="3890740.17413457" calcext:value-type="float">
            <text:p>3890740.17413457</text:p>
          </table:table-cell>
          <table:table-cell table:formula="of:=IF([.E30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style-name="Default"/>
          <table:table-cell/>
          <table:table-cell office:value-type="float" office:value="6644434.23940623" calcext:value-type="float">
            <text:p>6644434.23940623</text:p>
          </table:table-cell>
          <table:table-cell table:formula="of:=IF([.E30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style-name="Default"/>
          <table:table-cell/>
          <table:table-cell office:value-type="float" office:value="17444341.6359126" calcext:value-type="float">
            <text:p>17444341.6359126</text:p>
          </table:table-cell>
          <table:table-cell table:formula="of:=IF([.E30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/>
          <table:table-cell office:value-type="float" office:value="46361668.5657676" calcext:value-type="float">
            <text:p>46361668.5657676</text:p>
          </table:table-cell>
          <table:table-cell table:formula="of:=IF([.E31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style-name="Default"/>
          <table:table-cell/>
          <table:table-cell office:value-type="float" office:value="48459273.3667281" calcext:value-type="float">
            <text:p>48459273.3667281</text:p>
          </table:table-cell>
          <table:table-cell table:formula="of:=IF([.E31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style-name="Default"/>
          <table:table-cell/>
          <table:table-cell office:value-type="float" office:value="74018153.4793513" calcext:value-type="float">
            <text:p>74018153.4793513</text:p>
          </table:table-cell>
          <table:table-cell table:formula="of:=IF([.E31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style-name="Default"/>
          <table:table-cell/>
          <table:table-cell office:value-type="float" office:value="75881476.1603043" calcext:value-type="float">
            <text:p>75881476.1603043</text:p>
          </table:table-cell>
          <table:table-cell table:formula="of:=IF([.E31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style-name="Default"/>
          <table:table-cell/>
          <table:table-cell office:value-type="float" office:value="166188991.780982" calcext:value-type="float">
            <text:p>166188991.780982</text:p>
          </table:table-cell>
          <table:table-cell table:formula="of:=IF([.E314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style-name="Default"/>
          <table:table-cell/>
          <table:table-cell office:value-type="float" office:value="128939483.893535" calcext:value-type="float">
            <text:p>128939483.893535</text:p>
          </table:table-cell>
          <table:table-cell table:formula="of:=IF([.E315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style-name="Default"/>
          <table:table-cell/>
          <table:table-cell office:value-type="float" office:value="2757912540.39071" calcext:value-type="float">
            <text:p>2757912540.39071</text:p>
          </table:table-cell>
          <table:table-cell table:formula="of:=IF([.E316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style-name="Default"/>
          <table:table-cell/>
          <table:table-cell office:value-type="float" office:value="7295312199.6478" calcext:value-type="float">
            <text:p>7295312199.6478</text:p>
          </table:table-cell>
          <table:table-cell table:formula="of:=IF([.E317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style-name="Default"/>
          <table:table-cell/>
          <table:table-cell office:value-type="float" office:value="6925661559.10546" calcext:value-type="float">
            <text:p>6925661559.10546</text:p>
          </table:table-cell>
          <table:table-cell table:formula="of:=IF([.E318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style-name="Default"/>
          <table:table-cell/>
          <table:table-cell office:value-type="float" office:value="6664973607.51371" calcext:value-type="float">
            <text:p>6664973607.51371</text:p>
          </table:table-cell>
          <table:table-cell table:formula="of:=IF([.E319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style-name="Default"/>
          <table:table-cell/>
          <table:table-cell office:value-type="float" office:value="5682371777.02026" calcext:value-type="float">
            <text:p>5682371777.02026</text:p>
          </table:table-cell>
          <table:table-cell table:formula="of:=IF([.E320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style-name="Default"/>
          <table:table-cell/>
          <table:table-cell office:value-type="float" office:value="6060590421.30476" calcext:value-type="float">
            <text:p>6060590421.30476</text:p>
          </table:table-cell>
          <table:table-cell table:formula="of:=IF([.E321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style-name="Default"/>
          <table:table-cell/>
          <table:table-cell office:value-type="float" office:value="5783864581.13208" calcext:value-type="float">
            <text:p>5783864581.13208</text:p>
          </table:table-cell>
          <table:table-cell table:formula="of:=IF([.E322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style-name="Default"/>
          <table:table-cell/>
          <table:table-cell office:value-type="float" office:value="5757401939.05539" calcext:value-type="float">
            <text:p>5757401939.05539</text:p>
          </table:table-cell>
          <table:table-cell table:formula="of:=IF([.E323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style-name="Default"/>
          <table:table-cell/>
          <table:table-cell office:value-type="float" office:value="1590424961.37789" calcext:value-type="float">
            <text:p>1590424961.37789</text:p>
          </table:table-cell>
          <table:table-cell table:formula="of:=IF([.E324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style-name="Default"/>
          <table:table-cell/>
          <table:table-cell office:value-type="float" office:value="243427855.978192" calcext:value-type="float">
            <text:p>243427855.978192</text:p>
          </table:table-cell>
          <table:table-cell table:formula="of:=IF([.E325]&gt;[.$H$2];1;&quot;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style-name="Default"/>
          <table:table-cell/>
          <table:table-cell office:value-type="float" office:value="229072011.685883" calcext:value-type="float">
            <text:p>229072011.685883</text:p>
          </table:table-cell>
          <table:table-cell table:formula="of:=IF([.E326]&gt;[.$H$2];1;&quot;&quot;)" office:value-type="float" office:value="1" calcext:value-type="float">
            <text:p>1</text:p>
          </table:table-cell>
          <table:table-cell table:style-name="ce8" table:formula="of:=[.E326]&lt;[.E327]" office:value-type="boolean" office:boolean-value="false" calcext:value-type="boolean">
            <text:p>FALS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style-name="Default"/>
          <table:table-cell/>
          <table:table-cell office:value-type="float" office:value="93440503.1833805" calcext:value-type="float">
            <text:p>93440503.1833805</text:p>
          </table:table-cell>
          <table:table-cell table:formula="of:=IF([.E32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style-name="Default"/>
          <table:table-cell/>
          <table:table-cell office:value-type="float" office:value="93590346.7363321" calcext:value-type="float">
            <text:p>93590346.7363321</text:p>
          </table:table-cell>
          <table:table-cell table:formula="of:=IF([.E32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style-name="Default"/>
          <table:table-cell/>
          <table:table-cell office:value-type="float" office:value="77339575.0065445" calcext:value-type="float">
            <text:p>77339575.0065445</text:p>
          </table:table-cell>
          <table:table-cell table:formula="of:=IF([.E32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style-name="Default"/>
          <table:table-cell/>
          <table:table-cell office:value-type="float" office:value="76165517.3756707" calcext:value-type="float">
            <text:p>76165517.3756707</text:p>
          </table:table-cell>
          <table:table-cell table:formula="of:=IF([.E33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style-name="Default"/>
          <table:table-cell/>
          <table:table-cell office:value-type="float" office:value="71729213.5666515" calcext:value-type="float">
            <text:p>71729213.5666515</text:p>
          </table:table-cell>
          <table:table-cell table:formula="of:=IF([.E33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style-name="Default"/>
          <table:table-cell/>
          <table:table-cell office:value-type="float" office:value="73007152.6806379" calcext:value-type="float">
            <text:p>73007152.6806379</text:p>
          </table:table-cell>
          <table:table-cell table:formula="of:=IF([.E33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style-name="Default"/>
          <table:table-cell/>
          <table:table-cell office:value-type="float" office:value="48300959.8834773" calcext:value-type="float">
            <text:p>48300959.8834773</text:p>
          </table:table-cell>
          <table:table-cell table:formula="of:=IF([.E33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style-name="Default"/>
          <table:table-cell/>
          <table:table-cell office:value-type="float" office:value="48098514.5656922" calcext:value-type="float">
            <text:p>48098514.5656922</text:p>
          </table:table-cell>
          <table:table-cell table:formula="of:=IF([.E33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style-name="Default"/>
          <table:table-cell/>
          <table:table-cell office:value-type="float" office:value="34144039.3136517" calcext:value-type="float">
            <text:p>34144039.3136517</text:p>
          </table:table-cell>
          <table:table-cell table:formula="of:=IF([.E33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495" calcext:value-type="float">
            <text:p>495</text:p>
          </table:table-cell>
          <table:table-cell table:style-name="ce10" table:number-columns-repeated="3"/>
          <table:table-cell table:style-name="ce10" office:value-type="float" office:value="34247449.3035505" calcext:value-type="float">
            <text:p>34247449.3035505</text:p>
          </table:table-cell>
          <table:table-cell table:style-name="ce10" table:formula="of:=IF([.E336]&gt;[.$H$2];1;&quot;&quot;)">
            <text:p/>
          </table:table-cell>
          <table:table-cell table:style-name="ce10"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style-name="Default"/>
          <table:table-cell/>
          <table:table-cell office:value-type="float" office:value="33006531.0272501" calcext:value-type="float">
            <text:p>33006531.0272501</text:p>
          </table:table-cell>
          <table:table-cell table:formula="of:=IF([.E33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style-name="Default"/>
          <table:table-cell/>
          <table:table-cell office:value-type="float" office:value="33198526.9625733" calcext:value-type="float">
            <text:p>33198526.9625733</text:p>
          </table:table-cell>
          <table:table-cell table:formula="of:=IF([.E33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style-name="Default"/>
          <table:table-cell/>
          <table:table-cell office:value-type="float" office:value="41034404.3653601" calcext:value-type="float">
            <text:p>41034404.3653601</text:p>
          </table:table-cell>
          <table:table-cell table:formula="of:=IF([.E33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style-name="Default"/>
          <table:table-cell/>
          <table:table-cell office:value-type="float" office:value="37166540.5243554" calcext:value-type="float">
            <text:p>37166540.5243554</text:p>
          </table:table-cell>
          <table:table-cell table:formula="of:=IF([.E34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Default"/>
          <table:table-cell/>
          <table:table-cell office:value-type="float" office:value="40176494.990597" calcext:value-type="float">
            <text:p>40176494.990597</text:p>
          </table:table-cell>
          <table:table-cell table:formula="of:=IF([.E34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style-name="Default"/>
          <table:table-cell/>
          <table:table-cell office:value-type="float" office:value="38756760.3890968" calcext:value-type="float">
            <text:p>38756760.3890968</text:p>
          </table:table-cell>
          <table:table-cell table:formula="of:=IF([.E34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style-name="Default"/>
          <table:table-cell/>
          <table:table-cell office:value-type="float" office:value="31793705.2918276" calcext:value-type="float">
            <text:p>31793705.2918276</text:p>
          </table:table-cell>
          <table:table-cell table:formula="of:=IF([.E34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style-name="Default"/>
          <table:table-cell/>
          <table:table-cell office:value-type="float" office:value="30689866.7505905" calcext:value-type="float">
            <text:p>30689866.7505905</text:p>
          </table:table-cell>
          <table:table-cell table:formula="of:=IF([.E34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style-name="Default"/>
          <table:table-cell/>
          <table:table-cell office:value-type="float" office:value="21225298.9198128" calcext:value-type="float">
            <text:p>21225298.9198128</text:p>
          </table:table-cell>
          <table:table-cell table:formula="of:=IF([.E34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style-name="Default"/>
          <table:table-cell/>
          <table:table-cell office:value-type="float" office:value="19588566.2473393" calcext:value-type="float">
            <text:p>19588566.2473393</text:p>
          </table:table-cell>
          <table:table-cell table:formula="of:=IF([.E34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style-name="Default"/>
          <table:table-cell/>
          <table:table-cell office:value-type="float" office:value="20348131.2461375" calcext:value-type="float">
            <text:p>20348131.2461375</text:p>
          </table:table-cell>
          <table:table-cell table:formula="of:=IF([.E34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style-name="Default"/>
          <table:table-cell/>
          <table:table-cell office:value-type="float" office:value="19222807.4329768" calcext:value-type="float">
            <text:p>19222807.4329768</text:p>
          </table:table-cell>
          <table:table-cell table:formula="of:=IF([.E348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style-name="Default"/>
          <table:table-cell/>
          <table:table-cell office:value-type="float" office:value="15392712.4421982" calcext:value-type="float">
            <text:p>15392712.4421982</text:p>
          </table:table-cell>
          <table:table-cell table:formula="of:=IF([.E349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style-name="Default"/>
          <table:table-cell/>
          <table:table-cell office:value-type="float" office:value="16148102.5151453" calcext:value-type="float">
            <text:p>16148102.5151453</text:p>
          </table:table-cell>
          <table:table-cell table:formula="of:=IF([.E350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style-name="Default"/>
          <table:table-cell/>
          <table:table-cell office:value-type="float" office:value="15481822.4215131" calcext:value-type="float">
            <text:p>15481822.4215131</text:p>
          </table:table-cell>
          <table:table-cell table:formula="of:=IF([.E351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style-name="Default"/>
          <table:table-cell/>
          <table:table-cell office:value-type="float" office:value="13977709.2462615" calcext:value-type="float">
            <text:p>13977709.2462615</text:p>
          </table:table-cell>
          <table:table-cell table:formula="of:=IF([.E352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/>
          <table:table-cell office:value-type="float" office:value="14592785.0326261" calcext:value-type="float">
            <text:p>14592785.0326261</text:p>
          </table:table-cell>
          <table:table-cell table:formula="of:=IF([.E353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style-name="Default"/>
          <table:table-cell/>
          <table:table-cell office:value-type="float" office:value="9357526.45913181" calcext:value-type="float">
            <text:p>9357526.45913181</text:p>
          </table:table-cell>
          <table:table-cell table:formula="of:=IF([.E354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/>
          <table:table-cell office:value-type="float" office:value="7203258.74838623" calcext:value-type="float">
            <text:p>7203258.74838623</text:p>
          </table:table-cell>
          <table:table-cell table:formula="of:=IF([.E355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style-name="Default"/>
          <table:table-cell/>
          <table:table-cell office:value-type="float" office:value="7416150.73486305" calcext:value-type="float">
            <text:p>7416150.73486305</text:p>
          </table:table-cell>
          <table:table-cell table:formula="of:=IF([.E356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style-name="Default"/>
          <table:table-cell/>
          <table:table-cell office:value-type="float" office:value="7435159.57510266" calcext:value-type="float">
            <text:p>7435159.57510266</text:p>
          </table:table-cell>
          <table:table-cell table:formula="of:=IF([.E357]&gt;[.$H$2];1;&quot;&quot;)">
            <text:p/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Sheet7" table:style-name="ta1"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One-tail right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float" office:value="0.001" calcext:value-type="float">
            <text:p>0.001</text:p>
          </table:table-cell>
          <table:table-cell table:formula="of:=CONCATENATE(&quot;{&quot;;[.B2];&quot;,&quot;;[.C2];&quot;,&quot;;[.D2];&quot;,&quot;;[.E2];&quot;,&quot;;[.F2];&quot;,&quot;;[.G2];&quot;}&quot;)" office:value-type="string" office:string-value="{0.1,0.05,0.025,0.01,0.005,0.001}" calcext:value-type="string">
            <text:p>{0.1,0.05,0.025,0.01,0.005,0.001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78" calcext:value-type="float">
            <text:p>3.078</text:p>
          </table:table-cell>
          <table:table-cell office:value-type="float" office:value="6.314" calcext:value-type="float">
            <text:p>6.314</text:p>
          </table:table-cell>
          <table:table-cell office:value-type="float" office:value="12.706" calcext:value-type="float">
            <text:p>12.706</text:p>
          </table:table-cell>
          <table:table-cell office:value-type="float" office:value="31.821" calcext:value-type="float">
            <text:p>31.821</text:p>
          </table:table-cell>
          <table:table-cell office:value-type="float" office:value="63.657" calcext:value-type="float">
            <text:p>63.657</text:p>
          </table:table-cell>
          <table:table-cell office:value-type="float" office:value="318.313" calcext:value-type="float">
            <text:p>318.313</text:p>
          </table:table-cell>
          <table:table-cell table:formula="of:=CONCATENATE(&quot;{&quot;;[.B3];&quot;,&quot;;[.C3];&quot;,&quot;;[.D3];&quot;,&quot;;[.E3];&quot;,&quot;;[.F3];&quot;,&quot;;[.G3];&quot;}&quot;)" office:value-type="string" office:string-value="{3.078,6.314,12.706,31.821,63.657,318.313}" calcext:value-type="string">
            <text:p>{3.078,6.314,12.706,31.821,63.657,318.313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6" calcext:value-type="float">
            <text:p>1.886</text:p>
          </table:table-cell>
          <table:table-cell office:value-type="float" office:value="2.92" calcext:value-type="float">
            <text:p>2.92</text:p>
          </table:table-cell>
          <table:table-cell office:value-type="float" office:value="4.303" calcext:value-type="float">
            <text:p>4.303</text:p>
          </table:table-cell>
          <table:table-cell office:value-type="float" office:value="6.965" calcext:value-type="float">
            <text:p>6.965</text:p>
          </table:table-cell>
          <table:table-cell office:value-type="float" office:value="9.925" calcext:value-type="float">
            <text:p>9.925</text:p>
          </table:table-cell>
          <table:table-cell office:value-type="float" office:value="22.327" calcext:value-type="float">
            <text:p>22.327</text:p>
          </table:table-cell>
          <table:table-cell table:formula="of:=CONCATENATE(&quot;{&quot;;[.B4];&quot;,&quot;;[.C4];&quot;,&quot;;[.D4];&quot;,&quot;;[.E4];&quot;,&quot;;[.F4];&quot;,&quot;;[.G4];&quot;}&quot;)" office:value-type="string" office:string-value="{1.886,2.92,4.303,6.965,9.925,22.327}" calcext:value-type="string">
            <text:p>{1.886,2.92,4.303,6.965,9.925,22.327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8" calcext:value-type="float">
            <text:p>1.638</text:p>
          </table:table-cell>
          <table:table-cell office:value-type="float" office:value="2.353" calcext:value-type="float">
            <text:p>2.353</text:p>
          </table:table-cell>
          <table:table-cell office:value-type="float" office:value="3.182" calcext:value-type="float">
            <text:p>3.182</text:p>
          </table:table-cell>
          <table:table-cell office:value-type="float" office:value="4.541" calcext:value-type="float">
            <text:p>4.541</text:p>
          </table:table-cell>
          <table:table-cell office:value-type="float" office:value="5.841" calcext:value-type="float">
            <text:p>5.841</text:p>
          </table:table-cell>
          <table:table-cell office:value-type="float" office:value="10.215" calcext:value-type="float">
            <text:p>10.215</text:p>
          </table:table-cell>
          <table:table-cell table:formula="of:=CONCATENATE(&quot;{&quot;;[.B5];&quot;,&quot;;[.C5];&quot;,&quot;;[.D5];&quot;,&quot;;[.E5];&quot;,&quot;;[.F5];&quot;,&quot;;[.G5];&quot;}&quot;)" office:value-type="string" office:string-value="{1.638,2.353,3.182,4.541,5.841,10.215}" calcext:value-type="string">
            <text:p>{1.638,2.353,3.182,4.541,5.841,10.215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3" calcext:value-type="float">
            <text:p>1.5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776" calcext:value-type="float">
            <text:p>2.776</text:p>
          </table:table-cell>
          <table:table-cell office:value-type="float" office:value="3.747" calcext:value-type="float">
            <text:p>3.747</text:p>
          </table:table-cell>
          <table:table-cell office:value-type="float" office:value="4.604" calcext:value-type="float">
            <text:p>4.604</text:p>
          </table:table-cell>
          <table:table-cell office:value-type="float" office:value="7.173" calcext:value-type="float">
            <text:p>7.173</text:p>
          </table:table-cell>
          <table:table-cell table:formula="of:=CONCATENATE(&quot;{&quot;;[.B6];&quot;,&quot;;[.C6];&quot;,&quot;;[.D6];&quot;,&quot;;[.E6];&quot;,&quot;;[.F6];&quot;,&quot;;[.G6];&quot;}&quot;)" office:value-type="string" office:string-value="{1.533,2.132,2.776,3.747,4.604,7.173}" calcext:value-type="string">
            <text:p>{1.533,2.132,2.776,3.747,4.604,7.173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6" calcext:value-type="float">
            <text:p>1.476</text:p>
          </table:table-cell>
          <table:table-cell office:value-type="float" office:value="2.015" calcext:value-type="float">
            <text:p>2.015</text:p>
          </table:table-cell>
          <table:table-cell office:value-type="float" office:value="2.571" calcext:value-type="float">
            <text:p>2.571</text:p>
          </table:table-cell>
          <table:table-cell office:value-type="float" office:value="3.365" calcext:value-type="float">
            <text:p>3.365</text:p>
          </table:table-cell>
          <table:table-cell office:value-type="float" office:value="4.032" calcext:value-type="float">
            <text:p>4.032</text:p>
          </table:table-cell>
          <table:table-cell office:value-type="float" office:value="5.893" calcext:value-type="float">
            <text:p>5.893</text:p>
          </table:table-cell>
          <table:table-cell table:formula="of:=CONCATENATE(&quot;{&quot;;[.B7];&quot;,&quot;;[.C7];&quot;,&quot;;[.D7];&quot;,&quot;;[.E7];&quot;,&quot;;[.F7];&quot;,&quot;;[.G7];&quot;}&quot;)" office:value-type="string" office:string-value="{1.476,2.015,2.571,3.365,4.032,5.893}" calcext:value-type="string">
            <text:p>{1.476,2.015,2.571,3.365,4.032,5.893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" calcext:value-type="float">
            <text:p>1.44</text:p>
          </table:table-cell>
          <table:table-cell office:value-type="float" office:value="1.943" calcext:value-type="float">
            <text:p>1.943</text:p>
          </table:table-cell>
          <table:table-cell office:value-type="float" office:value="2.447" calcext:value-type="float">
            <text:p>2.447</text:p>
          </table:table-cell>
          <table:table-cell office:value-type="float" office:value="3.143" calcext:value-type="float">
            <text:p>3.143</text:p>
          </table:table-cell>
          <table:table-cell office:value-type="float" office:value="3.707" calcext:value-type="float">
            <text:p>3.707</text:p>
          </table:table-cell>
          <table:table-cell office:value-type="float" office:value="5.208" calcext:value-type="float">
            <text:p>5.208</text:p>
          </table:table-cell>
          <table:table-cell table:formula="of:=CONCATENATE(&quot;{&quot;;[.B8];&quot;,&quot;;[.C8];&quot;,&quot;;[.D8];&quot;,&quot;;[.E8];&quot;,&quot;;[.F8];&quot;,&quot;;[.G8];&quot;}&quot;)" office:value-type="string" office:string-value="{1.44,1.943,2.447,3.143,3.707,5.208}" calcext:value-type="string">
            <text:p>{1.44,1.943,2.447,3.143,3.707,5.208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5" calcext:value-type="float">
            <text:p>1.415</text:p>
          </table:table-cell>
          <table:table-cell office:value-type="float" office:value="1.895" calcext:value-type="float">
            <text:p>1.895</text:p>
          </table:table-cell>
          <table:table-cell office:value-type="float" office:value="2.365" calcext:value-type="float">
            <text:p>2.365</text:p>
          </table:table-cell>
          <table:table-cell office:value-type="float" office:value="2.998" calcext:value-type="float">
            <text:p>2.998</text:p>
          </table:table-cell>
          <table:table-cell office:value-type="float" office:value="3.499" calcext:value-type="float">
            <text:p>3.499</text:p>
          </table:table-cell>
          <table:table-cell office:value-type="float" office:value="4.782" calcext:value-type="float">
            <text:p>4.782</text:p>
          </table:table-cell>
          <table:table-cell table:formula="of:=CONCATENATE(&quot;{&quot;;[.B9];&quot;,&quot;;[.C9];&quot;,&quot;;[.D9];&quot;,&quot;;[.E9];&quot;,&quot;;[.F9];&quot;,&quot;;[.G9];&quot;}&quot;)" office:value-type="string" office:string-value="{1.415,1.895,2.365,2.998,3.499,4.782}" calcext:value-type="string">
            <text:p>{1.415,1.895,2.365,2.998,3.499,4.782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97" calcext:value-type="float">
            <text:p>1.397</text:p>
          </table:table-cell>
          <table:table-cell office:value-type="float" office:value="1.86" calcext:value-type="float">
            <text:p>1.86</text:p>
          </table:table-cell>
          <table:table-cell office:value-type="float" office:value="2.306" calcext:value-type="float">
            <text:p>2.306</text:p>
          </table:table-cell>
          <table:table-cell office:value-type="float" office:value="2.896" calcext:value-type="float">
            <text:p>2.896</text:p>
          </table:table-cell>
          <table:table-cell office:value-type="float" office:value="3.355" calcext:value-type="float">
            <text:p>3.355</text:p>
          </table:table-cell>
          <table:table-cell office:value-type="float" office:value="4.499" calcext:value-type="float">
            <text:p>4.499</text:p>
          </table:table-cell>
          <table:table-cell table:formula="of:=CONCATENATE(&quot;{&quot;;[.B10];&quot;,&quot;;[.C10];&quot;,&quot;;[.D10];&quot;,&quot;;[.E10];&quot;,&quot;;[.F10];&quot;,&quot;;[.G10];&quot;}&quot;)" office:value-type="string" office:string-value="{1.397,1.86,2.306,2.896,3.355,4.499}" calcext:value-type="string">
            <text:p>{1.397,1.86,2.306,2.896,3.355,4.499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83" calcext:value-type="float">
            <text:p>1.383</text:p>
          </table:table-cell>
          <table:table-cell office:value-type="float" office:value="1.833" calcext:value-type="float">
            <text:p>1.833</text:p>
          </table:table-cell>
          <table:table-cell office:value-type="float" office:value="2.262" calcext:value-type="float">
            <text:p>2.262</text:p>
          </table:table-cell>
          <table:table-cell office:value-type="float" office:value="2.821" calcext:value-type="float">
            <text:p>2.821</text:p>
          </table:table-cell>
          <table:table-cell office:value-type="float" office:value="3.25" calcext:value-type="float">
            <text:p>3.25</text:p>
          </table:table-cell>
          <table:table-cell office:value-type="float" office:value="4.296" calcext:value-type="float">
            <text:p>4.296</text:p>
          </table:table-cell>
          <table:table-cell table:formula="of:=CONCATENATE(&quot;{&quot;;[.B11];&quot;,&quot;;[.C11];&quot;,&quot;;[.D11];&quot;,&quot;;[.E11];&quot;,&quot;;[.F11];&quot;,&quot;;[.G11];&quot;}&quot;)" office:value-type="string" office:string-value="{1.383,1.833,2.262,2.821,3.25,4.296}" calcext:value-type="string">
            <text:p>{1.383,1.833,2.262,2.821,3.25,4.296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72" calcext:value-type="float">
            <text:p>1.372</text:p>
          </table:table-cell>
          <table:table-cell office:value-type="float" office:value="1.812" calcext:value-type="float">
            <text:p>1.812</text:p>
          </table:table-cell>
          <table:table-cell office:value-type="float" office:value="2.228" calcext:value-type="float">
            <text:p>2.228</text:p>
          </table:table-cell>
          <table:table-cell office:value-type="float" office:value="2.764" calcext:value-type="float">
            <text:p>2.764</text:p>
          </table:table-cell>
          <table:table-cell office:value-type="float" office:value="3.169" calcext:value-type="float">
            <text:p>3.169</text:p>
          </table:table-cell>
          <table:table-cell office:value-type="float" office:value="4.143" calcext:value-type="float">
            <text:p>4.143</text:p>
          </table:table-cell>
          <table:table-cell table:formula="of:=CONCATENATE(&quot;{&quot;;[.B12];&quot;,&quot;;[.C12];&quot;,&quot;;[.D12];&quot;,&quot;;[.E12];&quot;,&quot;;[.F12];&quot;,&quot;;[.G12];&quot;}&quot;)" office:value-type="string" office:string-value="{1.372,1.812,2.228,2.764,3.169,4.143}" calcext:value-type="string">
            <text:p>{1.372,1.812,2.228,2.764,3.169,4.143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63" calcext:value-type="float">
            <text:p>1.363</text:p>
          </table:table-cell>
          <table:table-cell office:value-type="float" office:value="1.796" calcext:value-type="float">
            <text:p>1.796</text:p>
          </table:table-cell>
          <table:table-cell office:value-type="float" office:value="2.201" calcext:value-type="float">
            <text:p>2.201</text:p>
          </table:table-cell>
          <table:table-cell office:value-type="float" office:value="2.718" calcext:value-type="float">
            <text:p>2.718</text:p>
          </table:table-cell>
          <table:table-cell office:value-type="float" office:value="3.106" calcext:value-type="float">
            <text:p>3.106</text:p>
          </table:table-cell>
          <table:table-cell office:value-type="float" office:value="4.024" calcext:value-type="float">
            <text:p>4.024</text:p>
          </table:table-cell>
          <table:table-cell table:formula="of:=CONCATENATE(&quot;{&quot;;[.B13];&quot;,&quot;;[.C13];&quot;,&quot;;[.D13];&quot;,&quot;;[.E13];&quot;,&quot;;[.F13];&quot;,&quot;;[.G13];&quot;}&quot;)" office:value-type="string" office:string-value="{1.363,1.796,2.201,2.718,3.106,4.024}" calcext:value-type="string">
            <text:p>{1.363,1.796,2.201,2.718,3.106,4.024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56" calcext:value-type="float">
            <text:p>1.356</text:p>
          </table:table-cell>
          <table:table-cell office:value-type="float" office:value="1.782" calcext:value-type="float">
            <text:p>1.782</text:p>
          </table:table-cell>
          <table:table-cell office:value-type="float" office:value="2.179" calcext:value-type="float">
            <text:p>2.179</text:p>
          </table:table-cell>
          <table:table-cell office:value-type="float" office:value="2.681" calcext:value-type="float">
            <text:p>2.681</text:p>
          </table:table-cell>
          <table:table-cell office:value-type="float" office:value="3.055" calcext:value-type="float">
            <text:p>3.055</text:p>
          </table:table-cell>
          <table:table-cell office:value-type="float" office:value="3.929" calcext:value-type="float">
            <text:p>3.929</text:p>
          </table:table-cell>
          <table:table-cell table:formula="of:=CONCATENATE(&quot;{&quot;;[.B14];&quot;,&quot;;[.C14];&quot;,&quot;;[.D14];&quot;,&quot;;[.E14];&quot;,&quot;;[.F14];&quot;,&quot;;[.G14];&quot;}&quot;)" office:value-type="string" office:string-value="{1.356,1.782,2.179,2.681,3.055,3.929}" calcext:value-type="string">
            <text:p>{1.356,1.782,2.179,2.681,3.055,3.929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6" calcext:value-type="float">
            <text:p>2.16</text:p>
          </table:table-cell>
          <table:table-cell office:value-type="float" office:value="2.65" calcext:value-type="float">
            <text:p>2.65</text:p>
          </table:table-cell>
          <table:table-cell office:value-type="float" office:value="3.012" calcext:value-type="float">
            <text:p>3.012</text:p>
          </table:table-cell>
          <table:table-cell office:value-type="float" office:value="3.852" calcext:value-type="float">
            <text:p>3.852</text:p>
          </table:table-cell>
          <table:table-cell table:formula="of:=CONCATENATE(&quot;{&quot;;[.B15];&quot;,&quot;;[.C15];&quot;,&quot;;[.D15];&quot;,&quot;;[.E15];&quot;,&quot;;[.F15];&quot;,&quot;;[.G15];&quot;}&quot;)" office:value-type="string" office:string-value="{1.35,1.771,2.16,2.65,3.012,3.852}" calcext:value-type="string">
            <text:p>{1.35,1.771,2.16,2.65,3.012,3.852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45" calcext:value-type="float">
            <text:p>1.345</text:p>
          </table:table-cell>
          <table:table-cell office:value-type="float" office:value="1.761" calcext:value-type="float">
            <text:p>1.761</text:p>
          </table:table-cell>
          <table:table-cell office:value-type="float" office:value="2.145" calcext:value-type="float">
            <text:p>2.145</text:p>
          </table:table-cell>
          <table:table-cell office:value-type="float" office:value="2.624" calcext:value-type="float">
            <text:p>2.624</text:p>
          </table:table-cell>
          <table:table-cell office:value-type="float" office:value="2.977" calcext:value-type="float">
            <text:p>2.977</text:p>
          </table:table-cell>
          <table:table-cell office:value-type="float" office:value="3.787" calcext:value-type="float">
            <text:p>3.787</text:p>
          </table:table-cell>
          <table:table-cell table:formula="of:=CONCATENATE(&quot;{&quot;;[.B16];&quot;,&quot;;[.C16];&quot;,&quot;;[.D16];&quot;,&quot;;[.E16];&quot;,&quot;;[.F16];&quot;,&quot;;[.G16];&quot;}&quot;)" office:value-type="string" office:string-value="{1.345,1.761,2.145,2.624,2.977,3.787}" calcext:value-type="string">
            <text:p>{1.345,1.761,2.145,2.624,2.977,3.787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41" calcext:value-type="float">
            <text:p>1.341</text:p>
          </table:table-cell>
          <table:table-cell office:value-type="float" office:value="1.753" calcext:value-type="float">
            <text:p>1.753</text:p>
          </table:table-cell>
          <table:table-cell office:value-type="float" office:value="2.131" calcext:value-type="float">
            <text:p>2.131</text:p>
          </table:table-cell>
          <table:table-cell office:value-type="float" office:value="2.602" calcext:value-type="float">
            <text:p>2.602</text:p>
          </table:table-cell>
          <table:table-cell office:value-type="float" office:value="2.947" calcext:value-type="float">
            <text:p>2.947</text:p>
          </table:table-cell>
          <table:table-cell office:value-type="float" office:value="3.733" calcext:value-type="float">
            <text:p>3.733</text:p>
          </table:table-cell>
          <table:table-cell table:formula="of:=CONCATENATE(&quot;{&quot;;[.B17];&quot;,&quot;;[.C17];&quot;,&quot;;[.D17];&quot;,&quot;;[.E17];&quot;,&quot;;[.F17];&quot;,&quot;;[.G17];&quot;}&quot;)" office:value-type="string" office:string-value="{1.341,1.753,2.131,2.602,2.947,3.733}" calcext:value-type="string">
            <text:p>{1.341,1.753,2.131,2.602,2.947,3.733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7" calcext:value-type="float">
            <text:p>1.337</text:p>
          </table:table-cell>
          <table:table-cell office:value-type="float" office:value="1.746" calcext:value-type="float">
            <text:p>1.746</text:p>
          </table:table-cell>
          <table:table-cell office:value-type="float" office:value="2.12" calcext:value-type="float">
            <text:p>2.12</text:p>
          </table:table-cell>
          <table:table-cell office:value-type="float" office:value="2.583" calcext:value-type="float">
            <text:p>2.583</text:p>
          </table:table-cell>
          <table:table-cell office:value-type="float" office:value="2.921" calcext:value-type="float">
            <text:p>2.921</text:p>
          </table:table-cell>
          <table:table-cell office:value-type="float" office:value="3.686" calcext:value-type="float">
            <text:p>3.686</text:p>
          </table:table-cell>
          <table:table-cell table:formula="of:=CONCATENATE(&quot;{&quot;;[.B18];&quot;,&quot;;[.C18];&quot;,&quot;;[.D18];&quot;,&quot;;[.E18];&quot;,&quot;;[.F18];&quot;,&quot;;[.G18];&quot;}&quot;)" office:value-type="string" office:string-value="{1.337,1.746,2.12,2.583,2.921,3.686}" calcext:value-type="string">
            <text:p>{1.337,1.746,2.12,2.583,2.921,3.686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33" calcext:value-type="float">
            <text:p>1.333</text:p>
          </table:table-cell>
          <table:table-cell office:value-type="float" office:value="1.74" calcext:value-type="float">
            <text:p>1.74</text:p>
          </table:table-cell>
          <table:table-cell office:value-type="float" office:value="2.11" calcext:value-type="float">
            <text:p>2.11</text:p>
          </table:table-cell>
          <table:table-cell office:value-type="float" office:value="2.567" calcext:value-type="float">
            <text:p>2.567</text:p>
          </table:table-cell>
          <table:table-cell office:value-type="float" office:value="2.898" calcext:value-type="float">
            <text:p>2.898</text:p>
          </table:table-cell>
          <table:table-cell office:value-type="float" office:value="3.646" calcext:value-type="float">
            <text:p>3.646</text:p>
          </table:table-cell>
          <table:table-cell table:formula="of:=CONCATENATE(&quot;{&quot;;[.B19];&quot;,&quot;;[.C19];&quot;,&quot;;[.D19];&quot;,&quot;;[.E19];&quot;,&quot;;[.F19];&quot;,&quot;;[.G19];&quot;}&quot;)" office:value-type="string" office:string-value="{1.333,1.74,2.11,2.567,2.898,3.646}" calcext:value-type="string">
            <text:p>{1.333,1.74,2.11,2.567,2.898,3.646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3" calcext:value-type="float">
            <text:p>1.33</text:p>
          </table:table-cell>
          <table:table-cell office:value-type="float" office:value="1.734" calcext:value-type="float">
            <text:p>1.734</text:p>
          </table:table-cell>
          <table:table-cell office:value-type="float" office:value="2.101" calcext:value-type="float">
            <text:p>2.101</text:p>
          </table:table-cell>
          <table:table-cell office:value-type="float" office:value="2.552" calcext:value-type="float">
            <text:p>2.552</text:p>
          </table:table-cell>
          <table:table-cell office:value-type="float" office:value="2.878" calcext:value-type="float">
            <text:p>2.878</text:p>
          </table:table-cell>
          <table:table-cell office:value-type="float" office:value="3.61" calcext:value-type="float">
            <text:p>3.61</text:p>
          </table:table-cell>
          <table:table-cell table:formula="of:=CONCATENATE(&quot;{&quot;;[.B20];&quot;,&quot;;[.C20];&quot;,&quot;;[.D20];&quot;,&quot;;[.E20];&quot;,&quot;;[.F20];&quot;,&quot;;[.G20];&quot;}&quot;)" office:value-type="string" office:string-value="{1.33,1.734,2.101,2.552,2.878,3.61}" calcext:value-type="string">
            <text:p>{1.33,1.734,2.101,2.552,2.878,3.61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28" calcext:value-type="float">
            <text:p>1.328</text:p>
          </table:table-cell>
          <table:table-cell office:value-type="float" office:value="1.729" calcext:value-type="float">
            <text:p>1.729</text:p>
          </table:table-cell>
          <table:table-cell office:value-type="float" office:value="2.093" calcext:value-type="float">
            <text:p>2.093</text:p>
          </table:table-cell>
          <table:table-cell office:value-type="float" office:value="2.539" calcext:value-type="float">
            <text:p>2.539</text:p>
          </table:table-cell>
          <table:table-cell office:value-type="float" office:value="2.861" calcext:value-type="float">
            <text:p>2.861</text:p>
          </table:table-cell>
          <table:table-cell office:value-type="float" office:value="3.579" calcext:value-type="float">
            <text:p>3.579</text:p>
          </table:table-cell>
          <table:table-cell table:formula="of:=CONCATENATE(&quot;{&quot;;[.B21];&quot;,&quot;;[.C21];&quot;,&quot;;[.D21];&quot;,&quot;;[.E21];&quot;,&quot;;[.F21];&quot;,&quot;;[.G21];&quot;}&quot;)" office:value-type="string" office:string-value="{1.328,1.729,2.093,2.539,2.861,3.579}" calcext:value-type="string">
            <text:p>{1.328,1.729,2.093,2.539,2.861,3.579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25" calcext:value-type="float">
            <text:p>1.325</text:p>
          </table:table-cell>
          <table:table-cell office:value-type="float" office:value="1.725" calcext:value-type="float">
            <text:p>1.725</text:p>
          </table:table-cell>
          <table:table-cell office:value-type="float" office:value="2.086" calcext:value-type="float">
            <text:p>2.086</text:p>
          </table:table-cell>
          <table:table-cell office:value-type="float" office:value="2.528" calcext:value-type="float">
            <text:p>2.528</text:p>
          </table:table-cell>
          <table:table-cell office:value-type="float" office:value="2.845" calcext:value-type="float">
            <text:p>2.845</text:p>
          </table:table-cell>
          <table:table-cell office:value-type="float" office:value="3.552" calcext:value-type="float">
            <text:p>3.552</text:p>
          </table:table-cell>
          <table:table-cell table:formula="of:=CONCATENATE(&quot;{&quot;;[.B22];&quot;,&quot;;[.C22];&quot;,&quot;;[.D22];&quot;,&quot;;[.E22];&quot;,&quot;;[.F22];&quot;,&quot;;[.G22];&quot;}&quot;)" office:value-type="string" office:string-value="{1.325,1.725,2.086,2.528,2.845,3.552}" calcext:value-type="string">
            <text:p>{1.325,1.725,2.086,2.528,2.845,3.552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23" calcext:value-type="float">
            <text:p>1.323</text:p>
          </table:table-cell>
          <table:table-cell office:value-type="float" office:value="1.721" calcext:value-type="float">
            <text:p>1.721</text:p>
          </table:table-cell>
          <table:table-cell office:value-type="float" office:value="2.08" calcext:value-type="float">
            <text:p>2.08</text:p>
          </table:table-cell>
          <table:table-cell office:value-type="float" office:value="2.518" calcext:value-type="float">
            <text:p>2.518</text:p>
          </table:table-cell>
          <table:table-cell office:value-type="float" office:value="2.831" calcext:value-type="float">
            <text:p>2.831</text:p>
          </table:table-cell>
          <table:table-cell office:value-type="float" office:value="3.527" calcext:value-type="float">
            <text:p>3.527</text:p>
          </table:table-cell>
          <table:table-cell table:formula="of:=CONCATENATE(&quot;{&quot;;[.B23];&quot;,&quot;;[.C23];&quot;,&quot;;[.D23];&quot;,&quot;;[.E23];&quot;,&quot;;[.F23];&quot;,&quot;;[.G23];&quot;}&quot;)" office:value-type="string" office:string-value="{1.323,1.721,2.08,2.518,2.831,3.527}" calcext:value-type="string">
            <text:p>{1.323,1.721,2.08,2.518,2.831,3.527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21" calcext:value-type="float">
            <text:p>1.321</text:p>
          </table:table-cell>
          <table:table-cell office:value-type="float" office:value="1.717" calcext:value-type="float">
            <text:p>1.717</text:p>
          </table:table-cell>
          <table:table-cell office:value-type="float" office:value="2.074" calcext:value-type="float">
            <text:p>2.074</text:p>
          </table:table-cell>
          <table:table-cell office:value-type="float" office:value="2.508" calcext:value-type="float">
            <text:p>2.508</text:p>
          </table:table-cell>
          <table:table-cell office:value-type="float" office:value="2.819" calcext:value-type="float">
            <text:p>2.819</text:p>
          </table:table-cell>
          <table:table-cell office:value-type="float" office:value="3.505" calcext:value-type="float">
            <text:p>3.505</text:p>
          </table:table-cell>
          <table:table-cell table:formula="of:=CONCATENATE(&quot;{&quot;;[.B24];&quot;,&quot;;[.C24];&quot;,&quot;;[.D24];&quot;,&quot;;[.E24];&quot;,&quot;;[.F24];&quot;,&quot;;[.G24];&quot;}&quot;)" office:value-type="string" office:string-value="{1.321,1.717,2.074,2.508,2.819,3.505}" calcext:value-type="string">
            <text:p>{1.321,1.717,2.074,2.508,2.819,3.505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19" calcext:value-type="float">
            <text:p>1.319</text:p>
          </table:table-cell>
          <table:table-cell office:value-type="float" office:value="1.714" calcext:value-type="float">
            <text:p>1.714</text:p>
          </table:table-cell>
          <table:table-cell office:value-type="float" office:value="2.069" calcext:value-type="float">
            <text:p>2.069</text:p>
          </table:table-cell>
          <table:table-cell office:value-type="float" office:value="2.5" calcext:value-type="float">
            <text:p>2.5</text:p>
          </table:table-cell>
          <table:table-cell office:value-type="float" office:value="2.807" calcext:value-type="float">
            <text:p>2.807</text:p>
          </table:table-cell>
          <table:table-cell office:value-type="float" office:value="3.485" calcext:value-type="float">
            <text:p>3.485</text:p>
          </table:table-cell>
          <table:table-cell table:formula="of:=CONCATENATE(&quot;{&quot;;[.B25];&quot;,&quot;;[.C25];&quot;,&quot;;[.D25];&quot;,&quot;;[.E25];&quot;,&quot;;[.F25];&quot;,&quot;;[.G25];&quot;}&quot;)" office:value-type="string" office:string-value="{1.319,1.714,2.069,2.5,2.807,3.485}" calcext:value-type="string">
            <text:p>{1.319,1.714,2.069,2.5,2.807,3.485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18" calcext:value-type="float">
            <text:p>1.318</text:p>
          </table:table-cell>
          <table:table-cell office:value-type="float" office:value="1.711" calcext:value-type="float">
            <text:p>1.711</text:p>
          </table:table-cell>
          <table:table-cell office:value-type="float" office:value="2.064" calcext:value-type="float">
            <text:p>2.064</text:p>
          </table:table-cell>
          <table:table-cell office:value-type="float" office:value="2.492" calcext:value-type="float">
            <text:p>2.492</text:p>
          </table:table-cell>
          <table:table-cell office:value-type="float" office:value="2.797" calcext:value-type="float">
            <text:p>2.797</text:p>
          </table:table-cell>
          <table:table-cell office:value-type="float" office:value="3.467" calcext:value-type="float">
            <text:p>3.467</text:p>
          </table:table-cell>
          <table:table-cell table:formula="of:=CONCATENATE(&quot;{&quot;;[.B26];&quot;,&quot;;[.C26];&quot;,&quot;;[.D26];&quot;,&quot;;[.E26];&quot;,&quot;;[.F26];&quot;,&quot;;[.G26];&quot;}&quot;)" office:value-type="string" office:string-value="{1.318,1.711,2.064,2.492,2.797,3.467}" calcext:value-type="string">
            <text:p>{1.318,1.711,2.064,2.492,2.797,3.467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16" calcext:value-type="float">
            <text:p>1.316</text:p>
          </table:table-cell>
          <table:table-cell office:value-type="float" office:value="1.708" calcext:value-type="float">
            <text:p>1.708</text:p>
          </table:table-cell>
          <table:table-cell office:value-type="float" office:value="2.06" calcext:value-type="float">
            <text:p>2.06</text:p>
          </table:table-cell>
          <table:table-cell office:value-type="float" office:value="2.485" calcext:value-type="float">
            <text:p>2.485</text:p>
          </table:table-cell>
          <table:table-cell office:value-type="float" office:value="2.787" calcext:value-type="float">
            <text:p>2.787</text:p>
          </table:table-cell>
          <table:table-cell office:value-type="float" office:value="3.45" calcext:value-type="float">
            <text:p>3.45</text:p>
          </table:table-cell>
          <table:table-cell table:formula="of:=CONCATENATE(&quot;{&quot;;[.B27];&quot;,&quot;;[.C27];&quot;,&quot;;[.D27];&quot;,&quot;;[.E27];&quot;,&quot;;[.F27];&quot;,&quot;;[.G27];&quot;}&quot;)" office:value-type="string" office:string-value="{1.316,1.708,2.06,2.485,2.787,3.45}" calcext:value-type="string">
            <text:p>{1.316,1.708,2.06,2.485,2.787,3.45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15" calcext:value-type="float">
            <text:p>1.315</text:p>
          </table:table-cell>
          <table:table-cell office:value-type="float" office:value="1.706" calcext:value-type="float">
            <text:p>1.706</text:p>
          </table:table-cell>
          <table:table-cell office:value-type="float" office:value="2.056" calcext:value-type="float">
            <text:p>2.056</text:p>
          </table:table-cell>
          <table:table-cell office:value-type="float" office:value="2.479" calcext:value-type="float">
            <text:p>2.479</text:p>
          </table:table-cell>
          <table:table-cell office:value-type="float" office:value="2.779" calcext:value-type="float">
            <text:p>2.779</text:p>
          </table:table-cell>
          <table:table-cell office:value-type="float" office:value="3.435" calcext:value-type="float">
            <text:p>3.435</text:p>
          </table:table-cell>
          <table:table-cell table:formula="of:=CONCATENATE(&quot;{&quot;;[.B28];&quot;,&quot;;[.C28];&quot;,&quot;;[.D28];&quot;,&quot;;[.E28];&quot;,&quot;;[.F28];&quot;,&quot;;[.G28];&quot;}&quot;)" office:value-type="string" office:string-value="{1.315,1.706,2.056,2.479,2.779,3.435}" calcext:value-type="string">
            <text:p>{1.315,1.706,2.056,2.479,2.779,3.435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14" calcext:value-type="float">
            <text:p>1.314</text:p>
          </table:table-cell>
          <table:table-cell office:value-type="float" office:value="1.703" calcext:value-type="float">
            <text:p>1.703</text:p>
          </table:table-cell>
          <table:table-cell office:value-type="float" office:value="2.052" calcext:value-type="float">
            <text:p>2.052</text:p>
          </table:table-cell>
          <table:table-cell office:value-type="float" office:value="2.473" calcext:value-type="float">
            <text:p>2.473</text:p>
          </table:table-cell>
          <table:table-cell office:value-type="float" office:value="2.771" calcext:value-type="float">
            <text:p>2.771</text:p>
          </table:table-cell>
          <table:table-cell office:value-type="float" office:value="3.421" calcext:value-type="float">
            <text:p>3.421</text:p>
          </table:table-cell>
          <table:table-cell table:formula="of:=CONCATENATE(&quot;{&quot;;[.B29];&quot;,&quot;;[.C29];&quot;,&quot;;[.D29];&quot;,&quot;;[.E29];&quot;,&quot;;[.F29];&quot;,&quot;;[.G29];&quot;}&quot;)" office:value-type="string" office:string-value="{1.314,1.703,2.052,2.473,2.771,3.421}" calcext:value-type="string">
            <text:p>{1.314,1.703,2.052,2.473,2.771,3.421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13" calcext:value-type="float">
            <text:p>1.313</text:p>
          </table:table-cell>
          <table:table-cell office:value-type="float" office:value="1.701" calcext:value-type="float">
            <text:p>1.701</text:p>
          </table:table-cell>
          <table:table-cell office:value-type="float" office:value="2.048" calcext:value-type="float">
            <text:p>2.048</text:p>
          </table:table-cell>
          <table:table-cell office:value-type="float" office:value="2.467" calcext:value-type="float">
            <text:p>2.467</text:p>
          </table:table-cell>
          <table:table-cell office:value-type="float" office:value="2.763" calcext:value-type="float">
            <text:p>2.763</text:p>
          </table:table-cell>
          <table:table-cell office:value-type="float" office:value="3.408" calcext:value-type="float">
            <text:p>3.408</text:p>
          </table:table-cell>
          <table:table-cell table:formula="of:=CONCATENATE(&quot;{&quot;;[.B30];&quot;,&quot;;[.C30];&quot;,&quot;;[.D30];&quot;,&quot;;[.E30];&quot;,&quot;;[.F30];&quot;,&quot;;[.G30];&quot;}&quot;)" office:value-type="string" office:string-value="{1.313,1.701,2.048,2.467,2.763,3.408}" calcext:value-type="string">
            <text:p>{1.313,1.701,2.048,2.467,2.763,3.408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11" calcext:value-type="float">
            <text:p>1.311</text:p>
          </table:table-cell>
          <table:table-cell office:value-type="float" office:value="1.699" calcext:value-type="float">
            <text:p>1.699</text:p>
          </table:table-cell>
          <table:table-cell office:value-type="float" office:value="2.045" calcext:value-type="float">
            <text:p>2.045</text:p>
          </table:table-cell>
          <table:table-cell office:value-type="float" office:value="2.462" calcext:value-type="float">
            <text:p>2.462</text:p>
          </table:table-cell>
          <table:table-cell office:value-type="float" office:value="2.756" calcext:value-type="float">
            <text:p>2.756</text:p>
          </table:table-cell>
          <table:table-cell office:value-type="float" office:value="3.396" calcext:value-type="float">
            <text:p>3.396</text:p>
          </table:table-cell>
          <table:table-cell table:formula="of:=CONCATENATE(&quot;{&quot;;[.B31];&quot;,&quot;;[.C31];&quot;,&quot;;[.D31];&quot;,&quot;;[.E31];&quot;,&quot;;[.F31];&quot;,&quot;;[.G31];&quot;}&quot;)" office:value-type="string" office:string-value="{1.311,1.699,2.045,2.462,2.756,3.396}" calcext:value-type="string">
            <text:p>{1.311,1.699,2.045,2.462,2.756,3.396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1" calcext:value-type="float">
            <text:p>1.31</text:p>
          </table:table-cell>
          <table:table-cell office:value-type="float" office:value="1.697" calcext:value-type="float">
            <text:p>1.697</text:p>
          </table:table-cell>
          <table:table-cell office:value-type="float" office:value="2.042" calcext:value-type="float">
            <text:p>2.042</text:p>
          </table:table-cell>
          <table:table-cell office:value-type="float" office:value="2.457" calcext:value-type="float">
            <text:p>2.457</text:p>
          </table:table-cell>
          <table:table-cell office:value-type="float" office:value="2.75" calcext:value-type="float">
            <text:p>2.75</text:p>
          </table:table-cell>
          <table:table-cell office:value-type="float" office:value="3.385" calcext:value-type="float">
            <text:p>3.385</text:p>
          </table:table-cell>
          <table:table-cell table:formula="of:=CONCATENATE(&quot;{&quot;;[.B32];&quot;,&quot;;[.C32];&quot;,&quot;;[.D32];&quot;,&quot;;[.E32];&quot;,&quot;;[.F32];&quot;,&quot;;[.G32];&quot;}&quot;)" office:value-type="string" office:string-value="{1.31,1.697,2.042,2.457,2.75,3.385}" calcext:value-type="string">
            <text:p>{1.31,1.697,2.042,2.457,2.75,3.385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09" calcext:value-type="float">
            <text:p>1.309</text:p>
          </table:table-cell>
          <table:table-cell office:value-type="float" office:value="1.696" calcext:value-type="float">
            <text:p>1.696</text:p>
          </table:table-cell>
          <table:table-cell office:value-type="float" office:value="2.04" calcext:value-type="float">
            <text:p>2.04</text:p>
          </table:table-cell>
          <table:table-cell office:value-type="float" office:value="2.453" calcext:value-type="float">
            <text:p>2.453</text:p>
          </table:table-cell>
          <table:table-cell office:value-type="float" office:value="2.744" calcext:value-type="float">
            <text:p>2.744</text:p>
          </table:table-cell>
          <table:table-cell office:value-type="float" office:value="3.375" calcext:value-type="float">
            <text:p>3.375</text:p>
          </table:table-cell>
          <table:table-cell table:formula="of:=CONCATENATE(&quot;{&quot;;[.B33];&quot;,&quot;;[.C33];&quot;,&quot;;[.D33];&quot;,&quot;;[.E33];&quot;,&quot;;[.F33];&quot;,&quot;;[.G33];&quot;}&quot;)" office:value-type="string" office:string-value="{1.309,1.696,2.04,2.453,2.744,3.375}" calcext:value-type="string">
            <text:p>{1.309,1.696,2.04,2.453,2.744,3.375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09" calcext:value-type="float">
            <text:p>1.309</text:p>
          </table:table-cell>
          <table:table-cell office:value-type="float" office:value="1.694" calcext:value-type="float">
            <text:p>1.694</text:p>
          </table:table-cell>
          <table:table-cell office:value-type="float" office:value="2.037" calcext:value-type="float">
            <text:p>2.037</text:p>
          </table:table-cell>
          <table:table-cell office:value-type="float" office:value="2.449" calcext:value-type="float">
            <text:p>2.449</text:p>
          </table:table-cell>
          <table:table-cell office:value-type="float" office:value="2.738" calcext:value-type="float">
            <text:p>2.738</text:p>
          </table:table-cell>
          <table:table-cell office:value-type="float" office:value="3.365" calcext:value-type="float">
            <text:p>3.365</text:p>
          </table:table-cell>
          <table:table-cell table:formula="of:=CONCATENATE(&quot;{&quot;;[.B34];&quot;,&quot;;[.C34];&quot;,&quot;;[.D34];&quot;,&quot;;[.E34];&quot;,&quot;;[.F34];&quot;,&quot;;[.G34];&quot;}&quot;)" office:value-type="string" office:string-value="{1.309,1.694,2.037,2.449,2.738,3.365}" calcext:value-type="string">
            <text:p>{1.309,1.694,2.037,2.449,2.738,3.365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08" calcext:value-type="float">
            <text:p>1.308</text:p>
          </table:table-cell>
          <table:table-cell office:value-type="float" office:value="1.692" calcext:value-type="float">
            <text:p>1.692</text:p>
          </table:table-cell>
          <table:table-cell office:value-type="float" office:value="2.035" calcext:value-type="float">
            <text:p>2.035</text:p>
          </table:table-cell>
          <table:table-cell office:value-type="float" office:value="2.445" calcext:value-type="float">
            <text:p>2.445</text:p>
          </table:table-cell>
          <table:table-cell office:value-type="float" office:value="2.733" calcext:value-type="float">
            <text:p>2.733</text:p>
          </table:table-cell>
          <table:table-cell office:value-type="float" office:value="3.356" calcext:value-type="float">
            <text:p>3.356</text:p>
          </table:table-cell>
          <table:table-cell table:formula="of:=CONCATENATE(&quot;{&quot;;[.B35];&quot;,&quot;;[.C35];&quot;,&quot;;[.D35];&quot;,&quot;;[.E35];&quot;,&quot;;[.F35];&quot;,&quot;;[.G35];&quot;}&quot;)" office:value-type="string" office:string-value="{1.308,1.692,2.035,2.445,2.733,3.356}" calcext:value-type="string">
            <text:p>{1.308,1.692,2.035,2.445,2.733,3.356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307" calcext:value-type="float">
            <text:p>1.307</text:p>
          </table:table-cell>
          <table:table-cell office:value-type="float" office:value="1.691" calcext:value-type="float">
            <text:p>1.691</text:p>
          </table:table-cell>
          <table:table-cell office:value-type="float" office:value="2.032" calcext:value-type="float">
            <text:p>2.032</text:p>
          </table:table-cell>
          <table:table-cell office:value-type="float" office:value="2.441" calcext:value-type="float">
            <text:p>2.441</text:p>
          </table:table-cell>
          <table:table-cell office:value-type="float" office:value="2.728" calcext:value-type="float">
            <text:p>2.728</text:p>
          </table:table-cell>
          <table:table-cell office:value-type="float" office:value="3.348" calcext:value-type="float">
            <text:p>3.348</text:p>
          </table:table-cell>
          <table:table-cell table:formula="of:=CONCATENATE(&quot;{&quot;;[.B36];&quot;,&quot;;[.C36];&quot;,&quot;;[.D36];&quot;,&quot;;[.E36];&quot;,&quot;;[.F36];&quot;,&quot;;[.G36];&quot;}&quot;)" office:value-type="string" office:string-value="{1.307,1.691,2.032,2.441,2.728,3.348}" calcext:value-type="string">
            <text:p>{1.307,1.691,2.032,2.441,2.728,3.348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06" calcext:value-type="float">
            <text:p>1.306</text:p>
          </table:table-cell>
          <table:table-cell office:value-type="float" office:value="1.69" calcext:value-type="float">
            <text:p>1.69</text:p>
          </table:table-cell>
          <table:table-cell office:value-type="float" office:value="2.03" calcext:value-type="float">
            <text:p>2.03</text:p>
          </table:table-cell>
          <table:table-cell office:value-type="float" office:value="2.438" calcext:value-type="float">
            <text:p>2.438</text:p>
          </table:table-cell>
          <table:table-cell office:value-type="float" office:value="2.724" calcext:value-type="float">
            <text:p>2.724</text:p>
          </table:table-cell>
          <table:table-cell office:value-type="float" office:value="3.34" calcext:value-type="float">
            <text:p>3.34</text:p>
          </table:table-cell>
          <table:table-cell table:formula="of:=CONCATENATE(&quot;{&quot;;[.B37];&quot;,&quot;;[.C37];&quot;,&quot;;[.D37];&quot;,&quot;;[.E37];&quot;,&quot;;[.F37];&quot;,&quot;;[.G37];&quot;}&quot;)" office:value-type="string" office:string-value="{1.306,1.69,2.03,2.438,2.724,3.34}" calcext:value-type="string">
            <text:p>{1.306,1.69,2.03,2.438,2.724,3.34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06" calcext:value-type="float">
            <text:p>1.306</text:p>
          </table:table-cell>
          <table:table-cell office:value-type="float" office:value="1.688" calcext:value-type="float">
            <text:p>1.688</text:p>
          </table:table-cell>
          <table:table-cell office:value-type="float" office:value="2.028" calcext:value-type="float">
            <text:p>2.028</text:p>
          </table:table-cell>
          <table:table-cell office:value-type="float" office:value="2.434" calcext:value-type="float">
            <text:p>2.434</text:p>
          </table:table-cell>
          <table:table-cell office:value-type="float" office:value="2.719" calcext:value-type="float">
            <text:p>2.719</text:p>
          </table:table-cell>
          <table:table-cell office:value-type="float" office:value="3.333" calcext:value-type="float">
            <text:p>3.333</text:p>
          </table:table-cell>
          <table:table-cell table:formula="of:=CONCATENATE(&quot;{&quot;;[.B38];&quot;,&quot;;[.C38];&quot;,&quot;;[.D38];&quot;,&quot;;[.E38];&quot;,&quot;;[.F38];&quot;,&quot;;[.G38];&quot;}&quot;)" office:value-type="string" office:string-value="{1.306,1.688,2.028,2.434,2.719,3.333}" calcext:value-type="string">
            <text:p>{1.306,1.688,2.028,2.434,2.719,3.333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305" calcext:value-type="float">
            <text:p>1.305</text:p>
          </table:table-cell>
          <table:table-cell office:value-type="float" office:value="1.687" calcext:value-type="float">
            <text:p>1.687</text:p>
          </table:table-cell>
          <table:table-cell office:value-type="float" office:value="2.026" calcext:value-type="float">
            <text:p>2.026</text:p>
          </table:table-cell>
          <table:table-cell office:value-type="float" office:value="2.431" calcext:value-type="float">
            <text:p>2.431</text:p>
          </table:table-cell>
          <table:table-cell office:value-type="float" office:value="2.715" calcext:value-type="float">
            <text:p>2.715</text:p>
          </table:table-cell>
          <table:table-cell office:value-type="float" office:value="3.326" calcext:value-type="float">
            <text:p>3.326</text:p>
          </table:table-cell>
          <table:table-cell table:formula="of:=CONCATENATE(&quot;{&quot;;[.B39];&quot;,&quot;;[.C39];&quot;,&quot;;[.D39];&quot;,&quot;;[.E39];&quot;,&quot;;[.F39];&quot;,&quot;;[.G39];&quot;}&quot;)" office:value-type="string" office:string-value="{1.305,1.687,2.026,2.431,2.715,3.326}" calcext:value-type="string">
            <text:p>{1.305,1.687,2.026,2.431,2.715,3.326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04" calcext:value-type="float">
            <text:p>1.304</text:p>
          </table:table-cell>
          <table:table-cell office:value-type="float" office:value="1.686" calcext:value-type="float">
            <text:p>1.686</text:p>
          </table:table-cell>
          <table:table-cell office:value-type="float" office:value="2.024" calcext:value-type="float">
            <text:p>2.024</text:p>
          </table:table-cell>
          <table:table-cell office:value-type="float" office:value="2.429" calcext:value-type="float">
            <text:p>2.429</text:p>
          </table:table-cell>
          <table:table-cell office:value-type="float" office:value="2.712" calcext:value-type="float">
            <text:p>2.712</text:p>
          </table:table-cell>
          <table:table-cell office:value-type="float" office:value="3.319" calcext:value-type="float">
            <text:p>3.319</text:p>
          </table:table-cell>
          <table:table-cell table:formula="of:=CONCATENATE(&quot;{&quot;;[.B40];&quot;,&quot;;[.C40];&quot;,&quot;;[.D40];&quot;,&quot;;[.E40];&quot;,&quot;;[.F40];&quot;,&quot;;[.G40];&quot;}&quot;)" office:value-type="string" office:string-value="{1.304,1.686,2.024,2.429,2.712,3.319}" calcext:value-type="string">
            <text:p>{1.304,1.686,2.024,2.429,2.712,3.319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304" calcext:value-type="float">
            <text:p>1.304</text:p>
          </table:table-cell>
          <table:table-cell office:value-type="float" office:value="1.685" calcext:value-type="float">
            <text:p>1.685</text:p>
          </table:table-cell>
          <table:table-cell office:value-type="float" office:value="2.023" calcext:value-type="float">
            <text:p>2.023</text:p>
          </table:table-cell>
          <table:table-cell office:value-type="float" office:value="2.426" calcext:value-type="float">
            <text:p>2.426</text:p>
          </table:table-cell>
          <table:table-cell office:value-type="float" office:value="2.708" calcext:value-type="float">
            <text:p>2.708</text:p>
          </table:table-cell>
          <table:table-cell office:value-type="float" office:value="3.313" calcext:value-type="float">
            <text:p>3.313</text:p>
          </table:table-cell>
          <table:table-cell table:formula="of:=CONCATENATE(&quot;{&quot;;[.B41];&quot;,&quot;;[.C41];&quot;,&quot;;[.D41];&quot;,&quot;;[.E41];&quot;,&quot;;[.F41];&quot;,&quot;;[.G41];&quot;}&quot;)" office:value-type="string" office:string-value="{1.304,1.685,2.023,2.426,2.708,3.313}" calcext:value-type="string">
            <text:p>{1.304,1.685,2.023,2.426,2.708,3.313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03" calcext:value-type="float">
            <text:p>1.303</text:p>
          </table:table-cell>
          <table:table-cell office:value-type="float" office:value="1.684" calcext:value-type="float">
            <text:p>1.684</text:p>
          </table:table-cell>
          <table:table-cell office:value-type="float" office:value="2.021" calcext:value-type="float">
            <text:p>2.021</text:p>
          </table:table-cell>
          <table:table-cell office:value-type="float" office:value="2.423" calcext:value-type="float">
            <text:p>2.423</text:p>
          </table:table-cell>
          <table:table-cell office:value-type="float" office:value="2.704" calcext:value-type="float">
            <text:p>2.704</text:p>
          </table:table-cell>
          <table:table-cell office:value-type="float" office:value="3.307" calcext:value-type="float">
            <text:p>3.307</text:p>
          </table:table-cell>
          <table:table-cell table:formula="of:=CONCATENATE(&quot;{&quot;;[.B42];&quot;,&quot;;[.C42];&quot;,&quot;;[.D42];&quot;,&quot;;[.E42];&quot;,&quot;;[.F42];&quot;,&quot;;[.G42];&quot;}&quot;)" office:value-type="string" office:string-value="{1.303,1.684,2.021,2.423,2.704,3.307}" calcext:value-type="string">
            <text:p>{1.303,1.684,2.021,2.423,2.704,3.307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303" calcext:value-type="float">
            <text:p>1.303</text:p>
          </table:table-cell>
          <table:table-cell office:value-type="float" office:value="1.683" calcext:value-type="float">
            <text:p>1.683</text:p>
          </table:table-cell>
          <table:table-cell office:value-type="float" office:value="2.02" calcext:value-type="float">
            <text:p>2.02</text:p>
          </table:table-cell>
          <table:table-cell office:value-type="float" office:value="2.421" calcext:value-type="float">
            <text:p>2.421</text:p>
          </table:table-cell>
          <table:table-cell office:value-type="float" office:value="2.701" calcext:value-type="float">
            <text:p>2.701</text:p>
          </table:table-cell>
          <table:table-cell office:value-type="float" office:value="3.301" calcext:value-type="float">
            <text:p>3.301</text:p>
          </table:table-cell>
          <table:table-cell table:formula="of:=CONCATENATE(&quot;{&quot;;[.B43];&quot;,&quot;;[.C43];&quot;,&quot;;[.D43];&quot;,&quot;;[.E43];&quot;,&quot;;[.F43];&quot;,&quot;;[.G43];&quot;}&quot;)" office:value-type="string" office:string-value="{1.303,1.683,2.02,2.421,2.701,3.301}" calcext:value-type="string">
            <text:p>{1.303,1.683,2.02,2.421,2.701,3.301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302" calcext:value-type="float">
            <text:p>1.302</text:p>
          </table:table-cell>
          <table:table-cell office:value-type="float" office:value="1.682" calcext:value-type="float">
            <text:p>1.682</text:p>
          </table:table-cell>
          <table:table-cell office:value-type="float" office:value="2.018" calcext:value-type="float">
            <text:p>2.018</text:p>
          </table:table-cell>
          <table:table-cell office:value-type="float" office:value="2.418" calcext:value-type="float">
            <text:p>2.418</text:p>
          </table:table-cell>
          <table:table-cell office:value-type="float" office:value="2.698" calcext:value-type="float">
            <text:p>2.698</text:p>
          </table:table-cell>
          <table:table-cell office:value-type="float" office:value="3.296" calcext:value-type="float">
            <text:p>3.296</text:p>
          </table:table-cell>
          <table:table-cell table:formula="of:=CONCATENATE(&quot;{&quot;;[.B44];&quot;,&quot;;[.C44];&quot;,&quot;;[.D44];&quot;,&quot;;[.E44];&quot;,&quot;;[.F44];&quot;,&quot;;[.G44];&quot;}&quot;)" office:value-type="string" office:string-value="{1.302,1.682,2.018,2.418,2.698,3.296}" calcext:value-type="string">
            <text:p>{1.302,1.682,2.018,2.418,2.698,3.296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302" calcext:value-type="float">
            <text:p>1.302</text:p>
          </table:table-cell>
          <table:table-cell office:value-type="float" office:value="1.681" calcext:value-type="float">
            <text:p>1.681</text:p>
          </table:table-cell>
          <table:table-cell office:value-type="float" office:value="2.017" calcext:value-type="float">
            <text:p>2.017</text:p>
          </table:table-cell>
          <table:table-cell office:value-type="float" office:value="2.416" calcext:value-type="float">
            <text:p>2.416</text:p>
          </table:table-cell>
          <table:table-cell office:value-type="float" office:value="2.695" calcext:value-type="float">
            <text:p>2.695</text:p>
          </table:table-cell>
          <table:table-cell office:value-type="float" office:value="3.291" calcext:value-type="float">
            <text:p>3.291</text:p>
          </table:table-cell>
          <table:table-cell table:formula="of:=CONCATENATE(&quot;{&quot;;[.B45];&quot;,&quot;;[.C45];&quot;,&quot;;[.D45];&quot;,&quot;;[.E45];&quot;,&quot;;[.F45];&quot;,&quot;;[.G45];&quot;}&quot;)" office:value-type="string" office:string-value="{1.302,1.681,2.017,2.416,2.695,3.291}" calcext:value-type="string">
            <text:p>{1.302,1.681,2.017,2.416,2.695,3.291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01" calcext:value-type="float">
            <text:p>1.301</text:p>
          </table:table-cell>
          <table:table-cell office:value-type="float" office:value="1.68" calcext:value-type="float">
            <text:p>1.68</text:p>
          </table:table-cell>
          <table:table-cell office:value-type="float" office:value="2.015" calcext:value-type="float">
            <text:p>2.015</text:p>
          </table:table-cell>
          <table:table-cell office:value-type="float" office:value="2.414" calcext:value-type="float">
            <text:p>2.414</text:p>
          </table:table-cell>
          <table:table-cell office:value-type="float" office:value="2.692" calcext:value-type="float">
            <text:p>2.692</text:p>
          </table:table-cell>
          <table:table-cell office:value-type="float" office:value="3.286" calcext:value-type="float">
            <text:p>3.286</text:p>
          </table:table-cell>
          <table:table-cell table:formula="of:=CONCATENATE(&quot;{&quot;;[.B46];&quot;,&quot;;[.C46];&quot;,&quot;;[.D46];&quot;,&quot;;[.E46];&quot;,&quot;;[.F46];&quot;,&quot;;[.G46];&quot;}&quot;)" office:value-type="string" office:string-value="{1.301,1.68,2.015,2.414,2.692,3.286}" calcext:value-type="string">
            <text:p>{1.301,1.68,2.015,2.414,2.692,3.286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01" calcext:value-type="float">
            <text:p>1.301</text:p>
          </table:table-cell>
          <table:table-cell office:value-type="float" office:value="1.679" calcext:value-type="float">
            <text:p>1.679</text:p>
          </table:table-cell>
          <table:table-cell office:value-type="float" office:value="2.014" calcext:value-type="float">
            <text:p>2.014</text:p>
          </table:table-cell>
          <table:table-cell office:value-type="float" office:value="2.412" calcext:value-type="float">
            <text:p>2.412</text:p>
          </table:table-cell>
          <table:table-cell office:value-type="float" office:value="2.69" calcext:value-type="float">
            <text:p>2.69</text:p>
          </table:table-cell>
          <table:table-cell office:value-type="float" office:value="3.281" calcext:value-type="float">
            <text:p>3.281</text:p>
          </table:table-cell>
          <table:table-cell table:formula="of:=CONCATENATE(&quot;{&quot;;[.B47];&quot;,&quot;;[.C47];&quot;,&quot;;[.D47];&quot;,&quot;;[.E47];&quot;,&quot;;[.F47];&quot;,&quot;;[.G47];&quot;}&quot;)" office:value-type="string" office:string-value="{1.301,1.679,2.014,2.412,2.69,3.281}" calcext:value-type="string">
            <text:p>{1.301,1.679,2.014,2.412,2.69,3.281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office:value-type="float" office:value="1.679" calcext:value-type="float">
            <text:p>1.679</text:p>
          </table:table-cell>
          <table:table-cell office:value-type="float" office:value="2.013" calcext:value-type="float">
            <text:p>2.013</text:p>
          </table:table-cell>
          <table:table-cell office:value-type="float" office:value="2.41" calcext:value-type="float">
            <text:p>2.41</text:p>
          </table:table-cell>
          <table:table-cell office:value-type="float" office:value="2.687" calcext:value-type="float">
            <text:p>2.687</text:p>
          </table:table-cell>
          <table:table-cell office:value-type="float" office:value="3.277" calcext:value-type="float">
            <text:p>3.277</text:p>
          </table:table-cell>
          <table:table-cell table:formula="of:=CONCATENATE(&quot;{&quot;;[.B48];&quot;,&quot;;[.C48];&quot;,&quot;;[.D48];&quot;,&quot;;[.E48];&quot;,&quot;;[.F48];&quot;,&quot;;[.G48];&quot;}&quot;)" office:value-type="string" office:string-value="{1.3,1.679,2.013,2.41,2.687,3.277}" calcext:value-type="string">
            <text:p>{1.3,1.679,2.013,2.41,2.687,3.277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" calcext:value-type="float">
            <text:p>1.3</text:p>
          </table:table-cell>
          <table:table-cell office:value-type="float" office:value="1.678" calcext:value-type="float">
            <text:p>1.678</text:p>
          </table:table-cell>
          <table:table-cell office:value-type="float" office:value="2.012" calcext:value-type="float">
            <text:p>2.012</text:p>
          </table:table-cell>
          <table:table-cell office:value-type="float" office:value="2.408" calcext:value-type="float">
            <text:p>2.408</text:p>
          </table:table-cell>
          <table:table-cell office:value-type="float" office:value="2.685" calcext:value-type="float">
            <text:p>2.685</text:p>
          </table:table-cell>
          <table:table-cell office:value-type="float" office:value="3.273" calcext:value-type="float">
            <text:p>3.273</text:p>
          </table:table-cell>
          <table:table-cell table:formula="of:=CONCATENATE(&quot;{&quot;;[.B49];&quot;,&quot;;[.C49];&quot;,&quot;;[.D49];&quot;,&quot;;[.E49];&quot;,&quot;;[.F49];&quot;,&quot;;[.G49];&quot;}&quot;)" office:value-type="string" office:string-value="{1.3,1.678,2.012,2.408,2.685,3.273}" calcext:value-type="string">
            <text:p>{1.3,1.678,2.012,2.408,2.685,3.273}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99" calcext:value-type="float">
            <text:p>1.299</text:p>
          </table:table-cell>
          <table:table-cell office:value-type="float" office:value="1.677" calcext:value-type="float">
            <text:p>1.677</text:p>
          </table:table-cell>
          <table:table-cell office:value-type="float" office:value="2.011" calcext:value-type="float">
            <text:p>2.011</text:p>
          </table:table-cell>
          <table:table-cell office:value-type="float" office:value="2.407" calcext:value-type="float">
            <text:p>2.407</text:p>
          </table:table-cell>
          <table:table-cell office:value-type="float" office:value="2.682" calcext:value-type="float">
            <text:p>2.682</text:p>
          </table:table-cell>
          <table:table-cell office:value-type="float" office:value="3.269" calcext:value-type="float">
            <text:p>3.269</text:p>
          </table:table-cell>
          <table:table-cell table:formula="of:=CONCATENATE(&quot;{&quot;;[.B50];&quot;,&quot;;[.C50];&quot;,&quot;;[.D50];&quot;,&quot;;[.E50];&quot;,&quot;;[.F50];&quot;,&quot;;[.G50];&quot;}&quot;)" office:value-type="string" office:string-value="{1.299,1.677,2.011,2.407,2.682,3.269}" calcext:value-type="string">
            <text:p>{1.299,1.677,2.011,2.407,2.682,3.269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99" calcext:value-type="float">
            <text:p>1.299</text:p>
          </table:table-cell>
          <table:table-cell office:value-type="float" office:value="1.677" calcext:value-type="float">
            <text:p>1.677</text:p>
          </table:table-cell>
          <table:table-cell office:value-type="float" office:value="2.01" calcext:value-type="float">
            <text:p>2.01</text:p>
          </table:table-cell>
          <table:table-cell office:value-type="float" office:value="2.405" calcext:value-type="float">
            <text:p>2.405</text:p>
          </table:table-cell>
          <table:table-cell office:value-type="float" office:value="2.68" calcext:value-type="float">
            <text:p>2.68</text:p>
          </table:table-cell>
          <table:table-cell office:value-type="float" office:value="3.265" calcext:value-type="float">
            <text:p>3.265</text:p>
          </table:table-cell>
          <table:table-cell table:formula="of:=CONCATENATE(&quot;{&quot;;[.B51];&quot;,&quot;;[.C51];&quot;,&quot;;[.D51];&quot;,&quot;;[.E51];&quot;,&quot;;[.F51];&quot;,&quot;;[.G51];&quot;}&quot;)" office:value-type="string" office:string-value="{1.299,1.677,2.01,2.405,2.68,3.265}" calcext:value-type="string">
            <text:p>{1.299,1.677,2.01,2.405,2.68,3.265}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99" calcext:value-type="float">
            <text:p>1.299</text:p>
          </table:table-cell>
          <table:table-cell office:value-type="float" office:value="1.676" calcext:value-type="float">
            <text:p>1.676</text:p>
          </table:table-cell>
          <table:table-cell office:value-type="float" office:value="2.009" calcext:value-type="float">
            <text:p>2.009</text:p>
          </table:table-cell>
          <table:table-cell office:value-type="float" office:value="2.403" calcext:value-type="float">
            <text:p>2.403</text:p>
          </table:table-cell>
          <table:table-cell office:value-type="float" office:value="2.678" calcext:value-type="float">
            <text:p>2.678</text:p>
          </table:table-cell>
          <table:table-cell office:value-type="float" office:value="3.261" calcext:value-type="float">
            <text:p>3.261</text:p>
          </table:table-cell>
          <table:table-cell table:formula="of:=CONCATENATE(&quot;{&quot;;[.B52];&quot;,&quot;;[.C52];&quot;,&quot;;[.D52];&quot;,&quot;;[.E52];&quot;,&quot;;[.F52];&quot;,&quot;;[.G52];&quot;}&quot;)" office:value-type="string" office:string-value="{1.299,1.676,2.009,2.403,2.678,3.261}" calcext:value-type="string">
            <text:p>{1.299,1.676,2.009,2.403,2.678,3.261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98" calcext:value-type="float">
            <text:p>1.298</text:p>
          </table:table-cell>
          <table:table-cell office:value-type="float" office:value="1.675" calcext:value-type="float">
            <text:p>1.675</text:p>
          </table:table-cell>
          <table:table-cell office:value-type="float" office:value="2.008" calcext:value-type="float">
            <text:p>2.008</text:p>
          </table:table-cell>
          <table:table-cell office:value-type="float" office:value="2.402" calcext:value-type="float">
            <text:p>2.402</text:p>
          </table:table-cell>
          <table:table-cell office:value-type="float" office:value="2.676" calcext:value-type="float">
            <text:p>2.676</text:p>
          </table:table-cell>
          <table:table-cell office:value-type="float" office:value="3.258" calcext:value-type="float">
            <text:p>3.258</text:p>
          </table:table-cell>
          <table:table-cell table:formula="of:=CONCATENATE(&quot;{&quot;;[.B53];&quot;,&quot;;[.C53];&quot;,&quot;;[.D53];&quot;,&quot;;[.E53];&quot;,&quot;;[.F53];&quot;,&quot;;[.G53];&quot;}&quot;)" office:value-type="string" office:string-value="{1.298,1.675,2.008,2.402,2.676,3.258}" calcext:value-type="string">
            <text:p>{1.298,1.675,2.008,2.402,2.676,3.258}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98" calcext:value-type="float">
            <text:p>1.298</text:p>
          </table:table-cell>
          <table:table-cell office:value-type="float" office:value="1.675" calcext:value-type="float">
            <text:p>1.675</text:p>
          </table:table-cell>
          <table:table-cell office:value-type="float" office:value="2.007" calcext:value-type="float">
            <text:p>2.007</text:p>
          </table:table-cell>
          <table:table-cell office:value-type="float" office:value="2.4" calcext:value-type="float">
            <text:p>2.4</text:p>
          </table:table-cell>
          <table:table-cell office:value-type="float" office:value="2.674" calcext:value-type="float">
            <text:p>2.674</text:p>
          </table:table-cell>
          <table:table-cell office:value-type="float" office:value="3.255" calcext:value-type="float">
            <text:p>3.255</text:p>
          </table:table-cell>
          <table:table-cell table:formula="of:=CONCATENATE(&quot;{&quot;;[.B54];&quot;,&quot;;[.C54];&quot;,&quot;;[.D54];&quot;,&quot;;[.E54];&quot;,&quot;;[.F54];&quot;,&quot;;[.G54];&quot;}&quot;)" office:value-type="string" office:string-value="{1.298,1.675,2.007,2.4,2.674,3.255}" calcext:value-type="string">
            <text:p>{1.298,1.675,2.007,2.4,2.674,3.255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98" calcext:value-type="float">
            <text:p>1.298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6" calcext:value-type="float">
            <text:p>2.006</text:p>
          </table:table-cell>
          <table:table-cell office:value-type="float" office:value="2.399" calcext:value-type="float">
            <text:p>2.399</text:p>
          </table:table-cell>
          <table:table-cell office:value-type="float" office:value="2.672" calcext:value-type="float">
            <text:p>2.672</text:p>
          </table:table-cell>
          <table:table-cell office:value-type="float" office:value="3.251" calcext:value-type="float">
            <text:p>3.251</text:p>
          </table:table-cell>
          <table:table-cell table:formula="of:=CONCATENATE(&quot;{&quot;;[.B55];&quot;,&quot;;[.C55];&quot;,&quot;;[.D55];&quot;,&quot;;[.E55];&quot;,&quot;;[.F55];&quot;,&quot;;[.G55];&quot;}&quot;)" office:value-type="string" office:string-value="{1.298,1.674,2.006,2.399,2.672,3.251}" calcext:value-type="string">
            <text:p>{1.298,1.674,2.006,2.399,2.672,3.251}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97" calcext:value-type="float">
            <text:p>1.297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5" calcext:value-type="float">
            <text:p>2.005</text:p>
          </table:table-cell>
          <table:table-cell office:value-type="float" office:value="2.397" calcext:value-type="float">
            <text:p>2.397</text:p>
          </table:table-cell>
          <table:table-cell office:value-type="float" office:value="2.67" calcext:value-type="float">
            <text:p>2.67</text:p>
          </table:table-cell>
          <table:table-cell office:value-type="float" office:value="3.248" calcext:value-type="float">
            <text:p>3.248</text:p>
          </table:table-cell>
          <table:table-cell table:formula="of:=CONCATENATE(&quot;{&quot;;[.B56];&quot;,&quot;;[.C56];&quot;,&quot;;[.D56];&quot;,&quot;;[.E56];&quot;,&quot;;[.F56];&quot;,&quot;;[.G56];&quot;}&quot;)" office:value-type="string" office:string-value="{1.297,1.674,2.005,2.397,2.67,3.248}" calcext:value-type="string">
            <text:p>{1.297,1.674,2.005,2.397,2.67,3.248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97" calcext:value-type="float">
            <text:p>1.297</text:p>
          </table:table-cell>
          <table:table-cell office:value-type="float" office:value="1.673" calcext:value-type="float">
            <text:p>1.673</text:p>
          </table:table-cell>
          <table:table-cell office:value-type="float" office:value="2.004" calcext:value-type="float">
            <text:p>2.004</text:p>
          </table:table-cell>
          <table:table-cell office:value-type="float" office:value="2.396" calcext:value-type="float">
            <text:p>2.396</text:p>
          </table:table-cell>
          <table:table-cell office:value-type="float" office:value="2.668" calcext:value-type="float">
            <text:p>2.668</text:p>
          </table:table-cell>
          <table:table-cell office:value-type="float" office:value="3.245" calcext:value-type="float">
            <text:p>3.245</text:p>
          </table:table-cell>
          <table:table-cell table:formula="of:=CONCATENATE(&quot;{&quot;;[.B57];&quot;,&quot;;[.C57];&quot;,&quot;;[.D57];&quot;,&quot;;[.E57];&quot;,&quot;;[.F57];&quot;,&quot;;[.G57];&quot;}&quot;)" office:value-type="string" office:string-value="{1.297,1.673,2.004,2.396,2.668,3.245}" calcext:value-type="string">
            <text:p>{1.297,1.673,2.004,2.396,2.668,3.245}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97" calcext:value-type="float">
            <text:p>1.297</text:p>
          </table:table-cell>
          <table:table-cell office:value-type="float" office:value="1.673" calcext:value-type="float">
            <text:p>1.673</text:p>
          </table:table-cell>
          <table:table-cell office:value-type="float" office:value="2.003" calcext:value-type="float">
            <text:p>2.003</text:p>
          </table:table-cell>
          <table:table-cell office:value-type="float" office:value="2.395" calcext:value-type="float">
            <text:p>2.395</text:p>
          </table:table-cell>
          <table:table-cell office:value-type="float" office:value="2.667" calcext:value-type="float">
            <text:p>2.667</text:p>
          </table:table-cell>
          <table:table-cell office:value-type="float" office:value="3.242" calcext:value-type="float">
            <text:p>3.242</text:p>
          </table:table-cell>
          <table:table-cell table:formula="of:=CONCATENATE(&quot;{&quot;;[.B58];&quot;,&quot;;[.C58];&quot;,&quot;;[.D58];&quot;,&quot;;[.E58];&quot;,&quot;;[.F58];&quot;,&quot;;[.G58];&quot;}&quot;)" office:value-type="string" office:string-value="{1.297,1.673,2.003,2.395,2.667,3.242}" calcext:value-type="string">
            <text:p>{1.297,1.673,2.003,2.395,2.667,3.242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97" calcext:value-type="float">
            <text:p>1.297</text:p>
          </table:table-cell>
          <table:table-cell office:value-type="float" office:value="1.672" calcext:value-type="float">
            <text:p>1.672</text:p>
          </table:table-cell>
          <table:table-cell office:value-type="float" office:value="2.002" calcext:value-type="float">
            <text:p>2.002</text:p>
          </table:table-cell>
          <table:table-cell office:value-type="float" office:value="2.394" calcext:value-type="float">
            <text:p>2.394</text:p>
          </table:table-cell>
          <table:table-cell office:value-type="float" office:value="2.665" calcext:value-type="float">
            <text:p>2.665</text:p>
          </table:table-cell>
          <table:table-cell office:value-type="float" office:value="3.239" calcext:value-type="float">
            <text:p>3.239</text:p>
          </table:table-cell>
          <table:table-cell table:formula="of:=CONCATENATE(&quot;{&quot;;[.B59];&quot;,&quot;;[.C59];&quot;,&quot;;[.D59];&quot;,&quot;;[.E59];&quot;,&quot;;[.F59];&quot;,&quot;;[.G59];&quot;}&quot;)" office:value-type="string" office:string-value="{1.297,1.672,2.002,2.394,2.665,3.239}" calcext:value-type="string">
            <text:p>{1.297,1.672,2.002,2.394,2.665,3.239}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96" calcext:value-type="float">
            <text:p>1.296</text:p>
          </table:table-cell>
          <table:table-cell office:value-type="float" office:value="1.672" calcext:value-type="float">
            <text:p>1.672</text:p>
          </table:table-cell>
          <table:table-cell office:value-type="float" office:value="2.002" calcext:value-type="float">
            <text:p>2.002</text:p>
          </table:table-cell>
          <table:table-cell office:value-type="float" office:value="2.392" calcext:value-type="float">
            <text:p>2.392</text:p>
          </table:table-cell>
          <table:table-cell office:value-type="float" office:value="2.663" calcext:value-type="float">
            <text:p>2.663</text:p>
          </table:table-cell>
          <table:table-cell office:value-type="float" office:value="3.237" calcext:value-type="float">
            <text:p>3.237</text:p>
          </table:table-cell>
          <table:table-cell table:formula="of:=CONCATENATE(&quot;{&quot;;[.B60];&quot;,&quot;;[.C60];&quot;,&quot;;[.D60];&quot;,&quot;;[.E60];&quot;,&quot;;[.F60];&quot;,&quot;;[.G60];&quot;}&quot;)" office:value-type="string" office:string-value="{1.296,1.672,2.002,2.392,2.663,3.237}" calcext:value-type="string">
            <text:p>{1.296,1.672,2.002,2.392,2.663,3.237}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96" calcext:value-type="float">
            <text:p>1.296</text:p>
          </table:table-cell>
          <table:table-cell office:value-type="float" office:value="1.671" calcext:value-type="float">
            <text:p>1.671</text:p>
          </table:table-cell>
          <table:table-cell office:value-type="float" office:value="2.001" calcext:value-type="float">
            <text:p>2.001</text:p>
          </table:table-cell>
          <table:table-cell office:value-type="float" office:value="2.391" calcext:value-type="float">
            <text:p>2.391</text:p>
          </table:table-cell>
          <table:table-cell office:value-type="float" office:value="2.662" calcext:value-type="float">
            <text:p>2.662</text:p>
          </table:table-cell>
          <table:table-cell office:value-type="float" office:value="3.234" calcext:value-type="float">
            <text:p>3.234</text:p>
          </table:table-cell>
          <table:table-cell table:formula="of:=CONCATENATE(&quot;{&quot;;[.B61];&quot;,&quot;;[.C61];&quot;,&quot;;[.D61];&quot;,&quot;;[.E61];&quot;,&quot;;[.F61];&quot;,&quot;;[.G61];&quot;}&quot;)" office:value-type="string" office:string-value="{1.296,1.671,2.001,2.391,2.662,3.234}" calcext:value-type="string">
            <text:p>{1.296,1.671,2.001,2.391,2.662,3.234}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96" calcext:value-type="float">
            <text:p>1.296</text:p>
          </table:table-cell>
          <table:table-cell office:value-type="float" office:value="1.671" calcext:value-type="float">
            <text:p>1.671</text:p>
          </table:table-cell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.39</text:p>
          </table:table-cell>
          <table:table-cell office:value-type="float" office:value="2.66" calcext:value-type="float">
            <text:p>2.66</text:p>
          </table:table-cell>
          <table:table-cell office:value-type="float" office:value="3.232" calcext:value-type="float">
            <text:p>3.232</text:p>
          </table:table-cell>
          <table:table-cell table:formula="of:=CONCATENATE(&quot;{&quot;;[.B62];&quot;,&quot;;[.C62];&quot;,&quot;;[.D62];&quot;,&quot;;[.E62];&quot;,&quot;;[.F62];&quot;,&quot;;[.G62];&quot;}&quot;)" office:value-type="string" office:string-value="{1.296,1.671,2,2.39,2.66,3.232}" calcext:value-type="string">
            <text:p>{1.296,1.671,2,2.39,2.66,3.232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96" calcext:value-type="float">
            <text:p>1.296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office:value-type="float" office:value="2.389" calcext:value-type="float">
            <text:p>2.389</text:p>
          </table:table-cell>
          <table:table-cell office:value-type="float" office:value="2.659" calcext:value-type="float">
            <text:p>2.659</text:p>
          </table:table-cell>
          <table:table-cell office:value-type="float" office:value="3.229" calcext:value-type="float">
            <text:p>3.229</text:p>
          </table:table-cell>
          <table:table-cell table:formula="of:=CONCATENATE(&quot;{&quot;;[.B63];&quot;,&quot;;[.C63];&quot;,&quot;;[.D63];&quot;,&quot;;[.E63];&quot;,&quot;;[.F63];&quot;,&quot;;[.G63];&quot;}&quot;)" office:value-type="string" office:string-value="{1.296,1.67,2,2.389,2.659,3.229}" calcext:value-type="string">
            <text:p>{1.296,1.67,2,2.389,2.659,3.229}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95" calcext:value-type="float">
            <text:p>1.295</text:p>
          </table:table-cell>
          <table:table-cell office:value-type="float" office:value="1.67" calcext:value-type="float">
            <text:p>1.67</text:p>
          </table:table-cell>
          <table:table-cell office:value-type="float" office:value="1.999" calcext:value-type="float">
            <text:p>1.999</text:p>
          </table:table-cell>
          <table:table-cell office:value-type="float" office:value="2.388" calcext:value-type="float">
            <text:p>2.388</text:p>
          </table:table-cell>
          <table:table-cell office:value-type="float" office:value="2.657" calcext:value-type="float">
            <text:p>2.657</text:p>
          </table:table-cell>
          <table:table-cell office:value-type="float" office:value="3.227" calcext:value-type="float">
            <text:p>3.227</text:p>
          </table:table-cell>
          <table:table-cell table:formula="of:=CONCATENATE(&quot;{&quot;;[.B64];&quot;,&quot;;[.C64];&quot;,&quot;;[.D64];&quot;,&quot;;[.E64];&quot;,&quot;;[.F64];&quot;,&quot;;[.G64];&quot;}&quot;)" office:value-type="string" office:string-value="{1.295,1.67,1.999,2.388,2.657,3.227}" calcext:value-type="string">
            <text:p>{1.295,1.67,1.999,2.388,2.657,3.227}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95" calcext:value-type="float">
            <text:p>1.295</text:p>
          </table:table-cell>
          <table:table-cell office:value-type="float" office:value="1.669" calcext:value-type="float">
            <text:p>1.669</text:p>
          </table:table-cell>
          <table:table-cell office:value-type="float" office:value="1.998" calcext:value-type="float">
            <text:p>1.998</text:p>
          </table:table-cell>
          <table:table-cell office:value-type="float" office:value="2.387" calcext:value-type="float">
            <text:p>2.387</text:p>
          </table:table-cell>
          <table:table-cell office:value-type="float" office:value="2.656" calcext:value-type="float">
            <text:p>2.656</text:p>
          </table:table-cell>
          <table:table-cell office:value-type="float" office:value="3.225" calcext:value-type="float">
            <text:p>3.225</text:p>
          </table:table-cell>
          <table:table-cell table:formula="of:=CONCATENATE(&quot;{&quot;;[.B65];&quot;,&quot;;[.C65];&quot;,&quot;;[.D65];&quot;,&quot;;[.E65];&quot;,&quot;;[.F65];&quot;,&quot;;[.G65];&quot;}&quot;)" office:value-type="string" office:string-value="{1.295,1.669,1.998,2.387,2.656,3.225}" calcext:value-type="string">
            <text:p>{1.295,1.669,1.998,2.387,2.656,3.225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95" calcext:value-type="float">
            <text:p>1.295</text:p>
          </table:table-cell>
          <table:table-cell office:value-type="float" office:value="1.669" calcext:value-type="float">
            <text:p>1.669</text:p>
          </table:table-cell>
          <table:table-cell office:value-type="float" office:value="1.998" calcext:value-type="float">
            <text:p>1.998</text:p>
          </table:table-cell>
          <table:table-cell office:value-type="float" office:value="2.386" calcext:value-type="float">
            <text:p>2.386</text:p>
          </table:table-cell>
          <table:table-cell office:value-type="float" office:value="2.655" calcext:value-type="float">
            <text:p>2.655</text:p>
          </table:table-cell>
          <table:table-cell office:value-type="float" office:value="3.223" calcext:value-type="float">
            <text:p>3.223</text:p>
          </table:table-cell>
          <table:table-cell table:formula="of:=CONCATENATE(&quot;{&quot;;[.B66];&quot;,&quot;;[.C66];&quot;,&quot;;[.D66];&quot;,&quot;;[.E66];&quot;,&quot;;[.F66];&quot;,&quot;;[.G66];&quot;}&quot;)" office:value-type="string" office:string-value="{1.295,1.669,1.998,2.386,2.655,3.223}" calcext:value-type="string">
            <text:p>{1.295,1.669,1.998,2.386,2.655,3.223}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95" calcext:value-type="float">
            <text:p>1.295</text:p>
          </table:table-cell>
          <table:table-cell office:value-type="float" office:value="1.669" calcext:value-type="float">
            <text:p>1.669</text:p>
          </table:table-cell>
          <table:table-cell office:value-type="float" office:value="1.997" calcext:value-type="float">
            <text:p>1.997</text:p>
          </table:table-cell>
          <table:table-cell office:value-type="float" office:value="2.385" calcext:value-type="float">
            <text:p>2.385</text:p>
          </table:table-cell>
          <table:table-cell office:value-type="float" office:value="2.654" calcext:value-type="float">
            <text:p>2.654</text:p>
          </table:table-cell>
          <table:table-cell office:value-type="float" office:value="3.22" calcext:value-type="float">
            <text:p>3.22</text:p>
          </table:table-cell>
          <table:table-cell table:formula="of:=CONCATENATE(&quot;{&quot;;[.B67];&quot;,&quot;;[.C67];&quot;,&quot;;[.D67];&quot;,&quot;;[.E67];&quot;,&quot;;[.F67];&quot;,&quot;;[.G67];&quot;}&quot;)" office:value-type="string" office:string-value="{1.295,1.669,1.997,2.385,2.654,3.22}" calcext:value-type="string">
            <text:p>{1.295,1.669,1.997,2.385,2.654,3.22}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295" calcext:value-type="float">
            <text:p>1.295</text:p>
          </table:table-cell>
          <table:table-cell office:value-type="float" office:value="1.668" calcext:value-type="float">
            <text:p>1.668</text:p>
          </table:table-cell>
          <table:table-cell office:value-type="float" office:value="1.997" calcext:value-type="float">
            <text:p>1.997</text:p>
          </table:table-cell>
          <table:table-cell office:value-type="float" office:value="2.384" calcext:value-type="float">
            <text:p>2.384</text:p>
          </table:table-cell>
          <table:table-cell office:value-type="float" office:value="2.652" calcext:value-type="float">
            <text:p>2.652</text:p>
          </table:table-cell>
          <table:table-cell office:value-type="float" office:value="3.218" calcext:value-type="float">
            <text:p>3.218</text:p>
          </table:table-cell>
          <table:table-cell table:formula="of:=CONCATENATE(&quot;{&quot;;[.B68];&quot;,&quot;;[.C68];&quot;,&quot;;[.D68];&quot;,&quot;;[.E68];&quot;,&quot;;[.F68];&quot;,&quot;;[.G68];&quot;}&quot;)" office:value-type="string" office:string-value="{1.295,1.668,1.997,2.384,2.652,3.218}" calcext:value-type="string">
            <text:p>{1.295,1.668,1.997,2.384,2.652,3.218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294" calcext:value-type="float">
            <text:p>1.294</text:p>
          </table:table-cell>
          <table:table-cell office:value-type="float" office:value="1.668" calcext:value-type="float">
            <text:p>1.668</text:p>
          </table:table-cell>
          <table:table-cell office:value-type="float" office:value="1.996" calcext:value-type="float">
            <text:p>1.996</text:p>
          </table:table-cell>
          <table:table-cell office:value-type="float" office:value="2.383" calcext:value-type="float">
            <text:p>2.383</text:p>
          </table:table-cell>
          <table:table-cell office:value-type="float" office:value="2.651" calcext:value-type="float">
            <text:p>2.651</text:p>
          </table:table-cell>
          <table:table-cell office:value-type="float" office:value="3.216" calcext:value-type="float">
            <text:p>3.216</text:p>
          </table:table-cell>
          <table:table-cell table:formula="of:=CONCATENATE(&quot;{&quot;;[.B69];&quot;,&quot;;[.C69];&quot;,&quot;;[.D69];&quot;,&quot;;[.E69];&quot;,&quot;;[.F69];&quot;,&quot;;[.G69];&quot;}&quot;)" office:value-type="string" office:string-value="{1.294,1.668,1.996,2.383,2.651,3.216}" calcext:value-type="string">
            <text:p>{1.294,1.668,1.996,2.383,2.651,3.216}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294" calcext:value-type="float">
            <text:p>1.294</text:p>
          </table:table-cell>
          <table:table-cell office:value-type="float" office:value="1.668" calcext:value-type="float">
            <text:p>1.668</text:p>
          </table:table-cell>
          <table:table-cell office:value-type="float" office:value="1.995" calcext:value-type="float">
            <text:p>1.995</text:p>
          </table:table-cell>
          <table:table-cell office:value-type="float" office:value="2.382" calcext:value-type="float">
            <text:p>2.382</text:p>
          </table:table-cell>
          <table:table-cell office:value-type="float" office:value="2.65" calcext:value-type="float">
            <text:p>2.65</text:p>
          </table:table-cell>
          <table:table-cell office:value-type="float" office:value="3.214" calcext:value-type="float">
            <text:p>3.214</text:p>
          </table:table-cell>
          <table:table-cell table:formula="of:=CONCATENATE(&quot;{&quot;;[.B70];&quot;,&quot;;[.C70];&quot;,&quot;;[.D70];&quot;,&quot;;[.E70];&quot;,&quot;;[.F70];&quot;,&quot;;[.G70];&quot;}&quot;)" office:value-type="string" office:string-value="{1.294,1.668,1.995,2.382,2.65,3.214}" calcext:value-type="string">
            <text:p>{1.294,1.668,1.995,2.382,2.65,3.214}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294" calcext:value-type="float">
            <text:p>1.294</text:p>
          </table:table-cell>
          <table:table-cell office:value-type="float" office:value="1.667" calcext:value-type="float">
            <text:p>1.667</text:p>
          </table:table-cell>
          <table:table-cell office:value-type="float" office:value="1.995" calcext:value-type="float">
            <text:p>1.995</text:p>
          </table:table-cell>
          <table:table-cell office:value-type="float" office:value="2.382" calcext:value-type="float">
            <text:p>2.382</text:p>
          </table:table-cell>
          <table:table-cell office:value-type="float" office:value="2.649" calcext:value-type="float">
            <text:p>2.649</text:p>
          </table:table-cell>
          <table:table-cell office:value-type="float" office:value="3.213" calcext:value-type="float">
            <text:p>3.213</text:p>
          </table:table-cell>
          <table:table-cell table:formula="of:=CONCATENATE(&quot;{&quot;;[.B71];&quot;,&quot;;[.C71];&quot;,&quot;;[.D71];&quot;,&quot;;[.E71];&quot;,&quot;;[.F71];&quot;,&quot;;[.G71];&quot;}&quot;)" office:value-type="string" office:string-value="{1.294,1.667,1.995,2.382,2.649,3.213}" calcext:value-type="string">
            <text:p>{1.294,1.667,1.995,2.382,2.649,3.213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94" calcext:value-type="float">
            <text:p>1.294</text:p>
          </table:table-cell>
          <table:table-cell office:value-type="float" office:value="1.667" calcext:value-type="float">
            <text:p>1.667</text:p>
          </table:table-cell>
          <table:table-cell office:value-type="float" office:value="1.994" calcext:value-type="float">
            <text:p>1.994</text:p>
          </table:table-cell>
          <table:table-cell office:value-type="float" office:value="2.381" calcext:value-type="float">
            <text:p>2.381</text:p>
          </table:table-cell>
          <table:table-cell office:value-type="float" office:value="2.648" calcext:value-type="float">
            <text:p>2.648</text:p>
          </table:table-cell>
          <table:table-cell office:value-type="float" office:value="3.211" calcext:value-type="float">
            <text:p>3.211</text:p>
          </table:table-cell>
          <table:table-cell table:formula="of:=CONCATENATE(&quot;{&quot;;[.B72];&quot;,&quot;;[.C72];&quot;,&quot;;[.D72];&quot;,&quot;;[.E72];&quot;,&quot;;[.F72];&quot;,&quot;;[.G72];&quot;}&quot;)" office:value-type="string" office:string-value="{1.294,1.667,1.994,2.381,2.648,3.211}" calcext:value-type="string">
            <text:p>{1.294,1.667,1.994,2.381,2.648,3.211}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94" calcext:value-type="float">
            <text:p>1.294</text:p>
          </table:table-cell>
          <table:table-cell office:value-type="float" office:value="1.667" calcext:value-type="float">
            <text:p>1.667</text:p>
          </table:table-cell>
          <table:table-cell office:value-type="float" office:value="1.994" calcext:value-type="float">
            <text:p>1.994</text:p>
          </table:table-cell>
          <table:table-cell office:value-type="float" office:value="2.38" calcext:value-type="float">
            <text:p>2.38</text:p>
          </table:table-cell>
          <table:table-cell office:value-type="float" office:value="2.647" calcext:value-type="float">
            <text:p>2.647</text:p>
          </table:table-cell>
          <table:table-cell office:value-type="float" office:value="3.209" calcext:value-type="float">
            <text:p>3.209</text:p>
          </table:table-cell>
          <table:table-cell table:formula="of:=CONCATENATE(&quot;{&quot;;[.B73];&quot;,&quot;;[.C73];&quot;,&quot;;[.D73];&quot;,&quot;;[.E73];&quot;,&quot;;[.F73];&quot;,&quot;;[.G73];&quot;}&quot;)" office:value-type="string" office:string-value="{1.294,1.667,1.994,2.38,2.647,3.209}" calcext:value-type="string">
            <text:p>{1.294,1.667,1.994,2.38,2.647,3.209}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6" calcext:value-type="float">
            <text:p>1.666</text:p>
          </table:table-cell>
          <table:table-cell office:value-type="float" office:value="1.993" calcext:value-type="float">
            <text:p>1.993</text:p>
          </table:table-cell>
          <table:table-cell office:value-type="float" office:value="2.379" calcext:value-type="float">
            <text:p>2.379</text:p>
          </table:table-cell>
          <table:table-cell office:value-type="float" office:value="2.646" calcext:value-type="float">
            <text:p>2.646</text:p>
          </table:table-cell>
          <table:table-cell office:value-type="float" office:value="3.207" calcext:value-type="float">
            <text:p>3.207</text:p>
          </table:table-cell>
          <table:table-cell table:formula="of:=CONCATENATE(&quot;{&quot;;[.B74];&quot;,&quot;;[.C74];&quot;,&quot;;[.D74];&quot;,&quot;;[.E74];&quot;,&quot;;[.F74];&quot;,&quot;;[.G74];&quot;}&quot;)" office:value-type="string" office:string-value="{1.293,1.666,1.993,2.379,2.646,3.207}" calcext:value-type="string">
            <text:p>{1.293,1.666,1.993,2.379,2.646,3.207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6" calcext:value-type="float">
            <text:p>1.666</text:p>
          </table:table-cell>
          <table:table-cell office:value-type="float" office:value="1.993" calcext:value-type="float">
            <text:p>1.993</text:p>
          </table:table-cell>
          <table:table-cell office:value-type="float" office:value="2.379" calcext:value-type="float">
            <text:p>2.379</text:p>
          </table:table-cell>
          <table:table-cell office:value-type="float" office:value="2.645" calcext:value-type="float">
            <text:p>2.645</text:p>
          </table:table-cell>
          <table:table-cell office:value-type="float" office:value="3.206" calcext:value-type="float">
            <text:p>3.206</text:p>
          </table:table-cell>
          <table:table-cell table:formula="of:=CONCATENATE(&quot;{&quot;;[.B75];&quot;,&quot;;[.C75];&quot;,&quot;;[.D75];&quot;,&quot;;[.E75];&quot;,&quot;;[.F75];&quot;,&quot;;[.G75];&quot;}&quot;)" office:value-type="string" office:string-value="{1.293,1.666,1.993,2.379,2.645,3.206}" calcext:value-type="string">
            <text:p>{1.293,1.666,1.993,2.379,2.645,3.206}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6" calcext:value-type="float">
            <text:p>1.666</text:p>
          </table:table-cell>
          <table:table-cell office:value-type="float" office:value="1.993" calcext:value-type="float">
            <text:p>1.993</text:p>
          </table:table-cell>
          <table:table-cell office:value-type="float" office:value="2.378" calcext:value-type="float">
            <text:p>2.378</text:p>
          </table:table-cell>
          <table:table-cell office:value-type="float" office:value="2.644" calcext:value-type="float">
            <text:p>2.644</text:p>
          </table:table-cell>
          <table:table-cell office:value-type="float" office:value="3.204" calcext:value-type="float">
            <text:p>3.204</text:p>
          </table:table-cell>
          <table:table-cell table:formula="of:=CONCATENATE(&quot;{&quot;;[.B76];&quot;,&quot;;[.C76];&quot;,&quot;;[.D76];&quot;,&quot;;[.E76];&quot;,&quot;;[.F76];&quot;,&quot;;[.G76];&quot;}&quot;)" office:value-type="string" office:string-value="{1.293,1.666,1.993,2.378,2.644,3.204}" calcext:value-type="string">
            <text:p>{1.293,1.666,1.993,2.378,2.644,3.204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5" calcext:value-type="float">
            <text:p>1.665</text:p>
          </table:table-cell>
          <table:table-cell office:value-type="float" office:value="1.992" calcext:value-type="float">
            <text:p>1.992</text:p>
          </table:table-cell>
          <table:table-cell office:value-type="float" office:value="2.377" calcext:value-type="float">
            <text:p>2.377</text:p>
          </table:table-cell>
          <table:table-cell office:value-type="float" office:value="2.643" calcext:value-type="float">
            <text:p>2.643</text:p>
          </table:table-cell>
          <table:table-cell office:value-type="float" office:value="3.202" calcext:value-type="float">
            <text:p>3.202</text:p>
          </table:table-cell>
          <table:table-cell table:formula="of:=CONCATENATE(&quot;{&quot;;[.B77];&quot;,&quot;;[.C77];&quot;,&quot;;[.D77];&quot;,&quot;;[.E77];&quot;,&quot;;[.F77];&quot;,&quot;;[.G77];&quot;}&quot;)" office:value-type="string" office:string-value="{1.293,1.665,1.992,2.377,2.643,3.202}" calcext:value-type="string">
            <text:p>{1.293,1.665,1.992,2.377,2.643,3.202}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5" calcext:value-type="float">
            <text:p>1.665</text:p>
          </table:table-cell>
          <table:table-cell office:value-type="float" office:value="1.992" calcext:value-type="float">
            <text:p>1.992</text:p>
          </table:table-cell>
          <table:table-cell office:value-type="float" office:value="2.376" calcext:value-type="float">
            <text:p>2.376</text:p>
          </table:table-cell>
          <table:table-cell office:value-type="float" office:value="2.642" calcext:value-type="float">
            <text:p>2.642</text:p>
          </table:table-cell>
          <table:table-cell office:value-type="float" office:value="3.201" calcext:value-type="float">
            <text:p>3.201</text:p>
          </table:table-cell>
          <table:table-cell table:formula="of:=CONCATENATE(&quot;{&quot;;[.B78];&quot;,&quot;;[.C78];&quot;,&quot;;[.D78];&quot;,&quot;;[.E78];&quot;,&quot;;[.F78];&quot;,&quot;;[.G78];&quot;}&quot;)" office:value-type="string" office:string-value="{1.293,1.665,1.992,2.376,2.642,3.201}" calcext:value-type="string">
            <text:p>{1.293,1.665,1.992,2.376,2.642,3.201}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93" calcext:value-type="float">
            <text:p>1.293</text:p>
          </table:table-cell>
          <table:table-cell office:value-type="float" office:value="1.665" calcext:value-type="float">
            <text:p>1.665</text:p>
          </table:table-cell>
          <table:table-cell office:value-type="float" office:value="1.991" calcext:value-type="float">
            <text:p>1.991</text:p>
          </table:table-cell>
          <table:table-cell office:value-type="float" office:value="2.376" calcext:value-type="float">
            <text:p>2.376</text:p>
          </table:table-cell>
          <table:table-cell office:value-type="float" office:value="2.641" calcext:value-type="float">
            <text:p>2.641</text:p>
          </table:table-cell>
          <table:table-cell office:value-type="float" office:value="3.199" calcext:value-type="float">
            <text:p>3.199</text:p>
          </table:table-cell>
          <table:table-cell table:formula="of:=CONCATENATE(&quot;{&quot;;[.B79];&quot;,&quot;;[.C79];&quot;,&quot;;[.D79];&quot;,&quot;;[.E79];&quot;,&quot;;[.F79];&quot;,&quot;;[.G79];&quot;}&quot;)" office:value-type="string" office:string-value="{1.293,1.665,1.991,2.376,2.641,3.199}" calcext:value-type="string">
            <text:p>{1.293,1.665,1.991,2.376,2.641,3.199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5" calcext:value-type="float">
            <text:p>1.665</text:p>
          </table:table-cell>
          <table:table-cell office:value-type="float" office:value="1.991" calcext:value-type="float">
            <text:p>1.991</text:p>
          </table:table-cell>
          <table:table-cell office:value-type="float" office:value="2.375" calcext:value-type="float">
            <text:p>2.375</text:p>
          </table:table-cell>
          <table:table-cell office:value-type="float" office:value="2.64" calcext:value-type="float">
            <text:p>2.64</text:p>
          </table:table-cell>
          <table:table-cell office:value-type="float" office:value="3.198" calcext:value-type="float">
            <text:p>3.198</text:p>
          </table:table-cell>
          <table:table-cell table:formula="of:=CONCATENATE(&quot;{&quot;;[.B80];&quot;,&quot;;[.C80];&quot;,&quot;;[.D80];&quot;,&quot;;[.E80];&quot;,&quot;;[.F80];&quot;,&quot;;[.G80];&quot;}&quot;)" office:value-type="string" office:string-value="{1.292,1.665,1.991,2.375,2.64,3.198}" calcext:value-type="string">
            <text:p>{1.292,1.665,1.991,2.375,2.64,3.198}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4" calcext:value-type="float">
            <text:p>1.664</text:p>
          </table:table-cell>
          <table:table-cell office:value-type="float" office:value="1.99" calcext:value-type="float">
            <text:p>1.99</text:p>
          </table:table-cell>
          <table:table-cell office:value-type="float" office:value="2.374" calcext:value-type="float">
            <text:p>2.374</text:p>
          </table:table-cell>
          <table:table-cell office:value-type="float" office:value="2.64" calcext:value-type="float">
            <text:p>2.64</text:p>
          </table:table-cell>
          <table:table-cell office:value-type="float" office:value="3.197" calcext:value-type="float">
            <text:p>3.197</text:p>
          </table:table-cell>
          <table:table-cell table:formula="of:=CONCATENATE(&quot;{&quot;;[.B81];&quot;,&quot;;[.C81];&quot;,&quot;;[.D81];&quot;,&quot;;[.E81];&quot;,&quot;;[.F81];&quot;,&quot;;[.G81];&quot;}&quot;)" office:value-type="string" office:string-value="{1.292,1.664,1.99,2.374,2.64,3.197}" calcext:value-type="string">
            <text:p>{1.292,1.664,1.99,2.374,2.64,3.197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4" calcext:value-type="float">
            <text:p>1.664</text:p>
          </table:table-cell>
          <table:table-cell office:value-type="float" office:value="1.99" calcext:value-type="float">
            <text:p>1.99</text:p>
          </table:table-cell>
          <table:table-cell office:value-type="float" office:value="2.374" calcext:value-type="float">
            <text:p>2.374</text:p>
          </table:table-cell>
          <table:table-cell office:value-type="float" office:value="2.639" calcext:value-type="float">
            <text:p>2.639</text:p>
          </table:table-cell>
          <table:table-cell office:value-type="float" office:value="3.195" calcext:value-type="float">
            <text:p>3.195</text:p>
          </table:table-cell>
          <table:table-cell table:formula="of:=CONCATENATE(&quot;{&quot;;[.B82];&quot;,&quot;;[.C82];&quot;,&quot;;[.D82];&quot;,&quot;;[.E82];&quot;,&quot;;[.F82];&quot;,&quot;;[.G82];&quot;}&quot;)" office:value-type="string" office:string-value="{1.292,1.664,1.99,2.374,2.639,3.195}" calcext:value-type="string">
            <text:p>{1.292,1.664,1.99,2.374,2.639,3.195}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4" calcext:value-type="float">
            <text:p>1.664</text:p>
          </table:table-cell>
          <table:table-cell office:value-type="float" office:value="1.99" calcext:value-type="float">
            <text:p>1.99</text:p>
          </table:table-cell>
          <table:table-cell office:value-type="float" office:value="2.373" calcext:value-type="float">
            <text:p>2.373</text:p>
          </table:table-cell>
          <table:table-cell office:value-type="float" office:value="2.638" calcext:value-type="float">
            <text:p>2.638</text:p>
          </table:table-cell>
          <table:table-cell office:value-type="float" office:value="3.194" calcext:value-type="float">
            <text:p>3.194</text:p>
          </table:table-cell>
          <table:table-cell table:formula="of:=CONCATENATE(&quot;{&quot;;[.B83];&quot;,&quot;;[.C83];&quot;,&quot;;[.D83];&quot;,&quot;;[.E83];&quot;,&quot;;[.F83];&quot;,&quot;;[.G83];&quot;}&quot;)" office:value-type="string" office:string-value="{1.292,1.664,1.99,2.373,2.638,3.194}" calcext:value-type="string">
            <text:p>{1.292,1.664,1.99,2.373,2.638,3.194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4" calcext:value-type="float">
            <text:p>1.664</text:p>
          </table:table-cell>
          <table:table-cell office:value-type="float" office:value="1.989" calcext:value-type="float">
            <text:p>1.989</text:p>
          </table:table-cell>
          <table:table-cell office:value-type="float" office:value="2.373" calcext:value-type="float">
            <text:p>2.373</text:p>
          </table:table-cell>
          <table:table-cell office:value-type="float" office:value="2.637" calcext:value-type="float">
            <text:p>2.637</text:p>
          </table:table-cell>
          <table:table-cell office:value-type="float" office:value="3.193" calcext:value-type="float">
            <text:p>3.193</text:p>
          </table:table-cell>
          <table:table-cell table:formula="of:=CONCATENATE(&quot;{&quot;;[.B84];&quot;,&quot;;[.C84];&quot;,&quot;;[.D84];&quot;,&quot;;[.E84];&quot;,&quot;;[.F84];&quot;,&quot;;[.G84];&quot;}&quot;)" office:value-type="string" office:string-value="{1.292,1.664,1.989,2.373,2.637,3.193}" calcext:value-type="string">
            <text:p>{1.292,1.664,1.989,2.373,2.637,3.193}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3" calcext:value-type="float">
            <text:p>1.663</text:p>
          </table:table-cell>
          <table:table-cell office:value-type="float" office:value="1.989" calcext:value-type="float">
            <text:p>1.989</text:p>
          </table:table-cell>
          <table:table-cell office:value-type="float" office:value="2.372" calcext:value-type="float">
            <text:p>2.372</text:p>
          </table:table-cell>
          <table:table-cell office:value-type="float" office:value="2.636" calcext:value-type="float">
            <text:p>2.636</text:p>
          </table:table-cell>
          <table:table-cell office:value-type="float" office:value="3.191" calcext:value-type="float">
            <text:p>3.191</text:p>
          </table:table-cell>
          <table:table-cell table:formula="of:=CONCATENATE(&quot;{&quot;;[.B85];&quot;,&quot;;[.C85];&quot;,&quot;;[.D85];&quot;,&quot;;[.E85];&quot;,&quot;;[.F85];&quot;,&quot;;[.G85];&quot;}&quot;)" office:value-type="string" office:string-value="{1.292,1.663,1.989,2.372,2.636,3.191}" calcext:value-type="string">
            <text:p>{1.292,1.663,1.989,2.372,2.636,3.191}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3" calcext:value-type="float">
            <text:p>1.663</text:p>
          </table:table-cell>
          <table:table-cell office:value-type="float" office:value="1.989" calcext:value-type="float">
            <text:p>1.989</text:p>
          </table:table-cell>
          <table:table-cell office:value-type="float" office:value="2.372" calcext:value-type="float">
            <text:p>2.372</text:p>
          </table:table-cell>
          <table:table-cell office:value-type="float" office:value="2.636" calcext:value-type="float">
            <text:p>2.636</text:p>
          </table:table-cell>
          <table:table-cell office:value-type="float" office:value="3.19" calcext:value-type="float">
            <text:p>3.19</text:p>
          </table:table-cell>
          <table:table-cell table:formula="of:=CONCATENATE(&quot;{&quot;;[.B86];&quot;,&quot;;[.C86];&quot;,&quot;;[.D86];&quot;,&quot;;[.E86];&quot;,&quot;;[.F86];&quot;,&quot;;[.G86];&quot;}&quot;)" office:value-type="string" office:string-value="{1.292,1.663,1.989,2.372,2.636,3.19}" calcext:value-type="string">
            <text:p>{1.292,1.663,1.989,2.372,2.636,3.19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92" calcext:value-type="float">
            <text:p>1.292</text:p>
          </table:table-cell>
          <table:table-cell office:value-type="float" office:value="1.663" calcext:value-type="float">
            <text:p>1.663</text:p>
          </table:table-cell>
          <table:table-cell office:value-type="float" office:value="1.988" calcext:value-type="float">
            <text:p>1.988</text:p>
          </table:table-cell>
          <table:table-cell office:value-type="float" office:value="2.371" calcext:value-type="float">
            <text:p>2.371</text:p>
          </table:table-cell>
          <table:table-cell office:value-type="float" office:value="2.635" calcext:value-type="float">
            <text:p>2.635</text:p>
          </table:table-cell>
          <table:table-cell office:value-type="float" office:value="3.189" calcext:value-type="float">
            <text:p>3.189</text:p>
          </table:table-cell>
          <table:table-cell table:formula="of:=CONCATENATE(&quot;{&quot;;[.B87];&quot;,&quot;;[.C87];&quot;,&quot;;[.D87];&quot;,&quot;;[.E87];&quot;,&quot;;[.F87];&quot;,&quot;;[.G87];&quot;}&quot;)" office:value-type="string" office:string-value="{1.292,1.663,1.988,2.371,2.635,3.189}" calcext:value-type="string">
            <text:p>{1.292,1.663,1.988,2.371,2.635,3.189}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3" calcext:value-type="float">
            <text:p>1.663</text:p>
          </table:table-cell>
          <table:table-cell office:value-type="float" office:value="1.988" calcext:value-type="float">
            <text:p>1.988</text:p>
          </table:table-cell>
          <table:table-cell office:value-type="float" office:value="2.37" calcext:value-type="float">
            <text:p>2.37</text:p>
          </table:table-cell>
          <table:table-cell office:value-type="float" office:value="2.634" calcext:value-type="float">
            <text:p>2.634</text:p>
          </table:table-cell>
          <table:table-cell office:value-type="float" office:value="3.188" calcext:value-type="float">
            <text:p>3.188</text:p>
          </table:table-cell>
          <table:table-cell table:formula="of:=CONCATENATE(&quot;{&quot;;[.B88];&quot;,&quot;;[.C88];&quot;,&quot;;[.D88];&quot;,&quot;;[.E88];&quot;,&quot;;[.F88];&quot;,&quot;;[.G88];&quot;}&quot;)" office:value-type="string" office:string-value="{1.291,1.663,1.988,2.37,2.634,3.188}" calcext:value-type="string">
            <text:p>{1.291,1.663,1.988,2.37,2.634,3.188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3" calcext:value-type="float">
            <text:p>1.663</text:p>
          </table:table-cell>
          <table:table-cell office:value-type="float" office:value="1.988" calcext:value-type="float">
            <text:p>1.988</text:p>
          </table:table-cell>
          <table:table-cell office:value-type="float" office:value="2.37" calcext:value-type="float">
            <text:p>2.37</text:p>
          </table:table-cell>
          <table:table-cell office:value-type="float" office:value="2.634" calcext:value-type="float">
            <text:p>2.634</text:p>
          </table:table-cell>
          <table:table-cell office:value-type="float" office:value="3.187" calcext:value-type="float">
            <text:p>3.187</text:p>
          </table:table-cell>
          <table:table-cell table:formula="of:=CONCATENATE(&quot;{&quot;;[.B89];&quot;,&quot;;[.C89];&quot;,&quot;;[.D89];&quot;,&quot;;[.E89];&quot;,&quot;;[.F89];&quot;,&quot;;[.G89];&quot;}&quot;)" office:value-type="string" office:string-value="{1.291,1.663,1.988,2.37,2.634,3.187}" calcext:value-type="string">
            <text:p>{1.291,1.663,1.988,2.37,2.634,3.187}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2" calcext:value-type="float">
            <text:p>1.662</text:p>
          </table:table-cell>
          <table:table-cell office:value-type="float" office:value="1.987" calcext:value-type="float">
            <text:p>1.987</text:p>
          </table:table-cell>
          <table:table-cell office:value-type="float" office:value="2.369" calcext:value-type="float">
            <text:p>2.369</text:p>
          </table:table-cell>
          <table:table-cell office:value-type="float" office:value="2.633" calcext:value-type="float">
            <text:p>2.633</text:p>
          </table:table-cell>
          <table:table-cell office:value-type="float" office:value="3.185" calcext:value-type="float">
            <text:p>3.185</text:p>
          </table:table-cell>
          <table:table-cell table:formula="of:=CONCATENATE(&quot;{&quot;;[.B90];&quot;,&quot;;[.C90];&quot;,&quot;;[.D90];&quot;,&quot;;[.E90];&quot;,&quot;;[.F90];&quot;,&quot;;[.G90];&quot;}&quot;)" office:value-type="string" office:string-value="{1.291,1.662,1.987,2.369,2.633,3.185}" calcext:value-type="string">
            <text:p>{1.291,1.662,1.987,2.369,2.633,3.185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2" calcext:value-type="float">
            <text:p>1.662</text:p>
          </table:table-cell>
          <table:table-cell office:value-type="float" office:value="1.987" calcext:value-type="float">
            <text:p>1.987</text:p>
          </table:table-cell>
          <table:table-cell office:value-type="float" office:value="2.369" calcext:value-type="float">
            <text:p>2.369</text:p>
          </table:table-cell>
          <table:table-cell office:value-type="float" office:value="2.632" calcext:value-type="float">
            <text:p>2.632</text:p>
          </table:table-cell>
          <table:table-cell office:value-type="float" office:value="3.184" calcext:value-type="float">
            <text:p>3.184</text:p>
          </table:table-cell>
          <table:table-cell table:formula="of:=CONCATENATE(&quot;{&quot;;[.B91];&quot;,&quot;;[.C91];&quot;,&quot;;[.D91];&quot;,&quot;;[.E91];&quot;,&quot;;[.F91];&quot;,&quot;;[.G91];&quot;}&quot;)" office:value-type="string" office:string-value="{1.291,1.662,1.987,2.369,2.632,3.184}" calcext:value-type="string">
            <text:p>{1.291,1.662,1.987,2.369,2.632,3.184}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2" calcext:value-type="float">
            <text:p>1.662</text:p>
          </table:table-cell>
          <table:table-cell office:value-type="float" office:value="1.987" calcext:value-type="float">
            <text:p>1.987</text:p>
          </table:table-cell>
          <table:table-cell office:value-type="float" office:value="2.368" calcext:value-type="float">
            <text:p>2.368</text:p>
          </table:table-cell>
          <table:table-cell office:value-type="float" office:value="2.632" calcext:value-type="float">
            <text:p>2.632</text:p>
          </table:table-cell>
          <table:table-cell office:value-type="float" office:value="3.183" calcext:value-type="float">
            <text:p>3.183</text:p>
          </table:table-cell>
          <table:table-cell table:formula="of:=CONCATENATE(&quot;{&quot;;[.B92];&quot;,&quot;;[.C92];&quot;,&quot;;[.D92];&quot;,&quot;;[.E92];&quot;,&quot;;[.F92];&quot;,&quot;;[.G92];&quot;}&quot;)" office:value-type="string" office:string-value="{1.291,1.662,1.987,2.368,2.632,3.183}" calcext:value-type="string">
            <text:p>{1.291,1.662,1.987,2.368,2.632,3.183}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2" calcext:value-type="float">
            <text:p>1.662</text:p>
          </table:table-cell>
          <table:table-cell office:value-type="float" office:value="1.986" calcext:value-type="float">
            <text:p>1.986</text:p>
          </table:table-cell>
          <table:table-cell office:value-type="float" office:value="2.368" calcext:value-type="float">
            <text:p>2.368</text:p>
          </table:table-cell>
          <table:table-cell office:value-type="float" office:value="2.631" calcext:value-type="float">
            <text:p>2.631</text:p>
          </table:table-cell>
          <table:table-cell office:value-type="float" office:value="3.182" calcext:value-type="float">
            <text:p>3.182</text:p>
          </table:table-cell>
          <table:table-cell table:formula="of:=CONCATENATE(&quot;{&quot;;[.B93];&quot;,&quot;;[.C93];&quot;,&quot;;[.D93];&quot;,&quot;;[.E93];&quot;,&quot;;[.F93];&quot;,&quot;;[.G93];&quot;}&quot;)" office:value-type="string" office:string-value="{1.291,1.662,1.986,2.368,2.631,3.182}" calcext:value-type="string">
            <text:p>{1.291,1.662,1.986,2.368,2.631,3.182}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2" calcext:value-type="float">
            <text:p>1.662</text:p>
          </table:table-cell>
          <table:table-cell office:value-type="float" office:value="1.986" calcext:value-type="float">
            <text:p>1.986</text:p>
          </table:table-cell>
          <table:table-cell office:value-type="float" office:value="2.368" calcext:value-type="float">
            <text:p>2.368</text:p>
          </table:table-cell>
          <table:table-cell office:value-type="float" office:value="2.63" calcext:value-type="float">
            <text:p>2.63</text:p>
          </table:table-cell>
          <table:table-cell office:value-type="float" office:value="3.181" calcext:value-type="float">
            <text:p>3.181</text:p>
          </table:table-cell>
          <table:table-cell table:formula="of:=CONCATENATE(&quot;{&quot;;[.B94];&quot;,&quot;;[.C94];&quot;,&quot;;[.D94];&quot;,&quot;;[.E94];&quot;,&quot;;[.F94];&quot;,&quot;;[.G94];&quot;}&quot;)" office:value-type="string" office:string-value="{1.291,1.662,1.986,2.368,2.63,3.181}" calcext:value-type="string">
            <text:p>{1.291,1.662,1.986,2.368,2.63,3.181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6" calcext:value-type="float">
            <text:p>1.986</text:p>
          </table:table-cell>
          <table:table-cell office:value-type="float" office:value="2.367" calcext:value-type="float">
            <text:p>2.367</text:p>
          </table:table-cell>
          <table:table-cell office:value-type="float" office:value="2.63" calcext:value-type="float">
            <text:p>2.63</text:p>
          </table:table-cell>
          <table:table-cell office:value-type="float" office:value="3.18" calcext:value-type="float">
            <text:p>3.18</text:p>
          </table:table-cell>
          <table:table-cell table:formula="of:=CONCATENATE(&quot;{&quot;;[.B95];&quot;,&quot;;[.C95];&quot;,&quot;;[.D95];&quot;,&quot;;[.E95];&quot;,&quot;;[.F95];&quot;,&quot;;[.G95];&quot;}&quot;)" office:value-type="string" office:string-value="{1.291,1.661,1.986,2.367,2.63,3.18}" calcext:value-type="string">
            <text:p>{1.291,1.661,1.986,2.367,2.63,3.18}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6" calcext:value-type="float">
            <text:p>1.986</text:p>
          </table:table-cell>
          <table:table-cell office:value-type="float" office:value="2.367" calcext:value-type="float">
            <text:p>2.367</text:p>
          </table:table-cell>
          <table:table-cell office:value-type="float" office:value="2.629" calcext:value-type="float">
            <text:p>2.629</text:p>
          </table:table-cell>
          <table:table-cell office:value-type="float" office:value="3.179" calcext:value-type="float">
            <text:p>3.179</text:p>
          </table:table-cell>
          <table:table-cell table:formula="of:=CONCATENATE(&quot;{&quot;;[.B96];&quot;,&quot;;[.C96];&quot;,&quot;;[.D96];&quot;,&quot;;[.E96];&quot;,&quot;;[.F96];&quot;,&quot;;[.G96];&quot;}&quot;)" office:value-type="string" office:string-value="{1.291,1.661,1.986,2.367,2.629,3.179}" calcext:value-type="string">
            <text:p>{1.291,1.661,1.986,2.367,2.629,3.179}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91" calcext:value-type="float">
            <text:p>1.291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5" calcext:value-type="float">
            <text:p>1.985</text:p>
          </table:table-cell>
          <table:table-cell office:value-type="float" office:value="2.366" calcext:value-type="float">
            <text:p>2.366</text:p>
          </table:table-cell>
          <table:table-cell office:value-type="float" office:value="2.629" calcext:value-type="float">
            <text:p>2.629</text:p>
          </table:table-cell>
          <table:table-cell office:value-type="float" office:value="3.178" calcext:value-type="float">
            <text:p>3.178</text:p>
          </table:table-cell>
          <table:table-cell table:formula="of:=CONCATENATE(&quot;{&quot;;[.B97];&quot;,&quot;;[.C97];&quot;,&quot;;[.D97];&quot;,&quot;;[.E97];&quot;,&quot;;[.F97];&quot;,&quot;;[.G97];&quot;}&quot;)" office:value-type="string" office:string-value="{1.291,1.661,1.985,2.366,2.629,3.178}" calcext:value-type="string">
            <text:p>{1.291,1.661,1.985,2.366,2.629,3.178}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29" calcext:value-type="float">
            <text:p>1.29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5" calcext:value-type="float">
            <text:p>1.985</text:p>
          </table:table-cell>
          <table:table-cell office:value-type="float" office:value="2.366" calcext:value-type="float">
            <text:p>2.366</text:p>
          </table:table-cell>
          <table:table-cell office:value-type="float" office:value="2.628" calcext:value-type="float">
            <text:p>2.628</text:p>
          </table:table-cell>
          <table:table-cell office:value-type="float" office:value="3.177" calcext:value-type="float">
            <text:p>3.177</text:p>
          </table:table-cell>
          <table:table-cell table:formula="of:=CONCATENATE(&quot;{&quot;;[.B98];&quot;,&quot;;[.C98];&quot;,&quot;;[.D98];&quot;,&quot;;[.E98];&quot;,&quot;;[.F98];&quot;,&quot;;[.G98];&quot;}&quot;)" office:value-type="string" office:string-value="{1.29,1.661,1.985,2.366,2.628,3.177}" calcext:value-type="string">
            <text:p>{1.29,1.661,1.985,2.366,2.628,3.177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29" calcext:value-type="float">
            <text:p>1.29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5" calcext:value-type="float">
            <text:p>1.985</text:p>
          </table:table-cell>
          <table:table-cell office:value-type="float" office:value="2.365" calcext:value-type="float">
            <text:p>2.365</text:p>
          </table:table-cell>
          <table:table-cell office:value-type="float" office:value="2.627" calcext:value-type="float">
            <text:p>2.627</text:p>
          </table:table-cell>
          <table:table-cell office:value-type="float" office:value="3.176" calcext:value-type="float">
            <text:p>3.176</text:p>
          </table:table-cell>
          <table:table-cell table:formula="of:=CONCATENATE(&quot;{&quot;;[.B99];&quot;,&quot;;[.C99];&quot;,&quot;;[.D99];&quot;,&quot;;[.E99];&quot;,&quot;;[.F99];&quot;,&quot;;[.G99];&quot;}&quot;)" office:value-type="string" office:string-value="{1.29,1.661,1.985,2.365,2.627,3.176}" calcext:value-type="string">
            <text:p>{1.29,1.661,1.985,2.365,2.627,3.176}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29" calcext:value-type="float">
            <text:p>1.29</text:p>
          </table:table-cell>
          <table:table-cell office:value-type="float" office:value="1.661" calcext:value-type="float">
            <text:p>1.661</text:p>
          </table:table-cell>
          <table:table-cell office:value-type="float" office:value="1.984" calcext:value-type="float">
            <text:p>1.984</text:p>
          </table:table-cell>
          <table:table-cell office:value-type="float" office:value="2.365" calcext:value-type="float">
            <text:p>2.365</text:p>
          </table:table-cell>
          <table:table-cell office:value-type="float" office:value="2.627" calcext:value-type="float">
            <text:p>2.627</text:p>
          </table:table-cell>
          <table:table-cell office:value-type="float" office:value="3.175" calcext:value-type="float">
            <text:p>3.175</text:p>
          </table:table-cell>
          <table:table-cell table:formula="of:=CONCATENATE(&quot;{&quot;;[.B100];&quot;,&quot;;[.C100];&quot;,&quot;;[.D100];&quot;,&quot;;[.E100];&quot;,&quot;;[.F100];&quot;,&quot;;[.G100];&quot;}&quot;)" office:value-type="string" office:string-value="{1.29,1.661,1.984,2.365,2.627,3.175}" calcext:value-type="string">
            <text:p>{1.29,1.661,1.984,2.365,2.627,3.175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29" calcext:value-type="float">
            <text:p>1.29</text:p>
          </table:table-cell>
          <table:table-cell office:value-type="float" office:value="1.66" calcext:value-type="float">
            <text:p>1.66</text:p>
          </table:table-cell>
          <table:table-cell office:value-type="float" office:value="1.984" calcext:value-type="float">
            <text:p>1.984</text:p>
          </table:table-cell>
          <table:table-cell office:value-type="float" office:value="2.365" calcext:value-type="float">
            <text:p>2.365</text:p>
          </table:table-cell>
          <table:table-cell office:value-type="float" office:value="2.626" calcext:value-type="float">
            <text:p>2.626</text:p>
          </table:table-cell>
          <table:table-cell office:value-type="float" office:value="3.175" calcext:value-type="float">
            <text:p>3.175</text:p>
          </table:table-cell>
          <table:table-cell table:formula="of:=CONCATENATE(&quot;{&quot;;[.B101];&quot;,&quot;;[.C101];&quot;,&quot;;[.D101];&quot;,&quot;;[.E101];&quot;,&quot;;[.F101];&quot;,&quot;;[.G101];&quot;}&quot;)" office:value-type="string" office:string-value="{1.29,1.66,1.984,2.365,2.626,3.175}" calcext:value-type="string">
            <text:p>{1.29,1.66,1.984,2.365,2.626,3.175}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66" calcext:value-type="float">
            <text:p>1.66</text:p>
          </table:table-cell>
          <table:table-cell office:value-type="float" office:value="1.984" calcext:value-type="float">
            <text:p>1.984</text:p>
          </table:table-cell>
          <table:table-cell office:value-type="float" office:value="2.364" calcext:value-type="float">
            <text:p>2.364</text:p>
          </table:table-cell>
          <table:table-cell office:value-type="float" office:value="2.626" calcext:value-type="float">
            <text:p>2.626</text:p>
          </table:table-cell>
          <table:table-cell office:value-type="float" office:value="3.174" calcext:value-type="float">
            <text:p>3.174</text:p>
          </table:table-cell>
          <table:table-cell table:formula="of:=CONCATENATE(&quot;{&quot;;[.B102];&quot;,&quot;;[.C102];&quot;,&quot;;[.D102];&quot;,&quot;;[.E102];&quot;,&quot;;[.F102];&quot;,&quot;;[.G102];&quot;}&quot;)" office:value-type="string" office:string-value="{1.29,1.66,1.984,2.364,2.626,3.174}" calcext:value-type="string">
            <text:p>{1.29,1.66,1.984,2.364,2.626,3.174}</text:p>
          </table:table-cell>
        </table:table-row>
      </table:table>
      <table:table table:name="Sheet8" table:style-name="ta1">
        <table:table-column table:style-name="co1" table:number-columns-repeated="3" table:default-cell-style-name="Default"/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AVERAGE([.A1:.A13])" office:value-type="float" office:value="54.9230769230769" calcext:value-type="float">
            <text:p>54.9230769231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AVERAGE([.C1:.C16])" office:value-type="float" office:value="45.0625" calcext:value-type="float">
            <text:p>45.0625</text:p>
          </table:table-cell>
        </table:table-row>
      </table:table>
      <table:named-expressions/>
      <table:database-ranges>
        <table:database-range table:name="__Anonymous_Sheet_DB__4" table:target-range-address="Sheet5.A1:Sheet5.B20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04:03:17.097200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1:14:31.017031934</meta:creation-date>
    <dc:date>2015-07-16T16:20:57.771677182</dc:date>
    <meta:editing-duration>PT45M</meta:editing-duration>
    <meta:editing-cycles>3</meta:editing-cycles>
    <meta:generator>LibreOffice/4.2.8.2$Linux_X86_64 LibreOffice_project/420m0$Build-2</meta:generator>
    <meta:document-statistic meta:table-count="8" meta:cell-count="8309" meta:object-count="0"/>
  </office:meta>
</office:document-meta>
</file>